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DATOS DE SIMULACIÓ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INT, CRITICIDAD</text:p>
          </table:table-cell>
          <table:table-cell office:value-type="string">
            <text:p><text:s/>CAMINO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style-name="ce1" office:value-type="percentage" office:value="1">
            <text:p>100,00%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Op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DIA</text:p>
          </table:table-cell>
          <table:table-cell office:value-type="string">
            <text:p><text:s/>DESV, TÍPICA</text:p>
          </table:table-cell>
          <table:table-cell/>
          <table:table-cell office:value-type="string">
            <text:p>Mprob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.30651699711">
            <text:p>5,3065169971</text:p>
          </table:table-cell>
          <table:table-cell office:value-type="float" office:value="1.29324981754">
            <text:p>1,2932498175</text:p>
          </table:table-cell>
          <table:table-cell/>
          <table:table-cell office:value-type="string">
            <text:p>Pes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MULACIONES TOTALES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URACIONES</text:p>
          </table:table-cell>
          <table:table-cell/>
          <table:table-cell office:value-type="string">
            <text:p>Simulacion</text:p>
          </table:table-cell>
          <table:table-cell office:value-type="string">
            <text:p>F(x)</text:p>
          </table:table-cell>
          <table:table-cell office:value-type="string">
            <text:p>d+</text:p>
          </table:table-cell>
          <table:table-cell office:value-type="string">
            <text:p>d-</text:p>
          </table:table-cell>
          <table:table-cell/>
        </table:table-row>
        <table:table-row table:style-name="ro1">
          <table:table-cell office:value-type="float" office:value="5.04675866649">
            <text:p>5,0467586665</text:p>
          </table:table-cell>
          <table:table-cell office:value-type="float" office:value="3.15460649427">
            <text:p>3,1546064943</text:p>
          </table:table-cell>
          <table:table-cell table:formula="of:=FREQUENCY([.B$14:.B$1013];[.B14])/1000" office:value-type="float" office:value="0.001">
            <text:p>0,001</text:p>
          </table:table-cell>
          <table:table-cell table:formula="of:=IF(AND([.E$6]&lt;=[.B14];[.B14]&lt;=[.E$7]);([.B14]-[.E$6])^2/([.E$8]-[.E$6])*([.E$7]-[.E$6]);1-(([.E$8]-[.B14])^2/([.E$8]-[.E$6])*([.E$8]-[.E$7])))" office:value-type="float" office:value="0.00398386134507658">
            <text:p>0,0039838613</text:p>
          </table:table-cell>
          <table:table-cell table:formula="of:=([.D14]-[.C14])" office:value-type="float" office:value="0.00298386134507658">
            <text:p>0,0029838613</text:p>
          </table:table-cell>
          <table:table-cell table:formula="of:=[.D14]" office:value-type="float" office:value="0.00398386134507658">
            <text:p>0,0039838613</text:p>
          </table:table-cell>
          <table:table-cell/>
        </table:table-row>
        <table:table-row table:style-name="ro1">
          <table:table-cell office:value-type="float" office:value="5.97685469354">
            <text:p>5,9768546935</text:p>
          </table:table-cell>
          <table:table-cell office:value-type="float" office:value="3.18771220825">
            <text:p>3,1877122083</text:p>
          </table:table-cell>
          <table:table-cell table:formula="of:=FREQUENCY([.B$14:.B$1013];[.B15])/1000" office:value-type="float" office:value="0.002">
            <text:p>0,002</text:p>
          </table:table-cell>
          <table:table-cell table:formula="of:=IF(AND([.E$6]&lt;=[.B15];[.B15]&lt;=[.E$7]);([.B15]-[.E$6])^2/([.E$8]-[.E$6])*([.E$7]-[.E$6]);1-(([.E$8]-[.B15])^2/([.E$8]-[.E$6])*([.E$8]-[.E$7])))" office:value-type="float" office:value="0.00587264552101522">
            <text:p>0,0058726455</text:p>
          </table:table-cell>
          <table:table-cell table:formula="of:=([.D15]-[.C15])" office:value-type="float" office:value="0.00387264552101522">
            <text:p>0,0038726455</text:p>
          </table:table-cell>
          <table:table-cell table:formula="of:=([.D15]-[.C14])" office:value-type="float" office:value="0.00487264552101522">
            <text:p>0,0048726455</text:p>
          </table:table-cell>
          <table:table-cell/>
        </table:table-row>
        <table:table-row table:style-name="ro1">
          <table:table-cell office:value-type="float" office:value="5.47467408178">
            <text:p>5,4746740818</text:p>
          </table:table-cell>
          <table:table-cell office:value-type="float" office:value="3.20269522725">
            <text:p>3,2026952273</text:p>
          </table:table-cell>
          <table:table-cell table:formula="of:=FREQUENCY([.B$14:.B$1013];[.B16])/1000" office:value-type="float" office:value="0.003">
            <text:p>0,003</text:p>
          </table:table-cell>
          <table:table-cell table:formula="of:=IF(AND([.E$6]&lt;=[.B16];[.B16]&lt;=[.E$7]);([.B16]-[.E$6])^2/([.E$8]-[.E$6])*([.E$7]-[.E$6]);1-(([.E$8]-[.B16])^2/([.E$8]-[.E$6])*([.E$8]-[.E$7])))" office:value-type="float" office:value="0.00684755919165486">
            <text:p>0,0068475592</text:p>
          </table:table-cell>
          <table:table-cell table:formula="of:=([.D16]-[.C16])" office:value-type="float" office:value="0.00384755919165486">
            <text:p>0,0038475592</text:p>
          </table:table-cell>
          <table:table-cell table:formula="of:=([.D16]-[.C15])" office:value-type="float" office:value="0.00484755919165486">
            <text:p>0,0048475592</text:p>
          </table:table-cell>
          <table:table-cell/>
        </table:table-row>
        <table:table-row table:style-name="ro1">
          <table:table-cell office:value-type="float" office:value="5.73981201476">
            <text:p>5,7398120148</text:p>
          </table:table-cell>
          <table:table-cell office:value-type="float" office:value="3.20975893119">
            <text:p>3,2097589312</text:p>
          </table:table-cell>
          <table:table-cell table:formula="of:=FREQUENCY([.B$14:.B$1013];[.B17])/1000" office:value-type="float" office:value="0.004">
            <text:p>0,004</text:p>
          </table:table-cell>
          <table:table-cell table:formula="of:=IF(AND([.E$6]&lt;=[.B17];[.B17]&lt;=[.E$7]);([.B17]-[.E$6])^2/([.E$8]-[.E$6])*([.E$7]-[.E$6]);1-(([.E$8]-[.B17])^2/([.E$8]-[.E$6])*([.E$8]-[.E$7])))" office:value-type="float" office:value="0.0073331348689952">
            <text:p>0,0073331349</text:p>
          </table:table-cell>
          <table:table-cell table:formula="of:=([.D17]-[.C17])" office:value-type="float" office:value="0.0033331348689952">
            <text:p>0,0033331349</text:p>
          </table:table-cell>
          <table:table-cell table:formula="of:=([.D17]-[.C16])" office:value-type="float" office:value="0.0043331348689952">
            <text:p>0,0043331349</text:p>
          </table:table-cell>
          <table:table-cell/>
        </table:table-row>
        <table:table-row table:style-name="ro1">
          <table:table-cell office:value-type="float" office:value="5.61789439847">
            <text:p>5,6178943985</text:p>
          </table:table-cell>
          <table:table-cell office:value-type="float" office:value="3.21133724455">
            <text:p>3,2113372446</text:p>
          </table:table-cell>
          <table:table-cell table:formula="of:=FREQUENCY([.B$14:.B$1013];[.B18])/1000" office:value-type="float" office:value="0.005">
            <text:p>0,005</text:p>
          </table:table-cell>
          <table:table-cell table:formula="of:=IF(AND([.E$6]&lt;=[.B18];[.B18]&lt;=[.E$7]);([.B18]-[.E$6])^2/([.E$8]-[.E$6])*([.E$7]-[.E$6]);1-(([.E$8]-[.B18])^2/([.E$8]-[.E$6])*([.E$8]-[.E$7])))" office:value-type="float" office:value="0.00744390515566443">
            <text:p>0,0074439052</text:p>
          </table:table-cell>
          <table:table-cell table:formula="of:=([.D18]-[.C18])" office:value-type="float" office:value="0.00244390515566443">
            <text:p>0,0024439052</text:p>
          </table:table-cell>
          <table:table-cell table:formula="of:=([.D18]-[.C17])" office:value-type="float" office:value="0.00344390515566443">
            <text:p>0,0034439052</text:p>
          </table:table-cell>
          <table:table-cell/>
        </table:table-row>
        <table:table-row table:style-name="ro1">
          <table:table-cell office:value-type="float" office:value="7.02766527213">
            <text:p>7,0276652721</text:p>
          </table:table-cell>
          <table:table-cell office:value-type="float" office:value="3.24054232186">
            <text:p>3,2405423219</text:p>
          </table:table-cell>
          <table:table-cell table:formula="of:=FREQUENCY([.B$14:.B$1013];[.B19])/1000" office:value-type="float" office:value="0.006">
            <text:p>0,006</text:p>
          </table:table-cell>
          <table:table-cell table:formula="of:=IF(AND([.E$6]&lt;=[.B19];[.B19]&lt;=[.E$7]);([.B19]-[.E$6])^2/([.E$8]-[.E$6])*([.E$7]-[.E$6]);1-(([.E$8]-[.B19])^2/([.E$8]-[.E$6])*([.E$8]-[.E$7])))" office:value-type="float" office:value="0.00964343476763331">
            <text:p>0,0096434348</text:p>
          </table:table-cell>
          <table:table-cell table:formula="of:=([.D19]-[.C19])" office:value-type="float" office:value="0.00364343476763331">
            <text:p>0,0036434348</text:p>
          </table:table-cell>
          <table:table-cell table:formula="of:=([.D19]-[.C18])" office:value-type="float" office:value="0.00464343476763331">
            <text:p>0,0046434348</text:p>
          </table:table-cell>
          <table:table-cell/>
        </table:table-row>
        <table:table-row table:style-name="ro1">
          <table:table-cell office:value-type="float" office:value="5.12610236064">
            <text:p>5,1261023606</text:p>
          </table:table-cell>
          <table:table-cell office:value-type="float" office:value="3.2481346253">
            <text:p>3,2481346253</text:p>
          </table:table-cell>
          <table:table-cell table:formula="of:=FREQUENCY([.B$14:.B$1013];[.B20])/1000" office:value-type="float" office:value="0.007">
            <text:p>0,007</text:p>
          </table:table-cell>
          <table:table-cell table:formula="of:=IF(AND([.E$6]&lt;=[.B20];[.B20]&lt;=[.E$7]);([.B20]-[.E$6])^2/([.E$8]-[.E$6])*([.E$7]-[.E$6]);1-(([.E$8]-[.B20])^2/([.E$8]-[.E$6])*([.E$8]-[.E$7])))" office:value-type="float" office:value="0.0102617987121286">
            <text:p>0,0102617987</text:p>
          </table:table-cell>
          <table:table-cell table:formula="of:=([.D20]-[.C20])" office:value-type="float" office:value="0.00326179871212857">
            <text:p>0,0032617987</text:p>
          </table:table-cell>
          <table:table-cell table:formula="of:=([.D20]-[.C19])" office:value-type="float" office:value="0.00426179871212857">
            <text:p>0,0042617987</text:p>
          </table:table-cell>
          <table:table-cell/>
        </table:table-row>
        <table:table-row table:style-name="ro1">
          <table:table-cell office:value-type="float" office:value="5.65665960414">
            <text:p>5,6566596041</text:p>
          </table:table-cell>
          <table:table-cell office:value-type="float" office:value="3.24816658807">
            <text:p>3,2481665881</text:p>
          </table:table-cell>
          <table:table-cell table:formula="of:=FREQUENCY([.B$14:.B$1013];[.B21])/1000" office:value-type="float" office:value="0.008">
            <text:p>0,008</text:p>
          </table:table-cell>
          <table:table-cell table:formula="of:=IF(AND([.E$6]&lt;=[.B21];[.B21]&lt;=[.E$7]);([.B21]-[.E$6])^2/([.E$8]-[.E$6])*([.E$7]-[.E$6]);1-(([.E$8]-[.B21])^2/([.E$8]-[.E$6])*([.E$8]-[.E$7])))" office:value-type="float" office:value="0.0102644425723842">
            <text:p>0,0102644426</text:p>
          </table:table-cell>
          <table:table-cell table:formula="of:=([.D21]-[.C21])" office:value-type="float" office:value="0.00226444257238419">
            <text:p>0,0022644426</text:p>
          </table:table-cell>
          <table:table-cell table:formula="of:=([.D21]-[.C20])" office:value-type="float" office:value="0.00326444257238419">
            <text:p>0,0032644426</text:p>
          </table:table-cell>
          <table:table-cell/>
        </table:table-row>
        <table:table-row table:style-name="ro1">
          <table:table-cell office:value-type="float" office:value="5.42355575791">
            <text:p>5,4235557579</text:p>
          </table:table-cell>
          <table:table-cell office:value-type="float" office:value="3.25109502609">
            <text:p>3,2510950261</text:p>
          </table:table-cell>
          <table:table-cell table:formula="of:=FREQUENCY([.B$14:.B$1013];[.B22])/1000" office:value-type="float" office:value="0.009">
            <text:p>0,009</text:p>
          </table:table-cell>
          <table:table-cell table:formula="of:=IF(AND([.E$6]&lt;=[.B22];[.B22]&lt;=[.E$7]);([.B22]-[.E$6])^2/([.E$8]-[.E$6])*([.E$7]-[.E$6]);1-(([.E$8]-[.B22])^2/([.E$8]-[.E$6])*([.E$8]-[.E$7])))" office:value-type="float" office:value="0.0105081186878563">
            <text:p>0,0105081187</text:p>
          </table:table-cell>
          <table:table-cell table:formula="of:=([.D22]-[.C22])" office:value-type="float" office:value="0.00150811868785628">
            <text:p>0,0015081187</text:p>
          </table:table-cell>
          <table:table-cell table:formula="of:=([.D22]-[.C21])" office:value-type="float" office:value="0.00250811868785628">
            <text:p>0,0025081187</text:p>
          </table:table-cell>
          <table:table-cell/>
        </table:table-row>
        <table:table-row table:style-name="ro1">
          <table:table-cell office:value-type="float" office:value="4.06390931362">
            <text:p>4,0639093136</text:p>
          </table:table-cell>
          <table:table-cell office:value-type="float" office:value="3.25841972265">
            <text:p>3,2584197227</text:p>
          </table:table-cell>
          <table:table-cell table:formula="of:=FREQUENCY([.B$14:.B$1013];[.B23])/1000" office:value-type="float" office:value="0.01">
            <text:p>0,01</text:p>
          </table:table-cell>
          <table:table-cell table:formula="of:=IF(AND([.E$6]&lt;=[.B23];[.B23]&lt;=[.E$7]);([.B23]-[.E$6])^2/([.E$8]-[.E$6])*([.E$7]-[.E$6]);1-(([.E$8]-[.B23])^2/([.E$8]-[.E$6])*([.E$8]-[.E$7])))" office:value-type="float" office:value="0.0111301255090838">
            <text:p>0,0111301255</text:p>
          </table:table-cell>
          <table:table-cell table:formula="of:=([.D23]-[.C23])" office:value-type="float" office:value="0.0011301255090838">
            <text:p>0,0011301255</text:p>
          </table:table-cell>
          <table:table-cell table:formula="of:=([.D23]-[.C22])" office:value-type="float" office:value="0.0021301255090838">
            <text:p>0,0021301255</text:p>
          </table:table-cell>
          <table:table-cell/>
        </table:table-row>
        <table:table-row table:style-name="ro1">
          <table:table-cell office:value-type="float" office:value="4.25874803706">
            <text:p>4,2587480371</text:p>
          </table:table-cell>
          <table:table-cell office:value-type="float" office:value="3.26620348969">
            <text:p>3,2662034897</text:p>
          </table:table-cell>
          <table:table-cell table:formula="of:=FREQUENCY([.B$14:.B$1013];[.B24])/1000" office:value-type="float" office:value="0.011">
            <text:p>0,011</text:p>
          </table:table-cell>
          <table:table-cell table:formula="of:=IF(AND([.E$6]&lt;=[.B24];[.B24]&lt;=[.E$7]);([.B24]-[.E$6])^2/([.E$8]-[.E$6])*([.E$7]-[.E$6]);1-(([.E$8]-[.B24])^2/([.E$8]-[.E$6])*([.E$8]-[.E$7])))" office:value-type="float" office:value="0.0118107163205223">
            <text:p>0,0118107163</text:p>
          </table:table-cell>
          <table:table-cell table:formula="of:=([.D24]-[.C24])" office:value-type="float" office:value="0.00081071632052233">
            <text:p>0,0008107163</text:p>
          </table:table-cell>
          <table:table-cell table:formula="of:=([.D24]-[.C23])" office:value-type="float" office:value="0.00181071632052233">
            <text:p>0,0018107163</text:p>
          </table:table-cell>
          <table:table-cell/>
        </table:table-row>
        <table:table-row table:style-name="ro1">
          <table:table-cell office:value-type="float" office:value="6.23345632991">
            <text:p>6,2334563299</text:p>
          </table:table-cell>
          <table:table-cell office:value-type="float" office:value="3.27804245095">
            <text:p>3,278042451</text:p>
          </table:table-cell>
          <table:table-cell table:formula="of:=FREQUENCY([.B$14:.B$1013];[.B25])/1000" office:value-type="float" office:value="0.012">
            <text:p>0,012</text:p>
          </table:table-cell>
          <table:table-cell table:formula="of:=IF(AND([.E$6]&lt;=[.B25];[.B25]&lt;=[.E$7]);([.B25]-[.E$6])^2/([.E$8]-[.E$6])*([.E$7]-[.E$6]);1-(([.E$8]-[.B25])^2/([.E$8]-[.E$6])*([.E$8]-[.E$7])))" office:value-type="float" office:value="0.0128846007550472">
            <text:p>0,0128846008</text:p>
          </table:table-cell>
          <table:table-cell table:formula="of:=([.D25]-[.C25])" office:value-type="float" office:value="0.000884600755047203">
            <text:p>0,0008846008</text:p>
          </table:table-cell>
          <table:table-cell table:formula="of:=([.D25]-[.C24])" office:value-type="float" office:value="0.0018846007550472">
            <text:p>0,0018846008</text:p>
          </table:table-cell>
          <table:table-cell/>
        </table:table-row>
        <table:table-row table:style-name="ro1">
          <table:table-cell office:value-type="float" office:value="4.28453325345">
            <text:p>4,2845332535</text:p>
          </table:table-cell>
          <table:table-cell office:value-type="float" office:value="3.28509716169">
            <text:p>3,2850971617</text:p>
          </table:table-cell>
          <table:table-cell table:formula="of:=FREQUENCY([.B$14:.B$1013];[.B26])/1000" office:value-type="float" office:value="0.013">
            <text:p>0,013</text:p>
          </table:table-cell>
          <table:table-cell table:formula="of:=IF(AND([.E$6]&lt;=[.B26];[.B26]&lt;=[.E$7]);([.B26]-[.E$6])^2/([.E$8]-[.E$6])*([.E$7]-[.E$6]);1-(([.E$8]-[.B26])^2/([.E$8]-[.E$6])*([.E$8]-[.E$7])))" office:value-type="float" office:value="0.013546731933949">
            <text:p>0,0135467319</text:p>
          </table:table-cell>
          <table:table-cell table:formula="of:=([.D26]-[.C26])" office:value-type="float" office:value="0.000546731933949">
            <text:p>0,0005467319</text:p>
          </table:table-cell>
          <table:table-cell table:formula="of:=([.D26]-[.C25])" office:value-type="float" office:value="0.001546731933949">
            <text:p>0,0015467319</text:p>
          </table:table-cell>
          <table:table-cell/>
        </table:table-row>
        <table:table-row table:style-name="ro1">
          <table:table-cell office:value-type="float" office:value="4.6328656707">
            <text:p>4,6328656707</text:p>
          </table:table-cell>
          <table:table-cell office:value-type="float" office:value="3.29246847265">
            <text:p>3,2924684727</text:p>
          </table:table-cell>
          <table:table-cell table:formula="of:=FREQUENCY([.B$14:.B$1013];[.B27])/1000" office:value-type="float" office:value="0.014">
            <text:p>0,014</text:p>
          </table:table-cell>
          <table:table-cell table:formula="of:=IF(AND([.E$6]&lt;=[.B27];[.B27]&lt;=[.E$7]);([.B27]-[.E$6])^2/([.E$8]-[.E$6])*([.E$7]-[.E$6]);1-(([.E$8]-[.B27])^2/([.E$8]-[.E$6])*([.E$8]-[.E$7])))" office:value-type="float" office:value="0.0142563012490373">
            <text:p>0,0142563012</text:p>
          </table:table-cell>
          <table:table-cell table:formula="of:=([.D27]-[.C27])" office:value-type="float" office:value="0.000256301249037296">
            <text:p>0,0002563012</text:p>
          </table:table-cell>
          <table:table-cell table:formula="of:=([.D27]-[.C26])" office:value-type="float" office:value="0.0012563012490373">
            <text:p>0,0012563012</text:p>
          </table:table-cell>
          <table:table-cell/>
        </table:table-row>
        <table:table-row table:style-name="ro1">
          <table:table-cell office:value-type="float" office:value="5.80093785433">
            <text:p>5,8009378543</text:p>
          </table:table-cell>
          <table:table-cell office:value-type="float" office:value="3.33009448027">
            <text:p>3,3300944803</text:p>
          </table:table-cell>
          <table:table-cell table:formula="of:=FREQUENCY([.B$14:.B$1013];[.B28])/1000" office:value-type="float" office:value="0.015">
            <text:p>0,015</text:p>
          </table:table-cell>
          <table:table-cell table:formula="of:=IF(AND([.E$6]&lt;=[.B28];[.B28]&lt;=[.E$7]);([.B28]-[.E$6])^2/([.E$8]-[.E$6])*([.E$7]-[.E$6]);1-(([.E$8]-[.B28])^2/([.E$8]-[.E$6])*([.E$8]-[.E$7])))" office:value-type="float" office:value="0.0181603943174536">
            <text:p>0,0181603943</text:p>
          </table:table-cell>
          <table:table-cell table:formula="of:=([.D28]-[.C28])" office:value-type="float" office:value="0.00316039431745358">
            <text:p>0,0031603943</text:p>
          </table:table-cell>
          <table:table-cell table:formula="of:=([.D28]-[.C27])" office:value-type="float" office:value="0.00416039431745358">
            <text:p>0,0041603943</text:p>
          </table:table-cell>
          <table:table-cell/>
        </table:table-row>
        <table:table-row table:style-name="ro1">
          <table:table-cell office:value-type="float" office:value="5.1844812162">
            <text:p>5,1844812162</text:p>
          </table:table-cell>
          <table:table-cell office:value-type="float" office:value="3.33212015812">
            <text:p>3,3321201581</text:p>
          </table:table-cell>
          <table:table-cell table:formula="of:=FREQUENCY([.B$14:.B$1013];[.B29])/1000" office:value-type="float" office:value="0.016">
            <text:p>0,016</text:p>
          </table:table-cell>
          <table:table-cell table:formula="of:=IF(AND([.E$6]&lt;=[.B29];[.B29]&lt;=[.E$7]);([.B29]-[.E$6])^2/([.E$8]-[.E$6])*([.E$7]-[.E$6]);1-(([.E$8]-[.B29])^2/([.E$8]-[.E$6])*([.E$8]-[.E$7])))" office:value-type="float" office:value="0.018383966571609">
            <text:p>0,0183839666</text:p>
          </table:table-cell>
          <table:table-cell table:formula="of:=([.D29]-[.C29])" office:value-type="float" office:value="0.00238396657160896">
            <text:p>0,0023839666</text:p>
          </table:table-cell>
          <table:table-cell table:formula="of:=([.D29]-[.C28])" office:value-type="float" office:value="0.00338396657160896">
            <text:p>0,0033839666</text:p>
          </table:table-cell>
          <table:table-cell/>
        </table:table-row>
        <table:table-row table:style-name="ro1">
          <table:table-cell office:value-type="float" office:value="4.44831633614">
            <text:p>4,4483163361</text:p>
          </table:table-cell>
          <table:table-cell office:value-type="float" office:value="3.34725795228">
            <text:p>3,3472579523</text:p>
          </table:table-cell>
          <table:table-cell table:formula="of:=FREQUENCY([.B$14:.B$1013];[.B30])/1000" office:value-type="float" office:value="0.017">
            <text:p>0,017</text:p>
          </table:table-cell>
          <table:table-cell table:formula="of:=IF(AND([.E$6]&lt;=[.B30];[.B30]&lt;=[.E$7]);([.B30]-[.E$6])^2/([.E$8]-[.E$6])*([.E$7]-[.E$6]);1-(([.E$8]-[.B30])^2/([.E$8]-[.E$6])*([.E$8]-[.E$7])))" office:value-type="float" office:value="0.0200980142369498">
            <text:p>0,0200980142</text:p>
          </table:table-cell>
          <table:table-cell table:formula="of:=([.D30]-[.C30])" office:value-type="float" office:value="0.00309801423694981">
            <text:p>0,0030980142</text:p>
          </table:table-cell>
          <table:table-cell table:formula="of:=([.D30]-[.C29])" office:value-type="float" office:value="0.00409801423694981">
            <text:p>0,0040980142</text:p>
          </table:table-cell>
          <table:table-cell/>
        </table:table-row>
        <table:table-row table:style-name="ro1">
          <table:table-cell office:value-type="float" office:value="7.48503437719">
            <text:p>7,4850343772</text:p>
          </table:table-cell>
          <table:table-cell office:value-type="float" office:value="3.35061097403">
            <text:p>3,350610974</text:p>
          </table:table-cell>
          <table:table-cell table:formula="of:=FREQUENCY([.B$14:.B$1013];[.B31])/1000" office:value-type="float" office:value="0.018">
            <text:p>0,018</text:p>
          </table:table-cell>
          <table:table-cell table:formula="of:=IF(AND([.E$6]&lt;=[.B31];[.B31]&lt;=[.E$7]);([.B31]-[.E$6])^2/([.E$8]-[.E$6])*([.E$7]-[.E$6]);1-(([.E$8]-[.B31])^2/([.E$8]-[.E$6])*([.E$8]-[.E$7])))" office:value-type="float" office:value="0.0204880091850442">
            <text:p>0,0204880092</text:p>
          </table:table-cell>
          <table:table-cell table:formula="of:=([.D31]-[.C31])" office:value-type="float" office:value="0.00248800918504421">
            <text:p>0,0024880092</text:p>
          </table:table-cell>
          <table:table-cell table:formula="of:=([.D31]-[.C30])" office:value-type="float" office:value="0.00348800918504421">
            <text:p>0,0034880092</text:p>
          </table:table-cell>
          <table:table-cell/>
        </table:table-row>
        <table:table-row table:style-name="ro1">
          <table:table-cell office:value-type="float" office:value="4.94743357351">
            <text:p>4,9474335735</text:p>
          </table:table-cell>
          <table:table-cell office:value-type="float" office:value="3.35213386185">
            <text:p>3,3521338619</text:p>
          </table:table-cell>
          <table:table-cell table:formula="of:=FREQUENCY([.B$14:.B$1013];[.B32])/1000" office:value-type="float" office:value="0.019">
            <text:p>0,019</text:p>
          </table:table-cell>
          <table:table-cell table:formula="of:=IF(AND([.E$6]&lt;=[.B32];[.B32]&lt;=[.E$7]);([.B32]-[.E$6])^2/([.E$8]-[.E$6])*([.E$7]-[.E$6]);1-(([.E$8]-[.B32])^2/([.E$8]-[.E$6])*([.E$8]-[.E$7])))" office:value-type="float" office:value="0.0206663761102325">
            <text:p>0,0206663761</text:p>
          </table:table-cell>
          <table:table-cell table:formula="of:=([.D32]-[.C32])" office:value-type="float" office:value="0.00166637611023249">
            <text:p>0,0016663761</text:p>
          </table:table-cell>
          <table:table-cell table:formula="of:=([.D32]-[.C31])" office:value-type="float" office:value="0.00266637611023249">
            <text:p>0,0026663761</text:p>
          </table:table-cell>
          <table:table-cell/>
        </table:table-row>
        <table:table-row table:style-name="ro1">
          <table:table-cell office:value-type="float" office:value="3.20269522725">
            <text:p>3,2026952273</text:p>
          </table:table-cell>
          <table:table-cell office:value-type="float" office:value="3.35926466412">
            <text:p>3,3592646641</text:p>
          </table:table-cell>
          <table:table-cell table:formula="of:=FREQUENCY([.B$14:.B$1013];[.B33])/1000" office:value-type="float" office:value="0.02">
            <text:p>0,02</text:p>
          </table:table-cell>
          <table:table-cell table:formula="of:=IF(AND([.E$6]&lt;=[.B33];[.B33]&lt;=[.E$7]);([.B33]-[.E$6])^2/([.E$8]-[.E$6])*([.E$7]-[.E$6]);1-(([.E$8]-[.B33])^2/([.E$8]-[.E$6])*([.E$8]-[.E$7])))" office:value-type="float" office:value="0.0215118498142094">
            <text:p>0,0215118498</text:p>
          </table:table-cell>
          <table:table-cell table:formula="of:=([.D33]-[.C33])" office:value-type="float" office:value="0.00151184981420939">
            <text:p>0,0015118498</text:p>
          </table:table-cell>
          <table:table-cell table:formula="of:=([.D33]-[.C32])" office:value-type="float" office:value="0.00251184981420939">
            <text:p>0,0025118498</text:p>
          </table:table-cell>
          <table:table-cell/>
        </table:table-row>
        <table:table-row table:style-name="ro1">
          <table:table-cell office:value-type="float" office:value="5.64640516494">
            <text:p>5,6464051649</text:p>
          </table:table-cell>
          <table:table-cell office:value-type="float" office:value="3.37261971049">
            <text:p>3,3726197105</text:p>
          </table:table-cell>
          <table:table-cell table:formula="of:=FREQUENCY([.B$14:.B$1013];[.B34])/1000" office:value-type="float" office:value="0.021">
            <text:p>0,021</text:p>
          </table:table-cell>
          <table:table-cell table:formula="of:=IF(AND([.E$6]&lt;=[.B34];[.B34]&lt;=[.E$7]);([.B34]-[.E$6])^2/([.E$8]-[.E$6])*([.E$7]-[.E$6]);1-(([.E$8]-[.B34])^2/([.E$8]-[.E$6])*([.E$8]-[.E$7])))" office:value-type="float" office:value="0.0231409081076086">
            <text:p>0,0231409081</text:p>
          </table:table-cell>
          <table:table-cell table:formula="of:=([.D34]-[.C34])" office:value-type="float" office:value="0.00214090810760856">
            <text:p>0,0021409081</text:p>
          </table:table-cell>
          <table:table-cell table:formula="of:=([.D34]-[.C33])" office:value-type="float" office:value="0.00314090810760857">
            <text:p>0,0031409081</text:p>
          </table:table-cell>
          <table:table-cell/>
        </table:table-row>
        <table:table-row table:style-name="ro1">
          <table:table-cell office:value-type="float" office:value="3.34725795228">
            <text:p>3,3472579523</text:p>
          </table:table-cell>
          <table:table-cell office:value-type="float" office:value="3.38329562119">
            <text:p>3,3832956212</text:p>
          </table:table-cell>
          <table:table-cell table:formula="of:=FREQUENCY([.B$14:.B$1013];[.B35])/1000" office:value-type="float" office:value="0.022">
            <text:p>0,022</text:p>
          </table:table-cell>
          <table:table-cell table:formula="of:=IF(AND([.E$6]&lt;=[.B35];[.B35]&lt;=[.E$7]);([.B35]-[.E$6])^2/([.E$8]-[.E$6])*([.E$7]-[.E$6]);1-(([.E$8]-[.B35])^2/([.E$8]-[.E$6])*([.E$8]-[.E$7])))" office:value-type="float" office:value="0.0244859222039046">
            <text:p>0,0244859222</text:p>
          </table:table-cell>
          <table:table-cell table:formula="of:=([.D35]-[.C35])" office:value-type="float" office:value="0.00248592220390464">
            <text:p>0,0024859222</text:p>
          </table:table-cell>
          <table:table-cell table:formula="of:=([.D35]-[.C34])" office:value-type="float" office:value="0.00348592220390464">
            <text:p>0,0034859222</text:p>
          </table:table-cell>
          <table:table-cell/>
        </table:table-row>
        <table:table-row table:style-name="ro1">
          <table:table-cell office:value-type="float" office:value="3.35061097403">
            <text:p>3,350610974</text:p>
          </table:table-cell>
          <table:table-cell office:value-type="float" office:value="3.39776648809">
            <text:p>3,3977664881</text:p>
          </table:table-cell>
          <table:table-cell table:formula="of:=FREQUENCY([.B$14:.B$1013];[.B36])/1000" office:value-type="float" office:value="0.023">
            <text:p>0,023</text:p>
          </table:table-cell>
          <table:table-cell table:formula="of:=IF(AND([.E$6]&lt;=[.B36];[.B36]&lt;=[.E$7]);([.B36]-[.E$6])^2/([.E$8]-[.E$6])*([.E$7]-[.E$6]);1-(([.E$8]-[.B36])^2/([.E$8]-[.E$6])*([.E$8]-[.E$7])))" office:value-type="float" office:value="0.0263696965079087">
            <text:p>0,0263696965</text:p>
          </table:table-cell>
          <table:table-cell table:formula="of:=([.D36]-[.C36])" office:value-type="float" office:value="0.00336969650790866">
            <text:p>0,0033696965</text:p>
          </table:table-cell>
          <table:table-cell table:formula="of:=([.D36]-[.C35])" office:value-type="float" office:value="0.00436969650790866">
            <text:p>0,0043696965</text:p>
          </table:table-cell>
          <table:table-cell/>
        </table:table-row>
        <table:table-row table:style-name="ro1">
          <table:table-cell office:value-type="float" office:value="8.71841672729">
            <text:p>8,7184167273</text:p>
          </table:table-cell>
          <table:table-cell office:value-type="float" office:value="3.39986948972">
            <text:p>3,3998694897</text:p>
          </table:table-cell>
          <table:table-cell table:formula="of:=FREQUENCY([.B$14:.B$1013];[.B37])/1000" office:value-type="float" office:value="0.024">
            <text:p>0,024</text:p>
          </table:table-cell>
          <table:table-cell table:formula="of:=IF(AND([.E$6]&lt;=[.B37];[.B37]&lt;=[.E$7]);([.B37]-[.E$6])^2/([.E$8]-[.E$6])*([.E$7]-[.E$6]);1-(([.E$8]-[.B37])^2/([.E$8]-[.E$6])*([.E$8]-[.E$7])))" office:value-type="float" office:value="0.0266492681348222">
            <text:p>0,0266492681</text:p>
          </table:table-cell>
          <table:table-cell table:formula="of:=([.D37]-[.C37])" office:value-type="float" office:value="0.00264926813482218">
            <text:p>0,0026492681</text:p>
          </table:table-cell>
          <table:table-cell table:formula="of:=([.D37]-[.C36])" office:value-type="float" office:value="0.00364926813482219">
            <text:p>0,0036492681</text:p>
          </table:table-cell>
          <table:table-cell/>
        </table:table-row>
        <table:table-row table:style-name="ro1">
          <table:table-cell office:value-type="float" office:value="4.09683613906">
            <text:p>4,0968361391</text:p>
          </table:table-cell>
          <table:table-cell office:value-type="float" office:value="3.41570355107">
            <text:p>3,4157035511</text:p>
          </table:table-cell>
          <table:table-cell table:formula="of:=FREQUENCY([.B$14:.B$1013];[.B38])/1000" office:value-type="float" office:value="0.025">
            <text:p>0,025</text:p>
          </table:table-cell>
          <table:table-cell table:formula="of:=IF(AND([.E$6]&lt;=[.B38];[.B38]&lt;=[.E$7]);([.B38]-[.E$6])^2/([.E$8]-[.E$6])*([.E$7]-[.E$6]);1-(([.E$8]-[.B38])^2/([.E$8]-[.E$6])*([.E$8]-[.E$7])))" office:value-type="float" office:value="0.0288015737287013">
            <text:p>0,0288015737</text:p>
          </table:table-cell>
          <table:table-cell table:formula="of:=([.D38]-[.C38])" office:value-type="float" office:value="0.00380157372870135">
            <text:p>0,0038015737</text:p>
          </table:table-cell>
          <table:table-cell table:formula="of:=([.D38]-[.C37])" office:value-type="float" office:value="0.00480157372870135">
            <text:p>0,0048015737</text:p>
          </table:table-cell>
          <table:table-cell/>
        </table:table-row>
        <table:table-row table:style-name="ro1">
          <table:table-cell office:value-type="float" office:value="3.7418901812">
            <text:p>3,7418901812</text:p>
          </table:table-cell>
          <table:table-cell office:value-type="float" office:value="3.41979464598">
            <text:p>3,419794646</text:p>
          </table:table-cell>
          <table:table-cell table:formula="of:=FREQUENCY([.B$14:.B$1013];[.B39])/1000" office:value-type="float" office:value="0.026">
            <text:p>0,026</text:p>
          </table:table-cell>
          <table:table-cell table:formula="of:=IF(AND([.E$6]&lt;=[.B39];[.B39]&lt;=[.E$7]);([.B39]-[.E$6])^2/([.E$8]-[.E$6])*([.E$7]-[.E$6]);1-(([.E$8]-[.B39])^2/([.E$8]-[.E$6])*([.E$8]-[.E$7])))" office:value-type="float" office:value="0.0293712574655789">
            <text:p>0,0293712575</text:p>
          </table:table-cell>
          <table:table-cell table:formula="of:=([.D39]-[.C39])" office:value-type="float" office:value="0.00337125746557895">
            <text:p>0,0033712575</text:p>
          </table:table-cell>
          <table:table-cell table:formula="of:=([.D39]-[.C38])" office:value-type="float" office:value="0.00437125746557894">
            <text:p>0,0043712575</text:p>
          </table:table-cell>
          <table:table-cell/>
        </table:table-row>
        <table:table-row table:style-name="ro1">
          <table:table-cell office:value-type="float" office:value="6.77203862878">
            <text:p>6,7720386288</text:p>
          </table:table-cell>
          <table:table-cell office:value-type="float" office:value="3.42693315419">
            <text:p>3,4269331542</text:p>
          </table:table-cell>
          <table:table-cell table:formula="of:=FREQUENCY([.B$14:.B$1013];[.B40])/1000" office:value-type="float" office:value="0.027">
            <text:p>0,027</text:p>
          </table:table-cell>
          <table:table-cell table:formula="of:=IF(AND([.E$6]&lt;=[.B40];[.B40]&lt;=[.E$7]);([.B40]-[.E$6])^2/([.E$8]-[.E$6])*([.E$7]-[.E$6]);1-(([.E$8]-[.B40])^2/([.E$8]-[.E$6])*([.E$8]-[.E$7])))" office:value-type="float" office:value="0.030378653024437">
            <text:p>0,030378653</text:p>
          </table:table-cell>
          <table:table-cell table:formula="of:=([.D40]-[.C40])" office:value-type="float" office:value="0.00337865302443704">
            <text:p>0,003378653</text:p>
          </table:table-cell>
          <table:table-cell table:formula="of:=([.D40]-[.C39])" office:value-type="float" office:value="0.00437865302443704">
            <text:p>0,004378653</text:p>
          </table:table-cell>
          <table:table-cell/>
        </table:table-row>
        <table:table-row table:style-name="ro1">
          <table:table-cell office:value-type="float" office:value="5.27403705327">
            <text:p>5,2740370533</text:p>
          </table:table-cell>
          <table:table-cell office:value-type="float" office:value="3.42718552123">
            <text:p>3,4271855212</text:p>
          </table:table-cell>
          <table:table-cell table:formula="of:=FREQUENCY([.B$14:.B$1013];[.B41])/1000" office:value-type="float" office:value="0.028">
            <text:p>0,028</text:p>
          </table:table-cell>
          <table:table-cell table:formula="of:=IF(AND([.E$6]&lt;=[.B41];[.B41]&lt;=[.E$7]);([.B41]-[.E$6])^2/([.E$8]-[.E$6])*([.E$7]-[.E$6]);1-(([.E$8]-[.B41])^2/([.E$8]-[.E$6])*([.E$8]-[.E$7])))" office:value-type="float" office:value="0.0304145782580912">
            <text:p>0,0304145783</text:p>
          </table:table-cell>
          <table:table-cell table:formula="of:=([.D41]-[.C41])" office:value-type="float" office:value="0.00241457825809116">
            <text:p>0,0024145783</text:p>
          </table:table-cell>
          <table:table-cell table:formula="of:=([.D41]-[.C40])" office:value-type="float" office:value="0.00341457825809116">
            <text:p>0,0034145783</text:p>
          </table:table-cell>
          <table:table-cell/>
        </table:table-row>
        <table:table-row table:style-name="ro1">
          <table:table-cell office:value-type="float" office:value="5.63767808331">
            <text:p>5,6376780833</text:p>
          </table:table-cell>
          <table:table-cell office:value-type="float" office:value="3.43304930592">
            <text:p>3,4330493059</text:p>
          </table:table-cell>
          <table:table-cell table:formula="of:=FREQUENCY([.B$14:.B$1013];[.B42])/1000" office:value-type="float" office:value="0.029">
            <text:p>0,029</text:p>
          </table:table-cell>
          <table:table-cell table:formula="of:=IF(AND([.E$6]&lt;=[.B42];[.B42]&lt;=[.E$7]);([.B42]-[.E$6])^2/([.E$8]-[.E$6])*([.E$7]-[.E$6]);1-(([.E$8]-[.B42])^2/([.E$8]-[.E$6])*([.E$8]-[.E$7])))" office:value-type="float" office:value="0.0312552835596323">
            <text:p>0,0312552836</text:p>
          </table:table-cell>
          <table:table-cell table:formula="of:=([.D42]-[.C42])" office:value-type="float" office:value="0.00225528355963229">
            <text:p>0,0022552836</text:p>
          </table:table-cell>
          <table:table-cell table:formula="of:=([.D42]-[.C41])" office:value-type="float" office:value="0.00325528355963229">
            <text:p>0,0032552836</text:p>
          </table:table-cell>
          <table:table-cell/>
        </table:table-row>
        <table:table-row table:style-name="ro1">
          <table:table-cell office:value-type="float" office:value="5.01493500438">
            <text:p>5,0149350044</text:p>
          </table:table-cell>
          <table:table-cell office:value-type="float" office:value="3.43800148245">
            <text:p>3,4380014825</text:p>
          </table:table-cell>
          <table:table-cell table:formula="of:=FREQUENCY([.B$14:.B$1013];[.B43])/1000" office:value-type="float" office:value="0.03">
            <text:p>0,03</text:p>
          </table:table-cell>
          <table:table-cell table:formula="of:=IF(AND([.E$6]&lt;=[.B43];[.B43]&lt;=[.E$7]);([.B43]-[.E$6])^2/([.E$8]-[.E$6])*([.E$7]-[.E$6]);1-(([.E$8]-[.B43])^2/([.E$8]-[.E$6])*([.E$8]-[.E$7])))" office:value-type="float" office:value="0.0319742164380662">
            <text:p>0,0319742164</text:p>
          </table:table-cell>
          <table:table-cell table:formula="of:=([.D43]-[.C43])" office:value-type="float" office:value="0.00197421643806625">
            <text:p>0,0019742164</text:p>
          </table:table-cell>
          <table:table-cell table:formula="of:=([.D43]-[.C42])" office:value-type="float" office:value="0.00297421643806625">
            <text:p>0,0029742164</text:p>
          </table:table-cell>
          <table:table-cell/>
        </table:table-row>
        <table:table-row table:style-name="ro1">
          <table:table-cell office:value-type="float" office:value="5.75897613181">
            <text:p>5,7589761318</text:p>
          </table:table-cell>
          <table:table-cell office:value-type="float" office:value="3.44812071887">
            <text:p>3,4481207189</text:p>
          </table:table-cell>
          <table:table-cell table:formula="of:=FREQUENCY([.B$14:.B$1013];[.B44])/1000" office:value-type="float" office:value="0.031">
            <text:p>0,031</text:p>
          </table:table-cell>
          <table:table-cell table:formula="of:=IF(AND([.E$6]&lt;=[.B44];[.B44]&lt;=[.E$7]);([.B44]-[.E$6])^2/([.E$8]-[.E$6])*([.E$7]-[.E$6]);1-(([.E$8]-[.B44])^2/([.E$8]-[.E$6])*([.E$8]-[.E$7])))" office:value-type="float" office:value="0.0334686964467609">
            <text:p>0,0334686964</text:p>
          </table:table-cell>
          <table:table-cell table:formula="of:=([.D44]-[.C44])" office:value-type="float" office:value="0.00246869644676091">
            <text:p>0,0024686964</text:p>
          </table:table-cell>
          <table:table-cell table:formula="of:=([.D44]-[.C43])" office:value-type="float" office:value="0.00346869644676091">
            <text:p>0,0034686964</text:p>
          </table:table-cell>
          <table:table-cell/>
        </table:table-row>
        <table:table-row table:style-name="ro1">
          <table:table-cell office:value-type="float" office:value="5.32545293">
            <text:p>5,32545293</text:p>
          </table:table-cell>
          <table:table-cell office:value-type="float" office:value="3.44968777186">
            <text:p>3,4496877719</text:p>
          </table:table-cell>
          <table:table-cell table:formula="of:=FREQUENCY([.B$14:.B$1013];[.B45])/1000" office:value-type="float" office:value="0.032">
            <text:p>0,032</text:p>
          </table:table-cell>
          <table:table-cell table:formula="of:=IF(AND([.E$6]&lt;=[.B45];[.B45]&lt;=[.E$7]);([.B45]-[.E$6])^2/([.E$8]-[.E$6])*([.E$7]-[.E$6]);1-(([.E$8]-[.B45])^2/([.E$8]-[.E$6])*([.E$8]-[.E$7])))" office:value-type="float" office:value="0.0337031820267352">
            <text:p>0,033703182</text:p>
          </table:table-cell>
          <table:table-cell table:formula="of:=([.D45]-[.C45])" office:value-type="float" office:value="0.00170318202673522">
            <text:p>0,001703182</text:p>
          </table:table-cell>
          <table:table-cell table:formula="of:=([.D45]-[.C44])" office:value-type="float" office:value="0.00270318202673522">
            <text:p>0,002703182</text:p>
          </table:table-cell>
          <table:table-cell/>
        </table:table-row>
        <table:table-row table:style-name="ro1">
          <table:table-cell office:value-type="float" office:value="4.01443925186">
            <text:p>4,0144392519</text:p>
          </table:table-cell>
          <table:table-cell office:value-type="float" office:value="3.45746499188">
            <text:p>3,4574649919</text:p>
          </table:table-cell>
          <table:table-cell table:formula="of:=FREQUENCY([.B$14:.B$1013];[.B46])/1000" office:value-type="float" office:value="0.033">
            <text:p>0,033</text:p>
          </table:table-cell>
          <table:table-cell table:formula="of:=IF(AND([.E$6]&lt;=[.B46];[.B46]&lt;=[.E$7]);([.B46]-[.E$6])^2/([.E$8]-[.E$6])*([.E$7]-[.E$6]);1-(([.E$8]-[.B46])^2/([.E$8]-[.E$6])*([.E$8]-[.E$7])))" office:value-type="float" office:value="0.0348790364659614">
            <text:p>0,0348790365</text:p>
          </table:table-cell>
          <table:table-cell table:formula="of:=([.D46]-[.C46])" office:value-type="float" office:value="0.00187903646596137">
            <text:p>0,0018790365</text:p>
          </table:table-cell>
          <table:table-cell table:formula="of:=([.D46]-[.C45])" office:value-type="float" office:value="0.00287903646596137">
            <text:p>0,0028790365</text:p>
          </table:table-cell>
          <table:table-cell/>
        </table:table-row>
        <table:table-row table:style-name="ro1">
          <table:table-cell office:value-type="float" office:value="4.106855115">
            <text:p>4,106855115</text:p>
          </table:table-cell>
          <table:table-cell office:value-type="float" office:value="3.45883682575">
            <text:p>3,4588368258</text:p>
          </table:table-cell>
          <table:table-cell table:formula="of:=FREQUENCY([.B$14:.B$1013];[.B47])/1000" office:value-type="float" office:value="0.034">
            <text:p>0,034</text:p>
          </table:table-cell>
          <table:table-cell table:formula="of:=IF(AND([.E$6]&lt;=[.B47];[.B47]&lt;=[.E$7]);([.B47]-[.E$6])^2/([.E$8]-[.E$6])*([.E$7]-[.E$6]);1-(([.E$8]-[.B47])^2/([.E$8]-[.E$6])*([.E$8]-[.E$7])))" office:value-type="float" office:value="0.0350885387773893">
            <text:p>0,0350885388</text:p>
          </table:table-cell>
          <table:table-cell table:formula="of:=([.D47]-[.C47])" office:value-type="float" office:value="0.00108853877738927">
            <text:p>0,0010885388</text:p>
          </table:table-cell>
          <table:table-cell table:formula="of:=([.D47]-[.C46])" office:value-type="float" office:value="0.00208853877738927">
            <text:p>0,0020885388</text:p>
          </table:table-cell>
          <table:table-cell/>
        </table:table-row>
        <table:table-row table:style-name="ro1">
          <table:table-cell office:value-type="float" office:value="5.64648780052">
            <text:p>5,6464878005</text:p>
          </table:table-cell>
          <table:table-cell office:value-type="float" office:value="3.47354655675">
            <text:p>3,4735465568</text:p>
          </table:table-cell>
          <table:table-cell table:formula="of:=FREQUENCY([.B$14:.B$1013];[.B48])/1000" office:value-type="float" office:value="0.035">
            <text:p>0,035</text:p>
          </table:table-cell>
          <table:table-cell table:formula="of:=IF(AND([.E$6]&lt;=[.B48];[.B48]&lt;=[.E$7]);([.B48]-[.E$6])^2/([.E$8]-[.E$6])*([.E$7]-[.E$6]);1-(([.E$8]-[.B48])^2/([.E$8]-[.E$6])*([.E$8]-[.E$7])))" office:value-type="float" office:value="0.0373743902349635">
            <text:p>0,0373743902</text:p>
          </table:table-cell>
          <table:table-cell table:formula="of:=([.D48]-[.C48])" office:value-type="float" office:value="0.00237439023496351">
            <text:p>0,0023743902</text:p>
          </table:table-cell>
          <table:table-cell table:formula="of:=([.D48]-[.C47])" office:value-type="float" office:value="0.00337439023496351">
            <text:p>0,0033743902</text:p>
          </table:table-cell>
          <table:table-cell/>
        </table:table-row>
        <table:table-row table:style-name="ro1">
          <table:table-cell office:value-type="float" office:value="5.27361500459">
            <text:p>5,2736150046</text:p>
          </table:table-cell>
          <table:table-cell office:value-type="float" office:value="3.4737358969">
            <text:p>3,4737358969</text:p>
          </table:table-cell>
          <table:table-cell table:formula="of:=FREQUENCY([.B$14:.B$1013];[.B49])/1000" office:value-type="float" office:value="0.036">
            <text:p>0,036</text:p>
          </table:table-cell>
          <table:table-cell table:formula="of:=IF(AND([.E$6]&lt;=[.B49];[.B49]&lt;=[.E$7]);([.B49]-[.E$6])^2/([.E$8]-[.E$6])*([.E$7]-[.E$6]);1-(([.E$8]-[.B49])^2/([.E$8]-[.E$6])*([.E$8]-[.E$7])))" office:value-type="float" office:value="0.0374042833352746">
            <text:p>0,0374042833</text:p>
          </table:table-cell>
          <table:table-cell table:formula="of:=([.D49]-[.C49])" office:value-type="float" office:value="0.00140428333527459">
            <text:p>0,0014042833</text:p>
          </table:table-cell>
          <table:table-cell table:formula="of:=([.D49]-[.C48])" office:value-type="float" office:value="0.00240428333527458">
            <text:p>0,0024042833</text:p>
          </table:table-cell>
          <table:table-cell/>
        </table:table-row>
        <table:table-row table:style-name="ro1">
          <table:table-cell office:value-type="float" office:value="7.78399894355">
            <text:p>7,7839989436</text:p>
          </table:table-cell>
          <table:table-cell office:value-type="float" office:value="3.47613435446">
            <text:p>3,4761343545</text:p>
          </table:table-cell>
          <table:table-cell table:formula="of:=FREQUENCY([.B$14:.B$1013];[.B50])/1000" office:value-type="float" office:value="0.037">
            <text:p>0,037</text:p>
          </table:table-cell>
          <table:table-cell table:formula="of:=IF(AND([.E$6]&lt;=[.B50];[.B50]&lt;=[.E$7]);([.B50]-[.E$6])^2/([.E$8]-[.E$6])*([.E$7]-[.E$6]);1-(([.E$8]-[.B50])^2/([.E$8]-[.E$6])*([.E$8]-[.E$7])))" office:value-type="float" office:value="0.0377839872495068">
            <text:p>0,0377839872</text:p>
          </table:table-cell>
          <table:table-cell table:formula="of:=([.D50]-[.C50])" office:value-type="float" office:value="0.000783987249506832">
            <text:p>0,0007839872</text:p>
          </table:table-cell>
          <table:table-cell table:formula="of:=([.D50]-[.C49])" office:value-type="float" office:value="0.00178398724950683">
            <text:p>0,0017839872</text:p>
          </table:table-cell>
          <table:table-cell/>
        </table:table-row>
        <table:table-row table:style-name="ro1">
          <table:table-cell office:value-type="float" office:value="5.73852519643">
            <text:p>5,7385251964</text:p>
          </table:table-cell>
          <table:table-cell office:value-type="float" office:value="3.4808848934">
            <text:p>3,4808848934</text:p>
          </table:table-cell>
          <table:table-cell table:formula="of:=FREQUENCY([.B$14:.B$1013];[.B51])/1000" office:value-type="float" office:value="0.038">
            <text:p>0,038</text:p>
          </table:table-cell>
          <table:table-cell table:formula="of:=IF(AND([.E$6]&lt;=[.B51];[.B51]&lt;=[.E$7]);([.B51]-[.E$6])^2/([.E$8]-[.E$6])*([.E$7]-[.E$6]);1-(([.E$8]-[.B51])^2/([.E$8]-[.E$6])*([.E$8]-[.E$7])))" office:value-type="float" office:value="0.0385417134500549">
            <text:p>0,0385417135</text:p>
          </table:table-cell>
          <table:table-cell table:formula="of:=([.D51]-[.C51])" office:value-type="float" office:value="0.000541713450054868">
            <text:p>0,0005417135</text:p>
          </table:table-cell>
          <table:table-cell table:formula="of:=([.D51]-[.C50])" office:value-type="float" office:value="0.00154171345005487">
            <text:p>0,0015417135</text:p>
          </table:table-cell>
          <table:table-cell/>
        </table:table-row>
        <table:table-row table:style-name="ro1">
          <table:table-cell office:value-type="float" office:value="4.61555530671">
            <text:p>4,6155553067</text:p>
          </table:table-cell>
          <table:table-cell office:value-type="float" office:value="3.48168323037">
            <text:p>3,4816832304</text:p>
          </table:table-cell>
          <table:table-cell table:formula="of:=FREQUENCY([.B$14:.B$1013];[.B52])/1000" office:value-type="float" office:value="0.039">
            <text:p>0,039</text:p>
          </table:table-cell>
          <table:table-cell table:formula="of:=IF(AND([.E$6]&lt;=[.B52];[.B52]&lt;=[.E$7]);([.B52]-[.E$6])^2/([.E$8]-[.E$6])*([.E$7]-[.E$6]);1-(([.E$8]-[.B52])^2/([.E$8]-[.E$6])*([.E$8]-[.E$7])))" office:value-type="float" office:value="0.0386697890699464">
            <text:p>0,0386697891</text:p>
          </table:table-cell>
          <table:table-cell table:formula="of:=([.D52]-[.C52])" office:value-type="float" office:value="-0.000330210930053615">
            <text:p>-0,0003302109</text:p>
          </table:table-cell>
          <table:table-cell table:formula="of:=([.D52]-[.C51])" office:value-type="float" office:value="0.000669789069946386">
            <text:p>0,0006697891</text:p>
          </table:table-cell>
          <table:table-cell/>
        </table:table-row>
        <table:table-row table:style-name="ro1">
          <table:table-cell office:value-type="float" office:value="5.72034214527">
            <text:p>5,7203421453</text:p>
          </table:table-cell>
          <table:table-cell office:value-type="float" office:value="3.48501838433">
            <text:p>3,4850183843</text:p>
          </table:table-cell>
          <table:table-cell table:formula="of:=FREQUENCY([.B$14:.B$1013];[.B53])/1000" office:value-type="float" office:value="0.04">
            <text:p>0,04</text:p>
          </table:table-cell>
          <table:table-cell table:formula="of:=IF(AND([.E$6]&lt;=[.B53];[.B53]&lt;=[.E$7]);([.B53]-[.E$6])^2/([.E$8]-[.E$6])*([.E$7]-[.E$6]);1-(([.E$8]-[.B53])^2/([.E$8]-[.E$6])*([.E$8]-[.E$7])))" office:value-type="float" office:value="0.0392071388563473">
            <text:p>0,0392071389</text:p>
          </table:table-cell>
          <table:table-cell table:formula="of:=([.D53]-[.C53])" office:value-type="float" office:value="-0.000792861143652734">
            <text:p>-0,0007928611</text:p>
          </table:table-cell>
          <table:table-cell table:formula="of:=([.D53]-[.C52])" office:value-type="float" office:value="0.000207138856347266">
            <text:p>0,0002071389</text:p>
          </table:table-cell>
          <table:table-cell/>
        </table:table-row>
        <table:table-row table:style-name="ro1">
          <table:table-cell office:value-type="float" office:value="7.43059750577">
            <text:p>7,4305975058</text:p>
          </table:table-cell>
          <table:table-cell office:value-type="float" office:value="3.49276043522">
            <text:p>3,4927604352</text:p>
          </table:table-cell>
          <table:table-cell table:formula="of:=FREQUENCY([.B$14:.B$1013];[.B54])/1000" office:value-type="float" office:value="0.041">
            <text:p>0,041</text:p>
          </table:table-cell>
          <table:table-cell table:formula="of:=IF(AND([.E$6]&lt;=[.B54];[.B54]&lt;=[.E$7]);([.B54]-[.E$6])^2/([.E$8]-[.E$6])*([.E$7]-[.E$6]);1-(([.E$8]-[.B54])^2/([.E$8]-[.E$6])*([.E$8]-[.E$7])))" office:value-type="float" office:value="0.040468807753034">
            <text:p>0,0404688078</text:p>
          </table:table-cell>
          <table:table-cell table:formula="of:=([.D54]-[.C54])" office:value-type="float" office:value="-0.00053119224696601">
            <text:p>-0,0005311922</text:p>
          </table:table-cell>
          <table:table-cell table:formula="of:=([.D54]-[.C53])" office:value-type="float" office:value="0.000468807753033991">
            <text:p>0,0004688078</text:p>
          </table:table-cell>
          <table:table-cell/>
        </table:table-row>
        <table:table-row table:style-name="ro1">
          <table:table-cell office:value-type="float" office:value="4.39419777091">
            <text:p>4,3941977709</text:p>
          </table:table-cell>
          <table:table-cell office:value-type="float" office:value="3.50085835803">
            <text:p>3,500858358</text:p>
          </table:table-cell>
          <table:table-cell table:formula="of:=FREQUENCY([.B$14:.B$1013];[.B55])/1000" office:value-type="float" office:value="0.042">
            <text:p>0,042</text:p>
          </table:table-cell>
          <table:table-cell table:formula="of:=IF(AND([.E$6]&lt;=[.B55];[.B55]&lt;=[.E$7]);([.B55]-[.E$6])^2/([.E$8]-[.E$6])*([.E$7]-[.E$6]);1-(([.E$8]-[.B55])^2/([.E$8]-[.E$6])*([.E$8]-[.E$7])))" office:value-type="float" office:value="0.0418098491347513">
            <text:p>0,0418098491</text:p>
          </table:table-cell>
          <table:table-cell table:formula="of:=([.D55]-[.C55])" office:value-type="float" office:value="-0.000190150865248748">
            <text:p>-0,0001901509</text:p>
          </table:table-cell>
          <table:table-cell table:formula="of:=([.D55]-[.C54])" office:value-type="float" office:value="0.000809849134751253">
            <text:p>0,0008098491</text:p>
          </table:table-cell>
          <table:table-cell/>
        </table:table-row>
        <table:table-row table:style-name="ro1">
          <table:table-cell office:value-type="float" office:value="5.09859829775">
            <text:p>5,0985982978</text:p>
          </table:table-cell>
          <table:table-cell office:value-type="float" office:value="3.50199321973">
            <text:p>3,5019932197</text:p>
          </table:table-cell>
          <table:table-cell table:formula="of:=FREQUENCY([.B$14:.B$1013];[.B56])/1000" office:value-type="float" office:value="0.043">
            <text:p>0,043</text:p>
          </table:table-cell>
          <table:table-cell table:formula="of:=IF(AND([.E$6]&lt;=[.B56];[.B56]&lt;=[.E$7]);([.B56]-[.E$6])^2/([.E$8]-[.E$6])*([.E$7]-[.E$6]);1-(([.E$8]-[.B56])^2/([.E$8]-[.E$6])*([.E$8]-[.E$7])))" office:value-type="float" office:value="0.0419995321091487">
            <text:p>0,0419995321</text:p>
          </table:table-cell>
          <table:table-cell table:formula="of:=([.D56]-[.C56])" office:value-type="float" office:value="-0.0010004678908513">
            <text:p>-0,0010004679</text:p>
          </table:table-cell>
          <table:table-cell table:formula="of:=([.D56]-[.C55])" office:value-type="float" office:value="-0.000000467890851306441">
            <text:p>-4,67890851306441E-007</text:p>
          </table:table-cell>
          <table:table-cell/>
        </table:table-row>
        <table:table-row table:style-name="ro1">
          <table:table-cell office:value-type="float" office:value="6.26811315006">
            <text:p>6,2681131501</text:p>
          </table:table-cell>
          <table:table-cell office:value-type="float" office:value="3.50335220792">
            <text:p>3,5033522079</text:p>
          </table:table-cell>
          <table:table-cell table:formula="of:=FREQUENCY([.B$14:.B$1013];[.B57])/1000" office:value-type="float" office:value="0.044">
            <text:p>0,044</text:p>
          </table:table-cell>
          <table:table-cell table:formula="of:=IF(AND([.E$6]&lt;=[.B57];[.B57]&lt;=[.E$7]);([.B57]-[.E$6])^2/([.E$8]-[.E$6])*([.E$7]-[.E$6]);1-(([.E$8]-[.B57])^2/([.E$8]-[.E$6])*([.E$8]-[.E$7])))" office:value-type="float" office:value="0.0422272408696565">
            <text:p>0,0422272409</text:p>
          </table:table-cell>
          <table:table-cell table:formula="of:=([.D57]-[.C57])" office:value-type="float" office:value="-0.00177275913034353">
            <text:p>-0,0017727591</text:p>
          </table:table-cell>
          <table:table-cell table:formula="of:=([.D57]-[.C56])" office:value-type="float" office:value="-0.000772759130343532">
            <text:p>-0,0007727591</text:p>
          </table:table-cell>
          <table:table-cell/>
        </table:table-row>
        <table:table-row table:style-name="ro1">
          <table:table-cell office:value-type="float" office:value="5.22224664051">
            <text:p>5,2222466405</text:p>
          </table:table-cell>
          <table:table-cell office:value-type="float" office:value="3.50526055949">
            <text:p>3,5052605595</text:p>
          </table:table-cell>
          <table:table-cell table:formula="of:=FREQUENCY([.B$14:.B$1013];[.B58])/1000" office:value-type="float" office:value="0.045">
            <text:p>0,045</text:p>
          </table:table-cell>
          <table:table-cell table:formula="of:=IF(AND([.E$6]&lt;=[.B58];[.B58]&lt;=[.E$7]);([.B58]-[.E$6])^2/([.E$8]-[.E$6])*([.E$7]-[.E$6]);1-(([.E$8]-[.B58])^2/([.E$8]-[.E$6])*([.E$8]-[.E$7])))" office:value-type="float" office:value="0.042548038829358">
            <text:p>0,0425480388</text:p>
          </table:table-cell>
          <table:table-cell table:formula="of:=([.D58]-[.C58])" office:value-type="float" office:value="-0.00245196117064204">
            <text:p>-0,0024519612</text:p>
          </table:table-cell>
          <table:table-cell table:formula="of:=([.D58]-[.C57])" office:value-type="float" office:value="-0.00145196117064204">
            <text:p>-0,0014519612</text:p>
          </table:table-cell>
          <table:table-cell/>
        </table:table-row>
        <table:table-row table:style-name="ro1">
          <table:table-cell office:value-type="float" office:value="5.67589957041">
            <text:p>5,6758995704</text:p>
          </table:table-cell>
          <table:table-cell office:value-type="float" office:value="3.50623409371">
            <text:p>3,5062340937</text:p>
          </table:table-cell>
          <table:table-cell table:formula="of:=FREQUENCY([.B$14:.B$1013];[.B59])/1000" office:value-type="float" office:value="0.046">
            <text:p>0,046</text:p>
          </table:table-cell>
          <table:table-cell table:formula="of:=IF(AND([.E$6]&lt;=[.B59];[.B59]&lt;=[.E$7]);([.B59]-[.E$6])^2/([.E$8]-[.E$6])*([.E$7]-[.E$6]);1-(([.E$8]-[.B59])^2/([.E$8]-[.E$6])*([.E$8]-[.E$7])))" office:value-type="float" office:value="0.0427121596057308">
            <text:p>0,0427121596</text:p>
          </table:table-cell>
          <table:table-cell table:formula="of:=([.D59]-[.C59])" office:value-type="float" office:value="-0.00328784039426918">
            <text:p>-0,0032878404</text:p>
          </table:table-cell>
          <table:table-cell table:formula="of:=([.D59]-[.C58])" office:value-type="float" office:value="-0.00228784039426918">
            <text:p>-0,0022878404</text:p>
          </table:table-cell>
          <table:table-cell/>
        </table:table-row>
        <table:table-row table:style-name="ro1">
          <table:table-cell office:value-type="float" office:value="6.67562035095">
            <text:p>6,675620351</text:p>
          </table:table-cell>
          <table:table-cell office:value-type="float" office:value="3.50901210091">
            <text:p>3,5090121009</text:p>
          </table:table-cell>
          <table:table-cell table:formula="of:=FREQUENCY([.B$14:.B$1013];[.B60])/1000" office:value-type="float" office:value="0.047">
            <text:p>0,047</text:p>
          </table:table-cell>
          <table:table-cell table:formula="of:=IF(AND([.E$6]&lt;=[.B60];[.B60]&lt;=[.E$7]);([.B60]-[.E$6])^2/([.E$8]-[.E$6])*([.E$7]-[.E$6]);1-(([.E$8]-[.B60])^2/([.E$8]-[.E$6])*([.E$8]-[.E$7])))" office:value-type="float" office:value="0.0431822198121353">
            <text:p>0,0431822198</text:p>
          </table:table-cell>
          <table:table-cell table:formula="of:=([.D60]-[.C60])" office:value-type="float" office:value="-0.00381778018786471">
            <text:p>-0,0038177802</text:p>
          </table:table-cell>
          <table:table-cell table:formula="of:=([.D60]-[.C59])" office:value-type="float" office:value="-0.00281778018786471">
            <text:p>-0,0028177802</text:p>
          </table:table-cell>
          <table:table-cell/>
        </table:table-row>
        <table:table-row table:style-name="ro1">
          <table:table-cell office:value-type="float" office:value="4.38357815161">
            <text:p>4,3835781516</text:p>
          </table:table-cell>
          <table:table-cell office:value-type="float" office:value="3.51139083046">
            <text:p>3,5113908305</text:p>
          </table:table-cell>
          <table:table-cell table:formula="of:=FREQUENCY([.B$14:.B$1013];[.B61])/1000" office:value-type="float" office:value="0.048">
            <text:p>0,048</text:p>
          </table:table-cell>
          <table:table-cell table:formula="of:=IF(AND([.E$6]&lt;=[.B61];[.B61]&lt;=[.E$7]);([.B61]-[.E$6])^2/([.E$8]-[.E$6])*([.E$7]-[.E$6]);1-(([.E$8]-[.B61])^2/([.E$8]-[.E$6])*([.E$8]-[.E$7])))" office:value-type="float" office:value="0.0435867635797614">
            <text:p>0,0435867636</text:p>
          </table:table-cell>
          <table:table-cell table:formula="of:=([.D61]-[.C61])" office:value-type="float" office:value="-0.00441323642023862">
            <text:p>-0,0044132364</text:p>
          </table:table-cell>
          <table:table-cell table:formula="of:=([.D61]-[.C60])" office:value-type="float" office:value="-0.00341323642023861">
            <text:p>-0,0034132364</text:p>
          </table:table-cell>
          <table:table-cell/>
        </table:table-row>
        <table:table-row table:style-name="ro1">
          <table:table-cell office:value-type="float" office:value="5.35762012579">
            <text:p>5,3576201258</text:p>
          </table:table-cell>
          <table:table-cell office:value-type="float" office:value="3.51483524582">
            <text:p>3,5148352458</text:p>
          </table:table-cell>
          <table:table-cell table:formula="of:=FREQUENCY([.B$14:.B$1013];[.B62])/1000" office:value-type="float" office:value="0.049">
            <text:p>0,049</text:p>
          </table:table-cell>
          <table:table-cell table:formula="of:=IF(AND([.E$6]&lt;=[.B62];[.B62]&lt;=[.E$7]);([.B62]-[.E$6])^2/([.E$8]-[.E$6])*([.E$7]-[.E$6]);1-(([.E$8]-[.B62])^2/([.E$8]-[.E$6])*([.E$8]-[.E$7])))" office:value-type="float" office:value="0.0441758883897566">
            <text:p>0,0441758884</text:p>
          </table:table-cell>
          <table:table-cell table:formula="of:=([.D62]-[.C62])" office:value-type="float" office:value="-0.00482411161024336">
            <text:p>-0,0048241116</text:p>
          </table:table-cell>
          <table:table-cell table:formula="of:=([.D62]-[.C61])" office:value-type="float" office:value="-0.00382411161024335">
            <text:p>-0,0038241116</text:p>
          </table:table-cell>
          <table:table-cell/>
        </table:table-row>
        <table:table-row table:style-name="ro1">
          <table:table-cell office:value-type="float" office:value="5.49677067721">
            <text:p>5,4967706772</text:p>
          </table:table-cell>
          <table:table-cell office:value-type="float" office:value="3.51629110846">
            <text:p>3,5162911085</text:p>
          </table:table-cell>
          <table:table-cell table:formula="of:=FREQUENCY([.B$14:.B$1013];[.B63])/1000" office:value-type="float" office:value="0.05">
            <text:p>0,05</text:p>
          </table:table-cell>
          <table:table-cell table:formula="of:=IF(AND([.E$6]&lt;=[.B63];[.B63]&lt;=[.E$7]);([.B63]-[.E$6])^2/([.E$8]-[.E$6])*([.E$7]-[.E$6]);1-(([.E$8]-[.B63])^2/([.E$8]-[.E$6])*([.E$8]-[.E$7])))" office:value-type="float" office:value="0.0444260847791426">
            <text:p>0,0444260848</text:p>
          </table:table-cell>
          <table:table-cell table:formula="of:=([.D63]-[.C63])" office:value-type="float" office:value="-0.00557391522085744">
            <text:p>-0,0055739152</text:p>
          </table:table-cell>
          <table:table-cell table:formula="of:=([.D63]-[.C62])" office:value-type="float" office:value="-0.00457391522085743">
            <text:p>-0,0045739152</text:p>
          </table:table-cell>
          <table:table-cell/>
        </table:table-row>
        <table:table-row table:style-name="ro1">
          <table:table-cell office:value-type="float" office:value="3.93272358877">
            <text:p>3,9327235888</text:p>
          </table:table-cell>
          <table:table-cell office:value-type="float" office:value="3.51642795748">
            <text:p>3,5164279575</text:p>
          </table:table-cell>
          <table:table-cell table:formula="of:=FREQUENCY([.B$14:.B$1013];[.B64])/1000" office:value-type="float" office:value="0.051">
            <text:p>0,051</text:p>
          </table:table-cell>
          <table:table-cell table:formula="of:=IF(AND([.E$6]&lt;=[.B64];[.B64]&lt;=[.E$7]);([.B64]-[.E$6])^2/([.E$8]-[.E$6])*([.E$7]-[.E$6]);1-(([.E$8]-[.B64])^2/([.E$8]-[.E$6])*([.E$8]-[.E$7])))" office:value-type="float" office:value="0.0444496392111608">
            <text:p>0,0444496392</text:p>
          </table:table-cell>
          <table:table-cell table:formula="of:=([.D64]-[.C64])" office:value-type="float" office:value="-0.00655036078883923">
            <text:p>-0,0065503608</text:p>
          </table:table-cell>
          <table:table-cell table:formula="of:=([.D64]-[.C63])" office:value-type="float" office:value="-0.00555036078883923">
            <text:p>-0,0055503608</text:p>
          </table:table-cell>
          <table:table-cell/>
        </table:table-row>
        <table:table-row table:style-name="ro1">
          <table:table-cell office:value-type="float" office:value="7.80332704173">
            <text:p>7,8033270417</text:p>
          </table:table-cell>
          <table:table-cell office:value-type="float" office:value="3.51948950556">
            <text:p>3,5194895056</text:p>
          </table:table-cell>
          <table:table-cell table:formula="of:=FREQUENCY([.B$14:.B$1013];[.B65])/1000" office:value-type="float" office:value="0.052">
            <text:p>0,052</text:p>
          </table:table-cell>
          <table:table-cell table:formula="of:=IF(AND([.E$6]&lt;=[.B65];[.B65]&lt;=[.E$7]);([.B65]-[.E$6])^2/([.E$8]-[.E$6])*([.E$7]-[.E$6]);1-(([.E$8]-[.B65])^2/([.E$8]-[.E$6])*([.E$8]-[.E$7])))" office:value-type="float" office:value="0.0449782243978289">
            <text:p>0,0449782244</text:p>
          </table:table-cell>
          <table:table-cell table:formula="of:=([.D65]-[.C65])" office:value-type="float" office:value="-0.00702177560217108">
            <text:p>-0,0070217756</text:p>
          </table:table-cell>
          <table:table-cell table:formula="of:=([.D65]-[.C64])" office:value-type="float" office:value="-0.00602177560217108">
            <text:p>-0,0060217756</text:p>
          </table:table-cell>
          <table:table-cell/>
        </table:table-row>
        <table:table-row table:style-name="ro1">
          <table:table-cell office:value-type="float" office:value="4.27543752579">
            <text:p>4,2754375258</text:p>
          </table:table-cell>
          <table:table-cell office:value-type="float" office:value="3.53321885403">
            <text:p>3,533218854</text:p>
          </table:table-cell>
          <table:table-cell table:formula="of:=FREQUENCY([.B$14:.B$1013];[.B66])/1000" office:value-type="float" office:value="0.053">
            <text:p>0,053</text:p>
          </table:table-cell>
          <table:table-cell table:formula="of:=IF(AND([.E$6]&lt;=[.B66];[.B66]&lt;=[.E$7]);([.B66]-[.E$6])^2/([.E$8]-[.E$6])*([.E$7]-[.E$6]);1-(([.E$8]-[.B66])^2/([.E$8]-[.E$6])*([.E$8]-[.E$7])))" office:value-type="float" office:value="0.0473870577155111">
            <text:p>0,0473870577</text:p>
          </table:table-cell>
          <table:table-cell table:formula="of:=([.D66]-[.C66])" office:value-type="float" office:value="-0.00561294228448889">
            <text:p>-0,0056129423</text:p>
          </table:table-cell>
          <table:table-cell table:formula="of:=([.D66]-[.C65])" office:value-type="float" office:value="-0.00461294228448889">
            <text:p>-0,0046129423</text:p>
          </table:table-cell>
          <table:table-cell/>
        </table:table-row>
        <table:table-row table:style-name="ro1">
          <table:table-cell office:value-type="float" office:value="6.36010171084">
            <text:p>6,3601017108</text:p>
          </table:table-cell>
          <table:table-cell office:value-type="float" office:value="3.53740914191">
            <text:p>3,5374091419</text:p>
          </table:table-cell>
          <table:table-cell table:formula="of:=FREQUENCY([.B$14:.B$1013];[.B67])/1000" office:value-type="float" office:value="0.054">
            <text:p>0,054</text:p>
          </table:table-cell>
          <table:table-cell table:formula="of:=IF(AND([.E$6]&lt;=[.B67];[.B67]&lt;=[.E$7]);([.B67]-[.E$6])^2/([.E$8]-[.E$6])*([.E$7]-[.E$6]);1-(([.E$8]-[.B67])^2/([.E$8]-[.E$6])*([.E$8]-[.E$7])))" office:value-type="float" office:value="0.0481347643014071">
            <text:p>0,0481347643</text:p>
          </table:table-cell>
          <table:table-cell table:formula="of:=([.D67]-[.C67])" office:value-type="float" office:value="-0.00586523569859291">
            <text:p>-0,0058652357</text:p>
          </table:table-cell>
          <table:table-cell table:formula="of:=([.D67]-[.C66])" office:value-type="float" office:value="-0.00486523569859291">
            <text:p>-0,0048652357</text:p>
          </table:table-cell>
          <table:table-cell/>
        </table:table-row>
        <table:table-row table:style-name="ro1">
          <table:table-cell office:value-type="float" office:value="5.30859830475">
            <text:p>5,3085983048</text:p>
          </table:table-cell>
          <table:table-cell office:value-type="float" office:value="3.54152842977">
            <text:p>3,5415284298</text:p>
          </table:table-cell>
          <table:table-cell table:formula="of:=FREQUENCY([.B$14:.B$1013];[.B68])/1000" office:value-type="float" office:value="0.055">
            <text:p>0,055</text:p>
          </table:table-cell>
          <table:table-cell table:formula="of:=IF(AND([.E$6]&lt;=[.B68];[.B68]&lt;=[.E$7]);([.B68]-[.E$6])^2/([.E$8]-[.E$6])*([.E$7]-[.E$6]);1-(([.E$8]-[.B68])^2/([.E$8]-[.E$6])*([.E$8]-[.E$7])))" office:value-type="float" office:value="0.0488755067081936">
            <text:p>0,0488755067</text:p>
          </table:table-cell>
          <table:table-cell table:formula="of:=([.D68]-[.C68])" office:value-type="float" office:value="-0.00612449329180635">
            <text:p>-0,0061244933</text:p>
          </table:table-cell>
          <table:table-cell table:formula="of:=([.D68]-[.C67])" office:value-type="float" office:value="-0.00512449329180635">
            <text:p>-0,0051244933</text:p>
          </table:table-cell>
          <table:table-cell/>
        </table:table-row>
        <table:table-row table:style-name="ro1">
          <table:table-cell office:value-type="float" office:value="4.73619080724">
            <text:p>4,7361908072</text:p>
          </table:table-cell>
          <table:table-cell office:value-type="float" office:value="3.54799713286">
            <text:p>3,5479971329</text:p>
          </table:table-cell>
          <table:table-cell table:formula="of:=FREQUENCY([.B$14:.B$1013];[.B69])/1000" office:value-type="float" office:value="0.056">
            <text:p>0,056</text:p>
          </table:table-cell>
          <table:table-cell table:formula="of:=IF(AND([.E$6]&lt;=[.B69];[.B69]&lt;=[.E$7]);([.B69]-[.E$6])^2/([.E$8]-[.E$6])*([.E$7]-[.E$6]);1-(([.E$8]-[.B69])^2/([.E$8]-[.E$6])*([.E$8]-[.E$7])))" office:value-type="float" office:value="0.0500501429371301">
            <text:p>0,0500501429</text:p>
          </table:table-cell>
          <table:table-cell table:formula="of:=([.D69]-[.C69])" office:value-type="float" office:value="-0.00594985706286992">
            <text:p>-0,0059498571</text:p>
          </table:table-cell>
          <table:table-cell table:formula="of:=([.D69]-[.C68])" office:value-type="float" office:value="-0.00494985706286992">
            <text:p>-0,0049498571</text:p>
          </table:table-cell>
          <table:table-cell/>
        </table:table-row>
        <table:table-row table:style-name="ro1">
          <table:table-cell office:value-type="float" office:value="3.98690634406">
            <text:p>3,9869063441</text:p>
          </table:table-cell>
          <table:table-cell office:value-type="float" office:value="3.55569101285">
            <text:p>3,5556910129</text:p>
          </table:table-cell>
          <table:table-cell table:formula="of:=FREQUENCY([.B$14:.B$1013];[.B70])/1000" office:value-type="float" office:value="0.057">
            <text:p>0,057</text:p>
          </table:table-cell>
          <table:table-cell table:formula="of:=IF(AND([.E$6]&lt;=[.B70];[.B70]&lt;=[.E$7]);([.B70]-[.E$6])^2/([.E$8]-[.E$6])*([.E$7]-[.E$6]);1-(([.E$8]-[.B70])^2/([.E$8]-[.E$6])*([.E$8]-[.E$7])))" office:value-type="float" office:value="0.0514654169603765">
            <text:p>0,051465417</text:p>
          </table:table-cell>
          <table:table-cell table:formula="of:=([.D70]-[.C70])" office:value-type="float" office:value="-0.00553458303962351">
            <text:p>-0,005534583</text:p>
          </table:table-cell>
          <table:table-cell table:formula="of:=([.D70]-[.C69])" office:value-type="float" office:value="-0.00453458303962351">
            <text:p>-0,004534583</text:p>
          </table:table-cell>
          <table:table-cell/>
        </table:table-row>
        <table:table-row table:style-name="ro1">
          <table:table-cell office:value-type="float" office:value="3.51139083046">
            <text:p>3,5113908305</text:p>
          </table:table-cell>
          <table:table-cell office:value-type="float" office:value="3.55582537743">
            <text:p>3,5558253774</text:p>
          </table:table-cell>
          <table:table-cell table:formula="of:=FREQUENCY([.B$14:.B$1013];[.B71])/1000" office:value-type="float" office:value="0.058">
            <text:p>0,058</text:p>
          </table:table-cell>
          <table:table-cell table:formula="of:=IF(AND([.E$6]&lt;=[.B71];[.B71]&lt;=[.E$7]);([.B71]-[.E$6])^2/([.E$8]-[.E$6])*([.E$7]-[.E$6]);1-(([.E$8]-[.B71])^2/([.E$8]-[.E$6])*([.E$8]-[.E$7])))" office:value-type="float" office:value="0.0514903083658669">
            <text:p>0,0514903084</text:p>
          </table:table-cell>
          <table:table-cell table:formula="of:=([.D71]-[.C71])" office:value-type="float" office:value="-0.00650969163413306">
            <text:p>-0,0065096916</text:p>
          </table:table-cell>
          <table:table-cell table:formula="of:=([.D71]-[.C70])" office:value-type="float" office:value="-0.00550969163413306">
            <text:p>-0,0055096916</text:p>
          </table:table-cell>
          <table:table-cell/>
        </table:table-row>
        <table:table-row table:style-name="ro1">
          <table:table-cell office:value-type="float" office:value="4.46664604538">
            <text:p>4,4666460454</text:p>
          </table:table-cell>
          <table:table-cell office:value-type="float" office:value="3.5587604227">
            <text:p>3,5587604227</text:p>
          </table:table-cell>
          <table:table-cell table:formula="of:=FREQUENCY([.B$14:.B$1013];[.B72])/1000" office:value-type="float" office:value="0.059">
            <text:p>0,059</text:p>
          </table:table-cell>
          <table:table-cell table:formula="of:=IF(AND([.E$6]&lt;=[.B72];[.B72]&lt;=[.E$7]);([.B72]-[.E$6])^2/([.E$8]-[.E$6])*([.E$7]-[.E$6]);1-(([.E$8]-[.B72])^2/([.E$8]-[.E$6])*([.E$8]-[.E$7])))" office:value-type="float" office:value="0.0520355349959804">
            <text:p>0,052035535</text:p>
          </table:table-cell>
          <table:table-cell table:formula="of:=([.D72]-[.C72])" office:value-type="float" office:value="-0.00696446500401959">
            <text:p>-0,006964465</text:p>
          </table:table-cell>
          <table:table-cell table:formula="of:=([.D72]-[.C71])" office:value-type="float" office:value="-0.00596446500401959">
            <text:p>-0,005964465</text:p>
          </table:table-cell>
          <table:table-cell/>
        </table:table-row>
        <table:table-row table:style-name="ro1">
          <table:table-cell office:value-type="float" office:value="3.94960174736">
            <text:p>3,9496017474</text:p>
          </table:table-cell>
          <table:table-cell office:value-type="float" office:value="3.56491678991">
            <text:p>3,5649167899</text:p>
          </table:table-cell>
          <table:table-cell table:formula="of:=FREQUENCY([.B$14:.B$1013];[.B73])/1000" office:value-type="float" office:value="0.06">
            <text:p>0,06</text:p>
          </table:table-cell>
          <table:table-cell table:formula="of:=IF(AND([.E$6]&lt;=[.B73];[.B73]&lt;=[.E$7]);([.B73]-[.E$6])^2/([.E$8]-[.E$6])*([.E$7]-[.E$6]);1-(([.E$8]-[.B73])^2/([.E$8]-[.E$6])*([.E$8]-[.E$7])))" office:value-type="float" office:value="0.0531884965870365">
            <text:p>0,0531884966</text:p>
          </table:table-cell>
          <table:table-cell table:formula="of:=([.D73]-[.C73])" office:value-type="float" office:value="-0.00681150341296352">
            <text:p>-0,0068115034</text:p>
          </table:table-cell>
          <table:table-cell table:formula="of:=([.D73]-[.C72])" office:value-type="float" office:value="-0.00581150341296352">
            <text:p>-0,0058115034</text:p>
          </table:table-cell>
          <table:table-cell/>
        </table:table-row>
        <table:table-row table:style-name="ro1">
          <table:table-cell office:value-type="float" office:value="3.83822881125">
            <text:p>3,8382288113</text:p>
          </table:table-cell>
          <table:table-cell office:value-type="float" office:value="3.57799141941">
            <text:p>3,5779914194</text:p>
          </table:table-cell>
          <table:table-cell table:formula="of:=FREQUENCY([.B$14:.B$1013];[.B74])/1000" office:value-type="float" office:value="0.061">
            <text:p>0,061</text:p>
          </table:table-cell>
          <table:table-cell table:formula="of:=IF(AND([.E$6]&lt;=[.B74];[.B74]&lt;=[.E$7]);([.B74]-[.E$6])^2/([.E$8]-[.E$6])*([.E$7]-[.E$6]);1-(([.E$8]-[.B74])^2/([.E$8]-[.E$6])*([.E$8]-[.E$7])))" office:value-type="float" office:value="0.0556790134852644">
            <text:p>0,0556790135</text:p>
          </table:table-cell>
          <table:table-cell table:formula="of:=([.D74]-[.C74])" office:value-type="float" office:value="-0.00532098651473558">
            <text:p>-0,0053209865</text:p>
          </table:table-cell>
          <table:table-cell table:formula="of:=([.D74]-[.C73])" office:value-type="float" office:value="-0.00432098651473558">
            <text:p>-0,0043209865</text:p>
          </table:table-cell>
          <table:table-cell/>
        </table:table-row>
        <table:table-row table:style-name="ro1">
          <table:table-cell office:value-type="float" office:value="4.07592891722">
            <text:p>4,0759289172</text:p>
          </table:table-cell>
          <table:table-cell office:value-type="float" office:value="3.58759381688">
            <text:p>3,5875938169</text:p>
          </table:table-cell>
          <table:table-cell table:formula="of:=FREQUENCY([.B$14:.B$1013];[.B75])/1000" office:value-type="float" office:value="0.062">
            <text:p>0,062</text:p>
          </table:table-cell>
          <table:table-cell table:formula="of:=IF(AND([.E$6]&lt;=[.B75];[.B75]&lt;=[.E$7]);([.B75]-[.E$6])^2/([.E$8]-[.E$6])*([.E$7]-[.E$6]);1-(([.E$8]-[.B75])^2/([.E$8]-[.E$6])*([.E$8]-[.E$7])))" office:value-type="float" office:value="0.0575444156059345">
            <text:p>0,0575444156</text:p>
          </table:table-cell>
          <table:table-cell table:formula="of:=([.D75]-[.C75])" office:value-type="float" office:value="-0.00445558439406548">
            <text:p>-0,0044555844</text:p>
          </table:table-cell>
          <table:table-cell table:formula="of:=([.D75]-[.C74])" office:value-type="float" office:value="-0.00345558439406548">
            <text:p>-0,0034555844</text:p>
          </table:table-cell>
          <table:table-cell/>
        </table:table-row>
        <table:table-row table:style-name="ro1">
          <table:table-cell office:value-type="float" office:value="3.96783051394">
            <text:p>3,9678305139</text:p>
          </table:table-cell>
          <table:table-cell office:value-type="float" office:value="3.5931910542">
            <text:p>3,5931910542</text:p>
          </table:table-cell>
          <table:table-cell table:formula="of:=FREQUENCY([.B$14:.B$1013];[.B76])/1000" office:value-type="float" office:value="0.063">
            <text:p>0,063</text:p>
          </table:table-cell>
          <table:table-cell table:formula="of:=IF(AND([.E$6]&lt;=[.B76];[.B76]&lt;=[.E$7]);([.B76]-[.E$6])^2/([.E$8]-[.E$6])*([.E$7]-[.E$6]);1-(([.E$8]-[.B76])^2/([.E$8]-[.E$6])*([.E$8]-[.E$7])))" office:value-type="float" office:value="0.0586459377971512">
            <text:p>0,0586459378</text:p>
          </table:table-cell>
          <table:table-cell table:formula="of:=([.D76]-[.C76])" office:value-type="float" office:value="-0.00435406220284876">
            <text:p>-0,0043540622</text:p>
          </table:table-cell>
          <table:table-cell table:formula="of:=([.D76]-[.C75])" office:value-type="float" office:value="-0.00335406220284876">
            <text:p>-0,0033540622</text:p>
          </table:table-cell>
          <table:table-cell/>
        </table:table-row>
        <table:table-row table:style-name="ro1">
          <table:table-cell office:value-type="float" office:value="4.42247809226">
            <text:p>4,4224780923</text:p>
          </table:table-cell>
          <table:table-cell office:value-type="float" office:value="3.59860789548">
            <text:p>3,5986078955</text:p>
          </table:table-cell>
          <table:table-cell table:formula="of:=FREQUENCY([.B$14:.B$1013];[.B77])/1000" office:value-type="float" office:value="0.064">
            <text:p>0,064</text:p>
          </table:table-cell>
          <table:table-cell table:formula="of:=IF(AND([.E$6]&lt;=[.B77];[.B77]&lt;=[.E$7]);([.B77]-[.E$6])^2/([.E$8]-[.E$6])*([.E$7]-[.E$6]);1-(([.E$8]-[.B77])^2/([.E$8]-[.E$6])*([.E$8]-[.E$7])))" office:value-type="float" office:value="0.0597219020884991">
            <text:p>0,0597219021</text:p>
          </table:table-cell>
          <table:table-cell table:formula="of:=([.D77]-[.C77])" office:value-type="float" office:value="-0.00427809791150094">
            <text:p>-0,0042780979</text:p>
          </table:table-cell>
          <table:table-cell table:formula="of:=([.D77]-[.C76])" office:value-type="float" office:value="-0.00327809791150094">
            <text:p>-0,0032780979</text:p>
          </table:table-cell>
          <table:table-cell/>
        </table:table-row>
        <table:table-row table:style-name="ro1">
          <table:table-cell office:value-type="float" office:value="5.88524363415">
            <text:p>5,8852436342</text:p>
          </table:table-cell>
          <table:table-cell office:value-type="float" office:value="3.60653433796">
            <text:p>3,606534338</text:p>
          </table:table-cell>
          <table:table-cell table:formula="of:=FREQUENCY([.B$14:.B$1013];[.B78])/1000" office:value-type="float" office:value="0.065">
            <text:p>0,065</text:p>
          </table:table-cell>
          <table:table-cell table:formula="of:=IF(AND([.E$6]&lt;=[.B78];[.B78]&lt;=[.E$7]);([.B78]-[.E$6])^2/([.E$8]-[.E$6])*([.E$7]-[.E$6]);1-(([.E$8]-[.B78])^2/([.E$8]-[.E$6])*([.E$8]-[.E$7])))" office:value-type="float" office:value="0.0613139838540959">
            <text:p>0,0613139839</text:p>
          </table:table-cell>
          <table:table-cell table:formula="of:=([.D78]-[.C78])" office:value-type="float" office:value="-0.00368601614590411">
            <text:p>-0,0036860161</text:p>
          </table:table-cell>
          <table:table-cell table:formula="of:=([.D78]-[.C77])" office:value-type="float" office:value="-0.00268601614590411">
            <text:p>-0,0026860161</text:p>
          </table:table-cell>
          <table:table-cell/>
        </table:table-row>
        <table:table-row table:style-name="ro1">
          <table:table-cell office:value-type="float" office:value="6.30492317964">
            <text:p>6,3049231796</text:p>
          </table:table-cell>
          <table:table-cell office:value-type="float" office:value="3.60840674444">
            <text:p>3,6084067444</text:p>
          </table:table-cell>
          <table:table-cell table:formula="of:=FREQUENCY([.B$14:.B$1013];[.B79])/1000" office:value-type="float" office:value="0.066">
            <text:p>0,066</text:p>
          </table:table-cell>
          <table:table-cell table:formula="of:=IF(AND([.E$6]&lt;=[.B79];[.B79]&lt;=[.E$7]);([.B79]-[.E$6])^2/([.E$8]-[.E$6])*([.E$7]-[.E$6]);1-(([.E$8]-[.B79])^2/([.E$8]-[.E$6])*([.E$8]-[.E$7])))" office:value-type="float" office:value="0.0616931277800132">
            <text:p>0,0616931278</text:p>
          </table:table-cell>
          <table:table-cell table:formula="of:=([.D79]-[.C79])" office:value-type="float" office:value="-0.00430687221998679">
            <text:p>-0,0043068722</text:p>
          </table:table-cell>
          <table:table-cell table:formula="of:=([.D79]-[.C78])" office:value-type="float" office:value="-0.00330687221998679">
            <text:p>-0,0033068722</text:p>
          </table:table-cell>
          <table:table-cell/>
        </table:table-row>
        <table:table-row table:style-name="ro1">
          <table:table-cell office:value-type="float" office:value="8.1937962229">
            <text:p>8,1937962229</text:p>
          </table:table-cell>
          <table:table-cell office:value-type="float" office:value="3.61233738589">
            <text:p>3,6123373859</text:p>
          </table:table-cell>
          <table:table-cell table:formula="of:=FREQUENCY([.B$14:.B$1013];[.B80])/1000" office:value-type="float" office:value="0.067">
            <text:p>0,067</text:p>
          </table:table-cell>
          <table:table-cell table:formula="of:=IF(AND([.E$6]&lt;=[.B80];[.B80]&lt;=[.E$7]);([.B80]-[.E$6])^2/([.E$8]-[.E$6])*([.E$7]-[.E$6]);1-(([.E$8]-[.B80])^2/([.E$8]-[.E$6])*([.E$8]-[.E$7])))" office:value-type="float" office:value="0.0624928456930998">
            <text:p>0,0624928457</text:p>
          </table:table-cell>
          <table:table-cell table:formula="of:=([.D80]-[.C80])" office:value-type="float" office:value="-0.00450715430690019">
            <text:p>-0,0045071543</text:p>
          </table:table-cell>
          <table:table-cell table:formula="of:=([.D80]-[.C79])" office:value-type="float" office:value="-0.00350715430690019">
            <text:p>-0,0035071543</text:p>
          </table:table-cell>
          <table:table-cell/>
        </table:table-row>
        <table:table-row table:style-name="ro1">
          <table:table-cell office:value-type="float" office:value="6.4126193485">
            <text:p>6,4126193485</text:p>
          </table:table-cell>
          <table:table-cell office:value-type="float" office:value="3.62389099847">
            <text:p>3,6238909985</text:p>
          </table:table-cell>
          <table:table-cell table:formula="of:=FREQUENCY([.B$14:.B$1013];[.B81])/1000" office:value-type="float" office:value="0.068">
            <text:p>0,068</text:p>
          </table:table-cell>
          <table:table-cell table:formula="of:=IF(AND([.E$6]&lt;=[.B81];[.B81]&lt;=[.E$7]);([.B81]-[.E$6])^2/([.E$8]-[.E$6])*([.E$7]-[.E$6]);1-(([.E$8]-[.B81])^2/([.E$8]-[.E$6])*([.E$8]-[.E$7])))" office:value-type="float" office:value="0.0648733296619822">
            <text:p>0,0648733297</text:p>
          </table:table-cell>
          <table:table-cell table:formula="of:=([.D81]-[.C81])" office:value-type="float" office:value="-0.00312667033801778">
            <text:p>-0,0031266703</text:p>
          </table:table-cell>
          <table:table-cell table:formula="of:=([.D81]-[.C80])" office:value-type="float" office:value="-0.00212667033801778">
            <text:p>-0,0021266703</text:p>
          </table:table-cell>
          <table:table-cell/>
        </table:table-row>
        <table:table-row table:style-name="ro1">
          <table:table-cell office:value-type="float" office:value="5.56534190024">
            <text:p>5,5653419002</text:p>
          </table:table-cell>
          <table:table-cell office:value-type="float" office:value="3.63531929056">
            <text:p>3,6353192906</text:p>
          </table:table-cell>
          <table:table-cell table:formula="of:=FREQUENCY([.B$14:.B$1013];[.B82])/1000" office:value-type="float" office:value="0.069">
            <text:p>0,069</text:p>
          </table:table-cell>
          <table:table-cell table:formula="of:=IF(AND([.E$6]&lt;=[.B82];[.B82]&lt;=[.E$7]);([.B82]-[.E$6])^2/([.E$8]-[.E$6])*([.E$7]-[.E$6]);1-(([.E$8]-[.B82])^2/([.E$8]-[.E$6])*([.E$8]-[.E$7])))" office:value-type="float" office:value="0.067271766826277">
            <text:p>0,0672717668</text:p>
          </table:table-cell>
          <table:table-cell table:formula="of:=([.D82]-[.C82])" office:value-type="float" office:value="-0.00172823317372305">
            <text:p>-0,0017282332</text:p>
          </table:table-cell>
          <table:table-cell table:formula="of:=([.D82]-[.C81])" office:value-type="float" office:value="-0.000728233173723045">
            <text:p>-0,0007282332</text:p>
          </table:table-cell>
          <table:table-cell/>
        </table:table-row>
        <table:table-row table:style-name="ro1">
          <table:table-cell office:value-type="float" office:value="4.73473089666">
            <text:p>4,7347308967</text:p>
          </table:table-cell>
          <table:table-cell office:value-type="float" office:value="3.63740335313">
            <text:p>3,6374033531</text:p>
          </table:table-cell>
          <table:table-cell table:formula="of:=FREQUENCY([.B$14:.B$1013];[.B83])/1000" office:value-type="float" office:value="0.07">
            <text:p>0,07</text:p>
          </table:table-cell>
          <table:table-cell table:formula="of:=IF(AND([.E$6]&lt;=[.B83];[.B83]&lt;=[.E$7]);([.B83]-[.E$6])^2/([.E$8]-[.E$6])*([.E$7]-[.E$6]);1-(([.E$8]-[.B83])^2/([.E$8]-[.E$6])*([.E$8]-[.E$7])))" office:value-type="float" office:value="0.0677138390968945">
            <text:p>0,0677138391</text:p>
          </table:table-cell>
          <table:table-cell table:formula="of:=([.D83]-[.C83])" office:value-type="float" office:value="-0.00228616090310546">
            <text:p>-0,0022861609</text:p>
          </table:table-cell>
          <table:table-cell table:formula="of:=([.D83]-[.C82])" office:value-type="float" office:value="-0.00128616090310546">
            <text:p>-0,0012861609</text:p>
          </table:table-cell>
          <table:table-cell/>
        </table:table-row>
        <table:table-row table:style-name="ro1">
          <table:table-cell office:value-type="float" office:value="5.33462492239">
            <text:p>5,3346249224</text:p>
          </table:table-cell>
          <table:table-cell office:value-type="float" office:value="3.64698251832">
            <text:p>3,6469825183</text:p>
          </table:table-cell>
          <table:table-cell table:formula="of:=FREQUENCY([.B$14:.B$1013];[.B84])/1000" office:value-type="float" office:value="0.071">
            <text:p>0,071</text:p>
          </table:table-cell>
          <table:table-cell table:formula="of:=IF(AND([.E$6]&lt;=[.B84];[.B84]&lt;=[.E$7]);([.B84]-[.E$6])^2/([.E$8]-[.E$6])*([.E$7]-[.E$6]);1-(([.E$8]-[.B84])^2/([.E$8]-[.E$6])*([.E$8]-[.E$7])))" office:value-type="float" office:value="0.0697643965019481">
            <text:p>0,0697643965</text:p>
          </table:table-cell>
          <table:table-cell table:formula="of:=([.D84]-[.C84])" office:value-type="float" office:value="-0.00123560349805185">
            <text:p>-0,0012356035</text:p>
          </table:table-cell>
          <table:table-cell table:formula="of:=([.D84]-[.C83])" office:value-type="float" office:value="-0.000235603498051865">
            <text:p>-0,0002356035</text:p>
          </table:table-cell>
          <table:table-cell/>
        </table:table-row>
        <table:table-row table:style-name="ro1">
          <table:table-cell office:value-type="float" office:value="4.56083700312">
            <text:p>4,5608370031</text:p>
          </table:table-cell>
          <table:table-cell office:value-type="float" office:value="3.65601401562">
            <text:p>3,6560140156</text:p>
          </table:table-cell>
          <table:table-cell table:formula="of:=FREQUENCY([.B$14:.B$1013];[.B85])/1000" office:value-type="float" office:value="0.072">
            <text:p>0,072</text:p>
          </table:table-cell>
          <table:table-cell table:formula="of:=IF(AND([.E$6]&lt;=[.B85];[.B85]&lt;=[.E$7]);([.B85]-[.E$6])^2/([.E$8]-[.E$6])*([.E$7]-[.E$6]);1-(([.E$8]-[.B85])^2/([.E$8]-[.E$6])*([.E$8]-[.E$7])))" office:value-type="float" office:value="0.0717257314483129">
            <text:p>0,0717257314</text:p>
          </table:table-cell>
          <table:table-cell table:formula="of:=([.D85]-[.C85])" office:value-type="float" office:value="-0.000274268551687093">
            <text:p>-0,0002742686</text:p>
          </table:table-cell>
          <table:table-cell table:formula="of:=([.D85]-[.C84])" office:value-type="float" office:value="0.000725731448312908">
            <text:p>0,0007257314</text:p>
          </table:table-cell>
          <table:table-cell/>
        </table:table-row>
        <table:table-row table:style-name="ro1">
          <table:table-cell office:value-type="float" office:value="8.29308484416">
            <text:p>8,2930848442</text:p>
          </table:table-cell>
          <table:table-cell office:value-type="float" office:value="3.65753815314">
            <text:p>3,6575381531</text:p>
          </table:table-cell>
          <table:table-cell table:formula="of:=FREQUENCY([.B$14:.B$1013];[.B86])/1000" office:value-type="float" office:value="0.073">
            <text:p>0,073</text:p>
          </table:table-cell>
          <table:table-cell table:formula="of:=IF(AND([.E$6]&lt;=[.B86];[.B86]&lt;=[.E$7]);([.B86]-[.E$6])^2/([.E$8]-[.E$6])*([.E$7]-[.E$6]);1-(([.E$8]-[.B86])^2/([.E$8]-[.E$6])*([.E$8]-[.E$7])))" office:value-type="float" office:value="0.0720594038057937">
            <text:p>0,0720594038</text:p>
          </table:table-cell>
          <table:table-cell table:formula="of:=([.D86]-[.C86])" office:value-type="float" office:value="-0.00094059619420632">
            <text:p>-0,0009405962</text:p>
          </table:table-cell>
          <table:table-cell table:formula="of:=([.D86]-[.C85])" office:value-type="float" office:value="0.0000594038057936813">
            <text:p>5,94038057936813E-005</text:p>
          </table:table-cell>
          <table:table-cell/>
        </table:table-row>
        <table:table-row table:style-name="ro1">
          <table:table-cell office:value-type="float" office:value="5.40139482636">
            <text:p>5,4013948264</text:p>
          </table:table-cell>
          <table:table-cell office:value-type="float" office:value="3.65810872417">
            <text:p>3,6581087242</text:p>
          </table:table-cell>
          <table:table-cell table:formula="of:=FREQUENCY([.B$14:.B$1013];[.B87])/1000" office:value-type="float" office:value="0.074">
            <text:p>0,074</text:p>
          </table:table-cell>
          <table:table-cell table:formula="of:=IF(AND([.E$6]&lt;=[.B87];[.B87]&lt;=[.E$7]);([.B87]-[.E$6])^2/([.E$8]-[.E$6])*([.E$7]-[.E$6]);1-(([.E$8]-[.B87])^2/([.E$8]-[.E$6])*([.E$8]-[.E$7])))" office:value-type="float" office:value="0.0721845154714442">
            <text:p>0,0721845155</text:p>
          </table:table-cell>
          <table:table-cell table:formula="of:=([.D87]-[.C87])" office:value-type="float" office:value="-0.00181548452855583">
            <text:p>-0,0018154845</text:p>
          </table:table-cell>
          <table:table-cell table:formula="of:=([.D87]-[.C86])" office:value-type="float" office:value="-0.000815484528555829">
            <text:p>-0,0008154845</text:p>
          </table:table-cell>
          <table:table-cell/>
        </table:table-row>
        <table:table-row table:style-name="ro1">
          <table:table-cell office:value-type="float" office:value="4.83736813578">
            <text:p>4,8373681358</text:p>
          </table:table-cell>
          <table:table-cell office:value-type="float" office:value="3.66062629582">
            <text:p>3,6606262958</text:p>
          </table:table-cell>
          <table:table-cell table:formula="of:=FREQUENCY([.B$14:.B$1013];[.B88])/1000" office:value-type="float" office:value="0.075">
            <text:p>0,075</text:p>
          </table:table-cell>
          <table:table-cell table:formula="of:=IF(AND([.E$6]&lt;=[.B88];[.B88]&lt;=[.E$7]);([.B88]-[.E$6])^2/([.E$8]-[.E$6])*([.E$7]-[.E$6]);1-(([.E$8]-[.B88])^2/([.E$8]-[.E$6])*([.E$8]-[.E$7])))" office:value-type="float" office:value="0.0727378504548091">
            <text:p>0,0727378505</text:p>
          </table:table-cell>
          <table:table-cell table:formula="of:=([.D88]-[.C88])" office:value-type="float" office:value="-0.00226214954519093">
            <text:p>-0,0022621495</text:p>
          </table:table-cell>
          <table:table-cell table:formula="of:=([.D88]-[.C87])" office:value-type="float" office:value="-0.00126214954519092">
            <text:p>-0,0012621495</text:p>
          </table:table-cell>
          <table:table-cell/>
        </table:table-row>
        <table:table-row table:style-name="ro1">
          <table:table-cell office:value-type="float" office:value="4.86773338914">
            <text:p>4,8677333891</text:p>
          </table:table-cell>
          <table:table-cell office:value-type="float" office:value="3.66284864204">
            <text:p>3,662848642</text:p>
          </table:table-cell>
          <table:table-cell table:formula="of:=FREQUENCY([.B$14:.B$1013];[.B89])/1000" office:value-type="float" office:value="0.076">
            <text:p>0,076</text:p>
          </table:table-cell>
          <table:table-cell table:formula="of:=IF(AND([.E$6]&lt;=[.B89];[.B89]&lt;=[.E$7]);([.B89]-[.E$6])^2/([.E$8]-[.E$6])*([.E$7]-[.E$6]);1-(([.E$8]-[.B89])^2/([.E$8]-[.E$6])*([.E$8]-[.E$7])))" office:value-type="float" office:value="0.0732280537090454">
            <text:p>0,0732280537</text:p>
          </table:table-cell>
          <table:table-cell table:formula="of:=([.D89]-[.C89])" office:value-type="float" office:value="-0.00277194629095462">
            <text:p>-0,0027719463</text:p>
          </table:table-cell>
          <table:table-cell table:formula="of:=([.D89]-[.C88])" office:value-type="float" office:value="-0.00177194629095462">
            <text:p>-0,0017719463</text:p>
          </table:table-cell>
          <table:table-cell/>
        </table:table-row>
        <table:table-row table:style-name="ro1">
          <table:table-cell office:value-type="float" office:value="3.89817186686">
            <text:p>3,8981718669</text:p>
          </table:table-cell>
          <table:table-cell office:value-type="float" office:value="3.66492270276">
            <text:p>3,6649227028</text:p>
          </table:table-cell>
          <table:table-cell table:formula="of:=FREQUENCY([.B$14:.B$1013];[.B90])/1000" office:value-type="float" office:value="0.077">
            <text:p>0,077</text:p>
          </table:table-cell>
          <table:table-cell table:formula="of:=IF(AND([.E$6]&lt;=[.B90];[.B90]&lt;=[.E$7]);([.B90]-[.E$6])^2/([.E$8]-[.E$6])*([.E$7]-[.E$6]);1-(([.E$8]-[.B90])^2/([.E$8]-[.E$6])*([.E$8]-[.E$7])))" office:value-type="float" office:value="0.0736870334409439">
            <text:p>0,0736870334</text:p>
          </table:table-cell>
          <table:table-cell table:formula="of:=([.D90]-[.C90])" office:value-type="float" office:value="-0.00331296655905607">
            <text:p>-0,0033129666</text:p>
          </table:table-cell>
          <table:table-cell table:formula="of:=([.D90]-[.C89])" office:value-type="float" office:value="-0.00231296655905606">
            <text:p>-0,0023129666</text:p>
          </table:table-cell>
          <table:table-cell/>
        </table:table-row>
        <table:table-row table:style-name="ro1">
          <table:table-cell office:value-type="float" office:value="7.68835423317">
            <text:p>7,6883542332</text:p>
          </table:table-cell>
          <table:table-cell office:value-type="float" office:value="3.66971794198">
            <text:p>3,669717942</text:p>
          </table:table-cell>
          <table:table-cell table:formula="of:=FREQUENCY([.B$14:.B$1013];[.B91])/1000" office:value-type="float" office:value="0.078">
            <text:p>0,078</text:p>
          </table:table-cell>
          <table:table-cell table:formula="of:=IF(AND([.E$6]&lt;=[.B91];[.B91]&lt;=[.E$7]);([.B91]-[.E$6])^2/([.E$8]-[.E$6])*([.E$7]-[.E$6]);1-(([.E$8]-[.B91])^2/([.E$8]-[.E$6])*([.E$8]-[.E$7])))" office:value-type="float" office:value="0.0747536869683211">
            <text:p>0,074753687</text:p>
          </table:table-cell>
          <table:table-cell table:formula="of:=([.D91]-[.C91])" office:value-type="float" office:value="-0.00324631303167887">
            <text:p>-0,003246313</text:p>
          </table:table-cell>
          <table:table-cell table:formula="of:=([.D91]-[.C90])" office:value-type="float" office:value="-0.00224631303167887">
            <text:p>-0,002246313</text:p>
          </table:table-cell>
          <table:table-cell/>
        </table:table-row>
        <table:table-row table:style-name="ro1">
          <table:table-cell office:value-type="float" office:value="5.72998926065">
            <text:p>5,7299892607</text:p>
          </table:table-cell>
          <table:table-cell office:value-type="float" office:value="3.67711032716">
            <text:p>3,6771103272</text:p>
          </table:table-cell>
          <table:table-cell table:formula="of:=FREQUENCY([.B$14:.B$1013];[.B92])/1000" office:value-type="float" office:value="0.079">
            <text:p>0,079</text:p>
          </table:table-cell>
          <table:table-cell table:formula="of:=IF(AND([.E$6]&lt;=[.B92];[.B92]&lt;=[.E$7]);([.B92]-[.E$6])^2/([.E$8]-[.E$6])*([.E$7]-[.E$6]);1-(([.E$8]-[.B92])^2/([.E$8]-[.E$6])*([.E$8]-[.E$7])))" office:value-type="float" office:value="0.076413065857787">
            <text:p>0,0764130659</text:p>
          </table:table-cell>
          <table:table-cell table:formula="of:=([.D92]-[.C92])" office:value-type="float" office:value="-0.00258693414221299">
            <text:p>-0,0025869341</text:p>
          </table:table-cell>
          <table:table-cell table:formula="of:=([.D92]-[.C91])" office:value-type="float" office:value="-0.00158693414221299">
            <text:p>-0,0015869341</text:p>
          </table:table-cell>
          <table:table-cell/>
        </table:table-row>
        <table:table-row table:style-name="ro1">
          <table:table-cell office:value-type="float" office:value="7.49615250626">
            <text:p>7,4961525063</text:p>
          </table:table-cell>
          <table:table-cell office:value-type="float" office:value="3.6794803285">
            <text:p>3,6794803285</text:p>
          </table:table-cell>
          <table:table-cell table:formula="of:=FREQUENCY([.B$14:.B$1013];[.B93])/1000" office:value-type="float" office:value="0.08">
            <text:p>0,08</text:p>
          </table:table-cell>
          <table:table-cell table:formula="of:=IF(AND([.E$6]&lt;=[.B93];[.B93]&lt;=[.E$7]);([.B93]-[.E$6])^2/([.E$8]-[.E$6])*([.E$7]-[.E$6]);1-(([.E$8]-[.B93])^2/([.E$8]-[.E$6])*([.E$8]-[.E$7])))" office:value-type="float" office:value="0.0769489194697447">
            <text:p>0,0769489195</text:p>
          </table:table-cell>
          <table:table-cell table:formula="of:=([.D93]-[.C93])" office:value-type="float" office:value="-0.00305108053025535">
            <text:p>-0,0030510805</text:p>
          </table:table-cell>
          <table:table-cell table:formula="of:=([.D93]-[.C92])" office:value-type="float" office:value="-0.00205108053025535">
            <text:p>-0,0020510805</text:p>
          </table:table-cell>
          <table:table-cell/>
        </table:table-row>
        <table:table-row table:style-name="ro1">
          <table:table-cell office:value-type="float" office:value="7.46156592977">
            <text:p>7,4615659298</text:p>
          </table:table-cell>
          <table:table-cell office:value-type="float" office:value="3.68299992166">
            <text:p>3,6829999217</text:p>
          </table:table-cell>
          <table:table-cell table:formula="of:=FREQUENCY([.B$14:.B$1013];[.B94])/1000" office:value-type="float" office:value="0.081">
            <text:p>0,081</text:p>
          </table:table-cell>
          <table:table-cell table:formula="of:=IF(AND([.E$6]&lt;=[.B94];[.B94]&lt;=[.E$7]);([.B94]-[.E$6])^2/([.E$8]-[.E$6])*([.E$7]-[.E$6]);1-(([.E$8]-[.B94])^2/([.E$8]-[.E$6])*([.E$8]-[.E$7])))" office:value-type="float" office:value="0.077748148831261">
            <text:p>0,0777481488</text:p>
          </table:table-cell>
          <table:table-cell table:formula="of:=([.D94]-[.C94])" office:value-type="float" office:value="-0.00325185116873898">
            <text:p>-0,0032518512</text:p>
          </table:table-cell>
          <table:table-cell table:formula="of:=([.D94]-[.C93])" office:value-type="float" office:value="-0.00225185116873898">
            <text:p>-0,0022518512</text:p>
          </table:table-cell>
          <table:table-cell/>
        </table:table-row>
        <table:table-row table:style-name="ro1">
          <table:table-cell office:value-type="float" office:value="5.07652461174">
            <text:p>5,0765246117</text:p>
          </table:table-cell>
          <table:table-cell office:value-type="float" office:value="3.68733059674">
            <text:p>3,6873305967</text:p>
          </table:table-cell>
          <table:table-cell table:formula="of:=FREQUENCY([.B$14:.B$1013];[.B95])/1000" office:value-type="float" office:value="0.082">
            <text:p>0,082</text:p>
          </table:table-cell>
          <table:table-cell table:formula="of:=IF(AND([.E$6]&lt;=[.B95];[.B95]&lt;=[.E$7]);([.B95]-[.E$6])^2/([.E$8]-[.E$6])*([.E$7]-[.E$6]);1-(([.E$8]-[.B95])^2/([.E$8]-[.E$6])*([.E$8]-[.E$7])))" office:value-type="float" office:value="0.0787372248691607">
            <text:p>0,0787372249</text:p>
          </table:table-cell>
          <table:table-cell table:formula="of:=([.D95]-[.C95])" office:value-type="float" office:value="-0.00326277513083928">
            <text:p>-0,0032627751</text:p>
          </table:table-cell>
          <table:table-cell table:formula="of:=([.D95]-[.C94])" office:value-type="float" office:value="-0.00226277513083928">
            <text:p>-0,0022627751</text:p>
          </table:table-cell>
          <table:table-cell/>
        </table:table-row>
        <table:table-row table:style-name="ro1">
          <table:table-cell office:value-type="float" office:value="6.73684699339">
            <text:p>6,7368469934</text:p>
          </table:table-cell>
          <table:table-cell office:value-type="float" office:value="3.69152581359">
            <text:p>3,6915258136</text:p>
          </table:table-cell>
          <table:table-cell table:formula="of:=FREQUENCY([.B$14:.B$1013];[.B96])/1000" office:value-type="float" office:value="0.083">
            <text:p>0,083</text:p>
          </table:table-cell>
          <table:table-cell table:formula="of:=IF(AND([.E$6]&lt;=[.B96];[.B96]&lt;=[.E$7]);([.B96]-[.E$6])^2/([.E$8]-[.E$6])*([.E$7]-[.E$6]);1-(([.E$8]-[.B96])^2/([.E$8]-[.E$6])*([.E$8]-[.E$7])))" office:value-type="float" office:value="0.079701325143552">
            <text:p>0,0797013251</text:p>
          </table:table-cell>
          <table:table-cell table:formula="of:=([.D96]-[.C96])" office:value-type="float" office:value="-0.00329867485644805">
            <text:p>-0,0032986749</text:p>
          </table:table-cell>
          <table:table-cell table:formula="of:=([.D96]-[.C95])" office:value-type="float" office:value="-0.00229867485644805">
            <text:p>-0,0022986749</text:p>
          </table:table-cell>
          <table:table-cell/>
        </table:table-row>
        <table:table-row table:style-name="ro1">
          <table:table-cell office:value-type="float" office:value="6.4951047751">
            <text:p>6,4951047751</text:p>
          </table:table-cell>
          <table:table-cell office:value-type="float" office:value="3.69411922509">
            <text:p>3,6941192251</text:p>
          </table:table-cell>
          <table:table-cell table:formula="of:=FREQUENCY([.B$14:.B$1013];[.B97])/1000" office:value-type="float" office:value="0.084">
            <text:p>0,084</text:p>
          </table:table-cell>
          <table:table-cell table:formula="of:=IF(AND([.E$6]&lt;=[.B97];[.B97]&lt;=[.E$7]);([.B97]-[.E$6])^2/([.E$8]-[.E$6])*([.E$7]-[.E$6]);1-(([.E$8]-[.B97])^2/([.E$8]-[.E$6])*([.E$8]-[.E$7])))" office:value-type="float" office:value="0.0803002497732569">
            <text:p>0,0803002498</text:p>
          </table:table-cell>
          <table:table-cell table:formula="of:=([.D97]-[.C97])" office:value-type="float" office:value="-0.00369975022674307">
            <text:p>-0,0036997502</text:p>
          </table:table-cell>
          <table:table-cell table:formula="of:=([.D97]-[.C96])" office:value-type="float" office:value="-0.00269975022674307">
            <text:p>-0,0026997502</text:p>
          </table:table-cell>
          <table:table-cell/>
        </table:table-row>
        <table:table-row table:style-name="ro1">
          <table:table-cell office:value-type="float" office:value="4.39088407845">
            <text:p>4,3908840785</text:p>
          </table:table-cell>
          <table:table-cell office:value-type="float" office:value="3.70070003273">
            <text:p>3,7007000327</text:p>
          </table:table-cell>
          <table:table-cell table:formula="of:=FREQUENCY([.B$14:.B$1013];[.B98])/1000" office:value-type="float" office:value="0.085">
            <text:p>0,085</text:p>
          </table:table-cell>
          <table:table-cell table:formula="of:=IF(AND([.E$6]&lt;=[.B98];[.B98]&lt;=[.E$7]);([.B98]-[.E$6])^2/([.E$8]-[.E$6])*([.E$7]-[.E$6]);1-(([.E$8]-[.B98])^2/([.E$8]-[.E$6])*([.E$8]-[.E$7])))" office:value-type="float" office:value="0.0818300893113038">
            <text:p>0,0818300893</text:p>
          </table:table-cell>
          <table:table-cell table:formula="of:=([.D98]-[.C98])" office:value-type="float" office:value="-0.00316991068869618">
            <text:p>-0,0031699107</text:p>
          </table:table-cell>
          <table:table-cell table:formula="of:=([.D98]-[.C97])" office:value-type="float" office:value="-0.00216991068869618">
            <text:p>-0,0021699107</text:p>
          </table:table-cell>
          <table:table-cell/>
        </table:table-row>
        <table:table-row table:style-name="ro1">
          <table:table-cell office:value-type="float" office:value="6.91383537257">
            <text:p>6,9138353726</text:p>
          </table:table-cell>
          <table:table-cell office:value-type="float" office:value="3.70276674202">
            <text:p>3,702766742</text:p>
          </table:table-cell>
          <table:table-cell table:formula="of:=FREQUENCY([.B$14:.B$1013];[.B99])/1000" office:value-type="float" office:value="0.086">
            <text:p>0,086</text:p>
          </table:table-cell>
          <table:table-cell table:formula="of:=IF(AND([.E$6]&lt;=[.B99];[.B99]&lt;=[.E$7]);([.B99]-[.E$6])^2/([.E$8]-[.E$6])*([.E$7]-[.E$6]);1-(([.E$8]-[.B99])^2/([.E$8]-[.E$6])*([.E$8]-[.E$7])))" office:value-type="float" office:value="0.0823135156149009">
            <text:p>0,0823135156</text:p>
          </table:table-cell>
          <table:table-cell table:formula="of:=([.D99]-[.C99])" office:value-type="float" office:value="-0.0036864843850991">
            <text:p>-0,0036864844</text:p>
          </table:table-cell>
          <table:table-cell table:formula="of:=([.D99]-[.C98])" office:value-type="float" office:value="-0.00268648438509911">
            <text:p>-0,0026864844</text:p>
          </table:table-cell>
          <table:table-cell/>
        </table:table-row>
        <table:table-row table:style-name="ro1">
          <table:table-cell office:value-type="float" office:value="5.6294775537">
            <text:p>5,6294775537</text:p>
          </table:table-cell>
          <table:table-cell office:value-type="float" office:value="3.71322312615">
            <text:p>3,7132231262</text:p>
          </table:table-cell>
          <table:table-cell table:formula="of:=FREQUENCY([.B$14:.B$1013];[.B100])/1000" office:value-type="float" office:value="0.087">
            <text:p>0,087</text:p>
          </table:table-cell>
          <table:table-cell table:formula="of:=IF(AND([.E$6]&lt;=[.B100];[.B100]&lt;=[.E$7]);([.B100]-[.E$6])^2/([.E$8]-[.E$6])*([.E$7]-[.E$6]);1-(([.E$8]-[.B100])^2/([.E$8]-[.E$6])*([.E$8]-[.E$7])))" office:value-type="float" office:value="0.0847812046125298">
            <text:p>0,0847812046</text:p>
          </table:table-cell>
          <table:table-cell table:formula="of:=([.D100]-[.C100])" office:value-type="float" office:value="-0.0022187953874702">
            <text:p>-0,0022187954</text:p>
          </table:table-cell>
          <table:table-cell table:formula="of:=([.D100]-[.C99])" office:value-type="float" office:value="-0.0012187953874702">
            <text:p>-0,0012187954</text:p>
          </table:table-cell>
          <table:table-cell/>
        </table:table-row>
        <table:table-row table:style-name="ro1">
          <table:table-cell office:value-type="float" office:value="4.95925024064">
            <text:p>4,9592502406</text:p>
          </table:table-cell>
          <table:table-cell office:value-type="float" office:value="3.71383593861">
            <text:p>3,7138359386</text:p>
          </table:table-cell>
          <table:table-cell table:formula="of:=FREQUENCY([.B$14:.B$1013];[.B101])/1000" office:value-type="float" office:value="0.088">
            <text:p>0,088</text:p>
          </table:table-cell>
          <table:table-cell table:formula="of:=IF(AND([.E$6]&lt;=[.B101];[.B101]&lt;=[.E$7]);([.B101]-[.E$6])^2/([.E$8]-[.E$6])*([.E$7]-[.E$6]);1-(([.E$8]-[.B101])^2/([.E$8]-[.E$6])*([.E$8]-[.E$7])))" office:value-type="float" office:value="0.0849269578752033">
            <text:p>0,0849269579</text:p>
          </table:table-cell>
          <table:table-cell table:formula="of:=([.D101]-[.C101])" office:value-type="float" office:value="-0.00307304212479673">
            <text:p>-0,0030730421</text:p>
          </table:table-cell>
          <table:table-cell table:formula="of:=([.D101]-[.C100])" office:value-type="float" office:value="-0.00207304212479673">
            <text:p>-0,0020730421</text:p>
          </table:table-cell>
          <table:table-cell/>
        </table:table-row>
        <table:table-row table:style-name="ro1">
          <table:table-cell office:value-type="float" office:value="4.51639967472">
            <text:p>4,5163996747</text:p>
          </table:table-cell>
          <table:table-cell office:value-type="float" office:value="3.7192649209">
            <text:p>3,7192649209</text:p>
          </table:table-cell>
          <table:table-cell table:formula="of:=FREQUENCY([.B$14:.B$1013];[.B102])/1000" office:value-type="float" office:value="0.089">
            <text:p>0,089</text:p>
          </table:table-cell>
          <table:table-cell table:formula="of:=IF(AND([.E$6]&lt;=[.B102];[.B102]&lt;=[.E$7]);([.B102]-[.E$6])^2/([.E$8]-[.E$6])*([.E$7]-[.E$6]);1-(([.E$8]-[.B102])^2/([.E$8]-[.E$6])*([.E$8]-[.E$7])))" office:value-type="float" office:value="0.0862236710728806">
            <text:p>0,0862236711</text:p>
          </table:table-cell>
          <table:table-cell table:formula="of:=([.D102]-[.C102])" office:value-type="float" office:value="-0.00277632892711942">
            <text:p>-0,0027763289</text:p>
          </table:table-cell>
          <table:table-cell table:formula="of:=([.D102]-[.C101])" office:value-type="float" office:value="-0.00177632892711942">
            <text:p>-0,0017763289</text:p>
          </table:table-cell>
          <table:table-cell/>
        </table:table-row>
        <table:table-row table:style-name="ro1">
          <table:table-cell office:value-type="float" office:value="4.42755210057">
            <text:p>4,4275521006</text:p>
          </table:table-cell>
          <table:table-cell office:value-type="float" office:value="3.7200489755">
            <text:p>3,7200489755</text:p>
          </table:table-cell>
          <table:table-cell table:formula="of:=FREQUENCY([.B$14:.B$1013];[.B103])/1000" office:value-type="float" office:value="0.09">
            <text:p>0,09</text:p>
          </table:table-cell>
          <table:table-cell table:formula="of:=IF(AND([.E$6]&lt;=[.B103];[.B103]&lt;=[.E$7]);([.B103]-[.E$6])^2/([.E$8]-[.E$6])*([.E$7]-[.E$6]);1-(([.E$8]-[.B103])^2/([.E$8]-[.E$6])*([.E$8]-[.E$7])))" office:value-type="float" office:value="0.0864117545197666">
            <text:p>0,0864117545</text:p>
          </table:table-cell>
          <table:table-cell table:formula="of:=([.D103]-[.C103])" office:value-type="float" office:value="-0.00358824548023337">
            <text:p>-0,0035882455</text:p>
          </table:table-cell>
          <table:table-cell table:formula="of:=([.D103]-[.C102])" office:value-type="float" office:value="-0.00258824548023337">
            <text:p>-0,0025882455</text:p>
          </table:table-cell>
          <table:table-cell/>
        </table:table-row>
        <table:table-row table:style-name="ro1">
          <table:table-cell office:value-type="float" office:value="7.91033340554">
            <text:p>7,9103334055</text:p>
          </table:table-cell>
          <table:table-cell office:value-type="float" office:value="3.72251255294">
            <text:p>3,7225125529</text:p>
          </table:table-cell>
          <table:table-cell table:formula="of:=FREQUENCY([.B$14:.B$1013];[.B104])/1000" office:value-type="float" office:value="0.091">
            <text:p>0,091</text:p>
          </table:table-cell>
          <table:table-cell table:formula="of:=IF(AND([.E$6]&lt;=[.B104];[.B104]&lt;=[.E$7]);([.B104]-[.E$6])^2/([.E$8]-[.E$6])*([.E$7]-[.E$6]);1-(([.E$8]-[.B104])^2/([.E$8]-[.E$6])*([.E$8]-[.E$7])))" office:value-type="float" office:value="0.0870040648593127">
            <text:p>0,0870040649</text:p>
          </table:table-cell>
          <table:table-cell table:formula="of:=([.D104]-[.C104])" office:value-type="float" office:value="-0.00399593514068727">
            <text:p>-0,0039959351</text:p>
          </table:table-cell>
          <table:table-cell table:formula="of:=([.D104]-[.C103])" office:value-type="float" office:value="-0.00299593514068727">
            <text:p>-0,0029959351</text:p>
          </table:table-cell>
          <table:table-cell/>
        </table:table-row>
        <table:table-row table:style-name="ro1">
          <table:table-cell office:value-type="float" office:value="4.88863170621">
            <text:p>4,8886317062</text:p>
          </table:table-cell>
          <table:table-cell office:value-type="float" office:value="3.7260424581">
            <text:p>3,7260424581</text:p>
          </table:table-cell>
          <table:table-cell table:formula="of:=FREQUENCY([.B$14:.B$1013];[.B105])/1000" office:value-type="float" office:value="0.092">
            <text:p>0,092</text:p>
          </table:table-cell>
          <table:table-cell table:formula="of:=IF(AND([.E$6]&lt;=[.B105];[.B105]&lt;=[.E$7]);([.B105]-[.E$6])^2/([.E$8]-[.E$6])*([.E$7]-[.E$6]);1-(([.E$8]-[.B105])^2/([.E$8]-[.E$6])*([.E$8]-[.E$7])))" office:value-type="float" office:value="0.0878562751606484">
            <text:p>0,0878562752</text:p>
          </table:table-cell>
          <table:table-cell table:formula="of:=([.D105]-[.C105])" office:value-type="float" office:value="-0.00414372483935156">
            <text:p>-0,0041437248</text:p>
          </table:table-cell>
          <table:table-cell table:formula="of:=([.D105]-[.C104])" office:value-type="float" office:value="-0.00314372483935156">
            <text:p>-0,0031437248</text:p>
          </table:table-cell>
          <table:table-cell/>
        </table:table-row>
        <table:table-row table:style-name="ro1">
          <table:table-cell office:value-type="float" office:value="5.69075741346">
            <text:p>5,6907574135</text:p>
          </table:table-cell>
          <table:table-cell office:value-type="float" office:value="3.73230240982">
            <text:p>3,7323024098</text:p>
          </table:table-cell>
          <table:table-cell table:formula="of:=FREQUENCY([.B$14:.B$1013];[.B106])/1000" office:value-type="float" office:value="0.093">
            <text:p>0,093</text:p>
          </table:table-cell>
          <table:table-cell table:formula="of:=IF(AND([.E$6]&lt;=[.B106];[.B106]&lt;=[.E$7]);([.B106]-[.E$6])^2/([.E$8]-[.E$6])*([.E$7]-[.E$6]);1-(([.E$8]-[.B106])^2/([.E$8]-[.E$6])*([.E$8]-[.E$7])))" office:value-type="float" office:value="0.0893778032380298">
            <text:p>0,0893778032</text:p>
          </table:table-cell>
          <table:table-cell table:formula="of:=([.D106]-[.C106])" office:value-type="float" office:value="-0.00362219676197015">
            <text:p>-0,0036221968</text:p>
          </table:table-cell>
          <table:table-cell table:formula="of:=([.D106]-[.C105])" office:value-type="float" office:value="-0.00262219676197015">
            <text:p>-0,0026221968</text:p>
          </table:table-cell>
          <table:table-cell/>
        </table:table-row>
        <table:table-row table:style-name="ro1">
          <table:table-cell office:value-type="float" office:value="3.94172191873">
            <text:p>3,9417219187</text:p>
          </table:table-cell>
          <table:table-cell office:value-type="float" office:value="3.74074411031">
            <text:p>3,7407441103</text:p>
          </table:table-cell>
          <table:table-cell table:formula="of:=FREQUENCY([.B$14:.B$1013];[.B107])/1000" office:value-type="float" office:value="0.094">
            <text:p>0,094</text:p>
          </table:table-cell>
          <table:table-cell table:formula="of:=IF(AND([.E$6]&lt;=[.B107];[.B107]&lt;=[.E$7]);([.B107]-[.E$6])^2/([.E$8]-[.E$6])*([.E$7]-[.E$6]);1-(([.E$8]-[.B107])^2/([.E$8]-[.E$6])*([.E$8]-[.E$7])))" office:value-type="float" office:value="0.0914503061598256">
            <text:p>0,0914503062</text:p>
          </table:table-cell>
          <table:table-cell table:formula="of:=([.D107]-[.C107])" office:value-type="float" office:value="-0.00254969384017441">
            <text:p>-0,0025496938</text:p>
          </table:table-cell>
          <table:table-cell table:formula="of:=([.D107]-[.C106])" office:value-type="float" office:value="-0.00154969384017441">
            <text:p>-0,0015496938</text:p>
          </table:table-cell>
          <table:table-cell/>
        </table:table-row>
        <table:table-row table:style-name="ro1">
          <table:table-cell office:value-type="float" office:value="7.56399080074">
            <text:p>7,5639908007</text:p>
          </table:table-cell>
          <table:table-cell office:value-type="float" office:value="3.74083377601">
            <text:p>3,740833776</text:p>
          </table:table-cell>
          <table:table-cell table:formula="of:=FREQUENCY([.B$14:.B$1013];[.B108])/1000" office:value-type="float" office:value="0.095">
            <text:p>0,095</text:p>
          </table:table-cell>
          <table:table-cell table:formula="of:=IF(AND([.E$6]&lt;=[.B108];[.B108]&lt;=[.E$7]);([.B108]-[.E$6])^2/([.E$8]-[.E$6])*([.E$7]-[.E$6]);1-(([.E$8]-[.B108])^2/([.E$8]-[.E$6])*([.E$8]-[.E$7])))" office:value-type="float" office:value="0.0914724472795392">
            <text:p>0,0914724473</text:p>
          </table:table-cell>
          <table:table-cell table:formula="of:=([.D108]-[.C108])" office:value-type="float" office:value="-0.00352755272046083">
            <text:p>-0,0035275527</text:p>
          </table:table-cell>
          <table:table-cell table:formula="of:=([.D108]-[.C107])" office:value-type="float" office:value="-0.00252755272046083">
            <text:p>-0,0025275527</text:p>
          </table:table-cell>
          <table:table-cell/>
        </table:table-row>
        <table:table-row table:style-name="ro1">
          <table:table-cell office:value-type="float" office:value="8.6708491745">
            <text:p>8,6708491745</text:p>
          </table:table-cell>
          <table:table-cell office:value-type="float" office:value="3.7418901812">
            <text:p>3,7418901812</text:p>
          </table:table-cell>
          <table:table-cell table:formula="of:=FREQUENCY([.B$14:.B$1013];[.B109])/1000" office:value-type="float" office:value="0.096">
            <text:p>0,096</text:p>
          </table:table-cell>
          <table:table-cell table:formula="of:=IF(AND([.E$6]&lt;=[.B109];[.B109]&lt;=[.E$7]);([.B109]-[.E$6])^2/([.E$8]-[.E$6])*([.E$7]-[.E$6]);1-(([.E$8]-[.B109])^2/([.E$8]-[.E$6])*([.E$8]-[.E$7])))" office:value-type="float" office:value="0.0917335068268281">
            <text:p>0,0917335068</text:p>
          </table:table-cell>
          <table:table-cell table:formula="of:=([.D109]-[.C109])" office:value-type="float" office:value="-0.00426649317317186">
            <text:p>-0,0042664932</text:p>
          </table:table-cell>
          <table:table-cell table:formula="of:=([.D109]-[.C108])" office:value-type="float" office:value="-0.00326649317317186">
            <text:p>-0,0032664932</text:p>
          </table:table-cell>
          <table:table-cell/>
        </table:table-row>
        <table:table-row table:style-name="ro1">
          <table:table-cell office:value-type="float" office:value="3.33212015812">
            <text:p>3,3321201581</text:p>
          </table:table-cell>
          <table:table-cell office:value-type="float" office:value="3.74750785651">
            <text:p>3,7475078565</text:p>
          </table:table-cell>
          <table:table-cell table:formula="of:=FREQUENCY([.B$14:.B$1013];[.B110])/1000" office:value-type="float" office:value="0.097">
            <text:p>0,097</text:p>
          </table:table-cell>
          <table:table-cell table:formula="of:=IF(AND([.E$6]&lt;=[.B110];[.B110]&lt;=[.E$7]);([.B110]-[.E$6])^2/([.E$8]-[.E$6])*([.E$7]-[.E$6]);1-(([.E$8]-[.B110])^2/([.E$8]-[.E$6])*([.E$8]-[.E$7])))" office:value-type="float" office:value="0.0931279992573624">
            <text:p>0,0931279993</text:p>
          </table:table-cell>
          <table:table-cell table:formula="of:=([.D110]-[.C110])" office:value-type="float" office:value="-0.00387200074263756">
            <text:p>-0,0038720007</text:p>
          </table:table-cell>
          <table:table-cell table:formula="of:=([.D110]-[.C109])" office:value-type="float" office:value="-0.00287200074263756">
            <text:p>-0,0028720007</text:p>
          </table:table-cell>
          <table:table-cell/>
        </table:table-row>
        <table:table-row table:style-name="ro1">
          <table:table-cell office:value-type="float" office:value="6.55886297224">
            <text:p>6,5588629722</text:p>
          </table:table-cell>
          <table:table-cell office:value-type="float" office:value="3.7528378047">
            <text:p>3,7528378047</text:p>
          </table:table-cell>
          <table:table-cell table:formula="of:=FREQUENCY([.B$14:.B$1013];[.B111])/1000" office:value-type="float" office:value="0.098">
            <text:p>0,098</text:p>
          </table:table-cell>
          <table:table-cell table:formula="of:=IF(AND([.E$6]&lt;=[.B111];[.B111]&lt;=[.E$7]);([.B111]-[.E$6])^2/([.E$8]-[.E$6])*([.E$7]-[.E$6]);1-(([.E$8]-[.B111])^2/([.E$8]-[.E$6])*([.E$8]-[.E$7])))" office:value-type="float" office:value="0.0944607933642526">
            <text:p>0,0944607934</text:p>
          </table:table-cell>
          <table:table-cell table:formula="of:=([.D111]-[.C111])" office:value-type="float" office:value="-0.00353920663574746">
            <text:p>-0,0035392066</text:p>
          </table:table-cell>
          <table:table-cell table:formula="of:=([.D111]-[.C110])" office:value-type="float" office:value="-0.00253920663574746">
            <text:p>-0,0025392066</text:p>
          </table:table-cell>
          <table:table-cell/>
        </table:table-row>
        <table:table-row table:style-name="ro1">
          <table:table-cell office:value-type="float" office:value="3.68733059674">
            <text:p>3,6873305967</text:p>
          </table:table-cell>
          <table:table-cell office:value-type="float" office:value="3.76102674339">
            <text:p>3,7610267434</text:p>
          </table:table-cell>
          <table:table-cell table:formula="of:=FREQUENCY([.B$14:.B$1013];[.B112])/1000" office:value-type="float" office:value="0.099">
            <text:p>0,099</text:p>
          </table:table-cell>
          <table:table-cell table:formula="of:=IF(AND([.E$6]&lt;=[.B112];[.B112]&lt;=[.E$7]);([.B112]-[.E$6])^2/([.E$8]-[.E$6])*([.E$7]-[.E$6]);1-(([.E$8]-[.B112])^2/([.E$8]-[.E$6])*([.E$8]-[.E$7])))" office:value-type="float" office:value="0.0965269506924648">
            <text:p>0,0965269507</text:p>
          </table:table-cell>
          <table:table-cell table:formula="of:=([.D112]-[.C112])" office:value-type="float" office:value="-0.0024730493075352">
            <text:p>-0,0024730493</text:p>
          </table:table-cell>
          <table:table-cell table:formula="of:=([.D112]-[.C111])" office:value-type="float" office:value="-0.0014730493075352">
            <text:p>-0,0014730493</text:p>
          </table:table-cell>
          <table:table-cell/>
        </table:table-row>
        <table:table-row table:style-name="ro1">
          <table:table-cell office:value-type="float" office:value="5.43333898339">
            <text:p>5,4333389834</text:p>
          </table:table-cell>
          <table:table-cell office:value-type="float" office:value="3.76494296534">
            <text:p>3,7649429653</text:p>
          </table:table-cell>
          <table:table-cell table:formula="of:=FREQUENCY([.B$14:.B$1013];[.B113])/1000" office:value-type="float" office:value="0.1">
            <text:p>0,1</text:p>
          </table:table-cell>
          <table:table-cell table:formula="of:=IF(AND([.E$6]&lt;=[.B113];[.B113]&lt;=[.E$7]);([.B113]-[.E$6])^2/([.E$8]-[.E$6])*([.E$7]-[.E$6]);1-(([.E$8]-[.B113])^2/([.E$8]-[.E$6])*([.E$8]-[.E$7])))" office:value-type="float" office:value="0.0975229567038587">
            <text:p>0,0975229567</text:p>
          </table:table-cell>
          <table:table-cell table:formula="of:=([.D113]-[.C113])" office:value-type="float" office:value="-0.00247704329614128">
            <text:p>-0,0024770433</text:p>
          </table:table-cell>
          <table:table-cell table:formula="of:=([.D113]-[.C112])" office:value-type="float" office:value="-0.00147704329614128">
            <text:p>-0,0014770433</text:p>
          </table:table-cell>
          <table:table-cell/>
        </table:table-row>
        <table:table-row table:style-name="ro1">
          <table:table-cell office:value-type="float" office:value="6.58365706233">
            <text:p>6,5836570623</text:p>
          </table:table-cell>
          <table:table-cell office:value-type="float" office:value="3.76510734924">
            <text:p>3,7651073492</text:p>
          </table:table-cell>
          <table:table-cell table:formula="of:=FREQUENCY([.B$14:.B$1013];[.B114])/1000" office:value-type="float" office:value="0.101">
            <text:p>0,101</text:p>
          </table:table-cell>
          <table:table-cell table:formula="of:=IF(AND([.E$6]&lt;=[.B114];[.B114]&lt;=[.E$7]);([.B114]-[.E$6])^2/([.E$8]-[.E$6])*([.E$7]-[.E$6]);1-(([.E$8]-[.B114])^2/([.E$8]-[.E$6])*([.E$8]-[.E$7])))" office:value-type="float" office:value="0.0975648759768432">
            <text:p>0,097564876</text:p>
          </table:table-cell>
          <table:table-cell table:formula="of:=([.D114]-[.C114])" office:value-type="float" office:value="-0.00343512402315678">
            <text:p>-0,003435124</text:p>
          </table:table-cell>
          <table:table-cell table:formula="of:=([.D114]-[.C113])" office:value-type="float" office:value="-0.00243512402315678">
            <text:p>-0,002435124</text:p>
          </table:table-cell>
          <table:table-cell/>
        </table:table-row>
        <table:table-row table:style-name="ro1">
          <table:table-cell office:value-type="float" office:value="4.72794007991">
            <text:p>4,7279400799</text:p>
          </table:table-cell>
          <table:table-cell office:value-type="float" office:value="3.76630726333">
            <text:p>3,7663072633</text:p>
          </table:table-cell>
          <table:table-cell table:formula="of:=FREQUENCY([.B$14:.B$1013];[.B115])/1000" office:value-type="float" office:value="0.102">
            <text:p>0,102</text:p>
          </table:table-cell>
          <table:table-cell table:formula="of:=IF(AND([.E$6]&lt;=[.B115];[.B115]&lt;=[.E$7]);([.B115]-[.E$6])^2/([.E$8]-[.E$6])*([.E$7]-[.E$6]);1-(([.E$8]-[.B115])^2/([.E$8]-[.E$6])*([.E$8]-[.E$7])))" office:value-type="float" office:value="0.0978711369720523">
            <text:p>0,097871137</text:p>
          </table:table-cell>
          <table:table-cell table:formula="of:=([.D115]-[.C115])" office:value-type="float" office:value="-0.0041288630279477">
            <text:p>-0,004128863</text:p>
          </table:table-cell>
          <table:table-cell table:formula="of:=([.D115]-[.C114])" office:value-type="float" office:value="-0.00312886302794771">
            <text:p>-0,003128863</text:p>
          </table:table-cell>
          <table:table-cell/>
        </table:table-row>
        <table:table-row table:style-name="ro1">
          <table:table-cell office:value-type="float" office:value="4.28812295666">
            <text:p>4,2881229567</text:p>
          </table:table-cell>
          <table:table-cell office:value-type="float" office:value="3.77424306077">
            <text:p>3,7742430608</text:p>
          </table:table-cell>
          <table:table-cell table:formula="of:=FREQUENCY([.B$14:.B$1013];[.B116])/1000" office:value-type="float" office:value="0.103">
            <text:p>0,103</text:p>
          </table:table-cell>
          <table:table-cell table:formula="of:=IF(AND([.E$6]&lt;=[.B116];[.B116]&lt;=[.E$7]);([.B116]-[.E$6])^2/([.E$8]-[.E$6])*([.E$7]-[.E$6]);1-(([.E$8]-[.B116])^2/([.E$8]-[.E$6])*([.E$8]-[.E$7])))" office:value-type="float" office:value="0.099908719525083">
            <text:p>0,0999087195</text:p>
          </table:table-cell>
          <table:table-cell table:formula="of:=([.D116]-[.C116])" office:value-type="float" office:value="-0.00309128047491702">
            <text:p>-0,0030912805</text:p>
          </table:table-cell>
          <table:table-cell table:formula="of:=([.D116]-[.C115])" office:value-type="float" office:value="-0.00209128047491702">
            <text:p>-0,0020912805</text:p>
          </table:table-cell>
          <table:table-cell/>
        </table:table-row>
        <table:table-row table:style-name="ro1">
          <table:table-cell office:value-type="float" office:value="3.97412701251">
            <text:p>3,9741270125</text:p>
          </table:table-cell>
          <table:table-cell office:value-type="float" office:value="3.78238422953">
            <text:p>3,7823842295</text:p>
          </table:table-cell>
          <table:table-cell table:formula="of:=FREQUENCY([.B$14:.B$1013];[.B117])/1000" office:value-type="float" office:value="0.104">
            <text:p>0,104</text:p>
          </table:table-cell>
          <table:table-cell table:formula="of:=IF(AND([.E$6]&lt;=[.B117];[.B117]&lt;=[.E$7]);([.B117]-[.E$6])^2/([.E$8]-[.E$6])*([.E$7]-[.E$6]);1-(([.E$8]-[.B117])^2/([.E$8]-[.E$6])*([.E$8]-[.E$7])))" office:value-type="float" office:value="0.102020847102875">
            <text:p>0,1020208471</text:p>
          </table:table-cell>
          <table:table-cell table:formula="of:=([.D117]-[.C117])" office:value-type="float" office:value="-0.00197915289712475">
            <text:p>-0,0019791529</text:p>
          </table:table-cell>
          <table:table-cell table:formula="of:=([.D117]-[.C116])" office:value-type="float" office:value="-0.000979152897124746">
            <text:p>-0,0009791529</text:p>
          </table:table-cell>
          <table:table-cell/>
        </table:table-row>
        <table:table-row table:style-name="ro1">
          <table:table-cell office:value-type="float" office:value="6.49573925034">
            <text:p>6,4957392503</text:p>
          </table:table-cell>
          <table:table-cell office:value-type="float" office:value="3.78524741931">
            <text:p>3,7852474193</text:p>
          </table:table-cell>
          <table:table-cell table:formula="of:=FREQUENCY([.B$14:.B$1013];[.B118])/1000" office:value-type="float" office:value="0.105">
            <text:p>0,105</text:p>
          </table:table-cell>
          <table:table-cell table:formula="of:=IF(AND([.E$6]&lt;=[.B118];[.B118]&lt;=[.E$7]);([.B118]-[.E$6])^2/([.E$8]-[.E$6])*([.E$7]-[.E$6]);1-(([.E$8]-[.B118])^2/([.E$8]-[.E$6])*([.E$8]-[.E$7])))" office:value-type="float" office:value="0.102768918255503">
            <text:p>0,1027689183</text:p>
          </table:table-cell>
          <table:table-cell table:formula="of:=([.D118]-[.C118])" office:value-type="float" office:value="-0.00223108174449749">
            <text:p>-0,0022310817</text:p>
          </table:table-cell>
          <table:table-cell table:formula="of:=([.D118]-[.C117])" office:value-type="float" office:value="-0.00123108174449749">
            <text:p>-0,0012310817</text:p>
          </table:table-cell>
          <table:table-cell/>
        </table:table-row>
        <table:table-row table:style-name="ro1">
          <table:table-cell office:value-type="float" office:value="4.0317687872">
            <text:p>4,0317687872</text:p>
          </table:table-cell>
          <table:table-cell office:value-type="float" office:value="3.78630432052">
            <text:p>3,7863043205</text:p>
          </table:table-cell>
          <table:table-cell table:formula="of:=FREQUENCY([.B$14:.B$1013];[.B119])/1000" office:value-type="float" office:value="0.106">
            <text:p>0,106</text:p>
          </table:table-cell>
          <table:table-cell table:formula="of:=IF(AND([.E$6]&lt;=[.B119];[.B119]&lt;=[.E$7]);([.B119]-[.E$6])^2/([.E$8]-[.E$6])*([.E$7]-[.E$6]);1-(([.E$8]-[.B119])^2/([.E$8]-[.E$6])*([.E$8]-[.E$7])))" office:value-type="float" office:value="0.103045747411403">
            <text:p>0,1030457474</text:p>
          </table:table-cell>
          <table:table-cell table:formula="of:=([.D119]-[.C119])" office:value-type="float" office:value="-0.00295425258859679">
            <text:p>-0,0029542526</text:p>
          </table:table-cell>
          <table:table-cell table:formula="of:=([.D119]-[.C118])" office:value-type="float" office:value="-0.00195425258859679">
            <text:p>-0,0019542526</text:p>
          </table:table-cell>
          <table:table-cell/>
        </table:table-row>
        <table:table-row table:style-name="ro1">
          <table:table-cell office:value-type="float" office:value="4.12582844549">
            <text:p>4,1258284455</text:p>
          </table:table-cell>
          <table:table-cell office:value-type="float" office:value="3.79057170646">
            <text:p>3,7905717065</text:p>
          </table:table-cell>
          <table:table-cell table:formula="of:=FREQUENCY([.B$14:.B$1013];[.B120])/1000" office:value-type="float" office:value="0.107">
            <text:p>0,107</text:p>
          </table:table-cell>
          <table:table-cell table:formula="of:=IF(AND([.E$6]&lt;=[.B120];[.B120]&lt;=[.E$7]);([.B120]-[.E$6])^2/([.E$8]-[.E$6])*([.E$7]-[.E$6]);1-(([.E$8]-[.B120])^2/([.E$8]-[.E$6])*([.E$8]-[.E$7])))" office:value-type="float" office:value="0.104167270509179">
            <text:p>0,1041672705</text:p>
          </table:table-cell>
          <table:table-cell table:formula="of:=([.D120]-[.C120])" office:value-type="float" office:value="-0.00283272949082067">
            <text:p>-0,0028327295</text:p>
          </table:table-cell>
          <table:table-cell table:formula="of:=([.D120]-[.C119])" office:value-type="float" office:value="-0.00183272949082067">
            <text:p>-0,0018327295</text:p>
          </table:table-cell>
          <table:table-cell/>
        </table:table-row>
        <table:table-row table:style-name="ro1">
          <table:table-cell office:value-type="float" office:value="5.97648124764">
            <text:p>5,9764812476</text:p>
          </table:table-cell>
          <table:table-cell office:value-type="float" office:value="3.80146468091">
            <text:p>3,8014646809</text:p>
          </table:table-cell>
          <table:table-cell table:formula="of:=FREQUENCY([.B$14:.B$1013];[.B121])/1000" office:value-type="float" office:value="0.108">
            <text:p>0,108</text:p>
          </table:table-cell>
          <table:table-cell table:formula="of:=IF(AND([.E$6]&lt;=[.B121];[.B121]&lt;=[.E$7]);([.B121]-[.E$6])^2/([.E$8]-[.E$6])*([.E$7]-[.E$6]);1-(([.E$8]-[.B121])^2/([.E$8]-[.E$6])*([.E$8]-[.E$7])))" office:value-type="float" office:value="0.107057605791028">
            <text:p>0,1070576058</text:p>
          </table:table-cell>
          <table:table-cell table:formula="of:=([.D121]-[.C121])" office:value-type="float" office:value="-0.000942394208971936">
            <text:p>-0,0009423942</text:p>
          </table:table-cell>
          <table:table-cell table:formula="of:=([.D121]-[.C120])" office:value-type="float" office:value="0.0000576057910280647">
            <text:p>5,76057910280647E-005</text:p>
          </table:table-cell>
          <table:table-cell/>
        </table:table-row>
        <table:table-row table:style-name="ro1">
          <table:table-cell office:value-type="float" office:value="3.85683618032">
            <text:p>3,8568361803</text:p>
          </table:table-cell>
          <table:table-cell office:value-type="float" office:value="3.8022537306">
            <text:p>3,8022537306</text:p>
          </table:table-cell>
          <table:table-cell table:formula="of:=FREQUENCY([.B$14:.B$1013];[.B122])/1000" office:value-type="float" office:value="0.109">
            <text:p>0,109</text:p>
          </table:table-cell>
          <table:table-cell table:formula="of:=IF(AND([.E$6]&lt;=[.B122];[.B122]&lt;=[.E$7]);([.B122]-[.E$6])^2/([.E$8]-[.E$6])*([.E$7]-[.E$6]);1-(([.E$8]-[.B122])^2/([.E$8]-[.E$6])*([.E$8]-[.E$7])))" office:value-type="float" office:value="0.107268508043603">
            <text:p>0,107268508</text:p>
          </table:table-cell>
          <table:table-cell table:formula="of:=([.D122]-[.C122])" office:value-type="float" office:value="-0.00173149195639712">
            <text:p>-0,001731492</text:p>
          </table:table-cell>
          <table:table-cell table:formula="of:=([.D122]-[.C121])" office:value-type="float" office:value="-0.000731491956397115">
            <text:p>-0,000731492</text:p>
          </table:table-cell>
          <table:table-cell/>
        </table:table-row>
        <table:table-row table:style-name="ro1">
          <table:table-cell office:value-type="float" office:value="5.07682970657">
            <text:p>5,0768297066</text:p>
          </table:table-cell>
          <table:table-cell office:value-type="float" office:value="3.80453223378">
            <text:p>3,8045322338</text:p>
          </table:table-cell>
          <table:table-cell table:formula="of:=FREQUENCY([.B$14:.B$1013];[.B123])/1000" office:value-type="float" office:value="0.11">
            <text:p>0,11</text:p>
          </table:table-cell>
          <table:table-cell table:formula="of:=IF(AND([.E$6]&lt;=[.B123];[.B123]&lt;=[.E$7]);([.B123]-[.E$6])^2/([.E$8]-[.E$6])*([.E$7]-[.E$6]);1-(([.E$8]-[.B123])^2/([.E$8]-[.E$6])*([.E$8]-[.E$7])))" office:value-type="float" office:value="0.107878685865173">
            <text:p>0,1078786859</text:p>
          </table:table-cell>
          <table:table-cell table:formula="of:=([.D123]-[.C123])" office:value-type="float" office:value="-0.00212131413482727">
            <text:p>-0,0021213141</text:p>
          </table:table-cell>
          <table:table-cell table:formula="of:=([.D123]-[.C122])" office:value-type="float" office:value="-0.00112131413482727">
            <text:p>-0,0011213141</text:p>
          </table:table-cell>
          <table:table-cell/>
        </table:table-row>
        <table:table-row table:style-name="ro1">
          <table:table-cell office:value-type="float" office:value="6.81423675035">
            <text:p>6,8142367504</text:p>
          </table:table-cell>
          <table:table-cell office:value-type="float" office:value="3.80518307794">
            <text:p>3,8051830779</text:p>
          </table:table-cell>
          <table:table-cell table:formula="of:=FREQUENCY([.B$14:.B$1013];[.B124])/1000" office:value-type="float" office:value="0.111">
            <text:p>0,111</text:p>
          </table:table-cell>
          <table:table-cell table:formula="of:=IF(AND([.E$6]&lt;=[.B124];[.B124]&lt;=[.E$7]);([.B124]-[.E$6])^2/([.E$8]-[.E$6])*([.E$7]-[.E$6]);1-(([.E$8]-[.B124])^2/([.E$8]-[.E$6])*([.E$8]-[.E$7])))" office:value-type="float" office:value="0.108053298166822">
            <text:p>0,1080532982</text:p>
          </table:table-cell>
          <table:table-cell table:formula="of:=([.D124]-[.C124])" office:value-type="float" office:value="-0.00294670183317804">
            <text:p>-0,0029467018</text:p>
          </table:table-cell>
          <table:table-cell table:formula="of:=([.D124]-[.C123])" office:value-type="float" office:value="-0.00194670183317804">
            <text:p>-0,0019467018</text:p>
          </table:table-cell>
          <table:table-cell/>
        </table:table-row>
        <table:table-row table:style-name="ro1">
          <table:table-cell office:value-type="float" office:value="5.68639633824">
            <text:p>5,6863963382</text:p>
          </table:table-cell>
          <table:table-cell office:value-type="float" office:value="3.81491319773">
            <text:p>3,8149131977</text:p>
          </table:table-cell>
          <table:table-cell table:formula="of:=FREQUENCY([.B$14:.B$1013];[.B125])/1000" office:value-type="float" office:value="0.112">
            <text:p>0,112</text:p>
          </table:table-cell>
          <table:table-cell table:formula="of:=IF(AND([.E$6]&lt;=[.B125];[.B125]&lt;=[.E$7]);([.B125]-[.E$6])^2/([.E$8]-[.E$6])*([.E$7]-[.E$6]);1-(([.E$8]-[.B125])^2/([.E$8]-[.E$6])*([.E$8]-[.E$7])))" office:value-type="float" office:value="0.110680586639089">
            <text:p>0,1106805866</text:p>
          </table:table-cell>
          <table:table-cell table:formula="of:=([.D125]-[.C125])" office:value-type="float" office:value="-0.00131941336091096">
            <text:p>-0,0013194134</text:p>
          </table:table-cell>
          <table:table-cell table:formula="of:=([.D125]-[.C124])" office:value-type="float" office:value="-0.000319413360910958">
            <text:p>-0,0003194134</text:p>
          </table:table-cell>
          <table:table-cell/>
        </table:table-row>
        <table:table-row table:style-name="ro1">
          <table:table-cell office:value-type="float" office:value="4.33952065242">
            <text:p>4,3395206524</text:p>
          </table:table-cell>
          <table:table-cell office:value-type="float" office:value="3.81734845947">
            <text:p>3,8173484595</text:p>
          </table:table-cell>
          <table:table-cell table:formula="of:=FREQUENCY([.B$14:.B$1013];[.B126])/1000" office:value-type="float" office:value="0.113">
            <text:p>0,113</text:p>
          </table:table-cell>
          <table:table-cell table:formula="of:=IF(AND([.E$6]&lt;=[.B126];[.B126]&lt;=[.E$7]);([.B126]-[.E$6])^2/([.E$8]-[.E$6])*([.E$7]-[.E$6]);1-(([.E$8]-[.B126])^2/([.E$8]-[.E$6])*([.E$8]-[.E$7])))" office:value-type="float" office:value="0.111343084032997">
            <text:p>0,111343084</text:p>
          </table:table-cell>
          <table:table-cell table:formula="of:=([.D126]-[.C126])" office:value-type="float" office:value="-0.00165691596700303">
            <text:p>-0,001656916</text:p>
          </table:table-cell>
          <table:table-cell table:formula="of:=([.D126]-[.C125])" office:value-type="float" office:value="-0.000656915967003027">
            <text:p>-0,000656916</text:p>
          </table:table-cell>
          <table:table-cell/>
        </table:table-row>
        <table:table-row table:style-name="ro1">
          <table:table-cell office:value-type="float" office:value="4.94579540825">
            <text:p>4,9457954083</text:p>
          </table:table-cell>
          <table:table-cell office:value-type="float" office:value="3.83445807371">
            <text:p>3,8344580737</text:p>
          </table:table-cell>
          <table:table-cell table:formula="of:=FREQUENCY([.B$14:.B$1013];[.B127])/1000" office:value-type="float" office:value="0.114">
            <text:p>0,114</text:p>
          </table:table-cell>
          <table:table-cell table:formula="of:=IF(AND([.E$6]&lt;=[.B127];[.B127]&lt;=[.E$7]);([.B127]-[.E$6])^2/([.E$8]-[.E$6])*([.E$7]-[.E$6]);1-(([.E$8]-[.B127])^2/([.E$8]-[.E$6])*([.E$8]-[.E$7])))" office:value-type="float" office:value="0.116053379463301">
            <text:p>0,1160533795</text:p>
          </table:table-cell>
          <table:table-cell table:formula="of:=([.D127]-[.C127])" office:value-type="float" office:value="0.00205337946330063">
            <text:p>0,0020533795</text:p>
          </table:table-cell>
          <table:table-cell table:formula="of:=([.D127]-[.C126])" office:value-type="float" office:value="0.00305337946330063">
            <text:p>0,0030533795</text:p>
          </table:table-cell>
          <table:table-cell/>
        </table:table-row>
        <table:table-row table:style-name="ro1">
          <table:table-cell office:value-type="float" office:value="6.02008319849">
            <text:p>6,0200831985</text:p>
          </table:table-cell>
          <table:table-cell office:value-type="float" office:value="3.83822881125">
            <text:p>3,8382288113</text:p>
          </table:table-cell>
          <table:table-cell table:formula="of:=FREQUENCY([.B$14:.B$1013];[.B128])/1000" office:value-type="float" office:value="0.115">
            <text:p>0,115</text:p>
          </table:table-cell>
          <table:table-cell table:formula="of:=IF(AND([.E$6]&lt;=[.B128];[.B128]&lt;=[.E$7]);([.B128]-[.E$6])^2/([.E$8]-[.E$6])*([.E$7]-[.E$6]);1-(([.E$8]-[.B128])^2/([.E$8]-[.E$6])*([.E$8]-[.E$7])))" office:value-type="float" office:value="0.117104590001598">
            <text:p>0,11710459</text:p>
          </table:table-cell>
          <table:table-cell table:formula="of:=([.D128]-[.C128])" office:value-type="float" office:value="0.00210459000159802">
            <text:p>0,00210459</text:p>
          </table:table-cell>
          <table:table-cell table:formula="of:=([.D128]-[.C127])" office:value-type="float" office:value="0.00310459000159802">
            <text:p>0,00310459</text:p>
          </table:table-cell>
          <table:table-cell/>
        </table:table-row>
        <table:table-row table:style-name="ro1">
          <table:table-cell office:value-type="float" office:value="6.36245899789">
            <text:p>6,3624589979</text:p>
          </table:table-cell>
          <table:table-cell office:value-type="float" office:value="3.84673394743">
            <text:p>3,8467339474</text:p>
          </table:table-cell>
          <table:table-cell table:formula="of:=FREQUENCY([.B$14:.B$1013];[.B129])/1000" office:value-type="float" office:value="0.116">
            <text:p>0,116</text:p>
          </table:table-cell>
          <table:table-cell table:formula="of:=IF(AND([.E$6]&lt;=[.B129];[.B129]&lt;=[.E$7]);([.B129]-[.E$6])^2/([.E$8]-[.E$6])*([.E$7]-[.E$6]);1-(([.E$8]-[.B129])^2/([.E$8]-[.E$6])*([.E$8]-[.E$7])))" office:value-type="float" office:value="0.119493062955065">
            <text:p>0,119493063</text:p>
          </table:table-cell>
          <table:table-cell table:formula="of:=([.D129]-[.C129])" office:value-type="float" office:value="0.00349306295506493">
            <text:p>0,003493063</text:p>
          </table:table-cell>
          <table:table-cell table:formula="of:=([.D129]-[.C128])" office:value-type="float" office:value="0.00449306295506494">
            <text:p>0,004493063</text:p>
          </table:table-cell>
          <table:table-cell/>
        </table:table-row>
        <table:table-row table:style-name="ro1">
          <table:table-cell office:value-type="float" office:value="3.41570355107">
            <text:p>3,4157035511</text:p>
          </table:table-cell>
          <table:table-cell office:value-type="float" office:value="3.84921896163">
            <text:p>3,8492189616</text:p>
          </table:table-cell>
          <table:table-cell table:formula="of:=FREQUENCY([.B$14:.B$1013];[.B130])/1000" office:value-type="float" office:value="0.117">
            <text:p>0,117</text:p>
          </table:table-cell>
          <table:table-cell table:formula="of:=IF(AND([.E$6]&lt;=[.B130];[.B130]&lt;=[.E$7]);([.B130]-[.E$6])^2/([.E$8]-[.E$6])*([.E$7]-[.E$6]);1-(([.E$8]-[.B130])^2/([.E$8]-[.E$6])*([.E$8]-[.E$7])))" office:value-type="float" office:value="0.120195474131989">
            <text:p>0,1201954741</text:p>
          </table:table-cell>
          <table:table-cell table:formula="of:=([.D130]-[.C130])" office:value-type="float" office:value="0.00319547413198926">
            <text:p>0,0031954741</text:p>
          </table:table-cell>
          <table:table-cell table:formula="of:=([.D130]-[.C129])" office:value-type="float" office:value="0.00419547413198926">
            <text:p>0,0041954741</text:p>
          </table:table-cell>
          <table:table-cell/>
        </table:table-row>
        <table:table-row table:style-name="ro1">
          <table:table-cell office:value-type="float" office:value="4.76022357325">
            <text:p>4,7602235733</text:p>
          </table:table-cell>
          <table:table-cell office:value-type="float" office:value="3.85251962884">
            <text:p>3,8525196288</text:p>
          </table:table-cell>
          <table:table-cell table:formula="of:=FREQUENCY([.B$14:.B$1013];[.B131])/1000" office:value-type="float" office:value="0.118">
            <text:p>0,118</text:p>
          </table:table-cell>
          <table:table-cell table:formula="of:=IF(AND([.E$6]&lt;=[.B131];[.B131]&lt;=[.E$7]);([.B131]-[.E$6])^2/([.E$8]-[.E$6])*([.E$7]-[.E$6]);1-(([.E$8]-[.B131])^2/([.E$8]-[.E$6])*([.E$8]-[.E$7])))" office:value-type="float" office:value="0.121131619592915">
            <text:p>0,1211316196</text:p>
          </table:table-cell>
          <table:table-cell table:formula="of:=([.D131]-[.C131])" office:value-type="float" office:value="0.00313161959291526">
            <text:p>0,0031316196</text:p>
          </table:table-cell>
          <table:table-cell table:formula="of:=([.D131]-[.C130])" office:value-type="float" office:value="0.00413161959291525">
            <text:p>0,0041316196</text:p>
          </table:table-cell>
          <table:table-cell/>
        </table:table-row>
        <table:table-row table:style-name="ro1">
          <table:table-cell office:value-type="float" office:value="4.59462564072">
            <text:p>4,5946256407</text:p>
          </table:table-cell>
          <table:table-cell office:value-type="float" office:value="3.85599996587">
            <text:p>3,8559999659</text:p>
          </table:table-cell>
          <table:table-cell table:formula="of:=FREQUENCY([.B$14:.B$1013];[.B132])/1000" office:value-type="float" office:value="0.119">
            <text:p>0,119</text:p>
          </table:table-cell>
          <table:table-cell table:formula="of:=IF(AND([.E$6]&lt;=[.B132];[.B132]&lt;=[.E$7]);([.B132]-[.E$6])^2/([.E$8]-[.E$6])*([.E$7]-[.E$6]);1-(([.E$8]-[.B132])^2/([.E$8]-[.E$6])*([.E$8]-[.E$7])))" office:value-type="float" office:value="0.12212265692824">
            <text:p>0,1221226569</text:p>
          </table:table-cell>
          <table:table-cell table:formula="of:=([.D132]-[.C132])" office:value-type="float" office:value="0.00312265692824011">
            <text:p>0,0031226569</text:p>
          </table:table-cell>
          <table:table-cell table:formula="of:=([.D132]-[.C131])" office:value-type="float" office:value="0.00412265692824011">
            <text:p>0,0041226569</text:p>
          </table:table-cell>
          <table:table-cell/>
        </table:table-row>
        <table:table-row table:style-name="ro1">
          <table:table-cell office:value-type="float" office:value="6.84178855253">
            <text:p>6,8417885525</text:p>
          </table:table-cell>
          <table:table-cell office:value-type="float" office:value="3.85683618032">
            <text:p>3,8568361803</text:p>
          </table:table-cell>
          <table:table-cell table:formula="of:=FREQUENCY([.B$14:.B$1013];[.B133])/1000" office:value-type="float" office:value="0.12">
            <text:p>0,12</text:p>
          </table:table-cell>
          <table:table-cell table:formula="of:=IF(AND([.E$6]&lt;=[.B133];[.B133]&lt;=[.E$7]);([.B133]-[.E$6])^2/([.E$8]-[.E$6])*([.E$7]-[.E$6]);1-(([.E$8]-[.B133])^2/([.E$8]-[.E$6])*([.E$8]-[.E$7])))" office:value-type="float" office:value="0.122361373317561">
            <text:p>0,1223613733</text:p>
          </table:table-cell>
          <table:table-cell table:formula="of:=([.D133]-[.C133])" office:value-type="float" office:value="0.00236137331756131">
            <text:p>0,0023613733</text:p>
          </table:table-cell>
          <table:table-cell table:formula="of:=([.D133]-[.C132])" office:value-type="float" office:value="0.00336137331756131">
            <text:p>0,0033613733</text:p>
          </table:table-cell>
          <table:table-cell/>
        </table:table-row>
        <table:table-row table:style-name="ro1">
          <table:table-cell office:value-type="float" office:value="5.53199264384">
            <text:p>5,5319926438</text:p>
          </table:table-cell>
          <table:table-cell office:value-type="float" office:value="3.86021025142">
            <text:p>3,8602102514</text:p>
          </table:table-cell>
          <table:table-cell table:formula="of:=FREQUENCY([.B$14:.B$1013];[.B134])/1000" office:value-type="float" office:value="0.121">
            <text:p>0,121</text:p>
          </table:table-cell>
          <table:table-cell table:formula="of:=IF(AND([.E$6]&lt;=[.B134];[.B134]&lt;=[.E$7]);([.B134]-[.E$6])^2/([.E$8]-[.E$6])*([.E$7]-[.E$6]);1-(([.E$8]-[.B134])^2/([.E$8]-[.E$6])*([.E$8]-[.E$7])))" office:value-type="float" office:value="0.12332694610801">
            <text:p>0,1233269461</text:p>
          </table:table-cell>
          <table:table-cell table:formula="of:=([.D134]-[.C134])" office:value-type="float" office:value="0.00232694610800989">
            <text:p>0,0023269461</text:p>
          </table:table-cell>
          <table:table-cell table:formula="of:=([.D134]-[.C133])" office:value-type="float" office:value="0.00332694610800989">
            <text:p>0,0033269461</text:p>
          </table:table-cell>
          <table:table-cell/>
        </table:table-row>
        <table:table-row table:style-name="ro1">
          <table:table-cell office:value-type="float" office:value="4.51790291674">
            <text:p>4,5179029167</text:p>
          </table:table-cell>
          <table:table-cell office:value-type="float" office:value="3.87007244055">
            <text:p>3,8700724406</text:p>
          </table:table-cell>
          <table:table-cell table:formula="of:=FREQUENCY([.B$14:.B$1013];[.B135])/1000" office:value-type="float" office:value="0.122">
            <text:p>0,122</text:p>
          </table:table-cell>
          <table:table-cell table:formula="of:=IF(AND([.E$6]&lt;=[.B135];[.B135]&lt;=[.E$7]);([.B135]-[.E$6])^2/([.E$8]-[.E$6])*([.E$7]-[.E$6]);1-(([.E$8]-[.B135])^2/([.E$8]-[.E$6])*([.E$8]-[.E$7])))" office:value-type="float" office:value="0.126171008634106">
            <text:p>0,1261710086</text:p>
          </table:table-cell>
          <table:table-cell table:formula="of:=([.D135]-[.C135])" office:value-type="float" office:value="0.00417100863410555">
            <text:p>0,0041710086</text:p>
          </table:table-cell>
          <table:table-cell table:formula="of:=([.D135]-[.C134])" office:value-type="float" office:value="0.00517100863410555">
            <text:p>0,0051710086</text:p>
          </table:table-cell>
          <table:table-cell/>
        </table:table-row>
        <table:table-row table:style-name="ro1">
          <table:table-cell office:value-type="float" office:value="4.62887005617">
            <text:p>4,6288700562</text:p>
          </table:table-cell>
          <table:table-cell office:value-type="float" office:value="3.87087706637">
            <text:p>3,8708770664</text:p>
          </table:table-cell>
          <table:table-cell table:formula="of:=FREQUENCY([.B$14:.B$1013];[.B136])/1000" office:value-type="float" office:value="0.123">
            <text:p>0,123</text:p>
          </table:table-cell>
          <table:table-cell table:formula="of:=IF(AND([.E$6]&lt;=[.B136];[.B136]&lt;=[.E$7]);([.B136]-[.E$6])^2/([.E$8]-[.E$6])*([.E$7]-[.E$6]);1-(([.E$8]-[.B136])^2/([.E$8]-[.E$6])*([.E$8]-[.E$7])))" office:value-type="float" office:value="0.12640447745487">
            <text:p>0,1264044775</text:p>
          </table:table-cell>
          <table:table-cell table:formula="of:=([.D136]-[.C136])" office:value-type="float" office:value="0.00340447745486952">
            <text:p>0,0034044775</text:p>
          </table:table-cell>
          <table:table-cell table:formula="of:=([.D136]-[.C135])" office:value-type="float" office:value="0.00440447745486952">
            <text:p>0,0044044775</text:p>
          </table:table-cell>
          <table:table-cell/>
        </table:table-row>
        <table:table-row table:style-name="ro1">
          <table:table-cell office:value-type="float" office:value="4.81876177888">
            <text:p>4,8187617789</text:p>
          </table:table-cell>
          <table:table-cell office:value-type="float" office:value="3.8714209232">
            <text:p>3,8714209232</text:p>
          </table:table-cell>
          <table:table-cell table:formula="of:=FREQUENCY([.B$14:.B$1013];[.B137])/1000" office:value-type="float" office:value="0.124">
            <text:p>0,124</text:p>
          </table:table-cell>
          <table:table-cell table:formula="of:=IF(AND([.E$6]&lt;=[.B137];[.B137]&lt;=[.E$7]);([.B137]-[.E$6])^2/([.E$8]-[.E$6])*([.E$7]-[.E$6]);1-(([.E$8]-[.B137])^2/([.E$8]-[.E$6])*([.E$8]-[.E$7])))" office:value-type="float" office:value="0.12656240423179">
            <text:p>0,1265624042</text:p>
          </table:table-cell>
          <table:table-cell table:formula="of:=([.D137]-[.C137])" office:value-type="float" office:value="0.00256240423179008">
            <text:p>0,0025624042</text:p>
          </table:table-cell>
          <table:table-cell table:formula="of:=([.D137]-[.C136])" office:value-type="float" office:value="0.00356240423179008">
            <text:p>0,0035624042</text:p>
          </table:table-cell>
          <table:table-cell/>
        </table:table-row>
        <table:table-row table:style-name="ro1">
          <table:table-cell office:value-type="float" office:value="5.46983216724">
            <text:p>5,4698321672</text:p>
          </table:table-cell>
          <table:table-cell office:value-type="float" office:value="3.87865120632">
            <text:p>3,8786512063</text:p>
          </table:table-cell>
          <table:table-cell table:formula="of:=FREQUENCY([.B$14:.B$1013];[.B138])/1000" office:value-type="float" office:value="0.125">
            <text:p>0,125</text:p>
          </table:table-cell>
          <table:table-cell table:formula="of:=IF(AND([.E$6]&lt;=[.B138];[.B138]&lt;=[.E$7]);([.B138]-[.E$6])^2/([.E$8]-[.E$6])*([.E$7]-[.E$6]);1-(([.E$8]-[.B138])^2/([.E$8]-[.E$6])*([.E$8]-[.E$7])))" office:value-type="float" office:value="0.128671323727932">
            <text:p>0,1286713237</text:p>
          </table:table-cell>
          <table:table-cell table:formula="of:=([.D138]-[.C138])" office:value-type="float" office:value="0.0036713237279318">
            <text:p>0,0036713237</text:p>
          </table:table-cell>
          <table:table-cell table:formula="of:=([.D138]-[.C137])" office:value-type="float" office:value="0.0046713237279318">
            <text:p>0,0046713237</text:p>
          </table:table-cell>
          <table:table-cell/>
        </table:table-row>
        <table:table-row table:style-name="ro1">
          <table:table-cell office:value-type="float" office:value="4.64121017803">
            <text:p>4,641210178</text:p>
          </table:table-cell>
          <table:table-cell office:value-type="float" office:value="3.88067901491">
            <text:p>3,8806790149</text:p>
          </table:table-cell>
          <table:table-cell table:formula="of:=FREQUENCY([.B$14:.B$1013];[.B139])/1000" office:value-type="float" office:value="0.126">
            <text:p>0,126</text:p>
          </table:table-cell>
          <table:table-cell table:formula="of:=IF(AND([.E$6]&lt;=[.B139];[.B139]&lt;=[.E$7]);([.B139]-[.E$6])^2/([.E$8]-[.E$6])*([.E$7]-[.E$6]);1-(([.E$8]-[.B139])^2/([.E$8]-[.E$6])*([.E$8]-[.E$7])))" office:value-type="float" office:value="0.129265921217141">
            <text:p>0,1292659212</text:p>
          </table:table-cell>
          <table:table-cell table:formula="of:=([.D139]-[.C139])" office:value-type="float" office:value="0.00326592121714137">
            <text:p>0,0032659212</text:p>
          </table:table-cell>
          <table:table-cell table:formula="of:=([.D139]-[.C138])" office:value-type="float" office:value="0.00426592121714137">
            <text:p>0,0042659212</text:p>
          </table:table-cell>
          <table:table-cell/>
        </table:table-row>
        <table:table-row table:style-name="ro1">
          <table:table-cell office:value-type="float" office:value="8.6359164942">
            <text:p>8,6359164942</text:p>
          </table:table-cell>
          <table:table-cell office:value-type="float" office:value="3.88137210901">
            <text:p>3,881372109</text:p>
          </table:table-cell>
          <table:table-cell table:formula="of:=FREQUENCY([.B$14:.B$1013];[.B140])/1000" office:value-type="float" office:value="0.127">
            <text:p>0,127</text:p>
          </table:table-cell>
          <table:table-cell table:formula="of:=IF(AND([.E$6]&lt;=[.B140];[.B140]&lt;=[.E$7]);([.B140]-[.E$6])^2/([.E$8]-[.E$6])*([.E$7]-[.E$6]);1-(([.E$8]-[.B140])^2/([.E$8]-[.E$6])*([.E$8]-[.E$7])))" office:value-type="float" office:value="0.129469465756789">
            <text:p>0,1294694658</text:p>
          </table:table-cell>
          <table:table-cell table:formula="of:=([.D140]-[.C140])" office:value-type="float" office:value="0.00246946575678922">
            <text:p>0,0024694658</text:p>
          </table:table-cell>
          <table:table-cell table:formula="of:=([.D140]-[.C139])" office:value-type="float" office:value="0.00346946575678922">
            <text:p>0,0034694658</text:p>
          </table:table-cell>
          <table:table-cell/>
        </table:table-row>
        <table:table-row table:style-name="ro1">
          <table:table-cell office:value-type="float" office:value="4.10288179394">
            <text:p>4,1028817939</text:p>
          </table:table-cell>
          <table:table-cell office:value-type="float" office:value="3.88354926975">
            <text:p>3,8835492698</text:p>
          </table:table-cell>
          <table:table-cell table:formula="of:=FREQUENCY([.B$14:.B$1013];[.B141])/1000" office:value-type="float" office:value="0.128">
            <text:p>0,128</text:p>
          </table:table-cell>
          <table:table-cell table:formula="of:=IF(AND([.E$6]&lt;=[.B141];[.B141]&lt;=[.E$7]);([.B141]-[.E$6])^2/([.E$8]-[.E$6])*([.E$7]-[.E$6]);1-(([.E$8]-[.B141])^2/([.E$8]-[.E$6])*([.E$8]-[.E$7])))" office:value-type="float" office:value="0.13010988534596">
            <text:p>0,1301098853</text:p>
          </table:table-cell>
          <table:table-cell table:formula="of:=([.D141]-[.C141])" office:value-type="float" office:value="0.00210988534595971">
            <text:p>0,0021098853</text:p>
          </table:table-cell>
          <table:table-cell table:formula="of:=([.D141]-[.C140])" office:value-type="float" office:value="0.00310988534595971">
            <text:p>0,0031098853</text:p>
          </table:table-cell>
          <table:table-cell/>
        </table:table-row>
        <table:table-row table:style-name="ro1">
          <table:table-cell office:value-type="float" office:value="4.12060853506">
            <text:p>4,1206085351</text:p>
          </table:table-cell>
          <table:table-cell office:value-type="float" office:value="3.88416924181">
            <text:p>3,8841692418</text:p>
          </table:table-cell>
          <table:table-cell table:formula="of:=FREQUENCY([.B$14:.B$1013];[.B142])/1000" office:value-type="float" office:value="0.129">
            <text:p>0,129</text:p>
          </table:table-cell>
          <table:table-cell table:formula="of:=IF(AND([.E$6]&lt;=[.B142];[.B142]&lt;=[.E$7]);([.B142]-[.E$6])^2/([.E$8]-[.E$6])*([.E$7]-[.E$6]);1-(([.E$8]-[.B142])^2/([.E$8]-[.E$6])*([.E$8]-[.E$7])))" office:value-type="float" office:value="0.130292541360478">
            <text:p>0,1302925414</text:p>
          </table:table-cell>
          <table:table-cell table:formula="of:=([.D142]-[.C142])" office:value-type="float" office:value="0.00129254136047838">
            <text:p>0,0012925414</text:p>
          </table:table-cell>
          <table:table-cell table:formula="of:=([.D142]-[.C141])" office:value-type="float" office:value="0.00229254136047838">
            <text:p>0,0022925414</text:p>
          </table:table-cell>
          <table:table-cell/>
        </table:table-row>
        <table:table-row table:style-name="ro1">
          <table:table-cell office:value-type="float" office:value="5.76332202444">
            <text:p>5,7633220244</text:p>
          </table:table-cell>
          <table:table-cell office:value-type="float" office:value="3.88870261496">
            <text:p>3,888702615</text:p>
          </table:table-cell>
          <table:table-cell table:formula="of:=FREQUENCY([.B$14:.B$1013];[.B143])/1000" office:value-type="float" office:value="0.13">
            <text:p>0,13</text:p>
          </table:table-cell>
          <table:table-cell table:formula="of:=IF(AND([.E$6]&lt;=[.B143];[.B143]&lt;=[.E$7]);([.B143]-[.E$6])^2/([.E$8]-[.E$6])*([.E$7]-[.E$6]);1-(([.E$8]-[.B143])^2/([.E$8]-[.E$6])*([.E$8]-[.E$7])))" office:value-type="float" office:value="0.131632056306124">
            <text:p>0,1316320563</text:p>
          </table:table-cell>
          <table:table-cell table:formula="of:=([.D143]-[.C143])" office:value-type="float" office:value="0.00163205630612359">
            <text:p>0,0016320563</text:p>
          </table:table-cell>
          <table:table-cell table:formula="of:=([.D143]-[.C142])" office:value-type="float" office:value="0.00263205630612359">
            <text:p>0,0026320563</text:p>
          </table:table-cell>
          <table:table-cell/>
        </table:table-row>
        <table:table-row table:style-name="ro1">
          <table:table-cell office:value-type="float" office:value="5.1674793774">
            <text:p>5,1674793774</text:p>
          </table:table-cell>
          <table:table-cell office:value-type="float" office:value="3.89190938597">
            <text:p>3,891909386</text:p>
          </table:table-cell>
          <table:table-cell table:formula="of:=FREQUENCY([.B$14:.B$1013];[.B144])/1000" office:value-type="float" office:value="0.131">
            <text:p>0,131</text:p>
          </table:table-cell>
          <table:table-cell table:formula="of:=IF(AND([.E$6]&lt;=[.B144];[.B144]&lt;=[.E$7]);([.B144]-[.E$6])^2/([.E$8]-[.E$6])*([.E$7]-[.E$6]);1-(([.E$8]-[.B144])^2/([.E$8]-[.E$6])*([.E$8]-[.E$7])))" office:value-type="float" office:value="0.132583725463564">
            <text:p>0,1325837255</text:p>
          </table:table-cell>
          <table:table-cell table:formula="of:=([.D144]-[.C144])" office:value-type="float" office:value="0.00158372546356375">
            <text:p>0,0015837255</text:p>
          </table:table-cell>
          <table:table-cell table:formula="of:=([.D144]-[.C143])" office:value-type="float" office:value="0.00258372546356375">
            <text:p>0,0025837255</text:p>
          </table:table-cell>
          <table:table-cell/>
        </table:table-row>
        <table:table-row table:style-name="ro1">
          <table:table-cell office:value-type="float" office:value="7.88946865708">
            <text:p>7,8894686571</text:p>
          </table:table-cell>
          <table:table-cell office:value-type="float" office:value="3.89227414822">
            <text:p>3,8922741482</text:p>
          </table:table-cell>
          <table:table-cell table:formula="of:=FREQUENCY([.B$14:.B$1013];[.B145])/1000" office:value-type="float" office:value="0.132">
            <text:p>0,132</text:p>
          </table:table-cell>
          <table:table-cell table:formula="of:=IF(AND([.E$6]&lt;=[.B145];[.B145]&lt;=[.E$7]);([.B145]-[.E$6])^2/([.E$8]-[.E$6])*([.E$7]-[.E$6]);1-(([.E$8]-[.B145])^2/([.E$8]-[.E$6])*([.E$8]-[.E$7])))" office:value-type="float" office:value="0.132692192596954">
            <text:p>0,1326921926</text:p>
          </table:table-cell>
          <table:table-cell table:formula="of:=([.D145]-[.C145])" office:value-type="float" office:value="0.000692192596954383">
            <text:p>0,0006921926</text:p>
          </table:table-cell>
          <table:table-cell table:formula="of:=([.D145]-[.C144])" office:value-type="float" office:value="0.00169219259695438">
            <text:p>0,0016921926</text:p>
          </table:table-cell>
          <table:table-cell/>
        </table:table-row>
        <table:table-row table:style-name="ro1">
          <table:table-cell office:value-type="float" office:value="6.6708560942">
            <text:p>6,6708560942</text:p>
          </table:table-cell>
          <table:table-cell office:value-type="float" office:value="3.89817186686">
            <text:p>3,8981718669</text:p>
          </table:table-cell>
          <table:table-cell table:formula="of:=FREQUENCY([.B$14:.B$1013];[.B146])/1000" office:value-type="float" office:value="0.133">
            <text:p>0,133</text:p>
          </table:table-cell>
          <table:table-cell table:formula="of:=IF(AND([.E$6]&lt;=[.B146];[.B146]&lt;=[.E$7]);([.B146]-[.E$6])^2/([.E$8]-[.E$6])*([.E$7]-[.E$6]);1-(([.E$8]-[.B146])^2/([.E$8]-[.E$6])*([.E$8]-[.E$7])))" office:value-type="float" office:value="0.134452117069796">
            <text:p>0,1344521171</text:p>
          </table:table-cell>
          <table:table-cell table:formula="of:=([.D146]-[.C146])" office:value-type="float" office:value="0.0014521170697962">
            <text:p>0,0014521171</text:p>
          </table:table-cell>
          <table:table-cell table:formula="of:=([.D146]-[.C145])" office:value-type="float" office:value="0.0024521170697962">
            <text:p>0,0024521171</text:p>
          </table:table-cell>
          <table:table-cell/>
        </table:table-row>
        <table:table-row table:style-name="ro1">
          <table:table-cell office:value-type="float" office:value="5.70573341993">
            <text:p>5,7057334199</text:p>
          </table:table-cell>
          <table:table-cell office:value-type="float" office:value="3.90355375701">
            <text:p>3,903553757</text:p>
          </table:table-cell>
          <table:table-cell table:formula="of:=FREQUENCY([.B$14:.B$1013];[.B147])/1000" office:value-type="float" office:value="0.134">
            <text:p>0,134</text:p>
          </table:table-cell>
          <table:table-cell table:formula="of:=IF(AND([.E$6]&lt;=[.B147];[.B147]&lt;=[.E$7]);([.B147]-[.E$6])^2/([.E$8]-[.E$6])*([.E$7]-[.E$6]);1-(([.E$8]-[.B147])^2/([.E$8]-[.E$6])*([.E$8]-[.E$7])))" office:value-type="float" office:value="0.136068231967814">
            <text:p>0,136068232</text:p>
          </table:table-cell>
          <table:table-cell table:formula="of:=([.D147]-[.C147])" office:value-type="float" office:value="0.00206823196781436">
            <text:p>0,002068232</text:p>
          </table:table-cell>
          <table:table-cell table:formula="of:=([.D147]-[.C146])" office:value-type="float" office:value="0.00306823196781436">
            <text:p>0,003068232</text:p>
          </table:table-cell>
          <table:table-cell/>
        </table:table-row>
        <table:table-row table:style-name="ro1">
          <table:table-cell office:value-type="float" office:value="4.03272112714">
            <text:p>4,0327211271</text:p>
          </table:table-cell>
          <table:table-cell office:value-type="float" office:value="3.90977484815">
            <text:p>3,9097748482</text:p>
          </table:table-cell>
          <table:table-cell table:formula="of:=FREQUENCY([.B$14:.B$1013];[.B148])/1000" office:value-type="float" office:value="0.135">
            <text:p>0,135</text:p>
          </table:table-cell>
          <table:table-cell table:formula="of:=IF(AND([.E$6]&lt;=[.B148];[.B148]&lt;=[.E$7]);([.B148]-[.E$6])^2/([.E$8]-[.E$6])*([.E$7]-[.E$6]);1-(([.E$8]-[.B148])^2/([.E$8]-[.E$6])*([.E$8]-[.E$7])))" office:value-type="float" office:value="0.137948379054393">
            <text:p>0,1379483791</text:p>
          </table:table-cell>
          <table:table-cell table:formula="of:=([.D148]-[.C148])" office:value-type="float" office:value="0.00294837905439263">
            <text:p>0,0029483791</text:p>
          </table:table-cell>
          <table:table-cell table:formula="of:=([.D148]-[.C147])" office:value-type="float" office:value="0.00394837905439263">
            <text:p>0,0039483791</text:p>
          </table:table-cell>
          <table:table-cell/>
        </table:table-row>
        <table:table-row table:style-name="ro1">
          <table:table-cell office:value-type="float" office:value="6.98671634294">
            <text:p>6,9867163429</text:p>
          </table:table-cell>
          <table:table-cell office:value-type="float" office:value="3.9172639996">
            <text:p>3,9172639996</text:p>
          </table:table-cell>
          <table:table-cell table:formula="of:=FREQUENCY([.B$14:.B$1013];[.B149])/1000" office:value-type="float" office:value="0.136">
            <text:p>0,136</text:p>
          </table:table-cell>
          <table:table-cell table:formula="of:=IF(AND([.E$6]&lt;=[.B149];[.B149]&lt;=[.E$7]);([.B149]-[.E$6])^2/([.E$8]-[.E$6])*([.E$7]-[.E$6]);1-(([.E$8]-[.B149])^2/([.E$8]-[.E$6])*([.E$8]-[.E$7])))" office:value-type="float" office:value="0.140228874160365">
            <text:p>0,1402288742</text:p>
          </table:table-cell>
          <table:table-cell table:formula="of:=([.D149]-[.C149])" office:value-type="float" office:value="0.00422887416036485">
            <text:p>0,0042288742</text:p>
          </table:table-cell>
          <table:table-cell table:formula="of:=([.D149]-[.C148])" office:value-type="float" office:value="0.00522887416036486">
            <text:p>0,0052288742</text:p>
          </table:table-cell>
          <table:table-cell/>
        </table:table-row>
        <table:table-row table:style-name="ro1">
          <table:table-cell office:value-type="float" office:value="5.44288230249">
            <text:p>5,4428823025</text:p>
          </table:table-cell>
          <table:table-cell office:value-type="float" office:value="3.91743281775">
            <text:p>3,9174328178</text:p>
          </table:table-cell>
          <table:table-cell table:formula="of:=FREQUENCY([.B$14:.B$1013];[.B150])/1000" office:value-type="float" office:value="0.137">
            <text:p>0,137</text:p>
          </table:table-cell>
          <table:table-cell table:formula="of:=IF(AND([.E$6]&lt;=[.B150];[.B150]&lt;=[.E$7]);([.B150]-[.E$6])^2/([.E$8]-[.E$6])*([.E$7]-[.E$6]);1-(([.E$8]-[.B150])^2/([.E$8]-[.E$6])*([.E$8]-[.E$7])))" office:value-type="float" office:value="0.140280495847451">
            <text:p>0,1402804958</text:p>
          </table:table-cell>
          <table:table-cell table:formula="of:=([.D150]-[.C150])" office:value-type="float" office:value="0.00328049584745077">
            <text:p>0,0032804958</text:p>
          </table:table-cell>
          <table:table-cell table:formula="of:=([.D150]-[.C149])" office:value-type="float" office:value="0.00428049584745077">
            <text:p>0,0042804958</text:p>
          </table:table-cell>
          <table:table-cell/>
        </table:table-row>
        <table:table-row table:style-name="ro1">
          <table:table-cell office:value-type="float" office:value="6.86803749348">
            <text:p>6,8680374935</text:p>
          </table:table-cell>
          <table:table-cell office:value-type="float" office:value="3.92151422037">
            <text:p>3,9215142204</text:p>
          </table:table-cell>
          <table:table-cell table:formula="of:=FREQUENCY([.B$14:.B$1013];[.B151])/1000" office:value-type="float" office:value="0.138">
            <text:p>0,138</text:p>
          </table:table-cell>
          <table:table-cell table:formula="of:=IF(AND([.E$6]&lt;=[.B151];[.B151]&lt;=[.E$7]);([.B151]-[.E$6])^2/([.E$8]-[.E$6])*([.E$7]-[.E$6]);1-(([.E$8]-[.B151])^2/([.E$8]-[.E$6])*([.E$8]-[.E$7])))" office:value-type="float" office:value="0.141531409724021">
            <text:p>0,1415314097</text:p>
          </table:table-cell>
          <table:table-cell table:formula="of:=([.D151]-[.C151])" office:value-type="float" office:value="0.00353140972402141">
            <text:p>0,0035314097</text:p>
          </table:table-cell>
          <table:table-cell table:formula="of:=([.D151]-[.C150])" office:value-type="float" office:value="0.00453140972402141">
            <text:p>0,0045314097</text:p>
          </table:table-cell>
          <table:table-cell/>
        </table:table-row>
        <table:table-row table:style-name="ro1">
          <table:table-cell office:value-type="float" office:value="4.51752179452">
            <text:p>4,5175217945</text:p>
          </table:table-cell>
          <table:table-cell office:value-type="float" office:value="3.92985873766">
            <text:p>3,9298587377</text:p>
          </table:table-cell>
          <table:table-cell table:formula="of:=FREQUENCY([.B$14:.B$1013];[.B152])/1000" office:value-type="float" office:value="0.139">
            <text:p>0,139</text:p>
          </table:table-cell>
          <table:table-cell table:formula="of:=IF(AND([.E$6]&lt;=[.B152];[.B152]&lt;=[.E$7]);([.B152]-[.E$6])^2/([.E$8]-[.E$6])*([.E$7]-[.E$6]);1-(([.E$8]-[.B152])^2/([.E$8]-[.E$6])*([.E$8]-[.E$7])))" office:value-type="float" office:value="0.144106212000441">
            <text:p>0,144106212</text:p>
          </table:table-cell>
          <table:table-cell table:formula="of:=([.D152]-[.C152])" office:value-type="float" office:value="0.00510621200044145">
            <text:p>0,005106212</text:p>
          </table:table-cell>
          <table:table-cell table:formula="of:=([.D152]-[.C151])" office:value-type="float" office:value="0.00610621200044145">
            <text:p>0,006106212</text:p>
          </table:table-cell>
          <table:table-cell/>
        </table:table-row>
        <table:table-row table:style-name="ro1">
          <table:table-cell office:value-type="float" office:value="5.03141863843">
            <text:p>5,0314186384</text:p>
          </table:table-cell>
          <table:table-cell office:value-type="float" office:value="3.93009822971">
            <text:p>3,9300982297</text:p>
          </table:table-cell>
          <table:table-cell table:formula="of:=FREQUENCY([.B$14:.B$1013];[.B153])/1000" office:value-type="float" office:value="0.14">
            <text:p>0,14</text:p>
          </table:table-cell>
          <table:table-cell table:formula="of:=IF(AND([.E$6]&lt;=[.B153];[.B153]&lt;=[.E$7]);([.B153]-[.E$6])^2/([.E$8]-[.E$6])*([.E$7]-[.E$6]);1-(([.E$8]-[.B153])^2/([.E$8]-[.E$6])*([.E$8]-[.E$7])))" office:value-type="float" office:value="0.144180452818279">
            <text:p>0,1441804528</text:p>
          </table:table-cell>
          <table:table-cell table:formula="of:=([.D153]-[.C153])" office:value-type="float" office:value="0.00418045281827931">
            <text:p>0,0041804528</text:p>
          </table:table-cell>
          <table:table-cell table:formula="of:=([.D153]-[.C152])" office:value-type="float" office:value="0.00518045281827931">
            <text:p>0,0051804528</text:p>
          </table:table-cell>
          <table:table-cell/>
        </table:table-row>
        <table:table-row table:style-name="ro1">
          <table:table-cell office:value-type="float" office:value="3.88067901491">
            <text:p>3,8806790149</text:p>
          </table:table-cell>
          <table:table-cell office:value-type="float" office:value="3.93050602055">
            <text:p>3,9305060206</text:p>
          </table:table-cell>
          <table:table-cell table:formula="of:=FREQUENCY([.B$14:.B$1013];[.B154])/1000" office:value-type="float" office:value="0.141">
            <text:p>0,141</text:p>
          </table:table-cell>
          <table:table-cell table:formula="of:=IF(AND([.E$6]&lt;=[.B154];[.B154]&lt;=[.E$7]);([.B154]-[.E$6])^2/([.E$8]-[.E$6])*([.E$7]-[.E$6]);1-(([.E$8]-[.B154])^2/([.E$8]-[.E$6])*([.E$8]-[.E$7])))" office:value-type="float" office:value="0.144306909046633">
            <text:p>0,144306909</text:p>
          </table:table-cell>
          <table:table-cell table:formula="of:=([.D154]-[.C154])" office:value-type="float" office:value="0.00330690904663292">
            <text:p>0,003306909</text:p>
          </table:table-cell>
          <table:table-cell table:formula="of:=([.D154]-[.C153])" office:value-type="float" office:value="0.00430690904663289">
            <text:p>0,004306909</text:p>
          </table:table-cell>
          <table:table-cell/>
        </table:table-row>
        <table:table-row table:style-name="ro1">
          <table:table-cell office:value-type="float" office:value="6.21114224641">
            <text:p>6,2111422464</text:p>
          </table:table-cell>
          <table:table-cell office:value-type="float" office:value="3.93147308377">
            <text:p>3,9314730838</text:p>
          </table:table-cell>
          <table:table-cell table:formula="of:=FREQUENCY([.B$14:.B$1013];[.B155])/1000" office:value-type="float" office:value="0.142">
            <text:p>0,142</text:p>
          </table:table-cell>
          <table:table-cell table:formula="of:=IF(AND([.E$6]&lt;=[.B155];[.B155]&lt;=[.E$7]);([.B155]-[.E$6])^2/([.E$8]-[.E$6])*([.E$7]-[.E$6]);1-(([.E$8]-[.B155])^2/([.E$8]-[.E$6])*([.E$8]-[.E$7])))" office:value-type="float" office:value="0.144607017631332">
            <text:p>0,1446070176</text:p>
          </table:table-cell>
          <table:table-cell table:formula="of:=([.D155]-[.C155])" office:value-type="float" office:value="0.0026070176313322">
            <text:p>0,0026070176</text:p>
          </table:table-cell>
          <table:table-cell table:formula="of:=([.D155]-[.C154])" office:value-type="float" office:value="0.0036070176313322">
            <text:p>0,0036070176</text:p>
          </table:table-cell>
          <table:table-cell/>
        </table:table-row>
        <table:table-row table:style-name="ro1">
          <table:table-cell office:value-type="float" office:value="7.62937980673">
            <text:p>7,6293798067</text:p>
          </table:table-cell>
          <table:table-cell office:value-type="float" office:value="3.93272358877">
            <text:p>3,9327235888</text:p>
          </table:table-cell>
          <table:table-cell table:formula="of:=FREQUENCY([.B$14:.B$1013];[.B156])/1000" office:value-type="float" office:value="0.143">
            <text:p>0,143</text:p>
          </table:table-cell>
          <table:table-cell table:formula="of:=IF(AND([.E$6]&lt;=[.B156];[.B156]&lt;=[.E$7]);([.B156]-[.E$6])^2/([.E$8]-[.E$6])*([.E$7]-[.E$6]);1-(([.E$8]-[.B156])^2/([.E$8]-[.E$6])*([.E$8]-[.E$7])))" office:value-type="float" office:value="0.144995548841331">
            <text:p>0,1449955488</text:p>
          </table:table-cell>
          <table:table-cell table:formula="of:=([.D156]-[.C156])" office:value-type="float" office:value="0.00199554884133138">
            <text:p>0,0019955488</text:p>
          </table:table-cell>
          <table:table-cell table:formula="of:=([.D156]-[.C155])" office:value-type="float" office:value="0.00299554884133138">
            <text:p>0,0029955488</text:p>
          </table:table-cell>
          <table:table-cell/>
        </table:table-row>
        <table:table-row table:style-name="ro1">
          <table:table-cell office:value-type="float" office:value="6.92556576295">
            <text:p>6,925565763</text:p>
          </table:table-cell>
          <table:table-cell office:value-type="float" office:value="3.93427929941">
            <text:p>3,9342792994</text:p>
          </table:table-cell>
          <table:table-cell table:formula="of:=FREQUENCY([.B$14:.B$1013];[.B157])/1000" office:value-type="float" office:value="0.144">
            <text:p>0,144</text:p>
          </table:table-cell>
          <table:table-cell table:formula="of:=IF(AND([.E$6]&lt;=[.B157];[.B157]&lt;=[.E$7]);([.B157]-[.E$6])^2/([.E$8]-[.E$6])*([.E$7]-[.E$6]);1-(([.E$8]-[.B157])^2/([.E$8]-[.E$6])*([.E$8]-[.E$7])))" office:value-type="float" office:value="0.14547963488434">
            <text:p>0,1454796349</text:p>
          </table:table-cell>
          <table:table-cell table:formula="of:=([.D157]-[.C157])" office:value-type="float" office:value="0.00147963488434008">
            <text:p>0,0014796349</text:p>
          </table:table-cell>
          <table:table-cell table:formula="of:=([.D157]-[.C156])" office:value-type="float" office:value="0.00247963488434008">
            <text:p>0,0024796349</text:p>
          </table:table-cell>
          <table:table-cell/>
        </table:table-row>
        <table:table-row table:style-name="ro1">
          <table:table-cell office:value-type="float" office:value="4.1856338607">
            <text:p>4,1856338607</text:p>
          </table:table-cell>
          <table:table-cell office:value-type="float" office:value="3.94172191873">
            <text:p>3,9417219187</text:p>
          </table:table-cell>
          <table:table-cell table:formula="of:=FREQUENCY([.B$14:.B$1013];[.B158])/1000" office:value-type="float" office:value="0.145">
            <text:p>0,145</text:p>
          </table:table-cell>
          <table:table-cell table:formula="of:=IF(AND([.E$6]&lt;=[.B158];[.B158]&lt;=[.E$7]);([.B158]-[.E$6])^2/([.E$8]-[.E$6])*([.E$7]-[.E$6]);1-(([.E$8]-[.B158])^2/([.E$8]-[.E$6])*([.E$8]-[.E$7])))" office:value-type="float" office:value="0.147806695369419">
            <text:p>0,1478066954</text:p>
          </table:table-cell>
          <table:table-cell table:formula="of:=([.D158]-[.C158])" office:value-type="float" office:value="0.00280669536941874">
            <text:p>0,0028066954</text:p>
          </table:table-cell>
          <table:table-cell table:formula="of:=([.D158]-[.C157])" office:value-type="float" office:value="0.00380669536941874">
            <text:p>0,0038066954</text:p>
          </table:table-cell>
          <table:table-cell/>
        </table:table-row>
        <table:table-row table:style-name="ro1">
          <table:table-cell office:value-type="float" office:value="4.83782762878">
            <text:p>4,8378276288</text:p>
          </table:table-cell>
          <table:table-cell office:value-type="float" office:value="3.9450794569">
            <text:p>3,9450794569</text:p>
          </table:table-cell>
          <table:table-cell table:formula="of:=FREQUENCY([.B$14:.B$1013];[.B159])/1000" office:value-type="float" office:value="0.146">
            <text:p>0,146</text:p>
          </table:table-cell>
          <table:table-cell table:formula="of:=IF(AND([.E$6]&lt;=[.B159];[.B159]&lt;=[.E$7]);([.B159]-[.E$6])^2/([.E$8]-[.E$6])*([.E$7]-[.E$6]);1-(([.E$8]-[.B159])^2/([.E$8]-[.E$6])*([.E$8]-[.E$7])))" office:value-type="float" office:value="0.148862529975733">
            <text:p>0,14886253</text:p>
          </table:table-cell>
          <table:table-cell table:formula="of:=([.D159]-[.C159])" office:value-type="float" office:value="0.00286252997573327">
            <text:p>0,00286253</text:p>
          </table:table-cell>
          <table:table-cell table:formula="of:=([.D159]-[.C158])" office:value-type="float" office:value="0.00386252997573328">
            <text:p>0,00386253</text:p>
          </table:table-cell>
          <table:table-cell/>
        </table:table-row>
        <table:table-row table:style-name="ro1">
          <table:table-cell office:value-type="float" office:value="3.60653433796">
            <text:p>3,606534338</text:p>
          </table:table-cell>
          <table:table-cell office:value-type="float" office:value="3.94960174736">
            <text:p>3,9496017474</text:p>
          </table:table-cell>
          <table:table-cell table:formula="of:=FREQUENCY([.B$14:.B$1013];[.B160])/1000" office:value-type="float" office:value="0.147">
            <text:p>0,147</text:p>
          </table:table-cell>
          <table:table-cell table:formula="of:=IF(AND([.E$6]&lt;=[.B160];[.B160]&lt;=[.E$7]);([.B160]-[.E$6])^2/([.E$8]-[.E$6])*([.E$7]-[.E$6]);1-(([.E$8]-[.B160])^2/([.E$8]-[.E$6])*([.E$8]-[.E$7])))" office:value-type="float" office:value="0.150290579764861">
            <text:p>0,1502905798</text:p>
          </table:table-cell>
          <table:table-cell table:formula="of:=([.D160]-[.C160])" office:value-type="float" office:value="0.00329057976486091">
            <text:p>0,0032905798</text:p>
          </table:table-cell>
          <table:table-cell table:formula="of:=([.D160]-[.C159])" office:value-type="float" office:value="0.00429057976486091">
            <text:p>0,0042905798</text:p>
          </table:table-cell>
          <table:table-cell/>
        </table:table-row>
        <table:table-row table:style-name="ro1">
          <table:table-cell office:value-type="float" office:value="4.58356053982">
            <text:p>4,5835605398</text:p>
          </table:table-cell>
          <table:table-cell office:value-type="float" office:value="3.95016689002">
            <text:p>3,95016689</text:p>
          </table:table-cell>
          <table:table-cell table:formula="of:=FREQUENCY([.B$14:.B$1013];[.B161])/1000" office:value-type="float" office:value="0.148">
            <text:p>0,148</text:p>
          </table:table-cell>
          <table:table-cell table:formula="of:=IF(AND([.E$6]&lt;=[.B161];[.B161]&lt;=[.E$7]);([.B161]-[.E$6])^2/([.E$8]-[.E$6])*([.E$7]-[.E$6]);1-(([.E$8]-[.B161])^2/([.E$8]-[.E$6])*([.E$8]-[.E$7])))" office:value-type="float" office:value="0.150469519815047">
            <text:p>0,1504695198</text:p>
          </table:table-cell>
          <table:table-cell table:formula="of:=([.D161]-[.C161])" office:value-type="float" office:value="0.00246951981504653">
            <text:p>0,0024695198</text:p>
          </table:table-cell>
          <table:table-cell table:formula="of:=([.D161]-[.C160])" office:value-type="float" office:value="0.00346951981504653">
            <text:p>0,0034695198</text:p>
          </table:table-cell>
          <table:table-cell/>
        </table:table-row>
        <table:table-row table:style-name="ro1">
          <table:table-cell office:value-type="float" office:value="3.7192649209">
            <text:p>3,7192649209</text:p>
          </table:table-cell>
          <table:table-cell office:value-type="float" office:value="3.95288853512">
            <text:p>3,9528885351</text:p>
          </table:table-cell>
          <table:table-cell table:formula="of:=FREQUENCY([.B$14:.B$1013];[.B162])/1000" office:value-type="float" office:value="0.149">
            <text:p>0,149</text:p>
          </table:table-cell>
          <table:table-cell table:formula="of:=IF(AND([.E$6]&lt;=[.B162];[.B162]&lt;=[.E$7]);([.B162]-[.E$6])^2/([.E$8]-[.E$6])*([.E$7]-[.E$6]);1-(([.E$8]-[.B162])^2/([.E$8]-[.E$6])*([.E$8]-[.E$7])))" office:value-type="float" office:value="0.151332760060523">
            <text:p>0,1513327601</text:p>
          </table:table-cell>
          <table:table-cell table:formula="of:=([.D162]-[.C162])" office:value-type="float" office:value="0.00233276006052327">
            <text:p>0,0023327601</text:p>
          </table:table-cell>
          <table:table-cell table:formula="of:=([.D162]-[.C161])" office:value-type="float" office:value="0.00333276006052327">
            <text:p>0,0033327601</text:p>
          </table:table-cell>
          <table:table-cell/>
        </table:table-row>
        <table:table-row table:style-name="ro1">
          <table:table-cell office:value-type="float" office:value="4.86818307937">
            <text:p>4,8681830794</text:p>
          </table:table-cell>
          <table:table-cell office:value-type="float" office:value="3.95358307281">
            <text:p>3,9535830728</text:p>
          </table:table-cell>
          <table:table-cell table:formula="of:=FREQUENCY([.B$14:.B$1013];[.B163])/1000" office:value-type="float" office:value="0.15">
            <text:p>0,15</text:p>
          </table:table-cell>
          <table:table-cell table:formula="of:=IF(AND([.E$6]&lt;=[.B163];[.B163]&lt;=[.E$7]);([.B163]-[.E$6])^2/([.E$8]-[.E$6])*([.E$7]-[.E$6]);1-(([.E$8]-[.B163])^2/([.E$8]-[.E$6])*([.E$8]-[.E$7])))" office:value-type="float" office:value="0.15155344612496">
            <text:p>0,1515534461</text:p>
          </table:table-cell>
          <table:table-cell table:formula="of:=([.D163]-[.C163])" office:value-type="float" office:value="0.00155344612496028">
            <text:p>0,0015534461</text:p>
          </table:table-cell>
          <table:table-cell table:formula="of:=([.D163]-[.C162])" office:value-type="float" office:value="0.00255344612496028">
            <text:p>0,0025534461</text:p>
          </table:table-cell>
          <table:table-cell/>
        </table:table-row>
        <table:table-row table:style-name="ro1">
          <table:table-cell office:value-type="float" office:value="3.66492270276">
            <text:p>3,6649227028</text:p>
          </table:table-cell>
          <table:table-cell office:value-type="float" office:value="3.96081927671">
            <text:p>3,9608192767</text:p>
          </table:table-cell>
          <table:table-cell table:formula="of:=FREQUENCY([.B$14:.B$1013];[.B164])/1000" office:value-type="float" office:value="0.151">
            <text:p>0,151</text:p>
          </table:table-cell>
          <table:table-cell table:formula="of:=IF(AND([.E$6]&lt;=[.B164];[.B164]&lt;=[.E$7]);([.B164]-[.E$6])^2/([.E$8]-[.E$6])*([.E$7]-[.E$6]);1-(([.E$8]-[.B164])^2/([.E$8]-[.E$6])*([.E$8]-[.E$7])))" office:value-type="float" office:value="0.153862280416255">
            <text:p>0,1538622804</text:p>
          </table:table-cell>
          <table:table-cell table:formula="of:=([.D164]-[.C164])" office:value-type="float" office:value="0.0028622804162545">
            <text:p>0,0028622804</text:p>
          </table:table-cell>
          <table:table-cell table:formula="of:=([.D164]-[.C163])" office:value-type="float" office:value="0.0038622804162545">
            <text:p>0,0038622804</text:p>
          </table:table-cell>
          <table:table-cell/>
        </table:table-row>
        <table:table-row table:style-name="ro1">
          <table:table-cell office:value-type="float" office:value="5.55653565714">
            <text:p>5,5565356571</text:p>
          </table:table-cell>
          <table:table-cell office:value-type="float" office:value="3.96783051394">
            <text:p>3,9678305139</text:p>
          </table:table-cell>
          <table:table-cell table:formula="of:=FREQUENCY([.B$14:.B$1013];[.B165])/1000" office:value-type="float" office:value="0.152">
            <text:p>0,152</text:p>
          </table:table-cell>
          <table:table-cell table:formula="of:=IF(AND([.E$6]&lt;=[.B165];[.B165]&lt;=[.E$7]);([.B165]-[.E$6])^2/([.E$8]-[.E$6])*([.E$7]-[.E$6]);1-(([.E$8]-[.B165])^2/([.E$8]-[.E$6])*([.E$8]-[.E$7])))" office:value-type="float" office:value="0.156115983952227">
            <text:p>0,156115984</text:p>
          </table:table-cell>
          <table:table-cell table:formula="of:=([.D165]-[.C165])" office:value-type="float" office:value="0.00411598395222745">
            <text:p>0,004115984</text:p>
          </table:table-cell>
          <table:table-cell table:formula="of:=([.D165]-[.C164])" office:value-type="float" office:value="0.00511598395222745">
            <text:p>0,005115984</text:p>
          </table:table-cell>
          <table:table-cell/>
        </table:table-row>
        <table:table-row table:style-name="ro1">
          <table:table-cell office:value-type="float" office:value="6.05767355074">
            <text:p>6,0576735507</text:p>
          </table:table-cell>
          <table:table-cell office:value-type="float" office:value="3.96787855197">
            <text:p>3,967878552</text:p>
          </table:table-cell>
          <table:table-cell table:formula="of:=FREQUENCY([.B$14:.B$1013];[.B166])/1000" office:value-type="float" office:value="0.153">
            <text:p>0,153</text:p>
          </table:table-cell>
          <table:table-cell table:formula="of:=IF(AND([.E$6]&lt;=[.B166];[.B166]&lt;=[.E$7]);([.B166]-[.E$6])^2/([.E$8]-[.E$6])*([.E$7]-[.E$6]);1-(([.E$8]-[.B166])^2/([.E$8]-[.E$6])*([.E$8]-[.E$7])))" office:value-type="float" office:value="0.156131481893924">
            <text:p>0,1561314819</text:p>
          </table:table-cell>
          <table:table-cell table:formula="of:=([.D166]-[.C166])" office:value-type="float" office:value="0.00313148189392404">
            <text:p>0,0031314819</text:p>
          </table:table-cell>
          <table:table-cell table:formula="of:=([.D166]-[.C165])" office:value-type="float" office:value="0.00413148189392404">
            <text:p>0,0041314819</text:p>
          </table:table-cell>
          <table:table-cell/>
        </table:table-row>
        <table:table-row table:style-name="ro1">
          <table:table-cell office:value-type="float" office:value="8.21450476363">
            <text:p>8,2145047636</text:p>
          </table:table-cell>
          <table:table-cell office:value-type="float" office:value="3.96834250089">
            <text:p>3,9683425009</text:p>
          </table:table-cell>
          <table:table-cell table:formula="of:=FREQUENCY([.B$14:.B$1013];[.B167])/1000" office:value-type="float" office:value="0.154">
            <text:p>0,154</text:p>
          </table:table-cell>
          <table:table-cell table:formula="of:=IF(AND([.E$6]&lt;=[.B167];[.B167]&lt;=[.E$7]);([.B167]-[.E$6])^2/([.E$8]-[.E$6])*([.E$7]-[.E$6]);1-(([.E$8]-[.B167])^2/([.E$8]-[.E$6])*([.E$8]-[.E$7])))" office:value-type="float" office:value="0.156281199838317">
            <text:p>0,1562811998</text:p>
          </table:table-cell>
          <table:table-cell table:formula="of:=([.D167]-[.C167])" office:value-type="float" office:value="0.00228119983831659">
            <text:p>0,0022811998</text:p>
          </table:table-cell>
          <table:table-cell table:formula="of:=([.D167]-[.C166])" office:value-type="float" office:value="0.0032811998383166">
            <text:p>0,0032811998</text:p>
          </table:table-cell>
          <table:table-cell/>
        </table:table-row>
        <table:table-row table:style-name="ro1">
          <table:table-cell office:value-type="float" office:value="5.40103620166">
            <text:p>5,4010362017</text:p>
          </table:table-cell>
          <table:table-cell office:value-type="float" office:value="3.96859452821">
            <text:p>3,9685945282</text:p>
          </table:table-cell>
          <table:table-cell table:formula="of:=FREQUENCY([.B$14:.B$1013];[.B168])/1000" office:value-type="float" office:value="0.155">
            <text:p>0,155</text:p>
          </table:table-cell>
          <table:table-cell table:formula="of:=IF(AND([.E$6]&lt;=[.B168];[.B168]&lt;=[.E$7]);([.B168]-[.E$6])^2/([.E$8]-[.E$6])*([.E$7]-[.E$6]);1-(([.E$8]-[.B168])^2/([.E$8]-[.E$6])*([.E$8]-[.E$7])))" office:value-type="float" office:value="0.156362560013059">
            <text:p>0,15636256</text:p>
          </table:table-cell>
          <table:table-cell table:formula="of:=([.D168]-[.C168])" office:value-type="float" office:value="0.00136256001305865">
            <text:p>0,00136256</text:p>
          </table:table-cell>
          <table:table-cell table:formula="of:=([.D168]-[.C167])" office:value-type="float" office:value="0.00236256001305865">
            <text:p>0,00236256</text:p>
          </table:table-cell>
          <table:table-cell/>
        </table:table-row>
        <table:table-row table:style-name="ro1">
          <table:table-cell office:value-type="float" office:value="3.50526055949">
            <text:p>3,5052605595</text:p>
          </table:table-cell>
          <table:table-cell office:value-type="float" office:value="3.97412701251">
            <text:p>3,9741270125</text:p>
          </table:table-cell>
          <table:table-cell table:formula="of:=FREQUENCY([.B$14:.B$1013];[.B169])/1000" office:value-type="float" office:value="0.156">
            <text:p>0,156</text:p>
          </table:table-cell>
          <table:table-cell table:formula="of:=IF(AND([.E$6]&lt;=[.B169];[.B169]&lt;=[.E$7]);([.B169]-[.E$6])^2/([.E$8]-[.E$6])*([.E$7]-[.E$6]);1-(([.E$8]-[.B169])^2/([.E$8]-[.E$6])*([.E$8]-[.E$7])))" office:value-type="float" office:value="0.15815390608361">
            <text:p>0,1581539061</text:p>
          </table:table-cell>
          <table:table-cell table:formula="of:=([.D169]-[.C169])" office:value-type="float" office:value="0.00215390608360957">
            <text:p>0,0021539061</text:p>
          </table:table-cell>
          <table:table-cell table:formula="of:=([.D169]-[.C168])" office:value-type="float" office:value="0.00315390608360958">
            <text:p>0,0031539061</text:p>
          </table:table-cell>
          <table:table-cell/>
        </table:table-row>
        <table:table-row table:style-name="ro1">
          <table:table-cell office:value-type="float" office:value="4.0104823412">
            <text:p>4,0104823412</text:p>
          </table:table-cell>
          <table:table-cell office:value-type="float" office:value="3.97531579899">
            <text:p>3,975315799</text:p>
          </table:table-cell>
          <table:table-cell table:formula="of:=FREQUENCY([.B$14:.B$1013];[.B170])/1000" office:value-type="float" office:value="0.157">
            <text:p>0,157</text:p>
          </table:table-cell>
          <table:table-cell table:formula="of:=IF(AND([.E$6]&lt;=[.B170];[.B170]&lt;=[.E$7]);([.B170]-[.E$6])^2/([.E$8]-[.E$6])*([.E$7]-[.E$6]);1-(([.E$8]-[.B170])^2/([.E$8]-[.E$6])*([.E$8]-[.E$7])))" office:value-type="float" office:value="0.15854015129325">
            <text:p>0,1585401513</text:p>
          </table:table-cell>
          <table:table-cell table:formula="of:=([.D170]-[.C170])" office:value-type="float" office:value="0.00154015129325039">
            <text:p>0,0015401513</text:p>
          </table:table-cell>
          <table:table-cell table:formula="of:=([.D170]-[.C169])" office:value-type="float" office:value="0.00254015129325039">
            <text:p>0,0025401513</text:p>
          </table:table-cell>
          <table:table-cell/>
        </table:table-row>
        <table:table-row table:style-name="ro1">
          <table:table-cell office:value-type="float" office:value="6.35969512072">
            <text:p>6,3596951207</text:p>
          </table:table-cell>
          <table:table-cell office:value-type="float" office:value="3.97782968271">
            <text:p>3,9778296827</text:p>
          </table:table-cell>
          <table:table-cell table:formula="of:=FREQUENCY([.B$14:.B$1013];[.B171])/1000" office:value-type="float" office:value="0.158">
            <text:p>0,158</text:p>
          </table:table-cell>
          <table:table-cell table:formula="of:=IF(AND([.E$6]&lt;=[.B171];[.B171]&lt;=[.E$7]);([.B171]-[.E$6])^2/([.E$8]-[.E$6])*([.E$7]-[.E$6]);1-(([.E$8]-[.B171])^2/([.E$8]-[.E$6])*([.E$8]-[.E$7])))" office:value-type="float" office:value="0.159358481398123">
            <text:p>0,1593584814</text:p>
          </table:table-cell>
          <table:table-cell table:formula="of:=([.D171]-[.C171])" office:value-type="float" office:value="0.00135848139812317">
            <text:p>0,0013584814</text:p>
          </table:table-cell>
          <table:table-cell table:formula="of:=([.D171]-[.C170])" office:value-type="float" office:value="0.00235848139812317">
            <text:p>0,0023584814</text:p>
          </table:table-cell>
          <table:table-cell/>
        </table:table-row>
        <table:table-row table:style-name="ro1">
          <table:table-cell office:value-type="float" office:value="5.9389594157">
            <text:p>5,9389594157</text:p>
          </table:table-cell>
          <table:table-cell office:value-type="float" office:value="3.98142679774">
            <text:p>3,9814267977</text:p>
          </table:table-cell>
          <table:table-cell table:formula="of:=FREQUENCY([.B$14:.B$1013];[.B172])/1000" office:value-type="float" office:value="0.159">
            <text:p>0,159</text:p>
          </table:table-cell>
          <table:table-cell table:formula="of:=IF(AND([.E$6]&lt;=[.B172];[.B172]&lt;=[.E$7]);([.B172]-[.E$6])^2/([.E$8]-[.E$6])*([.E$7]-[.E$6]);1-(([.E$8]-[.B172])^2/([.E$8]-[.E$6])*([.E$8]-[.E$7])))" office:value-type="float" office:value="0.160533093220365">
            <text:p>0,1605330932</text:p>
          </table:table-cell>
          <table:table-cell table:formula="of:=([.D172]-[.C172])" office:value-type="float" office:value="0.00153309322036521">
            <text:p>0,0015330932</text:p>
          </table:table-cell>
          <table:table-cell table:formula="of:=([.D172]-[.C171])" office:value-type="float" office:value="0.00253309322036521">
            <text:p>0,0025330932</text:p>
          </table:table-cell>
          <table:table-cell/>
        </table:table-row>
        <table:table-row table:style-name="ro1">
          <table:table-cell office:value-type="float" office:value="3.80518307794">
            <text:p>3,8051830779</text:p>
          </table:table-cell>
          <table:table-cell office:value-type="float" office:value="3.98592520664">
            <text:p>3,9859252066</text:p>
          </table:table-cell>
          <table:table-cell table:formula="of:=FREQUENCY([.B$14:.B$1013];[.B173])/1000" office:value-type="float" office:value="0.16">
            <text:p>0,16</text:p>
          </table:table-cell>
          <table:table-cell table:formula="of:=IF(AND([.E$6]&lt;=[.B173];[.B173]&lt;=[.E$7]);([.B173]-[.E$6])^2/([.E$8]-[.E$6])*([.E$7]-[.E$6]);1-(([.E$8]-[.B173])^2/([.E$8]-[.E$6])*([.E$8]-[.E$7])))" office:value-type="float" office:value="0.162008085514688">
            <text:p>0,1620080855</text:p>
          </table:table-cell>
          <table:table-cell table:formula="of:=([.D173]-[.C173])" office:value-type="float" office:value="0.00200808551468784">
            <text:p>0,0020080855</text:p>
          </table:table-cell>
          <table:table-cell table:formula="of:=([.D173]-[.C172])" office:value-type="float" office:value="0.00300808551468784">
            <text:p>0,0030080855</text:p>
          </table:table-cell>
          <table:table-cell/>
        </table:table-row>
        <table:table-row table:style-name="ro1">
          <table:table-cell office:value-type="float" office:value="4.15770307748">
            <text:p>4,1577030775</text:p>
          </table:table-cell>
          <table:table-cell office:value-type="float" office:value="3.98690634406">
            <text:p>3,9869063441</text:p>
          </table:table-cell>
          <table:table-cell table:formula="of:=FREQUENCY([.B$14:.B$1013];[.B174])/1000" office:value-type="float" office:value="0.161">
            <text:p>0,161</text:p>
          </table:table-cell>
          <table:table-cell table:formula="of:=IF(AND([.E$6]&lt;=[.B174];[.B174]&lt;=[.E$7]);([.B174]-[.E$6])^2/([.E$8]-[.E$6])*([.E$7]-[.E$6]);1-(([.E$8]-[.B174])^2/([.E$8]-[.E$6])*([.E$8]-[.E$7])))" office:value-type="float" office:value="0.162330688657646">
            <text:p>0,1623306887</text:p>
          </table:table-cell>
          <table:table-cell table:formula="of:=([.D174]-[.C174])" office:value-type="float" office:value="0.0013306886576458">
            <text:p>0,0013306887</text:p>
          </table:table-cell>
          <table:table-cell table:formula="of:=([.D174]-[.C173])" office:value-type="float" office:value="0.0023306886576458">
            <text:p>0,0023306887</text:p>
          </table:table-cell>
          <table:table-cell/>
        </table:table-row>
        <table:table-row table:style-name="ro1">
          <table:table-cell office:value-type="float" office:value="4.80419478296">
            <text:p>4,804194783</text:p>
          </table:table-cell>
          <table:table-cell office:value-type="float" office:value="3.99218910287">
            <text:p>3,9921891029</text:p>
          </table:table-cell>
          <table:table-cell table:formula="of:=FREQUENCY([.B$14:.B$1013];[.B175])/1000" office:value-type="float" office:value="0.162">
            <text:p>0,162</text:p>
          </table:table-cell>
          <table:table-cell table:formula="of:=IF(AND([.E$6]&lt;=[.B175];[.B175]&lt;=[.E$7]);([.B175]-[.E$6])^2/([.E$8]-[.E$6])*([.E$7]-[.E$6]);1-(([.E$8]-[.B175])^2/([.E$8]-[.E$6])*([.E$8]-[.E$7])))" office:value-type="float" office:value="0.164073202642329">
            <text:p>0,1640732026</text:p>
          </table:table-cell>
          <table:table-cell table:formula="of:=([.D175]-[.C175])" office:value-type="float" office:value="0.00207320264232919">
            <text:p>0,0020732026</text:p>
          </table:table-cell>
          <table:table-cell table:formula="of:=([.D175]-[.C174])" office:value-type="float" office:value="0.00307320264232919">
            <text:p>0,0030732026</text:p>
          </table:table-cell>
          <table:table-cell/>
        </table:table-row>
        <table:table-row table:style-name="ro1">
          <table:table-cell office:value-type="float" office:value="6.72664709444">
            <text:p>6,7266470944</text:p>
          </table:table-cell>
          <table:table-cell office:value-type="float" office:value="3.99399484538">
            <text:p>3,9939948454</text:p>
          </table:table-cell>
          <table:table-cell table:formula="of:=FREQUENCY([.B$14:.B$1013];[.B176])/1000" office:value-type="float" office:value="0.163">
            <text:p>0,163</text:p>
          </table:table-cell>
          <table:table-cell table:formula="of:=IF(AND([.E$6]&lt;=[.B176];[.B176]&lt;=[.E$7]);([.B176]-[.E$6])^2/([.E$8]-[.E$6])*([.E$7]-[.E$6]);1-(([.E$8]-[.B176])^2/([.E$8]-[.E$6])*([.E$8]-[.E$7])))" office:value-type="float" office:value="0.164670958773668">
            <text:p>0,1646709588</text:p>
          </table:table-cell>
          <table:table-cell table:formula="of:=([.D176]-[.C176])" office:value-type="float" office:value="0.00167095877366835">
            <text:p>0,0016709588</text:p>
          </table:table-cell>
          <table:table-cell table:formula="of:=([.D176]-[.C175])" office:value-type="float" office:value="0.00267095877366835">
            <text:p>0,0026709588</text:p>
          </table:table-cell>
          <table:table-cell/>
        </table:table-row>
        <table:table-row table:style-name="ro1">
          <table:table-cell office:value-type="float" office:value="6.501766663">
            <text:p>6,501766663</text:p>
          </table:table-cell>
          <table:table-cell office:value-type="float" office:value="3.9945411467">
            <text:p>3,9945411467</text:p>
          </table:table-cell>
          <table:table-cell table:formula="of:=FREQUENCY([.B$14:.B$1013];[.B177])/1000" office:value-type="float" office:value="0.164">
            <text:p>0,164</text:p>
          </table:table-cell>
          <table:table-cell table:formula="of:=IF(AND([.E$6]&lt;=[.B177];[.B177]&lt;=[.E$7]);([.B177]-[.E$6])^2/([.E$8]-[.E$6])*([.E$7]-[.E$6]);1-(([.E$8]-[.B177])^2/([.E$8]-[.E$6])*([.E$8]-[.E$7])))" office:value-type="float" office:value="0.164852015413225">
            <text:p>0,1648520154</text:p>
          </table:table-cell>
          <table:table-cell table:formula="of:=([.D177]-[.C177])" office:value-type="float" office:value="0.00085201541322516">
            <text:p>0,0008520154</text:p>
          </table:table-cell>
          <table:table-cell table:formula="of:=([.D177]-[.C176])" office:value-type="float" office:value="0.00185201541322516">
            <text:p>0,0018520154</text:p>
          </table:table-cell>
          <table:table-cell/>
        </table:table-row>
        <table:table-row table:style-name="ro1">
          <table:table-cell office:value-type="float" office:value="5.45562184175">
            <text:p>5,4556218418</text:p>
          </table:table-cell>
          <table:table-cell office:value-type="float" office:value="3.99512608436">
            <text:p>3,9951260844</text:p>
          </table:table-cell>
          <table:table-cell table:formula="of:=FREQUENCY([.B$14:.B$1013];[.B178])/1000" office:value-type="float" office:value="0.165">
            <text:p>0,165</text:p>
          </table:table-cell>
          <table:table-cell table:formula="of:=IF(AND([.E$6]&lt;=[.B178];[.B178]&lt;=[.E$7]);([.B178]-[.E$6])^2/([.E$8]-[.E$6])*([.E$7]-[.E$6]);1-(([.E$8]-[.B178])^2/([.E$8]-[.E$6])*([.E$8]-[.E$7])))" office:value-type="float" office:value="0.165045987295611">
            <text:p>0,1650459873</text:p>
          </table:table-cell>
          <table:table-cell table:formula="of:=([.D178]-[.C178])" office:value-type="float" office:value="0.0000459872956108942">
            <text:p>4,59872956108942E-005</text:p>
          </table:table-cell>
          <table:table-cell table:formula="of:=([.D178]-[.C177])" office:value-type="float" office:value="0.0010459872956109">
            <text:p>0,0010459873</text:p>
          </table:table-cell>
          <table:table-cell/>
        </table:table-row>
        <table:table-row table:style-name="ro1">
          <table:table-cell office:value-type="float" office:value="5.2586787481">
            <text:p>5,2586787481</text:p>
          </table:table-cell>
          <table:table-cell office:value-type="float" office:value="3.99855737881">
            <text:p>3,9985573788</text:p>
          </table:table-cell>
          <table:table-cell table:formula="of:=FREQUENCY([.B$14:.B$1013];[.B179])/1000" office:value-type="float" office:value="0.166">
            <text:p>0,166</text:p>
          </table:table-cell>
          <table:table-cell table:formula="of:=IF(AND([.E$6]&lt;=[.B179];[.B179]&lt;=[.E$7]);([.B179]-[.E$6])^2/([.E$8]-[.E$6])*([.E$7]-[.E$6]);1-(([.E$8]-[.B179])^2/([.E$8]-[.E$6])*([.E$8]-[.E$7])))" office:value-type="float" office:value="0.166186139795983">
            <text:p>0,1661861398</text:p>
          </table:table-cell>
          <table:table-cell table:formula="of:=([.D179]-[.C179])" office:value-type="float" office:value="0.000186139795983031">
            <text:p>0,0001861398</text:p>
          </table:table-cell>
          <table:table-cell table:formula="of:=([.D179]-[.C178])" office:value-type="float" office:value="0.00118613979598303">
            <text:p>0,0011861398</text:p>
          </table:table-cell>
          <table:table-cell/>
        </table:table-row>
        <table:table-row table:style-name="ro1">
          <table:table-cell office:value-type="float" office:value="4.51492126878">
            <text:p>4,5149212688</text:p>
          </table:table-cell>
          <table:table-cell office:value-type="float" office:value="4.00449492692">
            <text:p>4,0044949269</text:p>
          </table:table-cell>
          <table:table-cell table:formula="of:=FREQUENCY([.B$14:.B$1013];[.B180])/1000" office:value-type="float" office:value="0.167">
            <text:p>0,167</text:p>
          </table:table-cell>
          <table:table-cell table:formula="of:=IF(AND([.E$6]&lt;=[.B180];[.B180]&lt;=[.E$7]);([.B180]-[.E$6])^2/([.E$8]-[.E$6])*([.E$7]-[.E$6]);1-(([.E$8]-[.B180])^2/([.E$8]-[.E$6])*([.E$8]-[.E$7])))" office:value-type="float" office:value="-19.7958924459734">
            <text:p>-19,795892446</text:p>
          </table:table-cell>
          <table:table-cell table:formula="of:=([.D180]-[.C180])" office:value-type="float" office:value="-19.9628924459734">
            <text:p>-19,962892446</text:p>
          </table:table-cell>
          <table:table-cell table:formula="of:=([.D180]-[.C179])" office:value-type="float" office:value="-19.9618924459734">
            <text:p>-19,961892446</text:p>
          </table:table-cell>
          <table:table-cell/>
        </table:table-row>
        <table:table-row table:style-name="ro1">
          <table:table-cell office:value-type="float" office:value="5.21321259203">
            <text:p>5,213212592</text:p>
          </table:table-cell>
          <table:table-cell office:value-type="float" office:value="4.00724991936">
            <text:p>4,0072499194</text:p>
          </table:table-cell>
          <table:table-cell table:formula="of:=FREQUENCY([.B$14:.B$1013];[.B181])/1000" office:value-type="float" office:value="0.168">
            <text:p>0,168</text:p>
          </table:table-cell>
          <table:table-cell table:formula="of:=IF(AND([.E$6]&lt;=[.B181];[.B181]&lt;=[.E$7]);([.B181]-[.E$6])^2/([.E$8]-[.E$6])*([.E$7]-[.E$6]);1-(([.E$8]-[.B181])^2/([.E$8]-[.E$6])*([.E$8]-[.E$7])))" office:value-type="float" office:value="-19.7729611397756">
            <text:p>-19,7729611398</text:p>
          </table:table-cell>
          <table:table-cell table:formula="of:=([.D181]-[.C181])" office:value-type="float" office:value="-19.9409611397756">
            <text:p>-19,9409611398</text:p>
          </table:table-cell>
          <table:table-cell table:formula="of:=([.D181]-[.C180])" office:value-type="float" office:value="-19.9399611397756">
            <text:p>-19,9399611398</text:p>
          </table:table-cell>
          <table:table-cell/>
        </table:table-row>
        <table:table-row table:style-name="ro1">
          <table:table-cell office:value-type="float" office:value="5.05946666078">
            <text:p>5,0594666608</text:p>
          </table:table-cell>
          <table:table-cell office:value-type="float" office:value="4.0104823412">
            <text:p>4,0104823412</text:p>
          </table:table-cell>
          <table:table-cell table:formula="of:=FREQUENCY([.B$14:.B$1013];[.B182])/1000" office:value-type="float" office:value="0.169">
            <text:p>0,169</text:p>
          </table:table-cell>
          <table:table-cell table:formula="of:=IF(AND([.E$6]&lt;=[.B182];[.B182]&lt;=[.E$7]);([.B182]-[.E$6])^2/([.E$8]-[.E$6])*([.E$7]-[.E$6]);1-(([.E$8]-[.B182])^2/([.E$8]-[.E$6])*([.E$8]-[.E$7])))" office:value-type="float" office:value="-19.7460720562309">
            <text:p>-19,7460720562</text:p>
          </table:table-cell>
          <table:table-cell table:formula="of:=([.D182]-[.C182])" office:value-type="float" office:value="-19.9150720562309">
            <text:p>-19,9150720562</text:p>
          </table:table-cell>
          <table:table-cell table:formula="of:=([.D182]-[.C181])" office:value-type="float" office:value="-19.9140720562309">
            <text:p>-19,9140720562</text:p>
          </table:table-cell>
          <table:table-cell/>
        </table:table-row>
        <table:table-row table:style-name="ro1">
          <table:table-cell office:value-type="float" office:value="4.26991437697">
            <text:p>4,269914377</text:p>
          </table:table-cell>
          <table:table-cell office:value-type="float" office:value="4.01089709548">
            <text:p>4,0108970955</text:p>
          </table:table-cell>
          <table:table-cell table:formula="of:=FREQUENCY([.B$14:.B$1013];[.B183])/1000" office:value-type="float" office:value="0.17">
            <text:p>0,17</text:p>
          </table:table-cell>
          <table:table-cell table:formula="of:=IF(AND([.E$6]&lt;=[.B183];[.B183]&lt;=[.E$7]);([.B183]-[.E$6])^2/([.E$8]-[.E$6])*([.E$7]-[.E$6]);1-(([.E$8]-[.B183])^2/([.E$8]-[.E$6])*([.E$8]-[.E$7])))" office:value-type="float" office:value="-19.7426231599083">
            <text:p>-19,7426231599</text:p>
          </table:table-cell>
          <table:table-cell table:formula="of:=([.D183]-[.C183])" office:value-type="float" office:value="-19.9126231599083">
            <text:p>-19,9126231599</text:p>
          </table:table-cell>
          <table:table-cell table:formula="of:=([.D183]-[.C182])" office:value-type="float" office:value="-19.9116231599083">
            <text:p>-19,9116231599</text:p>
          </table:table-cell>
          <table:table-cell/>
        </table:table-row>
        <table:table-row table:style-name="ro1">
          <table:table-cell office:value-type="float" office:value="5.61981960287">
            <text:p>5,6198196029</text:p>
          </table:table-cell>
          <table:table-cell office:value-type="float" office:value="4.01443925186">
            <text:p>4,0144392519</text:p>
          </table:table-cell>
          <table:table-cell table:formula="of:=FREQUENCY([.B$14:.B$1013];[.B184])/1000" office:value-type="float" office:value="0.171">
            <text:p>0,171</text:p>
          </table:table-cell>
          <table:table-cell table:formula="of:=IF(AND([.E$6]&lt;=[.B184];[.B184]&lt;=[.E$7]);([.B184]-[.E$6])^2/([.E$8]-[.E$6])*([.E$7]-[.E$6]);1-(([.E$8]-[.B184])^2/([.E$8]-[.E$6])*([.E$8]-[.E$7])))" office:value-type="float" office:value="-19.7131799778286">
            <text:p>-19,7131799778</text:p>
          </table:table-cell>
          <table:table-cell table:formula="of:=([.D184]-[.C184])" office:value-type="float" office:value="-19.8841799778286">
            <text:p>-19,8841799778</text:p>
          </table:table-cell>
          <table:table-cell table:formula="of:=([.D184]-[.C183])" office:value-type="float" office:value="-19.8831799778286">
            <text:p>-19,8831799778</text:p>
          </table:table-cell>
          <table:table-cell/>
        </table:table-row>
        <table:table-row table:style-name="ro1">
          <table:table-cell office:value-type="float" office:value="3.76510734924">
            <text:p>3,7651073492</text:p>
          </table:table-cell>
          <table:table-cell office:value-type="float" office:value="4.02224667654">
            <text:p>4,0222466765</text:p>
          </table:table-cell>
          <table:table-cell table:formula="of:=FREQUENCY([.B$14:.B$1013];[.B185])/1000" office:value-type="float" office:value="0.172">
            <text:p>0,172</text:p>
          </table:table-cell>
          <table:table-cell table:formula="of:=IF(AND([.E$6]&lt;=[.B185];[.B185]&lt;=[.E$7]);([.B185]-[.E$6])^2/([.E$8]-[.E$6])*([.E$7]-[.E$6]);1-(([.E$8]-[.B185])^2/([.E$8]-[.E$6])*([.E$8]-[.E$7])))" office:value-type="float" office:value="-19.6483567910142">
            <text:p>-19,648356791</text:p>
          </table:table-cell>
          <table:table-cell table:formula="of:=([.D185]-[.C185])" office:value-type="float" office:value="-19.8203567910142">
            <text:p>-19,820356791</text:p>
          </table:table-cell>
          <table:table-cell table:formula="of:=([.D185]-[.C184])" office:value-type="float" office:value="-19.8193567910142">
            <text:p>-19,819356791</text:p>
          </table:table-cell>
          <table:table-cell/>
        </table:table-row>
        <table:table-row table:style-name="ro1">
          <table:table-cell office:value-type="float" office:value="4.55589209471">
            <text:p>4,5558920947</text:p>
          </table:table-cell>
          <table:table-cell office:value-type="float" office:value="4.026893487">
            <text:p>4,026893487</text:p>
          </table:table-cell>
          <table:table-cell table:formula="of:=FREQUENCY([.B$14:.B$1013];[.B186])/1000" office:value-type="float" office:value="0.173">
            <text:p>0,173</text:p>
          </table:table-cell>
          <table:table-cell table:formula="of:=IF(AND([.E$6]&lt;=[.B186];[.B186]&lt;=[.E$7]);([.B186]-[.E$6])^2/([.E$8]-[.E$6])*([.E$7]-[.E$6]);1-(([.E$8]-[.B186])^2/([.E$8]-[.E$6])*([.E$8]-[.E$7])))" office:value-type="float" office:value="-19.6098236580359">
            <text:p>-19,609823658</text:p>
          </table:table-cell>
          <table:table-cell table:formula="of:=([.D186]-[.C186])" office:value-type="float" office:value="-19.7828236580359">
            <text:p>-19,782823658</text:p>
          </table:table-cell>
          <table:table-cell table:formula="of:=([.D186]-[.C185])" office:value-type="float" office:value="-19.7818236580359">
            <text:p>-19,781823658</text:p>
          </table:table-cell>
          <table:table-cell/>
        </table:table-row>
        <table:table-row table:style-name="ro1">
          <table:table-cell office:value-type="float" office:value="3.15460649427">
            <text:p>3,1546064943</text:p>
          </table:table-cell>
          <table:table-cell office:value-type="float" office:value="4.02978305861">
            <text:p>4,0297830586</text:p>
          </table:table-cell>
          <table:table-cell table:formula="of:=FREQUENCY([.B$14:.B$1013];[.B187])/1000" office:value-type="float" office:value="0.174">
            <text:p>0,174</text:p>
          </table:table-cell>
          <table:table-cell table:formula="of:=IF(AND([.E$6]&lt;=[.B187];[.B187]&lt;=[.E$7]);([.B187]-[.E$6])^2/([.E$8]-[.E$6])*([.E$7]-[.E$6]);1-(([.E$8]-[.B187])^2/([.E$8]-[.E$6])*([.E$8]-[.E$7])))" office:value-type="float" office:value="-19.5858803704001">
            <text:p>-19,5858803704</text:p>
          </table:table-cell>
          <table:table-cell table:formula="of:=([.D187]-[.C187])" office:value-type="float" office:value="-19.7598803704001">
            <text:p>-19,7598803704</text:p>
          </table:table-cell>
          <table:table-cell table:formula="of:=([.D187]-[.C186])" office:value-type="float" office:value="-19.7588803704001">
            <text:p>-19,7588803704</text:p>
          </table:table-cell>
          <table:table-cell/>
        </table:table-row>
        <table:table-row table:style-name="ro1">
          <table:table-cell office:value-type="float" office:value="4.01089709548">
            <text:p>4,0108970955</text:p>
          </table:table-cell>
          <table:table-cell office:value-type="float" office:value="4.03083136895">
            <text:p>4,030831369</text:p>
          </table:table-cell>
          <table:table-cell table:formula="of:=FREQUENCY([.B$14:.B$1013];[.B188])/1000" office:value-type="float" office:value="0.175">
            <text:p>0,175</text:p>
          </table:table-cell>
          <table:table-cell table:formula="of:=IF(AND([.E$6]&lt;=[.B188];[.B188]&lt;=[.E$7]);([.B188]-[.E$6])^2/([.E$8]-[.E$6])*([.E$7]-[.E$6]);1-(([.E$8]-[.B188])^2/([.E$8]-[.E$6])*([.E$8]-[.E$7])))" office:value-type="float" office:value="-19.5771974031761">
            <text:p>-19,5771974032</text:p>
          </table:table-cell>
          <table:table-cell table:formula="of:=([.D188]-[.C188])" office:value-type="float" office:value="-19.7521974031761">
            <text:p>-19,7521974032</text:p>
          </table:table-cell>
          <table:table-cell table:formula="of:=([.D188]-[.C187])" office:value-type="float" office:value="-19.7511974031761">
            <text:p>-19,7511974032</text:p>
          </table:table-cell>
          <table:table-cell/>
        </table:table-row>
        <table:table-row table:style-name="ro1">
          <table:table-cell office:value-type="float" office:value="3.98142679774">
            <text:p>3,9814267977</text:p>
          </table:table-cell>
          <table:table-cell office:value-type="float" office:value="4.0317687872">
            <text:p>4,0317687872</text:p>
          </table:table-cell>
          <table:table-cell table:formula="of:=FREQUENCY([.B$14:.B$1013];[.B189])/1000" office:value-type="float" office:value="0.176">
            <text:p>0,176</text:p>
          </table:table-cell>
          <table:table-cell table:formula="of:=IF(AND([.E$6]&lt;=[.B189];[.B189]&lt;=[.E$7]);([.B189]-[.E$6])^2/([.E$8]-[.E$6])*([.E$7]-[.E$6]);1-(([.E$8]-[.B189])^2/([.E$8]-[.E$6])*([.E$8]-[.E$7])))" office:value-type="float" office:value="-19.5694344865335">
            <text:p>-19,5694344865</text:p>
          </table:table-cell>
          <table:table-cell table:formula="of:=([.D189]-[.C189])" office:value-type="float" office:value="-19.7454344865335">
            <text:p>-19,7454344865</text:p>
          </table:table-cell>
          <table:table-cell table:formula="of:=([.D189]-[.C188])" office:value-type="float" office:value="-19.7444344865335">
            <text:p>-19,7444344865</text:p>
          </table:table-cell>
          <table:table-cell/>
        </table:table-row>
        <table:table-row table:style-name="ro1">
          <table:table-cell office:value-type="float" office:value="6.41038083356">
            <text:p>6,4103808336</text:p>
          </table:table-cell>
          <table:table-cell office:value-type="float" office:value="4.03272112714">
            <text:p>4,0327211271</text:p>
          </table:table-cell>
          <table:table-cell table:formula="of:=FREQUENCY([.B$14:.B$1013];[.B190])/1000" office:value-type="float" office:value="0.177">
            <text:p>0,177</text:p>
          </table:table-cell>
          <table:table-cell table:formula="of:=IF(AND([.E$6]&lt;=[.B190];[.B190]&lt;=[.E$7]);([.B190]-[.E$6])^2/([.E$8]-[.E$6])*([.E$7]-[.E$6]);1-(([.E$8]-[.B190])^2/([.E$8]-[.E$6])*([.E$8]-[.E$7])))" office:value-type="float" office:value="-19.5615495006344">
            <text:p>-19,5615495006</text:p>
          </table:table-cell>
          <table:table-cell table:formula="of:=([.D190]-[.C190])" office:value-type="float" office:value="-19.7385495006344">
            <text:p>-19,7385495006</text:p>
          </table:table-cell>
          <table:table-cell table:formula="of:=([.D190]-[.C189])" office:value-type="float" office:value="-19.7375495006344">
            <text:p>-19,7375495006</text:p>
          </table:table-cell>
          <table:table-cell/>
        </table:table-row>
        <table:table-row table:style-name="ro1">
          <table:table-cell office:value-type="float" office:value="5.96455092423">
            <text:p>5,9645509242</text:p>
          </table:table-cell>
          <table:table-cell office:value-type="float" office:value="4.03334178558">
            <text:p>4,0333417856</text:p>
          </table:table-cell>
          <table:table-cell table:formula="of:=FREQUENCY([.B$14:.B$1013];[.B191])/1000" office:value-type="float" office:value="0.178">
            <text:p>0,178</text:p>
          </table:table-cell>
          <table:table-cell table:formula="of:=IF(AND([.E$6]&lt;=[.B191];[.B191]&lt;=[.E$7]);([.B191]-[.E$6])^2/([.E$8]-[.E$6])*([.E$7]-[.E$6]);1-(([.E$8]-[.B191])^2/([.E$8]-[.E$6])*([.E$8]-[.E$7])))" office:value-type="float" office:value="-19.5564115157214">
            <text:p>-19,5564115157</text:p>
          </table:table-cell>
          <table:table-cell table:formula="of:=([.D191]-[.C191])" office:value-type="float" office:value="-19.7344115157214">
            <text:p>-19,7344115157</text:p>
          </table:table-cell>
          <table:table-cell table:formula="of:=([.D191]-[.C190])" office:value-type="float" office:value="-19.7334115157214">
            <text:p>-19,7334115157</text:p>
          </table:table-cell>
          <table:table-cell/>
        </table:table-row>
        <table:table-row table:style-name="ro1">
          <table:table-cell office:value-type="float" office:value="4.40430408662">
            <text:p>4,4043040866</text:p>
          </table:table-cell>
          <table:table-cell office:value-type="float" office:value="4.03975588515">
            <text:p>4,0397558852</text:p>
          </table:table-cell>
          <table:table-cell table:formula="of:=FREQUENCY([.B$14:.B$1013];[.B192])/1000" office:value-type="float" office:value="0.179">
            <text:p>0,179</text:p>
          </table:table-cell>
          <table:table-cell table:formula="of:=IF(AND([.E$6]&lt;=[.B192];[.B192]&lt;=[.E$7]);([.B192]-[.E$6])^2/([.E$8]-[.E$6])*([.E$7]-[.E$6]);1-(([.E$8]-[.B192])^2/([.E$8]-[.E$6])*([.E$8]-[.E$7])))" office:value-type="float" office:value="-19.5033513990867">
            <text:p>-19,5033513991</text:p>
          </table:table-cell>
          <table:table-cell table:formula="of:=([.D192]-[.C192])" office:value-type="float" office:value="-19.6823513990867">
            <text:p>-19,6823513991</text:p>
          </table:table-cell>
          <table:table-cell table:formula="of:=([.D192]-[.C191])" office:value-type="float" office:value="-19.6813513990867">
            <text:p>-19,6813513991</text:p>
          </table:table-cell>
          <table:table-cell/>
        </table:table-row>
        <table:table-row table:style-name="ro1">
          <table:table-cell office:value-type="float" office:value="6.98171672832">
            <text:p>6,9817167283</text:p>
          </table:table-cell>
          <table:table-cell office:value-type="float" office:value="4.04385309932">
            <text:p>4,0438530993</text:p>
          </table:table-cell>
          <table:table-cell table:formula="of:=FREQUENCY([.B$14:.B$1013];[.B193])/1000" office:value-type="float" office:value="0.18">
            <text:p>0,18</text:p>
          </table:table-cell>
          <table:table-cell table:formula="of:=IF(AND([.E$6]&lt;=[.B193];[.B193]&lt;=[.E$7]);([.B193]-[.E$6])^2/([.E$8]-[.E$6])*([.E$7]-[.E$6]);1-(([.E$8]-[.B193])^2/([.E$8]-[.E$6])*([.E$8]-[.E$7])))" office:value-type="float" office:value="-19.4694934176">
            <text:p>-19,4694934176</text:p>
          </table:table-cell>
          <table:table-cell table:formula="of:=([.D193]-[.C193])" office:value-type="float" office:value="-19.6494934176">
            <text:p>-19,6494934176</text:p>
          </table:table-cell>
          <table:table-cell table:formula="of:=([.D193]-[.C192])" office:value-type="float" office:value="-19.6484934176">
            <text:p>-19,6484934176</text:p>
          </table:table-cell>
          <table:table-cell/>
        </table:table-row>
        <table:table-row table:style-name="ro1">
          <table:table-cell office:value-type="float" office:value="5.81991827346">
            <text:p>5,8199182735</text:p>
          </table:table-cell>
          <table:table-cell office:value-type="float" office:value="4.05073501265">
            <text:p>4,0507350127</text:p>
          </table:table-cell>
          <table:table-cell table:formula="of:=FREQUENCY([.B$14:.B$1013];[.B194])/1000" office:value-type="float" office:value="0.181">
            <text:p>0,181</text:p>
          </table:table-cell>
          <table:table-cell table:formula="of:=IF(AND([.E$6]&lt;=[.B194];[.B194]&lt;=[.E$7]);([.B194]-[.E$6])^2/([.E$8]-[.E$6])*([.E$7]-[.E$6]);1-(([.E$8]-[.B194])^2/([.E$8]-[.E$6])*([.E$8]-[.E$7])))" office:value-type="float" office:value="-19.4126865958405">
            <text:p>-19,4126865958</text:p>
          </table:table-cell>
          <table:table-cell table:formula="of:=([.D194]-[.C194])" office:value-type="float" office:value="-19.5936865958405">
            <text:p>-19,5936865958</text:p>
          </table:table-cell>
          <table:table-cell table:formula="of:=([.D194]-[.C193])" office:value-type="float" office:value="-19.5926865958405">
            <text:p>-19,5926865958</text:p>
          </table:table-cell>
          <table:table-cell/>
        </table:table-row>
        <table:table-row table:style-name="ro1">
          <table:table-cell office:value-type="float" office:value="4.18508453457">
            <text:p>4,1850845346</text:p>
          </table:table-cell>
          <table:table-cell office:value-type="float" office:value="4.05452669049">
            <text:p>4,0545266905</text:p>
          </table:table-cell>
          <table:table-cell table:formula="of:=FREQUENCY([.B$14:.B$1013];[.B195])/1000" office:value-type="float" office:value="0.182">
            <text:p>0,182</text:p>
          </table:table-cell>
          <table:table-cell table:formula="of:=IF(AND([.E$6]&lt;=[.B195];[.B195]&lt;=[.E$7]);([.B195]-[.E$6])^2/([.E$8]-[.E$6])*([.E$7]-[.E$6]);1-(([.E$8]-[.B195])^2/([.E$8]-[.E$6])*([.E$8]-[.E$7])))" office:value-type="float" office:value="-19.3814218792298">
            <text:p>-19,3814218792</text:p>
          </table:table-cell>
          <table:table-cell table:formula="of:=([.D195]-[.C195])" office:value-type="float" office:value="-19.5634218792298">
            <text:p>-19,5634218792</text:p>
          </table:table-cell>
          <table:table-cell table:formula="of:=([.D195]-[.C194])" office:value-type="float" office:value="-19.5624218792298">
            <text:p>-19,5624218792</text:p>
          </table:table-cell>
          <table:table-cell/>
        </table:table-row>
        <table:table-row table:style-name="ro1">
          <table:table-cell office:value-type="float" office:value="3.44812071887">
            <text:p>3,4481207189</text:p>
          </table:table-cell>
          <table:table-cell office:value-type="float" office:value="4.05514397269">
            <text:p>4,0551439727</text:p>
          </table:table-cell>
          <table:table-cell table:formula="of:=FREQUENCY([.B$14:.B$1013];[.B196])/1000" office:value-type="float" office:value="0.183">
            <text:p>0,183</text:p>
          </table:table-cell>
          <table:table-cell table:formula="of:=IF(AND([.E$6]&lt;=[.B196];[.B196]&lt;=[.E$7]);([.B196]-[.E$6])^2/([.E$8]-[.E$6])*([.E$7]-[.E$6]);1-(([.E$8]-[.B196])^2/([.E$8]-[.E$6])*([.E$8]-[.E$7])))" office:value-type="float" office:value="-19.3763342756867">
            <text:p>-19,3763342757</text:p>
          </table:table-cell>
          <table:table-cell table:formula="of:=([.D196]-[.C196])" office:value-type="float" office:value="-19.5593342756867">
            <text:p>-19,5593342757</text:p>
          </table:table-cell>
          <table:table-cell table:formula="of:=([.D196]-[.C195])" office:value-type="float" office:value="-19.5583342756867">
            <text:p>-19,5583342757</text:p>
          </table:table-cell>
          <table:table-cell/>
        </table:table-row>
        <table:table-row table:style-name="ro1">
          <table:table-cell office:value-type="float" office:value="4.83066270577">
            <text:p>4,8306627058</text:p>
          </table:table-cell>
          <table:table-cell office:value-type="float" office:value="4.0635724182">
            <text:p>4,0635724182</text:p>
          </table:table-cell>
          <table:table-cell table:formula="of:=FREQUENCY([.B$14:.B$1013];[.B197])/1000" office:value-type="float" office:value="0.184">
            <text:p>0,184</text:p>
          </table:table-cell>
          <table:table-cell table:formula="of:=IF(AND([.E$6]&lt;=[.B197];[.B197]&lt;=[.E$7]);([.B197]-[.E$6])^2/([.E$8]-[.E$6])*([.E$7]-[.E$6]);1-(([.E$8]-[.B197])^2/([.E$8]-[.E$6])*([.E$8]-[.E$7])))" office:value-type="float" office:value="-19.3069310586298">
            <text:p>-19,3069310586</text:p>
          </table:table-cell>
          <table:table-cell table:formula="of:=([.D197]-[.C197])" office:value-type="float" office:value="-19.4909310586298">
            <text:p>-19,4909310586</text:p>
          </table:table-cell>
          <table:table-cell table:formula="of:=([.D197]-[.C196])" office:value-type="float" office:value="-19.4899310586298">
            <text:p>-19,4899310586</text:p>
          </table:table-cell>
          <table:table-cell/>
        </table:table-row>
        <table:table-row table:style-name="ro1">
          <table:table-cell office:value-type="float" office:value="5.21538017232">
            <text:p>5,2153801723</text:p>
          </table:table-cell>
          <table:table-cell office:value-type="float" office:value="4.06390931362">
            <text:p>4,0639093136</text:p>
          </table:table-cell>
          <table:table-cell table:formula="of:=FREQUENCY([.B$14:.B$1013];[.B198])/1000" office:value-type="float" office:value="0.185">
            <text:p>0,185</text:p>
          </table:table-cell>
          <table:table-cell table:formula="of:=IF(AND([.E$6]&lt;=[.B198];[.B198]&lt;=[.E$7]);([.B198]-[.E$6])^2/([.E$8]-[.E$6])*([.E$7]-[.E$6]);1-(([.E$8]-[.B198])^2/([.E$8]-[.E$6])*([.E$8]-[.E$7])))" office:value-type="float" office:value="-19.3041593868062">
            <text:p>-19,3041593868</text:p>
          </table:table-cell>
          <table:table-cell table:formula="of:=([.D198]-[.C198])" office:value-type="float" office:value="-19.4891593868062">
            <text:p>-19,4891593868</text:p>
          </table:table-cell>
          <table:table-cell table:formula="of:=([.D198]-[.C197])" office:value-type="float" office:value="-19.4881593868062">
            <text:p>-19,4881593868</text:p>
          </table:table-cell>
          <table:table-cell/>
        </table:table-row>
        <table:table-row table:style-name="ro1">
          <table:table-cell office:value-type="float" office:value="5.69929233627">
            <text:p>5,6992923363</text:p>
          </table:table-cell>
          <table:table-cell office:value-type="float" office:value="4.07184577951">
            <text:p>4,0718457795</text:p>
          </table:table-cell>
          <table:table-cell table:formula="of:=FREQUENCY([.B$14:.B$1013];[.B199])/1000" office:value-type="float" office:value="0.186">
            <text:p>0,186</text:p>
          </table:table-cell>
          <table:table-cell table:formula="of:=IF(AND([.E$6]&lt;=[.B199];[.B199]&lt;=[.E$7]);([.B199]-[.E$6])^2/([.E$8]-[.E$6])*([.E$7]-[.E$6]);1-(([.E$8]-[.B199])^2/([.E$8]-[.E$6])*([.E$8]-[.E$7])))" office:value-type="float" office:value="-19.2389200174445">
            <text:p>-19,2389200174</text:p>
          </table:table-cell>
          <table:table-cell table:formula="of:=([.D199]-[.C199])" office:value-type="float" office:value="-19.4249200174445">
            <text:p>-19,4249200174</text:p>
          </table:table-cell>
          <table:table-cell table:formula="of:=([.D199]-[.C198])" office:value-type="float" office:value="-19.4239200174445">
            <text:p>-19,4239200174</text:p>
          </table:table-cell>
          <table:table-cell/>
        </table:table-row>
        <table:table-row table:style-name="ro1">
          <table:table-cell office:value-type="float" office:value="8.7535820704">
            <text:p>8,7535820704</text:p>
          </table:table-cell>
          <table:table-cell office:value-type="float" office:value="4.07592891722">
            <text:p>4,0759289172</text:p>
          </table:table-cell>
          <table:table-cell table:formula="of:=FREQUENCY([.B$14:.B$1013];[.B200])/1000" office:value-type="float" office:value="0.187">
            <text:p>0,187</text:p>
          </table:table-cell>
          <table:table-cell table:formula="of:=IF(AND([.E$6]&lt;=[.B200];[.B200]&lt;=[.E$7]);([.B200]-[.E$6])^2/([.E$8]-[.E$6])*([.E$7]-[.E$6]);1-(([.E$8]-[.B200])^2/([.E$8]-[.E$6])*([.E$8]-[.E$7])))" office:value-type="float" office:value="-19.2053966902252">
            <text:p>-19,2053966902</text:p>
          </table:table-cell>
          <table:table-cell table:formula="of:=([.D200]-[.C200])" office:value-type="float" office:value="-19.3923966902252">
            <text:p>-19,3923966902</text:p>
          </table:table-cell>
          <table:table-cell table:formula="of:=([.D200]-[.C199])" office:value-type="float" office:value="-19.3913966902252">
            <text:p>-19,3913966902</text:p>
          </table:table-cell>
          <table:table-cell/>
        </table:table-row>
        <table:table-row table:style-name="ro1">
          <table:table-cell office:value-type="float" office:value="3.9172639996">
            <text:p>3,9172639996</text:p>
          </table:table-cell>
          <table:table-cell office:value-type="float" office:value="4.0774026659">
            <text:p>4,0774026659</text:p>
          </table:table-cell>
          <table:table-cell table:formula="of:=FREQUENCY([.B$14:.B$1013];[.B201])/1000" office:value-type="float" office:value="0.188">
            <text:p>0,188</text:p>
          </table:table-cell>
          <table:table-cell table:formula="of:=IF(AND([.E$6]&lt;=[.B201];[.B201]&lt;=[.E$7]);([.B201]-[.E$6])^2/([.E$8]-[.E$6])*([.E$7]-[.E$6]);1-(([.E$8]-[.B201])^2/([.E$8]-[.E$6])*([.E$8]-[.E$7])))" office:value-type="float" office:value="-19.193303761407">
            <text:p>-19,1933037614</text:p>
          </table:table-cell>
          <table:table-cell table:formula="of:=([.D201]-[.C201])" office:value-type="float" office:value="-19.381303761407">
            <text:p>-19,3813037614</text:p>
          </table:table-cell>
          <table:table-cell table:formula="of:=([.D201]-[.C200])" office:value-type="float" office:value="-19.380303761407">
            <text:p>-19,3803037614</text:p>
          </table:table-cell>
          <table:table-cell/>
        </table:table-row>
        <table:table-row table:style-name="ro1">
          <table:table-cell office:value-type="float" office:value="4.80421164965">
            <text:p>4,8042116497</text:p>
          </table:table-cell>
          <table:table-cell office:value-type="float" office:value="4.08270873358">
            <text:p>4,0827087336</text:p>
          </table:table-cell>
          <table:table-cell table:formula="of:=FREQUENCY([.B$14:.B$1013];[.B202])/1000" office:value-type="float" office:value="0.189">
            <text:p>0,189</text:p>
          </table:table-cell>
          <table:table-cell table:formula="of:=IF(AND([.E$6]&lt;=[.B202];[.B202]&lt;=[.E$7]);([.B202]-[.E$6])^2/([.E$8]-[.E$6])*([.E$7]-[.E$6]);1-(([.E$8]-[.B202])^2/([.E$8]-[.E$6])*([.E$8]-[.E$7])))" office:value-type="float" office:value="-19.1497944990087">
            <text:p>-19,149794499</text:p>
          </table:table-cell>
          <table:table-cell table:formula="of:=([.D202]-[.C202])" office:value-type="float" office:value="-19.3387944990087">
            <text:p>-19,338794499</text:p>
          </table:table-cell>
          <table:table-cell table:formula="of:=([.D202]-[.C201])" office:value-type="float" office:value="-19.3377944990087">
            <text:p>-19,337794499</text:p>
          </table:table-cell>
          <table:table-cell/>
        </table:table-row>
        <table:table-row table:style-name="ro1">
          <table:table-cell office:value-type="float" office:value="5.80973202539">
            <text:p>5,8097320254</text:p>
          </table:table-cell>
          <table:table-cell office:value-type="float" office:value="4.08351692798">
            <text:p>4,083516928</text:p>
          </table:table-cell>
          <table:table-cell table:formula="of:=FREQUENCY([.B$14:.B$1013];[.B203])/1000" office:value-type="float" office:value="0.19">
            <text:p>0,19</text:p>
          </table:table-cell>
          <table:table-cell table:formula="of:=IF(AND([.E$6]&lt;=[.B203];[.B203]&lt;=[.E$7]);([.B203]-[.E$6])^2/([.E$8]-[.E$6])*([.E$7]-[.E$6]);1-(([.E$8]-[.B203])^2/([.E$8]-[.E$6])*([.E$8]-[.E$7])))" office:value-type="float" office:value="-19.1431714978827">
            <text:p>-19,1431714979</text:p>
          </table:table-cell>
          <table:table-cell table:formula="of:=([.D203]-[.C203])" office:value-type="float" office:value="-19.3331714978827">
            <text:p>-19,3331714979</text:p>
          </table:table-cell>
          <table:table-cell table:formula="of:=([.D203]-[.C202])" office:value-type="float" office:value="-19.3321714978827">
            <text:p>-19,3321714979</text:p>
          </table:table-cell>
          <table:table-cell/>
        </table:table-row>
        <table:table-row table:style-name="ro1">
          <table:table-cell office:value-type="float" office:value="3.93147308377">
            <text:p>3,9314730838</text:p>
          </table:table-cell>
          <table:table-cell office:value-type="float" office:value="4.08371816507">
            <text:p>4,0837181651</text:p>
          </table:table-cell>
          <table:table-cell table:formula="of:=FREQUENCY([.B$14:.B$1013];[.B204])/1000" office:value-type="float" office:value="0.191">
            <text:p>0,191</text:p>
          </table:table-cell>
          <table:table-cell table:formula="of:=IF(AND([.E$6]&lt;=[.B204];[.B204]&lt;=[.E$7]);([.B204]-[.E$6])^2/([.E$8]-[.E$6])*([.E$7]-[.E$6]);1-(([.E$8]-[.B204])^2/([.E$8]-[.E$6])*([.E$8]-[.E$7])))" office:value-type="float" office:value="-19.1415225670522">
            <text:p>-19,1415225671</text:p>
          </table:table-cell>
          <table:table-cell table:formula="of:=([.D204]-[.C204])" office:value-type="float" office:value="-19.3325225670522">
            <text:p>-19,3325225671</text:p>
          </table:table-cell>
          <table:table-cell table:formula="of:=([.D204]-[.C203])" office:value-type="float" office:value="-19.3315225670522">
            <text:p>-19,3315225671</text:p>
          </table:table-cell>
          <table:table-cell/>
        </table:table-row>
        <table:table-row table:style-name="ro1">
          <table:table-cell office:value-type="float" office:value="7.22745367219">
            <text:p>7,2274536722</text:p>
          </table:table-cell>
          <table:table-cell office:value-type="float" office:value="4.09683613906">
            <text:p>4,0968361391</text:p>
          </table:table-cell>
          <table:table-cell table:formula="of:=FREQUENCY([.B$14:.B$1013];[.B205])/1000" office:value-type="float" office:value="0.192">
            <text:p>0,192</text:p>
          </table:table-cell>
          <table:table-cell table:formula="of:=IF(AND([.E$6]&lt;=[.B205];[.B205]&lt;=[.E$7]);([.B205]-[.E$6])^2/([.E$8]-[.E$6])*([.E$7]-[.E$6]);1-(([.E$8]-[.B205])^2/([.E$8]-[.E$6])*([.E$8]-[.E$7])))" office:value-type="float" office:value="-19.03417987269">
            <text:p>-19,0341798727</text:p>
          </table:table-cell>
          <table:table-cell table:formula="of:=([.D205]-[.C205])" office:value-type="float" office:value="-19.22617987269">
            <text:p>-19,2261798727</text:p>
          </table:table-cell>
          <table:table-cell table:formula="of:=([.D205]-[.C204])" office:value-type="float" office:value="-19.22517987269">
            <text:p>-19,2251798727</text:p>
          </table:table-cell>
          <table:table-cell/>
        </table:table-row>
        <table:table-row table:style-name="ro1">
          <table:table-cell office:value-type="float" office:value="3.5931910542">
            <text:p>3,5931910542</text:p>
          </table:table-cell>
          <table:table-cell office:value-type="float" office:value="4.10140158617">
            <text:p>4,1014015862</text:p>
          </table:table-cell>
          <table:table-cell table:formula="of:=FREQUENCY([.B$14:.B$1013];[.B206])/1000" office:value-type="float" office:value="0.193">
            <text:p>0,193</text:p>
          </table:table-cell>
          <table:table-cell table:formula="of:=IF(AND([.E$6]&lt;=[.B206];[.B206]&lt;=[.E$7]);([.B206]-[.E$6])^2/([.E$8]-[.E$6])*([.E$7]-[.E$6]);1-(([.E$8]-[.B206])^2/([.E$8]-[.E$6])*([.E$8]-[.E$7])))" office:value-type="float" office:value="-18.9968886833148">
            <text:p>-18,9968886833</text:p>
          </table:table-cell>
          <table:table-cell table:formula="of:=([.D206]-[.C206])" office:value-type="float" office:value="-19.1898886833148">
            <text:p>-19,1898886833</text:p>
          </table:table-cell>
          <table:table-cell table:formula="of:=([.D206]-[.C205])" office:value-type="float" office:value="-19.1888886833148">
            <text:p>-19,1888886833</text:p>
          </table:table-cell>
          <table:table-cell/>
        </table:table-row>
        <table:table-row table:style-name="ro1">
          <table:table-cell office:value-type="float" office:value="4.03334178558">
            <text:p>4,0333417856</text:p>
          </table:table-cell>
          <table:table-cell office:value-type="float" office:value="4.10288179394">
            <text:p>4,1028817939</text:p>
          </table:table-cell>
          <table:table-cell table:formula="of:=FREQUENCY([.B$14:.B$1013];[.B207])/1000" office:value-type="float" office:value="0.194">
            <text:p>0,194</text:p>
          </table:table-cell>
          <table:table-cell table:formula="of:=IF(AND([.E$6]&lt;=[.B207];[.B207]&lt;=[.E$7]);([.B207]-[.E$6])^2/([.E$8]-[.E$6])*([.E$7]-[.E$6]);1-(([.E$8]-[.B207])^2/([.E$8]-[.E$6])*([.E$8]-[.E$7])))" office:value-type="float" office:value="-18.9848056034369">
            <text:p>-18,9848056034</text:p>
          </table:table-cell>
          <table:table-cell table:formula="of:=([.D207]-[.C207])" office:value-type="float" office:value="-19.1788056034369">
            <text:p>-19,1788056034</text:p>
          </table:table-cell>
          <table:table-cell table:formula="of:=([.D207]-[.C206])" office:value-type="float" office:value="-19.1778056034369">
            <text:p>-19,1778056034</text:p>
          </table:table-cell>
          <table:table-cell/>
        </table:table-row>
        <table:table-row table:style-name="ro1">
          <table:table-cell office:value-type="float" office:value="4.78224702655">
            <text:p>4,7822470266</text:p>
          </table:table-cell>
          <table:table-cell office:value-type="float" office:value="4.10310559027">
            <text:p>4,1031055903</text:p>
          </table:table-cell>
          <table:table-cell table:formula="of:=FREQUENCY([.B$14:.B$1013];[.B208])/1000" office:value-type="float" office:value="0.195">
            <text:p>0,195</text:p>
          </table:table-cell>
          <table:table-cell table:formula="of:=IF(AND([.E$6]&lt;=[.B208];[.B208]&lt;=[.E$7]);([.B208]-[.E$6])^2/([.E$8]-[.E$6])*([.E$7]-[.E$6]);1-(([.E$8]-[.B208])^2/([.E$8]-[.E$6])*([.E$8]-[.E$7])))" office:value-type="float" office:value="-18.9829790500374">
            <text:p>-18,98297905</text:p>
          </table:table-cell>
          <table:table-cell table:formula="of:=([.D208]-[.C208])" office:value-type="float" office:value="-19.1779790500374">
            <text:p>-19,17797905</text:p>
          </table:table-cell>
          <table:table-cell table:formula="of:=([.D208]-[.C207])" office:value-type="float" office:value="-19.1769790500374">
            <text:p>-19,17697905</text:p>
          </table:table-cell>
          <table:table-cell/>
        </table:table-row>
        <table:table-row table:style-name="ro1">
          <table:table-cell office:value-type="float" office:value="5.59842734258">
            <text:p>5,5984273426</text:p>
          </table:table-cell>
          <table:table-cell office:value-type="float" office:value="4.106855115">
            <text:p>4,106855115</text:p>
          </table:table-cell>
          <table:table-cell table:formula="of:=FREQUENCY([.B$14:.B$1013];[.B209])/1000" office:value-type="float" office:value="0.196">
            <text:p>0,196</text:p>
          </table:table-cell>
          <table:table-cell table:formula="of:=IF(AND([.E$6]&lt;=[.B209];[.B209]&lt;=[.E$7]);([.B209]-[.E$6])^2/([.E$8]-[.E$6])*([.E$7]-[.E$6]);1-(([.E$8]-[.B209])^2/([.E$8]-[.E$6])*([.E$8]-[.E$7])))" office:value-type="float" office:value="-18.9523890546681">
            <text:p>-18,9523890547</text:p>
          </table:table-cell>
          <table:table-cell table:formula="of:=([.D209]-[.C209])" office:value-type="float" office:value="-19.1483890546681">
            <text:p>-19,1483890547</text:p>
          </table:table-cell>
          <table:table-cell table:formula="of:=([.D209]-[.C208])" office:value-type="float" office:value="-19.1473890546681">
            <text:p>-19,1473890547</text:p>
          </table:table-cell>
          <table:table-cell/>
        </table:table-row>
        <table:table-row table:style-name="ro1">
          <table:table-cell office:value-type="float" office:value="5.11168394826">
            <text:p>5,1116839483</text:p>
          </table:table-cell>
          <table:table-cell office:value-type="float" office:value="4.10929138761">
            <text:p>4,1092913876</text:p>
          </table:table-cell>
          <table:table-cell table:formula="of:=FREQUENCY([.B$14:.B$1013];[.B210])/1000" office:value-type="float" office:value="0.197">
            <text:p>0,197</text:p>
          </table:table-cell>
          <table:table-cell table:formula="of:=IF(AND([.E$6]&lt;=[.B210];[.B210]&lt;=[.E$7]);([.B210]-[.E$6])^2/([.E$8]-[.E$6])*([.E$7]-[.E$6]);1-(([.E$8]-[.B210])^2/([.E$8]-[.E$6])*([.E$8]-[.E$7])))" office:value-type="float" office:value="-18.9325256094214">
            <text:p>-18,9325256094</text:p>
          </table:table-cell>
          <table:table-cell table:formula="of:=([.D210]-[.C210])" office:value-type="float" office:value="-19.1295256094214">
            <text:p>-19,1295256094</text:p>
          </table:table-cell>
          <table:table-cell table:formula="of:=([.D210]-[.C209])" office:value-type="float" office:value="-19.1285256094214">
            <text:p>-19,1285256094</text:p>
          </table:table-cell>
          <table:table-cell/>
        </table:table-row>
        <table:table-row table:style-name="ro1">
          <table:table-cell office:value-type="float" office:value="4.23487842822">
            <text:p>4,2348784282</text:p>
          </table:table-cell>
          <table:table-cell office:value-type="float" office:value="4.10984842847">
            <text:p>4,1098484285</text:p>
          </table:table-cell>
          <table:table-cell table:formula="of:=FREQUENCY([.B$14:.B$1013];[.B211])/1000" office:value-type="float" office:value="0.198">
            <text:p>0,198</text:p>
          </table:table-cell>
          <table:table-cell table:formula="of:=IF(AND([.E$6]&lt;=[.B211];[.B211]&lt;=[.E$7]);([.B211]-[.E$6])^2/([.E$8]-[.E$6])*([.E$7]-[.E$6]);1-(([.E$8]-[.B211])^2/([.E$8]-[.E$6])*([.E$8]-[.E$7])))" office:value-type="float" office:value="-18.9279853271144">
            <text:p>-18,9279853271</text:p>
          </table:table-cell>
          <table:table-cell table:formula="of:=([.D211]-[.C211])" office:value-type="float" office:value="-19.1259853271144">
            <text:p>-19,1259853271</text:p>
          </table:table-cell>
          <table:table-cell table:formula="of:=([.D211]-[.C210])" office:value-type="float" office:value="-19.1249853271144">
            <text:p>-19,1249853271</text:p>
          </table:table-cell>
          <table:table-cell/>
        </table:table-row>
        <table:table-row table:style-name="ro1">
          <table:table-cell office:value-type="float" office:value="3.81491319773">
            <text:p>3,8149131977</text:p>
          </table:table-cell>
          <table:table-cell office:value-type="float" office:value="4.11693292744">
            <text:p>4,1169329274</text:p>
          </table:table-cell>
          <table:table-cell table:formula="of:=FREQUENCY([.B$14:.B$1013];[.B212])/1000" office:value-type="float" office:value="0.199">
            <text:p>0,199</text:p>
          </table:table-cell>
          <table:table-cell table:formula="of:=IF(AND([.E$6]&lt;=[.B212];[.B212]&lt;=[.E$7]);([.B212]-[.E$6])^2/([.E$8]-[.E$6])*([.E$7]-[.E$6]);1-(([.E$8]-[.B212])^2/([.E$8]-[.E$6])*([.E$8]-[.E$7])))" office:value-type="float" office:value="-18.8702866959331">
            <text:p>-18,8702866959</text:p>
          </table:table-cell>
          <table:table-cell table:formula="of:=([.D212]-[.C212])" office:value-type="float" office:value="-19.0692866959331">
            <text:p>-19,0692866959</text:p>
          </table:table-cell>
          <table:table-cell table:formula="of:=([.D212]-[.C211])" office:value-type="float" office:value="-19.0682866959331">
            <text:p>-19,0682866959</text:p>
          </table:table-cell>
          <table:table-cell/>
        </table:table-row>
        <table:table-row table:style-name="ro1">
          <table:table-cell office:value-type="float" office:value="5.63288556819">
            <text:p>5,6328855682</text:p>
          </table:table-cell>
          <table:table-cell office:value-type="float" office:value="4.12060853506">
            <text:p>4,1206085351</text:p>
          </table:table-cell>
          <table:table-cell table:formula="of:=FREQUENCY([.B$14:.B$1013];[.B213])/1000" office:value-type="float" office:value="0.2">
            <text:p>0,2</text:p>
          </table:table-cell>
          <table:table-cell table:formula="of:=IF(AND([.E$6]&lt;=[.B213];[.B213]&lt;=[.E$7]);([.B213]-[.E$6])^2/([.E$8]-[.E$6])*([.E$7]-[.E$6]);1-(([.E$8]-[.B213])^2/([.E$8]-[.E$6])*([.E$8]-[.E$7])))" office:value-type="float" office:value="-18.8403842234411">
            <text:p>-18,8403842234</text:p>
          </table:table-cell>
          <table:table-cell table:formula="of:=([.D213]-[.C213])" office:value-type="float" office:value="-19.0403842234411">
            <text:p>-19,0403842234</text:p>
          </table:table-cell>
          <table:table-cell table:formula="of:=([.D213]-[.C212])" office:value-type="float" office:value="-19.0393842234411">
            <text:p>-19,0393842234</text:p>
          </table:table-cell>
          <table:table-cell/>
        </table:table-row>
        <table:table-row table:style-name="ro1">
          <table:table-cell office:value-type="float" office:value="4.71716180516">
            <text:p>4,7171618052</text:p>
          </table:table-cell>
          <table:table-cell office:value-type="float" office:value="4.12297655571">
            <text:p>4,1229765557</text:p>
          </table:table-cell>
          <table:table-cell table:formula="of:=FREQUENCY([.B$14:.B$1013];[.B214])/1000" office:value-type="float" office:value="0.201">
            <text:p>0,201</text:p>
          </table:table-cell>
          <table:table-cell table:formula="of:=IF(AND([.E$6]&lt;=[.B214];[.B214]&lt;=[.E$7]);([.B214]-[.E$6])^2/([.E$8]-[.E$6])*([.E$7]-[.E$6]);1-(([.E$8]-[.B214])^2/([.E$8]-[.E$6])*([.E$8]-[.E$7])))" office:value-type="float" office:value="-18.8211313967952">
            <text:p>-18,8211313968</text:p>
          </table:table-cell>
          <table:table-cell table:formula="of:=([.D214]-[.C214])" office:value-type="float" office:value="-19.0221313967952">
            <text:p>-19,0221313968</text:p>
          </table:table-cell>
          <table:table-cell table:formula="of:=([.D214]-[.C213])" office:value-type="float" office:value="-19.0211313967952">
            <text:p>-19,0211313968</text:p>
          </table:table-cell>
          <table:table-cell/>
        </table:table-row>
        <table:table-row table:style-name="ro1">
          <table:table-cell office:value-type="float" office:value="6.52037367918">
            <text:p>6,5203736792</text:p>
          </table:table-cell>
          <table:table-cell office:value-type="float" office:value="4.12303497156">
            <text:p>4,1230349716</text:p>
          </table:table-cell>
          <table:table-cell table:formula="of:=FREQUENCY([.B$14:.B$1013];[.B215])/1000" office:value-type="float" office:value="0.202">
            <text:p>0,202</text:p>
          </table:table-cell>
          <table:table-cell table:formula="of:=IF(AND([.E$6]&lt;=[.B215];[.B215]&lt;=[.E$7]);([.B215]-[.E$6])^2/([.E$8]-[.E$6])*([.E$7]-[.E$6]);1-(([.E$8]-[.B215])^2/([.E$8]-[.E$6])*([.E$8]-[.E$7])))" office:value-type="float" office:value="-18.8206565738556">
            <text:p>-18,8206565739</text:p>
          </table:table-cell>
          <table:table-cell table:formula="of:=([.D215]-[.C215])" office:value-type="float" office:value="-19.0226565738556">
            <text:p>-19,0226565739</text:p>
          </table:table-cell>
          <table:table-cell table:formula="of:=([.D215]-[.C214])" office:value-type="float" office:value="-19.0216565738556">
            <text:p>-19,0216565739</text:p>
          </table:table-cell>
          <table:table-cell/>
        </table:table-row>
        <table:table-row table:style-name="ro1">
          <table:table-cell office:value-type="float" office:value="4.5730946203">
            <text:p>4,5730946203</text:p>
          </table:table-cell>
          <table:table-cell office:value-type="float" office:value="4.12355341161">
            <text:p>4,1235534116</text:p>
          </table:table-cell>
          <table:table-cell table:formula="of:=FREQUENCY([.B$14:.B$1013];[.B216])/1000" office:value-type="float" office:value="0.203">
            <text:p>0,203</text:p>
          </table:table-cell>
          <table:table-cell table:formula="of:=IF(AND([.E$6]&lt;=[.B216];[.B216]&lt;=[.E$7]);([.B216]-[.E$6])^2/([.E$8]-[.E$6])*([.E$7]-[.E$6]);1-(([.E$8]-[.B216])^2/([.E$8]-[.E$6])*([.E$8]-[.E$7])))" office:value-type="float" office:value="-18.8164427745171">
            <text:p>-18,8164427745</text:p>
          </table:table-cell>
          <table:table-cell table:formula="of:=([.D216]-[.C216])" office:value-type="float" office:value="-19.0194427745171">
            <text:p>-19,0194427745</text:p>
          </table:table-cell>
          <table:table-cell table:formula="of:=([.D216]-[.C215])" office:value-type="float" office:value="-19.0184427745171">
            <text:p>-19,0184427745</text:p>
          </table:table-cell>
          <table:table-cell/>
        </table:table-row>
        <table:table-row table:style-name="ro1">
          <table:table-cell office:value-type="float" office:value="3.66284864204">
            <text:p>3,662848642</text:p>
          </table:table-cell>
          <table:table-cell office:value-type="float" office:value="4.12380009862">
            <text:p>4,1238000986</text:p>
          </table:table-cell>
          <table:table-cell table:formula="of:=FREQUENCY([.B$14:.B$1013];[.B217])/1000" office:value-type="float" office:value="0.204">
            <text:p>0,204</text:p>
          </table:table-cell>
          <table:table-cell table:formula="of:=IF(AND([.E$6]&lt;=[.B217];[.B217]&lt;=[.E$7]);([.B217]-[.E$6])^2/([.E$8]-[.E$6])*([.E$7]-[.E$6]);1-(([.E$8]-[.B217])^2/([.E$8]-[.E$6])*([.E$8]-[.E$7])))" office:value-type="float" office:value="-18.8144378985153">
            <text:p>-18,8144378985</text:p>
          </table:table-cell>
          <table:table-cell table:formula="of:=([.D217]-[.C217])" office:value-type="float" office:value="-19.0184378985153">
            <text:p>-19,0184378985</text:p>
          </table:table-cell>
          <table:table-cell table:formula="of:=([.D217]-[.C216])" office:value-type="float" office:value="-19.0174378985153">
            <text:p>-19,0174378985</text:p>
          </table:table-cell>
          <table:table-cell/>
        </table:table-row>
        <table:table-row table:style-name="ro1">
          <table:table-cell office:value-type="float" office:value="4.44935666156">
            <text:p>4,4493566616</text:p>
          </table:table-cell>
          <table:table-cell office:value-type="float" office:value="4.12380283011">
            <text:p>4,1238028301</text:p>
          </table:table-cell>
          <table:table-cell table:formula="of:=FREQUENCY([.B$14:.B$1013];[.B218])/1000" office:value-type="float" office:value="0.205">
            <text:p>0,205</text:p>
          </table:table-cell>
          <table:table-cell table:formula="of:=IF(AND([.E$6]&lt;=[.B218];[.B218]&lt;=[.E$7]);([.B218]-[.E$6])^2/([.E$8]-[.E$6])*([.E$7]-[.E$6]);1-(([.E$8]-[.B218])^2/([.E$8]-[.E$6])*([.E$8]-[.E$7])))" office:value-type="float" office:value="-18.8144156997027">
            <text:p>-18,8144156997</text:p>
          </table:table-cell>
          <table:table-cell table:formula="of:=([.D218]-[.C218])" office:value-type="float" office:value="-19.0194156997027">
            <text:p>-19,0194156997</text:p>
          </table:table-cell>
          <table:table-cell table:formula="of:=([.D218]-[.C217])" office:value-type="float" office:value="-19.0184156997027">
            <text:p>-19,0184156997</text:p>
          </table:table-cell>
          <table:table-cell/>
        </table:table-row>
        <table:table-row table:style-name="ro1">
          <table:table-cell office:value-type="float" office:value="6.74140076444">
            <text:p>6,7414007644</text:p>
          </table:table-cell>
          <table:table-cell office:value-type="float" office:value="4.12582844549">
            <text:p>4,1258284455</text:p>
          </table:table-cell>
          <table:table-cell table:formula="of:=FREQUENCY([.B$14:.B$1013];[.B219])/1000" office:value-type="float" office:value="0.206">
            <text:p>0,206</text:p>
          </table:table-cell>
          <table:table-cell table:formula="of:=IF(AND([.E$6]&lt;=[.B219];[.B219]&lt;=[.E$7]);([.B219]-[.E$6])^2/([.E$8]-[.E$6])*([.E$7]-[.E$6]);1-(([.E$8]-[.B219])^2/([.E$8]-[.E$6])*([.E$8]-[.E$7])))" office:value-type="float" office:value="-18.7979569523287">
            <text:p>-18,7979569523</text:p>
          </table:table-cell>
          <table:table-cell table:formula="of:=([.D219]-[.C219])" office:value-type="float" office:value="-19.0039569523287">
            <text:p>-19,0039569523</text:p>
          </table:table-cell>
          <table:table-cell table:formula="of:=([.D219]-[.C218])" office:value-type="float" office:value="-19.0029569523287">
            <text:p>-19,0029569523</text:p>
          </table:table-cell>
          <table:table-cell/>
        </table:table-row>
        <table:table-row table:style-name="ro1">
          <table:table-cell office:value-type="float" office:value="6.45718155147">
            <text:p>6,4571815515</text:p>
          </table:table-cell>
          <table:table-cell office:value-type="float" office:value="4.12762378466">
            <text:p>4,1276237847</text:p>
          </table:table-cell>
          <table:table-cell table:formula="of:=FREQUENCY([.B$14:.B$1013];[.B220])/1000" office:value-type="float" office:value="0.207">
            <text:p>0,207</text:p>
          </table:table-cell>
          <table:table-cell table:formula="of:=IF(AND([.E$6]&lt;=[.B220];[.B220]&lt;=[.E$7]);([.B220]-[.E$6])^2/([.E$8]-[.E$6])*([.E$7]-[.E$6]);1-(([.E$8]-[.B220])^2/([.E$8]-[.E$6])*([.E$8]-[.E$7])))" office:value-type="float" office:value="-18.7833749865091">
            <text:p>-18,7833749865</text:p>
          </table:table-cell>
          <table:table-cell table:formula="of:=([.D220]-[.C220])" office:value-type="float" office:value="-18.9903749865091">
            <text:p>-18,9903749865</text:p>
          </table:table-cell>
          <table:table-cell table:formula="of:=([.D220]-[.C219])" office:value-type="float" office:value="-18.9893749865091">
            <text:p>-18,9893749865</text:p>
          </table:table-cell>
          <table:table-cell/>
        </table:table-row>
        <table:table-row table:style-name="ro1">
          <table:table-cell office:value-type="float" office:value="4.14371067983">
            <text:p>4,1437106798</text:p>
          </table:table-cell>
          <table:table-cell office:value-type="float" office:value="4.12918905748">
            <text:p>4,1291890575</text:p>
          </table:table-cell>
          <table:table-cell table:formula="of:=FREQUENCY([.B$14:.B$1013];[.B221])/1000" office:value-type="float" office:value="0.208">
            <text:p>0,208</text:p>
          </table:table-cell>
          <table:table-cell table:formula="of:=IF(AND([.E$6]&lt;=[.B221];[.B221]&lt;=[.E$7]);([.B221]-[.E$6])^2/([.E$8]-[.E$6])*([.E$7]-[.E$6]);1-(([.E$8]-[.B221])^2/([.E$8]-[.E$6])*([.E$8]-[.E$7])))" office:value-type="float" office:value="-18.7706660314771">
            <text:p>-18,7706660315</text:p>
          </table:table-cell>
          <table:table-cell table:formula="of:=([.D221]-[.C221])" office:value-type="float" office:value="-18.9786660314771">
            <text:p>-18,9786660315</text:p>
          </table:table-cell>
          <table:table-cell table:formula="of:=([.D221]-[.C220])" office:value-type="float" office:value="-18.9776660314772">
            <text:p>-18,9776660315</text:p>
          </table:table-cell>
          <table:table-cell/>
        </table:table-row>
        <table:table-row table:style-name="ro1">
          <table:table-cell office:value-type="float" office:value="6.17112050844">
            <text:p>6,1711205084</text:p>
          </table:table-cell>
          <table:table-cell office:value-type="float" office:value="4.13181057272">
            <text:p>4,1318105727</text:p>
          </table:table-cell>
          <table:table-cell table:formula="of:=FREQUENCY([.B$14:.B$1013];[.B222])/1000" office:value-type="float" office:value="0.209">
            <text:p>0,209</text:p>
          </table:table-cell>
          <table:table-cell table:formula="of:=IF(AND([.E$6]&lt;=[.B222];[.B222]&lt;=[.E$7]);([.B222]-[.E$6])^2/([.E$8]-[.E$6])*([.E$7]-[.E$6]);1-(([.E$8]-[.B222])^2/([.E$8]-[.E$6])*([.E$8]-[.E$7])))" office:value-type="float" office:value="-18.7493902499006">
            <text:p>-18,7493902499</text:p>
          </table:table-cell>
          <table:table-cell table:formula="of:=([.D222]-[.C222])" office:value-type="float" office:value="-18.9583902499006">
            <text:p>-18,9583902499</text:p>
          </table:table-cell>
          <table:table-cell table:formula="of:=([.D222]-[.C221])" office:value-type="float" office:value="-18.9573902499006">
            <text:p>-18,9573902499</text:p>
          </table:table-cell>
          <table:table-cell/>
        </table:table-row>
        <table:table-row table:style-name="ro1">
          <table:table-cell office:value-type="float" office:value="4.26556136069">
            <text:p>4,2655613607</text:p>
          </table:table-cell>
          <table:table-cell office:value-type="float" office:value="4.13573028955">
            <text:p>4,1357302896</text:p>
          </table:table-cell>
          <table:table-cell table:formula="of:=FREQUENCY([.B$14:.B$1013];[.B223])/1000" office:value-type="float" office:value="0.21">
            <text:p>0,21</text:p>
          </table:table-cell>
          <table:table-cell table:formula="of:=IF(AND([.E$6]&lt;=[.B223];[.B223]&lt;=[.E$7]);([.B223]-[.E$6])^2/([.E$8]-[.E$6])*([.E$7]-[.E$6]);1-(([.E$8]-[.B223])^2/([.E$8]-[.E$6])*([.E$8]-[.E$7])))" office:value-type="float" office:value="-18.7175998466678">
            <text:p>-18,7175998467</text:p>
          </table:table-cell>
          <table:table-cell table:formula="of:=([.D223]-[.C223])" office:value-type="float" office:value="-18.9275998466678">
            <text:p>-18,9275998467</text:p>
          </table:table-cell>
          <table:table-cell table:formula="of:=([.D223]-[.C222])" office:value-type="float" office:value="-18.9265998466678">
            <text:p>-18,9265998467</text:p>
          </table:table-cell>
          <table:table-cell/>
        </table:table-row>
        <table:table-row table:style-name="ro1">
          <table:table-cell office:value-type="float" office:value="5.60794790894">
            <text:p>5,6079479089</text:p>
          </table:table-cell>
          <table:table-cell office:value-type="float" office:value="4.14371067983">
            <text:p>4,1437106798</text:p>
          </table:table-cell>
          <table:table-cell table:formula="of:=FREQUENCY([.B$14:.B$1013];[.B224])/1000" office:value-type="float" office:value="0.211">
            <text:p>0,211</text:p>
          </table:table-cell>
          <table:table-cell table:formula="of:=IF(AND([.E$6]&lt;=[.B224];[.B224]&lt;=[.E$7]);([.B224]-[.E$6])^2/([.E$8]-[.E$6])*([.E$7]-[.E$6]);1-(([.E$8]-[.B224])^2/([.E$8]-[.E$6])*([.E$8]-[.E$7])))" office:value-type="float" office:value="-18.6529549676643">
            <text:p>-18,6529549677</text:p>
          </table:table-cell>
          <table:table-cell table:formula="of:=([.D224]-[.C224])" office:value-type="float" office:value="-18.8639549676643">
            <text:p>-18,8639549677</text:p>
          </table:table-cell>
          <table:table-cell table:formula="of:=([.D224]-[.C223])" office:value-type="float" office:value="-18.8629549676643">
            <text:p>-18,8629549677</text:p>
          </table:table-cell>
          <table:table-cell/>
        </table:table-row>
        <table:table-row table:style-name="ro1">
          <table:table-cell office:value-type="float" office:value="4.28892984474">
            <text:p>4,2889298447</text:p>
          </table:table-cell>
          <table:table-cell office:value-type="float" office:value="4.14976698136">
            <text:p>4,1497669814</text:p>
          </table:table-cell>
          <table:table-cell table:formula="of:=FREQUENCY([.B$14:.B$1013];[.B225])/1000" office:value-type="float" office:value="0.212">
            <text:p>0,212</text:p>
          </table:table-cell>
          <table:table-cell table:formula="of:=IF(AND([.E$6]&lt;=[.B225];[.B225]&lt;=[.E$7]);([.B225]-[.E$6])^2/([.E$8]-[.E$6])*([.E$7]-[.E$6]);1-(([.E$8]-[.B225])^2/([.E$8]-[.E$6])*([.E$8]-[.E$7])))" office:value-type="float" office:value="-18.6039669459214">
            <text:p>-18,6039669459</text:p>
          </table:table-cell>
          <table:table-cell table:formula="of:=([.D225]-[.C225])" office:value-type="float" office:value="-18.8159669459214">
            <text:p>-18,8159669459</text:p>
          </table:table-cell>
          <table:table-cell table:formula="of:=([.D225]-[.C224])" office:value-type="float" office:value="-18.8149669459214">
            <text:p>-18,8149669459</text:p>
          </table:table-cell>
          <table:table-cell/>
        </table:table-row>
        <table:table-row table:style-name="ro1">
          <table:table-cell office:value-type="float" office:value="5.59427043768">
            <text:p>5,5942704377</text:p>
          </table:table-cell>
          <table:table-cell office:value-type="float" office:value="4.15036986139">
            <text:p>4,1503698614</text:p>
          </table:table-cell>
          <table:table-cell table:formula="of:=FREQUENCY([.B$14:.B$1013];[.B226])/1000" office:value-type="float" office:value="0.213">
            <text:p>0,213</text:p>
          </table:table-cell>
          <table:table-cell table:formula="of:=IF(AND([.E$6]&lt;=[.B226];[.B226]&lt;=[.E$7]);([.B226]-[.E$6])^2/([.E$8]-[.E$6])*([.E$7]-[.E$6]);1-(([.E$8]-[.B226])^2/([.E$8]-[.E$6])*([.E$8]-[.E$7])))" office:value-type="float" office:value="-18.5990937344287">
            <text:p>-18,5990937344</text:p>
          </table:table-cell>
          <table:table-cell table:formula="of:=([.D226]-[.C226])" office:value-type="float" office:value="-18.8120937344287">
            <text:p>-18,8120937344</text:p>
          </table:table-cell>
          <table:table-cell table:formula="of:=([.D226]-[.C225])" office:value-type="float" office:value="-18.8110937344287">
            <text:p>-18,8110937344</text:p>
          </table:table-cell>
          <table:table-cell/>
        </table:table-row>
        <table:table-row table:style-name="ro1">
          <table:table-cell office:value-type="float" office:value="5.86864560634">
            <text:p>5,8686456063</text:p>
          </table:table-cell>
          <table:table-cell office:value-type="float" office:value="4.15143614153">
            <text:p>4,1514361415</text:p>
          </table:table-cell>
          <table:table-cell table:formula="of:=FREQUENCY([.B$14:.B$1013];[.B227])/1000" office:value-type="float" office:value="0.214">
            <text:p>0,214</text:p>
          </table:table-cell>
          <table:table-cell table:formula="of:=IF(AND([.E$6]&lt;=[.B227];[.B227]&lt;=[.E$7]);([.B227]-[.E$6])^2/([.E$8]-[.E$6])*([.E$7]-[.E$6]);1-(([.E$8]-[.B227])^2/([.E$8]-[.E$6])*([.E$8]-[.E$7])))" office:value-type="float" office:value="-18.5904762413846">
            <text:p>-18,5904762414</text:p>
          </table:table-cell>
          <table:table-cell table:formula="of:=([.D227]-[.C227])" office:value-type="float" office:value="-18.8044762413846">
            <text:p>-18,8044762414</text:p>
          </table:table-cell>
          <table:table-cell table:formula="of:=([.D227]-[.C226])" office:value-type="float" office:value="-18.8034762413846">
            <text:p>-18,8034762414</text:p>
          </table:table-cell>
          <table:table-cell/>
        </table:table-row>
        <table:table-row table:style-name="ro1">
          <table:table-cell office:value-type="float" office:value="5.43605329518">
            <text:p>5,4360532952</text:p>
          </table:table-cell>
          <table:table-cell office:value-type="float" office:value="4.15200835056">
            <text:p>4,1520083506</text:p>
          </table:table-cell>
          <table:table-cell table:formula="of:=FREQUENCY([.B$14:.B$1013];[.B228])/1000" office:value-type="float" office:value="0.215">
            <text:p>0,215</text:p>
          </table:table-cell>
          <table:table-cell table:formula="of:=IF(AND([.E$6]&lt;=[.B228];[.B228]&lt;=[.E$7]);([.B228]-[.E$6])^2/([.E$8]-[.E$6])*([.E$7]-[.E$6]);1-(([.E$8]-[.B228])^2/([.E$8]-[.E$6])*([.E$8]-[.E$7])))" office:value-type="float" office:value="-18.5858525275333">
            <text:p>-18,5858525275</text:p>
          </table:table-cell>
          <table:table-cell table:formula="of:=([.D228]-[.C228])" office:value-type="float" office:value="-18.8008525275333">
            <text:p>-18,8008525275</text:p>
          </table:table-cell>
          <table:table-cell table:formula="of:=([.D228]-[.C227])" office:value-type="float" office:value="-18.7998525275333">
            <text:p>-18,7998525275</text:p>
          </table:table-cell>
          <table:table-cell/>
        </table:table-row>
        <table:table-row table:style-name="ro1">
          <table:table-cell office:value-type="float" office:value="3.72251255294">
            <text:p>3,7225125529</text:p>
          </table:table-cell>
          <table:table-cell office:value-type="float" office:value="4.1558538514">
            <text:p>4,1558538514</text:p>
          </table:table-cell>
          <table:table-cell table:formula="of:=FREQUENCY([.B$14:.B$1013];[.B229])/1000" office:value-type="float" office:value="0.216">
            <text:p>0,216</text:p>
          </table:table-cell>
          <table:table-cell table:formula="of:=IF(AND([.E$6]&lt;=[.B229];[.B229]&lt;=[.E$7]);([.B229]-[.E$6])^2/([.E$8]-[.E$6])*([.E$7]-[.E$6]);1-(([.E$8]-[.B229])^2/([.E$8]-[.E$6])*([.E$8]-[.E$7])))" office:value-type="float" office:value="-18.5547932574968">
            <text:p>-18,5547932575</text:p>
          </table:table-cell>
          <table:table-cell table:formula="of:=([.D229]-[.C229])" office:value-type="float" office:value="-18.7707932574968">
            <text:p>-18,7707932575</text:p>
          </table:table-cell>
          <table:table-cell table:formula="of:=([.D229]-[.C228])" office:value-type="float" office:value="-18.7697932574968">
            <text:p>-18,7697932575</text:p>
          </table:table-cell>
          <table:table-cell/>
        </table:table-row>
        <table:table-row table:style-name="ro1">
          <table:table-cell office:value-type="float" office:value="8.14540541384">
            <text:p>8,1454054138</text:p>
          </table:table-cell>
          <table:table-cell office:value-type="float" office:value="4.15770307748">
            <text:p>4,1577030775</text:p>
          </table:table-cell>
          <table:table-cell table:formula="of:=FREQUENCY([.B$14:.B$1013];[.B230])/1000" office:value-type="float" office:value="0.217">
            <text:p>0,217</text:p>
          </table:table-cell>
          <table:table-cell table:formula="of:=IF(AND([.E$6]&lt;=[.B230];[.B230]&lt;=[.E$7]);([.B230]-[.E$6])^2/([.E$8]-[.E$6])*([.E$7]-[.E$6]);1-(([.E$8]-[.B230])^2/([.E$8]-[.E$6])*([.E$8]-[.E$7])))" office:value-type="float" office:value="-18.5398662382056">
            <text:p>-18,5398662382</text:p>
          </table:table-cell>
          <table:table-cell table:formula="of:=([.D230]-[.C230])" office:value-type="float" office:value="-18.7568662382056">
            <text:p>-18,7568662382</text:p>
          </table:table-cell>
          <table:table-cell table:formula="of:=([.D230]-[.C229])" office:value-type="float" office:value="-18.7558662382056">
            <text:p>-18,7558662382</text:p>
          </table:table-cell>
          <table:table-cell/>
        </table:table-row>
        <table:table-row table:style-name="ro1">
          <table:table-cell office:value-type="float" office:value="4.49629145621">
            <text:p>4,4962914562</text:p>
          </table:table-cell>
          <table:table-cell office:value-type="float" office:value="4.162612979">
            <text:p>4,162612979</text:p>
          </table:table-cell>
          <table:table-cell table:formula="of:=FREQUENCY([.B$14:.B$1013];[.B231])/1000" office:value-type="float" office:value="0.218">
            <text:p>0,218</text:p>
          </table:table-cell>
          <table:table-cell table:formula="of:=IF(AND([.E$6]&lt;=[.B231];[.B231]&lt;=[.E$7]);([.B231]-[.E$6])^2/([.E$8]-[.E$6])*([.E$7]-[.E$6]);1-(([.E$8]-[.B231])^2/([.E$8]-[.E$6])*([.E$8]-[.E$7])))" office:value-type="float" office:value="-18.5002609924494">
            <text:p>-18,5002609924</text:p>
          </table:table-cell>
          <table:table-cell table:formula="of:=([.D231]-[.C231])" office:value-type="float" office:value="-18.7182609924494">
            <text:p>-18,7182609924</text:p>
          </table:table-cell>
          <table:table-cell table:formula="of:=([.D231]-[.C230])" office:value-type="float" office:value="-18.7172609924494">
            <text:p>-18,7172609924</text:p>
          </table:table-cell>
          <table:table-cell/>
        </table:table-row>
        <table:table-row table:style-name="ro1">
          <table:table-cell office:value-type="float" office:value="6.6031146122">
            <text:p>6,6031146122</text:p>
          </table:table-cell>
          <table:table-cell office:value-type="float" office:value="4.17619334695">
            <text:p>4,176193347</text:p>
          </table:table-cell>
          <table:table-cell table:formula="of:=FREQUENCY([.B$14:.B$1013];[.B232])/1000" office:value-type="float" office:value="0.219">
            <text:p>0,219</text:p>
          </table:table-cell>
          <table:table-cell table:formula="of:=IF(AND([.E$6]&lt;=[.B232];[.B232]&lt;=[.E$7]);([.B232]-[.E$6])^2/([.E$8]-[.E$6])*([.E$7]-[.E$6]);1-(([.E$8]-[.B232])^2/([.E$8]-[.E$6])*([.E$8]-[.E$7])))" office:value-type="float" office:value="-18.3909255216745">
            <text:p>-18,3909255217</text:p>
          </table:table-cell>
          <table:table-cell table:formula="of:=([.D232]-[.C232])" office:value-type="float" office:value="-18.6099255216745">
            <text:p>-18,6099255217</text:p>
          </table:table-cell>
          <table:table-cell table:formula="of:=([.D232]-[.C231])" office:value-type="float" office:value="-18.6089255216745">
            <text:p>-18,6089255217</text:p>
          </table:table-cell>
          <table:table-cell/>
        </table:table-row>
        <table:table-row table:style-name="ro1">
          <table:table-cell office:value-type="float" office:value="4.76287339946">
            <text:p>4,7628733995</text:p>
          </table:table-cell>
          <table:table-cell office:value-type="float" office:value="4.17710713671">
            <text:p>4,1771071367</text:p>
          </table:table-cell>
          <table:table-cell table:formula="of:=FREQUENCY([.B$14:.B$1013];[.B233])/1000" office:value-type="float" office:value="0.22">
            <text:p>0,22</text:p>
          </table:table-cell>
          <table:table-cell table:formula="of:=IF(AND([.E$6]&lt;=[.B233];[.B233]&lt;=[.E$7]);([.B233]-[.E$6])^2/([.E$8]-[.E$6])*([.E$7]-[.E$6]);1-(([.E$8]-[.B233])^2/([.E$8]-[.E$6])*([.E$8]-[.E$7])))" office:value-type="float" office:value="-18.3835796423113">
            <text:p>-18,3835796423</text:p>
          </table:table-cell>
          <table:table-cell table:formula="of:=([.D233]-[.C233])" office:value-type="float" office:value="-18.6035796423113">
            <text:p>-18,6035796423</text:p>
          </table:table-cell>
          <table:table-cell table:formula="of:=([.D233]-[.C232])" office:value-type="float" office:value="-18.6025796423113">
            <text:p>-18,6025796423</text:p>
          </table:table-cell>
          <table:table-cell/>
        </table:table-row>
        <table:table-row table:style-name="ro1">
          <table:table-cell office:value-type="float" office:value="3.49276043522">
            <text:p>3,4927604352</text:p>
          </table:table-cell>
          <table:table-cell office:value-type="float" office:value="4.17907428235">
            <text:p>4,1790742824</text:p>
          </table:table-cell>
          <table:table-cell table:formula="of:=FREQUENCY([.B$14:.B$1013];[.B234])/1000" office:value-type="float" office:value="0.221">
            <text:p>0,221</text:p>
          </table:table-cell>
          <table:table-cell table:formula="of:=IF(AND([.E$6]&lt;=[.B234];[.B234]&lt;=[.E$7]);([.B234]-[.E$6])^2/([.E$8]-[.E$6])*([.E$7]-[.E$6]);1-(([.E$8]-[.B234])^2/([.E$8]-[.E$6])*([.E$8]-[.E$7])))" office:value-type="float" office:value="-18.367770645916">
            <text:p>-18,3677706459</text:p>
          </table:table-cell>
          <table:table-cell table:formula="of:=([.D234]-[.C234])" office:value-type="float" office:value="-18.588770645916">
            <text:p>-18,5887706459</text:p>
          </table:table-cell>
          <table:table-cell table:formula="of:=([.D234]-[.C233])" office:value-type="float" office:value="-18.587770645916">
            <text:p>-18,5877706459</text:p>
          </table:table-cell>
          <table:table-cell/>
        </table:table-row>
        <table:table-row table:style-name="ro1">
          <table:table-cell office:value-type="float" office:value="8.31093703859">
            <text:p>8,3109370386</text:p>
          </table:table-cell>
          <table:table-cell office:value-type="float" office:value="4.17948706606">
            <text:p>4,1794870661</text:p>
          </table:table-cell>
          <table:table-cell table:formula="of:=FREQUENCY([.B$14:.B$1013];[.B235])/1000" office:value-type="float" office:value="0.222">
            <text:p>0,222</text:p>
          </table:table-cell>
          <table:table-cell table:formula="of:=IF(AND([.E$6]&lt;=[.B235];[.B235]&lt;=[.E$7]);([.B235]-[.E$6])^2/([.E$8]-[.E$6])*([.E$7]-[.E$6]);1-(([.E$8]-[.B235])^2/([.E$8]-[.E$6])*([.E$8]-[.E$7])))" office:value-type="float" office:value="-18.3644541219024">
            <text:p>-18,3644541219</text:p>
          </table:table-cell>
          <table:table-cell table:formula="of:=([.D235]-[.C235])" office:value-type="float" office:value="-18.5864541219024">
            <text:p>-18,5864541219</text:p>
          </table:table-cell>
          <table:table-cell table:formula="of:=([.D235]-[.C234])" office:value-type="float" office:value="-18.5854541219024">
            <text:p>-18,5854541219</text:p>
          </table:table-cell>
          <table:table-cell/>
        </table:table-row>
        <table:table-row table:style-name="ro1">
          <table:table-cell office:value-type="float" office:value="4.72107081595">
            <text:p>4,721070816</text:p>
          </table:table-cell>
          <table:table-cell office:value-type="float" office:value="4.18352631455">
            <text:p>4,1835263146</text:p>
          </table:table-cell>
          <table:table-cell table:formula="of:=FREQUENCY([.B$14:.B$1013];[.B236])/1000" office:value-type="float" office:value="0.223">
            <text:p>0,223</text:p>
          </table:table-cell>
          <table:table-cell table:formula="of:=IF(AND([.E$6]&lt;=[.B236];[.B236]&lt;=[.E$7]);([.B236]-[.E$6])^2/([.E$8]-[.E$6])*([.E$7]-[.E$6]);1-(([.E$8]-[.B236])^2/([.E$8]-[.E$6])*([.E$8]-[.E$7])))" office:value-type="float" office:value="-18.3320156355269">
            <text:p>-18,3320156355</text:p>
          </table:table-cell>
          <table:table-cell table:formula="of:=([.D236]-[.C236])" office:value-type="float" office:value="-18.5550156355269">
            <text:p>-18,5550156355</text:p>
          </table:table-cell>
          <table:table-cell table:formula="of:=([.D236]-[.C235])" office:value-type="float" office:value="-18.5540156355269">
            <text:p>-18,5540156355</text:p>
          </table:table-cell>
          <table:table-cell/>
        </table:table-row>
        <table:table-row table:style-name="ro1">
          <table:table-cell office:value-type="float" office:value="5.98477090543">
            <text:p>5,9847709054</text:p>
          </table:table-cell>
          <table:table-cell office:value-type="float" office:value="4.18452220513">
            <text:p>4,1845222051</text:p>
          </table:table-cell>
          <table:table-cell table:formula="of:=FREQUENCY([.B$14:.B$1013];[.B237])/1000" office:value-type="float" office:value="0.224">
            <text:p>0,224</text:p>
          </table:table-cell>
          <table:table-cell table:formula="of:=IF(AND([.E$6]&lt;=[.B237];[.B237]&lt;=[.E$7]);([.B237]-[.E$6])^2/([.E$8]-[.E$6])*([.E$7]-[.E$6]);1-(([.E$8]-[.B237])^2/([.E$8]-[.E$6])*([.E$8]-[.E$7])))" office:value-type="float" office:value="-18.3240219940717">
            <text:p>-18,3240219941</text:p>
          </table:table-cell>
          <table:table-cell table:formula="of:=([.D237]-[.C237])" office:value-type="float" office:value="-18.5480219940717">
            <text:p>-18,5480219941</text:p>
          </table:table-cell>
          <table:table-cell table:formula="of:=([.D237]-[.C236])" office:value-type="float" office:value="-18.5470219940717">
            <text:p>-18,5470219941</text:p>
          </table:table-cell>
          <table:table-cell/>
        </table:table-row>
        <table:table-row table:style-name="ro1">
          <table:table-cell office:value-type="float" office:value="6.70709664419">
            <text:p>6,7070966442</text:p>
          </table:table-cell>
          <table:table-cell office:value-type="float" office:value="4.18508453457">
            <text:p>4,1850845346</text:p>
          </table:table-cell>
          <table:table-cell table:formula="of:=FREQUENCY([.B$14:.B$1013];[.B238])/1000" office:value-type="float" office:value="0.225">
            <text:p>0,225</text:p>
          </table:table-cell>
          <table:table-cell table:formula="of:=IF(AND([.E$6]&lt;=[.B238];[.B238]&lt;=[.E$7]);([.B238]-[.E$6])^2/([.E$8]-[.E$6])*([.E$7]-[.E$6]);1-(([.E$8]-[.B238])^2/([.E$8]-[.E$6])*([.E$8]-[.E$7])))" office:value-type="float" office:value="-18.3195091160308">
            <text:p>-18,319509116</text:p>
          </table:table-cell>
          <table:table-cell table:formula="of:=([.D238]-[.C238])" office:value-type="float" office:value="-18.5445091160308">
            <text:p>-18,544509116</text:p>
          </table:table-cell>
          <table:table-cell table:formula="of:=([.D238]-[.C237])" office:value-type="float" office:value="-18.5435091160308">
            <text:p>-18,543509116</text:p>
          </table:table-cell>
          <table:table-cell/>
        </table:table-row>
        <table:table-row table:style-name="ro1">
          <table:table-cell office:value-type="float" office:value="5.55640998583">
            <text:p>5,5564099858</text:p>
          </table:table-cell>
          <table:table-cell office:value-type="float" office:value="4.1856338607">
            <text:p>4,1856338607</text:p>
          </table:table-cell>
          <table:table-cell table:formula="of:=FREQUENCY([.B$14:.B$1013];[.B239])/1000" office:value-type="float" office:value="0.226">
            <text:p>0,226</text:p>
          </table:table-cell>
          <table:table-cell table:formula="of:=IF(AND([.E$6]&lt;=[.B239];[.B239]&lt;=[.E$7]);([.B239]-[.E$6])^2/([.E$8]-[.E$6])*([.E$7]-[.E$6]);1-(([.E$8]-[.B239])^2/([.E$8]-[.E$6])*([.E$8]-[.E$7])))" office:value-type="float" office:value="-18.3151011026987">
            <text:p>-18,3151011027</text:p>
          </table:table-cell>
          <table:table-cell table:formula="of:=([.D239]-[.C239])" office:value-type="float" office:value="-18.5411011026987">
            <text:p>-18,5411011027</text:p>
          </table:table-cell>
          <table:table-cell table:formula="of:=([.D239]-[.C238])" office:value-type="float" office:value="-18.5401011026987">
            <text:p>-18,5401011027</text:p>
          </table:table-cell>
          <table:table-cell/>
        </table:table-row>
        <table:table-row table:style-name="ro1">
          <table:table-cell office:value-type="float" office:value="7.45204143318">
            <text:p>7,4520414332</text:p>
          </table:table-cell>
          <table:table-cell office:value-type="float" office:value="4.18953805993">
            <text:p>4,1895380599</text:p>
          </table:table-cell>
          <table:table-cell table:formula="of:=FREQUENCY([.B$14:.B$1013];[.B240])/1000" office:value-type="float" office:value="0.227">
            <text:p>0,227</text:p>
          </table:table-cell>
          <table:table-cell table:formula="of:=IF(AND([.E$6]&lt;=[.B240];[.B240]&lt;=[.E$7]);([.B240]-[.E$6])^2/([.E$8]-[.E$6])*([.E$7]-[.E$6]);1-(([.E$8]-[.B240])^2/([.E$8]-[.E$6])*([.E$8]-[.E$7])))" office:value-type="float" office:value="-18.2837867307184">
            <text:p>-18,2837867307</text:p>
          </table:table-cell>
          <table:table-cell table:formula="of:=([.D240]-[.C240])" office:value-type="float" office:value="-18.5107867307184">
            <text:p>-18,5107867307</text:p>
          </table:table-cell>
          <table:table-cell table:formula="of:=([.D240]-[.C239])" office:value-type="float" office:value="-18.5097867307184">
            <text:p>-18,5097867307</text:p>
          </table:table-cell>
          <table:table-cell/>
        </table:table-row>
        <table:table-row table:style-name="ro1">
          <table:table-cell office:value-type="float" office:value="3.24054232186">
            <text:p>3,2405423219</text:p>
          </table:table-cell>
          <table:table-cell office:value-type="float" office:value="4.19103208135">
            <text:p>4,1910320814</text:p>
          </table:table-cell>
          <table:table-cell table:formula="of:=FREQUENCY([.B$14:.B$1013];[.B241])/1000" office:value-type="float" office:value="0.228">
            <text:p>0,228</text:p>
          </table:table-cell>
          <table:table-cell table:formula="of:=IF(AND([.E$6]&lt;=[.B241];[.B241]&lt;=[.E$7]);([.B241]-[.E$6])^2/([.E$8]-[.E$6])*([.E$7]-[.E$6]);1-(([.E$8]-[.B241])^2/([.E$8]-[.E$6])*([.E$8]-[.E$7])))" office:value-type="float" office:value="-18.2718103688374">
            <text:p>-18,2718103688</text:p>
          </table:table-cell>
          <table:table-cell table:formula="of:=([.D241]-[.C241])" office:value-type="float" office:value="-18.4998103688374">
            <text:p>-18,4998103688</text:p>
          </table:table-cell>
          <table:table-cell table:formula="of:=([.D241]-[.C240])" office:value-type="float" office:value="-18.4988103688374">
            <text:p>-18,4988103688</text:p>
          </table:table-cell>
          <table:table-cell/>
        </table:table-row>
        <table:table-row table:style-name="ro1">
          <table:table-cell office:value-type="float" office:value="5.38730763369">
            <text:p>5,3873076337</text:p>
          </table:table-cell>
          <table:table-cell office:value-type="float" office:value="4.19649290435">
            <text:p>4,1964929044</text:p>
          </table:table-cell>
          <table:table-cell table:formula="of:=FREQUENCY([.B$14:.B$1013];[.B242])/1000" office:value-type="float" office:value="0.229">
            <text:p>0,229</text:p>
          </table:table-cell>
          <table:table-cell table:formula="of:=IF(AND([.E$6]&lt;=[.B242];[.B242]&lt;=[.E$7]);([.B242]-[.E$6])^2/([.E$8]-[.E$6])*([.E$7]-[.E$6]);1-(([.E$8]-[.B242])^2/([.E$8]-[.E$6])*([.E$8]-[.E$7])))" office:value-type="float" office:value="-18.2280670149666">
            <text:p>-18,228067015</text:p>
          </table:table-cell>
          <table:table-cell table:formula="of:=([.D242]-[.C242])" office:value-type="float" office:value="-18.4570670149666">
            <text:p>-18,457067015</text:p>
          </table:table-cell>
          <table:table-cell table:formula="of:=([.D242]-[.C241])" office:value-type="float" office:value="-18.4560670149666">
            <text:p>-18,456067015</text:p>
          </table:table-cell>
          <table:table-cell/>
        </table:table-row>
        <table:table-row table:style-name="ro1">
          <table:table-cell office:value-type="float" office:value="7.17834826156">
            <text:p>7,1783482616</text:p>
          </table:table-cell>
          <table:table-cell office:value-type="float" office:value="4.19665555527">
            <text:p>4,1966555553</text:p>
          </table:table-cell>
          <table:table-cell table:formula="of:=FREQUENCY([.B$14:.B$1013];[.B243])/1000" office:value-type="float" office:value="0.23">
            <text:p>0,23</text:p>
          </table:table-cell>
          <table:table-cell table:formula="of:=IF(AND([.E$6]&lt;=[.B243];[.B243]&lt;=[.E$7]);([.B243]-[.E$6])^2/([.E$8]-[.E$6])*([.E$7]-[.E$6]);1-(([.E$8]-[.B243])^2/([.E$8]-[.E$6])*([.E$8]-[.E$7])))" office:value-type="float" office:value="-18.2267648789321">
            <text:p>-18,2267648789</text:p>
          </table:table-cell>
          <table:table-cell table:formula="of:=([.D243]-[.C243])" office:value-type="float" office:value="-18.4567648789321">
            <text:p>-18,4567648789</text:p>
          </table:table-cell>
          <table:table-cell table:formula="of:=([.D243]-[.C242])" office:value-type="float" office:value="-18.4557648789321">
            <text:p>-18,4557648789</text:p>
          </table:table-cell>
          <table:table-cell/>
        </table:table-row>
        <table:table-row table:style-name="ro1">
          <table:table-cell office:value-type="float" office:value="4.1558538514">
            <text:p>4,1558538514</text:p>
          </table:table-cell>
          <table:table-cell office:value-type="float" office:value="4.20411571207">
            <text:p>4,2041157121</text:p>
          </table:table-cell>
          <table:table-cell table:formula="of:=FREQUENCY([.B$14:.B$1013];[.B244])/1000" office:value-type="float" office:value="0.231">
            <text:p>0,231</text:p>
          </table:table-cell>
          <table:table-cell table:formula="of:=IF(AND([.E$6]&lt;=[.B244];[.B244]&lt;=[.E$7]);([.B244]-[.E$6])^2/([.E$8]-[.E$6])*([.E$7]-[.E$6]);1-(([.E$8]-[.B244])^2/([.E$8]-[.E$6])*([.E$8]-[.E$7])))" office:value-type="float" office:value="-18.1670884193449">
            <text:p>-18,1670884193</text:p>
          </table:table-cell>
          <table:table-cell table:formula="of:=([.D244]-[.C244])" office:value-type="float" office:value="-18.3980884193449">
            <text:p>-18,3980884193</text:p>
          </table:table-cell>
          <table:table-cell table:formula="of:=([.D244]-[.C243])" office:value-type="float" office:value="-18.3970884193449">
            <text:p>-18,3970884193</text:p>
          </table:table-cell>
          <table:table-cell/>
        </table:table-row>
        <table:table-row table:style-name="ro1">
          <table:table-cell office:value-type="float" office:value="4.19649290435">
            <text:p>4,1964929044</text:p>
          </table:table-cell>
          <table:table-cell office:value-type="float" office:value="4.21550731404">
            <text:p>4,215507314</text:p>
          </table:table-cell>
          <table:table-cell table:formula="of:=FREQUENCY([.B$14:.B$1013];[.B245])/1000" office:value-type="float" office:value="0.232">
            <text:p>0,232</text:p>
          </table:table-cell>
          <table:table-cell table:formula="of:=IF(AND([.E$6]&lt;=[.B245];[.B245]&lt;=[.E$7]);([.B245]-[.E$6])^2/([.E$8]-[.E$6])*([.E$7]-[.E$6]);1-(([.E$8]-[.B245])^2/([.E$8]-[.E$6])*([.E$8]-[.E$7])))" office:value-type="float" office:value="-18.0761418850039">
            <text:p>-18,076141885</text:p>
          </table:table-cell>
          <table:table-cell table:formula="of:=([.D245]-[.C245])" office:value-type="float" office:value="-18.3081418850039">
            <text:p>-18,308141885</text:p>
          </table:table-cell>
          <table:table-cell table:formula="of:=([.D245]-[.C244])" office:value-type="float" office:value="-18.3071418850039">
            <text:p>-18,307141885</text:p>
          </table:table-cell>
          <table:table-cell/>
        </table:table-row>
        <table:table-row table:style-name="ro1">
          <table:table-cell office:value-type="float" office:value="5.65501338491">
            <text:p>5,6550133849</text:p>
          </table:table-cell>
          <table:table-cell office:value-type="float" office:value="4.21562085795">
            <text:p>4,215620858</text:p>
          </table:table-cell>
          <table:table-cell table:formula="of:=FREQUENCY([.B$14:.B$1013];[.B246])/1000" office:value-type="float" office:value="0.233">
            <text:p>0,233</text:p>
          </table:table-cell>
          <table:table-cell table:formula="of:=IF(AND([.E$6]&lt;=[.B246];[.B246]&lt;=[.E$7]);([.B246]-[.E$6])^2/([.E$8]-[.E$6])*([.E$7]-[.E$6]);1-(([.E$8]-[.B246])^2/([.E$8]-[.E$6])*([.E$8]-[.E$7])))" office:value-type="float" office:value="-18.0752364790692">
            <text:p>-18,0752364791</text:p>
          </table:table-cell>
          <table:table-cell table:formula="of:=([.D246]-[.C246])" office:value-type="float" office:value="-18.3082364790692">
            <text:p>-18,3082364791</text:p>
          </table:table-cell>
          <table:table-cell table:formula="of:=([.D246]-[.C245])" office:value-type="float" office:value="-18.3072364790692">
            <text:p>-18,3072364791</text:p>
          </table:table-cell>
          <table:table-cell/>
        </table:table-row>
        <table:table-row table:style-name="ro1">
          <table:table-cell office:value-type="float" office:value="4.66397929411">
            <text:p>4,6639792941</text:p>
          </table:table-cell>
          <table:table-cell office:value-type="float" office:value="4.2172760939">
            <text:p>4,2172760939</text:p>
          </table:table-cell>
          <table:table-cell table:formula="of:=FREQUENCY([.B$14:.B$1013];[.B247])/1000" office:value-type="float" office:value="0.234">
            <text:p>0,234</text:p>
          </table:table-cell>
          <table:table-cell table:formula="of:=IF(AND([.E$6]&lt;=[.B247];[.B247]&lt;=[.E$7]);([.B247]-[.E$6])^2/([.E$8]-[.E$6])*([.E$7]-[.E$6]);1-(([.E$8]-[.B247])^2/([.E$8]-[.E$6])*([.E$8]-[.E$7])))" office:value-type="float" office:value="-18.062039968317">
            <text:p>-18,0620399683</text:p>
          </table:table-cell>
          <table:table-cell table:formula="of:=([.D247]-[.C247])" office:value-type="float" office:value="-18.296039968317">
            <text:p>-18,2960399683</text:p>
          </table:table-cell>
          <table:table-cell table:formula="of:=([.D247]-[.C246])" office:value-type="float" office:value="-18.295039968317">
            <text:p>-18,2950399683</text:p>
          </table:table-cell>
          <table:table-cell/>
        </table:table-row>
        <table:table-row table:style-name="ro1">
          <table:table-cell office:value-type="float" office:value="6.22166375462">
            <text:p>6,2216637546</text:p>
          </table:table-cell>
          <table:table-cell office:value-type="float" office:value="4.22317788015">
            <text:p>4,2231778802</text:p>
          </table:table-cell>
          <table:table-cell table:formula="of:=FREQUENCY([.B$14:.B$1013];[.B248])/1000" office:value-type="float" office:value="0.235">
            <text:p>0,235</text:p>
          </table:table-cell>
          <table:table-cell table:formula="of:=IF(AND([.E$6]&lt;=[.B248];[.B248]&lt;=[.E$7]);([.B248]-[.E$6])^2/([.E$8]-[.E$6])*([.E$7]-[.E$6]);1-(([.E$8]-[.B248])^2/([.E$8]-[.E$6])*([.E$8]-[.E$7])))" office:value-type="float" office:value="-18.0150246372402">
            <text:p>-18,0150246372</text:p>
          </table:table-cell>
          <table:table-cell table:formula="of:=([.D248]-[.C248])" office:value-type="float" office:value="-18.2500246372402">
            <text:p>-18,2500246372</text:p>
          </table:table-cell>
          <table:table-cell table:formula="of:=([.D248]-[.C247])" office:value-type="float" office:value="-18.2490246372402">
            <text:p>-18,2490246372</text:p>
          </table:table-cell>
          <table:table-cell/>
        </table:table-row>
        <table:table-row table:style-name="ro1">
          <table:table-cell office:value-type="float" office:value="3.39986948972">
            <text:p>3,3998694897</text:p>
          </table:table-cell>
          <table:table-cell office:value-type="float" office:value="4.22387953741">
            <text:p>4,2238795374</text:p>
          </table:table-cell>
          <table:table-cell table:formula="of:=FREQUENCY([.B$14:.B$1013];[.B249])/1000" office:value-type="float" office:value="0.236">
            <text:p>0,236</text:p>
          </table:table-cell>
          <table:table-cell table:formula="of:=IF(AND([.E$6]&lt;=[.B249];[.B249]&lt;=[.E$7]);([.B249]-[.E$6])^2/([.E$8]-[.E$6])*([.E$7]-[.E$6]);1-(([.E$8]-[.B249])^2/([.E$8]-[.E$6])*([.E$8]-[.E$7])))" office:value-type="float" office:value="-18.0094388943091">
            <text:p>-18,0094388943</text:p>
          </table:table-cell>
          <table:table-cell table:formula="of:=([.D249]-[.C249])" office:value-type="float" office:value="-18.2454388943091">
            <text:p>-18,2454388943</text:p>
          </table:table-cell>
          <table:table-cell table:formula="of:=([.D249]-[.C248])" office:value-type="float" office:value="-18.2444388943091">
            <text:p>-18,2444388943</text:p>
          </table:table-cell>
          <table:table-cell/>
        </table:table-row>
        <table:table-row table:style-name="ro1">
          <table:table-cell office:value-type="float" office:value="7.26716951503">
            <text:p>7,267169515</text:p>
          </table:table-cell>
          <table:table-cell office:value-type="float" office:value="4.22958146634">
            <text:p>4,2295814663</text:p>
          </table:table-cell>
          <table:table-cell table:formula="of:=FREQUENCY([.B$14:.B$1013];[.B250])/1000" office:value-type="float" office:value="0.237">
            <text:p>0,237</text:p>
          </table:table-cell>
          <table:table-cell table:formula="of:=IF(AND([.E$6]&lt;=[.B250];[.B250]&lt;=[.E$7]);([.B250]-[.E$6])^2/([.E$8]-[.E$6])*([.E$7]-[.E$6]);1-(([.E$8]-[.B250])^2/([.E$8]-[.E$6])*([.E$8]-[.E$7])))" office:value-type="float" office:value="-17.9640774885724">
            <text:p>-17,9640774886</text:p>
          </table:table-cell>
          <table:table-cell table:formula="of:=([.D250]-[.C250])" office:value-type="float" office:value="-18.2010774885724">
            <text:p>-18,2010774886</text:p>
          </table:table-cell>
          <table:table-cell table:formula="of:=([.D250]-[.C249])" office:value-type="float" office:value="-18.2000774885724">
            <text:p>-18,2000774886</text:p>
          </table:table-cell>
          <table:table-cell/>
        </table:table-row>
        <table:table-row table:style-name="ro1">
          <table:table-cell office:value-type="float" office:value="5.69538923433">
            <text:p>5,6953892343</text:p>
          </table:table-cell>
          <table:table-cell office:value-type="float" office:value="4.23487842822">
            <text:p>4,2348784282</text:p>
          </table:table-cell>
          <table:table-cell table:formula="of:=FREQUENCY([.B$14:.B$1013];[.B251])/1000" office:value-type="float" office:value="0.238">
            <text:p>0,238</text:p>
          </table:table-cell>
          <table:table-cell table:formula="of:=IF(AND([.E$6]&lt;=[.B251];[.B251]&lt;=[.E$7]);([.B251]-[.E$6])^2/([.E$8]-[.E$6])*([.E$7]-[.E$6]);1-(([.E$8]-[.B251])^2/([.E$8]-[.E$6])*([.E$8]-[.E$7])))" office:value-type="float" office:value="-17.9219863282026">
            <text:p>-17,9219863282</text:p>
          </table:table-cell>
          <table:table-cell table:formula="of:=([.D251]-[.C251])" office:value-type="float" office:value="-18.1599863282026">
            <text:p>-18,1599863282</text:p>
          </table:table-cell>
          <table:table-cell table:formula="of:=([.D251]-[.C250])" office:value-type="float" office:value="-18.1589863282026">
            <text:p>-18,1589863282</text:p>
          </table:table-cell>
          <table:table-cell/>
        </table:table-row>
        <table:table-row table:style-name="ro1">
          <table:table-cell office:value-type="float" office:value="4.2172760939">
            <text:p>4,2172760939</text:p>
          </table:table-cell>
          <table:table-cell office:value-type="float" office:value="4.24294551911">
            <text:p>4,2429455191</text:p>
          </table:table-cell>
          <table:table-cell table:formula="of:=FREQUENCY([.B$14:.B$1013];[.B252])/1000" office:value-type="float" office:value="0.239">
            <text:p>0,239</text:p>
          </table:table-cell>
          <table:table-cell table:formula="of:=IF(AND([.E$6]&lt;=[.B252];[.B252]&lt;=[.E$7]);([.B252]-[.E$6])^2/([.E$8]-[.E$6])*([.E$7]-[.E$6]);1-(([.E$8]-[.B252])^2/([.E$8]-[.E$6])*([.E$8]-[.E$7])))" office:value-type="float" office:value="-17.857972778463">
            <text:p>-17,8579727785</text:p>
          </table:table-cell>
          <table:table-cell table:formula="of:=([.D252]-[.C252])" office:value-type="float" office:value="-18.096972778463">
            <text:p>-18,0969727785</text:p>
          </table:table-cell>
          <table:table-cell table:formula="of:=([.D252]-[.C251])" office:value-type="float" office:value="-18.095972778463">
            <text:p>-18,0959727785</text:p>
          </table:table-cell>
          <table:table-cell/>
        </table:table-row>
        <table:table-row table:style-name="ro1">
          <table:table-cell office:value-type="float" office:value="5.55315207268">
            <text:p>5,5531520727</text:p>
          </table:table-cell>
          <table:table-cell office:value-type="float" office:value="4.24462824104">
            <text:p>4,244628241</text:p>
          </table:table-cell>
          <table:table-cell table:formula="of:=FREQUENCY([.B$14:.B$1013];[.B253])/1000" office:value-type="float" office:value="0.24">
            <text:p>0,24</text:p>
          </table:table-cell>
          <table:table-cell table:formula="of:=IF(AND([.E$6]&lt;=[.B253];[.B253]&lt;=[.E$7]);([.B253]-[.E$6])^2/([.E$8]-[.E$6])*([.E$7]-[.E$6]);1-(([.E$8]-[.B253])^2/([.E$8]-[.E$6])*([.E$8]-[.E$7])))" office:value-type="float" office:value="-17.8446338049286">
            <text:p>-17,8446338049</text:p>
          </table:table-cell>
          <table:table-cell table:formula="of:=([.D253]-[.C253])" office:value-type="float" office:value="-18.0846338049286">
            <text:p>-18,0846338049</text:p>
          </table:table-cell>
          <table:table-cell table:formula="of:=([.D253]-[.C252])" office:value-type="float" office:value="-18.0836338049286">
            <text:p>-18,0836338049</text:p>
          </table:table-cell>
          <table:table-cell/>
        </table:table-row>
        <table:table-row table:style-name="ro1">
          <table:table-cell office:value-type="float" office:value="7.96933129674">
            <text:p>7,9693312967</text:p>
          </table:table-cell>
          <table:table-cell office:value-type="float" office:value="4.24743277003">
            <text:p>4,24743277</text:p>
          </table:table-cell>
          <table:table-cell table:formula="of:=FREQUENCY([.B$14:.B$1013];[.B254])/1000" office:value-type="float" office:value="0.241">
            <text:p>0,241</text:p>
          </table:table-cell>
          <table:table-cell table:formula="of:=IF(AND([.E$6]&lt;=[.B254];[.B254]&lt;=[.E$7]);([.B254]-[.E$6])^2/([.E$8]-[.E$6])*([.E$7]-[.E$6]);1-(([.E$8]-[.B254])^2/([.E$8]-[.E$6])*([.E$8]-[.E$7])))" office:value-type="float" office:value="-17.8224127294873">
            <text:p>-17,8224127295</text:p>
          </table:table-cell>
          <table:table-cell table:formula="of:=([.D254]-[.C254])" office:value-type="float" office:value="-18.0634127294873">
            <text:p>-18,0634127295</text:p>
          </table:table-cell>
          <table:table-cell table:formula="of:=([.D254]-[.C253])" office:value-type="float" office:value="-18.0624127294873">
            <text:p>-18,0624127295</text:p>
          </table:table-cell>
          <table:table-cell/>
        </table:table-row>
        <table:table-row table:style-name="ro1">
          <table:table-cell office:value-type="float" office:value="6.37599631062">
            <text:p>6,3759963106</text:p>
          </table:table-cell>
          <table:table-cell office:value-type="float" office:value="4.24933487247">
            <text:p>4,2493348725</text:p>
          </table:table-cell>
          <table:table-cell table:formula="of:=FREQUENCY([.B$14:.B$1013];[.B255])/1000" office:value-type="float" office:value="0.242">
            <text:p>0,242</text:p>
          </table:table-cell>
          <table:table-cell table:formula="of:=IF(AND([.E$6]&lt;=[.B255];[.B255]&lt;=[.E$7]);([.B255]-[.E$6])^2/([.E$8]-[.E$6])*([.E$7]-[.E$6]);1-(([.E$8]-[.B255])^2/([.E$8]-[.E$6])*([.E$8]-[.E$7])))" office:value-type="float" office:value="-17.8073492949414">
            <text:p>-17,8073492949</text:p>
          </table:table-cell>
          <table:table-cell table:formula="of:=([.D255]-[.C255])" office:value-type="float" office:value="-18.0493492949414">
            <text:p>-18,0493492949</text:p>
          </table:table-cell>
          <table:table-cell table:formula="of:=([.D255]-[.C254])" office:value-type="float" office:value="-18.0483492949414">
            <text:p>-18,0483492949</text:p>
          </table:table-cell>
          <table:table-cell/>
        </table:table-row>
        <table:table-row table:style-name="ro1">
          <table:table-cell office:value-type="float" office:value="7.27316879012">
            <text:p>7,2731687901</text:p>
          </table:table-cell>
          <table:table-cell office:value-type="float" office:value="4.25874803706">
            <text:p>4,2587480371</text:p>
          </table:table-cell>
          <table:table-cell table:formula="of:=FREQUENCY([.B$14:.B$1013];[.B256])/1000" office:value-type="float" office:value="0.243">
            <text:p>0,243</text:p>
          </table:table-cell>
          <table:table-cell table:formula="of:=IF(AND([.E$6]&lt;=[.B256];[.B256]&lt;=[.E$7]);([.B256]-[.E$6])^2/([.E$8]-[.E$6])*([.E$7]-[.E$6]);1-(([.E$8]-[.B256])^2/([.E$8]-[.E$6])*([.E$8]-[.E$7])))" office:value-type="float" office:value="-17.732891813402">
            <text:p>-17,7328918134</text:p>
          </table:table-cell>
          <table:table-cell table:formula="of:=([.D256]-[.C256])" office:value-type="float" office:value="-17.975891813402">
            <text:p>-17,9758918134</text:p>
          </table:table-cell>
          <table:table-cell table:formula="of:=([.D256]-[.C255])" office:value-type="float" office:value="-17.974891813402">
            <text:p>-17,9748918134</text:p>
          </table:table-cell>
          <table:table-cell/>
        </table:table-row>
        <table:table-row table:style-name="ro1">
          <table:table-cell office:value-type="float" office:value="5.39969139665">
            <text:p>5,3996913967</text:p>
          </table:table-cell>
          <table:table-cell office:value-type="float" office:value="4.26299212762">
            <text:p>4,2629921276</text:p>
          </table:table-cell>
          <table:table-cell table:formula="of:=FREQUENCY([.B$14:.B$1013];[.B257])/1000" office:value-type="float" office:value="0.244">
            <text:p>0,244</text:p>
          </table:table-cell>
          <table:table-cell table:formula="of:=IF(AND([.E$6]&lt;=[.B257];[.B257]&lt;=[.E$7]);([.B257]-[.E$6])^2/([.E$8]-[.E$6])*([.E$7]-[.E$6]);1-(([.E$8]-[.B257])^2/([.E$8]-[.E$6])*([.E$8]-[.E$7])))" office:value-type="float" office:value="-17.6993696524917">
            <text:p>-17,6993696525</text:p>
          </table:table-cell>
          <table:table-cell table:formula="of:=([.D257]-[.C257])" office:value-type="float" office:value="-17.9433696524917">
            <text:p>-17,9433696525</text:p>
          </table:table-cell>
          <table:table-cell table:formula="of:=([.D257]-[.C256])" office:value-type="float" office:value="-17.9423696524917">
            <text:p>-17,9423696525</text:p>
          </table:table-cell>
          <table:table-cell/>
        </table:table-row>
        <table:table-row table:style-name="ro1">
          <table:table-cell office:value-type="float" office:value="3.73230240982">
            <text:p>3,7323024098</text:p>
          </table:table-cell>
          <table:table-cell office:value-type="float" office:value="4.26362869813">
            <text:p>4,2636286981</text:p>
          </table:table-cell>
          <table:table-cell table:formula="of:=FREQUENCY([.B$14:.B$1013];[.B258])/1000" office:value-type="float" office:value="0.245">
            <text:p>0,245</text:p>
          </table:table-cell>
          <table:table-cell table:formula="of:=IF(AND([.E$6]&lt;=[.B258];[.B258]&lt;=[.E$7]);([.B258]-[.E$6])^2/([.E$8]-[.E$6])*([.E$7]-[.E$6]);1-(([.E$8]-[.B258])^2/([.E$8]-[.E$6])*([.E$8]-[.E$7])))" office:value-type="float" office:value="-17.6943442576481">
            <text:p>-17,6943442576</text:p>
          </table:table-cell>
          <table:table-cell table:formula="of:=([.D258]-[.C258])" office:value-type="float" office:value="-17.9393442576481">
            <text:p>-17,9393442576</text:p>
          </table:table-cell>
          <table:table-cell table:formula="of:=([.D258]-[.C257])" office:value-type="float" office:value="-17.9383442576481">
            <text:p>-17,9383442576</text:p>
          </table:table-cell>
          <table:table-cell/>
        </table:table-row>
        <table:table-row table:style-name="ro1">
          <table:table-cell office:value-type="float" office:value="8.71665698634">
            <text:p>8,7166569863</text:p>
          </table:table-cell>
          <table:table-cell office:value-type="float" office:value="4.26556136069">
            <text:p>4,2655613607</text:p>
          </table:table-cell>
          <table:table-cell table:formula="of:=FREQUENCY([.B$14:.B$1013];[.B259])/1000" office:value-type="float" office:value="0.246">
            <text:p>0,246</text:p>
          </table:table-cell>
          <table:table-cell table:formula="of:=IF(AND([.E$6]&lt;=[.B259];[.B259]&lt;=[.E$7]);([.B259]-[.E$6])^2/([.E$8]-[.E$6])*([.E$7]-[.E$6]);1-(([.E$8]-[.B259])^2/([.E$8]-[.E$6])*([.E$8]-[.E$7])))" office:value-type="float" office:value="-17.6790910244929">
            <text:p>-17,6790910245</text:p>
          </table:table-cell>
          <table:table-cell table:formula="of:=([.D259]-[.C259])" office:value-type="float" office:value="-17.9250910244929">
            <text:p>-17,9250910245</text:p>
          </table:table-cell>
          <table:table-cell table:formula="of:=([.D259]-[.C258])" office:value-type="float" office:value="-17.9240910244929">
            <text:p>-17,9240910245</text:p>
          </table:table-cell>
          <table:table-cell/>
        </table:table-row>
        <table:table-row table:style-name="ro1">
          <table:table-cell office:value-type="float" office:value="4.56417419578">
            <text:p>4,5641741958</text:p>
          </table:table-cell>
          <table:table-cell office:value-type="float" office:value="4.26645775246">
            <text:p>4,2664577525</text:p>
          </table:table-cell>
          <table:table-cell table:formula="of:=FREQUENCY([.B$14:.B$1013];[.B260])/1000" office:value-type="float" office:value="0.247">
            <text:p>0,247</text:p>
          </table:table-cell>
          <table:table-cell table:formula="of:=IF(AND([.E$6]&lt;=[.B260];[.B260]&lt;=[.E$7]);([.B260]-[.E$6])^2/([.E$8]-[.E$6])*([.E$7]-[.E$6]);1-(([.E$8]-[.B260])^2/([.E$8]-[.E$6])*([.E$8]-[.E$7])))" office:value-type="float" office:value="-17.672018507705">
            <text:p>-17,6720185077</text:p>
          </table:table-cell>
          <table:table-cell table:formula="of:=([.D260]-[.C260])" office:value-type="float" office:value="-17.919018507705">
            <text:p>-17,9190185077</text:p>
          </table:table-cell>
          <table:table-cell table:formula="of:=([.D260]-[.C259])" office:value-type="float" office:value="-17.918018507705">
            <text:p>-17,9180185077</text:p>
          </table:table-cell>
          <table:table-cell/>
        </table:table-row>
        <table:table-row table:style-name="ro1">
          <table:table-cell office:value-type="float" office:value="3.41979464598">
            <text:p>3,419794646</text:p>
          </table:table-cell>
          <table:table-cell office:value-type="float" office:value="4.26823502927">
            <text:p>4,2682350293</text:p>
          </table:table-cell>
          <table:table-cell table:formula="of:=FREQUENCY([.B$14:.B$1013];[.B261])/1000" office:value-type="float" office:value="0.248">
            <text:p>0,248</text:p>
          </table:table-cell>
          <table:table-cell table:formula="of:=IF(AND([.E$6]&lt;=[.B261];[.B261]&lt;=[.E$7]);([.B261]-[.E$6])^2/([.E$8]-[.E$6])*([.E$7]-[.E$6]);1-(([.E$8]-[.B261])^2/([.E$8]-[.E$6])*([.E$8]-[.E$7])))" office:value-type="float" office:value="-17.6579997818562">
            <text:p>-17,6579997819</text:p>
          </table:table-cell>
          <table:table-cell table:formula="of:=([.D261]-[.C261])" office:value-type="float" office:value="-17.9059997818562">
            <text:p>-17,9059997819</text:p>
          </table:table-cell>
          <table:table-cell table:formula="of:=([.D261]-[.C260])" office:value-type="float" office:value="-17.9049997818562">
            <text:p>-17,9049997819</text:p>
          </table:table-cell>
          <table:table-cell/>
        </table:table-row>
        <table:table-row table:style-name="ro1">
          <table:table-cell office:value-type="float" office:value="3.9945411467">
            <text:p>3,9945411467</text:p>
          </table:table-cell>
          <table:table-cell office:value-type="float" office:value="4.26991437697">
            <text:p>4,269914377</text:p>
          </table:table-cell>
          <table:table-cell table:formula="of:=FREQUENCY([.B$14:.B$1013];[.B262])/1000" office:value-type="float" office:value="0.249">
            <text:p>0,249</text:p>
          </table:table-cell>
          <table:table-cell table:formula="of:=IF(AND([.E$6]&lt;=[.B262];[.B262]&lt;=[.E$7]);([.B262]-[.E$6])^2/([.E$8]-[.E$6])*([.E$7]-[.E$6]);1-(([.E$8]-[.B262])^2/([.E$8]-[.E$6])*([.E$8]-[.E$7])))" office:value-type="float" office:value="-17.6447583343293">
            <text:p>-17,6447583343</text:p>
          </table:table-cell>
          <table:table-cell table:formula="of:=([.D262]-[.C262])" office:value-type="float" office:value="-17.8937583343293">
            <text:p>-17,8937583343</text:p>
          </table:table-cell>
          <table:table-cell table:formula="of:=([.D262]-[.C261])" office:value-type="float" office:value="-17.8927583343293">
            <text:p>-17,8927583343</text:p>
          </table:table-cell>
          <table:table-cell/>
        </table:table-row>
        <table:table-row table:style-name="ro1">
          <table:table-cell office:value-type="float" office:value="4.17948706606">
            <text:p>4,1794870661</text:p>
          </table:table-cell>
          <table:table-cell office:value-type="float" office:value="4.27359405004">
            <text:p>4,27359405</text:p>
          </table:table-cell>
          <table:table-cell table:formula="of:=FREQUENCY([.B$14:.B$1013];[.B263])/1000" office:value-type="float" office:value="0.25">
            <text:p>0,25</text:p>
          </table:table-cell>
          <table:table-cell table:formula="of:=IF(AND([.E$6]&lt;=[.B263];[.B263]&lt;=[.E$7]);([.B263]-[.E$6])^2/([.E$8]-[.E$6])*([.E$7]-[.E$6]);1-(([.E$8]-[.B263])^2/([.E$8]-[.E$6])*([.E$8]-[.E$7])))" office:value-type="float" office:value="-17.6157610031811">
            <text:p>-17,6157610032</text:p>
          </table:table-cell>
          <table:table-cell table:formula="of:=([.D263]-[.C263])" office:value-type="float" office:value="-17.8657610031811">
            <text:p>-17,8657610032</text:p>
          </table:table-cell>
          <table:table-cell table:formula="of:=([.D263]-[.C262])" office:value-type="float" office:value="-17.8647610031811">
            <text:p>-17,8647610032</text:p>
          </table:table-cell>
          <table:table-cell/>
        </table:table-row>
        <table:table-row table:style-name="ro1">
          <table:table-cell office:value-type="float" office:value="4.31982469815">
            <text:p>4,3198246982</text:p>
          </table:table-cell>
          <table:table-cell office:value-type="float" office:value="4.27543752579">
            <text:p>4,2754375258</text:p>
          </table:table-cell>
          <table:table-cell table:formula="of:=FREQUENCY([.B$14:.B$1013];[.B264])/1000" office:value-type="float" office:value="0.251">
            <text:p>0,251</text:p>
          </table:table-cell>
          <table:table-cell table:formula="of:=IF(AND([.E$6]&lt;=[.B264];[.B264]&lt;=[.E$7]);([.B264]-[.E$6])^2/([.E$8]-[.E$6])*([.E$7]-[.E$6]);1-(([.E$8]-[.B264])^2/([.E$8]-[.E$6])*([.E$8]-[.E$7])))" office:value-type="float" office:value="-17.6012421439278">
            <text:p>-17,6012421439</text:p>
          </table:table-cell>
          <table:table-cell table:formula="of:=([.D264]-[.C264])" office:value-type="float" office:value="-17.8522421439278">
            <text:p>-17,8522421439</text:p>
          </table:table-cell>
          <table:table-cell table:formula="of:=([.D264]-[.C263])" office:value-type="float" office:value="-17.8512421439278">
            <text:p>-17,8512421439</text:p>
          </table:table-cell>
          <table:table-cell/>
        </table:table-row>
        <table:table-row table:style-name="ro1">
          <table:table-cell office:value-type="float" office:value="4.05073501265">
            <text:p>4,0507350127</text:p>
          </table:table-cell>
          <table:table-cell office:value-type="float" office:value="4.27865800355">
            <text:p>4,2786580036</text:p>
          </table:table-cell>
          <table:table-cell table:formula="of:=FREQUENCY([.B$14:.B$1013];[.B265])/1000" office:value-type="float" office:value="0.252">
            <text:p>0,252</text:p>
          </table:table-cell>
          <table:table-cell table:formula="of:=IF(AND([.E$6]&lt;=[.B265];[.B265]&lt;=[.E$7]);([.B265]-[.E$6])^2/([.E$8]-[.E$6])*([.E$7]-[.E$6]);1-(([.E$8]-[.B265])^2/([.E$8]-[.E$6])*([.E$8]-[.E$7])))" office:value-type="float" office:value="-17.5758918728687">
            <text:p>-17,5758918729</text:p>
          </table:table-cell>
          <table:table-cell table:formula="of:=([.D265]-[.C265])" office:value-type="float" office:value="-17.8278918728687">
            <text:p>-17,8278918729</text:p>
          </table:table-cell>
          <table:table-cell table:formula="of:=([.D265]-[.C264])" office:value-type="float" office:value="-17.8268918728687">
            <text:p>-17,8268918729</text:p>
          </table:table-cell>
          <table:table-cell/>
        </table:table-row>
        <table:table-row table:style-name="ro1">
          <table:table-cell office:value-type="float" office:value="3.47613435446">
            <text:p>3,4761343545</text:p>
          </table:table-cell>
          <table:table-cell office:value-type="float" office:value="4.28331380449">
            <text:p>4,2833138045</text:p>
          </table:table-cell>
          <table:table-cell table:formula="of:=FREQUENCY([.B$14:.B$1013];[.B266])/1000" office:value-type="float" office:value="0.253">
            <text:p>0,253</text:p>
          </table:table-cell>
          <table:table-cell table:formula="of:=IF(AND([.E$6]&lt;=[.B266];[.B266]&lt;=[.E$7]);([.B266]-[.E$6])^2/([.E$8]-[.E$6])*([.E$7]-[.E$6]);1-(([.E$8]-[.B266])^2/([.E$8]-[.E$6])*([.E$8]-[.E$7])))" office:value-type="float" office:value="-17.5392738890955">
            <text:p>-17,5392738891</text:p>
          </table:table-cell>
          <table:table-cell table:formula="of:=([.D266]-[.C266])" office:value-type="float" office:value="-17.7922738890955">
            <text:p>-17,7922738891</text:p>
          </table:table-cell>
          <table:table-cell table:formula="of:=([.D266]-[.C265])" office:value-type="float" office:value="-17.7912738890955">
            <text:p>-17,7912738891</text:p>
          </table:table-cell>
          <table:table-cell/>
        </table:table-row>
        <table:table-row table:style-name="ro1">
          <table:table-cell office:value-type="float" office:value="6.55110033406">
            <text:p>6,5511003341</text:p>
          </table:table-cell>
          <table:table-cell office:value-type="float" office:value="4.28425792465">
            <text:p>4,2842579247</text:p>
          </table:table-cell>
          <table:table-cell table:formula="of:=FREQUENCY([.B$14:.B$1013];[.B267])/1000" office:value-type="float" office:value="0.254">
            <text:p>0,254</text:p>
          </table:table-cell>
          <table:table-cell table:formula="of:=IF(AND([.E$6]&lt;=[.B267];[.B267]&lt;=[.E$7]);([.B267]-[.E$6])^2/([.E$8]-[.E$6])*([.E$7]-[.E$6]);1-(([.E$8]-[.B267])^2/([.E$8]-[.E$6])*([.E$8]-[.E$7])))" office:value-type="float" office:value="-17.5318527676886">
            <text:p>-17,5318527677</text:p>
          </table:table-cell>
          <table:table-cell table:formula="of:=([.D267]-[.C267])" office:value-type="float" office:value="-17.7858527676886">
            <text:p>-17,7858527677</text:p>
          </table:table-cell>
          <table:table-cell table:formula="of:=([.D267]-[.C266])" office:value-type="float" office:value="-17.7848527676886">
            <text:p>-17,7848527677</text:p>
          </table:table-cell>
          <table:table-cell/>
        </table:table-row>
        <table:table-row table:style-name="ro1">
          <table:table-cell office:value-type="float" office:value="7.04638953176">
            <text:p>7,0463895318</text:p>
          </table:table-cell>
          <table:table-cell office:value-type="float" office:value="4.28453325345">
            <text:p>4,2845332535</text:p>
          </table:table-cell>
          <table:table-cell table:formula="of:=FREQUENCY([.B$14:.B$1013];[.B268])/1000" office:value-type="float" office:value="0.255">
            <text:p>0,255</text:p>
          </table:table-cell>
          <table:table-cell table:formula="of:=IF(AND([.E$6]&lt;=[.B268];[.B268]&lt;=[.E$7]);([.B268]-[.E$6])^2/([.E$8]-[.E$6])*([.E$7]-[.E$6]);1-(([.E$8]-[.B268])^2/([.E$8]-[.E$6])*([.E$8]-[.E$7])))" office:value-type="float" office:value="-17.529688864849">
            <text:p>-17,5296888648</text:p>
          </table:table-cell>
          <table:table-cell table:formula="of:=([.D268]-[.C268])" office:value-type="float" office:value="-17.784688864849">
            <text:p>-17,7846888648</text:p>
          </table:table-cell>
          <table:table-cell table:formula="of:=([.D268]-[.C267])" office:value-type="float" office:value="-17.783688864849">
            <text:p>-17,7836888648</text:p>
          </table:table-cell>
          <table:table-cell/>
        </table:table-row>
        <table:table-row table:style-name="ro1">
          <table:table-cell office:value-type="float" office:value="4.05514397269">
            <text:p>4,0551439727</text:p>
          </table:table-cell>
          <table:table-cell office:value-type="float" office:value="4.28812295666">
            <text:p>4,2881229567</text:p>
          </table:table-cell>
          <table:table-cell table:formula="of:=FREQUENCY([.B$14:.B$1013];[.B269])/1000" office:value-type="float" office:value="0.256">
            <text:p>0,256</text:p>
          </table:table-cell>
          <table:table-cell table:formula="of:=IF(AND([.E$6]&lt;=[.B269];[.B269]&lt;=[.E$7]);([.B269]-[.E$6])^2/([.E$8]-[.E$6])*([.E$7]-[.E$6]);1-(([.E$8]-[.B269])^2/([.E$8]-[.E$6])*([.E$8]-[.E$7])))" office:value-type="float" office:value="-17.5014877262954">
            <text:p>-17,5014877263</text:p>
          </table:table-cell>
          <table:table-cell table:formula="of:=([.D269]-[.C269])" office:value-type="float" office:value="-17.7574877262954">
            <text:p>-17,7574877263</text:p>
          </table:table-cell>
          <table:table-cell table:formula="of:=([.D269]-[.C268])" office:value-type="float" office:value="-17.7564877262954">
            <text:p>-17,7564877263</text:p>
          </table:table-cell>
          <table:table-cell/>
        </table:table-row>
        <table:table-row table:style-name="ro1">
          <table:table-cell office:value-type="float" office:value="7.67597413049">
            <text:p>7,6759741305</text:p>
          </table:table-cell>
          <table:table-cell office:value-type="float" office:value="4.28848712535">
            <text:p>4,2884871254</text:p>
          </table:table-cell>
          <table:table-cell table:formula="of:=FREQUENCY([.B$14:.B$1013];[.B270])/1000" office:value-type="float" office:value="0.257">
            <text:p>0,257</text:p>
          </table:table-cell>
          <table:table-cell table:formula="of:=IF(AND([.E$6]&lt;=[.B270];[.B270]&lt;=[.E$7]);([.B270]-[.E$6])^2/([.E$8]-[.E$6])*([.E$7]-[.E$6]);1-(([.E$8]-[.B270])^2/([.E$8]-[.E$6])*([.E$8]-[.E$7])))" office:value-type="float" office:value="-17.4986279733273">
            <text:p>-17,4986279733</text:p>
          </table:table-cell>
          <table:table-cell table:formula="of:=([.D270]-[.C270])" office:value-type="float" office:value="-17.7556279733273">
            <text:p>-17,7556279733</text:p>
          </table:table-cell>
          <table:table-cell table:formula="of:=([.D270]-[.C269])" office:value-type="float" office:value="-17.7546279733273">
            <text:p>-17,7546279733</text:p>
          </table:table-cell>
          <table:table-cell/>
        </table:table-row>
        <table:table-row table:style-name="ro1">
          <table:table-cell office:value-type="float" office:value="5.30670785963">
            <text:p>5,3067078596</text:p>
          </table:table-cell>
          <table:table-cell office:value-type="float" office:value="4.28892984474">
            <text:p>4,2889298447</text:p>
          </table:table-cell>
          <table:table-cell table:formula="of:=FREQUENCY([.B$14:.B$1013];[.B271])/1000" office:value-type="float" office:value="0.258">
            <text:p>0,258</text:p>
          </table:table-cell>
          <table:table-cell table:formula="of:=IF(AND([.E$6]&lt;=[.B271];[.B271]&lt;=[.E$7]);([.B271]-[.E$6])^2/([.E$8]-[.E$6])*([.E$7]-[.E$6]);1-(([.E$8]-[.B271])^2/([.E$8]-[.E$6])*([.E$8]-[.E$7])))" office:value-type="float" office:value="-17.4951516731512">
            <text:p>-17,4951516732</text:p>
          </table:table-cell>
          <table:table-cell table:formula="of:=([.D271]-[.C271])" office:value-type="float" office:value="-17.7531516731512">
            <text:p>-17,7531516732</text:p>
          </table:table-cell>
          <table:table-cell table:formula="of:=([.D271]-[.C270])" office:value-type="float" office:value="-17.7521516731512">
            <text:p>-17,7521516732</text:p>
          </table:table-cell>
          <table:table-cell/>
        </table:table-row>
        <table:table-row table:style-name="ro1">
          <table:table-cell office:value-type="float" office:value="3.58759381688">
            <text:p>3,5875938169</text:p>
          </table:table-cell>
          <table:table-cell office:value-type="float" office:value="4.29350851593">
            <text:p>4,2935085159</text:p>
          </table:table-cell>
          <table:table-cell table:formula="of:=FREQUENCY([.B$14:.B$1013];[.B272])/1000" office:value-type="float" office:value="0.259">
            <text:p>0,259</text:p>
          </table:table-cell>
          <table:table-cell table:formula="of:=IF(AND([.E$6]&lt;=[.B272];[.B272]&lt;=[.E$7]);([.B272]-[.E$6])^2/([.E$8]-[.E$6])*([.E$7]-[.E$6]);1-(([.E$8]-[.B272])^2/([.E$8]-[.E$6])*([.E$8]-[.E$7])))" office:value-type="float" office:value="-17.4592184080195">
            <text:p>-17,459218408</text:p>
          </table:table-cell>
          <table:table-cell table:formula="of:=([.D272]-[.C272])" office:value-type="float" office:value="-17.7182184080195">
            <text:p>-17,718218408</text:p>
          </table:table-cell>
          <table:table-cell table:formula="of:=([.D272]-[.C271])" office:value-type="float" office:value="-17.7172184080195">
            <text:p>-17,717218408</text:p>
          </table:table-cell>
          <table:table-cell/>
        </table:table-row>
        <table:table-row table:style-name="ro1">
          <table:table-cell office:value-type="float" office:value="6.85426593592">
            <text:p>6,8542659359</text:p>
          </table:table-cell>
          <table:table-cell office:value-type="float" office:value="4.30297355161">
            <text:p>4,3029735516</text:p>
          </table:table-cell>
          <table:table-cell table:formula="of:=FREQUENCY([.B$14:.B$1013];[.B273])/1000" office:value-type="float" office:value="0.26">
            <text:p>0,26</text:p>
          </table:table-cell>
          <table:table-cell table:formula="of:=IF(AND([.E$6]&lt;=[.B273];[.B273]&lt;=[.E$7]);([.B273]-[.E$6])^2/([.E$8]-[.E$6])*([.E$7]-[.E$6]);1-(([.E$8]-[.B273])^2/([.E$8]-[.E$6])*([.E$8]-[.E$7])))" office:value-type="float" office:value="-17.3850478807293">
            <text:p>-17,3850478807</text:p>
          </table:table-cell>
          <table:table-cell table:formula="of:=([.D273]-[.C273])" office:value-type="float" office:value="-17.6450478807293">
            <text:p>-17,6450478807</text:p>
          </table:table-cell>
          <table:table-cell table:formula="of:=([.D273]-[.C272])" office:value-type="float" office:value="-17.6440478807293">
            <text:p>-17,6440478807</text:p>
          </table:table-cell>
          <table:table-cell/>
        </table:table-row>
        <table:table-row table:style-name="ro1">
          <table:table-cell office:value-type="float" office:value="3.99512608436">
            <text:p>3,9951260844</text:p>
          </table:table-cell>
          <table:table-cell office:value-type="float" office:value="4.30656578423">
            <text:p>4,3065657842</text:p>
          </table:table-cell>
          <table:table-cell table:formula="of:=FREQUENCY([.B$14:.B$1013];[.B274])/1000" office:value-type="float" office:value="0.261">
            <text:p>0,261</text:p>
          </table:table-cell>
          <table:table-cell table:formula="of:=IF(AND([.E$6]&lt;=[.B274];[.B274]&lt;=[.E$7]);([.B274]-[.E$6])^2/([.E$8]-[.E$6])*([.E$7]-[.E$6]);1-(([.E$8]-[.B274])^2/([.E$8]-[.E$6])*([.E$8]-[.E$7])))" office:value-type="float" office:value="-17.3569372814671">
            <text:p>-17,3569372815</text:p>
          </table:table-cell>
          <table:table-cell table:formula="of:=([.D274]-[.C274])" office:value-type="float" office:value="-17.6179372814671">
            <text:p>-17,6179372815</text:p>
          </table:table-cell>
          <table:table-cell table:formula="of:=([.D274]-[.C273])" office:value-type="float" office:value="-17.6169372814671">
            <text:p>-17,6169372815</text:p>
          </table:table-cell>
          <table:table-cell/>
        </table:table-row>
        <table:table-row table:style-name="ro1">
          <table:table-cell office:value-type="float" office:value="5.63259123653">
            <text:p>5,6325912365</text:p>
          </table:table-cell>
          <table:table-cell office:value-type="float" office:value="4.30733479433">
            <text:p>4,3073347943</text:p>
          </table:table-cell>
          <table:table-cell table:formula="of:=FREQUENCY([.B$14:.B$1013];[.B275])/1000" office:value-type="float" office:value="0.262">
            <text:p>0,262</text:p>
          </table:table-cell>
          <table:table-cell table:formula="of:=IF(AND([.E$6]&lt;=[.B275];[.B275]&lt;=[.E$7]);([.B275]-[.E$6])^2/([.E$8]-[.E$6])*([.E$7]-[.E$6]);1-(([.E$8]-[.B275])^2/([.E$8]-[.E$6])*([.E$8]-[.E$7])))" office:value-type="float" office:value="-17.3509222770882">
            <text:p>-17,3509222771</text:p>
          </table:table-cell>
          <table:table-cell table:formula="of:=([.D275]-[.C275])" office:value-type="float" office:value="-17.6129222770882">
            <text:p>-17,6129222771</text:p>
          </table:table-cell>
          <table:table-cell table:formula="of:=([.D275]-[.C274])" office:value-type="float" office:value="-17.6119222770882">
            <text:p>-17,6119222771</text:p>
          </table:table-cell>
          <table:table-cell/>
        </table:table-row>
        <table:table-row table:style-name="ro1">
          <table:table-cell office:value-type="float" office:value="6.79747160295">
            <text:p>6,797471603</text:p>
          </table:table-cell>
          <table:table-cell office:value-type="float" office:value="4.31131037596">
            <text:p>4,311310376</text:p>
          </table:table-cell>
          <table:table-cell table:formula="of:=FREQUENCY([.B$14:.B$1013];[.B276])/1000" office:value-type="float" office:value="0.263">
            <text:p>0,263</text:p>
          </table:table-cell>
          <table:table-cell table:formula="of:=IF(AND([.E$6]&lt;=[.B276];[.B276]&lt;=[.E$7]);([.B276]-[.E$6])^2/([.E$8]-[.E$6])*([.E$7]-[.E$6]);1-(([.E$8]-[.B276])^2/([.E$8]-[.E$6])*([.E$8]-[.E$7])))" office:value-type="float" office:value="-17.3198419921503">
            <text:p>-17,3198419922</text:p>
          </table:table-cell>
          <table:table-cell table:formula="of:=([.D276]-[.C276])" office:value-type="float" office:value="-17.5828419921503">
            <text:p>-17,5828419922</text:p>
          </table:table-cell>
          <table:table-cell table:formula="of:=([.D276]-[.C275])" office:value-type="float" office:value="-17.5818419921503">
            <text:p>-17,5818419922</text:p>
          </table:table-cell>
          <table:table-cell/>
        </table:table-row>
        <table:table-row table:style-name="ro1">
          <table:table-cell office:value-type="float" office:value="7.41254205223">
            <text:p>7,4125420522</text:p>
          </table:table-cell>
          <table:table-cell office:value-type="float" office:value="4.31356623178">
            <text:p>4,3135662318</text:p>
          </table:table-cell>
          <table:table-cell table:formula="of:=FREQUENCY([.B$14:.B$1013];[.B277])/1000" office:value-type="float" office:value="0.264">
            <text:p>0,264</text:p>
          </table:table-cell>
          <table:table-cell table:formula="of:=IF(AND([.E$6]&lt;=[.B277];[.B277]&lt;=[.E$7]);([.B277]-[.E$6])^2/([.E$8]-[.E$6])*([.E$7]-[.E$6]);1-(([.E$8]-[.B277])^2/([.E$8]-[.E$6])*([.E$8]-[.E$7])))" office:value-type="float" office:value="-17.3022178865939">
            <text:p>-17,3022178866</text:p>
          </table:table-cell>
          <table:table-cell table:formula="of:=([.D277]-[.C277])" office:value-type="float" office:value="-17.5662178865939">
            <text:p>-17,5662178866</text:p>
          </table:table-cell>
          <table:table-cell table:formula="of:=([.D277]-[.C276])" office:value-type="float" office:value="-17.5652178865939">
            <text:p>-17,5652178866</text:p>
          </table:table-cell>
          <table:table-cell/>
        </table:table-row>
        <table:table-row table:style-name="ro1">
          <table:table-cell office:value-type="float" office:value="5.85097023232">
            <text:p>5,8509702323</text:p>
          </table:table-cell>
          <table:table-cell office:value-type="float" office:value="4.31693614055">
            <text:p>4,3169361406</text:p>
          </table:table-cell>
          <table:table-cell table:formula="of:=FREQUENCY([.B$14:.B$1013];[.B278])/1000" office:value-type="float" office:value="0.265">
            <text:p>0,265</text:p>
          </table:table-cell>
          <table:table-cell table:formula="of:=IF(AND([.E$6]&lt;=[.B278];[.B278]&lt;=[.E$7]);([.B278]-[.E$6])^2/([.E$8]-[.E$6])*([.E$7]-[.E$6]);1-(([.E$8]-[.B278])^2/([.E$8]-[.E$6])*([.E$8]-[.E$7])))" office:value-type="float" office:value="-17.2759059264056">
            <text:p>-17,2759059264</text:p>
          </table:table-cell>
          <table:table-cell table:formula="of:=([.D278]-[.C278])" office:value-type="float" office:value="-17.5409059264056">
            <text:p>-17,5409059264</text:p>
          </table:table-cell>
          <table:table-cell table:formula="of:=([.D278]-[.C277])" office:value-type="float" office:value="-17.5399059264056">
            <text:p>-17,5399059264</text:p>
          </table:table-cell>
          <table:table-cell/>
        </table:table-row>
        <table:table-row table:style-name="ro1">
          <table:table-cell office:value-type="float" office:value="6.41353421591">
            <text:p>6,4135342159</text:p>
          </table:table-cell>
          <table:table-cell office:value-type="float" office:value="4.31962995511">
            <text:p>4,3196299551</text:p>
          </table:table-cell>
          <table:table-cell table:formula="of:=FREQUENCY([.B$14:.B$1013];[.B279])/1000" office:value-type="float" office:value="0.266">
            <text:p>0,266</text:p>
          </table:table-cell>
          <table:table-cell table:formula="of:=IF(AND([.E$6]&lt;=[.B279];[.B279]&lt;=[.E$7]);([.B279]-[.E$6])^2/([.E$8]-[.E$6])*([.E$7]-[.E$6]);1-(([.E$8]-[.B279])^2/([.E$8]-[.E$6])*([.E$8]-[.E$7])))" office:value-type="float" office:value="-17.254886464253">
            <text:p>-17,2548864643</text:p>
          </table:table-cell>
          <table:table-cell table:formula="of:=([.D279]-[.C279])" office:value-type="float" office:value="-17.520886464253">
            <text:p>-17,5208864643</text:p>
          </table:table-cell>
          <table:table-cell table:formula="of:=([.D279]-[.C278])" office:value-type="float" office:value="-17.519886464253">
            <text:p>-17,5198864643</text:p>
          </table:table-cell>
          <table:table-cell/>
        </table:table-row>
        <table:table-row table:style-name="ro1">
          <table:table-cell office:value-type="float" office:value="5.46543059022">
            <text:p>5,4654305902</text:p>
          </table:table-cell>
          <table:table-cell office:value-type="float" office:value="4.31982469815">
            <text:p>4,3198246982</text:p>
          </table:table-cell>
          <table:table-cell table:formula="of:=FREQUENCY([.B$14:.B$1013];[.B280])/1000" office:value-type="float" office:value="0.267">
            <text:p>0,267</text:p>
          </table:table-cell>
          <table:table-cell table:formula="of:=IF(AND([.E$6]&lt;=[.B280];[.B280]&lt;=[.E$7]);([.B280]-[.E$6])^2/([.E$8]-[.E$6])*([.E$7]-[.E$6]);1-(([.E$8]-[.B280])^2/([.E$8]-[.E$6])*([.E$8]-[.E$7])))" office:value-type="float" office:value="-17.253367380039">
            <text:p>-17,25336738</text:p>
          </table:table-cell>
          <table:table-cell table:formula="of:=([.D280]-[.C280])" office:value-type="float" office:value="-17.520367380039">
            <text:p>-17,52036738</text:p>
          </table:table-cell>
          <table:table-cell table:formula="of:=([.D280]-[.C279])" office:value-type="float" office:value="-17.519367380039">
            <text:p>-17,51936738</text:p>
          </table:table-cell>
          <table:table-cell/>
        </table:table-row>
        <table:table-row table:style-name="ro1">
          <table:table-cell office:value-type="float" office:value="7.12068278776">
            <text:p>7,1206827878</text:p>
          </table:table-cell>
          <table:table-cell office:value-type="float" office:value="4.32230611326">
            <text:p>4,3223061133</text:p>
          </table:table-cell>
          <table:table-cell table:formula="of:=FREQUENCY([.B$14:.B$1013];[.B281])/1000" office:value-type="float" office:value="0.268">
            <text:p>0,268</text:p>
          </table:table-cell>
          <table:table-cell table:formula="of:=IF(AND([.E$6]&lt;=[.B281];[.B281]&lt;=[.E$7]);([.B281]-[.E$6])^2/([.E$8]-[.E$6])*([.E$7]-[.E$6]);1-(([.E$8]-[.B281])^2/([.E$8]-[.E$6])*([.E$8]-[.E$7])))" office:value-type="float" office:value="-17.2340167483706">
            <text:p>-17,2340167484</text:p>
          </table:table-cell>
          <table:table-cell table:formula="of:=([.D281]-[.C281])" office:value-type="float" office:value="-17.5020167483706">
            <text:p>-17,5020167484</text:p>
          </table:table-cell>
          <table:table-cell table:formula="of:=([.D281]-[.C280])" office:value-type="float" office:value="-17.5010167483706">
            <text:p>-17,5010167484</text:p>
          </table:table-cell>
          <table:table-cell/>
        </table:table-row>
        <table:table-row table:style-name="ro1">
          <table:table-cell office:value-type="float" office:value="5.98431725498">
            <text:p>5,984317255</text:p>
          </table:table-cell>
          <table:table-cell office:value-type="float" office:value="4.32626057705">
            <text:p>4,3262605771</text:p>
          </table:table-cell>
          <table:table-cell table:formula="of:=FREQUENCY([.B$14:.B$1013];[.B282])/1000" office:value-type="float" office:value="0.269">
            <text:p>0,269</text:p>
          </table:table-cell>
          <table:table-cell table:formula="of:=IF(AND([.E$6]&lt;=[.B282];[.B282]&lt;=[.E$7]);([.B282]-[.E$6])^2/([.E$8]-[.E$6])*([.E$7]-[.E$6]);1-(([.E$8]-[.B282])^2/([.E$8]-[.E$6])*([.E$8]-[.E$7])))" office:value-type="float" office:value="-17.2032001613642">
            <text:p>-17,2032001614</text:p>
          </table:table-cell>
          <table:table-cell table:formula="of:=([.D282]-[.C282])" office:value-type="float" office:value="-17.4722001613642">
            <text:p>-17,4722001614</text:p>
          </table:table-cell>
          <table:table-cell table:formula="of:=([.D282]-[.C281])" office:value-type="float" office:value="-17.4712001613642">
            <text:p>-17,4712001614</text:p>
          </table:table-cell>
          <table:table-cell/>
        </table:table-row>
        <table:table-row table:style-name="ro1">
          <table:table-cell office:value-type="float" office:value="4.19103208135">
            <text:p>4,1910320814</text:p>
          </table:table-cell>
          <table:table-cell office:value-type="float" office:value="4.33594527558">
            <text:p>4,3359452756</text:p>
          </table:table-cell>
          <table:table-cell table:formula="of:=FREQUENCY([.B$14:.B$1013];[.B283])/1000" office:value-type="float" office:value="0.27">
            <text:p>0,27</text:p>
          </table:table-cell>
          <table:table-cell table:formula="of:=IF(AND([.E$6]&lt;=[.B283];[.B283]&lt;=[.E$7]);([.B283]-[.E$6])^2/([.E$8]-[.E$6])*([.E$7]-[.E$6]);1-(([.E$8]-[.B283])^2/([.E$8]-[.E$6])*([.E$8]-[.E$7])))" office:value-type="float" office:value="-17.1278387269871">
            <text:p>-17,127838727</text:p>
          </table:table-cell>
          <table:table-cell table:formula="of:=([.D283]-[.C283])" office:value-type="float" office:value="-17.3978387269871">
            <text:p>-17,397838727</text:p>
          </table:table-cell>
          <table:table-cell table:formula="of:=([.D283]-[.C282])" office:value-type="float" office:value="-17.3968387269871">
            <text:p>-17,396838727</text:p>
          </table:table-cell>
          <table:table-cell/>
        </table:table-row>
        <table:table-row table:style-name="ro1">
          <table:table-cell office:value-type="float" office:value="8.08190075153">
            <text:p>8,0819007515</text:p>
          </table:table-cell>
          <table:table-cell office:value-type="float" office:value="4.33952065242">
            <text:p>4,3395206524</text:p>
          </table:table-cell>
          <table:table-cell table:formula="of:=FREQUENCY([.B$14:.B$1013];[.B284])/1000" office:value-type="float" office:value="0.271">
            <text:p>0,271</text:p>
          </table:table-cell>
          <table:table-cell table:formula="of:=IF(AND([.E$6]&lt;=[.B284];[.B284]&lt;=[.E$7]);([.B284]-[.E$6])^2/([.E$8]-[.E$6])*([.E$7]-[.E$6]);1-(([.E$8]-[.B284])^2/([.E$8]-[.E$6])*([.E$8]-[.E$7])))" office:value-type="float" office:value="-17.1000564576831">
            <text:p>-17,1000564577</text:p>
          </table:table-cell>
          <table:table-cell table:formula="of:=([.D284]-[.C284])" office:value-type="float" office:value="-17.3710564576831">
            <text:p>-17,3710564577</text:p>
          </table:table-cell>
          <table:table-cell table:formula="of:=([.D284]-[.C283])" office:value-type="float" office:value="-17.3700564576831">
            <text:p>-17,3700564577</text:p>
          </table:table-cell>
          <table:table-cell/>
        </table:table-row>
        <table:table-row table:style-name="ro1">
          <table:table-cell office:value-type="float" office:value="4.52104165123">
            <text:p>4,5210416512</text:p>
          </table:table-cell>
          <table:table-cell office:value-type="float" office:value="4.3408077672">
            <text:p>4,3408077672</text:p>
          </table:table-cell>
          <table:table-cell table:formula="of:=FREQUENCY([.B$14:.B$1013];[.B285])/1000" office:value-type="float" office:value="0.272">
            <text:p>0,272</text:p>
          </table:table-cell>
          <table:table-cell table:formula="of:=IF(AND([.E$6]&lt;=[.B285];[.B285]&lt;=[.E$7]);([.B285]-[.E$6])^2/([.E$8]-[.E$6])*([.E$7]-[.E$6]);1-(([.E$8]-[.B285])^2/([.E$8]-[.E$6])*([.E$8]-[.E$7])))" office:value-type="float" office:value="-17.0900602184865">
            <text:p>-17,0900602185</text:p>
          </table:table-cell>
          <table:table-cell table:formula="of:=([.D285]-[.C285])" office:value-type="float" office:value="-17.3620602184865">
            <text:p>-17,3620602185</text:p>
          </table:table-cell>
          <table:table-cell table:formula="of:=([.D285]-[.C284])" office:value-type="float" office:value="-17.3610602184865">
            <text:p>-17,3610602185</text:p>
          </table:table-cell>
          <table:table-cell/>
        </table:table-row>
        <table:table-row table:style-name="ro1">
          <table:table-cell office:value-type="float" office:value="7.3177150362">
            <text:p>7,3177150362</text:p>
          </table:table-cell>
          <table:table-cell office:value-type="float" office:value="4.34260519063">
            <text:p>4,3426051906</text:p>
          </table:table-cell>
          <table:table-cell table:formula="of:=FREQUENCY([.B$14:.B$1013];[.B286])/1000" office:value-type="float" office:value="0.273">
            <text:p>0,273</text:p>
          </table:table-cell>
          <table:table-cell table:formula="of:=IF(AND([.E$6]&lt;=[.B286];[.B286]&lt;=[.E$7]);([.B286]-[.E$6])^2/([.E$8]-[.E$6])*([.E$7]-[.E$6]);1-(([.E$8]-[.B286])^2/([.E$8]-[.E$6])*([.E$8]-[.E$7])))" office:value-type="float" office:value="-17.0761053419555">
            <text:p>-17,076105342</text:p>
          </table:table-cell>
          <table:table-cell table:formula="of:=([.D286]-[.C286])" office:value-type="float" office:value="-17.3491053419555">
            <text:p>-17,349105342</text:p>
          </table:table-cell>
          <table:table-cell table:formula="of:=([.D286]-[.C285])" office:value-type="float" office:value="-17.3481053419555">
            <text:p>-17,348105342</text:p>
          </table:table-cell>
          <table:table-cell/>
        </table:table-row>
        <table:table-row table:style-name="ro1">
          <table:table-cell office:value-type="float" office:value="4.61430290148">
            <text:p>4,6143029015</text:p>
          </table:table-cell>
          <table:table-cell office:value-type="float" office:value="4.35136035358">
            <text:p>4,3513603536</text:p>
          </table:table-cell>
          <table:table-cell table:formula="of:=FREQUENCY([.B$14:.B$1013];[.B287])/1000" office:value-type="float" office:value="0.274">
            <text:p>0,274</text:p>
          </table:table-cell>
          <table:table-cell table:formula="of:=IF(AND([.E$6]&lt;=[.B287];[.B287]&lt;=[.E$7]);([.B287]-[.E$6])^2/([.E$8]-[.E$6])*([.E$7]-[.E$6]);1-(([.E$8]-[.B287])^2/([.E$8]-[.E$6])*([.E$8]-[.E$7])))" office:value-type="float" office:value="-17.0082088018899">
            <text:p>-17,0082088019</text:p>
          </table:table-cell>
          <table:table-cell table:formula="of:=([.D287]-[.C287])" office:value-type="float" office:value="-17.2822088018899">
            <text:p>-17,2822088019</text:p>
          </table:table-cell>
          <table:table-cell table:formula="of:=([.D287]-[.C286])" office:value-type="float" office:value="-17.2812088018899">
            <text:p>-17,2812088019</text:p>
          </table:table-cell>
          <table:table-cell/>
        </table:table-row>
        <table:table-row table:style-name="ro1">
          <table:table-cell office:value-type="float" office:value="3.63531929056">
            <text:p>3,6353192906</text:p>
          </table:table-cell>
          <table:table-cell office:value-type="float" office:value="4.35343037331">
            <text:p>4,3534303733</text:p>
          </table:table-cell>
          <table:table-cell table:formula="of:=FREQUENCY([.B$14:.B$1013];[.B288])/1000" office:value-type="float" office:value="0.275">
            <text:p>0,275</text:p>
          </table:table-cell>
          <table:table-cell table:formula="of:=IF(AND([.E$6]&lt;=[.B288];[.B288]&lt;=[.E$7]);([.B288]-[.E$6])^2/([.E$8]-[.E$6])*([.E$7]-[.E$6]);1-(([.E$8]-[.B288])^2/([.E$8]-[.E$6])*([.E$8]-[.E$7])))" office:value-type="float" office:value="-16.992174413065">
            <text:p>-16,9921744131</text:p>
          </table:table-cell>
          <table:table-cell table:formula="of:=([.D288]-[.C288])" office:value-type="float" office:value="-17.267174413065">
            <text:p>-17,2671744131</text:p>
          </table:table-cell>
          <table:table-cell table:formula="of:=([.D288]-[.C287])" office:value-type="float" office:value="-17.266174413065">
            <text:p>-17,2661744131</text:p>
          </table:table-cell>
          <table:table-cell/>
        </table:table-row>
        <table:table-row table:style-name="ro1">
          <table:table-cell office:value-type="float" office:value="3.50085835803">
            <text:p>3,500858358</text:p>
          </table:table-cell>
          <table:table-cell office:value-type="float" office:value="4.35966171973">
            <text:p>4,3596617197</text:p>
          </table:table-cell>
          <table:table-cell table:formula="of:=FREQUENCY([.B$14:.B$1013];[.B289])/1000" office:value-type="float" office:value="0.276">
            <text:p>0,276</text:p>
          </table:table-cell>
          <table:table-cell table:formula="of:=IF(AND([.E$6]&lt;=[.B289];[.B289]&lt;=[.E$7]);([.B289]-[.E$6])^2/([.E$8]-[.E$6])*([.E$7]-[.E$6]);1-(([.E$8]-[.B289])^2/([.E$8]-[.E$6])*([.E$8]-[.E$7])))" office:value-type="float" office:value="-16.9439494627826">
            <text:p>-16,9439494628</text:p>
          </table:table-cell>
          <table:table-cell table:formula="of:=([.D289]-[.C289])" office:value-type="float" office:value="-17.2199494627826">
            <text:p>-17,2199494628</text:p>
          </table:table-cell>
          <table:table-cell table:formula="of:=([.D289]-[.C288])" office:value-type="float" office:value="-17.2189494627826">
            <text:p>-17,2189494628</text:p>
          </table:table-cell>
          <table:table-cell/>
        </table:table-row>
        <table:table-row table:style-name="ro1">
          <table:table-cell office:value-type="float" office:value="8.66831577504">
            <text:p>8,668315775</text:p>
          </table:table-cell>
          <table:table-cell office:value-type="float" office:value="4.36002838423">
            <text:p>4,3600283842</text:p>
          </table:table-cell>
          <table:table-cell table:formula="of:=FREQUENCY([.B$14:.B$1013];[.B290])/1000" office:value-type="float" office:value="0.277">
            <text:p>0,277</text:p>
          </table:table-cell>
          <table:table-cell table:formula="of:=IF(AND([.E$6]&lt;=[.B290];[.B290]&lt;=[.E$7]);([.B290]-[.E$6])^2/([.E$8]-[.E$6])*([.E$7]-[.E$6]);1-(([.E$8]-[.B290])^2/([.E$8]-[.E$6])*([.E$8]-[.E$7])))" office:value-type="float" office:value="-16.9411138292927">
            <text:p>-16,9411138293</text:p>
          </table:table-cell>
          <table:table-cell table:formula="of:=([.D290]-[.C290])" office:value-type="float" office:value="-17.2181138292927">
            <text:p>-17,2181138293</text:p>
          </table:table-cell>
          <table:table-cell table:formula="of:=([.D290]-[.C289])" office:value-type="float" office:value="-17.2171138292927">
            <text:p>-17,2171138293</text:p>
          </table:table-cell>
          <table:table-cell/>
        </table:table-row>
        <table:table-row table:style-name="ro1">
          <table:table-cell office:value-type="float" office:value="7.0485376972">
            <text:p>7,0485376972</text:p>
          </table:table-cell>
          <table:table-cell office:value-type="float" office:value="4.36172852987">
            <text:p>4,3617285299</text:p>
          </table:table-cell>
          <table:table-cell table:formula="of:=FREQUENCY([.B$14:.B$1013];[.B291])/1000" office:value-type="float" office:value="0.278">
            <text:p>0,278</text:p>
          </table:table-cell>
          <table:table-cell table:formula="of:=IF(AND([.E$6]&lt;=[.B291];[.B291]&lt;=[.E$7]);([.B291]-[.E$6])^2/([.E$8]-[.E$6])*([.E$7]-[.E$6]);1-(([.E$8]-[.B291])^2/([.E$8]-[.E$6])*([.E$8]-[.E$7])))" office:value-type="float" office:value="-16.9279685255183">
            <text:p>-16,9279685255</text:p>
          </table:table-cell>
          <table:table-cell table:formula="of:=([.D291]-[.C291])" office:value-type="float" office:value="-17.2059685255183">
            <text:p>-17,2059685255</text:p>
          </table:table-cell>
          <table:table-cell table:formula="of:=([.D291]-[.C290])" office:value-type="float" office:value="-17.2049685255183">
            <text:p>-17,2049685255</text:p>
          </table:table-cell>
          <table:table-cell/>
        </table:table-row>
        <table:table-row table:style-name="ro1">
          <table:table-cell office:value-type="float" office:value="5.41318276559">
            <text:p>5,4131827656</text:p>
          </table:table-cell>
          <table:table-cell office:value-type="float" office:value="4.36451173717">
            <text:p>4,3645117372</text:p>
          </table:table-cell>
          <table:table-cell table:formula="of:=FREQUENCY([.B$14:.B$1013];[.B292])/1000" office:value-type="float" office:value="0.279">
            <text:p>0,279</text:p>
          </table:table-cell>
          <table:table-cell table:formula="of:=IF(AND([.E$6]&lt;=[.B292];[.B292]&lt;=[.E$7]);([.B292]-[.E$6])^2/([.E$8]-[.E$6])*([.E$7]-[.E$6]);1-(([.E$8]-[.B292])^2/([.E$8]-[.E$6])*([.E$8]-[.E$7])))" office:value-type="float" office:value="-16.9064595290289">
            <text:p>-16,906459529</text:p>
          </table:table-cell>
          <table:table-cell table:formula="of:=([.D292]-[.C292])" office:value-type="float" office:value="-17.1854595290289">
            <text:p>-17,185459529</text:p>
          </table:table-cell>
          <table:table-cell table:formula="of:=([.D292]-[.C291])" office:value-type="float" office:value="-17.1844595290289">
            <text:p>-17,184459529</text:p>
          </table:table-cell>
          <table:table-cell/>
        </table:table-row>
        <table:table-row table:style-name="ro1">
          <table:table-cell office:value-type="float" office:value="6.0493963273">
            <text:p>6,0493963273</text:p>
          </table:table-cell>
          <table:table-cell office:value-type="float" office:value="4.36991336441">
            <text:p>4,3699133644</text:p>
          </table:table-cell>
          <table:table-cell table:formula="of:=FREQUENCY([.B$14:.B$1013];[.B293])/1000" office:value-type="float" office:value="0.28">
            <text:p>0,28</text:p>
          </table:table-cell>
          <table:table-cell table:formula="of:=IF(AND([.E$6]&lt;=[.B293];[.B293]&lt;=[.E$7]);([.B293]-[.E$6])^2/([.E$8]-[.E$6])*([.E$7]-[.E$6]);1-(([.E$8]-[.B293])^2/([.E$8]-[.E$6])*([.E$8]-[.E$7])))" office:value-type="float" office:value="-16.8647518775576">
            <text:p>-16,8647518776</text:p>
          </table:table-cell>
          <table:table-cell table:formula="of:=([.D293]-[.C293])" office:value-type="float" office:value="-17.1447518775576">
            <text:p>-17,1447518776</text:p>
          </table:table-cell>
          <table:table-cell table:formula="of:=([.D293]-[.C292])" office:value-type="float" office:value="-17.1437518775576">
            <text:p>-17,1437518776</text:p>
          </table:table-cell>
          <table:table-cell/>
        </table:table-row>
        <table:table-row table:style-name="ro1">
          <table:table-cell office:value-type="float" office:value="4.55032929884">
            <text:p>4,5503292988</text:p>
          </table:table-cell>
          <table:table-cell office:value-type="float" office:value="4.37639832688">
            <text:p>4,3763983269</text:p>
          </table:table-cell>
          <table:table-cell table:formula="of:=FREQUENCY([.B$14:.B$1013];[.B294])/1000" office:value-type="float" office:value="0.281">
            <text:p>0,281</text:p>
          </table:table-cell>
          <table:table-cell table:formula="of:=IF(AND([.E$6]&lt;=[.B294];[.B294]&lt;=[.E$7]);([.B294]-[.E$6])^2/([.E$8]-[.E$6])*([.E$7]-[.E$6]);1-(([.E$8]-[.B294])^2/([.E$8]-[.E$6])*([.E$8]-[.E$7])))" office:value-type="float" office:value="-16.8147436930651">
            <text:p>-16,8147436931</text:p>
          </table:table-cell>
          <table:table-cell table:formula="of:=([.D294]-[.C294])" office:value-type="float" office:value="-17.095743693065">
            <text:p>-17,0957436931</text:p>
          </table:table-cell>
          <table:table-cell table:formula="of:=([.D294]-[.C293])" office:value-type="float" office:value="-17.0947436930651">
            <text:p>-17,0947436931</text:p>
          </table:table-cell>
          <table:table-cell/>
        </table:table-row>
        <table:table-row table:style-name="ro1">
          <table:table-cell office:value-type="float" office:value="6.32212929505">
            <text:p>6,3221292951</text:p>
          </table:table-cell>
          <table:table-cell office:value-type="float" office:value="4.37739794096">
            <text:p>4,377397941</text:p>
          </table:table-cell>
          <table:table-cell table:formula="of:=FREQUENCY([.B$14:.B$1013];[.B295])/1000" office:value-type="float" office:value="0.282">
            <text:p>0,282</text:p>
          </table:table-cell>
          <table:table-cell table:formula="of:=IF(AND([.E$6]&lt;=[.B295];[.B295]&lt;=[.E$7]);([.B295]-[.E$6])^2/([.E$8]-[.E$6])*([.E$7]-[.E$6]);1-(([.E$8]-[.B295])^2/([.E$8]-[.E$6])*([.E$8]-[.E$7])))" office:value-type="float" office:value="-16.8070414968674">
            <text:p>-16,8070414969</text:p>
          </table:table-cell>
          <table:table-cell table:formula="of:=([.D295]-[.C295])" office:value-type="float" office:value="-17.0890414968674">
            <text:p>-17,0890414969</text:p>
          </table:table-cell>
          <table:table-cell table:formula="of:=([.D295]-[.C294])" office:value-type="float" office:value="-17.0880414968674">
            <text:p>-17,0880414969</text:p>
          </table:table-cell>
          <table:table-cell/>
        </table:table-row>
        <table:table-row table:style-name="ro1">
          <table:table-cell office:value-type="float" office:value="3.26620348969">
            <text:p>3,2662034897</text:p>
          </table:table-cell>
          <table:table-cell office:value-type="float" office:value="4.37969371191">
            <text:p>4,3796937119</text:p>
          </table:table-cell>
          <table:table-cell table:formula="of:=FREQUENCY([.B$14:.B$1013];[.B296])/1000" office:value-type="float" office:value="0.283">
            <text:p>0,283</text:p>
          </table:table-cell>
          <table:table-cell table:formula="of:=IF(AND([.E$6]&lt;=[.B296];[.B296]&lt;=[.E$7]);([.B296]-[.E$6])^2/([.E$8]-[.E$6])*([.E$7]-[.E$6]);1-(([.E$8]-[.B296])^2/([.E$8]-[.E$6])*([.E$8]-[.E$7])))" office:value-type="float" office:value="-16.78935849647">
            <text:p>-16,7893584965</text:p>
          </table:table-cell>
          <table:table-cell table:formula="of:=([.D296]-[.C296])" office:value-type="float" office:value="-17.07235849647">
            <text:p>-17,0723584965</text:p>
          </table:table-cell>
          <table:table-cell table:formula="of:=([.D296]-[.C295])" office:value-type="float" office:value="-17.07135849647">
            <text:p>-17,0713584965</text:p>
          </table:table-cell>
          <table:table-cell/>
        </table:table-row>
        <table:table-row table:style-name="ro1">
          <table:table-cell office:value-type="float" office:value="3.27804245095">
            <text:p>3,278042451</text:p>
          </table:table-cell>
          <table:table-cell office:value-type="float" office:value="4.38184278875">
            <text:p>4,3818427888</text:p>
          </table:table-cell>
          <table:table-cell table:formula="of:=FREQUENCY([.B$14:.B$1013];[.B297])/1000" office:value-type="float" office:value="0.284">
            <text:p>0,284</text:p>
          </table:table-cell>
          <table:table-cell table:formula="of:=IF(AND([.E$6]&lt;=[.B297];[.B297]&lt;=[.E$7]);([.B297]-[.E$6])^2/([.E$8]-[.E$6])*([.E$7]-[.E$6]);1-(([.E$8]-[.B297])^2/([.E$8]-[.E$6])*([.E$8]-[.E$7])))" office:value-type="float" office:value="-16.772813356517">
            <text:p>-16,7728133565</text:p>
          </table:table-cell>
          <table:table-cell table:formula="of:=([.D297]-[.C297])" office:value-type="float" office:value="-17.056813356517">
            <text:p>-17,0568133565</text:p>
          </table:table-cell>
          <table:table-cell table:formula="of:=([.D297]-[.C296])" office:value-type="float" office:value="-17.055813356517">
            <text:p>-17,0558133565</text:p>
          </table:table-cell>
          <table:table-cell/>
        </table:table-row>
        <table:table-row table:style-name="ro1">
          <table:table-cell office:value-type="float" office:value="4.13573028955">
            <text:p>4,1357302896</text:p>
          </table:table-cell>
          <table:table-cell office:value-type="float" office:value="4.38201543724">
            <text:p>4,3820154372</text:p>
          </table:table-cell>
          <table:table-cell table:formula="of:=FREQUENCY([.B$14:.B$1013];[.B298])/1000" office:value-type="float" office:value="0.285">
            <text:p>0,285</text:p>
          </table:table-cell>
          <table:table-cell table:formula="of:=IF(AND([.E$6]&lt;=[.B298];[.B298]&lt;=[.E$7]);([.B298]-[.E$6])^2/([.E$8]-[.E$6])*([.E$7]-[.E$6]);1-(([.E$8]-[.B298])^2/([.E$8]-[.E$6])*([.E$8]-[.E$7])))" office:value-type="float" office:value="-16.7714845182414">
            <text:p>-16,7714845182</text:p>
          </table:table-cell>
          <table:table-cell table:formula="of:=([.D298]-[.C298])" office:value-type="float" office:value="-17.0564845182414">
            <text:p>-17,0564845182</text:p>
          </table:table-cell>
          <table:table-cell table:formula="of:=([.D298]-[.C297])" office:value-type="float" office:value="-17.0554845182414">
            <text:p>-17,0554845182</text:p>
          </table:table-cell>
          <table:table-cell/>
        </table:table-row>
        <table:table-row table:style-name="ro1">
          <table:table-cell office:value-type="float" office:value="5.24659868848">
            <text:p>5,2465986885</text:p>
          </table:table-cell>
          <table:table-cell office:value-type="float" office:value="4.38303227369">
            <text:p>4,3830322737</text:p>
          </table:table-cell>
          <table:table-cell table:formula="of:=FREQUENCY([.B$14:.B$1013];[.B299])/1000" office:value-type="float" office:value="0.286">
            <text:p>0,286</text:p>
          </table:table-cell>
          <table:table-cell table:formula="of:=IF(AND([.E$6]&lt;=[.B299];[.B299]&lt;=[.E$7]);([.B299]-[.E$6])^2/([.E$8]-[.E$6])*([.E$7]-[.E$6]);1-(([.E$8]-[.B299])^2/([.E$8]-[.E$6])*([.E$8]-[.E$7])))" office:value-type="float" office:value="-16.7636591548234">
            <text:p>-16,7636591548</text:p>
          </table:table-cell>
          <table:table-cell table:formula="of:=([.D299]-[.C299])" office:value-type="float" office:value="-17.0496591548234">
            <text:p>-17,0496591548</text:p>
          </table:table-cell>
          <table:table-cell table:formula="of:=([.D299]-[.C298])" office:value-type="float" office:value="-17.0486591548234">
            <text:p>-17,0486591548</text:p>
          </table:table-cell>
          <table:table-cell/>
        </table:table-row>
        <table:table-row table:style-name="ro1">
          <table:table-cell office:value-type="float" office:value="6.06757566056">
            <text:p>6,0675756606</text:p>
          </table:table-cell>
          <table:table-cell office:value-type="float" office:value="4.38319351263">
            <text:p>4,3831935126</text:p>
          </table:table-cell>
          <table:table-cell table:formula="of:=FREQUENCY([.B$14:.B$1013];[.B300])/1000" office:value-type="float" office:value="0.287">
            <text:p>0,287</text:p>
          </table:table-cell>
          <table:table-cell table:formula="of:=IF(AND([.E$6]&lt;=[.B300];[.B300]&lt;=[.E$7]);([.B300]-[.E$6])^2/([.E$8]-[.E$6])*([.E$7]-[.E$6]);1-(([.E$8]-[.B300])^2/([.E$8]-[.E$6])*([.E$8]-[.E$7])))" office:value-type="float" office:value="-16.7624184515181">
            <text:p>-16,7624184515</text:p>
          </table:table-cell>
          <table:table-cell table:formula="of:=([.D300]-[.C300])" office:value-type="float" office:value="-17.0494184515181">
            <text:p>-17,0494184515</text:p>
          </table:table-cell>
          <table:table-cell table:formula="of:=([.D300]-[.C299])" office:value-type="float" office:value="-17.0484184515181">
            <text:p>-17,0484184515</text:p>
          </table:table-cell>
          <table:table-cell/>
        </table:table-row>
        <table:table-row table:style-name="ro1">
          <table:table-cell office:value-type="float" office:value="4.95967927369">
            <text:p>4,9596792737</text:p>
          </table:table-cell>
          <table:table-cell office:value-type="float" office:value="4.38357815161">
            <text:p>4,3835781516</text:p>
          </table:table-cell>
          <table:table-cell table:formula="of:=FREQUENCY([.B$14:.B$1013];[.B301])/1000" office:value-type="float" office:value="0.288">
            <text:p>0,288</text:p>
          </table:table-cell>
          <table:table-cell table:formula="of:=IF(AND([.E$6]&lt;=[.B301];[.B301]&lt;=[.E$7]);([.B301]-[.E$6])^2/([.E$8]-[.E$6])*([.E$7]-[.E$6]);1-(([.E$8]-[.B301])^2/([.E$8]-[.E$6])*([.E$8]-[.E$7])))" office:value-type="float" office:value="-16.7594589019105">
            <text:p>-16,7594589019</text:p>
          </table:table-cell>
          <table:table-cell table:formula="of:=([.D301]-[.C301])" office:value-type="float" office:value="-17.0474589019105">
            <text:p>-17,0474589019</text:p>
          </table:table-cell>
          <table:table-cell table:formula="of:=([.D301]-[.C300])" office:value-type="float" office:value="-17.0464589019105">
            <text:p>-17,0464589019</text:p>
          </table:table-cell>
          <table:table-cell/>
        </table:table-row>
        <table:table-row table:style-name="ro1">
          <table:table-cell office:value-type="float" office:value="7.37932858239">
            <text:p>7,3793285824</text:p>
          </table:table-cell>
          <table:table-cell office:value-type="float" office:value="4.38501399089">
            <text:p>4,3850139909</text:p>
          </table:table-cell>
          <table:table-cell table:formula="of:=FREQUENCY([.B$14:.B$1013];[.B302])/1000" office:value-type="float" office:value="0.289">
            <text:p>0,289</text:p>
          </table:table-cell>
          <table:table-cell table:formula="of:=IF(AND([.E$6]&lt;=[.B302];[.B302]&lt;=[.E$7]);([.B302]-[.E$6])^2/([.E$8]-[.E$6])*([.E$7]-[.E$6]);1-(([.E$8]-[.B302])^2/([.E$8]-[.E$6])*([.E$8]-[.E$7])))" office:value-type="float" office:value="-16.7484132202342">
            <text:p>-16,7484132202</text:p>
          </table:table-cell>
          <table:table-cell table:formula="of:=([.D302]-[.C302])" office:value-type="float" office:value="-17.0374132202342">
            <text:p>-17,0374132202</text:p>
          </table:table-cell>
          <table:table-cell table:formula="of:=([.D302]-[.C301])" office:value-type="float" office:value="-17.0364132202342">
            <text:p>-17,0364132202</text:p>
          </table:table-cell>
          <table:table-cell/>
        </table:table-row>
        <table:table-row table:style-name="ro1">
          <table:table-cell office:value-type="float" office:value="4.93444978254">
            <text:p>4,9344497825</text:p>
          </table:table-cell>
          <table:table-cell office:value-type="float" office:value="4.38578672476">
            <text:p>4,3857867248</text:p>
          </table:table-cell>
          <table:table-cell table:formula="of:=FREQUENCY([.B$14:.B$1013];[.B303])/1000" office:value-type="float" office:value="0.29">
            <text:p>0,29</text:p>
          </table:table-cell>
          <table:table-cell table:formula="of:=IF(AND([.E$6]&lt;=[.B303];[.B303]&lt;=[.E$7]);([.B303]-[.E$6])^2/([.E$8]-[.E$6])*([.E$7]-[.E$6]);1-(([.E$8]-[.B303])^2/([.E$8]-[.E$6])*([.E$8]-[.E$7])))" office:value-type="float" office:value="-16.7424701245009">
            <text:p>-16,7424701245</text:p>
          </table:table-cell>
          <table:table-cell table:formula="of:=([.D303]-[.C303])" office:value-type="float" office:value="-17.0324701245009">
            <text:p>-17,0324701245</text:p>
          </table:table-cell>
          <table:table-cell table:formula="of:=([.D303]-[.C302])" office:value-type="float" office:value="-17.0314701245009">
            <text:p>-17,0314701245</text:p>
          </table:table-cell>
          <table:table-cell/>
        </table:table-row>
        <table:table-row table:style-name="ro1">
          <table:table-cell office:value-type="float" office:value="4.42671304168">
            <text:p>4,4267130417</text:p>
          </table:table-cell>
          <table:table-cell office:value-type="float" office:value="4.38887592898">
            <text:p>4,388875929</text:p>
          </table:table-cell>
          <table:table-cell table:formula="of:=FREQUENCY([.B$14:.B$1013];[.B304])/1000" office:value-type="float" office:value="0.291">
            <text:p>0,291</text:p>
          </table:table-cell>
          <table:table-cell table:formula="of:=IF(AND([.E$6]&lt;=[.B304];[.B304]&lt;=[.E$7]);([.B304]-[.E$6])^2/([.E$8]-[.E$6])*([.E$7]-[.E$6]);1-(([.E$8]-[.B304])^2/([.E$8]-[.E$6])*([.E$8]-[.E$7])))" office:value-type="float" office:value="-16.7187209986167">
            <text:p>-16,7187209986</text:p>
          </table:table-cell>
          <table:table-cell table:formula="of:=([.D304]-[.C304])" office:value-type="float" office:value="-17.0097209986167">
            <text:p>-17,0097209986</text:p>
          </table:table-cell>
          <table:table-cell table:formula="of:=([.D304]-[.C303])" office:value-type="float" office:value="-17.0087209986167">
            <text:p>-17,0087209986</text:p>
          </table:table-cell>
          <table:table-cell/>
        </table:table-row>
        <table:table-row table:style-name="ro1">
          <table:table-cell office:value-type="float" office:value="8.43007898811">
            <text:p>8,4300789881</text:p>
          </table:table-cell>
          <table:table-cell office:value-type="float" office:value="4.39088407845">
            <text:p>4,3908840785</text:p>
          </table:table-cell>
          <table:table-cell table:formula="of:=FREQUENCY([.B$14:.B$1013];[.B305])/1000" office:value-type="float" office:value="0.292">
            <text:p>0,292</text:p>
          </table:table-cell>
          <table:table-cell table:formula="of:=IF(AND([.E$6]&lt;=[.B305];[.B305]&lt;=[.E$7]);([.B305]-[.E$6])^2/([.E$8]-[.E$6])*([.E$7]-[.E$6]);1-(([.E$8]-[.B305])^2/([.E$8]-[.E$6])*([.E$8]-[.E$7])))" office:value-type="float" office:value="-16.7032913152381">
            <text:p>-16,7032913152</text:p>
          </table:table-cell>
          <table:table-cell table:formula="of:=([.D305]-[.C305])" office:value-type="float" office:value="-16.9952913152381">
            <text:p>-16,9952913152</text:p>
          </table:table-cell>
          <table:table-cell table:formula="of:=([.D305]-[.C304])" office:value-type="float" office:value="-16.9942913152381">
            <text:p>-16,9942913152</text:p>
          </table:table-cell>
          <table:table-cell/>
        </table:table-row>
        <table:table-row table:style-name="ro1">
          <table:table-cell office:value-type="float" office:value="6.63877909409">
            <text:p>6,6387790941</text:p>
          </table:table-cell>
          <table:table-cell office:value-type="float" office:value="4.3923386704">
            <text:p>4,3923386704</text:p>
          </table:table-cell>
          <table:table-cell table:formula="of:=FREQUENCY([.B$14:.B$1013];[.B306])/1000" office:value-type="float" office:value="0.293">
            <text:p>0,293</text:p>
          </table:table-cell>
          <table:table-cell table:formula="of:=IF(AND([.E$6]&lt;=[.B306];[.B306]&lt;=[.E$7]);([.B306]-[.E$6])^2/([.E$8]-[.E$6])*([.E$7]-[.E$6]);1-(([.E$8]-[.B306])^2/([.E$8]-[.E$6])*([.E$8]-[.E$7])))" office:value-type="float" office:value="-16.6921191069094">
            <text:p>-16,6921191069</text:p>
          </table:table-cell>
          <table:table-cell table:formula="of:=([.D306]-[.C306])" office:value-type="float" office:value="-16.9851191069094">
            <text:p>-16,9851191069</text:p>
          </table:table-cell>
          <table:table-cell table:formula="of:=([.D306]-[.C305])" office:value-type="float" office:value="-16.9841191069094">
            <text:p>-16,9841191069</text:p>
          </table:table-cell>
          <table:table-cell/>
        </table:table-row>
        <table:table-row table:style-name="ro1">
          <table:table-cell office:value-type="float" office:value="4.08270873358">
            <text:p>4,0827087336</text:p>
          </table:table-cell>
          <table:table-cell office:value-type="float" office:value="4.39419777091">
            <text:p>4,3941977709</text:p>
          </table:table-cell>
          <table:table-cell table:formula="of:=FREQUENCY([.B$14:.B$1013];[.B307])/1000" office:value-type="float" office:value="0.294">
            <text:p>0,294</text:p>
          </table:table-cell>
          <table:table-cell table:formula="of:=IF(AND([.E$6]&lt;=[.B307];[.B307]&lt;=[.E$7]);([.B307]-[.E$6])^2/([.E$8]-[.E$6])*([.E$7]-[.E$6]);1-(([.E$8]-[.B307])^2/([.E$8]-[.E$6])*([.E$8]-[.E$7])))" office:value-type="float" office:value="-16.6778451445753">
            <text:p>-16,6778451446</text:p>
          </table:table-cell>
          <table:table-cell table:formula="of:=([.D307]-[.C307])" office:value-type="float" office:value="-16.9718451445753">
            <text:p>-16,9718451446</text:p>
          </table:table-cell>
          <table:table-cell table:formula="of:=([.D307]-[.C306])" office:value-type="float" office:value="-16.9708451445753">
            <text:p>-16,9708451446</text:p>
          </table:table-cell>
          <table:table-cell/>
        </table:table-row>
        <table:table-row table:style-name="ro1">
          <table:table-cell office:value-type="float" office:value="4.69928211456">
            <text:p>4,6992821146</text:p>
          </table:table-cell>
          <table:table-cell office:value-type="float" office:value="4.40430408662">
            <text:p>4,4043040866</text:p>
          </table:table-cell>
          <table:table-cell table:formula="of:=FREQUENCY([.B$14:.B$1013];[.B308])/1000" office:value-type="float" office:value="0.295">
            <text:p>0,295</text:p>
          </table:table-cell>
          <table:table-cell table:formula="of:=IF(AND([.E$6]&lt;=[.B308];[.B308]&lt;=[.E$7]);([.B308]-[.E$6])^2/([.E$8]-[.E$6])*([.E$7]-[.E$6]);1-(([.E$8]-[.B308])^2/([.E$8]-[.E$6])*([.E$8]-[.E$7])))" office:value-type="float" office:value="-16.600350773548">
            <text:p>-16,6003507735</text:p>
          </table:table-cell>
          <table:table-cell table:formula="of:=([.D308]-[.C308])" office:value-type="float" office:value="-16.895350773548">
            <text:p>-16,8953507735</text:p>
          </table:table-cell>
          <table:table-cell table:formula="of:=([.D308]-[.C307])" office:value-type="float" office:value="-16.894350773548">
            <text:p>-16,8943507735</text:p>
          </table:table-cell>
          <table:table-cell/>
        </table:table-row>
        <table:table-row table:style-name="ro1">
          <table:table-cell office:value-type="float" office:value="4.42899257749">
            <text:p>4,4289925775</text:p>
          </table:table-cell>
          <table:table-cell office:value-type="float" office:value="4.40616573898">
            <text:p>4,406165739</text:p>
          </table:table-cell>
          <table:table-cell table:formula="of:=FREQUENCY([.B$14:.B$1013];[.B309])/1000" office:value-type="float" office:value="0.296">
            <text:p>0,296</text:p>
          </table:table-cell>
          <table:table-cell table:formula="of:=IF(AND([.E$6]&lt;=[.B309];[.B309]&lt;=[.E$7]);([.B309]-[.E$6])^2/([.E$8]-[.E$6])*([.E$7]-[.E$6]);1-(([.E$8]-[.B309])^2/([.E$8]-[.E$6])*([.E$8]-[.E$7])))" office:value-type="float" office:value="-16.586094348101">
            <text:p>-16,5860943481</text:p>
          </table:table-cell>
          <table:table-cell table:formula="of:=([.D309]-[.C309])" office:value-type="float" office:value="-16.882094348101">
            <text:p>-16,8820943481</text:p>
          </table:table-cell>
          <table:table-cell table:formula="of:=([.D309]-[.C308])" office:value-type="float" office:value="-16.881094348101">
            <text:p>-16,8810943481</text:p>
          </table:table-cell>
          <table:table-cell/>
        </table:table-row>
        <table:table-row table:style-name="ro1">
          <table:table-cell office:value-type="float" office:value="7.45675992381">
            <text:p>7,4567599238</text:p>
          </table:table-cell>
          <table:table-cell office:value-type="float" office:value="4.40975666914">
            <text:p>4,4097566691</text:p>
          </table:table-cell>
          <table:table-cell table:formula="of:=FREQUENCY([.B$14:.B$1013];[.B310])/1000" office:value-type="float" office:value="0.297">
            <text:p>0,297</text:p>
          </table:table-cell>
          <table:table-cell table:formula="of:=IF(AND([.E$6]&lt;=[.B310];[.B310]&lt;=[.E$7]);([.B310]-[.E$6])^2/([.E$8]-[.E$6])*([.E$7]-[.E$6]);1-(([.E$8]-[.B310])^2/([.E$8]-[.E$6])*([.E$8]-[.E$7])))" office:value-type="float" office:value="-16.5586115304206">
            <text:p>-16,5586115304</text:p>
          </table:table-cell>
          <table:table-cell table:formula="of:=([.D310]-[.C310])" office:value-type="float" office:value="-16.8556115304206">
            <text:p>-16,8556115304</text:p>
          </table:table-cell>
          <table:table-cell table:formula="of:=([.D310]-[.C309])" office:value-type="float" office:value="-16.8546115304206">
            <text:p>-16,8546115304</text:p>
          </table:table-cell>
          <table:table-cell/>
        </table:table-row>
        <table:table-row table:style-name="ro1">
          <table:table-cell office:value-type="float" office:value="4.36172852987">
            <text:p>4,3617285299</text:p>
          </table:table-cell>
          <table:table-cell office:value-type="float" office:value="4.41371177694">
            <text:p>4,4137117769</text:p>
          </table:table-cell>
          <table:table-cell table:formula="of:=FREQUENCY([.B$14:.B$1013];[.B311])/1000" office:value-type="float" office:value="0.298">
            <text:p>0,298</text:p>
          </table:table-cell>
          <table:table-cell table:formula="of:=IF(AND([.E$6]&lt;=[.B311];[.B311]&lt;=[.E$7]);([.B311]-[.E$6])^2/([.E$8]-[.E$6])*([.E$7]-[.E$6]);1-(([.E$8]-[.B311])^2/([.E$8]-[.E$6])*([.E$8]-[.E$7])))" office:value-type="float" office:value="-16.5283663874824">
            <text:p>-16,5283663875</text:p>
          </table:table-cell>
          <table:table-cell table:formula="of:=([.D311]-[.C311])" office:value-type="float" office:value="-16.8263663874824">
            <text:p>-16,8263663875</text:p>
          </table:table-cell>
          <table:table-cell table:formula="of:=([.D311]-[.C310])" office:value-type="float" office:value="-16.8253663874824">
            <text:p>-16,8253663875</text:p>
          </table:table-cell>
          <table:table-cell/>
        </table:table-row>
        <table:table-row table:style-name="ro1">
          <table:table-cell office:value-type="float" office:value="4.38201543724">
            <text:p>4,3820154372</text:p>
          </table:table-cell>
          <table:table-cell office:value-type="float" office:value="4.42247809226">
            <text:p>4,4224780923</text:p>
          </table:table-cell>
          <table:table-cell table:formula="of:=FREQUENCY([.B$14:.B$1013];[.B312])/1000" office:value-type="float" office:value="0.299">
            <text:p>0,299</text:p>
          </table:table-cell>
          <table:table-cell table:formula="of:=IF(AND([.E$6]&lt;=[.B312];[.B312]&lt;=[.E$7]);([.B312]-[.E$6])^2/([.E$8]-[.E$6])*([.E$7]-[.E$6]);1-(([.E$8]-[.B312])^2/([.E$8]-[.E$6])*([.E$8]-[.E$7])))" office:value-type="float" office:value="-16.461422346533">
            <text:p>-16,4614223465</text:p>
          </table:table-cell>
          <table:table-cell table:formula="of:=([.D312]-[.C312])" office:value-type="float" office:value="-16.760422346533">
            <text:p>-16,7604223465</text:p>
          </table:table-cell>
          <table:table-cell table:formula="of:=([.D312]-[.C311])" office:value-type="float" office:value="-16.759422346533">
            <text:p>-16,7594223465</text:p>
          </table:table-cell>
          <table:table-cell/>
        </table:table-row>
        <table:table-row table:style-name="ro1">
          <table:table-cell office:value-type="float" office:value="6.49843805276">
            <text:p>6,4984380528</text:p>
          </table:table-cell>
          <table:table-cell office:value-type="float" office:value="4.42671304168">
            <text:p>4,4267130417</text:p>
          </table:table-cell>
          <table:table-cell table:formula="of:=FREQUENCY([.B$14:.B$1013];[.B313])/1000" office:value-type="float" office:value="0.3">
            <text:p>0,3</text:p>
          </table:table-cell>
          <table:table-cell table:formula="of:=IF(AND([.E$6]&lt;=[.B313];[.B313]&lt;=[.E$7]);([.B313]-[.E$6])^2/([.E$8]-[.E$6])*([.E$7]-[.E$6]);1-(([.E$8]-[.B313])^2/([.E$8]-[.E$6])*([.E$8]-[.E$7])))" office:value-type="float" office:value="-16.4291280026165">
            <text:p>-16,4291280026</text:p>
          </table:table-cell>
          <table:table-cell table:formula="of:=([.D313]-[.C313])" office:value-type="float" office:value="-16.7291280026165">
            <text:p>-16,7291280026</text:p>
          </table:table-cell>
          <table:table-cell table:formula="of:=([.D313]-[.C312])" office:value-type="float" office:value="-16.7281280026165">
            <text:p>-16,7281280026</text:p>
          </table:table-cell>
          <table:table-cell/>
        </table:table-row>
        <table:table-row table:style-name="ro1">
          <table:table-cell office:value-type="float" office:value="3.51948950556">
            <text:p>3,5194895056</text:p>
          </table:table-cell>
          <table:table-cell office:value-type="float" office:value="4.42755210057">
            <text:p>4,4275521006</text:p>
          </table:table-cell>
          <table:table-cell table:formula="of:=FREQUENCY([.B$14:.B$1013];[.B314])/1000" office:value-type="float" office:value="0.301">
            <text:p>0,301</text:p>
          </table:table-cell>
          <table:table-cell table:formula="of:=IF(AND([.E$6]&lt;=[.B314];[.B314]&lt;=[.E$7]);([.B314]-[.E$6])^2/([.E$8]-[.E$6])*([.E$7]-[.E$6]);1-(([.E$8]-[.B314])^2/([.E$8]-[.E$6])*([.E$8]-[.E$7])))" office:value-type="float" office:value="-16.4227331608348">
            <text:p>-16,4227331608</text:p>
          </table:table-cell>
          <table:table-cell table:formula="of:=([.D314]-[.C314])" office:value-type="float" office:value="-16.7237331608348">
            <text:p>-16,7237331608</text:p>
          </table:table-cell>
          <table:table-cell table:formula="of:=([.D314]-[.C313])" office:value-type="float" office:value="-16.7227331608348">
            <text:p>-16,7227331608</text:p>
          </table:table-cell>
          <table:table-cell/>
        </table:table-row>
        <table:table-row table:style-name="ro1">
          <table:table-cell office:value-type="float" office:value="3.48501838433">
            <text:p>3,4850183843</text:p>
          </table:table-cell>
          <table:table-cell office:value-type="float" office:value="4.42851969123">
            <text:p>4,4285196912</text:p>
          </table:table-cell>
          <table:table-cell table:formula="of:=FREQUENCY([.B$14:.B$1013];[.B315])/1000" office:value-type="float" office:value="0.302">
            <text:p>0,302</text:p>
          </table:table-cell>
          <table:table-cell table:formula="of:=IF(AND([.E$6]&lt;=[.B315];[.B315]&lt;=[.E$7]);([.B315]-[.E$6])^2/([.E$8]-[.E$6])*([.E$7]-[.E$6]);1-(([.E$8]-[.B315])^2/([.E$8]-[.E$6])*([.E$8]-[.E$7])))" office:value-type="float" office:value="-16.4153601778932">
            <text:p>-16,4153601779</text:p>
          </table:table-cell>
          <table:table-cell table:formula="of:=([.D315]-[.C315])" office:value-type="float" office:value="-16.7173601778932">
            <text:p>-16,7173601779</text:p>
          </table:table-cell>
          <table:table-cell table:formula="of:=([.D315]-[.C314])" office:value-type="float" office:value="-16.7163601778932">
            <text:p>-16,7163601779</text:p>
          </table:table-cell>
          <table:table-cell/>
        </table:table-row>
        <table:table-row table:style-name="ro1">
          <table:table-cell office:value-type="float" office:value="7.96507475671">
            <text:p>7,9650747567</text:p>
          </table:table-cell>
          <table:table-cell office:value-type="float" office:value="4.4288439634">
            <text:p>4,4288439634</text:p>
          </table:table-cell>
          <table:table-cell table:formula="of:=FREQUENCY([.B$14:.B$1013];[.B316])/1000" office:value-type="float" office:value="0.303">
            <text:p>0,303</text:p>
          </table:table-cell>
          <table:table-cell table:formula="of:=IF(AND([.E$6]&lt;=[.B316];[.B316]&lt;=[.E$7]);([.B316]-[.E$6])^2/([.E$8]-[.E$6])*([.E$7]-[.E$6]);1-(([.E$8]-[.B316])^2/([.E$8]-[.E$6])*([.E$8]-[.E$7])))" office:value-type="float" office:value="-16.4128895924538">
            <text:p>-16,4128895925</text:p>
          </table:table-cell>
          <table:table-cell table:formula="of:=([.D316]-[.C316])" office:value-type="float" office:value="-16.7158895924538">
            <text:p>-16,7158895925</text:p>
          </table:table-cell>
          <table:table-cell table:formula="of:=([.D316]-[.C315])" office:value-type="float" office:value="-16.7148895924538">
            <text:p>-16,7148895925</text:p>
          </table:table-cell>
          <table:table-cell/>
        </table:table-row>
        <table:table-row table:style-name="ro1">
          <table:table-cell office:value-type="float" office:value="3.65601401562">
            <text:p>3,6560140156</text:p>
          </table:table-cell>
          <table:table-cell office:value-type="float" office:value="4.42899257749">
            <text:p>4,4289925775</text:p>
          </table:table-cell>
          <table:table-cell table:formula="of:=FREQUENCY([.B$14:.B$1013];[.B317])/1000" office:value-type="float" office:value="0.304">
            <text:p>0,304</text:p>
          </table:table-cell>
          <table:table-cell table:formula="of:=IF(AND([.E$6]&lt;=[.B317];[.B317]&lt;=[.E$7]);([.B317]-[.E$6])^2/([.E$8]-[.E$6])*([.E$7]-[.E$6]);1-(([.E$8]-[.B317])^2/([.E$8]-[.E$6])*([.E$8]-[.E$7])))" office:value-type="float" office:value="-16.4117573805346">
            <text:p>-16,4117573805</text:p>
          </table:table-cell>
          <table:table-cell table:formula="of:=([.D317]-[.C317])" office:value-type="float" office:value="-16.7157573805346">
            <text:p>-16,7157573805</text:p>
          </table:table-cell>
          <table:table-cell table:formula="of:=([.D317]-[.C316])" office:value-type="float" office:value="-16.7147573805346">
            <text:p>-16,7147573805</text:p>
          </table:table-cell>
          <table:table-cell/>
        </table:table-row>
        <table:table-row table:style-name="ro1">
          <table:table-cell office:value-type="float" office:value="4.03083136895">
            <text:p>4,030831369</text:p>
          </table:table-cell>
          <table:table-cell office:value-type="float" office:value="4.4406718824">
            <text:p>4,4406718824</text:p>
          </table:table-cell>
          <table:table-cell table:formula="of:=FREQUENCY([.B$14:.B$1013];[.B318])/1000" office:value-type="float" office:value="0.305">
            <text:p>0,305</text:p>
          </table:table-cell>
          <table:table-cell table:formula="of:=IF(AND([.E$6]&lt;=[.B318];[.B318]&lt;=[.E$7]);([.B318]-[.E$6])^2/([.E$8]-[.E$6])*([.E$7]-[.E$6]);1-(([.E$8]-[.B318])^2/([.E$8]-[.E$6])*([.E$8]-[.E$7])))" office:value-type="float" office:value="-16.3228940699483">
            <text:p>-16,3228940699</text:p>
          </table:table-cell>
          <table:table-cell table:formula="of:=([.D318]-[.C318])" office:value-type="float" office:value="-16.6278940699483">
            <text:p>-16,6278940699</text:p>
          </table:table-cell>
          <table:table-cell table:formula="of:=([.D318]-[.C317])" office:value-type="float" office:value="-16.6268940699483">
            <text:p>-16,6268940699</text:p>
          </table:table-cell>
          <table:table-cell/>
        </table:table-row>
        <table:table-row table:style-name="ro1">
          <table:table-cell office:value-type="float" office:value="4.6292087845">
            <text:p>4,6292087845</text:p>
          </table:table-cell>
          <table:table-cell office:value-type="float" office:value="4.44506699556">
            <text:p>4,4450669956</text:p>
          </table:table-cell>
          <table:table-cell table:formula="of:=FREQUENCY([.B$14:.B$1013];[.B319])/1000" office:value-type="float" office:value="0.306">
            <text:p>0,306</text:p>
          </table:table-cell>
          <table:table-cell table:formula="of:=IF(AND([.E$6]&lt;=[.B319];[.B319]&lt;=[.E$7]);([.B319]-[.E$6])^2/([.E$8]-[.E$6])*([.E$7]-[.E$6]);1-(([.E$8]-[.B319])^2/([.E$8]-[.E$6])*([.E$8]-[.E$7])))" office:value-type="float" office:value="-16.289512229114">
            <text:p>-16,2895122291</text:p>
          </table:table-cell>
          <table:table-cell table:formula="of:=([.D319]-[.C319])" office:value-type="float" office:value="-16.595512229114">
            <text:p>-16,5955122291</text:p>
          </table:table-cell>
          <table:table-cell table:formula="of:=([.D319]-[.C318])" office:value-type="float" office:value="-16.594512229114">
            <text:p>-16,5945122291</text:p>
          </table:table-cell>
          <table:table-cell/>
        </table:table-row>
        <table:table-row table:style-name="ro1">
          <table:table-cell office:value-type="float" office:value="3.95016689002">
            <text:p>3,95016689</text:p>
          </table:table-cell>
          <table:table-cell office:value-type="float" office:value="4.44532167718">
            <text:p>4,4453216772</text:p>
          </table:table-cell>
          <table:table-cell table:formula="of:=FREQUENCY([.B$14:.B$1013];[.B320])/1000" office:value-type="float" office:value="0.307">
            <text:p>0,307</text:p>
          </table:table-cell>
          <table:table-cell table:formula="of:=IF(AND([.E$6]&lt;=[.B320];[.B320]&lt;=[.E$7]);([.B320]-[.E$6])^2/([.E$8]-[.E$6])*([.E$7]-[.E$6]);1-(([.E$8]-[.B320])^2/([.E$8]-[.E$6])*([.E$8]-[.E$7])))" office:value-type="float" office:value="-16.2875788536387">
            <text:p>-16,2875788536</text:p>
          </table:table-cell>
          <table:table-cell table:formula="of:=([.D320]-[.C320])" office:value-type="float" office:value="-16.5945788536387">
            <text:p>-16,5945788536</text:p>
          </table:table-cell>
          <table:table-cell table:formula="of:=([.D320]-[.C319])" office:value-type="float" office:value="-16.5935788536387">
            <text:p>-16,5935788536</text:p>
          </table:table-cell>
          <table:table-cell/>
        </table:table-row>
        <table:table-row table:style-name="ro1">
          <table:table-cell office:value-type="float" office:value="4.84896294889">
            <text:p>4,8489629489</text:p>
          </table:table-cell>
          <table:table-cell office:value-type="float" office:value="4.44831633614">
            <text:p>4,4483163361</text:p>
          </table:table-cell>
          <table:table-cell table:formula="of:=FREQUENCY([.B$14:.B$1013];[.B321])/1000" office:value-type="float" office:value="0.308">
            <text:p>0,308</text:p>
          </table:table-cell>
          <table:table-cell table:formula="of:=IF(AND([.E$6]&lt;=[.B321];[.B321]&lt;=[.E$7]);([.B321]-[.E$6])^2/([.E$8]-[.E$6])*([.E$7]-[.E$6]);1-(([.E$8]-[.B321])^2/([.E$8]-[.E$6])*([.E$8]-[.E$7])))" office:value-type="float" office:value="-16.264853479875">
            <text:p>-16,2648534799</text:p>
          </table:table-cell>
          <table:table-cell table:formula="of:=([.D321]-[.C321])" office:value-type="float" office:value="-16.572853479875">
            <text:p>-16,5728534799</text:p>
          </table:table-cell>
          <table:table-cell table:formula="of:=([.D321]-[.C320])" office:value-type="float" office:value="-16.571853479875">
            <text:p>-16,5718534799</text:p>
          </table:table-cell>
          <table:table-cell/>
        </table:table-row>
        <table:table-row table:style-name="ro1">
          <table:table-cell office:value-type="float" office:value="4.4288439634">
            <text:p>4,4288439634</text:p>
          </table:table-cell>
          <table:table-cell office:value-type="float" office:value="4.44935666156">
            <text:p>4,4493566616</text:p>
          </table:table-cell>
          <table:table-cell table:formula="of:=FREQUENCY([.B$14:.B$1013];[.B322])/1000" office:value-type="float" office:value="0.309">
            <text:p>0,309</text:p>
          </table:table-cell>
          <table:table-cell table:formula="of:=IF(AND([.E$6]&lt;=[.B322];[.B322]&lt;=[.E$7]);([.B322]-[.E$6])^2/([.E$8]-[.E$6])*([.E$7]-[.E$6]);1-(([.E$8]-[.B322])^2/([.E$8]-[.E$6])*([.E$8]-[.E$7])))" office:value-type="float" office:value="-16.2569623280736">
            <text:p>-16,2569623281</text:p>
          </table:table-cell>
          <table:table-cell table:formula="of:=([.D322]-[.C322])" office:value-type="float" office:value="-16.5659623280736">
            <text:p>-16,5659623281</text:p>
          </table:table-cell>
          <table:table-cell table:formula="of:=([.D322]-[.C321])" office:value-type="float" office:value="-16.5649623280736">
            <text:p>-16,5649623281</text:p>
          </table:table-cell>
          <table:table-cell/>
        </table:table-row>
        <table:table-row table:style-name="ro1">
          <table:table-cell office:value-type="float" office:value="6.10271754568">
            <text:p>6,1027175457</text:p>
          </table:table-cell>
          <table:table-cell office:value-type="float" office:value="4.45672131195">
            <text:p>4,456721312</text:p>
          </table:table-cell>
          <table:table-cell table:formula="of:=FREQUENCY([.B$14:.B$1013];[.B323])/1000" office:value-type="float" office:value="0.31">
            <text:p>0,31</text:p>
          </table:table-cell>
          <table:table-cell table:formula="of:=IF(AND([.E$6]&lt;=[.B323];[.B323]&lt;=[.E$7]);([.B323]-[.E$6])^2/([.E$8]-[.E$6])*([.E$7]-[.E$6]);1-(([.E$8]-[.B323])^2/([.E$8]-[.E$6])*([.E$8]-[.E$7])))" office:value-type="float" office:value="-16.2011510310744">
            <text:p>-16,2011510311</text:p>
          </table:table-cell>
          <table:table-cell table:formula="of:=([.D323]-[.C323])" office:value-type="float" office:value="-16.5111510310744">
            <text:p>-16,5111510311</text:p>
          </table:table-cell>
          <table:table-cell table:formula="of:=([.D323]-[.C322])" office:value-type="float" office:value="-16.5101510310744">
            <text:p>-16,5101510311</text:p>
          </table:table-cell>
          <table:table-cell/>
        </table:table-row>
        <table:table-row table:style-name="ro1">
          <table:table-cell office:value-type="float" office:value="6.11866943554">
            <text:p>6,1186694355</text:p>
          </table:table-cell>
          <table:table-cell office:value-type="float" office:value="4.45778877897">
            <text:p>4,457788779</text:p>
          </table:table-cell>
          <table:table-cell table:formula="of:=FREQUENCY([.B$14:.B$1013];[.B324])/1000" office:value-type="float" office:value="0.311">
            <text:p>0,311</text:p>
          </table:table-cell>
          <table:table-cell table:formula="of:=IF(AND([.E$6]&lt;=[.B324];[.B324]&lt;=[.E$7]);([.B324]-[.E$6])^2/([.E$8]-[.E$6])*([.E$7]-[.E$6]);1-(([.E$8]-[.B324])^2/([.E$8]-[.E$6])*([.E$8]-[.E$7])))" office:value-type="float" office:value="-16.1930689803757">
            <text:p>-16,1930689804</text:p>
          </table:table-cell>
          <table:table-cell table:formula="of:=([.D324]-[.C324])" office:value-type="float" office:value="-16.5040689803757">
            <text:p>-16,5040689804</text:p>
          </table:table-cell>
          <table:table-cell table:formula="of:=([.D324]-[.C323])" office:value-type="float" office:value="-16.5030689803757">
            <text:p>-16,5030689804</text:p>
          </table:table-cell>
          <table:table-cell/>
        </table:table-row>
        <table:table-row table:style-name="ro1">
          <table:table-cell office:value-type="float" office:value="3.21133724455">
            <text:p>3,2113372446</text:p>
          </table:table-cell>
          <table:table-cell office:value-type="float" office:value="4.45824131412">
            <text:p>4,4582413141</text:p>
          </table:table-cell>
          <table:table-cell table:formula="of:=FREQUENCY([.B$14:.B$1013];[.B325])/1000" office:value-type="float" office:value="0.312">
            <text:p>0,312</text:p>
          </table:table-cell>
          <table:table-cell table:formula="of:=IF(AND([.E$6]&lt;=[.B325];[.B325]&lt;=[.E$7]);([.B325]-[.E$6])^2/([.E$8]-[.E$6])*([.E$7]-[.E$6]);1-(([.E$8]-[.B325])^2/([.E$8]-[.E$6])*([.E$8]-[.E$7])))" office:value-type="float" office:value="-16.1896433006387">
            <text:p>-16,1896433006</text:p>
          </table:table-cell>
          <table:table-cell table:formula="of:=([.D325]-[.C325])" office:value-type="float" office:value="-16.5016433006387">
            <text:p>-16,5016433006</text:p>
          </table:table-cell>
          <table:table-cell table:formula="of:=([.D325]-[.C324])" office:value-type="float" office:value="-16.5006433006387">
            <text:p>-16,5006433006</text:p>
          </table:table-cell>
          <table:table-cell/>
        </table:table-row>
        <table:table-row table:style-name="ro1">
          <table:table-cell office:value-type="float" office:value="4.8789320257">
            <text:p>4,8789320257</text:p>
          </table:table-cell>
          <table:table-cell office:value-type="float" office:value="4.458447133">
            <text:p>4,458447133</text:p>
          </table:table-cell>
          <table:table-cell table:formula="of:=FREQUENCY([.B$14:.B$1013];[.B326])/1000" office:value-type="float" office:value="0.313">
            <text:p>0,313</text:p>
          </table:table-cell>
          <table:table-cell table:formula="of:=IF(AND([.E$6]&lt;=[.B326];[.B326]&lt;=[.E$7]);([.B326]-[.E$6])^2/([.E$8]-[.E$6])*([.E$7]-[.E$6]);1-(([.E$8]-[.B326])^2/([.E$8]-[.E$6])*([.E$8]-[.E$7])))" office:value-type="float" office:value="-16.1880853697966">
            <text:p>-16,1880853698</text:p>
          </table:table-cell>
          <table:table-cell table:formula="of:=([.D326]-[.C326])" office:value-type="float" office:value="-16.5010853697966">
            <text:p>-16,5010853698</text:p>
          </table:table-cell>
          <table:table-cell table:formula="of:=([.D326]-[.C325])" office:value-type="float" office:value="-16.5000853697966">
            <text:p>-16,5000853698</text:p>
          </table:table-cell>
          <table:table-cell/>
        </table:table-row>
        <table:table-row table:style-name="ro1">
          <table:table-cell office:value-type="float" office:value="5.60167252933">
            <text:p>5,6016725293</text:p>
          </table:table-cell>
          <table:table-cell office:value-type="float" office:value="4.45917028877">
            <text:p>4,4591702888</text:p>
          </table:table-cell>
          <table:table-cell table:formula="of:=FREQUENCY([.B$14:.B$1013];[.B327])/1000" office:value-type="float" office:value="0.314">
            <text:p>0,314</text:p>
          </table:table-cell>
          <table:table-cell table:formula="of:=IF(AND([.E$6]&lt;=[.B327];[.B327]&lt;=[.E$7]);([.B327]-[.E$6])^2/([.E$8]-[.E$6])*([.E$7]-[.E$6]);1-(([.E$8]-[.B327])^2/([.E$8]-[.E$6])*([.E$8]-[.E$7])))" office:value-type="float" office:value="-16.1826120553243">
            <text:p>-16,1826120553</text:p>
          </table:table-cell>
          <table:table-cell table:formula="of:=([.D327]-[.C327])" office:value-type="float" office:value="-16.4966120553243">
            <text:p>-16,4966120553</text:p>
          </table:table-cell>
          <table:table-cell table:formula="of:=([.D327]-[.C326])" office:value-type="float" office:value="-16.4956120553243">
            <text:p>-16,4956120553</text:p>
          </table:table-cell>
          <table:table-cell/>
        </table:table-row>
        <table:table-row table:style-name="ro1">
          <table:table-cell office:value-type="float" office:value="3.60840674444">
            <text:p>3,6084067444</text:p>
          </table:table-cell>
          <table:table-cell office:value-type="float" office:value="4.46570051455">
            <text:p>4,4657005146</text:p>
          </table:table-cell>
          <table:table-cell table:formula="of:=FREQUENCY([.B$14:.B$1013];[.B328])/1000" office:value-type="float" office:value="0.315">
            <text:p>0,315</text:p>
          </table:table-cell>
          <table:table-cell table:formula="of:=IF(AND([.E$6]&lt;=[.B328];[.B328]&lt;=[.E$7]);([.B328]-[.E$6])^2/([.E$8]-[.E$6])*([.E$7]-[.E$6]);1-(([.E$8]-[.B328])^2/([.E$8]-[.E$6])*([.E$8]-[.E$7])))" office:value-type="float" office:value="-16.1332265197934">
            <text:p>-16,1332265198</text:p>
          </table:table-cell>
          <table:table-cell table:formula="of:=([.D328]-[.C328])" office:value-type="float" office:value="-16.4482265197934">
            <text:p>-16,4482265198</text:p>
          </table:table-cell>
          <table:table-cell table:formula="of:=([.D328]-[.C327])" office:value-type="float" office:value="-16.4472265197934">
            <text:p>-16,4472265198</text:p>
          </table:table-cell>
          <table:table-cell/>
        </table:table-row>
        <table:table-row table:style-name="ro1">
          <table:table-cell office:value-type="float" office:value="3.80146468091">
            <text:p>3,8014646809</text:p>
          </table:table-cell>
          <table:table-cell office:value-type="float" office:value="4.46664604538">
            <text:p>4,4666460454</text:p>
          </table:table-cell>
          <table:table-cell table:formula="of:=FREQUENCY([.B$14:.B$1013];[.B329])/1000" office:value-type="float" office:value="0.316">
            <text:p>0,316</text:p>
          </table:table-cell>
          <table:table-cell table:formula="of:=IF(AND([.E$6]&lt;=[.B329];[.B329]&lt;=[.E$7]);([.B329]-[.E$6])^2/([.E$8]-[.E$6])*([.E$7]-[.E$6]);1-(([.E$8]-[.B329])^2/([.E$8]-[.E$6])*([.E$8]-[.E$7])))" office:value-type="float" office:value="-16.1260817315573">
            <text:p>-16,1260817316</text:p>
          </table:table-cell>
          <table:table-cell table:formula="of:=([.D329]-[.C329])" office:value-type="float" office:value="-16.4420817315573">
            <text:p>-16,4420817316</text:p>
          </table:table-cell>
          <table:table-cell table:formula="of:=([.D329]-[.C328])" office:value-type="float" office:value="-16.4410817315573">
            <text:p>-16,4410817316</text:p>
          </table:table-cell>
          <table:table-cell/>
        </table:table-row>
        <table:table-row table:style-name="ro1">
          <table:table-cell office:value-type="float" office:value="5.87439742741">
            <text:p>5,8743974274</text:p>
          </table:table-cell>
          <table:table-cell office:value-type="float" office:value="4.46866704376">
            <text:p>4,4686670438</text:p>
          </table:table-cell>
          <table:table-cell table:formula="of:=FREQUENCY([.B$14:.B$1013];[.B330])/1000" office:value-type="float" office:value="0.317">
            <text:p>0,317</text:p>
          </table:table-cell>
          <table:table-cell table:formula="of:=IF(AND([.E$6]&lt;=[.B330];[.B330]&lt;=[.E$7]);([.B330]-[.E$6])^2/([.E$8]-[.E$6])*([.E$7]-[.E$6]);1-(([.E$8]-[.B330])^2/([.E$8]-[.E$6])*([.E$8]-[.E$7])))" office:value-type="float" office:value="-16.1108153002556">
            <text:p>-16,1108153003</text:p>
          </table:table-cell>
          <table:table-cell table:formula="of:=([.D330]-[.C330])" office:value-type="float" office:value="-16.4278153002556">
            <text:p>-16,4278153003</text:p>
          </table:table-cell>
          <table:table-cell table:formula="of:=([.D330]-[.C329])" office:value-type="float" office:value="-16.4268153002556">
            <text:p>-16,4268153003</text:p>
          </table:table-cell>
          <table:table-cell/>
        </table:table-row>
        <table:table-row table:style-name="ro1">
          <table:table-cell office:value-type="float" office:value="6.75365997447">
            <text:p>6,7536599745</text:p>
          </table:table-cell>
          <table:table-cell office:value-type="float" office:value="4.47039398051">
            <text:p>4,4703939805</text:p>
          </table:table-cell>
          <table:table-cell table:formula="of:=FREQUENCY([.B$14:.B$1013];[.B331])/1000" office:value-type="float" office:value="0.318">
            <text:p>0,318</text:p>
          </table:table-cell>
          <table:table-cell table:formula="of:=IF(AND([.E$6]&lt;=[.B331];[.B331]&lt;=[.E$7]);([.B331]-[.E$6])^2/([.E$8]-[.E$6])*([.E$7]-[.E$6]);1-(([.E$8]-[.B331])^2/([.E$8]-[.E$6])*([.E$8]-[.E$7])))" office:value-type="float" office:value="-16.0977755765">
            <text:p>-16,0977755765</text:p>
          </table:table-cell>
          <table:table-cell table:formula="of:=([.D331]-[.C331])" office:value-type="float" office:value="-16.4157755765">
            <text:p>-16,4157755765</text:p>
          </table:table-cell>
          <table:table-cell table:formula="of:=([.D331]-[.C330])" office:value-type="float" office:value="-16.4147755765">
            <text:p>-16,4147755765</text:p>
          </table:table-cell>
          <table:table-cell/>
        </table:table-row>
        <table:table-row table:style-name="ro1">
          <table:table-cell office:value-type="float" office:value="7.61894287873">
            <text:p>7,6189428787</text:p>
          </table:table-cell>
          <table:table-cell office:value-type="float" office:value="4.47191052163">
            <text:p>4,4719105216</text:p>
          </table:table-cell>
          <table:table-cell table:formula="of:=FREQUENCY([.B$14:.B$1013];[.B332])/1000" office:value-type="float" office:value="0.319">
            <text:p>0,319</text:p>
          </table:table-cell>
          <table:table-cell table:formula="of:=IF(AND([.E$6]&lt;=[.B332];[.B332]&lt;=[.E$7]);([.B332]-[.E$6])^2/([.E$8]-[.E$6])*([.E$7]-[.E$6]);1-(([.E$8]-[.B332])^2/([.E$8]-[.E$6])*([.E$8]-[.E$7])))" office:value-type="float" office:value="-16.0863286034376">
            <text:p>-16,0863286034</text:p>
          </table:table-cell>
          <table:table-cell table:formula="of:=([.D332]-[.C332])" office:value-type="float" office:value="-16.4053286034376">
            <text:p>-16,4053286034</text:p>
          </table:table-cell>
          <table:table-cell table:formula="of:=([.D332]-[.C331])" office:value-type="float" office:value="-16.4043286034376">
            <text:p>-16,4043286034</text:p>
          </table:table-cell>
          <table:table-cell/>
        </table:table-row>
        <table:table-row table:style-name="ro1">
          <table:table-cell office:value-type="float" office:value="3.2481346253">
            <text:p>3,2481346253</text:p>
          </table:table-cell>
          <table:table-cell office:value-type="float" office:value="4.47851708768">
            <text:p>4,4785170877</text:p>
          </table:table-cell>
          <table:table-cell table:formula="of:=FREQUENCY([.B$14:.B$1013];[.B333])/1000" office:value-type="float" office:value="0.32">
            <text:p>0,32</text:p>
          </table:table-cell>
          <table:table-cell table:formula="of:=IF(AND([.E$6]&lt;=[.B333];[.B333]&lt;=[.E$7]);([.B333]-[.E$6])^2/([.E$8]-[.E$6])*([.E$7]-[.E$6]);1-(([.E$8]-[.B333])^2/([.E$8]-[.E$6])*([.E$8]-[.E$7])))" office:value-type="float" office:value="-16.0365064386681">
            <text:p>-16,0365064387</text:p>
          </table:table-cell>
          <table:table-cell table:formula="of:=([.D333]-[.C333])" office:value-type="float" office:value="-16.3565064386681">
            <text:p>-16,3565064387</text:p>
          </table:table-cell>
          <table:table-cell table:formula="of:=([.D333]-[.C332])" office:value-type="float" office:value="-16.3555064386681">
            <text:p>-16,3555064387</text:p>
          </table:table-cell>
          <table:table-cell/>
        </table:table-row>
        <table:table-row table:style-name="ro1">
          <table:table-cell office:value-type="float" office:value="7.55716842232">
            <text:p>7,5571684223</text:p>
          </table:table-cell>
          <table:table-cell office:value-type="float" office:value="4.48912838959">
            <text:p>4,4891283896</text:p>
          </table:table-cell>
          <table:table-cell table:formula="of:=FREQUENCY([.B$14:.B$1013];[.B334])/1000" office:value-type="float" office:value="0.321">
            <text:p>0,321</text:p>
          </table:table-cell>
          <table:table-cell table:formula="of:=IF(AND([.E$6]&lt;=[.B334];[.B334]&lt;=[.E$7]);([.B334]-[.E$6])^2/([.E$8]-[.E$6])*([.E$7]-[.E$6]);1-(([.E$8]-[.B334])^2/([.E$8]-[.E$6])*([.E$8]-[.E$7])))" office:value-type="float" office:value="-15.9566355713358">
            <text:p>-15,9566355713</text:p>
          </table:table-cell>
          <table:table-cell table:formula="of:=([.D334]-[.C334])" office:value-type="float" office:value="-16.2776355713358">
            <text:p>-16,2776355713</text:p>
          </table:table-cell>
          <table:table-cell table:formula="of:=([.D334]-[.C333])" office:value-type="float" office:value="-16.2766355713358">
            <text:p>-16,2766355713</text:p>
          </table:table-cell>
          <table:table-cell/>
        </table:table-row>
        <table:table-row table:style-name="ro1">
          <table:table-cell office:value-type="float" office:value="3.50335220792">
            <text:p>3,5033522079</text:p>
          </table:table-cell>
          <table:table-cell office:value-type="float" office:value="4.49054813246">
            <text:p>4,4905481325</text:p>
          </table:table-cell>
          <table:table-cell table:formula="of:=FREQUENCY([.B$14:.B$1013];[.B335])/1000" office:value-type="float" office:value="0.322">
            <text:p>0,322</text:p>
          </table:table-cell>
          <table:table-cell table:formula="of:=IF(AND([.E$6]&lt;=[.B335];[.B335]&lt;=[.E$7]);([.B335]-[.E$6])^2/([.E$8]-[.E$6])*([.E$7]-[.E$6]);1-(([.E$8]-[.B335])^2/([.E$8]-[.E$6])*([.E$8]-[.E$7])))" office:value-type="float" office:value="-15.9459634547167">
            <text:p>-15,9459634547</text:p>
          </table:table-cell>
          <table:table-cell table:formula="of:=([.D335]-[.C335])" office:value-type="float" office:value="-16.2679634547167">
            <text:p>-16,2679634547</text:p>
          </table:table-cell>
          <table:table-cell table:formula="of:=([.D335]-[.C334])" office:value-type="float" office:value="-16.2669634547167">
            <text:p>-16,2669634547</text:p>
          </table:table-cell>
          <table:table-cell/>
        </table:table-row>
        <table:table-row table:style-name="ro1">
          <table:table-cell office:value-type="float" office:value="6.80068903335">
            <text:p>6,8006890334</text:p>
          </table:table-cell>
          <table:table-cell office:value-type="float" office:value="4.4935894328">
            <text:p>4,4935894328</text:p>
          </table:table-cell>
          <table:table-cell table:formula="of:=FREQUENCY([.B$14:.B$1013];[.B336])/1000" office:value-type="float" office:value="0.323">
            <text:p>0,323</text:p>
          </table:table-cell>
          <table:table-cell table:formula="of:=IF(AND([.E$6]&lt;=[.B336];[.B336]&lt;=[.E$7]);([.B336]-[.E$6])^2/([.E$8]-[.E$6])*([.E$7]-[.E$6]);1-(([.E$8]-[.B336])^2/([.E$8]-[.E$6])*([.E$8]-[.E$7])))" office:value-type="float" office:value="-15.9231135001432">
            <text:p>-15,9231135001</text:p>
          </table:table-cell>
          <table:table-cell table:formula="of:=([.D336]-[.C336])" office:value-type="float" office:value="-16.2461135001432">
            <text:p>-16,2461135001</text:p>
          </table:table-cell>
          <table:table-cell table:formula="of:=([.D336]-[.C335])" office:value-type="float" office:value="-16.2451135001432">
            <text:p>-16,2451135001</text:p>
          </table:table-cell>
          <table:table-cell/>
        </table:table-row>
        <table:table-row table:style-name="ro1">
          <table:table-cell office:value-type="float" office:value="8.20853817518">
            <text:p>8,2085381752</text:p>
          </table:table-cell>
          <table:table-cell office:value-type="float" office:value="4.49379216714">
            <text:p>4,4937921671</text:p>
          </table:table-cell>
          <table:table-cell table:formula="of:=FREQUENCY([.B$14:.B$1013];[.B337])/1000" office:value-type="float" office:value="0.324">
            <text:p>0,324</text:p>
          </table:table-cell>
          <table:table-cell table:formula="of:=IF(AND([.E$6]&lt;=[.B337];[.B337]&lt;=[.E$7]);([.B337]-[.E$6])^2/([.E$8]-[.E$6])*([.E$7]-[.E$6]);1-(([.E$8]-[.B337])^2/([.E$8]-[.E$6])*([.E$8]-[.E$7])))" office:value-type="float" office:value="-15.921590860774">
            <text:p>-15,9215908608</text:p>
          </table:table-cell>
          <table:table-cell table:formula="of:=([.D337]-[.C337])" office:value-type="float" office:value="-16.245590860774">
            <text:p>-16,2455908608</text:p>
          </table:table-cell>
          <table:table-cell table:formula="of:=([.D337]-[.C336])" office:value-type="float" office:value="-16.244590860774">
            <text:p>-16,2445908608</text:p>
          </table:table-cell>
          <table:table-cell/>
        </table:table-row>
        <table:table-row table:style-name="ro1">
          <table:table-cell office:value-type="float" office:value="6.22601431276">
            <text:p>6,2260143128</text:p>
          </table:table-cell>
          <table:table-cell office:value-type="float" office:value="4.49629145621">
            <text:p>4,4962914562</text:p>
          </table:table-cell>
          <table:table-cell table:formula="of:=FREQUENCY([.B$14:.B$1013];[.B338])/1000" office:value-type="float" office:value="0.325">
            <text:p>0,325</text:p>
          </table:table-cell>
          <table:table-cell table:formula="of:=IF(AND([.E$6]&lt;=[.B338];[.B338]&lt;=[.E$7]);([.B338]-[.E$6])^2/([.E$8]-[.E$6])*([.E$7]-[.E$6]);1-(([.E$8]-[.B338])^2/([.E$8]-[.E$6])*([.E$8]-[.E$7])))" office:value-type="float" office:value="-15.9028255395059">
            <text:p>-15,9028255395</text:p>
          </table:table-cell>
          <table:table-cell table:formula="of:=([.D338]-[.C338])" office:value-type="float" office:value="-16.2278255395059">
            <text:p>-16,2278255395</text:p>
          </table:table-cell>
          <table:table-cell table:formula="of:=([.D338]-[.C337])" office:value-type="float" office:value="-16.2268255395059">
            <text:p>-16,2268255395</text:p>
          </table:table-cell>
          <table:table-cell/>
        </table:table-row>
        <table:table-row table:style-name="ro1">
          <table:table-cell office:value-type="float" office:value="5.68316034868">
            <text:p>5,6831603487</text:p>
          </table:table-cell>
          <table:table-cell office:value-type="float" office:value="4.50730654676">
            <text:p>4,5073065468</text:p>
          </table:table-cell>
          <table:table-cell table:formula="of:=FREQUENCY([.B$14:.B$1013];[.B339])/1000" office:value-type="float" office:value="0.326">
            <text:p>0,326</text:p>
          </table:table-cell>
          <table:table-cell table:formula="of:=IF(AND([.E$6]&lt;=[.B339];[.B339]&lt;=[.E$7]);([.B339]-[.E$6])^2/([.E$8]-[.E$6])*([.E$7]-[.E$6]);1-(([.E$8]-[.B339])^2/([.E$8]-[.E$6])*([.E$8]-[.E$7])))" office:value-type="float" office:value="-15.8202453873213">
            <text:p>-15,8202453873</text:p>
          </table:table-cell>
          <table:table-cell table:formula="of:=([.D339]-[.C339])" office:value-type="float" office:value="-16.1462453873213">
            <text:p>-16,1462453873</text:p>
          </table:table-cell>
          <table:table-cell table:formula="of:=([.D339]-[.C338])" office:value-type="float" office:value="-16.1452453873213">
            <text:p>-16,1452453873</text:p>
          </table:table-cell>
          <table:table-cell/>
        </table:table-row>
        <table:table-row table:style-name="ro1">
          <table:table-cell office:value-type="float" office:value="5.09489275988">
            <text:p>5,0948927599</text:p>
          </table:table-cell>
          <table:table-cell office:value-type="float" office:value="4.51099688087">
            <text:p>4,5109968809</text:p>
          </table:table-cell>
          <table:table-cell table:formula="of:=FREQUENCY([.B$14:.B$1013];[.B340])/1000" office:value-type="float" office:value="0.327">
            <text:p>0,327</text:p>
          </table:table-cell>
          <table:table-cell table:formula="of:=IF(AND([.E$6]&lt;=[.B340];[.B340]&lt;=[.E$7]);([.B340]-[.E$6])^2/([.E$8]-[.E$6])*([.E$7]-[.E$6]);1-(([.E$8]-[.B340])^2/([.E$8]-[.E$6])*([.E$8]-[.E$7])))" office:value-type="float" office:value="-15.7926241696324">
            <text:p>-15,7926241696</text:p>
          </table:table-cell>
          <table:table-cell table:formula="of:=([.D340]-[.C340])" office:value-type="float" office:value="-16.1196241696324">
            <text:p>-16,1196241696</text:p>
          </table:table-cell>
          <table:table-cell table:formula="of:=([.D340]-[.C339])" office:value-type="float" office:value="-16.1186241696324">
            <text:p>-16,1186241696</text:p>
          </table:table-cell>
          <table:table-cell/>
        </table:table-row>
        <table:table-row table:style-name="ro1">
          <table:table-cell office:value-type="float" office:value="4.55268323589">
            <text:p>4,5526832359</text:p>
          </table:table-cell>
          <table:table-cell office:value-type="float" office:value="4.51301261601">
            <text:p>4,513012616</text:p>
          </table:table-cell>
          <table:table-cell table:formula="of:=FREQUENCY([.B$14:.B$1013];[.B341])/1000" office:value-type="float" office:value="0.328">
            <text:p>0,328</text:p>
          </table:table-cell>
          <table:table-cell table:formula="of:=IF(AND([.E$6]&lt;=[.B341];[.B341]&lt;=[.E$7]);([.B341]-[.E$6])^2/([.E$8]-[.E$6])*([.E$7]-[.E$6]);1-(([.E$8]-[.B341])^2/([.E$8]-[.E$6])*([.E$8]-[.E$7])))" office:value-type="float" office:value="-15.7775464867379">
            <text:p>-15,7775464867</text:p>
          </table:table-cell>
          <table:table-cell table:formula="of:=([.D341]-[.C341])" office:value-type="float" office:value="-16.1055464867379">
            <text:p>-16,1055464867</text:p>
          </table:table-cell>
          <table:table-cell table:formula="of:=([.D341]-[.C340])" office:value-type="float" office:value="-16.1045464867379">
            <text:p>-16,1045464867</text:p>
          </table:table-cell>
          <table:table-cell/>
        </table:table-row>
        <table:table-row table:style-name="ro1">
          <table:table-cell office:value-type="float" office:value="4.95356338705">
            <text:p>4,9535633871</text:p>
          </table:table-cell>
          <table:table-cell office:value-type="float" office:value="4.51412663422">
            <text:p>4,5141266342</text:p>
          </table:table-cell>
          <table:table-cell table:formula="of:=FREQUENCY([.B$14:.B$1013];[.B342])/1000" office:value-type="float" office:value="0.329">
            <text:p>0,329</text:p>
          </table:table-cell>
          <table:table-cell table:formula="of:=IF(AND([.E$6]&lt;=[.B342];[.B342]&lt;=[.E$7]);([.B342]-[.E$6])^2/([.E$8]-[.E$6])*([.E$7]-[.E$6]);1-(([.E$8]-[.B342])^2/([.E$8]-[.E$6])*([.E$8]-[.E$7])))" office:value-type="float" office:value="-15.7692165448453">
            <text:p>-15,7692165448</text:p>
          </table:table-cell>
          <table:table-cell table:formula="of:=([.D342]-[.C342])" office:value-type="float" office:value="-16.0982165448453">
            <text:p>-16,0982165448</text:p>
          </table:table-cell>
          <table:table-cell table:formula="of:=([.D342]-[.C341])" office:value-type="float" office:value="-16.0972165448453">
            <text:p>-16,0972165448</text:p>
          </table:table-cell>
          <table:table-cell/>
        </table:table-row>
        <table:table-row table:style-name="ro1">
          <table:table-cell office:value-type="float" office:value="6.67158241708">
            <text:p>6,6715824171</text:p>
          </table:table-cell>
          <table:table-cell office:value-type="float" office:value="4.51492126878">
            <text:p>4,5149212688</text:p>
          </table:table-cell>
          <table:table-cell table:formula="of:=FREQUENCY([.B$14:.B$1013];[.B343])/1000" office:value-type="float" office:value="0.33">
            <text:p>0,33</text:p>
          </table:table-cell>
          <table:table-cell table:formula="of:=IF(AND([.E$6]&lt;=[.B343];[.B343]&lt;=[.E$7]);([.B343]-[.E$6])^2/([.E$8]-[.E$6])*([.E$7]-[.E$6]);1-(([.E$8]-[.B343])^2/([.E$8]-[.E$6])*([.E$8]-[.E$7])))" office:value-type="float" office:value="-15.763276021035">
            <text:p>-15,763276021</text:p>
          </table:table-cell>
          <table:table-cell table:formula="of:=([.D343]-[.C343])" office:value-type="float" office:value="-16.093276021035">
            <text:p>-16,093276021</text:p>
          </table:table-cell>
          <table:table-cell table:formula="of:=([.D343]-[.C342])" office:value-type="float" office:value="-16.092276021035">
            <text:p>-16,092276021</text:p>
          </table:table-cell>
          <table:table-cell/>
        </table:table-row>
        <table:table-row table:style-name="ro1">
          <table:table-cell office:value-type="float" office:value="5.55880551701">
            <text:p>5,558805517</text:p>
          </table:table-cell>
          <table:table-cell office:value-type="float" office:value="4.51609813546">
            <text:p>4,5160981355</text:p>
          </table:table-cell>
          <table:table-cell table:formula="of:=FREQUENCY([.B$14:.B$1013];[.B344])/1000" office:value-type="float" office:value="0.331">
            <text:p>0,331</text:p>
          </table:table-cell>
          <table:table-cell table:formula="of:=IF(AND([.E$6]&lt;=[.B344];[.B344]&lt;=[.E$7]);([.B344]-[.E$6])^2/([.E$8]-[.E$6])*([.E$7]-[.E$6]);1-(([.E$8]-[.B344])^2/([.E$8]-[.E$6])*([.E$8]-[.E$7])))" office:value-type="float" office:value="-15.7544799423544">
            <text:p>-15,7544799424</text:p>
          </table:table-cell>
          <table:table-cell table:formula="of:=([.D344]-[.C344])" office:value-type="float" office:value="-16.0854799423544">
            <text:p>-16,0854799424</text:p>
          </table:table-cell>
          <table:table-cell table:formula="of:=([.D344]-[.C343])" office:value-type="float" office:value="-16.0844799423544">
            <text:p>-16,0844799424</text:p>
          </table:table-cell>
          <table:table-cell/>
        </table:table-row>
        <table:table-row table:style-name="ro1">
          <table:table-cell office:value-type="float" office:value="5.67094431294">
            <text:p>5,6709443129</text:p>
          </table:table-cell>
          <table:table-cell office:value-type="float" office:value="4.51639967472">
            <text:p>4,5163996747</text:p>
          </table:table-cell>
          <table:table-cell table:formula="of:=FREQUENCY([.B$14:.B$1013];[.B345])/1000" office:value-type="float" office:value="0.332">
            <text:p>0,332</text:p>
          </table:table-cell>
          <table:table-cell table:formula="of:=IF(AND([.E$6]&lt;=[.B345];[.B345]&lt;=[.E$7]);([.B345]-[.E$6])^2/([.E$8]-[.E$6])*([.E$7]-[.E$6]);1-(([.E$8]-[.B345])^2/([.E$8]-[.E$6])*([.E$8]-[.E$7])))" office:value-type="float" office:value="-15.7522265640424">
            <text:p>-15,752226564</text:p>
          </table:table-cell>
          <table:table-cell table:formula="of:=([.D345]-[.C345])" office:value-type="float" office:value="-16.0842265640424">
            <text:p>-16,084226564</text:p>
          </table:table-cell>
          <table:table-cell table:formula="of:=([.D345]-[.C344])" office:value-type="float" office:value="-16.0832265640424">
            <text:p>-16,083226564</text:p>
          </table:table-cell>
          <table:table-cell/>
        </table:table-row>
        <table:table-row table:style-name="ro1">
          <table:table-cell office:value-type="float" office:value="3.57799141941">
            <text:p>3,5779914194</text:p>
          </table:table-cell>
          <table:table-cell office:value-type="float" office:value="4.51752179452">
            <text:p>4,5175217945</text:p>
          </table:table-cell>
          <table:table-cell table:formula="of:=FREQUENCY([.B$14:.B$1013];[.B346])/1000" office:value-type="float" office:value="0.333">
            <text:p>0,333</text:p>
          </table:table-cell>
          <table:table-cell table:formula="of:=IF(AND([.E$6]&lt;=[.B346];[.B346]&lt;=[.E$7]);([.B346]-[.E$6])^2/([.E$8]-[.E$6])*([.E$7]-[.E$6]);1-(([.E$8]-[.B346])^2/([.E$8]-[.E$6])*([.E$8]-[.E$7])))" office:value-type="float" office:value="-15.7438423855027">
            <text:p>-15,7438423855</text:p>
          </table:table-cell>
          <table:table-cell table:formula="of:=([.D346]-[.C346])" office:value-type="float" office:value="-16.0768423855027">
            <text:p>-16,0768423855</text:p>
          </table:table-cell>
          <table:table-cell table:formula="of:=([.D346]-[.C345])" office:value-type="float" office:value="-16.0758423855027">
            <text:p>-16,0758423855</text:p>
          </table:table-cell>
          <table:table-cell/>
        </table:table-row>
        <table:table-row table:style-name="ro1">
          <table:table-cell office:value-type="float" office:value="4.02224667654">
            <text:p>4,0222466765</text:p>
          </table:table-cell>
          <table:table-cell office:value-type="float" office:value="4.51790291674">
            <text:p>4,5179029167</text:p>
          </table:table-cell>
          <table:table-cell table:formula="of:=FREQUENCY([.B$14:.B$1013];[.B347])/1000" office:value-type="float" office:value="0.334">
            <text:p>0,334</text:p>
          </table:table-cell>
          <table:table-cell table:formula="of:=IF(AND([.E$6]&lt;=[.B347];[.B347]&lt;=[.E$7]);([.B347]-[.E$6])^2/([.E$8]-[.E$6])*([.E$7]-[.E$6]);1-(([.E$8]-[.B347])^2/([.E$8]-[.E$6])*([.E$8]-[.E$7])))" office:value-type="float" office:value="-15.7409952198065">
            <text:p>-15,7409952198</text:p>
          </table:table-cell>
          <table:table-cell table:formula="of:=([.D347]-[.C347])" office:value-type="float" office:value="-16.0749952198065">
            <text:p>-16,0749952198</text:p>
          </table:table-cell>
          <table:table-cell table:formula="of:=([.D347]-[.C346])" office:value-type="float" office:value="-16.0739952198065">
            <text:p>-16,0739952198</text:p>
          </table:table-cell>
          <table:table-cell/>
        </table:table-row>
        <table:table-row table:style-name="ro1">
          <table:table-cell office:value-type="float" office:value="6.26640111867">
            <text:p>6,2664011187</text:p>
          </table:table-cell>
          <table:table-cell office:value-type="float" office:value="4.52104165123">
            <text:p>4,5210416512</text:p>
          </table:table-cell>
          <table:table-cell table:formula="of:=FREQUENCY([.B$14:.B$1013];[.B348])/1000" office:value-type="float" office:value="0.335">
            <text:p>0,335</text:p>
          </table:table-cell>
          <table:table-cell table:formula="of:=IF(AND([.E$6]&lt;=[.B348];[.B348]&lt;=[.E$7]);([.B348]-[.E$6])^2/([.E$8]-[.E$6])*([.E$7]-[.E$6]);1-(([.E$8]-[.B348])^2/([.E$8]-[.E$6])*([.E$8]-[.E$7])))" office:value-type="float" office:value="-15.7175565750137">
            <text:p>-15,717556575</text:p>
          </table:table-cell>
          <table:table-cell table:formula="of:=([.D348]-[.C348])" office:value-type="float" office:value="-16.0525565750137">
            <text:p>-16,052556575</text:p>
          </table:table-cell>
          <table:table-cell table:formula="of:=([.D348]-[.C347])" office:value-type="float" office:value="-16.0515565750137">
            <text:p>-16,051556575</text:p>
          </table:table-cell>
          <table:table-cell/>
        </table:table-row>
        <table:table-row table:style-name="ro1">
          <table:table-cell office:value-type="float" office:value="7.26390339471">
            <text:p>7,2639033947</text:p>
          </table:table-cell>
          <table:table-cell office:value-type="float" office:value="4.52373534925">
            <text:p>4,5237353493</text:p>
          </table:table-cell>
          <table:table-cell table:formula="of:=FREQUENCY([.B$14:.B$1013];[.B349])/1000" office:value-type="float" office:value="0.336">
            <text:p>0,336</text:p>
          </table:table-cell>
          <table:table-cell table:formula="of:=IF(AND([.E$6]&lt;=[.B349];[.B349]&lt;=[.E$7]);([.B349]-[.E$6])^2/([.E$8]-[.E$6])*([.E$7]-[.E$6]);1-(([.E$8]-[.B349])^2/([.E$8]-[.E$6])*([.E$8]-[.E$7])))" office:value-type="float" office:value="-15.6974543529617">
            <text:p>-15,697454353</text:p>
          </table:table-cell>
          <table:table-cell table:formula="of:=([.D349]-[.C349])" office:value-type="float" office:value="-16.0334543529617">
            <text:p>-16,033454353</text:p>
          </table:table-cell>
          <table:table-cell table:formula="of:=([.D349]-[.C348])" office:value-type="float" office:value="-16.0324543529617">
            <text:p>-16,032454353</text:p>
          </table:table-cell>
          <table:table-cell/>
        </table:table-row>
        <table:table-row table:style-name="ro1">
          <table:table-cell office:value-type="float" office:value="8.63955756854">
            <text:p>8,6395575685</text:p>
          </table:table-cell>
          <table:table-cell office:value-type="float" office:value="4.52677718186">
            <text:p>4,5267771819</text:p>
          </table:table-cell>
          <table:table-cell table:formula="of:=FREQUENCY([.B$14:.B$1013];[.B350])/1000" office:value-type="float" office:value="0.337">
            <text:p>0,337</text:p>
          </table:table-cell>
          <table:table-cell table:formula="of:=IF(AND([.E$6]&lt;=[.B350];[.B350]&lt;=[.E$7]);([.B350]-[.E$6])^2/([.E$8]-[.E$6])*([.E$7]-[.E$6]);1-(([.E$8]-[.B350])^2/([.E$8]-[.E$6])*([.E$8]-[.E$7])))" office:value-type="float" office:value="-15.674768650607">
            <text:p>-15,6747686506</text:p>
          </table:table-cell>
          <table:table-cell table:formula="of:=([.D350]-[.C350])" office:value-type="float" office:value="-16.011768650607">
            <text:p>-16,0117686506</text:p>
          </table:table-cell>
          <table:table-cell table:formula="of:=([.D350]-[.C349])" office:value-type="float" office:value="-16.010768650607">
            <text:p>-16,0107686506</text:p>
          </table:table-cell>
          <table:table-cell/>
        </table:table-row>
        <table:table-row table:style-name="ro1">
          <table:table-cell office:value-type="float" office:value="5.12960371601">
            <text:p>5,129603716</text:p>
          </table:table-cell>
          <table:table-cell office:value-type="float" office:value="4.53006612166">
            <text:p>4,5300661217</text:p>
          </table:table-cell>
          <table:table-cell table:formula="of:=FREQUENCY([.B$14:.B$1013];[.B351])/1000" office:value-type="float" office:value="0.338">
            <text:p>0,338</text:p>
          </table:table-cell>
          <table:table-cell table:formula="of:=IF(AND([.E$6]&lt;=[.B351];[.B351]&lt;=[.E$7]);([.B351]-[.E$6])^2/([.E$8]-[.E$6])*([.E$7]-[.E$6]);1-(([.E$8]-[.B351])^2/([.E$8]-[.E$6])*([.E$8]-[.E$7])))" office:value-type="float" office:value="-15.6502573972764">
            <text:p>-15,6502573973</text:p>
          </table:table-cell>
          <table:table-cell table:formula="of:=([.D351]-[.C351])" office:value-type="float" office:value="-15.9882573972764">
            <text:p>-15,9882573973</text:p>
          </table:table-cell>
          <table:table-cell table:formula="of:=([.D351]-[.C350])" office:value-type="float" office:value="-15.9872573972764">
            <text:p>-15,9872573973</text:p>
          </table:table-cell>
          <table:table-cell/>
        </table:table-row>
        <table:table-row table:style-name="ro1">
          <table:table-cell office:value-type="float" office:value="5.88012219524">
            <text:p>5,8801221952</text:p>
          </table:table-cell>
          <table:table-cell office:value-type="float" office:value="4.53238998572">
            <text:p>4,5323899857</text:p>
          </table:table-cell>
          <table:table-cell table:formula="of:=FREQUENCY([.B$14:.B$1013];[.B352])/1000" office:value-type="float" office:value="0.339">
            <text:p>0,339</text:p>
          </table:table-cell>
          <table:table-cell table:formula="of:=IF(AND([.E$6]&lt;=[.B352];[.B352]&lt;=[.E$7]);([.B352]-[.E$6])^2/([.E$8]-[.E$6])*([.E$7]-[.E$6]);1-(([.E$8]-[.B352])^2/([.E$8]-[.E$6])*([.E$8]-[.E$7])))" office:value-type="float" office:value="-15.6329493664125">
            <text:p>-15,6329493664</text:p>
          </table:table-cell>
          <table:table-cell table:formula="of:=([.D352]-[.C352])" office:value-type="float" office:value="-15.9719493664125">
            <text:p>-15,9719493664</text:p>
          </table:table-cell>
          <table:table-cell table:formula="of:=([.D352]-[.C351])" office:value-type="float" office:value="-15.9709493664125">
            <text:p>-15,9709493664</text:p>
          </table:table-cell>
          <table:table-cell/>
        </table:table-row>
        <table:table-row table:style-name="ro1">
          <table:table-cell office:value-type="float" office:value="5.76270381086">
            <text:p>5,7627038109</text:p>
          </table:table-cell>
          <table:table-cell office:value-type="float" office:value="4.53848708666">
            <text:p>4,5384870867</text:p>
          </table:table-cell>
          <table:table-cell table:formula="of:=FREQUENCY([.B$14:.B$1013];[.B353])/1000" office:value-type="float" office:value="0.34">
            <text:p>0,34</text:p>
          </table:table-cell>
          <table:table-cell table:formula="of:=IF(AND([.E$6]&lt;=[.B353];[.B353]&lt;=[.E$7]);([.B353]-[.E$6])^2/([.E$8]-[.E$6])*([.E$7]-[.E$6]);1-(([.E$8]-[.B353])^2/([.E$8]-[.E$6])*([.E$8]-[.E$7])))" office:value-type="float" office:value="-15.5875812299163">
            <text:p>-15,5875812299</text:p>
          </table:table-cell>
          <table:table-cell table:formula="of:=([.D353]-[.C353])" office:value-type="float" office:value="-15.9275812299163">
            <text:p>-15,9275812299</text:p>
          </table:table-cell>
          <table:table-cell table:formula="of:=([.D353]-[.C352])" office:value-type="float" office:value="-15.9265812299163">
            <text:p>-15,9265812299</text:p>
          </table:table-cell>
          <table:table-cell/>
        </table:table-row>
        <table:table-row table:style-name="ro1">
          <table:table-cell office:value-type="float" office:value="7.5938880766">
            <text:p>7,5938880766</text:p>
          </table:table-cell>
          <table:table-cell office:value-type="float" office:value="4.54766753933">
            <text:p>4,5476675393</text:p>
          </table:table-cell>
          <table:table-cell table:formula="of:=FREQUENCY([.B$14:.B$1013];[.B354])/1000" office:value-type="float" office:value="0.341">
            <text:p>0,341</text:p>
          </table:table-cell>
          <table:table-cell table:formula="of:=IF(AND([.E$6]&lt;=[.B354];[.B354]&lt;=[.E$7]);([.B354]-[.E$6])^2/([.E$8]-[.E$6])*([.E$7]-[.E$6]);1-(([.E$8]-[.B354])^2/([.E$8]-[.E$6])*([.E$8]-[.E$7])))" office:value-type="float" office:value="-15.5193869502798">
            <text:p>-15,5193869503</text:p>
          </table:table-cell>
          <table:table-cell table:formula="of:=([.D354]-[.C354])" office:value-type="float" office:value="-15.8603869502798">
            <text:p>-15,8603869503</text:p>
          </table:table-cell>
          <table:table-cell table:formula="of:=([.D354]-[.C353])" office:value-type="float" office:value="-15.8593869502798">
            <text:p>-15,8593869503</text:p>
          </table:table-cell>
          <table:table-cell/>
        </table:table-row>
        <table:table-row table:style-name="ro1">
          <table:table-cell office:value-type="float" office:value="4.88810318909">
            <text:p>4,8881031891</text:p>
          </table:table-cell>
          <table:table-cell office:value-type="float" office:value="4.55032929884">
            <text:p>4,5503292988</text:p>
          </table:table-cell>
          <table:table-cell table:formula="of:=FREQUENCY([.B$14:.B$1013];[.B355])/1000" office:value-type="float" office:value="0.342">
            <text:p>0,342</text:p>
          </table:table-cell>
          <table:table-cell table:formula="of:=IF(AND([.E$6]&lt;=[.B355];[.B355]&lt;=[.E$7]);([.B355]-[.E$6])^2/([.E$8]-[.E$6])*([.E$7]-[.E$6]);1-(([.E$8]-[.B355])^2/([.E$8]-[.E$6])*([.E$8]-[.E$7])))" office:value-type="float" office:value="-15.4996411239681">
            <text:p>-15,499641124</text:p>
          </table:table-cell>
          <table:table-cell table:formula="of:=([.D355]-[.C355])" office:value-type="float" office:value="-15.8416411239681">
            <text:p>-15,841641124</text:p>
          </table:table-cell>
          <table:table-cell table:formula="of:=([.D355]-[.C354])" office:value-type="float" office:value="-15.8406411239681">
            <text:p>-15,840641124</text:p>
          </table:table-cell>
          <table:table-cell/>
        </table:table-row>
        <table:table-row table:style-name="ro1">
          <table:table-cell office:value-type="float" office:value="7.99272153482">
            <text:p>7,9927215348</text:p>
          </table:table-cell>
          <table:table-cell office:value-type="float" office:value="4.55194096426">
            <text:p>4,5519409643</text:p>
          </table:table-cell>
          <table:table-cell table:formula="of:=FREQUENCY([.B$14:.B$1013];[.B356])/1000" office:value-type="float" office:value="0.343">
            <text:p>0,343</text:p>
          </table:table-cell>
          <table:table-cell table:formula="of:=IF(AND([.E$6]&lt;=[.B356];[.B356]&lt;=[.E$7]);([.B356]-[.E$6])^2/([.E$8]-[.E$6])*([.E$7]-[.E$6]);1-(([.E$8]-[.B356])^2/([.E$8]-[.E$6])*([.E$8]-[.E$7])))" office:value-type="float" office:value="-15.4876909878569">
            <text:p>-15,4876909879</text:p>
          </table:table-cell>
          <table:table-cell table:formula="of:=([.D356]-[.C356])" office:value-type="float" office:value="-15.8306909878569">
            <text:p>-15,8306909879</text:p>
          </table:table-cell>
          <table:table-cell table:formula="of:=([.D356]-[.C355])" office:value-type="float" office:value="-15.8296909878569">
            <text:p>-15,8296909879</text:p>
          </table:table-cell>
          <table:table-cell/>
        </table:table-row>
        <table:table-row table:style-name="ro1">
          <table:table-cell office:value-type="float" office:value="6.18687619135">
            <text:p>6,1868761914</text:p>
          </table:table-cell>
          <table:table-cell office:value-type="float" office:value="4.55268323589">
            <text:p>4,5526832359</text:p>
          </table:table-cell>
          <table:table-cell table:formula="of:=FREQUENCY([.B$14:.B$1013];[.B357])/1000" office:value-type="float" office:value="0.344">
            <text:p>0,344</text:p>
          </table:table-cell>
          <table:table-cell table:formula="of:=IF(AND([.E$6]&lt;=[.B357];[.B357]&lt;=[.E$7]);([.B357]-[.E$6])^2/([.E$8]-[.E$6])*([.E$7]-[.E$6]);1-(([.E$8]-[.B357])^2/([.E$8]-[.E$6])*([.E$8]-[.E$7])))" office:value-type="float" office:value="-15.4821886669449">
            <text:p>-15,4821886669</text:p>
          </table:table-cell>
          <table:table-cell table:formula="of:=([.D357]-[.C357])" office:value-type="float" office:value="-15.8261886669449">
            <text:p>-15,8261886669</text:p>
          </table:table-cell>
          <table:table-cell table:formula="of:=([.D357]-[.C356])" office:value-type="float" office:value="-15.8251886669449">
            <text:p>-15,8251886669</text:p>
          </table:table-cell>
          <table:table-cell/>
        </table:table-row>
        <table:table-row table:style-name="ro1">
          <table:table-cell office:value-type="float" office:value="3.78238422953">
            <text:p>3,7823842295</text:p>
          </table:table-cell>
          <table:table-cell office:value-type="float" office:value="4.55589209471">
            <text:p>4,5558920947</text:p>
          </table:table-cell>
          <table:table-cell table:formula="of:=FREQUENCY([.B$14:.B$1013];[.B358])/1000" office:value-type="float" office:value="0.345">
            <text:p>0,345</text:p>
          </table:table-cell>
          <table:table-cell table:formula="of:=IF(AND([.E$6]&lt;=[.B358];[.B358]&lt;=[.E$7]);([.B358]-[.E$6])^2/([.E$8]-[.E$6])*([.E$7]-[.E$6]);1-(([.E$8]-[.B358])^2/([.E$8]-[.E$6])*([.E$8]-[.E$7])))" office:value-type="float" office:value="-15.4584125615509">
            <text:p>-15,4584125616</text:p>
          </table:table-cell>
          <table:table-cell table:formula="of:=([.D358]-[.C358])" office:value-type="float" office:value="-15.8034125615509">
            <text:p>-15,8034125616</text:p>
          </table:table-cell>
          <table:table-cell table:formula="of:=([.D358]-[.C357])" office:value-type="float" office:value="-15.8024125615509">
            <text:p>-15,8024125616</text:p>
          </table:table-cell>
          <table:table-cell/>
        </table:table-row>
        <table:table-row table:style-name="ro1">
          <table:table-cell office:value-type="float" office:value="4.52677718186">
            <text:p>4,5267771819</text:p>
          </table:table-cell>
          <table:table-cell office:value-type="float" office:value="4.55940949564">
            <text:p>4,5594094956</text:p>
          </table:table-cell>
          <table:table-cell table:formula="of:=FREQUENCY([.B$14:.B$1013];[.B359])/1000" office:value-type="float" office:value="0.346">
            <text:p>0,346</text:p>
          </table:table-cell>
          <table:table-cell table:formula="of:=IF(AND([.E$6]&lt;=[.B359];[.B359]&lt;=[.E$7]);([.B359]-[.E$6])^2/([.E$8]-[.E$6])*([.E$7]-[.E$6]);1-(([.E$8]-[.B359])^2/([.E$8]-[.E$6])*([.E$8]-[.E$7])))" office:value-type="float" office:value="-15.4323700228435">
            <text:p>-15,4323700228</text:p>
          </table:table-cell>
          <table:table-cell table:formula="of:=([.D359]-[.C359])" office:value-type="float" office:value="-15.7783700228435">
            <text:p>-15,7783700228</text:p>
          </table:table-cell>
          <table:table-cell table:formula="of:=([.D359]-[.C358])" office:value-type="float" office:value="-15.7773700228435">
            <text:p>-15,7773700228</text:p>
          </table:table-cell>
          <table:table-cell/>
        </table:table-row>
        <table:table-row table:style-name="ro1">
          <table:table-cell office:value-type="float" office:value="5.96380914917">
            <text:p>5,9638091492</text:p>
          </table:table-cell>
          <table:table-cell office:value-type="float" office:value="4.56083700312">
            <text:p>4,5608370031</text:p>
          </table:table-cell>
          <table:table-cell table:formula="of:=FREQUENCY([.B$14:.B$1013];[.B360])/1000" office:value-type="float" office:value="0.347">
            <text:p>0,347</text:p>
          </table:table-cell>
          <table:table-cell table:formula="of:=IF(AND([.E$6]&lt;=[.B360];[.B360]&lt;=[.E$7]);([.B360]-[.E$6])^2/([.E$8]-[.E$6])*([.E$7]-[.E$6]);1-(([.E$8]-[.B360])^2/([.E$8]-[.E$6])*([.E$8]-[.E$7])))" office:value-type="float" office:value="-15.4218067607239">
            <text:p>-15,4218067607</text:p>
          </table:table-cell>
          <table:table-cell table:formula="of:=([.D360]-[.C360])" office:value-type="float" office:value="-15.7688067607239">
            <text:p>-15,7688067607</text:p>
          </table:table-cell>
          <table:table-cell table:formula="of:=([.D360]-[.C359])" office:value-type="float" office:value="-15.7678067607239">
            <text:p>-15,7678067607</text:p>
          </table:table-cell>
          <table:table-cell/>
        </table:table-row>
        <table:table-row table:style-name="ro1">
          <table:table-cell office:value-type="float" office:value="3.42718552123">
            <text:p>3,4271855212</text:p>
          </table:table-cell>
          <table:table-cell office:value-type="float" office:value="4.56417419578">
            <text:p>4,5641741958</text:p>
          </table:table-cell>
          <table:table-cell table:formula="of:=FREQUENCY([.B$14:.B$1013];[.B361])/1000" office:value-type="float" office:value="0.348">
            <text:p>0,348</text:p>
          </table:table-cell>
          <table:table-cell table:formula="of:=IF(AND([.E$6]&lt;=[.B361];[.B361]&lt;=[.E$7]);([.B361]-[.E$6])^2/([.E$8]-[.E$6])*([.E$7]-[.E$6]);1-(([.E$8]-[.B361])^2/([.E$8]-[.E$6])*([.E$8]-[.E$7])))" office:value-type="float" office:value="-15.3971254711533">
            <text:p>-15,3971254712</text:p>
          </table:table-cell>
          <table:table-cell table:formula="of:=([.D361]-[.C361])" office:value-type="float" office:value="-15.7451254711533">
            <text:p>-15,7451254712</text:p>
          </table:table-cell>
          <table:table-cell table:formula="of:=([.D361]-[.C360])" office:value-type="float" office:value="-15.7441254711533">
            <text:p>-15,7441254712</text:p>
          </table:table-cell>
          <table:table-cell/>
        </table:table-row>
        <table:table-row table:style-name="ro1">
          <table:table-cell office:value-type="float" office:value="3.74074411031">
            <text:p>3,7407441103</text:p>
          </table:table-cell>
          <table:table-cell office:value-type="float" office:value="4.5730946203">
            <text:p>4,5730946203</text:p>
          </table:table-cell>
          <table:table-cell table:formula="of:=FREQUENCY([.B$14:.B$1013];[.B362])/1000" office:value-type="float" office:value="0.349">
            <text:p>0,349</text:p>
          </table:table-cell>
          <table:table-cell table:formula="of:=IF(AND([.E$6]&lt;=[.B362];[.B362]&lt;=[.E$7]);([.B362]-[.E$6])^2/([.E$8]-[.E$6])*([.E$7]-[.E$6]);1-(([.E$8]-[.B362])^2/([.E$8]-[.E$6])*([.E$8]-[.E$7])))" office:value-type="float" office:value="-15.3312427006807">
            <text:p>-15,3312427007</text:p>
          </table:table-cell>
          <table:table-cell table:formula="of:=([.D362]-[.C362])" office:value-type="float" office:value="-15.6802427006807">
            <text:p>-15,6802427007</text:p>
          </table:table-cell>
          <table:table-cell table:formula="of:=([.D362]-[.C361])" office:value-type="float" office:value="-15.6792427006807">
            <text:p>-15,6792427007</text:p>
          </table:table-cell>
          <table:table-cell/>
        </table:table-row>
        <table:table-row table:style-name="ro1">
          <table:table-cell office:value-type="float" office:value="4.60505338821">
            <text:p>4,6050533882</text:p>
          </table:table-cell>
          <table:table-cell office:value-type="float" office:value="4.58015466595">
            <text:p>4,580154666</text:p>
          </table:table-cell>
          <table:table-cell table:formula="of:=FREQUENCY([.B$14:.B$1013];[.B363])/1000" office:value-type="float" office:value="0.35">
            <text:p>0,35</text:p>
          </table:table-cell>
          <table:table-cell table:formula="of:=IF(AND([.E$6]&lt;=[.B363];[.B363]&lt;=[.E$7]);([.B363]-[.E$6])^2/([.E$8]-[.E$6])*([.E$7]-[.E$6]);1-(([.E$8]-[.B363])^2/([.E$8]-[.E$6])*([.E$8]-[.E$7])))" office:value-type="float" office:value="-15.2791939807696">
            <text:p>-15,2791939808</text:p>
          </table:table-cell>
          <table:table-cell table:formula="of:=([.D363]-[.C363])" office:value-type="float" office:value="-15.6291939807696">
            <text:p>-15,6291939808</text:p>
          </table:table-cell>
          <table:table-cell table:formula="of:=([.D363]-[.C362])" office:value-type="float" office:value="-15.6281939807696">
            <text:p>-15,6281939808</text:p>
          </table:table-cell>
          <table:table-cell/>
        </table:table-row>
        <table:table-row table:style-name="ro1">
          <table:table-cell office:value-type="float" office:value="5.03057631781">
            <text:p>5,0305763178</text:p>
          </table:table-cell>
          <table:table-cell office:value-type="float" office:value="4.58356053982">
            <text:p>4,5835605398</text:p>
          </table:table-cell>
          <table:table-cell table:formula="of:=FREQUENCY([.B$14:.B$1013];[.B364])/1000" office:value-type="float" office:value="0.351">
            <text:p>0,351</text:p>
          </table:table-cell>
          <table:table-cell table:formula="of:=IF(AND([.E$6]&lt;=[.B364];[.B364]&lt;=[.E$7]);([.B364]-[.E$6])^2/([.E$8]-[.E$6])*([.E$7]-[.E$6]);1-(([.E$8]-[.B364])^2/([.E$8]-[.E$6])*([.E$8]-[.E$7])))" office:value-type="float" office:value="-15.2541145878625">
            <text:p>-15,2541145879</text:p>
          </table:table-cell>
          <table:table-cell table:formula="of:=([.D364]-[.C364])" office:value-type="float" office:value="-15.6051145878625">
            <text:p>-15,6051145879</text:p>
          </table:table-cell>
          <table:table-cell table:formula="of:=([.D364]-[.C363])" office:value-type="float" office:value="-15.6041145878625">
            <text:p>-15,6041145879</text:p>
          </table:table-cell>
          <table:table-cell/>
        </table:table-row>
        <table:table-row table:style-name="ro1">
          <table:table-cell office:value-type="float" office:value="7.27478296701">
            <text:p>7,274782967</text:p>
          </table:table-cell>
          <table:table-cell office:value-type="float" office:value="4.58559345091">
            <text:p>4,5855934509</text:p>
          </table:table-cell>
          <table:table-cell table:formula="of:=FREQUENCY([.B$14:.B$1013];[.B365])/1000" office:value-type="float" office:value="0.352">
            <text:p>0,352</text:p>
          </table:table-cell>
          <table:table-cell table:formula="of:=IF(AND([.E$6]&lt;=[.B365];[.B365]&lt;=[.E$7]);([.B365]-[.E$6])^2/([.E$8]-[.E$6])*([.E$7]-[.E$6]);1-(([.E$8]-[.B365])^2/([.E$8]-[.E$6])*([.E$8]-[.E$7])))" office:value-type="float" office:value="-15.2391543172072">
            <text:p>-15,2391543172</text:p>
          </table:table-cell>
          <table:table-cell table:formula="of:=([.D365]-[.C365])" office:value-type="float" office:value="-15.5911543172072">
            <text:p>-15,5911543172</text:p>
          </table:table-cell>
          <table:table-cell table:formula="of:=([.D365]-[.C364])" office:value-type="float" office:value="-15.5901543172072">
            <text:p>-15,5901543172</text:p>
          </table:table-cell>
          <table:table-cell/>
        </table:table-row>
        <table:table-row table:style-name="ro1">
          <table:table-cell office:value-type="float" office:value="4.10310559027">
            <text:p>4,1031055903</text:p>
          </table:table-cell>
          <table:table-cell office:value-type="float" office:value="4.59462564072">
            <text:p>4,5946256407</text:p>
          </table:table-cell>
          <table:table-cell table:formula="of:=FREQUENCY([.B$14:.B$1013];[.B366])/1000" office:value-type="float" office:value="0.353">
            <text:p>0,353</text:p>
          </table:table-cell>
          <table:table-cell table:formula="of:=IF(AND([.E$6]&lt;=[.B366];[.B366]&lt;=[.E$7]);([.B366]-[.E$6])^2/([.E$8]-[.E$6])*([.E$7]-[.E$6]);1-(([.E$8]-[.B366])^2/([.E$8]-[.E$6])*([.E$8]-[.E$7])))" office:value-type="float" office:value="-15.1727693711681">
            <text:p>-15,1727693712</text:p>
          </table:table-cell>
          <table:table-cell table:formula="of:=([.D366]-[.C366])" office:value-type="float" office:value="-15.5257693711681">
            <text:p>-15,5257693712</text:p>
          </table:table-cell>
          <table:table-cell table:formula="of:=([.D366]-[.C365])" office:value-type="float" office:value="-15.5247693711681">
            <text:p>-15,5247693712</text:p>
          </table:table-cell>
          <table:table-cell/>
        </table:table-row>
        <table:table-row table:style-name="ro1">
          <table:table-cell office:value-type="float" office:value="4.15200835056">
            <text:p>4,1520083506</text:p>
          </table:table-cell>
          <table:table-cell office:value-type="float" office:value="4.59763039148">
            <text:p>4,5976303915</text:p>
          </table:table-cell>
          <table:table-cell table:formula="of:=FREQUENCY([.B$14:.B$1013];[.B367])/1000" office:value-type="float" office:value="0.354">
            <text:p>0,354</text:p>
          </table:table-cell>
          <table:table-cell table:formula="of:=IF(AND([.E$6]&lt;=[.B367];[.B367]&lt;=[.E$7]);([.B367]-[.E$6])^2/([.E$8]-[.E$6])*([.E$7]-[.E$6]);1-(([.E$8]-[.B367])^2/([.E$8]-[.E$6])*([.E$8]-[.E$7])))" office:value-type="float" office:value="-15.1507151416838">
            <text:p>-15,1507151417</text:p>
          </table:table-cell>
          <table:table-cell table:formula="of:=([.D367]-[.C367])" office:value-type="float" office:value="-15.5047151416838">
            <text:p>-15,5047151417</text:p>
          </table:table-cell>
          <table:table-cell table:formula="of:=([.D367]-[.C366])" office:value-type="float" office:value="-15.5037151416838">
            <text:p>-15,5037151417</text:p>
          </table:table-cell>
          <table:table-cell/>
        </table:table-row>
        <table:table-row table:style-name="ro1">
          <table:table-cell office:value-type="float" office:value="4.31131037596">
            <text:p>4,311310376</text:p>
          </table:table-cell>
          <table:table-cell office:value-type="float" office:value="4.60119352627">
            <text:p>4,6011935263</text:p>
          </table:table-cell>
          <table:table-cell table:formula="of:=FREQUENCY([.B$14:.B$1013];[.B368])/1000" office:value-type="float" office:value="0.355">
            <text:p>0,355</text:p>
          </table:table-cell>
          <table:table-cell table:formula="of:=IF(AND([.E$6]&lt;=[.B368];[.B368]&lt;=[.E$7]);([.B368]-[.E$6])^2/([.E$8]-[.E$6])*([.E$7]-[.E$6]);1-(([.E$8]-[.B368])^2/([.E$8]-[.E$6])*([.E$8]-[.E$7])))" office:value-type="float" office:value="-15.1245819944408">
            <text:p>-15,1245819944</text:p>
          </table:table-cell>
          <table:table-cell table:formula="of:=([.D368]-[.C368])" office:value-type="float" office:value="-15.4795819944408">
            <text:p>-15,4795819944</text:p>
          </table:table-cell>
          <table:table-cell table:formula="of:=([.D368]-[.C367])" office:value-type="float" office:value="-15.4785819944408">
            <text:p>-15,4785819944</text:p>
          </table:table-cell>
          <table:table-cell/>
        </table:table-row>
        <table:table-row table:style-name="ro1">
          <table:table-cell office:value-type="float" office:value="5.24600023908">
            <text:p>5,2460002391</text:p>
          </table:table-cell>
          <table:table-cell office:value-type="float" office:value="4.60505338821">
            <text:p>4,6050533882</text:p>
          </table:table-cell>
          <table:table-cell table:formula="of:=FREQUENCY([.B$14:.B$1013];[.B369])/1000" office:value-type="float" office:value="0.356">
            <text:p>0,356</text:p>
          </table:table-cell>
          <table:table-cell table:formula="of:=IF(AND([.E$6]&lt;=[.B369];[.B369]&lt;=[.E$7]);([.B369]-[.E$6])^2/([.E$8]-[.E$6])*([.E$7]-[.E$6]);1-(([.E$8]-[.B369])^2/([.E$8]-[.E$6])*([.E$8]-[.E$7])))" office:value-type="float" office:value="-15.096296433737">
            <text:p>-15,0962964337</text:p>
          </table:table-cell>
          <table:table-cell table:formula="of:=([.D369]-[.C369])" office:value-type="float" office:value="-15.452296433737">
            <text:p>-15,4522964337</text:p>
          </table:table-cell>
          <table:table-cell table:formula="of:=([.D369]-[.C368])" office:value-type="float" office:value="-15.451296433737">
            <text:p>-15,4512964337</text:p>
          </table:table-cell>
          <table:table-cell/>
        </table:table-row>
        <table:table-row table:style-name="ro1">
          <table:table-cell office:value-type="float" office:value="4.93883798427">
            <text:p>4,9388379843</text:p>
          </table:table-cell>
          <table:table-cell office:value-type="float" office:value="4.61054504587">
            <text:p>4,6105450459</text:p>
          </table:table-cell>
          <table:table-cell table:formula="of:=FREQUENCY([.B$14:.B$1013];[.B370])/1000" office:value-type="float" office:value="0.357">
            <text:p>0,357</text:p>
          </table:table-cell>
          <table:table-cell table:formula="of:=IF(AND([.E$6]&lt;=[.B370];[.B370]&lt;=[.E$7]);([.B370]-[.E$6])^2/([.E$8]-[.E$6])*([.E$7]-[.E$6]);1-(([.E$8]-[.B370])^2/([.E$8]-[.E$6])*([.E$8]-[.E$7])))" office:value-type="float" office:value="-15.056095661947">
            <text:p>-15,0560956619</text:p>
          </table:table-cell>
          <table:table-cell table:formula="of:=([.D370]-[.C370])" office:value-type="float" office:value="-15.413095661947">
            <text:p>-15,4130956619</text:p>
          </table:table-cell>
          <table:table-cell table:formula="of:=([.D370]-[.C369])" office:value-type="float" office:value="-15.412095661947">
            <text:p>-15,4120956619</text:p>
          </table:table-cell>
          <table:table-cell/>
        </table:table-row>
        <table:table-row table:style-name="ro1">
          <table:table-cell office:value-type="float" office:value="3.88416924181">
            <text:p>3,8841692418</text:p>
          </table:table-cell>
          <table:table-cell office:value-type="float" office:value="4.61090759725">
            <text:p>4,6109075973</text:p>
          </table:table-cell>
          <table:table-cell table:formula="of:=FREQUENCY([.B$14:.B$1013];[.B371])/1000" office:value-type="float" office:value="0.358">
            <text:p>0,358</text:p>
          </table:table-cell>
          <table:table-cell table:formula="of:=IF(AND([.E$6]&lt;=[.B371];[.B371]&lt;=[.E$7]);([.B371]-[.E$6])^2/([.E$8]-[.E$6])*([.E$7]-[.E$6]);1-(([.E$8]-[.B371])^2/([.E$8]-[.E$6])*([.E$8]-[.E$7])))" office:value-type="float" office:value="-15.0534434332315">
            <text:p>-15,0534434332</text:p>
          </table:table-cell>
          <table:table-cell table:formula="of:=([.D371]-[.C371])" office:value-type="float" office:value="-15.4114434332315">
            <text:p>-15,4114434332</text:p>
          </table:table-cell>
          <table:table-cell table:formula="of:=([.D371]-[.C370])" office:value-type="float" office:value="-15.4104434332315">
            <text:p>-15,4104434332</text:p>
          </table:table-cell>
          <table:table-cell/>
        </table:table-row>
        <table:table-row table:style-name="ro1">
          <table:table-cell office:value-type="float" office:value="3.7200489755">
            <text:p>3,7200489755</text:p>
          </table:table-cell>
          <table:table-cell office:value-type="float" office:value="4.61352524854">
            <text:p>4,6135252485</text:p>
          </table:table-cell>
          <table:table-cell table:formula="of:=FREQUENCY([.B$14:.B$1013];[.B372])/1000" office:value-type="float" office:value="0.359">
            <text:p>0,359</text:p>
          </table:table-cell>
          <table:table-cell table:formula="of:=IF(AND([.E$6]&lt;=[.B372];[.B372]&lt;=[.E$7]);([.B372]-[.E$6])^2/([.E$8]-[.E$6])*([.E$7]-[.E$6]);1-(([.E$8]-[.B372])^2/([.E$8]-[.E$6])*([.E$8]-[.E$7])))" office:value-type="float" office:value="-15.0343006209967">
            <text:p>-15,034300621</text:p>
          </table:table-cell>
          <table:table-cell table:formula="of:=([.D372]-[.C372])" office:value-type="float" office:value="-15.3933006209967">
            <text:p>-15,393300621</text:p>
          </table:table-cell>
          <table:table-cell table:formula="of:=([.D372]-[.C371])" office:value-type="float" office:value="-15.3923006209967">
            <text:p>-15,392300621</text:p>
          </table:table-cell>
          <table:table-cell/>
        </table:table-row>
        <table:table-row table:style-name="ro1">
          <table:table-cell office:value-type="float" office:value="5.57728058752">
            <text:p>5,5772805875</text:p>
          </table:table-cell>
          <table:table-cell office:value-type="float" office:value="4.61430290148">
            <text:p>4,6143029015</text:p>
          </table:table-cell>
          <table:table-cell table:formula="of:=FREQUENCY([.B$14:.B$1013];[.B373])/1000" office:value-type="float" office:value="0.36">
            <text:p>0,36</text:p>
          </table:table-cell>
          <table:table-cell table:formula="of:=IF(AND([.E$6]&lt;=[.B373];[.B373]&lt;=[.E$7]);([.B373]-[.E$6])^2/([.E$8]-[.E$6])*([.E$7]-[.E$6]);1-(([.E$8]-[.B373])^2/([.E$8]-[.E$6])*([.E$8]-[.E$7])))" office:value-type="float" office:value="-15.028615866639">
            <text:p>-15,0286158666</text:p>
          </table:table-cell>
          <table:table-cell table:formula="of:=([.D373]-[.C373])" office:value-type="float" office:value="-15.388615866639">
            <text:p>-15,3886158666</text:p>
          </table:table-cell>
          <table:table-cell table:formula="of:=([.D373]-[.C372])" office:value-type="float" office:value="-15.387615866639">
            <text:p>-15,3876158666</text:p>
          </table:table-cell>
          <table:table-cell/>
        </table:table-row>
        <table:table-row table:style-name="ro1">
          <table:table-cell office:value-type="float" office:value="4.458447133">
            <text:p>4,458447133</text:p>
          </table:table-cell>
          <table:table-cell office:value-type="float" office:value="4.61440765593">
            <text:p>4,6144076559</text:p>
          </table:table-cell>
          <table:table-cell table:formula="of:=FREQUENCY([.B$14:.B$1013];[.B374])/1000" office:value-type="float" office:value="0.361">
            <text:p>0,361</text:p>
          </table:table-cell>
          <table:table-cell table:formula="of:=IF(AND([.E$6]&lt;=[.B374];[.B374]&lt;=[.E$7]);([.B374]-[.E$6])^2/([.E$8]-[.E$6])*([.E$7]-[.E$6]);1-(([.E$8]-[.B374])^2/([.E$8]-[.E$6])*([.E$8]-[.E$7])))" office:value-type="float" office:value="-15.0278501736378">
            <text:p>-15,0278501736</text:p>
          </table:table-cell>
          <table:table-cell table:formula="of:=([.D374]-[.C374])" office:value-type="float" office:value="-15.3888501736378">
            <text:p>-15,3888501736</text:p>
          </table:table-cell>
          <table:table-cell table:formula="of:=([.D374]-[.C373])" office:value-type="float" office:value="-15.3878501736378">
            <text:p>-15,3878501736</text:p>
          </table:table-cell>
          <table:table-cell/>
        </table:table-row>
        <table:table-row table:style-name="ro1">
          <table:table-cell office:value-type="float" office:value="3.88870261496">
            <text:p>3,888702615</text:p>
          </table:table-cell>
          <table:table-cell office:value-type="float" office:value="4.61555530671">
            <text:p>4,6155553067</text:p>
          </table:table-cell>
          <table:table-cell table:formula="of:=FREQUENCY([.B$14:.B$1013];[.B375])/1000" office:value-type="float" office:value="0.362">
            <text:p>0,362</text:p>
          </table:table-cell>
          <table:table-cell table:formula="of:=IF(AND([.E$6]&lt;=[.B375];[.B375]&lt;=[.E$7]);([.B375]-[.E$6])^2/([.E$8]-[.E$6])*([.E$7]-[.E$6]);1-(([.E$8]-[.B375])^2/([.E$8]-[.E$6])*([.E$8]-[.E$7])))" office:value-type="float" office:value="-15.0194627237657">
            <text:p>-15,0194627238</text:p>
          </table:table-cell>
          <table:table-cell table:formula="of:=([.D375]-[.C375])" office:value-type="float" office:value="-15.3814627237657">
            <text:p>-15,3814627238</text:p>
          </table:table-cell>
          <table:table-cell table:formula="of:=([.D375]-[.C374])" office:value-type="float" office:value="-15.3804627237657">
            <text:p>-15,3804627238</text:p>
          </table:table-cell>
          <table:table-cell/>
        </table:table-row>
        <table:table-row table:style-name="ro1">
          <table:table-cell office:value-type="float" office:value="3.28509716169">
            <text:p>3,2850971617</text:p>
          </table:table-cell>
          <table:table-cell office:value-type="float" office:value="4.61832015995">
            <text:p>4,61832016</text:p>
          </table:table-cell>
          <table:table-cell table:formula="of:=FREQUENCY([.B$14:.B$1013];[.B376])/1000" office:value-type="float" office:value="0.363">
            <text:p>0,363</text:p>
          </table:table-cell>
          <table:table-cell table:formula="of:=IF(AND([.E$6]&lt;=[.B376];[.B376]&lt;=[.E$7]);([.B376]-[.E$6])^2/([.E$8]-[.E$6])*([.E$7]-[.E$6]);1-(([.E$8]-[.B376])^2/([.E$8]-[.E$6])*([.E$8]-[.E$7])))" office:value-type="float" office:value="-14.9992651839172">
            <text:p>-14,9992651839</text:p>
          </table:table-cell>
          <table:table-cell table:formula="of:=([.D376]-[.C376])" office:value-type="float" office:value="-15.3622651839172">
            <text:p>-15,3622651839</text:p>
          </table:table-cell>
          <table:table-cell table:formula="of:=([.D376]-[.C375])" office:value-type="float" office:value="-15.3612651839172">
            <text:p>-15,3612651839</text:p>
          </table:table-cell>
          <table:table-cell/>
        </table:table-row>
        <table:table-row table:style-name="ro1">
          <table:table-cell office:value-type="float" office:value="4.04385309932">
            <text:p>4,0438530993</text:p>
          </table:table-cell>
          <table:table-cell office:value-type="float" office:value="4.62037189685">
            <text:p>4,6203718969</text:p>
          </table:table-cell>
          <table:table-cell table:formula="of:=FREQUENCY([.B$14:.B$1013];[.B377])/1000" office:value-type="float" office:value="0.364">
            <text:p>0,364</text:p>
          </table:table-cell>
          <table:table-cell table:formula="of:=IF(AND([.E$6]&lt;=[.B377];[.B377]&lt;=[.E$7]);([.B377]-[.E$6])^2/([.E$8]-[.E$6])*([.E$7]-[.E$6]);1-(([.E$8]-[.B377])^2/([.E$8]-[.E$6])*([.E$8]-[.E$7])))" office:value-type="float" office:value="-14.9842852682511">
            <text:p>-14,9842852683</text:p>
          </table:table-cell>
          <table:table-cell table:formula="of:=([.D377]-[.C377])" office:value-type="float" office:value="-15.3482852682511">
            <text:p>-15,3482852683</text:p>
          </table:table-cell>
          <table:table-cell table:formula="of:=([.D377]-[.C376])" office:value-type="float" office:value="-15.3472852682511">
            <text:p>-15,3472852683</text:p>
          </table:table-cell>
          <table:table-cell/>
        </table:table-row>
        <table:table-row table:style-name="ro1">
          <table:table-cell office:value-type="float" office:value="5.98311722941">
            <text:p>5,9831172294</text:p>
          </table:table-cell>
          <table:table-cell office:value-type="float" office:value="4.62202338549">
            <text:p>4,6220233855</text:p>
          </table:table-cell>
          <table:table-cell table:formula="of:=FREQUENCY([.B$14:.B$1013];[.B378])/1000" office:value-type="float" office:value="0.365">
            <text:p>0,365</text:p>
          </table:table-cell>
          <table:table-cell table:formula="of:=IF(AND([.E$6]&lt;=[.B378];[.B378]&lt;=[.E$7]);([.B378]-[.E$6])^2/([.E$8]-[.E$6])*([.E$7]-[.E$6]);1-(([.E$8]-[.B378])^2/([.E$8]-[.E$6])*([.E$8]-[.E$7])))" office:value-type="float" office:value="-14.9722326976637">
            <text:p>-14,9722326977</text:p>
          </table:table-cell>
          <table:table-cell table:formula="of:=([.D378]-[.C378])" office:value-type="float" office:value="-15.3372326976637">
            <text:p>-15,3372326977</text:p>
          </table:table-cell>
          <table:table-cell table:formula="of:=([.D378]-[.C377])" office:value-type="float" office:value="-15.3362326976637">
            <text:p>-15,3362326977</text:p>
          </table:table-cell>
          <table:table-cell/>
        </table:table-row>
        <table:table-row table:style-name="ro1">
          <table:table-cell office:value-type="float" office:value="4.10929138761">
            <text:p>4,1092913876</text:p>
          </table:table-cell>
          <table:table-cell office:value-type="float" office:value="4.62218145145">
            <text:p>4,6221814515</text:p>
          </table:table-cell>
          <table:table-cell table:formula="of:=FREQUENCY([.B$14:.B$1013];[.B379])/1000" office:value-type="float" office:value="0.366">
            <text:p>0,366</text:p>
          </table:table-cell>
          <table:table-cell table:formula="of:=IF(AND([.E$6]&lt;=[.B379];[.B379]&lt;=[.E$7]);([.B379]-[.E$6])^2/([.E$8]-[.E$6])*([.E$7]-[.E$6]);1-(([.E$8]-[.B379])^2/([.E$8]-[.E$6])*([.E$8]-[.E$7])))" office:value-type="float" office:value="-14.9710793700237">
            <text:p>-14,97107937</text:p>
          </table:table-cell>
          <table:table-cell table:formula="of:=([.D379]-[.C379])" office:value-type="float" office:value="-15.3370793700237">
            <text:p>-15,33707937</text:p>
          </table:table-cell>
          <table:table-cell table:formula="of:=([.D379]-[.C378])" office:value-type="float" office:value="-15.3360793700237">
            <text:p>-15,33607937</text:p>
          </table:table-cell>
          <table:table-cell/>
        </table:table-row>
        <table:table-row table:style-name="ro1">
          <table:table-cell office:value-type="float" office:value="5.01020219652">
            <text:p>5,0102021965</text:p>
          </table:table-cell>
          <table:table-cell office:value-type="float" office:value="4.62472390088">
            <text:p>4,6247239009</text:p>
          </table:table-cell>
          <table:table-cell table:formula="of:=FREQUENCY([.B$14:.B$1013];[.B380])/1000" office:value-type="float" office:value="0.367">
            <text:p>0,367</text:p>
          </table:table-cell>
          <table:table-cell table:formula="of:=IF(AND([.E$6]&lt;=[.B380];[.B380]&lt;=[.E$7]);([.B380]-[.E$6])^2/([.E$8]-[.E$6])*([.E$7]-[.E$6]);1-(([.E$8]-[.B380])^2/([.E$8]-[.E$6])*([.E$8]-[.E$7])))" office:value-type="float" office:value="-14.9525341196089">
            <text:p>-14,9525341196</text:p>
          </table:table-cell>
          <table:table-cell table:formula="of:=([.D380]-[.C380])" office:value-type="float" office:value="-15.3195341196089">
            <text:p>-15,3195341196</text:p>
          </table:table-cell>
          <table:table-cell table:formula="of:=([.D380]-[.C379])" office:value-type="float" office:value="-15.3185341196089">
            <text:p>-15,3185341196</text:p>
          </table:table-cell>
          <table:table-cell/>
        </table:table-row>
        <table:table-row table:style-name="ro1">
          <table:table-cell office:value-type="float" office:value="4.54766753933">
            <text:p>4,5476675393</text:p>
          </table:table-cell>
          <table:table-cell office:value-type="float" office:value="4.62872929521">
            <text:p>4,6287292952</text:p>
          </table:table-cell>
          <table:table-cell table:formula="of:=FREQUENCY([.B$14:.B$1013];[.B381])/1000" office:value-type="float" office:value="0.368">
            <text:p>0,368</text:p>
          </table:table-cell>
          <table:table-cell table:formula="of:=IF(AND([.E$6]&lt;=[.B381];[.B381]&lt;=[.E$7]);([.B381]-[.E$6])^2/([.E$8]-[.E$6])*([.E$7]-[.E$6]);1-(([.E$8]-[.B381])^2/([.E$8]-[.E$6])*([.E$8]-[.E$7])))" office:value-type="float" office:value="-14.9233396454627">
            <text:p>-14,9233396455</text:p>
          </table:table-cell>
          <table:table-cell table:formula="of:=([.D381]-[.C381])" office:value-type="float" office:value="-15.2913396454627">
            <text:p>-15,2913396455</text:p>
          </table:table-cell>
          <table:table-cell table:formula="of:=([.D381]-[.C380])" office:value-type="float" office:value="-15.2903396454627">
            <text:p>-15,2903396455</text:p>
          </table:table-cell>
          <table:table-cell/>
        </table:table-row>
        <table:table-row table:style-name="ro1">
          <table:table-cell office:value-type="float" office:value="5.28831912453">
            <text:p>5,2883191245</text:p>
          </table:table-cell>
          <table:table-cell office:value-type="float" office:value="4.62887005617">
            <text:p>4,6288700562</text:p>
          </table:table-cell>
          <table:table-cell table:formula="of:=FREQUENCY([.B$14:.B$1013];[.B382])/1000" office:value-type="float" office:value="0.369">
            <text:p>0,369</text:p>
          </table:table-cell>
          <table:table-cell table:formula="of:=IF(AND([.E$6]&lt;=[.B382];[.B382]&lt;=[.E$7]);([.B382]-[.E$6])^2/([.E$8]-[.E$6])*([.E$7]-[.E$6]);1-(([.E$8]-[.B382])^2/([.E$8]-[.E$6])*([.E$8]-[.E$7])))" office:value-type="float" office:value="-14.9223141548727">
            <text:p>-14,9223141549</text:p>
          </table:table-cell>
          <table:table-cell table:formula="of:=([.D382]-[.C382])" office:value-type="float" office:value="-15.2913141548727">
            <text:p>-15,2913141549</text:p>
          </table:table-cell>
          <table:table-cell table:formula="of:=([.D382]-[.C381])" office:value-type="float" office:value="-15.2903141548727">
            <text:p>-15,2903141549</text:p>
          </table:table-cell>
          <table:table-cell/>
        </table:table-row>
        <table:table-row table:style-name="ro1">
          <table:table-cell office:value-type="float" office:value="5.56766480421">
            <text:p>5,5676648042</text:p>
          </table:table-cell>
          <table:table-cell office:value-type="float" office:value="4.6292087845">
            <text:p>4,6292087845</text:p>
          </table:table-cell>
          <table:table-cell table:formula="of:=FREQUENCY([.B$14:.B$1013];[.B383])/1000" office:value-type="float" office:value="0.37">
            <text:p>0,37</text:p>
          </table:table-cell>
          <table:table-cell table:formula="of:=IF(AND([.E$6]&lt;=[.B383];[.B383]&lt;=[.E$7]);([.B383]-[.E$6])^2/([.E$8]-[.E$6])*([.E$7]-[.E$6]);1-(([.E$8]-[.B383])^2/([.E$8]-[.E$6])*([.E$8]-[.E$7])))" office:value-type="float" office:value="-14.9198465412433">
            <text:p>-14,9198465412</text:p>
          </table:table-cell>
          <table:table-cell table:formula="of:=([.D383]-[.C383])" office:value-type="float" office:value="-15.2898465412433">
            <text:p>-15,2898465412</text:p>
          </table:table-cell>
          <table:table-cell table:formula="of:=([.D383]-[.C382])" office:value-type="float" office:value="-15.2888465412433">
            <text:p>-15,2888465412</text:p>
          </table:table-cell>
          <table:table-cell/>
        </table:table-row>
        <table:table-row table:style-name="ro1">
          <table:table-cell office:value-type="float" office:value="3.7528378047">
            <text:p>3,7528378047</text:p>
          </table:table-cell>
          <table:table-cell office:value-type="float" office:value="4.6328656707">
            <text:p>4,6328656707</text:p>
          </table:table-cell>
          <table:table-cell table:formula="of:=FREQUENCY([.B$14:.B$1013];[.B384])/1000" office:value-type="float" office:value="0.371">
            <text:p>0,371</text:p>
          </table:table-cell>
          <table:table-cell table:formula="of:=IF(AND([.E$6]&lt;=[.B384];[.B384]&lt;=[.E$7]);([.B384]-[.E$6])^2/([.E$8]-[.E$6])*([.E$7]-[.E$6]);1-(([.E$8]-[.B384])^2/([.E$8]-[.E$6])*([.E$8]-[.E$7])))" office:value-type="float" office:value="-14.8932185417921">
            <text:p>-14,8932185418</text:p>
          </table:table-cell>
          <table:table-cell table:formula="of:=([.D384]-[.C384])" office:value-type="float" office:value="-15.2642185417921">
            <text:p>-15,2642185418</text:p>
          </table:table-cell>
          <table:table-cell table:formula="of:=([.D384]-[.C383])" office:value-type="float" office:value="-15.2632185417921">
            <text:p>-15,2632185418</text:p>
          </table:table-cell>
          <table:table-cell/>
        </table:table-row>
        <table:table-row table:style-name="ro1">
          <table:table-cell office:value-type="float" office:value="4.73663496276">
            <text:p>4,7366349628</text:p>
          </table:table-cell>
          <table:table-cell office:value-type="float" office:value="4.64121017803">
            <text:p>4,641210178</text:p>
          </table:table-cell>
          <table:table-cell table:formula="of:=FREQUENCY([.B$14:.B$1013];[.B385])/1000" office:value-type="float" office:value="0.372">
            <text:p>0,372</text:p>
          </table:table-cell>
          <table:table-cell table:formula="of:=IF(AND([.E$6]&lt;=[.B385];[.B385]&lt;=[.E$7]);([.B385]-[.E$6])^2/([.E$8]-[.E$6])*([.E$7]-[.E$6]);1-(([.E$8]-[.B385])^2/([.E$8]-[.E$6])*([.E$8]-[.E$7])))" office:value-type="float" office:value="-14.8325405934244">
            <text:p>-14,8325405934</text:p>
          </table:table-cell>
          <table:table-cell table:formula="of:=([.D385]-[.C385])" office:value-type="float" office:value="-15.2045405934244">
            <text:p>-15,2045405934</text:p>
          </table:table-cell>
          <table:table-cell table:formula="of:=([.D385]-[.C384])" office:value-type="float" office:value="-15.2035405934244">
            <text:p>-15,2035405934</text:p>
          </table:table-cell>
          <table:table-cell/>
        </table:table-row>
        <table:table-row table:style-name="ro1">
          <table:table-cell office:value-type="float" office:value="3.79057170646">
            <text:p>3,7905717065</text:p>
          </table:table-cell>
          <table:table-cell office:value-type="float" office:value="4.65008407347">
            <text:p>4,6500840735</text:p>
          </table:table-cell>
          <table:table-cell table:formula="of:=FREQUENCY([.B$14:.B$1013];[.B386])/1000" office:value-type="float" office:value="0.373">
            <text:p>0,373</text:p>
          </table:table-cell>
          <table:table-cell table:formula="of:=IF(AND([.E$6]&lt;=[.B386];[.B386]&lt;=[.E$7]);([.B386]-[.E$6])^2/([.E$8]-[.E$6])*([.E$7]-[.E$6]);1-(([.E$8]-[.B386])^2/([.E$8]-[.E$6])*([.E$8]-[.E$7])))" office:value-type="float" office:value="-14.7681404732328">
            <text:p>-14,7681404732</text:p>
          </table:table-cell>
          <table:table-cell table:formula="of:=([.D386]-[.C386])" office:value-type="float" office:value="-15.1411404732328">
            <text:p>-15,1411404732</text:p>
          </table:table-cell>
          <table:table-cell table:formula="of:=([.D386]-[.C385])" office:value-type="float" office:value="-15.1401404732328">
            <text:p>-15,1401404732</text:p>
          </table:table-cell>
          <table:table-cell/>
        </table:table-row>
        <table:table-row table:style-name="ro1">
          <table:table-cell office:value-type="float" office:value="6.8392667148">
            <text:p>6,8392667148</text:p>
          </table:table-cell>
          <table:table-cell office:value-type="float" office:value="4.66397929411">
            <text:p>4,6639792941</text:p>
          </table:table-cell>
          <table:table-cell table:formula="of:=FREQUENCY([.B$14:.B$1013];[.B387])/1000" office:value-type="float" office:value="0.374">
            <text:p>0,374</text:p>
          </table:table-cell>
          <table:table-cell table:formula="of:=IF(AND([.E$6]&lt;=[.B387];[.B387]&lt;=[.E$7]);([.B387]-[.E$6])^2/([.E$8]-[.E$6])*([.E$7]-[.E$6]);1-(([.E$8]-[.B387])^2/([.E$8]-[.E$6])*([.E$8]-[.E$7])))" office:value-type="float" office:value="-14.6675629682557">
            <text:p>-14,6675629683</text:p>
          </table:table-cell>
          <table:table-cell table:formula="of:=([.D387]-[.C387])" office:value-type="float" office:value="-15.0415629682557">
            <text:p>-15,0415629683</text:p>
          </table:table-cell>
          <table:table-cell table:formula="of:=([.D387]-[.C386])" office:value-type="float" office:value="-15.0405629682557">
            <text:p>-15,0405629683</text:p>
          </table:table-cell>
          <table:table-cell/>
        </table:table-row>
        <table:table-row table:style-name="ro1">
          <table:table-cell office:value-type="float" office:value="4.58015466595">
            <text:p>4,580154666</text:p>
          </table:table-cell>
          <table:table-cell office:value-type="float" office:value="4.67014806353">
            <text:p>4,6701480635</text:p>
          </table:table-cell>
          <table:table-cell table:formula="of:=FREQUENCY([.B$14:.B$1013];[.B388])/1000" office:value-type="float" office:value="0.375">
            <text:p>0,375</text:p>
          </table:table-cell>
          <table:table-cell table:formula="of:=IF(AND([.E$6]&lt;=[.B388];[.B388]&lt;=[.E$7]);([.B388]-[.E$6])^2/([.E$8]-[.E$6])*([.E$7]-[.E$6]);1-(([.E$8]-[.B388])^2/([.E$8]-[.E$6])*([.E$8]-[.E$7])))" office:value-type="float" office:value="-14.6230148264608">
            <text:p>-14,6230148265</text:p>
          </table:table-cell>
          <table:table-cell table:formula="of:=([.D388]-[.C388])" office:value-type="float" office:value="-14.9980148264608">
            <text:p>-14,9980148265</text:p>
          </table:table-cell>
          <table:table-cell table:formula="of:=([.D388]-[.C387])" office:value-type="float" office:value="-14.9970148264608">
            <text:p>-14,9970148265</text:p>
          </table:table-cell>
          <table:table-cell/>
        </table:table-row>
        <table:table-row table:style-name="ro1">
          <table:table-cell office:value-type="float" office:value="4.86539457176">
            <text:p>4,8653945718</text:p>
          </table:table-cell>
          <table:table-cell office:value-type="float" office:value="4.67429295192">
            <text:p>4,6742929519</text:p>
          </table:table-cell>
          <table:table-cell table:formula="of:=FREQUENCY([.B$14:.B$1013];[.B389])/1000" office:value-type="float" office:value="0.376">
            <text:p>0,376</text:p>
          </table:table-cell>
          <table:table-cell table:formula="of:=IF(AND([.E$6]&lt;=[.B389];[.B389]&lt;=[.E$7]);([.B389]-[.E$6])^2/([.E$8]-[.E$6])*([.E$7]-[.E$6]);1-(([.E$8]-[.B389])^2/([.E$8]-[.E$6])*([.E$8]-[.E$7])))" office:value-type="float" office:value="-14.5931178881742">
            <text:p>-14,5931178882</text:p>
          </table:table-cell>
          <table:table-cell table:formula="of:=([.D389]-[.C389])" office:value-type="float" office:value="-14.9691178881742">
            <text:p>-14,9691178882</text:p>
          </table:table-cell>
          <table:table-cell table:formula="of:=([.D389]-[.C388])" office:value-type="float" office:value="-14.9681178881742">
            <text:p>-14,9681178882</text:p>
          </table:table-cell>
          <table:table-cell/>
        </table:table-row>
        <table:table-row table:style-name="ro1">
          <table:table-cell office:value-type="float" office:value="5.08040981652">
            <text:p>5,0804098165</text:p>
          </table:table-cell>
          <table:table-cell office:value-type="float" office:value="4.67516708968">
            <text:p>4,6751670897</text:p>
          </table:table-cell>
          <table:table-cell table:formula="of:=FREQUENCY([.B$14:.B$1013];[.B390])/1000" office:value-type="float" office:value="0.377">
            <text:p>0,377</text:p>
          </table:table-cell>
          <table:table-cell table:formula="of:=IF(AND([.E$6]&lt;=[.B390];[.B390]&lt;=[.E$7]);([.B390]-[.E$6])^2/([.E$8]-[.E$6])*([.E$7]-[.E$6]);1-(([.E$8]-[.B390])^2/([.E$8]-[.E$6])*([.E$8]-[.E$7])))" office:value-type="float" office:value="-14.5868164184891">
            <text:p>-14,5868164185</text:p>
          </table:table-cell>
          <table:table-cell table:formula="of:=([.D390]-[.C390])" office:value-type="float" office:value="-14.9638164184891">
            <text:p>-14,9638164185</text:p>
          </table:table-cell>
          <table:table-cell table:formula="of:=([.D390]-[.C389])" office:value-type="float" office:value="-14.9628164184891">
            <text:p>-14,9628164185</text:p>
          </table:table-cell>
          <table:table-cell/>
        </table:table-row>
        <table:table-row table:style-name="ro1">
          <table:table-cell office:value-type="float" office:value="6.51744497498">
            <text:p>6,517444975</text:p>
          </table:table-cell>
          <table:table-cell office:value-type="float" office:value="4.68728882486">
            <text:p>4,6872888249</text:p>
          </table:table-cell>
          <table:table-cell table:formula="of:=FREQUENCY([.B$14:.B$1013];[.B391])/1000" office:value-type="float" office:value="0.378">
            <text:p>0,378</text:p>
          </table:table-cell>
          <table:table-cell table:formula="of:=IF(AND([.E$6]&lt;=[.B391];[.B391]&lt;=[.E$7]);([.B391]-[.E$6])^2/([.E$8]-[.E$6])*([.E$7]-[.E$6]);1-(([.E$8]-[.B391])^2/([.E$8]-[.E$6])*([.E$8]-[.E$7])))" office:value-type="float" office:value="-14.4995647334812">
            <text:p>-14,4995647335</text:p>
          </table:table-cell>
          <table:table-cell table:formula="of:=([.D391]-[.C391])" office:value-type="float" office:value="-14.8775647334812">
            <text:p>-14,8775647335</text:p>
          </table:table-cell>
          <table:table-cell table:formula="of:=([.D391]-[.C390])" office:value-type="float" office:value="-14.8765647334812">
            <text:p>-14,8765647335</text:p>
          </table:table-cell>
          <table:table-cell/>
        </table:table-row>
        <table:table-row table:style-name="ro1">
          <table:table-cell office:value-type="float" office:value="6.42929626584">
            <text:p>6,4292962658</text:p>
          </table:table-cell>
          <table:table-cell office:value-type="float" office:value="4.68833099727">
            <text:p>4,6883309973</text:p>
          </table:table-cell>
          <table:table-cell table:formula="of:=FREQUENCY([.B$14:.B$1013];[.B392])/1000" office:value-type="float" office:value="0.379">
            <text:p>0,379</text:p>
          </table:table-cell>
          <table:table-cell table:formula="of:=IF(AND([.E$6]&lt;=[.B392];[.B392]&lt;=[.E$7]);([.B392]-[.E$6])^2/([.E$8]-[.E$6])*([.E$7]-[.E$6]);1-(([.E$8]-[.B392])^2/([.E$8]-[.E$6])*([.E$8]-[.E$7])))" office:value-type="float" office:value="-14.4920746575856">
            <text:p>-14,4920746576</text:p>
          </table:table-cell>
          <table:table-cell table:formula="of:=([.D392]-[.C392])" office:value-type="float" office:value="-14.8710746575856">
            <text:p>-14,8710746576</text:p>
          </table:table-cell>
          <table:table-cell table:formula="of:=([.D392]-[.C391])" office:value-type="float" office:value="-14.8700746575856">
            <text:p>-14,8700746576</text:p>
          </table:table-cell>
          <table:table-cell/>
        </table:table-row>
        <table:table-row table:style-name="ro1">
          <table:table-cell office:value-type="float" office:value="3.97531579899">
            <text:p>3,975315799</text:p>
          </table:table-cell>
          <table:table-cell office:value-type="float" office:value="4.69893595363">
            <text:p>4,6989359536</text:p>
          </table:table-cell>
          <table:table-cell table:formula="of:=FREQUENCY([.B$14:.B$1013];[.B393])/1000" office:value-type="float" office:value="0.38">
            <text:p>0,38</text:p>
          </table:table-cell>
          <table:table-cell table:formula="of:=IF(AND([.E$6]&lt;=[.B393];[.B393]&lt;=[.E$7]);([.B393]-[.E$6])^2/([.E$8]-[.E$6])*([.E$7]-[.E$6]);1-(([.E$8]-[.B393])^2/([.E$8]-[.E$6])*([.E$8]-[.E$7])))" office:value-type="float" office:value="-14.4159599424806">
            <text:p>-14,4159599425</text:p>
          </table:table-cell>
          <table:table-cell table:formula="of:=([.D393]-[.C393])" office:value-type="float" office:value="-14.7959599424806">
            <text:p>-14,7959599425</text:p>
          </table:table-cell>
          <table:table-cell table:formula="of:=([.D393]-[.C392])" office:value-type="float" office:value="-14.7949599424806">
            <text:p>-14,7949599425</text:p>
          </table:table-cell>
          <table:table-cell/>
        </table:table-row>
        <table:table-row table:style-name="ro1">
          <table:table-cell office:value-type="float" office:value="4.31693614055">
            <text:p>4,3169361406</text:p>
          </table:table-cell>
          <table:table-cell office:value-type="float" office:value="4.69928211456">
            <text:p>4,6992821146</text:p>
          </table:table-cell>
          <table:table-cell table:formula="of:=FREQUENCY([.B$14:.B$1013];[.B394])/1000" office:value-type="float" office:value="0.381">
            <text:p>0,381</text:p>
          </table:table-cell>
          <table:table-cell table:formula="of:=IF(AND([.E$6]&lt;=[.B394];[.B394]&lt;=[.E$7]);([.B394]-[.E$6])^2/([.E$8]-[.E$6])*([.E$7]-[.E$6]);1-(([.E$8]-[.B394])^2/([.E$8]-[.E$6])*([.E$8]-[.E$7])))" office:value-type="float" office:value="-14.4134786084529">
            <text:p>-14,4134786085</text:p>
          </table:table-cell>
          <table:table-cell table:formula="of:=([.D394]-[.C394])" office:value-type="float" office:value="-14.7944786084529">
            <text:p>-14,7944786085</text:p>
          </table:table-cell>
          <table:table-cell table:formula="of:=([.D394]-[.C393])" office:value-type="float" office:value="-14.7934786084529">
            <text:p>-14,7934786085</text:p>
          </table:table-cell>
          <table:table-cell/>
        </table:table-row>
        <table:table-row table:style-name="ro1">
          <table:table-cell office:value-type="float" office:value="5.15474484031">
            <text:p>5,1547448403</text:p>
          </table:table-cell>
          <table:table-cell office:value-type="float" office:value="4.70062750315">
            <text:p>4,7006275032</text:p>
          </table:table-cell>
          <table:table-cell table:formula="of:=FREQUENCY([.B$14:.B$1013];[.B395])/1000" office:value-type="float" office:value="0.382">
            <text:p>0,382</text:p>
          </table:table-cell>
          <table:table-cell table:formula="of:=IF(AND([.E$6]&lt;=[.B395];[.B395]&lt;=[.E$7]);([.B395]-[.E$6])^2/([.E$8]-[.E$6])*([.E$7]-[.E$6]);1-(([.E$8]-[.B395])^2/([.E$8]-[.E$6])*([.E$8]-[.E$7])))" office:value-type="float" office:value="-14.4038365555585">
            <text:p>-14,4038365556</text:p>
          </table:table-cell>
          <table:table-cell table:formula="of:=([.D395]-[.C395])" office:value-type="float" office:value="-14.7858365555585">
            <text:p>-14,7858365556</text:p>
          </table:table-cell>
          <table:table-cell table:formula="of:=([.D395]-[.C394])" office:value-type="float" office:value="-14.7848365555585">
            <text:p>-14,7848365556</text:p>
          </table:table-cell>
          <table:table-cell/>
        </table:table-row>
        <table:table-row table:style-name="ro1">
          <table:table-cell office:value-type="float" office:value="3.35213386185">
            <text:p>3,3521338619</text:p>
          </table:table-cell>
          <table:table-cell office:value-type="float" office:value="4.70498058387">
            <text:p>4,7049805839</text:p>
          </table:table-cell>
          <table:table-cell table:formula="of:=FREQUENCY([.B$14:.B$1013];[.B396])/1000" office:value-type="float" office:value="0.383">
            <text:p>0,383</text:p>
          </table:table-cell>
          <table:table-cell table:formula="of:=IF(AND([.E$6]&lt;=[.B396];[.B396]&lt;=[.E$7]);([.B396]-[.E$6])^2/([.E$8]-[.E$6])*([.E$7]-[.E$6]);1-(([.E$8]-[.B396])^2/([.E$8]-[.E$6])*([.E$8]-[.E$7])))" office:value-type="float" office:value="-14.3726598207781">
            <text:p>-14,3726598208</text:p>
          </table:table-cell>
          <table:table-cell table:formula="of:=([.D396]-[.C396])" office:value-type="float" office:value="-14.7556598207781">
            <text:p>-14,7556598208</text:p>
          </table:table-cell>
          <table:table-cell table:formula="of:=([.D396]-[.C395])" office:value-type="float" office:value="-14.7546598207781">
            <text:p>-14,7546598208</text:p>
          </table:table-cell>
          <table:table-cell/>
        </table:table-row>
        <table:table-row table:style-name="ro1">
          <table:table-cell office:value-type="float" office:value="3.91743281775">
            <text:p>3,9174328178</text:p>
          </table:table-cell>
          <table:table-cell office:value-type="float" office:value="4.71716180516">
            <text:p>4,7171618052</text:p>
          </table:table-cell>
          <table:table-cell table:formula="of:=FREQUENCY([.B$14:.B$1013];[.B397])/1000" office:value-type="float" office:value="0.384">
            <text:p>0,384</text:p>
          </table:table-cell>
          <table:table-cell table:formula="of:=IF(AND([.E$6]&lt;=[.B397];[.B397]&lt;=[.E$7]);([.B397]-[.E$6])^2/([.E$8]-[.E$6])*([.E$7]-[.E$6]);1-(([.E$8]-[.B397])^2/([.E$8]-[.E$6])*([.E$8]-[.E$7])))" office:value-type="float" office:value="-14.2855858359836">
            <text:p>-14,285585836</text:p>
          </table:table-cell>
          <table:table-cell table:formula="of:=([.D397]-[.C397])" office:value-type="float" office:value="-14.6695858359836">
            <text:p>-14,669585836</text:p>
          </table:table-cell>
          <table:table-cell table:formula="of:=([.D397]-[.C396])" office:value-type="float" office:value="-14.6685858359836">
            <text:p>-14,668585836</text:p>
          </table:table-cell>
          <table:table-cell/>
        </table:table-row>
        <table:table-row table:style-name="ro1">
          <table:table-cell office:value-type="float" office:value="5.55809138907">
            <text:p>5,5580913891</text:p>
          </table:table-cell>
          <table:table-cell office:value-type="float" office:value="4.71865399395">
            <text:p>4,718653994</text:p>
          </table:table-cell>
          <table:table-cell table:formula="of:=FREQUENCY([.B$14:.B$1013];[.B398])/1000" office:value-type="float" office:value="0.385">
            <text:p>0,385</text:p>
          </table:table-cell>
          <table:table-cell table:formula="of:=IF(AND([.E$6]&lt;=[.B398];[.B398]&lt;=[.E$7]);([.B398]-[.E$6])^2/([.E$8]-[.E$6])*([.E$7]-[.E$6]);1-(([.E$8]-[.B398])^2/([.E$8]-[.E$6])*([.E$8]-[.E$7])))" office:value-type="float" office:value="-14.2749363529336">
            <text:p>-14,2749363529</text:p>
          </table:table-cell>
          <table:table-cell table:formula="of:=([.D398]-[.C398])" office:value-type="float" office:value="-14.6599363529336">
            <text:p>-14,6599363529</text:p>
          </table:table-cell>
          <table:table-cell table:formula="of:=([.D398]-[.C397])" office:value-type="float" office:value="-14.6589363529336">
            <text:p>-14,6589363529</text:p>
          </table:table-cell>
          <table:table-cell/>
        </table:table-row>
        <table:table-row table:style-name="ro1">
          <table:table-cell office:value-type="float" office:value="6.84732296278">
            <text:p>6,8473229628</text:p>
          </table:table-cell>
          <table:table-cell office:value-type="float" office:value="4.72107081595">
            <text:p>4,721070816</text:p>
          </table:table-cell>
          <table:table-cell table:formula="of:=FREQUENCY([.B$14:.B$1013];[.B399])/1000" office:value-type="float" office:value="0.386">
            <text:p>0,386</text:p>
          </table:table-cell>
          <table:table-cell table:formula="of:=IF(AND([.E$6]&lt;=[.B399];[.B399]&lt;=[.E$7]);([.B399]-[.E$6])^2/([.E$8]-[.E$6])*([.E$7]-[.E$6]);1-(([.E$8]-[.B399])^2/([.E$8]-[.E$6])*([.E$8]-[.E$7])))" office:value-type="float" office:value="-14.2576958017623">
            <text:p>-14,2576958018</text:p>
          </table:table-cell>
          <table:table-cell table:formula="of:=([.D399]-[.C399])" office:value-type="float" office:value="-14.6436958017623">
            <text:p>-14,6436958018</text:p>
          </table:table-cell>
          <table:table-cell table:formula="of:=([.D399]-[.C398])" office:value-type="float" office:value="-14.6426958017623">
            <text:p>-14,6426958018</text:p>
          </table:table-cell>
          <table:table-cell/>
        </table:table-row>
        <table:table-row table:style-name="ro1">
          <table:table-cell office:value-type="float" office:value="4.98670750003">
            <text:p>4,9867075</text:p>
          </table:table-cell>
          <table:table-cell office:value-type="float" office:value="4.72172834975">
            <text:p>4,7217283498</text:p>
          </table:table-cell>
          <table:table-cell table:formula="of:=FREQUENCY([.B$14:.B$1013];[.B400])/1000" office:value-type="float" office:value="0.387">
            <text:p>0,387</text:p>
          </table:table-cell>
          <table:table-cell table:formula="of:=IF(AND([.E$6]&lt;=[.B400];[.B400]&lt;=[.E$7]);([.B400]-[.E$6])^2/([.E$8]-[.E$6])*([.E$7]-[.E$6]);1-(([.E$8]-[.B400])^2/([.E$8]-[.E$6])*([.E$8]-[.E$7])))" office:value-type="float" office:value="-14.2530069277774">
            <text:p>-14,2530069278</text:p>
          </table:table-cell>
          <table:table-cell table:formula="of:=([.D400]-[.C400])" office:value-type="float" office:value="-14.6400069277774">
            <text:p>-14,6400069278</text:p>
          </table:table-cell>
          <table:table-cell table:formula="of:=([.D400]-[.C399])" office:value-type="float" office:value="-14.6390069277774">
            <text:p>-14,6390069278</text:p>
          </table:table-cell>
          <table:table-cell/>
        </table:table-row>
        <table:table-row table:style-name="ro1">
          <table:table-cell office:value-type="float" office:value="5.03864596584">
            <text:p>5,0386459658</text:p>
          </table:table-cell>
          <table:table-cell office:value-type="float" office:value="4.72489111824">
            <text:p>4,7248911182</text:p>
          </table:table-cell>
          <table:table-cell table:formula="of:=FREQUENCY([.B$14:.B$1013];[.B401])/1000" office:value-type="float" office:value="0.388">
            <text:p>0,388</text:p>
          </table:table-cell>
          <table:table-cell table:formula="of:=IF(AND([.E$6]&lt;=[.B401];[.B401]&lt;=[.E$7]);([.B401]-[.E$6])^2/([.E$8]-[.E$6])*([.E$7]-[.E$6]);1-(([.E$8]-[.B401])^2/([.E$8]-[.E$6])*([.E$8]-[.E$7])))" office:value-type="float" office:value="-14.2304632924194">
            <text:p>-14,2304632924</text:p>
          </table:table-cell>
          <table:table-cell table:formula="of:=([.D401]-[.C401])" office:value-type="float" office:value="-14.6184632924194">
            <text:p>-14,6184632924</text:p>
          </table:table-cell>
          <table:table-cell table:formula="of:=([.D401]-[.C400])" office:value-type="float" office:value="-14.6174632924194">
            <text:p>-14,6174632924</text:p>
          </table:table-cell>
          <table:table-cell/>
        </table:table-row>
        <table:table-row table:style-name="ro1">
          <table:table-cell office:value-type="float" office:value="3.78630432052">
            <text:p>3,7863043205</text:p>
          </table:table-cell>
          <table:table-cell office:value-type="float" office:value="4.72794007991">
            <text:p>4,7279400799</text:p>
          </table:table-cell>
          <table:table-cell table:formula="of:=FREQUENCY([.B$14:.B$1013];[.B402])/1000" office:value-type="float" office:value="0.389">
            <text:p>0,389</text:p>
          </table:table-cell>
          <table:table-cell table:formula="of:=IF(AND([.E$6]&lt;=[.B402];[.B402]&lt;=[.E$7]);([.B402]-[.E$6])^2/([.E$8]-[.E$6])*([.E$7]-[.E$6]);1-(([.E$8]-[.B402])^2/([.E$8]-[.E$6])*([.E$8]-[.E$7])))" office:value-type="float" office:value="-14.2087466340328">
            <text:p>-14,208746634</text:p>
          </table:table-cell>
          <table:table-cell table:formula="of:=([.D402]-[.C402])" office:value-type="float" office:value="-14.5977466340328">
            <text:p>-14,597746634</text:p>
          </table:table-cell>
          <table:table-cell table:formula="of:=([.D402]-[.C401])" office:value-type="float" office:value="-14.5967466340328">
            <text:p>-14,596746634</text:p>
          </table:table-cell>
          <table:table-cell/>
        </table:table-row>
        <table:table-row table:style-name="ro1">
          <table:table-cell office:value-type="float" office:value="4.02978305861">
            <text:p>4,0297830586</text:p>
          </table:table-cell>
          <table:table-cell office:value-type="float" office:value="4.73396184772">
            <text:p>4,7339618477</text:p>
          </table:table-cell>
          <table:table-cell table:formula="of:=FREQUENCY([.B$14:.B$1013];[.B403])/1000" office:value-type="float" office:value="0.39">
            <text:p>0,39</text:p>
          </table:table-cell>
          <table:table-cell table:formula="of:=IF(AND([.E$6]&lt;=[.B403];[.B403]&lt;=[.E$7]);([.B403]-[.E$6])^2/([.E$8]-[.E$6])*([.E$7]-[.E$6]);1-(([.E$8]-[.B403])^2/([.E$8]-[.E$6])*([.E$8]-[.E$7])))" office:value-type="float" office:value="-14.1659012639238">
            <text:p>-14,1659012639</text:p>
          </table:table-cell>
          <table:table-cell table:formula="of:=([.D403]-[.C403])" office:value-type="float" office:value="-14.5559012639238">
            <text:p>-14,5559012639</text:p>
          </table:table-cell>
          <table:table-cell table:formula="of:=([.D403]-[.C402])" office:value-type="float" office:value="-14.5549012639238">
            <text:p>-14,5549012639</text:p>
          </table:table-cell>
          <table:table-cell/>
        </table:table-row>
        <table:table-row table:style-name="ro1">
          <table:table-cell office:value-type="float" office:value="4.36451173717">
            <text:p>4,3645117372</text:p>
          </table:table-cell>
          <table:table-cell office:value-type="float" office:value="4.73473089666">
            <text:p>4,7347308967</text:p>
          </table:table-cell>
          <table:table-cell table:formula="of:=FREQUENCY([.B$14:.B$1013];[.B404])/1000" office:value-type="float" office:value="0.391">
            <text:p>0,391</text:p>
          </table:table-cell>
          <table:table-cell table:formula="of:=IF(AND([.E$6]&lt;=[.B404];[.B404]&lt;=[.E$7]);([.B404]-[.E$6])^2/([.E$8]-[.E$6])*([.E$7]-[.E$6]);1-(([.E$8]-[.B404])^2/([.E$8]-[.E$6])*([.E$8]-[.E$7])))" office:value-type="float" office:value="-14.1604337699223">
            <text:p>-14,1604337699</text:p>
          </table:table-cell>
          <table:table-cell table:formula="of:=([.D404]-[.C404])" office:value-type="float" office:value="-14.5514337699223">
            <text:p>-14,5514337699</text:p>
          </table:table-cell>
          <table:table-cell table:formula="of:=([.D404]-[.C403])" office:value-type="float" office:value="-14.5504337699223">
            <text:p>-14,5504337699</text:p>
          </table:table-cell>
          <table:table-cell/>
        </table:table-row>
        <table:table-row table:style-name="ro1">
          <table:table-cell office:value-type="float" office:value="6.5468620163">
            <text:p>6,5468620163</text:p>
          </table:table-cell>
          <table:table-cell office:value-type="float" office:value="4.73619080724">
            <text:p>4,7361908072</text:p>
          </table:table-cell>
          <table:table-cell table:formula="of:=FREQUENCY([.B$14:.B$1013];[.B405])/1000" office:value-type="float" office:value="0.392">
            <text:p>0,392</text:p>
          </table:table-cell>
          <table:table-cell table:formula="of:=IF(AND([.E$6]&lt;=[.B405];[.B405]&lt;=[.E$7]);([.B405]-[.E$6])^2/([.E$8]-[.E$6])*([.E$7]-[.E$6]);1-(([.E$8]-[.B405])^2/([.E$8]-[.E$6])*([.E$8]-[.E$7])))" office:value-type="float" office:value="-14.1500573602206">
            <text:p>-14,1500573602</text:p>
          </table:table-cell>
          <table:table-cell table:formula="of:=([.D405]-[.C405])" office:value-type="float" office:value="-14.5420573602206">
            <text:p>-14,5420573602</text:p>
          </table:table-cell>
          <table:table-cell table:formula="of:=([.D405]-[.C404])" office:value-type="float" office:value="-14.5410573602206">
            <text:p>-14,5410573602</text:p>
          </table:table-cell>
          <table:table-cell/>
        </table:table-row>
        <table:table-row table:style-name="ro1">
          <table:table-cell office:value-type="float" office:value="5.39998155483">
            <text:p>5,3999815548</text:p>
          </table:table-cell>
          <table:table-cell office:value-type="float" office:value="4.73663496276">
            <text:p>4,7366349628</text:p>
          </table:table-cell>
          <table:table-cell table:formula="of:=FREQUENCY([.B$14:.B$1013];[.B406])/1000" office:value-type="float" office:value="0.393">
            <text:p>0,393</text:p>
          </table:table-cell>
          <table:table-cell table:formula="of:=IF(AND([.E$6]&lt;=[.B406];[.B406]&lt;=[.E$7]);([.B406]-[.E$6])^2/([.E$8]-[.E$6])*([.E$7]-[.E$6]);1-(([.E$8]-[.B406])^2/([.E$8]-[.E$6])*([.E$8]-[.E$7])))" office:value-type="float" office:value="-14.1469012006337">
            <text:p>-14,1469012006</text:p>
          </table:table-cell>
          <table:table-cell table:formula="of:=([.D406]-[.C406])" office:value-type="float" office:value="-14.5399012006337">
            <text:p>-14,5399012006</text:p>
          </table:table-cell>
          <table:table-cell table:formula="of:=([.D406]-[.C405])" office:value-type="float" office:value="-14.5389012006337">
            <text:p>-14,5389012006</text:p>
          </table:table-cell>
          <table:table-cell/>
        </table:table-row>
        <table:table-row table:style-name="ro1">
          <table:table-cell office:value-type="float" office:value="4.22317788015">
            <text:p>4,2231778802</text:p>
          </table:table-cell>
          <table:table-cell office:value-type="float" office:value="4.73903436117">
            <text:p>4,7390343612</text:p>
          </table:table-cell>
          <table:table-cell table:formula="of:=FREQUENCY([.B$14:.B$1013];[.B407])/1000" office:value-type="float" office:value="0.394">
            <text:p>0,394</text:p>
          </table:table-cell>
          <table:table-cell table:formula="of:=IF(AND([.E$6]&lt;=[.B407];[.B407]&lt;=[.E$7]);([.B407]-[.E$6])^2/([.E$8]-[.E$6])*([.E$7]-[.E$6]);1-(([.E$8]-[.B407])^2/([.E$8]-[.E$6])*([.E$8]-[.E$7])))" office:value-type="float" office:value="-14.1298568127416">
            <text:p>-14,1298568127</text:p>
          </table:table-cell>
          <table:table-cell table:formula="of:=([.D407]-[.C407])" office:value-type="float" office:value="-14.5238568127416">
            <text:p>-14,5238568127</text:p>
          </table:table-cell>
          <table:table-cell table:formula="of:=([.D407]-[.C406])" office:value-type="float" office:value="-14.5228568127416">
            <text:p>-14,5228568127</text:p>
          </table:table-cell>
          <table:table-cell/>
        </table:table-row>
        <table:table-row table:style-name="ro1">
          <table:table-cell office:value-type="float" office:value="4.08351692798">
            <text:p>4,083516928</text:p>
          </table:table-cell>
          <table:table-cell office:value-type="float" office:value="4.73918447426">
            <text:p>4,7391844743</text:p>
          </table:table-cell>
          <table:table-cell table:formula="of:=FREQUENCY([.B$14:.B$1013];[.B408])/1000" office:value-type="float" office:value="0.395">
            <text:p>0,395</text:p>
          </table:table-cell>
          <table:table-cell table:formula="of:=IF(AND([.E$6]&lt;=[.B408];[.B408]&lt;=[.E$7]);([.B408]-[.E$6])^2/([.E$8]-[.E$6])*([.E$7]-[.E$6]);1-(([.E$8]-[.B408])^2/([.E$8]-[.E$6])*([.E$8]-[.E$7])))" office:value-type="float" office:value="-14.1287907869892">
            <text:p>-14,128790787</text:p>
          </table:table-cell>
          <table:table-cell table:formula="of:=([.D408]-[.C408])" office:value-type="float" office:value="-14.5237907869892">
            <text:p>-14,523790787</text:p>
          </table:table-cell>
          <table:table-cell table:formula="of:=([.D408]-[.C407])" office:value-type="float" office:value="-14.5227907869892">
            <text:p>-14,522790787</text:p>
          </table:table-cell>
          <table:table-cell/>
        </table:table-row>
        <table:table-row table:style-name="ro1">
          <table:table-cell office:value-type="float" office:value="4.53848708666">
            <text:p>4,5384870867</text:p>
          </table:table-cell>
          <table:table-cell office:value-type="float" office:value="4.73952332596">
            <text:p>4,739523326</text:p>
          </table:table-cell>
          <table:table-cell table:formula="of:=FREQUENCY([.B$14:.B$1013];[.B409])/1000" office:value-type="float" office:value="0.396">
            <text:p>0,396</text:p>
          </table:table-cell>
          <table:table-cell table:formula="of:=IF(AND([.E$6]&lt;=[.B409];[.B409]&lt;=[.E$7]);([.B409]-[.E$6])^2/([.E$8]-[.E$6])*([.E$7]-[.E$6]);1-(([.E$8]-[.B409])^2/([.E$8]-[.E$6])*([.E$8]-[.E$7])))" office:value-type="float" office:value="-14.1263845750325">
            <text:p>-14,126384575</text:p>
          </table:table-cell>
          <table:table-cell table:formula="of:=([.D409]-[.C409])" office:value-type="float" office:value="-14.5223845750325">
            <text:p>-14,522384575</text:p>
          </table:table-cell>
          <table:table-cell table:formula="of:=([.D409]-[.C408])" office:value-type="float" office:value="-14.5213845750325">
            <text:p>-14,521384575</text:p>
          </table:table-cell>
          <table:table-cell/>
        </table:table-row>
        <table:table-row table:style-name="ro1">
          <table:table-cell office:value-type="float" office:value="4.17619334695">
            <text:p>4,176193347</text:p>
          </table:table-cell>
          <table:table-cell office:value-type="float" office:value="4.74025115954">
            <text:p>4,7402511595</text:p>
          </table:table-cell>
          <table:table-cell table:formula="of:=FREQUENCY([.B$14:.B$1013];[.B410])/1000" office:value-type="float" office:value="0.397">
            <text:p>0,397</text:p>
          </table:table-cell>
          <table:table-cell table:formula="of:=IF(AND([.E$6]&lt;=[.B410];[.B410]&lt;=[.E$7]);([.B410]-[.E$6])^2/([.E$8]-[.E$6])*([.E$7]-[.E$6]);1-(([.E$8]-[.B410])^2/([.E$8]-[.E$6])*([.E$8]-[.E$7])))" office:value-type="float" office:value="-14.1212168198336">
            <text:p>-14,1212168198</text:p>
          </table:table-cell>
          <table:table-cell table:formula="of:=([.D410]-[.C410])" office:value-type="float" office:value="-14.5182168198336">
            <text:p>-14,5182168198</text:p>
          </table:table-cell>
          <table:table-cell table:formula="of:=([.D410]-[.C409])" office:value-type="float" office:value="-14.5172168198336">
            <text:p>-14,5172168198</text:p>
          </table:table-cell>
          <table:table-cell/>
        </table:table-row>
        <table:table-row table:style-name="ro1">
          <table:table-cell office:value-type="float" office:value="4.77528765876">
            <text:p>4,7752876588</text:p>
          </table:table-cell>
          <table:table-cell office:value-type="float" office:value="4.74186840721">
            <text:p>4,7418684072</text:p>
          </table:table-cell>
          <table:table-cell table:formula="of:=FREQUENCY([.B$14:.B$1013];[.B411])/1000" office:value-type="float" office:value="0.398">
            <text:p>0,398</text:p>
          </table:table-cell>
          <table:table-cell table:formula="of:=IF(AND([.E$6]&lt;=[.B411];[.B411]&lt;=[.E$7]);([.B411]-[.E$6])^2/([.E$8]-[.E$6])*([.E$7]-[.E$6]);1-(([.E$8]-[.B411])^2/([.E$8]-[.E$6])*([.E$8]-[.E$7])))" office:value-type="float" office:value="-14.1097372179303">
            <text:p>-14,1097372179</text:p>
          </table:table-cell>
          <table:table-cell table:formula="of:=([.D411]-[.C411])" office:value-type="float" office:value="-14.5077372179303">
            <text:p>-14,5077372179</text:p>
          </table:table-cell>
          <table:table-cell table:formula="of:=([.D411]-[.C410])" office:value-type="float" office:value="-14.5067372179303">
            <text:p>-14,5067372179</text:p>
          </table:table-cell>
          <table:table-cell/>
        </table:table-row>
        <table:table-row table:style-name="ro1">
          <table:table-cell office:value-type="float" office:value="4.3408077672">
            <text:p>4,3408077672</text:p>
          </table:table-cell>
          <table:table-cell office:value-type="float" office:value="4.75289272317">
            <text:p>4,7528927232</text:p>
          </table:table-cell>
          <table:table-cell table:formula="of:=FREQUENCY([.B$14:.B$1013];[.B412])/1000" office:value-type="float" office:value="0.399">
            <text:p>0,399</text:p>
          </table:table-cell>
          <table:table-cell table:formula="of:=IF(AND([.E$6]&lt;=[.B412];[.B412]&lt;=[.E$7]);([.B412]-[.E$6])^2/([.E$8]-[.E$6])*([.E$7]-[.E$6]);1-(([.E$8]-[.B412])^2/([.E$8]-[.E$6])*([.E$8]-[.E$7])))" office:value-type="float" office:value="-14.0316001840853">
            <text:p>-14,0316001841</text:p>
          </table:table-cell>
          <table:table-cell table:formula="of:=([.D412]-[.C412])" office:value-type="float" office:value="-14.4306001840853">
            <text:p>-14,4306001841</text:p>
          </table:table-cell>
          <table:table-cell table:formula="of:=([.D412]-[.C411])" office:value-type="float" office:value="-14.4296001840853">
            <text:p>-14,4296001841</text:p>
          </table:table-cell>
          <table:table-cell/>
        </table:table-row>
        <table:table-row table:style-name="ro1">
          <table:table-cell office:value-type="float" office:value="3.4808848934">
            <text:p>3,4808848934</text:p>
          </table:table-cell>
          <table:table-cell office:value-type="float" office:value="4.7549701795">
            <text:p>4,7549701795</text:p>
          </table:table-cell>
          <table:table-cell table:formula="of:=FREQUENCY([.B$14:.B$1013];[.B413])/1000" office:value-type="float" office:value="0.4">
            <text:p>0,4</text:p>
          </table:table-cell>
          <table:table-cell table:formula="of:=IF(AND([.E$6]&lt;=[.B413];[.B413]&lt;=[.E$7]);([.B413]-[.E$6])^2/([.E$8]-[.E$6])*([.E$7]-[.E$6]);1-(([.E$8]-[.B413])^2/([.E$8]-[.E$6])*([.E$8]-[.E$7])))" office:value-type="float" office:value="-14.0168984807786">
            <text:p>-14,0168984808</text:p>
          </table:table-cell>
          <table:table-cell table:formula="of:=([.D413]-[.C413])" office:value-type="float" office:value="-14.4168984807786">
            <text:p>-14,4168984808</text:p>
          </table:table-cell>
          <table:table-cell table:formula="of:=([.D413]-[.C412])" office:value-type="float" office:value="-14.4158984807786">
            <text:p>-14,4158984808</text:p>
          </table:table-cell>
          <table:table-cell/>
        </table:table-row>
        <table:table-row table:style-name="ro1">
          <table:table-cell office:value-type="float" office:value="6.16459361022">
            <text:p>6,1645936102</text:p>
          </table:table-cell>
          <table:table-cell office:value-type="float" office:value="4.76022357325">
            <text:p>4,7602235733</text:p>
          </table:table-cell>
          <table:table-cell table:formula="of:=FREQUENCY([.B$14:.B$1013];[.B414])/1000" office:value-type="float" office:value="0.401">
            <text:p>0,401</text:p>
          </table:table-cell>
          <table:table-cell table:formula="of:=IF(AND([.E$6]&lt;=[.B414];[.B414]&lt;=[.E$7]);([.B414]-[.E$6])^2/([.E$8]-[.E$6])*([.E$7]-[.E$6]);1-(([.E$8]-[.B414])^2/([.E$8]-[.E$6])*([.E$8]-[.E$7])))" office:value-type="float" office:value="-13.9797534573542">
            <text:p>-13,9797534574</text:p>
          </table:table-cell>
          <table:table-cell table:formula="of:=([.D414]-[.C414])" office:value-type="float" office:value="-14.3807534573542">
            <text:p>-14,3807534574</text:p>
          </table:table-cell>
          <table:table-cell table:formula="of:=([.D414]-[.C413])" office:value-type="float" office:value="-14.3797534573542">
            <text:p>-14,3797534574</text:p>
          </table:table-cell>
          <table:table-cell/>
        </table:table-row>
        <table:table-row table:style-name="ro1">
          <table:table-cell office:value-type="float" office:value="3.66062629582">
            <text:p>3,6606262958</text:p>
          </table:table-cell>
          <table:table-cell office:value-type="float" office:value="4.76287339946">
            <text:p>4,7628733995</text:p>
          </table:table-cell>
          <table:table-cell table:formula="of:=FREQUENCY([.B$14:.B$1013];[.B415])/1000" office:value-type="float" office:value="0.402">
            <text:p>0,402</text:p>
          </table:table-cell>
          <table:table-cell table:formula="of:=IF(AND([.E$6]&lt;=[.B415];[.B415]&lt;=[.E$7]);([.B415]-[.E$6])^2/([.E$8]-[.E$6])*([.E$7]-[.E$6]);1-(([.E$8]-[.B415])^2/([.E$8]-[.E$6])*([.E$8]-[.E$7])))" office:value-type="float" office:value="-13.961034857503">
            <text:p>-13,9610348575</text:p>
          </table:table-cell>
          <table:table-cell table:formula="of:=([.D415]-[.C415])" office:value-type="float" office:value="-14.363034857503">
            <text:p>-14,3630348575</text:p>
          </table:table-cell>
          <table:table-cell table:formula="of:=([.D415]-[.C414])" office:value-type="float" office:value="-14.362034857503">
            <text:p>-14,3620348575</text:p>
          </table:table-cell>
          <table:table-cell/>
        </table:table-row>
        <table:table-row table:style-name="ro1">
          <table:table-cell office:value-type="float" office:value="4.94006335959">
            <text:p>4,9400633596</text:p>
          </table:table-cell>
          <table:table-cell office:value-type="float" office:value="4.77227024863">
            <text:p>4,7722702486</text:p>
          </table:table-cell>
          <table:table-cell table:formula="of:=FREQUENCY([.B$14:.B$1013];[.B416])/1000" office:value-type="float" office:value="0.403">
            <text:p>0,403</text:p>
          </table:table-cell>
          <table:table-cell table:formula="of:=IF(AND([.E$6]&lt;=[.B416];[.B416]&lt;=[.E$7]);([.B416]-[.E$6])^2/([.E$8]-[.E$6])*([.E$7]-[.E$6]);1-(([.E$8]-[.B416])^2/([.E$8]-[.E$6])*([.E$8]-[.E$7])))" office:value-type="float" office:value="-13.8947490421825">
            <text:p>-13,8947490422</text:p>
          </table:table-cell>
          <table:table-cell table:formula="of:=([.D416]-[.C416])" office:value-type="float" office:value="-14.2977490421825">
            <text:p>-14,2977490422</text:p>
          </table:table-cell>
          <table:table-cell table:formula="of:=([.D416]-[.C415])" office:value-type="float" office:value="-14.2967490421825">
            <text:p>-14,2967490422</text:p>
          </table:table-cell>
          <table:table-cell/>
        </table:table-row>
        <table:table-row table:style-name="ro1">
          <table:table-cell office:value-type="float" office:value="5.08250368985">
            <text:p>5,0825036899</text:p>
          </table:table-cell>
          <table:table-cell office:value-type="float" office:value="4.77528765876">
            <text:p>4,7752876588</text:p>
          </table:table-cell>
          <table:table-cell table:formula="of:=FREQUENCY([.B$14:.B$1013];[.B417])/1000" office:value-type="float" office:value="0.404">
            <text:p>0,404</text:p>
          </table:table-cell>
          <table:table-cell table:formula="of:=IF(AND([.E$6]&lt;=[.B417];[.B417]&lt;=[.E$7]);([.B417]-[.E$6])^2/([.E$8]-[.E$6])*([.E$7]-[.E$6]);1-(([.E$8]-[.B417])^2/([.E$8]-[.E$6])*([.E$8]-[.E$7])))" office:value-type="float" office:value="-13.873495305188">
            <text:p>-13,8734953052</text:p>
          </table:table-cell>
          <table:table-cell table:formula="of:=([.D417]-[.C417])" office:value-type="float" office:value="-14.277495305188">
            <text:p>-14,2774953052</text:p>
          </table:table-cell>
          <table:table-cell table:formula="of:=([.D417]-[.C416])" office:value-type="float" office:value="-14.276495305188">
            <text:p>-14,2764953052</text:p>
          </table:table-cell>
          <table:table-cell/>
        </table:table-row>
        <table:table-row table:style-name="ro1">
          <table:table-cell office:value-type="float" office:value="6.11272117907">
            <text:p>6,1127211791</text:p>
          </table:table-cell>
          <table:table-cell office:value-type="float" office:value="4.77740513937">
            <text:p>4,7774051394</text:p>
          </table:table-cell>
          <table:table-cell table:formula="of:=FREQUENCY([.B$14:.B$1013];[.B418])/1000" office:value-type="float" office:value="0.405">
            <text:p>0,405</text:p>
          </table:table-cell>
          <table:table-cell table:formula="of:=IF(AND([.E$6]&lt;=[.B418];[.B418]&lt;=[.E$7]);([.B418]-[.E$6])^2/([.E$8]-[.E$6])*([.E$7]-[.E$6]);1-(([.E$8]-[.B418])^2/([.E$8]-[.E$6])*([.E$8]-[.E$7])))" office:value-type="float" office:value="-13.8585894641824">
            <text:p>-13,8585894642</text:p>
          </table:table-cell>
          <table:table-cell table:formula="of:=([.D418]-[.C418])" office:value-type="float" office:value="-14.2635894641824">
            <text:p>-14,2635894642</text:p>
          </table:table-cell>
          <table:table-cell table:formula="of:=([.D418]-[.C417])" office:value-type="float" office:value="-14.2625894641824">
            <text:p>-14,2625894642</text:p>
          </table:table-cell>
          <table:table-cell/>
        </table:table-row>
        <table:table-row table:style-name="ro1">
          <table:table-cell office:value-type="float" office:value="6.19746005992">
            <text:p>6,1974600599</text:p>
          </table:table-cell>
          <table:table-cell office:value-type="float" office:value="4.77998908936">
            <text:p>4,7799890894</text:p>
          </table:table-cell>
          <table:table-cell table:formula="of:=FREQUENCY([.B$14:.B$1013];[.B419])/1000" office:value-type="float" office:value="0.406">
            <text:p>0,406</text:p>
          </table:table-cell>
          <table:table-cell table:formula="of:=IF(AND([.E$6]&lt;=[.B419];[.B419]&lt;=[.E$7]);([.B419]-[.E$6])^2/([.E$8]-[.E$6])*([.E$7]-[.E$6]);1-(([.E$8]-[.B419])^2/([.E$8]-[.E$6])*([.E$8]-[.E$7])))" office:value-type="float" office:value="-13.8404100716005">
            <text:p>-13,8404100716</text:p>
          </table:table-cell>
          <table:table-cell table:formula="of:=([.D419]-[.C419])" office:value-type="float" office:value="-14.2464100716005">
            <text:p>-14,2464100716</text:p>
          </table:table-cell>
          <table:table-cell table:formula="of:=([.D419]-[.C418])" office:value-type="float" office:value="-14.2454100716005">
            <text:p>-14,2454100716</text:p>
          </table:table-cell>
          <table:table-cell/>
        </table:table-row>
        <table:table-row table:style-name="ro1">
          <table:table-cell office:value-type="float" office:value="3.68299992166">
            <text:p>3,6829999217</text:p>
          </table:table-cell>
          <table:table-cell office:value-type="float" office:value="4.78045693507">
            <text:p>4,7804569351</text:p>
          </table:table-cell>
          <table:table-cell table:formula="of:=FREQUENCY([.B$14:.B$1013];[.B420])/1000" office:value-type="float" office:value="0.407">
            <text:p>0,407</text:p>
          </table:table-cell>
          <table:table-cell table:formula="of:=IF(AND([.E$6]&lt;=[.B420];[.B420]&lt;=[.E$7]);([.B420]-[.E$6])^2/([.E$8]-[.E$6])*([.E$7]-[.E$6]);1-(([.E$8]-[.B420])^2/([.E$8]-[.E$6])*([.E$8]-[.E$7])))" office:value-type="float" office:value="-13.8371197306657">
            <text:p>-13,8371197307</text:p>
          </table:table-cell>
          <table:table-cell table:formula="of:=([.D420]-[.C420])" office:value-type="float" office:value="-14.2441197306657">
            <text:p>-14,2441197307</text:p>
          </table:table-cell>
          <table:table-cell table:formula="of:=([.D420]-[.C419])" office:value-type="float" office:value="-14.2431197306657">
            <text:p>-14,2431197307</text:p>
          </table:table-cell>
          <table:table-cell/>
        </table:table-row>
        <table:table-row table:style-name="ro1">
          <table:table-cell office:value-type="float" office:value="4.86151980475">
            <text:p>4,8615198048</text:p>
          </table:table-cell>
          <table:table-cell office:value-type="float" office:value="4.78083617028">
            <text:p>4,7808361703</text:p>
          </table:table-cell>
          <table:table-cell table:formula="of:=FREQUENCY([.B$14:.B$1013];[.B421])/1000" office:value-type="float" office:value="0.408">
            <text:p>0,408</text:p>
          </table:table-cell>
          <table:table-cell table:formula="of:=IF(AND([.E$6]&lt;=[.B421];[.B421]&lt;=[.E$7]);([.B421]-[.E$6])^2/([.E$8]-[.E$6])*([.E$7]-[.E$6]);1-(([.E$8]-[.B421])^2/([.E$8]-[.E$6])*([.E$8]-[.E$7])))" office:value-type="float" office:value="-13.8344528516813">
            <text:p>-13,8344528517</text:p>
          </table:table-cell>
          <table:table-cell table:formula="of:=([.D421]-[.C421])" office:value-type="float" office:value="-14.2424528516813">
            <text:p>-14,2424528517</text:p>
          </table:table-cell>
          <table:table-cell table:formula="of:=([.D421]-[.C420])" office:value-type="float" office:value="-14.2414528516813">
            <text:p>-14,2414528517</text:p>
          </table:table-cell>
          <table:table-cell/>
        </table:table-row>
        <table:table-row table:style-name="ro1">
          <table:table-cell office:value-type="float" office:value="5.12486269395">
            <text:p>5,124862694</text:p>
          </table:table-cell>
          <table:table-cell office:value-type="float" office:value="4.78106218517">
            <text:p>4,7810621852</text:p>
          </table:table-cell>
          <table:table-cell table:formula="of:=FREQUENCY([.B$14:.B$1013];[.B422])/1000" office:value-type="float" office:value="0.409">
            <text:p>0,409</text:p>
          </table:table-cell>
          <table:table-cell table:formula="of:=IF(AND([.E$6]&lt;=[.B422];[.B422]&lt;=[.E$7]);([.B422]-[.E$6])^2/([.E$8]-[.E$6])*([.E$7]-[.E$6]);1-(([.E$8]-[.B422])^2/([.E$8]-[.E$6])*([.E$8]-[.E$7])))" office:value-type="float" office:value="-13.8328635711688">
            <text:p>-13,8328635712</text:p>
          </table:table-cell>
          <table:table-cell table:formula="of:=([.D422]-[.C422])" office:value-type="float" office:value="-14.2418635711688">
            <text:p>-14,2418635712</text:p>
          </table:table-cell>
          <table:table-cell table:formula="of:=([.D422]-[.C421])" office:value-type="float" office:value="-14.2408635711688">
            <text:p>-14,2408635712</text:p>
          </table:table-cell>
          <table:table-cell/>
        </table:table-row>
        <table:table-row table:style-name="ro1">
          <table:table-cell office:value-type="float" office:value="8.52821668056">
            <text:p>8,5282166806</text:p>
          </table:table-cell>
          <table:table-cell office:value-type="float" office:value="4.78224702655">
            <text:p>4,7822470266</text:p>
          </table:table-cell>
          <table:table-cell table:formula="of:=FREQUENCY([.B$14:.B$1013];[.B423])/1000" office:value-type="float" office:value="0.41">
            <text:p>0,41</text:p>
          </table:table-cell>
          <table:table-cell table:formula="of:=IF(AND([.E$6]&lt;=[.B423];[.B423]&lt;=[.E$7]);([.B423]-[.E$6])^2/([.E$8]-[.E$6])*([.E$7]-[.E$6]);1-(([.E$8]-[.B423])^2/([.E$8]-[.E$6])*([.E$8]-[.E$7])))" office:value-type="float" office:value="-13.8245334542053">
            <text:p>-13,8245334542</text:p>
          </table:table-cell>
          <table:table-cell table:formula="of:=([.D423]-[.C423])" office:value-type="float" office:value="-14.2345334542053">
            <text:p>-14,2345334542</text:p>
          </table:table-cell>
          <table:table-cell table:formula="of:=([.D423]-[.C422])" office:value-type="float" office:value="-14.2335334542053">
            <text:p>-14,2335334542</text:p>
          </table:table-cell>
          <table:table-cell/>
        </table:table-row>
        <table:table-row table:style-name="ro1">
          <table:table-cell office:value-type="float" office:value="4.51301261601">
            <text:p>4,513012616</text:p>
          </table:table-cell>
          <table:table-cell office:value-type="float" office:value="4.78491109177">
            <text:p>4,7849110918</text:p>
          </table:table-cell>
          <table:table-cell table:formula="of:=FREQUENCY([.B$14:.B$1013];[.B424])/1000" office:value-type="float" office:value="0.411">
            <text:p>0,411</text:p>
          </table:table-cell>
          <table:table-cell table:formula="of:=IF(AND([.E$6]&lt;=[.B424];[.B424]&lt;=[.E$7]);([.B424]-[.E$6])^2/([.E$8]-[.E$6])*([.E$7]-[.E$6]);1-(([.E$8]-[.B424])^2/([.E$8]-[.E$6])*([.E$8]-[.E$7])))" office:value-type="float" office:value="-13.805812086903">
            <text:p>-13,8058120869</text:p>
          </table:table-cell>
          <table:table-cell table:formula="of:=([.D424]-[.C424])" office:value-type="float" office:value="-14.216812086903">
            <text:p>-14,2168120869</text:p>
          </table:table-cell>
          <table:table-cell table:formula="of:=([.D424]-[.C423])" office:value-type="float" office:value="-14.215812086903">
            <text:p>-14,2158120869</text:p>
          </table:table-cell>
          <table:table-cell/>
        </table:table-row>
        <table:table-row table:style-name="ro1">
          <table:table-cell office:value-type="float" office:value="4.82584444441">
            <text:p>4,8258444444</text:p>
          </table:table-cell>
          <table:table-cell office:value-type="float" office:value="4.79066626478">
            <text:p>4,7906662648</text:p>
          </table:table-cell>
          <table:table-cell table:formula="of:=FREQUENCY([.B$14:.B$1013];[.B425])/1000" office:value-type="float" office:value="0.412">
            <text:p>0,412</text:p>
          </table:table-cell>
          <table:table-cell table:formula="of:=IF(AND([.E$6]&lt;=[.B425];[.B425]&lt;=[.E$7]);([.B425]-[.E$6])^2/([.E$8]-[.E$6])*([.E$7]-[.E$6]);1-(([.E$8]-[.B425])^2/([.E$8]-[.E$6])*([.E$8]-[.E$7])))" office:value-type="float" office:value="-13.7654087453843">
            <text:p>-13,7654087454</text:p>
          </table:table-cell>
          <table:table-cell table:formula="of:=([.D425]-[.C425])" office:value-type="float" office:value="-14.1774087453843">
            <text:p>-14,1774087454</text:p>
          </table:table-cell>
          <table:table-cell table:formula="of:=([.D425]-[.C424])" office:value-type="float" office:value="-14.1764087453843">
            <text:p>-14,1764087454</text:p>
          </table:table-cell>
          <table:table-cell/>
        </table:table-row>
        <table:table-row table:style-name="ro1">
          <table:table-cell office:value-type="float" office:value="4.85500510473">
            <text:p>4,8550051047</text:p>
          </table:table-cell>
          <table:table-cell office:value-type="float" office:value="4.79322036275">
            <text:p>4,7932203628</text:p>
          </table:table-cell>
          <table:table-cell table:formula="of:=FREQUENCY([.B$14:.B$1013];[.B426])/1000" office:value-type="float" office:value="0.413">
            <text:p>0,413</text:p>
          </table:table-cell>
          <table:table-cell table:formula="of:=IF(AND([.E$6]&lt;=[.B426];[.B426]&lt;=[.E$7]);([.B426]-[.E$6])^2/([.E$8]-[.E$6])*([.E$7]-[.E$6]);1-(([.E$8]-[.B426])^2/([.E$8]-[.E$6])*([.E$8]-[.E$7])))" office:value-type="float" office:value="-13.747495763651">
            <text:p>-13,7474957637</text:p>
          </table:table-cell>
          <table:table-cell table:formula="of:=([.D426]-[.C426])" office:value-type="float" office:value="-14.160495763651">
            <text:p>-14,1604957637</text:p>
          </table:table-cell>
          <table:table-cell table:formula="of:=([.D426]-[.C425])" office:value-type="float" office:value="-14.159495763651">
            <text:p>-14,1594957637</text:p>
          </table:table-cell>
          <table:table-cell/>
        </table:table-row>
        <table:table-row table:style-name="ro1">
          <table:table-cell office:value-type="float" office:value="4.35343037331">
            <text:p>4,3534303733</text:p>
          </table:table-cell>
          <table:table-cell office:value-type="float" office:value="4.80419478296">
            <text:p>4,804194783</text:p>
          </table:table-cell>
          <table:table-cell table:formula="of:=FREQUENCY([.B$14:.B$1013];[.B427])/1000" office:value-type="float" office:value="0.414">
            <text:p>0,414</text:p>
          </table:table-cell>
          <table:table-cell table:formula="of:=IF(AND([.E$6]&lt;=[.B427];[.B427]&lt;=[.E$7]);([.B427]-[.E$6])^2/([.E$8]-[.E$6])*([.E$7]-[.E$6]);1-(([.E$8]-[.B427])^2/([.E$8]-[.E$6])*([.E$8]-[.E$7])))" office:value-type="float" office:value="-13.6706511827834">
            <text:p>-13,6706511828</text:p>
          </table:table-cell>
          <table:table-cell table:formula="of:=([.D427]-[.C427])" office:value-type="float" office:value="-14.0846511827834">
            <text:p>-14,0846511828</text:p>
          </table:table-cell>
          <table:table-cell table:formula="of:=([.D427]-[.C426])" office:value-type="float" office:value="-14.0836511827834">
            <text:p>-14,0836511828</text:p>
          </table:table-cell>
          <table:table-cell/>
        </table:table-row>
        <table:table-row table:style-name="ro1">
          <table:table-cell office:value-type="float" office:value="8.58370560429">
            <text:p>8,5837056043</text:p>
          </table:table-cell>
          <table:table-cell office:value-type="float" office:value="4.80421164965">
            <text:p>4,8042116497</text:p>
          </table:table-cell>
          <table:table-cell table:formula="of:=FREQUENCY([.B$14:.B$1013];[.B428])/1000" office:value-type="float" office:value="0.415">
            <text:p>0,415</text:p>
          </table:table-cell>
          <table:table-cell table:formula="of:=IF(AND([.E$6]&lt;=[.B428];[.B428]&lt;=[.E$7]);([.B428]-[.E$6])^2/([.E$8]-[.E$6])*([.E$7]-[.E$6]);1-(([.E$8]-[.B428])^2/([.E$8]-[.E$6])*([.E$8]-[.E$7])))" office:value-type="float" office:value="-13.6705332341106">
            <text:p>-13,6705332341</text:p>
          </table:table-cell>
          <table:table-cell table:formula="of:=([.D428]-[.C428])" office:value-type="float" office:value="-14.0855332341106">
            <text:p>-14,0855332341</text:p>
          </table:table-cell>
          <table:table-cell table:formula="of:=([.D428]-[.C427])" office:value-type="float" office:value="-14.0845332341106">
            <text:p>-14,0845332341</text:p>
          </table:table-cell>
          <table:table-cell/>
        </table:table-row>
        <table:table-row table:style-name="ro1">
          <table:table-cell office:value-type="float" office:value="3.70276674202">
            <text:p>3,702766742</text:p>
          </table:table-cell>
          <table:table-cell office:value-type="float" office:value="4.8170429677">
            <text:p>4,8170429677</text:p>
          </table:table-cell>
          <table:table-cell table:formula="of:=FREQUENCY([.B$14:.B$1013];[.B429])/1000" office:value-type="float" office:value="0.416">
            <text:p>0,416</text:p>
          </table:table-cell>
          <table:table-cell table:formula="of:=IF(AND([.E$6]&lt;=[.B429];[.B429]&lt;=[.E$7]);([.B429]-[.E$6])^2/([.E$8]-[.E$6])*([.E$7]-[.E$6]);1-(([.E$8]-[.B429])^2/([.E$8]-[.E$6])*([.E$8]-[.E$7])))" office:value-type="float" office:value="-13.58094127839">
            <text:p>-13,5809412784</text:p>
          </table:table-cell>
          <table:table-cell table:formula="of:=([.D429]-[.C429])" office:value-type="float" office:value="-13.99694127839">
            <text:p>-13,9969412784</text:p>
          </table:table-cell>
          <table:table-cell table:formula="of:=([.D429]-[.C428])" office:value-type="float" office:value="-13.99594127839">
            <text:p>-13,9959412784</text:p>
          </table:table-cell>
          <table:table-cell/>
        </table:table-row>
        <table:table-row table:style-name="ro1">
          <table:table-cell office:value-type="float" office:value="6.87611925602">
            <text:p>6,876119256</text:p>
          </table:table-cell>
          <table:table-cell office:value-type="float" office:value="4.81876177888">
            <text:p>4,8187617789</text:p>
          </table:table-cell>
          <table:table-cell table:formula="of:=FREQUENCY([.B$14:.B$1013];[.B430])/1000" office:value-type="float" office:value="0.417">
            <text:p>0,417</text:p>
          </table:table-cell>
          <table:table-cell table:formula="of:=IF(AND([.E$6]&lt;=[.B430];[.B430]&lt;=[.E$7]);([.B430]-[.E$6])^2/([.E$8]-[.E$6])*([.E$7]-[.E$6]);1-(([.E$8]-[.B430])^2/([.E$8]-[.E$6])*([.E$8]-[.E$7])))" office:value-type="float" office:value="-13.5689608847956">
            <text:p>-13,5689608848</text:p>
          </table:table-cell>
          <table:table-cell table:formula="of:=([.D430]-[.C430])" office:value-type="float" office:value="-13.9859608847956">
            <text:p>-13,9859608848</text:p>
          </table:table-cell>
          <table:table-cell table:formula="of:=([.D430]-[.C429])" office:value-type="float" office:value="-13.9849608847956">
            <text:p>-13,9849608848</text:p>
          </table:table-cell>
          <table:table-cell/>
        </table:table-row>
        <table:table-row table:style-name="ro1">
          <table:table-cell office:value-type="float" office:value="5.49891124418">
            <text:p>5,4989112442</text:p>
          </table:table-cell>
          <table:table-cell office:value-type="float" office:value="4.81897092013">
            <text:p>4,8189709201</text:p>
          </table:table-cell>
          <table:table-cell table:formula="of:=FREQUENCY([.B$14:.B$1013];[.B431])/1000" office:value-type="float" office:value="0.418">
            <text:p>0,418</text:p>
          </table:table-cell>
          <table:table-cell table:formula="of:=IF(AND([.E$6]&lt;=[.B431];[.B431]&lt;=[.E$7]);([.B431]-[.E$6])^2/([.E$8]-[.E$6])*([.E$7]-[.E$6]);1-(([.E$8]-[.B431])^2/([.E$8]-[.E$6])*([.E$8]-[.E$7])))" office:value-type="float" office:value="-13.5675034722655">
            <text:p>-13,5675034723</text:p>
          </table:table-cell>
          <table:table-cell table:formula="of:=([.D431]-[.C431])" office:value-type="float" office:value="-13.9855034722655">
            <text:p>-13,9855034723</text:p>
          </table:table-cell>
          <table:table-cell table:formula="of:=([.D431]-[.C430])" office:value-type="float" office:value="-13.9845034722655">
            <text:p>-13,9845034723</text:p>
          </table:table-cell>
          <table:table-cell/>
        </table:table-row>
        <table:table-row table:style-name="ro1">
          <table:table-cell office:value-type="float" office:value="6.70869574032">
            <text:p>6,7086957403</text:p>
          </table:table-cell>
          <table:table-cell office:value-type="float" office:value="4.81949099157">
            <text:p>4,8194909916</text:p>
          </table:table-cell>
          <table:table-cell table:formula="of:=FREQUENCY([.B$14:.B$1013];[.B432])/1000" office:value-type="float" office:value="0.419">
            <text:p>0,419</text:p>
          </table:table-cell>
          <table:table-cell table:formula="of:=IF(AND([.E$6]&lt;=[.B432];[.B432]&lt;=[.E$7]);([.B432]-[.E$6])^2/([.E$8]-[.E$6])*([.E$7]-[.E$6]);1-(([.E$8]-[.B432])^2/([.E$8]-[.E$6])*([.E$8]-[.E$7])))" office:value-type="float" office:value="-13.5638796413037">
            <text:p>-13,5638796413</text:p>
          </table:table-cell>
          <table:table-cell table:formula="of:=([.D432]-[.C432])" office:value-type="float" office:value="-13.9828796413037">
            <text:p>-13,9828796413</text:p>
          </table:table-cell>
          <table:table-cell table:formula="of:=([.D432]-[.C431])" office:value-type="float" office:value="-13.9818796413037">
            <text:p>-13,9818796413</text:p>
          </table:table-cell>
          <table:table-cell/>
        </table:table-row>
        <table:table-row table:style-name="ro1">
          <table:table-cell office:value-type="float" office:value="5.63450891879">
            <text:p>5,6345089188</text:p>
          </table:table-cell>
          <table:table-cell office:value-type="float" office:value="4.81958597054">
            <text:p>4,8195859705</text:p>
          </table:table-cell>
          <table:table-cell table:formula="of:=FREQUENCY([.B$14:.B$1013];[.B433])/1000" office:value-type="float" office:value="0.42">
            <text:p>0,42</text:p>
          </table:table-cell>
          <table:table-cell table:formula="of:=IF(AND([.E$6]&lt;=[.B433];[.B433]&lt;=[.E$7]);([.B433]-[.E$6])^2/([.E$8]-[.E$6])*([.E$7]-[.E$6]);1-(([.E$8]-[.B433])^2/([.E$8]-[.E$6])*([.E$8]-[.E$7])))" office:value-type="float" office:value="-13.5632178814217">
            <text:p>-13,5632178814</text:p>
          </table:table-cell>
          <table:table-cell table:formula="of:=([.D433]-[.C433])" office:value-type="float" office:value="-13.9832178814217">
            <text:p>-13,9832178814</text:p>
          </table:table-cell>
          <table:table-cell table:formula="of:=([.D433]-[.C432])" office:value-type="float" office:value="-13.9822178814217">
            <text:p>-13,9822178814</text:p>
          </table:table-cell>
          <table:table-cell/>
        </table:table-row>
        <table:table-row table:style-name="ro1">
          <table:table-cell office:value-type="float" office:value="3.88137210901">
            <text:p>3,881372109</text:p>
          </table:table-cell>
          <table:table-cell office:value-type="float" office:value="4.82144600853">
            <text:p>4,8214460085</text:p>
          </table:table-cell>
          <table:table-cell table:formula="of:=FREQUENCY([.B$14:.B$1013];[.B434])/1000" office:value-type="float" office:value="0.421">
            <text:p>0,421</text:p>
          </table:table-cell>
          <table:table-cell table:formula="of:=IF(AND([.E$6]&lt;=[.B434];[.B434]&lt;=[.E$7]);([.B434]-[.E$6])^2/([.E$8]-[.E$6])*([.E$7]-[.E$6]);1-(([.E$8]-[.B434])^2/([.E$8]-[.E$6])*([.E$8]-[.E$7])))" office:value-type="float" office:value="-13.5502612163582">
            <text:p>-13,5502612164</text:p>
          </table:table-cell>
          <table:table-cell table:formula="of:=([.D434]-[.C434])" office:value-type="float" office:value="-13.9712612163582">
            <text:p>-13,9712612164</text:p>
          </table:table-cell>
          <table:table-cell table:formula="of:=([.D434]-[.C433])" office:value-type="float" office:value="-13.9702612163582">
            <text:p>-13,9702612164</text:p>
          </table:table-cell>
          <table:table-cell/>
        </table:table-row>
        <table:table-row table:style-name="ro1">
          <table:table-cell office:value-type="float" office:value="6.77977692852">
            <text:p>6,7797769285</text:p>
          </table:table-cell>
          <table:table-cell office:value-type="float" office:value="4.82454344092">
            <text:p>4,8245434409</text:p>
          </table:table-cell>
          <table:table-cell table:formula="of:=FREQUENCY([.B$14:.B$1013];[.B435])/1000" office:value-type="float" office:value="0.422">
            <text:p>0,422</text:p>
          </table:table-cell>
          <table:table-cell table:formula="of:=IF(AND([.E$6]&lt;=[.B435];[.B435]&lt;=[.E$7]);([.B435]-[.E$6])^2/([.E$8]-[.E$6])*([.E$7]-[.E$6]);1-(([.E$8]-[.B435])^2/([.E$8]-[.E$6])*([.E$8]-[.E$7])))" office:value-type="float" office:value="-13.5286978973035">
            <text:p>-13,5286978973</text:p>
          </table:table-cell>
          <table:table-cell table:formula="of:=([.D435]-[.C435])" office:value-type="float" office:value="-13.9506978973035">
            <text:p>-13,9506978973</text:p>
          </table:table-cell>
          <table:table-cell table:formula="of:=([.D435]-[.C434])" office:value-type="float" office:value="-13.9496978973035">
            <text:p>-13,9496978973</text:p>
          </table:table-cell>
          <table:table-cell/>
        </table:table-row>
        <table:table-row table:style-name="ro1">
          <table:table-cell office:value-type="float" office:value="6.31854251404">
            <text:p>6,318542514</text:p>
          </table:table-cell>
          <table:table-cell office:value-type="float" office:value="4.82584444441">
            <text:p>4,8258444444</text:p>
          </table:table-cell>
          <table:table-cell table:formula="of:=FREQUENCY([.B$14:.B$1013];[.B436])/1000" office:value-type="float" office:value="0.423">
            <text:p>0,423</text:p>
          </table:table-cell>
          <table:table-cell table:formula="of:=IF(AND([.E$6]&lt;=[.B436];[.B436]&lt;=[.E$7]);([.B436]-[.E$6])^2/([.E$8]-[.E$6])*([.E$7]-[.E$6]);1-(([.E$8]-[.B436])^2/([.E$8]-[.E$6])*([.E$8]-[.E$7])))" office:value-type="float" office:value="-13.5196455018857">
            <text:p>-13,5196455019</text:p>
          </table:table-cell>
          <table:table-cell table:formula="of:=([.D436]-[.C436])" office:value-type="float" office:value="-13.9426455018857">
            <text:p>-13,9426455019</text:p>
          </table:table-cell>
          <table:table-cell table:formula="of:=([.D436]-[.C435])" office:value-type="float" office:value="-13.9416455018857">
            <text:p>-13,9416455019</text:p>
          </table:table-cell>
          <table:table-cell/>
        </table:table-row>
        <table:table-row table:style-name="ro1">
          <table:table-cell office:value-type="float" office:value="5.11295831158">
            <text:p>5,1129583116</text:p>
          </table:table-cell>
          <table:table-cell office:value-type="float" office:value="4.83066270577">
            <text:p>4,8306627058</text:p>
          </table:table-cell>
          <table:table-cell table:formula="of:=FREQUENCY([.B$14:.B$1013];[.B437])/1000" office:value-type="float" office:value="0.424">
            <text:p>0,424</text:p>
          </table:table-cell>
          <table:table-cell table:formula="of:=IF(AND([.E$6]&lt;=[.B437];[.B437]&lt;=[.E$7]);([.B437]-[.E$6])^2/([.E$8]-[.E$6])*([.E$7]-[.E$6]);1-(([.E$8]-[.B437])^2/([.E$8]-[.E$6])*([.E$8]-[.E$7])))" office:value-type="float" office:value="-13.4861445608809">
            <text:p>-13,4861445609</text:p>
          </table:table-cell>
          <table:table-cell table:formula="of:=([.D437]-[.C437])" office:value-type="float" office:value="-13.9101445608809">
            <text:p>-13,9101445609</text:p>
          </table:table-cell>
          <table:table-cell table:formula="of:=([.D437]-[.C436])" office:value-type="float" office:value="-13.9091445608809">
            <text:p>-13,9091445609</text:p>
          </table:table-cell>
          <table:table-cell/>
        </table:table-row>
        <table:table-row table:style-name="ro1">
          <table:table-cell office:value-type="float" office:value="4.73952332596">
            <text:p>4,739523326</text:p>
          </table:table-cell>
          <table:table-cell office:value-type="float" office:value="4.83087841603">
            <text:p>4,830878416</text:p>
          </table:table-cell>
          <table:table-cell table:formula="of:=FREQUENCY([.B$14:.B$1013];[.B438])/1000" office:value-type="float" office:value="0.425">
            <text:p>0,425</text:p>
          </table:table-cell>
          <table:table-cell table:formula="of:=IF(AND([.E$6]&lt;=[.B438];[.B438]&lt;=[.E$7]);([.B438]-[.E$6])^2/([.E$8]-[.E$6])*([.E$7]-[.E$6]);1-(([.E$8]-[.B438])^2/([.E$8]-[.E$6])*([.E$8]-[.E$7])))" office:value-type="float" office:value="-13.4846456516038">
            <text:p>-13,4846456516</text:p>
          </table:table-cell>
          <table:table-cell table:formula="of:=([.D438]-[.C438])" office:value-type="float" office:value="-13.9096456516038">
            <text:p>-13,9096456516</text:p>
          </table:table-cell>
          <table:table-cell table:formula="of:=([.D438]-[.C437])" office:value-type="float" office:value="-13.9086456516038">
            <text:p>-13,9086456516</text:p>
          </table:table-cell>
          <table:table-cell/>
        </table:table-row>
        <table:table-row table:style-name="ro1">
          <table:table-cell office:value-type="float" office:value="3.62389099847">
            <text:p>3,6238909985</text:p>
          </table:table-cell>
          <table:table-cell office:value-type="float" office:value="4.83736813578">
            <text:p>4,8373681358</text:p>
          </table:table-cell>
          <table:table-cell table:formula="of:=FREQUENCY([.B$14:.B$1013];[.B439])/1000" office:value-type="float" office:value="0.426">
            <text:p>0,426</text:p>
          </table:table-cell>
          <table:table-cell table:formula="of:=IF(AND([.E$6]&lt;=[.B439];[.B439]&lt;=[.E$7]);([.B439]-[.E$6])^2/([.E$8]-[.E$6])*([.E$7]-[.E$6]);1-(([.E$8]-[.B439])^2/([.E$8]-[.E$6])*([.E$8]-[.E$7])))" office:value-type="float" office:value="-13.4395866975164">
            <text:p>-13,4395866975</text:p>
          </table:table-cell>
          <table:table-cell table:formula="of:=([.D439]-[.C439])" office:value-type="float" office:value="-13.8655866975164">
            <text:p>-13,8655866975</text:p>
          </table:table-cell>
          <table:table-cell table:formula="of:=([.D439]-[.C438])" office:value-type="float" office:value="-13.8645866975164">
            <text:p>-13,8645866975</text:p>
          </table:table-cell>
          <table:table-cell/>
        </table:table-row>
        <table:table-row table:style-name="ro1">
          <table:table-cell office:value-type="float" office:value="4.81897092013">
            <text:p>4,8189709201</text:p>
          </table:table-cell>
          <table:table-cell office:value-type="float" office:value="4.83782762878">
            <text:p>4,8378276288</text:p>
          </table:table-cell>
          <table:table-cell table:formula="of:=FREQUENCY([.B$14:.B$1013];[.B440])/1000" office:value-type="float" office:value="0.427">
            <text:p>0,427</text:p>
          </table:table-cell>
          <table:table-cell table:formula="of:=IF(AND([.E$6]&lt;=[.B440];[.B440]&lt;=[.E$7]);([.B440]-[.E$6])^2/([.E$8]-[.E$6])*([.E$7]-[.E$6]);1-(([.E$8]-[.B440])^2/([.E$8]-[.E$6])*([.E$8]-[.E$7])))" office:value-type="float" office:value="-13.4363990397893">
            <text:p>-13,4363990398</text:p>
          </table:table-cell>
          <table:table-cell table:formula="of:=([.D440]-[.C440])" office:value-type="float" office:value="-13.8633990397893">
            <text:p>-13,8633990398</text:p>
          </table:table-cell>
          <table:table-cell table:formula="of:=([.D440]-[.C439])" office:value-type="float" office:value="-13.8623990397893">
            <text:p>-13,8623990398</text:p>
          </table:table-cell>
          <table:table-cell/>
        </table:table-row>
        <table:table-row table:style-name="ro1">
          <table:table-cell office:value-type="float" office:value="7.11449070378">
            <text:p>7,1144907038</text:p>
          </table:table-cell>
          <table:table-cell office:value-type="float" office:value="4.84896294889">
            <text:p>4,8489629489</text:p>
          </table:table-cell>
          <table:table-cell table:formula="of:=FREQUENCY([.B$14:.B$1013];[.B441])/1000" office:value-type="float" office:value="0.428">
            <text:p>0,428</text:p>
          </table:table-cell>
          <table:table-cell table:formula="of:=IF(AND([.E$6]&lt;=[.B441];[.B441]&lt;=[.E$7]);([.B441]-[.E$6])^2/([.E$8]-[.E$6])*([.E$7]-[.E$6]);1-(([.E$8]-[.B441])^2/([.E$8]-[.E$6])*([.E$8]-[.E$7])))" office:value-type="float" office:value="-13.3592571664067">
            <text:p>-13,3592571664</text:p>
          </table:table-cell>
          <table:table-cell table:formula="of:=([.D441]-[.C441])" office:value-type="float" office:value="-13.7872571664067">
            <text:p>-13,7872571664</text:p>
          </table:table-cell>
          <table:table-cell table:formula="of:=([.D441]-[.C440])" office:value-type="float" office:value="-13.7862571664067">
            <text:p>-13,7862571664</text:p>
          </table:table-cell>
          <table:table-cell/>
        </table:table-row>
        <table:table-row table:style-name="ro1">
          <table:table-cell office:value-type="float" office:value="5.11183008246">
            <text:p>5,1118300825</text:p>
          </table:table-cell>
          <table:table-cell office:value-type="float" office:value="4.85307117778">
            <text:p>4,8530711778</text:p>
          </table:table-cell>
          <table:table-cell table:formula="of:=FREQUENCY([.B$14:.B$1013];[.B442])/1000" office:value-type="float" office:value="0.429">
            <text:p>0,429</text:p>
          </table:table-cell>
          <table:table-cell table:formula="of:=IF(AND([.E$6]&lt;=[.B442];[.B442]&lt;=[.E$7]);([.B442]-[.E$6])^2/([.E$8]-[.E$6])*([.E$7]-[.E$6]);1-(([.E$8]-[.B442])^2/([.E$8]-[.E$6])*([.E$8]-[.E$7])))" office:value-type="float" office:value="-13.3308488804658">
            <text:p>-13,3308488805</text:p>
          </table:table-cell>
          <table:table-cell table:formula="of:=([.D442]-[.C442])" office:value-type="float" office:value="-13.7598488804658">
            <text:p>-13,7598488805</text:p>
          </table:table-cell>
          <table:table-cell table:formula="of:=([.D442]-[.C441])" office:value-type="float" office:value="-13.7588488804658">
            <text:p>-13,7588488805</text:p>
          </table:table-cell>
          <table:table-cell/>
        </table:table-row>
        <table:table-row table:style-name="ro1">
          <table:table-cell office:value-type="float" office:value="4.62872929521">
            <text:p>4,6287292952</text:p>
          </table:table-cell>
          <table:table-cell office:value-type="float" office:value="4.85500510473">
            <text:p>4,8550051047</text:p>
          </table:table-cell>
          <table:table-cell table:formula="of:=FREQUENCY([.B$14:.B$1013];[.B443])/1000" office:value-type="float" office:value="0.43">
            <text:p>0,43</text:p>
          </table:table-cell>
          <table:table-cell table:formula="of:=IF(AND([.E$6]&lt;=[.B443];[.B443]&lt;=[.E$7]);([.B443]-[.E$6])^2/([.E$8]-[.E$6])*([.E$7]-[.E$6]);1-(([.E$8]-[.B443])^2/([.E$8]-[.E$6])*([.E$8]-[.E$7])))" office:value-type="float" office:value="-13.3174855681786">
            <text:p>-13,3174855682</text:p>
          </table:table-cell>
          <table:table-cell table:formula="of:=([.D443]-[.C443])" office:value-type="float" office:value="-13.7474855681786">
            <text:p>-13,7474855682</text:p>
          </table:table-cell>
          <table:table-cell table:formula="of:=([.D443]-[.C442])" office:value-type="float" office:value="-13.7464855681786">
            <text:p>-13,7464855682</text:p>
          </table:table-cell>
          <table:table-cell/>
        </table:table-row>
        <table:table-row table:style-name="ro1">
          <table:table-cell office:value-type="float" office:value="5.34320167443">
            <text:p>5,3432016744</text:p>
          </table:table-cell>
          <table:table-cell office:value-type="float" office:value="4.85920905694">
            <text:p>4,8592090569</text:p>
          </table:table-cell>
          <table:table-cell table:formula="of:=FREQUENCY([.B$14:.B$1013];[.B444])/1000" office:value-type="float" office:value="0.431">
            <text:p>0,431</text:p>
          </table:table-cell>
          <table:table-cell table:formula="of:=IF(AND([.E$6]&lt;=[.B444];[.B444]&lt;=[.E$7]);([.B444]-[.E$6])^2/([.E$8]-[.E$6])*([.E$7]-[.E$6]);1-(([.E$8]-[.B444])^2/([.E$8]-[.E$6])*([.E$8]-[.E$7])))" office:value-type="float" office:value="-13.2884580284398">
            <text:p>-13,2884580284</text:p>
          </table:table-cell>
          <table:table-cell table:formula="of:=([.D444]-[.C444])" office:value-type="float" office:value="-13.7194580284398">
            <text:p>-13,7194580284</text:p>
          </table:table-cell>
          <table:table-cell table:formula="of:=([.D444]-[.C443])" office:value-type="float" office:value="-13.7184580284398">
            <text:p>-13,7184580284</text:p>
          </table:table-cell>
          <table:table-cell/>
        </table:table-row>
        <table:table-row table:style-name="ro1">
          <table:table-cell office:value-type="float" office:value="6.34875836645">
            <text:p>6,3487583665</text:p>
          </table:table-cell>
          <table:table-cell office:value-type="float" office:value="4.85970162961">
            <text:p>4,8597016296</text:p>
          </table:table-cell>
          <table:table-cell table:formula="of:=FREQUENCY([.B$14:.B$1013];[.B445])/1000" office:value-type="float" office:value="0.432">
            <text:p>0,432</text:p>
          </table:table-cell>
          <table:table-cell table:formula="of:=IF(AND([.E$6]&lt;=[.B445];[.B445]&lt;=[.E$7]);([.B445]-[.E$6])^2/([.E$8]-[.E$6])*([.E$7]-[.E$6]);1-(([.E$8]-[.B445])^2/([.E$8]-[.E$6])*([.E$8]-[.E$7])))" office:value-type="float" office:value="-13.2850588298784">
            <text:p>-13,2850588299</text:p>
          </table:table-cell>
          <table:table-cell table:formula="of:=([.D445]-[.C445])" office:value-type="float" office:value="-13.7170588298784">
            <text:p>-13,7170588299</text:p>
          </table:table-cell>
          <table:table-cell table:formula="of:=([.D445]-[.C444])" office:value-type="float" office:value="-13.7160588298784">
            <text:p>-13,7160588299</text:p>
          </table:table-cell>
          <table:table-cell/>
        </table:table-row>
        <table:table-row table:style-name="ro1">
          <table:table-cell office:value-type="float" office:value="3.18771220825">
            <text:p>3,1877122083</text:p>
          </table:table-cell>
          <table:table-cell office:value-type="float" office:value="4.86093604695">
            <text:p>4,860936047</text:p>
          </table:table-cell>
          <table:table-cell table:formula="of:=FREQUENCY([.B$14:.B$1013];[.B446])/1000" office:value-type="float" office:value="0.433">
            <text:p>0,433</text:p>
          </table:table-cell>
          <table:table-cell table:formula="of:=IF(AND([.E$6]&lt;=[.B446];[.B446]&lt;=[.E$7]);([.B446]-[.E$6])^2/([.E$8]-[.E$6])*([.E$7]-[.E$6]);1-(([.E$8]-[.B446])^2/([.E$8]-[.E$6])*([.E$8]-[.E$7])))" office:value-type="float" office:value="-13.2765420061982">
            <text:p>-13,2765420062</text:p>
          </table:table-cell>
          <table:table-cell table:formula="of:=([.D446]-[.C446])" office:value-type="float" office:value="-13.7095420061982">
            <text:p>-13,7095420062</text:p>
          </table:table-cell>
          <table:table-cell table:formula="of:=([.D446]-[.C445])" office:value-type="float" office:value="-13.7085420061982">
            <text:p>-13,7085420062</text:p>
          </table:table-cell>
          <table:table-cell/>
        </table:table-row>
        <table:table-row table:style-name="ro1">
          <table:table-cell office:value-type="float" office:value="7.01008686467">
            <text:p>7,0100868647</text:p>
          </table:table-cell>
          <table:table-cell office:value-type="float" office:value="4.86151980475">
            <text:p>4,8615198048</text:p>
          </table:table-cell>
          <table:table-cell table:formula="of:=FREQUENCY([.B$14:.B$1013];[.B447])/1000" office:value-type="float" office:value="0.434">
            <text:p>0,434</text:p>
          </table:table-cell>
          <table:table-cell table:formula="of:=IF(AND([.E$6]&lt;=[.B447];[.B447]&lt;=[.E$7]);([.B447]-[.E$6])^2/([.E$8]-[.E$6])*([.E$7]-[.E$6]);1-(([.E$8]-[.B447])^2/([.E$8]-[.E$6])*([.E$8]-[.E$7])))" office:value-type="float" office:value="-13.2725152720637">
            <text:p>-13,2725152721</text:p>
          </table:table-cell>
          <table:table-cell table:formula="of:=([.D447]-[.C447])" office:value-type="float" office:value="-13.7065152720637">
            <text:p>-13,7065152721</text:p>
          </table:table-cell>
          <table:table-cell table:formula="of:=([.D447]-[.C446])" office:value-type="float" office:value="-13.7055152720637">
            <text:p>-13,7055152721</text:p>
          </table:table-cell>
          <table:table-cell/>
        </table:table-row>
        <table:table-row table:style-name="ro1">
          <table:table-cell office:value-type="float" office:value="4.91104636094">
            <text:p>4,9110463609</text:p>
          </table:table-cell>
          <table:table-cell office:value-type="float" office:value="4.86539457176">
            <text:p>4,8653945718</text:p>
          </table:table-cell>
          <table:table-cell table:formula="of:=FREQUENCY([.B$14:.B$1013];[.B448])/1000" office:value-type="float" office:value="0.435">
            <text:p>0,435</text:p>
          </table:table-cell>
          <table:table-cell table:formula="of:=IF(AND([.E$6]&lt;=[.B448];[.B448]&lt;=[.E$7]);([.B448]-[.E$6])^2/([.E$8]-[.E$6])*([.E$7]-[.E$6]);1-(([.E$8]-[.B448])^2/([.E$8]-[.E$6])*([.E$8]-[.E$7])))" office:value-type="float" office:value="-13.2458017060264">
            <text:p>-13,245801706</text:p>
          </table:table-cell>
          <table:table-cell table:formula="of:=([.D448]-[.C448])" office:value-type="float" office:value="-13.6808017060264">
            <text:p>-13,680801706</text:p>
          </table:table-cell>
          <table:table-cell table:formula="of:=([.D448]-[.C447])" office:value-type="float" office:value="-13.6798017060264">
            <text:p>-13,679801706</text:p>
          </table:table-cell>
          <table:table-cell/>
        </table:table-row>
        <table:table-row table:style-name="ro1">
          <table:table-cell office:value-type="float" office:value="4.37739794096">
            <text:p>4,377397941</text:p>
          </table:table-cell>
          <table:table-cell office:value-type="float" office:value="4.86773338914">
            <text:p>4,8677333891</text:p>
          </table:table-cell>
          <table:table-cell table:formula="of:=FREQUENCY([.B$14:.B$1013];[.B449])/1000" office:value-type="float" office:value="0.436">
            <text:p>0,436</text:p>
          </table:table-cell>
          <table:table-cell table:formula="of:=IF(AND([.E$6]&lt;=[.B449];[.B449]&lt;=[.E$7]);([.B449]-[.E$6])^2/([.E$8]-[.E$6])*([.E$7]-[.E$6]);1-(([.E$8]-[.B449])^2/([.E$8]-[.E$6])*([.E$8]-[.E$7])))" office:value-type="float" office:value="-13.2296894526903">
            <text:p>-13,2296894527</text:p>
          </table:table-cell>
          <table:table-cell table:formula="of:=([.D449]-[.C449])" office:value-type="float" office:value="-13.6656894526903">
            <text:p>-13,6656894527</text:p>
          </table:table-cell>
          <table:table-cell table:formula="of:=([.D449]-[.C448])" office:value-type="float" office:value="-13.6646894526903">
            <text:p>-13,6646894527</text:p>
          </table:table-cell>
          <table:table-cell/>
        </table:table-row>
        <table:table-row table:style-name="ro1">
          <table:table-cell office:value-type="float" office:value="6.06256678399">
            <text:p>6,062566784</text:p>
          </table:table-cell>
          <table:table-cell office:value-type="float" office:value="4.86818307937">
            <text:p>4,8681830794</text:p>
          </table:table-cell>
          <table:table-cell table:formula="of:=FREQUENCY([.B$14:.B$1013];[.B450])/1000" office:value-type="float" office:value="0.437">
            <text:p>0,437</text:p>
          </table:table-cell>
          <table:table-cell table:formula="of:=IF(AND([.E$6]&lt;=[.B450];[.B450]&lt;=[.E$7]);([.B450]-[.E$6])^2/([.E$8]-[.E$6])*([.E$7]-[.E$6]);1-(([.E$8]-[.B450])^2/([.E$8]-[.E$6])*([.E$8]-[.E$7])))" office:value-type="float" office:value="-13.2265925546703">
            <text:p>-13,2265925547</text:p>
          </table:table-cell>
          <table:table-cell table:formula="of:=([.D450]-[.C450])" office:value-type="float" office:value="-13.6635925546703">
            <text:p>-13,6635925547</text:p>
          </table:table-cell>
          <table:table-cell table:formula="of:=([.D450]-[.C449])" office:value-type="float" office:value="-13.6625925546703">
            <text:p>-13,6625925547</text:p>
          </table:table-cell>
          <table:table-cell/>
        </table:table-row>
        <table:table-row table:style-name="ro1">
          <table:table-cell office:value-type="float" office:value="3.93427929941">
            <text:p>3,9342792994</text:p>
          </table:table-cell>
          <table:table-cell office:value-type="float" office:value="4.86852629154">
            <text:p>4,8685262915</text:p>
          </table:table-cell>
          <table:table-cell table:formula="of:=FREQUENCY([.B$14:.B$1013];[.B451])/1000" office:value-type="float" office:value="0.438">
            <text:p>0,438</text:p>
          </table:table-cell>
          <table:table-cell table:formula="of:=IF(AND([.E$6]&lt;=[.B451];[.B451]&lt;=[.E$7]);([.B451]-[.E$6])^2/([.E$8]-[.E$6])*([.E$7]-[.E$6]);1-(([.E$8]-[.B451])^2/([.E$8]-[.E$6])*([.E$8]-[.E$7])))" office:value-type="float" office:value="-13.2242291697469">
            <text:p>-13,2242291697</text:p>
          </table:table-cell>
          <table:table-cell table:formula="of:=([.D451]-[.C451])" office:value-type="float" office:value="-13.6622291697469">
            <text:p>-13,6622291697</text:p>
          </table:table-cell>
          <table:table-cell table:formula="of:=([.D451]-[.C450])" office:value-type="float" office:value="-13.6612291697469">
            <text:p>-13,6612291697</text:p>
          </table:table-cell>
          <table:table-cell/>
        </table:table-row>
        <table:table-row table:style-name="ro1">
          <table:table-cell office:value-type="float" office:value="7.21259057335">
            <text:p>7,2125905734</text:p>
          </table:table-cell>
          <table:table-cell office:value-type="float" office:value="4.87775970655">
            <text:p>4,8777597066</text:p>
          </table:table-cell>
          <table:table-cell table:formula="of:=FREQUENCY([.B$14:.B$1013];[.B452])/1000" office:value-type="float" office:value="0.439">
            <text:p>0,439</text:p>
          </table:table-cell>
          <table:table-cell table:formula="of:=IF(AND([.E$6]&lt;=[.B452];[.B452]&lt;=[.E$7]);([.B452]-[.E$6])^2/([.E$8]-[.E$6])*([.E$7]-[.E$6]);1-(([.E$8]-[.B452])^2/([.E$8]-[.E$6])*([.E$8]-[.E$7])))" office:value-type="float" office:value="-13.160720864119">
            <text:p>-13,1607208641</text:p>
          </table:table-cell>
          <table:table-cell table:formula="of:=([.D452]-[.C452])" office:value-type="float" office:value="-13.599720864119">
            <text:p>-13,5997208641</text:p>
          </table:table-cell>
          <table:table-cell table:formula="of:=([.D452]-[.C451])" office:value-type="float" office:value="-13.598720864119">
            <text:p>-13,5987208641</text:p>
          </table:table-cell>
          <table:table-cell/>
        </table:table-row>
        <table:table-row table:style-name="ro1">
          <table:table-cell office:value-type="float" office:value="3.35926466412">
            <text:p>3,3592646641</text:p>
          </table:table-cell>
          <table:table-cell office:value-type="float" office:value="4.8789320257">
            <text:p>4,8789320257</text:p>
          </table:table-cell>
          <table:table-cell table:formula="of:=FREQUENCY([.B$14:.B$1013];[.B453])/1000" office:value-type="float" office:value="0.44">
            <text:p>0,44</text:p>
          </table:table-cell>
          <table:table-cell table:formula="of:=IF(AND([.E$6]&lt;=[.B453];[.B453]&lt;=[.E$7]);([.B453]-[.E$6])^2/([.E$8]-[.E$6])*([.E$7]-[.E$6]);1-(([.E$8]-[.B453])^2/([.E$8]-[.E$6])*([.E$8]-[.E$7])))" office:value-type="float" office:value="-13.1526677073343">
            <text:p>-13,1526677073</text:p>
          </table:table-cell>
          <table:table-cell table:formula="of:=([.D453]-[.C453])" office:value-type="float" office:value="-13.5926677073343">
            <text:p>-13,5926677073</text:p>
          </table:table-cell>
          <table:table-cell table:formula="of:=([.D453]-[.C452])" office:value-type="float" office:value="-13.5916677073343">
            <text:p>-13,5916677073</text:p>
          </table:table-cell>
          <table:table-cell/>
        </table:table-row>
        <table:table-row table:style-name="ro1">
          <table:table-cell office:value-type="float" office:value="4.47039398051">
            <text:p>4,4703939805</text:p>
          </table:table-cell>
          <table:table-cell office:value-type="float" office:value="4.87935752686">
            <text:p>4,8793575269</text:p>
          </table:table-cell>
          <table:table-cell table:formula="of:=FREQUENCY([.B$14:.B$1013];[.B454])/1000" office:value-type="float" office:value="0.441">
            <text:p>0,441</text:p>
          </table:table-cell>
          <table:table-cell table:formula="of:=IF(AND([.E$6]&lt;=[.B454];[.B454]&lt;=[.E$7]);([.B454]-[.E$6])^2/([.E$8]-[.E$6])*([.E$7]-[.E$6]);1-(([.E$8]-[.B454])^2/([.E$8]-[.E$6])*([.E$8]-[.E$7])))" office:value-type="float" office:value="-13.1497453262044">
            <text:p>-13,1497453262</text:p>
          </table:table-cell>
          <table:table-cell table:formula="of:=([.D454]-[.C454])" office:value-type="float" office:value="-13.5907453262044">
            <text:p>-13,5907453262</text:p>
          </table:table-cell>
          <table:table-cell table:formula="of:=([.D454]-[.C453])" office:value-type="float" office:value="-13.5897453262044">
            <text:p>-13,5897453262</text:p>
          </table:table-cell>
          <table:table-cell/>
        </table:table-row>
        <table:table-row table:style-name="ro1">
          <table:table-cell office:value-type="float" office:value="4.3923386704">
            <text:p>4,3923386704</text:p>
          </table:table-cell>
          <table:table-cell office:value-type="float" office:value="4.88810318909">
            <text:p>4,8881031891</text:p>
          </table:table-cell>
          <table:table-cell table:formula="of:=FREQUENCY([.B$14:.B$1013];[.B455])/1000" office:value-type="float" office:value="0.442">
            <text:p>0,442</text:p>
          </table:table-cell>
          <table:table-cell table:formula="of:=IF(AND([.E$6]&lt;=[.B455];[.B455]&lt;=[.E$7]);([.B455]-[.E$6])^2/([.E$8]-[.E$6])*([.E$7]-[.E$6]);1-(([.E$8]-[.B455])^2/([.E$8]-[.E$6])*([.E$8]-[.E$7])))" office:value-type="float" office:value="-13.0897461529765">
            <text:p>-13,089746153</text:p>
          </table:table-cell>
          <table:table-cell table:formula="of:=([.D455]-[.C455])" office:value-type="float" office:value="-13.5317461529765">
            <text:p>-13,531746153</text:p>
          </table:table-cell>
          <table:table-cell table:formula="of:=([.D455]-[.C454])" office:value-type="float" office:value="-13.5307461529765">
            <text:p>-13,530746153</text:p>
          </table:table-cell>
          <table:table-cell/>
        </table:table-row>
        <table:table-row table:style-name="ro1">
          <table:table-cell office:value-type="float" office:value="4.45917028877">
            <text:p>4,4591702888</text:p>
          </table:table-cell>
          <table:table-cell office:value-type="float" office:value="4.88863170621">
            <text:p>4,8886317062</text:p>
          </table:table-cell>
          <table:table-cell table:formula="of:=FREQUENCY([.B$14:.B$1013];[.B456])/1000" office:value-type="float" office:value="0.443">
            <text:p>0,443</text:p>
          </table:table-cell>
          <table:table-cell table:formula="of:=IF(AND([.E$6]&lt;=[.B456];[.B456]&lt;=[.E$7]);([.B456]-[.E$6])^2/([.E$8]-[.E$6])*([.E$7]-[.E$6]);1-(([.E$8]-[.B456])^2/([.E$8]-[.E$6])*([.E$8]-[.E$7])))" office:value-type="float" office:value="-13.0861243726514">
            <text:p>-13,0861243727</text:p>
          </table:table-cell>
          <table:table-cell table:formula="of:=([.D456]-[.C456])" office:value-type="float" office:value="-13.5291243726514">
            <text:p>-13,5291243727</text:p>
          </table:table-cell>
          <table:table-cell table:formula="of:=([.D456]-[.C455])" office:value-type="float" office:value="-13.5281243726514">
            <text:p>-13,5281243727</text:p>
          </table:table-cell>
          <table:table-cell/>
        </table:table-row>
        <table:table-row table:style-name="ro1">
          <table:table-cell office:value-type="float" office:value="3.54799713286">
            <text:p>3,5479971329</text:p>
          </table:table-cell>
          <table:table-cell office:value-type="float" office:value="4.90395513529">
            <text:p>4,9039551353</text:p>
          </table:table-cell>
          <table:table-cell table:formula="of:=FREQUENCY([.B$14:.B$1013];[.B457])/1000" office:value-type="float" office:value="0.444">
            <text:p>0,444</text:p>
          </table:table-cell>
          <table:table-cell table:formula="of:=IF(AND([.E$6]&lt;=[.B457];[.B457]&lt;=[.E$7]);([.B457]-[.E$6])^2/([.E$8]-[.E$6])*([.E$7]-[.E$6]);1-(([.E$8]-[.B457])^2/([.E$8]-[.E$6])*([.E$8]-[.E$7])))" office:value-type="float" office:value="-12.981319611431">
            <text:p>-12,9813196114</text:p>
          </table:table-cell>
          <table:table-cell table:formula="of:=([.D457]-[.C457])" office:value-type="float" office:value="-13.425319611431">
            <text:p>-13,4253196114</text:p>
          </table:table-cell>
          <table:table-cell table:formula="of:=([.D457]-[.C456])" office:value-type="float" office:value="-13.424319611431">
            <text:p>-13,4243196114</text:p>
          </table:table-cell>
          <table:table-cell/>
        </table:table-row>
        <table:table-row table:style-name="ro1">
          <table:table-cell office:value-type="float" office:value="5.51663654752">
            <text:p>5,5166365475</text:p>
          </table:table-cell>
          <table:table-cell office:value-type="float" office:value="4.90594583683">
            <text:p>4,9059458368</text:p>
          </table:table-cell>
          <table:table-cell table:formula="of:=FREQUENCY([.B$14:.B$1013];[.B458])/1000" office:value-type="float" office:value="0.445">
            <text:p>0,445</text:p>
          </table:table-cell>
          <table:table-cell table:formula="of:=IF(AND([.E$6]&lt;=[.B458];[.B458]&lt;=[.E$7]);([.B458]-[.E$6])^2/([.E$8]-[.E$6])*([.E$7]-[.E$6]);1-(([.E$8]-[.B458])^2/([.E$8]-[.E$6])*([.E$8]-[.E$7])))" office:value-type="float" office:value="-12.9677329091413">
            <text:p>-12,9677329091</text:p>
          </table:table-cell>
          <table:table-cell table:formula="of:=([.D458]-[.C458])" office:value-type="float" office:value="-13.4127329091413">
            <text:p>-13,4127329091</text:p>
          </table:table-cell>
          <table:table-cell table:formula="of:=([.D458]-[.C457])" office:value-type="float" office:value="-13.4117329091413">
            <text:p>-13,4117329091</text:p>
          </table:table-cell>
          <table:table-cell/>
        </table:table-row>
        <table:table-row table:style-name="ro1">
          <table:table-cell office:value-type="float" office:value="3.87007244055">
            <text:p>3,8700724406</text:p>
          </table:table-cell>
          <table:table-cell office:value-type="float" office:value="4.90832535802">
            <text:p>4,908325358</text:p>
          </table:table-cell>
          <table:table-cell table:formula="of:=FREQUENCY([.B$14:.B$1013];[.B459])/1000" office:value-type="float" office:value="0.446">
            <text:p>0,446</text:p>
          </table:table-cell>
          <table:table-cell table:formula="of:=IF(AND([.E$6]&lt;=[.B459];[.B459]&lt;=[.E$7]);([.B459]-[.E$6])^2/([.E$8]-[.E$6])*([.E$7]-[.E$6]);1-(([.E$8]-[.B459])^2/([.E$8]-[.E$6])*([.E$8]-[.E$7])))" office:value-type="float" office:value="-12.9515011465185">
            <text:p>-12,9515011465</text:p>
          </table:table-cell>
          <table:table-cell table:formula="of:=([.D459]-[.C459])" office:value-type="float" office:value="-13.3975011465185">
            <text:p>-13,3975011465</text:p>
          </table:table-cell>
          <table:table-cell table:formula="of:=([.D459]-[.C458])" office:value-type="float" office:value="-13.3965011465185">
            <text:p>-13,3965011465</text:p>
          </table:table-cell>
          <table:table-cell/>
        </table:table-row>
        <table:table-row table:style-name="ro1">
          <table:table-cell office:value-type="float" office:value="5.21116633708">
            <text:p>5,2111663371</text:p>
          </table:table-cell>
          <table:table-cell office:value-type="float" office:value="4.90905961143">
            <text:p>4,9090596114</text:p>
          </table:table-cell>
          <table:table-cell table:formula="of:=FREQUENCY([.B$14:.B$1013];[.B460])/1000" office:value-type="float" office:value="0.447">
            <text:p>0,447</text:p>
          </table:table-cell>
          <table:table-cell table:formula="of:=IF(AND([.E$6]&lt;=[.B460];[.B460]&lt;=[.E$7]);([.B460]-[.E$6])^2/([.E$8]-[.E$6])*([.E$7]-[.E$6]);1-(([.E$8]-[.B460])^2/([.E$8]-[.E$6])*([.E$8]-[.E$7])))" office:value-type="float" office:value="-12.9464943856944">
            <text:p>-12,9464943857</text:p>
          </table:table-cell>
          <table:table-cell table:formula="of:=([.D460]-[.C460])" office:value-type="float" office:value="-13.3934943856944">
            <text:p>-13,3934943857</text:p>
          </table:table-cell>
          <table:table-cell table:formula="of:=([.D460]-[.C459])" office:value-type="float" office:value="-13.3924943856944">
            <text:p>-13,3924943857</text:p>
          </table:table-cell>
          <table:table-cell/>
        </table:table-row>
        <table:table-row table:style-name="ro1">
          <table:table-cell office:value-type="float" office:value="5.06319081404">
            <text:p>5,063190814</text:p>
          </table:table-cell>
          <table:table-cell office:value-type="float" office:value="4.91104636094">
            <text:p>4,9110463609</text:p>
          </table:table-cell>
          <table:table-cell table:formula="of:=FREQUENCY([.B$14:.B$1013];[.B461])/1000" office:value-type="float" office:value="0.448">
            <text:p>0,448</text:p>
          </table:table-cell>
          <table:table-cell table:formula="of:=IF(AND([.E$6]&lt;=[.B461];[.B461]&lt;=[.E$7]);([.B461]-[.E$6])^2/([.E$8]-[.E$6])*([.E$7]-[.E$6]);1-(([.E$8]-[.B461])^2/([.E$8]-[.E$6])*([.E$8]-[.E$7])))" office:value-type="float" office:value="-12.932951551985">
            <text:p>-12,932951552</text:p>
          </table:table-cell>
          <table:table-cell table:formula="of:=([.D461]-[.C461])" office:value-type="float" office:value="-13.380951551985">
            <text:p>-13,380951552</text:p>
          </table:table-cell>
          <table:table-cell table:formula="of:=([.D461]-[.C460])" office:value-type="float" office:value="-13.379951551985">
            <text:p>-13,379951552</text:p>
          </table:table-cell>
          <table:table-cell/>
        </table:table-row>
        <table:table-row table:style-name="ro1">
          <table:table-cell office:value-type="float" office:value="5.20679249731">
            <text:p>5,2067924973</text:p>
          </table:table-cell>
          <table:table-cell office:value-type="float" office:value="4.91639977234">
            <text:p>4,9163997723</text:p>
          </table:table-cell>
          <table:table-cell table:formula="of:=FREQUENCY([.B$14:.B$1013];[.B462])/1000" office:value-type="float" office:value="0.449">
            <text:p>0,449</text:p>
          </table:table-cell>
          <table:table-cell table:formula="of:=IF(AND([.E$6]&lt;=[.B462];[.B462]&lt;=[.E$7]);([.B462]-[.E$6])^2/([.E$8]-[.E$6])*([.E$7]-[.E$6]);1-(([.E$8]-[.B462])^2/([.E$8]-[.E$6])*([.E$8]-[.E$7])))" office:value-type="float" office:value="-12.896492349454">
            <text:p>-12,8964923495</text:p>
          </table:table-cell>
          <table:table-cell table:formula="of:=([.D462]-[.C462])" office:value-type="float" office:value="-13.345492349454">
            <text:p>-13,3454923495</text:p>
          </table:table-cell>
          <table:table-cell table:formula="of:=([.D462]-[.C461])" office:value-type="float" office:value="-13.344492349454">
            <text:p>-13,3444923495</text:p>
          </table:table-cell>
          <table:table-cell/>
        </table:table-row>
        <table:table-row table:style-name="ro1">
          <table:table-cell office:value-type="float" office:value="5.04452054043">
            <text:p>5,0445205404</text:p>
          </table:table-cell>
          <table:table-cell office:value-type="float" office:value="4.91786115759">
            <text:p>4,9178611576</text:p>
          </table:table-cell>
          <table:table-cell table:formula="of:=FREQUENCY([.B$14:.B$1013];[.B463])/1000" office:value-type="float" office:value="0.45">
            <text:p>0,45</text:p>
          </table:table-cell>
          <table:table-cell table:formula="of:=IF(AND([.E$6]&lt;=[.B463];[.B463]&lt;=[.E$7]);([.B463]-[.E$6])^2/([.E$8]-[.E$6])*([.E$7]-[.E$6]);1-(([.E$8]-[.B463])^2/([.E$8]-[.E$6])*([.E$8]-[.E$7])))" office:value-type="float" office:value="-12.8865479405937">
            <text:p>-12,8865479406</text:p>
          </table:table-cell>
          <table:table-cell table:formula="of:=([.D463]-[.C463])" office:value-type="float" office:value="-13.3365479405937">
            <text:p>-13,3365479406</text:p>
          </table:table-cell>
          <table:table-cell table:formula="of:=([.D463]-[.C462])" office:value-type="float" office:value="-13.3355479405937">
            <text:p>-13,3355479406</text:p>
          </table:table-cell>
          <table:table-cell/>
        </table:table-row>
        <table:table-row table:style-name="ro1">
          <table:table-cell office:value-type="float" office:value="5.66424590307">
            <text:p>5,6642459031</text:p>
          </table:table-cell>
          <table:table-cell office:value-type="float" office:value="4.92611206913">
            <text:p>4,9261120691</text:p>
          </table:table-cell>
          <table:table-cell table:formula="of:=FREQUENCY([.B$14:.B$1013];[.B464])/1000" office:value-type="float" office:value="0.451">
            <text:p>0,451</text:p>
          </table:table-cell>
          <table:table-cell table:formula="of:=IF(AND([.E$6]&lt;=[.B464];[.B464]&lt;=[.E$7]);([.B464]-[.E$6])^2/([.E$8]-[.E$6])*([.E$7]-[.E$6]);1-(([.E$8]-[.B464])^2/([.E$8]-[.E$6])*([.E$8]-[.E$7])))" office:value-type="float" office:value="-12.8304690610735">
            <text:p>-12,8304690611</text:p>
          </table:table-cell>
          <table:table-cell table:formula="of:=([.D464]-[.C464])" office:value-type="float" office:value="-13.2814690610735">
            <text:p>-13,2814690611</text:p>
          </table:table-cell>
          <table:table-cell table:formula="of:=([.D464]-[.C463])" office:value-type="float" office:value="-13.2804690610735">
            <text:p>-13,2804690611</text:p>
          </table:table-cell>
          <table:table-cell/>
        </table:table-row>
        <table:table-row table:style-name="ro1">
          <table:table-cell office:value-type="float" office:value="3.66971794198">
            <text:p>3,669717942</text:p>
          </table:table-cell>
          <table:table-cell office:value-type="float" office:value="4.92648371075">
            <text:p>4,9264837108</text:p>
          </table:table-cell>
          <table:table-cell table:formula="of:=FREQUENCY([.B$14:.B$1013];[.B465])/1000" office:value-type="float" office:value="0.452">
            <text:p>0,452</text:p>
          </table:table-cell>
          <table:table-cell table:formula="of:=IF(AND([.E$6]&lt;=[.B465];[.B465]&lt;=[.E$7]);([.B465]-[.E$6])^2/([.E$8]-[.E$6])*([.E$7]-[.E$6]);1-(([.E$8]-[.B465])^2/([.E$8]-[.E$6])*([.E$8]-[.E$7])))" office:value-type="float" office:value="-12.8279457989876">
            <text:p>-12,827945799</text:p>
          </table:table-cell>
          <table:table-cell table:formula="of:=([.D465]-[.C465])" office:value-type="float" office:value="-13.2799457989876">
            <text:p>-13,279945799</text:p>
          </table:table-cell>
          <table:table-cell table:formula="of:=([.D465]-[.C464])" office:value-type="float" office:value="-13.2789457989876">
            <text:p>-13,278945799</text:p>
          </table:table-cell>
          <table:table-cell/>
        </table:table-row>
        <table:table-row table:style-name="ro1">
          <table:table-cell office:value-type="float" office:value="5.81942306837">
            <text:p>5,8194230684</text:p>
          </table:table-cell>
          <table:table-cell office:value-type="float" office:value="4.93231917758">
            <text:p>4,9323191776</text:p>
          </table:table-cell>
          <table:table-cell table:formula="of:=FREQUENCY([.B$14:.B$1013];[.B466])/1000" office:value-type="float" office:value="0.453">
            <text:p>0,453</text:p>
          </table:table-cell>
          <table:table-cell table:formula="of:=IF(AND([.E$6]&lt;=[.B466];[.B466]&lt;=[.E$7]);([.B466]-[.E$6])^2/([.E$8]-[.E$6])*([.E$7]-[.E$6]);1-(([.E$8]-[.B466])^2/([.E$8]-[.E$6])*([.E$8]-[.E$7])))" office:value-type="float" office:value="-12.7883560609029">
            <text:p>-12,7883560609</text:p>
          </table:table-cell>
          <table:table-cell table:formula="of:=([.D466]-[.C466])" office:value-type="float" office:value="-13.2413560609029">
            <text:p>-13,2413560609</text:p>
          </table:table-cell>
          <table:table-cell table:formula="of:=([.D466]-[.C465])" office:value-type="float" office:value="-13.2403560609029">
            <text:p>-13,2403560609</text:p>
          </table:table-cell>
          <table:table-cell/>
        </table:table-row>
        <table:table-row table:style-name="ro1">
          <table:table-cell office:value-type="float" office:value="4.60119352627">
            <text:p>4,6011935263</text:p>
          </table:table-cell>
          <table:table-cell office:value-type="float" office:value="4.93444978254">
            <text:p>4,9344497825</text:p>
          </table:table-cell>
          <table:table-cell table:formula="of:=FREQUENCY([.B$14:.B$1013];[.B467])/1000" office:value-type="float" office:value="0.454">
            <text:p>0,454</text:p>
          </table:table-cell>
          <table:table-cell table:formula="of:=IF(AND([.E$6]&lt;=[.B467];[.B467]&lt;=[.E$7]);([.B467]-[.E$6])^2/([.E$8]-[.E$6])*([.E$7]-[.E$6]);1-(([.E$8]-[.B467])^2/([.E$8]-[.E$6])*([.E$8]-[.E$7])))" office:value-type="float" office:value="-12.7739154755742">
            <text:p>-12,7739154756</text:p>
          </table:table-cell>
          <table:table-cell table:formula="of:=([.D467]-[.C467])" office:value-type="float" office:value="-13.2279154755742">
            <text:p>-13,2279154756</text:p>
          </table:table-cell>
          <table:table-cell table:formula="of:=([.D467]-[.C466])" office:value-type="float" office:value="-13.2269154755742">
            <text:p>-13,2269154756</text:p>
          </table:table-cell>
          <table:table-cell/>
        </table:table-row>
        <table:table-row table:style-name="ro1">
          <table:table-cell office:value-type="float" office:value="5.78863189404">
            <text:p>5,788631894</text:p>
          </table:table-cell>
          <table:table-cell office:value-type="float" office:value="4.93883798427">
            <text:p>4,9388379843</text:p>
          </table:table-cell>
          <table:table-cell table:formula="of:=FREQUENCY([.B$14:.B$1013];[.B468])/1000" office:value-type="float" office:value="0.455">
            <text:p>0,455</text:p>
          </table:table-cell>
          <table:table-cell table:formula="of:=IF(AND([.E$6]&lt;=[.B468];[.B468]&lt;=[.E$7]);([.B468]-[.E$6])^2/([.E$8]-[.E$6])*([.E$7]-[.E$6]);1-(([.E$8]-[.B468])^2/([.E$8]-[.E$6])*([.E$8]-[.E$7])))" office:value-type="float" office:value="-12.7441974316735">
            <text:p>-12,7441974317</text:p>
          </table:table-cell>
          <table:table-cell table:formula="of:=([.D468]-[.C468])" office:value-type="float" office:value="-13.1991974316735">
            <text:p>-13,1991974317</text:p>
          </table:table-cell>
          <table:table-cell table:formula="of:=([.D468]-[.C467])" office:value-type="float" office:value="-13.1981974316735">
            <text:p>-13,1981974317</text:p>
          </table:table-cell>
          <table:table-cell/>
        </table:table-row>
        <table:table-row table:style-name="ro1">
          <table:table-cell office:value-type="float" office:value="7.78696279006">
            <text:p>7,7869627901</text:p>
          </table:table-cell>
          <table:table-cell office:value-type="float" office:value="4.94006335959">
            <text:p>4,9400633596</text:p>
          </table:table-cell>
          <table:table-cell table:formula="of:=FREQUENCY([.B$14:.B$1013];[.B469])/1000" office:value-type="float" office:value="0.456">
            <text:p>0,456</text:p>
          </table:table-cell>
          <table:table-cell table:formula="of:=IF(AND([.E$6]&lt;=[.B469];[.B469]&lt;=[.E$7]);([.B469]-[.E$6])^2/([.E$8]-[.E$6])*([.E$7]-[.E$6]);1-(([.E$8]-[.B469])^2/([.E$8]-[.E$6])*([.E$8]-[.E$7])))" office:value-type="float" office:value="-12.735904603453">
            <text:p>-12,7359046035</text:p>
          </table:table-cell>
          <table:table-cell table:formula="of:=([.D469]-[.C469])" office:value-type="float" office:value="-13.191904603453">
            <text:p>-13,1919046035</text:p>
          </table:table-cell>
          <table:table-cell table:formula="of:=([.D469]-[.C468])" office:value-type="float" office:value="-13.190904603453">
            <text:p>-13,1909046035</text:p>
          </table:table-cell>
          <table:table-cell/>
        </table:table-row>
        <table:table-row table:style-name="ro1">
          <table:table-cell office:value-type="float" office:value="7.40862266836">
            <text:p>7,4086226684</text:p>
          </table:table-cell>
          <table:table-cell office:value-type="float" office:value="4.94579540825">
            <text:p>4,9457954083</text:p>
          </table:table-cell>
          <table:table-cell table:formula="of:=FREQUENCY([.B$14:.B$1013];[.B470])/1000" office:value-type="float" office:value="0.457">
            <text:p>0,457</text:p>
          </table:table-cell>
          <table:table-cell table:formula="of:=IF(AND([.E$6]&lt;=[.B470];[.B470]&lt;=[.E$7]);([.B470]-[.E$6])^2/([.E$8]-[.E$6])*([.E$7]-[.E$6]);1-(([.E$8]-[.B470])^2/([.E$8]-[.E$6])*([.E$8]-[.E$7])))" office:value-type="float" office:value="-12.6971457264723">
            <text:p>-12,6971457265</text:p>
          </table:table-cell>
          <table:table-cell table:formula="of:=([.D470]-[.C470])" office:value-type="float" office:value="-13.1541457264723">
            <text:p>-13,1541457265</text:p>
          </table:table-cell>
          <table:table-cell table:formula="of:=([.D470]-[.C469])" office:value-type="float" office:value="-13.1531457264723">
            <text:p>-13,1531457265</text:p>
          </table:table-cell>
          <table:table-cell/>
        </table:table-row>
        <table:table-row table:style-name="ro1">
          <table:table-cell office:value-type="float" office:value="5.76779638629">
            <text:p>5,7677963863</text:p>
          </table:table-cell>
          <table:table-cell office:value-type="float" office:value="4.94743357351">
            <text:p>4,9474335735</text:p>
          </table:table-cell>
          <table:table-cell table:formula="of:=FREQUENCY([.B$14:.B$1013];[.B471])/1000" office:value-type="float" office:value="0.458">
            <text:p>0,458</text:p>
          </table:table-cell>
          <table:table-cell table:formula="of:=IF(AND([.E$6]&lt;=[.B471];[.B471]&lt;=[.E$7]);([.B471]-[.E$6])^2/([.E$8]-[.E$6])*([.E$7]-[.E$6]);1-(([.E$8]-[.B471])^2/([.E$8]-[.E$6])*([.E$8]-[.E$7])))" office:value-type="float" office:value="-12.6860788675949">
            <text:p>-12,6860788676</text:p>
          </table:table-cell>
          <table:table-cell table:formula="of:=([.D471]-[.C471])" office:value-type="float" office:value="-13.1440788675949">
            <text:p>-13,1440788676</text:p>
          </table:table-cell>
          <table:table-cell table:formula="of:=([.D471]-[.C470])" office:value-type="float" office:value="-13.1430788675949">
            <text:p>-13,1430788676</text:p>
          </table:table-cell>
          <table:table-cell/>
        </table:table-row>
        <table:table-row table:style-name="ro1">
          <table:table-cell office:value-type="float" office:value="6.09578587211">
            <text:p>6,0957858721</text:p>
          </table:table-cell>
          <table:table-cell office:value-type="float" office:value="4.94776386954">
            <text:p>4,9477638695</text:p>
          </table:table-cell>
          <table:table-cell table:formula="of:=FREQUENCY([.B$14:.B$1013];[.B472])/1000" office:value-type="float" office:value="0.459">
            <text:p>0,459</text:p>
          </table:table-cell>
          <table:table-cell table:formula="of:=IF(AND([.E$6]&lt;=[.B472];[.B472]&lt;=[.E$7]);([.B472]-[.E$6])^2/([.E$8]-[.E$6])*([.E$7]-[.E$6]);1-(([.E$8]-[.B472])^2/([.E$8]-[.E$6])*([.E$8]-[.E$7])))" office:value-type="float" office:value="-12.6838480475045">
            <text:p>-12,6838480475</text:p>
          </table:table-cell>
          <table:table-cell table:formula="of:=([.D472]-[.C472])" office:value-type="float" office:value="-13.1428480475045">
            <text:p>-13,1428480475</text:p>
          </table:table-cell>
          <table:table-cell table:formula="of:=([.D472]-[.C471])" office:value-type="float" office:value="-13.1418480475045">
            <text:p>-13,1418480475</text:p>
          </table:table-cell>
          <table:table-cell/>
        </table:table-row>
        <table:table-row table:style-name="ro1">
          <table:table-cell office:value-type="float" office:value="5.83063381134">
            <text:p>5,8306338113</text:p>
          </table:table-cell>
          <table:table-cell office:value-type="float" office:value="4.95356338705">
            <text:p>4,9535633871</text:p>
          </table:table-cell>
          <table:table-cell table:formula="of:=FREQUENCY([.B$14:.B$1013];[.B473])/1000" office:value-type="float" office:value="0.46">
            <text:p>0,46</text:p>
          </table:table-cell>
          <table:table-cell table:formula="of:=IF(AND([.E$6]&lt;=[.B473];[.B473]&lt;=[.E$7]);([.B473]-[.E$6])^2/([.E$8]-[.E$6])*([.E$7]-[.E$6]);1-(([.E$8]-[.B473])^2/([.E$8]-[.E$6])*([.E$8]-[.E$7])))" office:value-type="float" office:value="-12.6447077188519">
            <text:p>-12,6447077189</text:p>
          </table:table-cell>
          <table:table-cell table:formula="of:=([.D473]-[.C473])" office:value-type="float" office:value="-13.1047077188519">
            <text:p>-13,1047077189</text:p>
          </table:table-cell>
          <table:table-cell table:formula="of:=([.D473]-[.C472])" office:value-type="float" office:value="-13.1037077188519">
            <text:p>-13,1037077189</text:p>
          </table:table-cell>
          <table:table-cell/>
        </table:table-row>
        <table:table-row table:style-name="ro1">
          <table:table-cell office:value-type="float" office:value="4.38501399089">
            <text:p>4,3850139909</text:p>
          </table:table-cell>
          <table:table-cell office:value-type="float" office:value="4.95843433605">
            <text:p>4,9584343361</text:p>
          </table:table-cell>
          <table:table-cell table:formula="of:=FREQUENCY([.B$14:.B$1013];[.B474])/1000" office:value-type="float" office:value="0.461">
            <text:p>0,461</text:p>
          </table:table-cell>
          <table:table-cell table:formula="of:=IF(AND([.E$6]&lt;=[.B474];[.B474]&lt;=[.E$7]);([.B474]-[.E$6])^2/([.E$8]-[.E$6])*([.E$7]-[.E$6]);1-(([.E$8]-[.B474])^2/([.E$8]-[.E$6])*([.E$8]-[.E$7])))" office:value-type="float" office:value="-12.6118775133497">
            <text:p>-12,6118775133</text:p>
          </table:table-cell>
          <table:table-cell table:formula="of:=([.D474]-[.C474])" office:value-type="float" office:value="-13.0728775133497">
            <text:p>-13,0728775133</text:p>
          </table:table-cell>
          <table:table-cell table:formula="of:=([.D474]-[.C473])" office:value-type="float" office:value="-13.0718775133497">
            <text:p>-13,0718775133</text:p>
          </table:table-cell>
          <table:table-cell/>
        </table:table-row>
        <table:table-row table:style-name="ro1">
          <table:table-cell office:value-type="float" office:value="4.61352524854">
            <text:p>4,6135252485</text:p>
          </table:table-cell>
          <table:table-cell office:value-type="float" office:value="4.95925024064">
            <text:p>4,9592502406</text:p>
          </table:table-cell>
          <table:table-cell table:formula="of:=FREQUENCY([.B$14:.B$1013];[.B475])/1000" office:value-type="float" office:value="0.462">
            <text:p>0,462</text:p>
          </table:table-cell>
          <table:table-cell table:formula="of:=IF(AND([.E$6]&lt;=[.B475];[.B475]&lt;=[.E$7]);([.B475]-[.E$6])^2/([.E$8]-[.E$6])*([.E$7]-[.E$6]);1-(([.E$8]-[.B475])^2/([.E$8]-[.E$6])*([.E$8]-[.E$7])))" office:value-type="float" office:value="-12.6063821814732">
            <text:p>-12,6063821815</text:p>
          </table:table-cell>
          <table:table-cell table:formula="of:=([.D475]-[.C475])" office:value-type="float" office:value="-13.0683821814732">
            <text:p>-13,0683821815</text:p>
          </table:table-cell>
          <table:table-cell table:formula="of:=([.D475]-[.C474])" office:value-type="float" office:value="-13.0673821814732">
            <text:p>-13,0673821815</text:p>
          </table:table-cell>
          <table:table-cell/>
        </table:table-row>
        <table:table-row table:style-name="ro1">
          <table:table-cell office:value-type="float" office:value="4.05452669049">
            <text:p>4,0545266905</text:p>
          </table:table-cell>
          <table:table-cell office:value-type="float" office:value="4.95967927369">
            <text:p>4,9596792737</text:p>
          </table:table-cell>
          <table:table-cell table:formula="of:=FREQUENCY([.B$14:.B$1013];[.B476])/1000" office:value-type="float" office:value="0.463">
            <text:p>0,463</text:p>
          </table:table-cell>
          <table:table-cell table:formula="of:=IF(AND([.E$6]&lt;=[.B476];[.B476]&lt;=[.E$7]);([.B476]-[.E$6])^2/([.E$8]-[.E$6])*([.E$7]-[.E$6]);1-(([.E$8]-[.B476])^2/([.E$8]-[.E$6])*([.E$8]-[.E$7])))" office:value-type="float" office:value="-12.6034929762085">
            <text:p>-12,6034929762</text:p>
          </table:table-cell>
          <table:table-cell table:formula="of:=([.D476]-[.C476])" office:value-type="float" office:value="-13.0664929762085">
            <text:p>-13,0664929762</text:p>
          </table:table-cell>
          <table:table-cell table:formula="of:=([.D476]-[.C475])" office:value-type="float" office:value="-13.0654929762085">
            <text:p>-13,0654929762</text:p>
          </table:table-cell>
          <table:table-cell/>
        </table:table-row>
        <table:table-row table:style-name="ro1">
          <table:table-cell office:value-type="float" office:value="5.29004060337">
            <text:p>5,2900406034</text:p>
          </table:table-cell>
          <table:table-cell office:value-type="float" office:value="4.96265394198">
            <text:p>4,962653942</text:p>
          </table:table-cell>
          <table:table-cell table:formula="of:=FREQUENCY([.B$14:.B$1013];[.B477])/1000" office:value-type="float" office:value="0.464">
            <text:p>0,464</text:p>
          </table:table-cell>
          <table:table-cell table:formula="of:=IF(AND([.E$6]&lt;=[.B477];[.B477]&lt;=[.E$7]);([.B477]-[.E$6])^2/([.E$8]-[.E$6])*([.E$7]-[.E$6]);1-(([.E$8]-[.B477])^2/([.E$8]-[.E$6])*([.E$8]-[.E$7])))" office:value-type="float" office:value="-12.5834693268414">
            <text:p>-12,5834693268</text:p>
          </table:table-cell>
          <table:table-cell table:formula="of:=([.D477]-[.C477])" office:value-type="float" office:value="-13.0474693268414">
            <text:p>-13,0474693268</text:p>
          </table:table-cell>
          <table:table-cell table:formula="of:=([.D477]-[.C476])" office:value-type="float" office:value="-13.0464693268414">
            <text:p>-13,0464693268</text:p>
          </table:table-cell>
          <table:table-cell/>
        </table:table-row>
        <table:table-row table:style-name="ro1">
          <table:table-cell office:value-type="float" office:value="4.24933487247">
            <text:p>4,2493348725</text:p>
          </table:table-cell>
          <table:table-cell office:value-type="float" office:value="4.9808178355">
            <text:p>4,9808178355</text:p>
          </table:table-cell>
          <table:table-cell table:formula="of:=FREQUENCY([.B$14:.B$1013];[.B478])/1000" office:value-type="float" office:value="0.465">
            <text:p>0,465</text:p>
          </table:table-cell>
          <table:table-cell table:formula="of:=IF(AND([.E$6]&lt;=[.B478];[.B478]&lt;=[.E$7]);([.B478]-[.E$6])^2/([.E$8]-[.E$6])*([.E$7]-[.E$6]);1-(([.E$8]-[.B478])^2/([.E$8]-[.E$6])*([.E$8]-[.E$7])))" office:value-type="float" office:value="-12.4615210595291">
            <text:p>-12,4615210595</text:p>
          </table:table-cell>
          <table:table-cell table:formula="of:=([.D478]-[.C478])" office:value-type="float" office:value="-12.9265210595291">
            <text:p>-12,9265210595</text:p>
          </table:table-cell>
          <table:table-cell table:formula="of:=([.D478]-[.C477])" office:value-type="float" office:value="-12.9255210595291">
            <text:p>-12,9255210595</text:p>
          </table:table-cell>
          <table:table-cell/>
        </table:table-row>
        <table:table-row table:style-name="ro1">
          <table:table-cell office:value-type="float" office:value="4.73396184772">
            <text:p>4,7339618477</text:p>
          </table:table-cell>
          <table:table-cell office:value-type="float" office:value="4.9810837788">
            <text:p>4,9810837788</text:p>
          </table:table-cell>
          <table:table-cell table:formula="of:=FREQUENCY([.B$14:.B$1013];[.B479])/1000" office:value-type="float" office:value="0.466">
            <text:p>0,466</text:p>
          </table:table-cell>
          <table:table-cell table:formula="of:=IF(AND([.E$6]&lt;=[.B479];[.B479]&lt;=[.E$7]);([.B479]-[.E$6])^2/([.E$8]-[.E$6])*([.E$7]-[.E$6]);1-(([.E$8]-[.B479])^2/([.E$8]-[.E$6])*([.E$8]-[.E$7])))" office:value-type="float" office:value="-12.4597396608537">
            <text:p>-12,4597396609</text:p>
          </table:table-cell>
          <table:table-cell table:formula="of:=([.D479]-[.C479])" office:value-type="float" office:value="-12.9257396608537">
            <text:p>-12,9257396609</text:p>
          </table:table-cell>
          <table:table-cell table:formula="of:=([.D479]-[.C478])" office:value-type="float" office:value="-12.9247396608537">
            <text:p>-12,9247396609</text:p>
          </table:table-cell>
          <table:table-cell/>
        </table:table-row>
        <table:table-row table:style-name="ro1">
          <table:table-cell office:value-type="float" office:value="7.56800070843">
            <text:p>7,5680007084</text:p>
          </table:table-cell>
          <table:table-cell office:value-type="float" office:value="4.98670750003">
            <text:p>4,9867075</text:p>
          </table:table-cell>
          <table:table-cell table:formula="of:=FREQUENCY([.B$14:.B$1013];[.B480])/1000" office:value-type="float" office:value="0.467">
            <text:p>0,467</text:p>
          </table:table-cell>
          <table:table-cell table:formula="of:=IF(AND([.E$6]&lt;=[.B480];[.B480]&lt;=[.E$7]);([.B480]-[.E$6])^2/([.E$8]-[.E$6])*([.E$7]-[.E$6]);1-(([.E$8]-[.B480])^2/([.E$8]-[.E$6])*([.E$8]-[.E$7])))" office:value-type="float" office:value="-12.4220972419295">
            <text:p>-12,4220972419</text:p>
          </table:table-cell>
          <table:table-cell table:formula="of:=([.D480]-[.C480])" office:value-type="float" office:value="-12.8890972419295">
            <text:p>-12,8890972419</text:p>
          </table:table-cell>
          <table:table-cell table:formula="of:=([.D480]-[.C479])" office:value-type="float" office:value="-12.8880972419295">
            <text:p>-12,8880972419</text:p>
          </table:table-cell>
          <table:table-cell/>
        </table:table-row>
        <table:table-row table:style-name="ro1">
          <table:table-cell office:value-type="float" office:value="3.50623409371">
            <text:p>3,5062340937</text:p>
          </table:table-cell>
          <table:table-cell office:value-type="float" office:value="4.98844551544">
            <text:p>4,9884455154</text:p>
          </table:table-cell>
          <table:table-cell table:formula="of:=FREQUENCY([.B$14:.B$1013];[.B481])/1000" office:value-type="float" office:value="0.468">
            <text:p>0,468</text:p>
          </table:table-cell>
          <table:table-cell table:formula="of:=IF(AND([.E$6]&lt;=[.B481];[.B481]&lt;=[.E$7]);([.B481]-[.E$6])^2/([.E$8]-[.E$6])*([.E$7]-[.E$6]);1-(([.E$8]-[.B481])^2/([.E$8]-[.E$6])*([.E$8]-[.E$7])))" office:value-type="float" office:value="-12.4104744854945">
            <text:p>-12,4104744855</text:p>
          </table:table-cell>
          <table:table-cell table:formula="of:=([.D481]-[.C481])" office:value-type="float" office:value="-12.8784744854945">
            <text:p>-12,8784744855</text:p>
          </table:table-cell>
          <table:table-cell table:formula="of:=([.D481]-[.C480])" office:value-type="float" office:value="-12.8774744854945">
            <text:p>-12,8774744855</text:p>
          </table:table-cell>
          <table:table-cell/>
        </table:table-row>
        <table:table-row table:style-name="ro1">
          <table:table-cell office:value-type="float" office:value="5.63841911115">
            <text:p>5,6384191112</text:p>
          </table:table-cell>
          <table:table-cell office:value-type="float" office:value="4.99809626009">
            <text:p>4,9980962601</text:p>
          </table:table-cell>
          <table:table-cell table:formula="of:=FREQUENCY([.B$14:.B$1013];[.B482])/1000" office:value-type="float" office:value="0.469">
            <text:p>0,469</text:p>
          </table:table-cell>
          <table:table-cell table:formula="of:=IF(AND([.E$6]&lt;=[.B482];[.B482]&lt;=[.E$7]);([.B482]-[.E$6])^2/([.E$8]-[.E$6])*([.E$7]-[.E$6]);1-(([.E$8]-[.B482])^2/([.E$8]-[.E$6])*([.E$8]-[.E$7])))" office:value-type="float" office:value="-12.3460279529214">
            <text:p>-12,3460279529</text:p>
          </table:table-cell>
          <table:table-cell table:formula="of:=([.D482]-[.C482])" office:value-type="float" office:value="-12.8150279529214">
            <text:p>-12,8150279529</text:p>
          </table:table-cell>
          <table:table-cell table:formula="of:=([.D482]-[.C481])" office:value-type="float" office:value="-12.8140279529214">
            <text:p>-12,8140279529</text:p>
          </table:table-cell>
          <table:table-cell/>
        </table:table-row>
        <table:table-row table:style-name="ro1">
          <table:table-cell office:value-type="float" office:value="4.62472390088">
            <text:p>4,6247239009</text:p>
          </table:table-cell>
          <table:table-cell office:value-type="float" office:value="5.00172890498">
            <text:p>5,001728905</text:p>
          </table:table-cell>
          <table:table-cell table:formula="of:=FREQUENCY([.B$14:.B$1013];[.B483])/1000" office:value-type="float" office:value="0.47">
            <text:p>0,47</text:p>
          </table:table-cell>
          <table:table-cell table:formula="of:=IF(AND([.E$6]&lt;=[.B483];[.B483]&lt;=[.E$7]);([.B483]-[.E$6])^2/([.E$8]-[.E$6])*([.E$7]-[.E$6]);1-(([.E$8]-[.B483])^2/([.E$8]-[.E$6])*([.E$8]-[.E$7])))" office:value-type="float" office:value="-12.3218097910604">
            <text:p>-12,3218097911</text:p>
          </table:table-cell>
          <table:table-cell table:formula="of:=([.D483]-[.C483])" office:value-type="float" office:value="-12.7918097910604">
            <text:p>-12,7918097911</text:p>
          </table:table-cell>
          <table:table-cell table:formula="of:=([.D483]-[.C482])" office:value-type="float" office:value="-12.7908097910604">
            <text:p>-12,7908097911</text:p>
          </table:table-cell>
          <table:table-cell/>
        </table:table-row>
        <table:table-row table:style-name="ro1">
          <table:table-cell office:value-type="float" office:value="6.90909307752">
            <text:p>6,9090930775</text:p>
          </table:table-cell>
          <table:table-cell office:value-type="float" office:value="5.01020219652">
            <text:p>5,0102021965</text:p>
          </table:table-cell>
          <table:table-cell table:formula="of:=FREQUENCY([.B$14:.B$1013];[.B484])/1000" office:value-type="float" office:value="0.471">
            <text:p>0,471</text:p>
          </table:table-cell>
          <table:table-cell table:formula="of:=IF(AND([.E$6]&lt;=[.B484];[.B484]&lt;=[.E$7]);([.B484]-[.E$6])^2/([.E$8]-[.E$6])*([.E$7]-[.E$6]);1-(([.E$8]-[.B484])^2/([.E$8]-[.E$6])*([.E$8]-[.E$7])))" office:value-type="float" office:value="-12.2654054272115">
            <text:p>-12,2654054272</text:p>
          </table:table-cell>
          <table:table-cell table:formula="of:=([.D484]-[.C484])" office:value-type="float" office:value="-12.7364054272115">
            <text:p>-12,7364054272</text:p>
          </table:table-cell>
          <table:table-cell table:formula="of:=([.D484]-[.C483])" office:value-type="float" office:value="-12.7354054272115">
            <text:p>-12,7354054272</text:p>
          </table:table-cell>
          <table:table-cell/>
        </table:table-row>
        <table:table-row table:style-name="ro1">
          <table:table-cell office:value-type="float" office:value="7.35219055514">
            <text:p>7,3521905551</text:p>
          </table:table-cell>
          <table:table-cell office:value-type="float" office:value="5.01194090617">
            <text:p>5,0119409062</text:p>
          </table:table-cell>
          <table:table-cell table:formula="of:=FREQUENCY([.B$14:.B$1013];[.B485])/1000" office:value-type="float" office:value="0.472">
            <text:p>0,472</text:p>
          </table:table-cell>
          <table:table-cell table:formula="of:=IF(AND([.E$6]&lt;=[.B485];[.B485]&lt;=[.E$7]);([.B485]-[.E$6])^2/([.E$8]-[.E$6])*([.E$7]-[.E$6]);1-(([.E$8]-[.B485])^2/([.E$8]-[.E$6])*([.E$8]-[.E$7])))" office:value-type="float" office:value="-12.2538461132335">
            <text:p>-12,2538461132</text:p>
          </table:table-cell>
          <table:table-cell table:formula="of:=([.D485]-[.C485])" office:value-type="float" office:value="-12.7258461132335">
            <text:p>-12,7258461132</text:p>
          </table:table-cell>
          <table:table-cell table:formula="of:=([.D485]-[.C484])" office:value-type="float" office:value="-12.7248461132335">
            <text:p>-12,7248461132</text:p>
          </table:table-cell>
          <table:table-cell/>
        </table:table-row>
        <table:table-row table:style-name="ro1">
          <table:table-cell office:value-type="float" office:value="3.65753815314">
            <text:p>3,6575381531</text:p>
          </table:table-cell>
          <table:table-cell office:value-type="float" office:value="5.01493500438">
            <text:p>5,0149350044</text:p>
          </table:table-cell>
          <table:table-cell table:formula="of:=FREQUENCY([.B$14:.B$1013];[.B486])/1000" office:value-type="float" office:value="0.473">
            <text:p>0,473</text:p>
          </table:table-cell>
          <table:table-cell table:formula="of:=IF(AND([.E$6]&lt;=[.B486];[.B486]&lt;=[.E$7]);([.B486]-[.E$6])^2/([.E$8]-[.E$6])*([.E$7]-[.E$6]);1-(([.E$8]-[.B486])^2/([.E$8]-[.E$6])*([.E$8]-[.E$7])))" office:value-type="float" office:value="-12.2339525160965">
            <text:p>-12,2339525161</text:p>
          </table:table-cell>
          <table:table-cell table:formula="of:=([.D486]-[.C486])" office:value-type="float" office:value="-12.7069525160965">
            <text:p>-12,7069525161</text:p>
          </table:table-cell>
          <table:table-cell table:formula="of:=([.D486]-[.C485])" office:value-type="float" office:value="-12.7059525160965">
            <text:p>-12,7059525161</text:p>
          </table:table-cell>
          <table:table-cell/>
        </table:table-row>
        <table:table-row table:style-name="ro1">
          <table:table-cell office:value-type="float" office:value="3.56491678991">
            <text:p>3,5649167899</text:p>
          </table:table-cell>
          <table:table-cell office:value-type="float" office:value="5.01862075949">
            <text:p>5,0186207595</text:p>
          </table:table-cell>
          <table:table-cell table:formula="of:=FREQUENCY([.B$14:.B$1013];[.B487])/1000" office:value-type="float" office:value="0.474">
            <text:p>0,474</text:p>
          </table:table-cell>
          <table:table-cell table:formula="of:=IF(AND([.E$6]&lt;=[.B487];[.B487]&lt;=[.E$7]);([.B487]-[.E$6])^2/([.E$8]-[.E$6])*([.E$7]-[.E$6]);1-(([.E$8]-[.B487])^2/([.E$8]-[.E$6])*([.E$8]-[.E$7])))" office:value-type="float" office:value="-12.2094838806367">
            <text:p>-12,2094838806</text:p>
          </table:table-cell>
          <table:table-cell table:formula="of:=([.D487]-[.C487])" office:value-type="float" office:value="-12.6834838806367">
            <text:p>-12,6834838806</text:p>
          </table:table-cell>
          <table:table-cell table:formula="of:=([.D487]-[.C486])" office:value-type="float" office:value="-12.6824838806367">
            <text:p>-12,6824838806</text:p>
          </table:table-cell>
          <table:table-cell/>
        </table:table-row>
        <table:table-row table:style-name="ro1">
          <table:table-cell office:value-type="float" office:value="4.40975666914">
            <text:p>4,4097566691</text:p>
          </table:table-cell>
          <table:table-cell office:value-type="float" office:value="5.03057631781">
            <text:p>5,0305763178</text:p>
          </table:table-cell>
          <table:table-cell table:formula="of:=FREQUENCY([.B$14:.B$1013];[.B488])/1000" office:value-type="float" office:value="0.475">
            <text:p>0,475</text:p>
          </table:table-cell>
          <table:table-cell table:formula="of:=IF(AND([.E$6]&lt;=[.B488];[.B488]&lt;=[.E$7]);([.B488]-[.E$6])^2/([.E$8]-[.E$6])*([.E$7]-[.E$6]);1-(([.E$8]-[.B488])^2/([.E$8]-[.E$6])*([.E$8]-[.E$7])))" office:value-type="float" office:value="-12.1302703072757">
            <text:p>-12,1302703073</text:p>
          </table:table-cell>
          <table:table-cell table:formula="of:=([.D488]-[.C488])" office:value-type="float" office:value="-12.6052703072757">
            <text:p>-12,6052703073</text:p>
          </table:table-cell>
          <table:table-cell table:formula="of:=([.D488]-[.C487])" office:value-type="float" office:value="-12.6042703072757">
            <text:p>-12,6042703073</text:p>
          </table:table-cell>
          <table:table-cell/>
        </table:table-row>
        <table:table-row table:style-name="ro1">
          <table:table-cell office:value-type="float" office:value="4.26362869813">
            <text:p>4,2636286981</text:p>
          </table:table-cell>
          <table:table-cell office:value-type="float" office:value="5.03091896594">
            <text:p>5,0309189659</text:p>
          </table:table-cell>
          <table:table-cell table:formula="of:=FREQUENCY([.B$14:.B$1013];[.B489])/1000" office:value-type="float" office:value="0.476">
            <text:p>0,476</text:p>
          </table:table-cell>
          <table:table-cell table:formula="of:=IF(AND([.E$6]&lt;=[.B489];[.B489]&lt;=[.E$7]);([.B489]-[.E$6])^2/([.E$8]-[.E$6])*([.E$7]-[.E$6]);1-(([.E$8]-[.B489])^2/([.E$8]-[.E$6])*([.E$8]-[.E$7])))" office:value-type="float" office:value="-12.128003545779">
            <text:p>-12,1280035458</text:p>
          </table:table-cell>
          <table:table-cell table:formula="of:=([.D489]-[.C489])" office:value-type="float" office:value="-12.604003545779">
            <text:p>-12,6040035458</text:p>
          </table:table-cell>
          <table:table-cell table:formula="of:=([.D489]-[.C488])" office:value-type="float" office:value="-12.603003545779">
            <text:p>-12,6030035458</text:p>
          </table:table-cell>
          <table:table-cell/>
        </table:table-row>
        <table:table-row table:style-name="ro1">
          <table:table-cell office:value-type="float" office:value="3.44968777186">
            <text:p>3,4496877719</text:p>
          </table:table-cell>
          <table:table-cell office:value-type="float" office:value="5.03141863843">
            <text:p>5,0314186384</text:p>
          </table:table-cell>
          <table:table-cell table:formula="of:=FREQUENCY([.B$14:.B$1013];[.B490])/1000" office:value-type="float" office:value="0.477">
            <text:p>0,477</text:p>
          </table:table-cell>
          <table:table-cell table:formula="of:=IF(AND([.E$6]&lt;=[.B490];[.B490]&lt;=[.E$7]);([.B490]-[.E$6])^2/([.E$8]-[.E$6])*([.E$7]-[.E$6]);1-(([.E$8]-[.B490])^2/([.E$8]-[.E$6])*([.E$8]-[.E$7])))" office:value-type="float" office:value="-12.124698352834">
            <text:p>-12,1246983528</text:p>
          </table:table-cell>
          <table:table-cell table:formula="of:=([.D490]-[.C490])" office:value-type="float" office:value="-12.601698352834">
            <text:p>-12,6016983528</text:p>
          </table:table-cell>
          <table:table-cell table:formula="of:=([.D490]-[.C489])" office:value-type="float" office:value="-12.600698352834">
            <text:p>-12,6006983528</text:p>
          </table:table-cell>
          <table:table-cell/>
        </table:table-row>
        <table:table-row table:style-name="ro1">
          <table:table-cell office:value-type="float" office:value="5.33381142534">
            <text:p>5,3338114253</text:p>
          </table:table-cell>
          <table:table-cell office:value-type="float" office:value="5.03464330968">
            <text:p>5,0346433097</text:p>
          </table:table-cell>
          <table:table-cell table:formula="of:=FREQUENCY([.B$14:.B$1013];[.B491])/1000" office:value-type="float" office:value="0.478">
            <text:p>0,478</text:p>
          </table:table-cell>
          <table:table-cell table:formula="of:=IF(AND([.E$6]&lt;=[.B491];[.B491]&lt;=[.E$7]);([.B491]-[.E$6])^2/([.E$8]-[.E$6])*([.E$7]-[.E$6]);1-(([.E$8]-[.B491])^2/([.E$8]-[.E$6])*([.E$8]-[.E$7])))" office:value-type="float" office:value="-12.103378067888">
            <text:p>-12,1033780679</text:p>
          </table:table-cell>
          <table:table-cell table:formula="of:=([.D491]-[.C491])" office:value-type="float" office:value="-12.581378067888">
            <text:p>-12,5813780679</text:p>
          </table:table-cell>
          <table:table-cell table:formula="of:=([.D491]-[.C490])" office:value-type="float" office:value="-12.580378067888">
            <text:p>-12,5803780679</text:p>
          </table:table-cell>
          <table:table-cell/>
        </table:table-row>
        <table:table-row table:style-name="ro1">
          <table:table-cell office:value-type="float" office:value="6.91667010618">
            <text:p>6,9166701062</text:p>
          </table:table-cell>
          <table:table-cell office:value-type="float" office:value="5.03864596584">
            <text:p>5,0386459658</text:p>
          </table:table-cell>
          <table:table-cell table:formula="of:=FREQUENCY([.B$14:.B$1013];[.B492])/1000" office:value-type="float" office:value="0.479">
            <text:p>0,479</text:p>
          </table:table-cell>
          <table:table-cell table:formula="of:=IF(AND([.E$6]&lt;=[.B492];[.B492]&lt;=[.E$7]);([.B492]-[.E$6])^2/([.E$8]-[.E$6])*([.E$7]-[.E$6]);1-(([.E$8]-[.B492])^2/([.E$8]-[.E$6])*([.E$8]-[.E$7])))" office:value-type="float" office:value="-12.0769381532964">
            <text:p>-12,0769381533</text:p>
          </table:table-cell>
          <table:table-cell table:formula="of:=([.D492]-[.C492])" office:value-type="float" office:value="-12.5559381532964">
            <text:p>-12,5559381533</text:p>
          </table:table-cell>
          <table:table-cell table:formula="of:=([.D492]-[.C491])" office:value-type="float" office:value="-12.5549381532964">
            <text:p>-12,5549381533</text:p>
          </table:table-cell>
          <table:table-cell/>
        </table:table-row>
        <table:table-row table:style-name="ro1">
          <table:table-cell office:value-type="float" office:value="6.7582239949">
            <text:p>6,7582239949</text:p>
          </table:table-cell>
          <table:table-cell office:value-type="float" office:value="5.04452054043">
            <text:p>5,0445205404</text:p>
          </table:table-cell>
          <table:table-cell table:formula="of:=FREQUENCY([.B$14:.B$1013];[.B493])/1000" office:value-type="float" office:value="0.48">
            <text:p>0,48</text:p>
          </table:table-cell>
          <table:table-cell table:formula="of:=IF(AND([.E$6]&lt;=[.B493];[.B493]&lt;=[.E$7]);([.B493]-[.E$6])^2/([.E$8]-[.E$6])*([.E$7]-[.E$6]);1-(([.E$8]-[.B493])^2/([.E$8]-[.E$6])*([.E$8]-[.E$7])))" office:value-type="float" office:value="-12.0381814625668">
            <text:p>-12,0381814626</text:p>
          </table:table-cell>
          <table:table-cell table:formula="of:=([.D493]-[.C493])" office:value-type="float" office:value="-12.5181814625668">
            <text:p>-12,5181814626</text:p>
          </table:table-cell>
          <table:table-cell table:formula="of:=([.D493]-[.C492])" office:value-type="float" office:value="-12.5171814625668">
            <text:p>-12,5171814626</text:p>
          </table:table-cell>
          <table:table-cell/>
        </table:table-row>
        <table:table-row table:style-name="ro1">
          <table:table-cell office:value-type="float" office:value="5.21489484524">
            <text:p>5,2148948452</text:p>
          </table:table-cell>
          <table:table-cell office:value-type="float" office:value="5.04594133401">
            <text:p>5,045941334</text:p>
          </table:table-cell>
          <table:table-cell table:formula="of:=FREQUENCY([.B$14:.B$1013];[.B494])/1000" office:value-type="float" office:value="0.481">
            <text:p>0,481</text:p>
          </table:table-cell>
          <table:table-cell table:formula="of:=IF(AND([.E$6]&lt;=[.B494];[.B494]&lt;=[.E$7]);([.B494]-[.E$6])^2/([.E$8]-[.E$6])*([.E$7]-[.E$6]);1-(([.E$8]-[.B494])^2/([.E$8]-[.E$6])*([.E$8]-[.E$7])))" office:value-type="float" office:value="-12.0288166117422">
            <text:p>-12,0288166117</text:p>
          </table:table-cell>
          <table:table-cell table:formula="of:=([.D494]-[.C494])" office:value-type="float" office:value="-12.5098166117422">
            <text:p>-12,5098166117</text:p>
          </table:table-cell>
          <table:table-cell table:formula="of:=([.D494]-[.C493])" office:value-type="float" office:value="-12.5088166117422">
            <text:p>-12,5088166117</text:p>
          </table:table-cell>
          <table:table-cell/>
        </table:table-row>
        <table:table-row table:style-name="ro1">
          <table:table-cell office:value-type="float" office:value="3.92985873766">
            <text:p>3,9298587377</text:p>
          </table:table-cell>
          <table:table-cell office:value-type="float" office:value="5.04675866649">
            <text:p>5,0467586665</text:p>
          </table:table-cell>
          <table:table-cell table:formula="of:=FREQUENCY([.B$14:.B$1013];[.B495])/1000" office:value-type="float" office:value="0.482">
            <text:p>0,482</text:p>
          </table:table-cell>
          <table:table-cell table:formula="of:=IF(AND([.E$6]&lt;=[.B495];[.B495]&lt;=[.E$7]);([.B495]-[.E$6])^2/([.E$8]-[.E$6])*([.E$7]-[.E$6]);1-(([.E$8]-[.B495])^2/([.E$8]-[.E$6])*([.E$8]-[.E$7])))" office:value-type="float" office:value="-12.0234308674766">
            <text:p>-12,0234308675</text:p>
          </table:table-cell>
          <table:table-cell table:formula="of:=([.D495]-[.C495])" office:value-type="float" office:value="-12.5054308674766">
            <text:p>-12,5054308675</text:p>
          </table:table-cell>
          <table:table-cell table:formula="of:=([.D495]-[.C494])" office:value-type="float" office:value="-12.5044308674766">
            <text:p>-12,5044308675</text:p>
          </table:table-cell>
          <table:table-cell/>
        </table:table-row>
        <table:table-row table:style-name="ro1">
          <table:table-cell office:value-type="float" office:value="4.62202338549">
            <text:p>4,6220233855</text:p>
          </table:table-cell>
          <table:table-cell office:value-type="float" office:value="5.04940177816">
            <text:p>5,0494017782</text:p>
          </table:table-cell>
          <table:table-cell table:formula="of:=FREQUENCY([.B$14:.B$1013];[.B496])/1000" office:value-type="float" office:value="0.483">
            <text:p>0,483</text:p>
          </table:table-cell>
          <table:table-cell table:formula="of:=IF(AND([.E$6]&lt;=[.B496];[.B496]&lt;=[.E$7]);([.B496]-[.E$6])^2/([.E$8]-[.E$6])*([.E$7]-[.E$6]);1-(([.E$8]-[.B496])^2/([.E$8]-[.E$6])*([.E$8]-[.E$7])))" office:value-type="float" office:value="-12.0060219253378">
            <text:p>-12,0060219253</text:p>
          </table:table-cell>
          <table:table-cell table:formula="of:=([.D496]-[.C496])" office:value-type="float" office:value="-12.4890219253378">
            <text:p>-12,4890219253</text:p>
          </table:table-cell>
          <table:table-cell table:formula="of:=([.D496]-[.C495])" office:value-type="float" office:value="-12.4880219253378">
            <text:p>-12,4880219253</text:p>
          </table:table-cell>
          <table:table-cell/>
        </table:table-row>
        <table:table-row table:style-name="ro1">
          <table:table-cell office:value-type="float" office:value="4.12380283011">
            <text:p>4,1238028301</text:p>
          </table:table-cell>
          <table:table-cell office:value-type="float" office:value="5.05946666078">
            <text:p>5,0594666608</text:p>
          </table:table-cell>
          <table:table-cell table:formula="of:=FREQUENCY([.B$14:.B$1013];[.B497])/1000" office:value-type="float" office:value="0.484">
            <text:p>0,484</text:p>
          </table:table-cell>
          <table:table-cell table:formula="of:=IF(AND([.E$6]&lt;=[.B497];[.B497]&lt;=[.E$7]);([.B497]-[.E$6])^2/([.E$8]-[.E$6])*([.E$7]-[.E$6]);1-(([.E$8]-[.B497])^2/([.E$8]-[.E$6])*([.E$8]-[.E$7])))" office:value-type="float" office:value="-11.9398358312536">
            <text:p>-11,9398358313</text:p>
          </table:table-cell>
          <table:table-cell table:formula="of:=([.D497]-[.C497])" office:value-type="float" office:value="-12.4238358312536">
            <text:p>-12,4238358313</text:p>
          </table:table-cell>
          <table:table-cell table:formula="of:=([.D497]-[.C496])" office:value-type="float" office:value="-12.4228358312536">
            <text:p>-12,4228358313</text:p>
          </table:table-cell>
          <table:table-cell/>
        </table:table-row>
        <table:table-row table:style-name="ro1">
          <table:table-cell office:value-type="float" office:value="4.38319351263">
            <text:p>4,3831935126</text:p>
          </table:table-cell>
          <table:table-cell office:value-type="float" office:value="5.06319081404">
            <text:p>5,063190814</text:p>
          </table:table-cell>
          <table:table-cell table:formula="of:=FREQUENCY([.B$14:.B$1013];[.B498])/1000" office:value-type="float" office:value="0.485">
            <text:p>0,485</text:p>
          </table:table-cell>
          <table:table-cell table:formula="of:=IF(AND([.E$6]&lt;=[.B498];[.B498]&lt;=[.E$7]);([.B498]-[.E$6])^2/([.E$8]-[.E$6])*([.E$7]-[.E$6]);1-(([.E$8]-[.B498])^2/([.E$8]-[.E$6])*([.E$8]-[.E$7])))" office:value-type="float" office:value="-11.9153888055492">
            <text:p>-11,9153888055</text:p>
          </table:table-cell>
          <table:table-cell table:formula="of:=([.D498]-[.C498])" office:value-type="float" office:value="-12.4003888055492">
            <text:p>-12,4003888055</text:p>
          </table:table-cell>
          <table:table-cell table:formula="of:=([.D498]-[.C497])" office:value-type="float" office:value="-12.3993888055492">
            <text:p>-12,3993888055</text:p>
          </table:table-cell>
          <table:table-cell/>
        </table:table-row>
        <table:table-row table:style-name="ro1">
          <table:table-cell office:value-type="float" office:value="6.2750636501">
            <text:p>6,2750636501</text:p>
          </table:table-cell>
          <table:table-cell office:value-type="float" office:value="5.07068892349">
            <text:p>5,0706889235</text:p>
          </table:table-cell>
          <table:table-cell table:formula="of:=FREQUENCY([.B$14:.B$1013];[.B499])/1000" office:value-type="float" office:value="0.486">
            <text:p>0,486</text:p>
          </table:table-cell>
          <table:table-cell table:formula="of:=IF(AND([.E$6]&lt;=[.B499];[.B499]&lt;=[.E$7]);([.B499]-[.E$6])^2/([.E$8]-[.E$6])*([.E$7]-[.E$6]);1-(([.E$8]-[.B499])^2/([.E$8]-[.E$6])*([.E$8]-[.E$7])))" office:value-type="float" office:value="-11.8662379466535">
            <text:p>-11,8662379467</text:p>
          </table:table-cell>
          <table:table-cell table:formula="of:=([.D499]-[.C499])" office:value-type="float" office:value="-12.3522379466535">
            <text:p>-12,3522379467</text:p>
          </table:table-cell>
          <table:table-cell table:formula="of:=([.D499]-[.C498])" office:value-type="float" office:value="-12.3512379466535">
            <text:p>-12,3512379467</text:p>
          </table:table-cell>
          <table:table-cell/>
        </table:table-row>
        <table:table-row table:style-name="ro1">
          <table:table-cell office:value-type="float" office:value="3.50199321973">
            <text:p>3,5019932197</text:p>
          </table:table-cell>
          <table:table-cell office:value-type="float" office:value="5.07489598503">
            <text:p>5,074895985</text:p>
          </table:table-cell>
          <table:table-cell table:formula="of:=FREQUENCY([.B$14:.B$1013];[.B500])/1000" office:value-type="float" office:value="0.487">
            <text:p>0,487</text:p>
          </table:table-cell>
          <table:table-cell table:formula="of:=IF(AND([.E$6]&lt;=[.B500];[.B500]&lt;=[.E$7]);([.B500]-[.E$6])^2/([.E$8]-[.E$6])*([.E$7]-[.E$6]);1-(([.E$8]-[.B500])^2/([.E$8]-[.E$6])*([.E$8]-[.E$7])))" office:value-type="float" office:value="-11.8387012736113">
            <text:p>-11,8387012736</text:p>
          </table:table-cell>
          <table:table-cell table:formula="of:=([.D500]-[.C500])" office:value-type="float" office:value="-12.3257012736113">
            <text:p>-12,3257012736</text:p>
          </table:table-cell>
          <table:table-cell table:formula="of:=([.D500]-[.C499])" office:value-type="float" office:value="-12.3247012736113">
            <text:p>-12,3247012736</text:p>
          </table:table-cell>
          <table:table-cell/>
        </table:table-row>
        <table:table-row table:style-name="ro1">
          <table:table-cell office:value-type="float" office:value="4.00449492692">
            <text:p>4,0044949269</text:p>
          </table:table-cell>
          <table:table-cell office:value-type="float" office:value="5.07536495121">
            <text:p>5,0753649512</text:p>
          </table:table-cell>
          <table:table-cell table:formula="of:=FREQUENCY([.B$14:.B$1013];[.B501])/1000" office:value-type="float" office:value="0.488">
            <text:p>0,488</text:p>
          </table:table-cell>
          <table:table-cell table:formula="of:=IF(AND([.E$6]&lt;=[.B501];[.B501]&lt;=[.E$7]);([.B501]-[.E$6])^2/([.E$8]-[.E$6])*([.E$7]-[.E$6]);1-(([.E$8]-[.B501])^2/([.E$8]-[.E$6])*([.E$8]-[.E$7])))" office:value-type="float" office:value="-11.8356335551591">
            <text:p>-11,8356335552</text:p>
          </table:table-cell>
          <table:table-cell table:formula="of:=([.D501]-[.C501])" office:value-type="float" office:value="-12.3236335551591">
            <text:p>-12,3236335552</text:p>
          </table:table-cell>
          <table:table-cell table:formula="of:=([.D501]-[.C500])" office:value-type="float" office:value="-12.3226335551591">
            <text:p>-12,3226335552</text:p>
          </table:table-cell>
          <table:table-cell/>
        </table:table-row>
        <table:table-row table:style-name="ro1">
          <table:table-cell office:value-type="float" office:value="5.1079244724">
            <text:p>5,1079244724</text:p>
          </table:table-cell>
          <table:table-cell office:value-type="float" office:value="5.07652461174">
            <text:p>5,0765246117</text:p>
          </table:table-cell>
          <table:table-cell table:formula="of:=FREQUENCY([.B$14:.B$1013];[.B502])/1000" office:value-type="float" office:value="0.489">
            <text:p>0,489</text:p>
          </table:table-cell>
          <table:table-cell table:formula="of:=IF(AND([.E$6]&lt;=[.B502];[.B502]&lt;=[.E$7]);([.B502]-[.E$6])^2/([.E$8]-[.E$6])*([.E$7]-[.E$6]);1-(([.E$8]-[.B502])^2/([.E$8]-[.E$6])*([.E$8]-[.E$7])))" office:value-type="float" office:value="-11.8280492685683">
            <text:p>-11,8280492686</text:p>
          </table:table-cell>
          <table:table-cell table:formula="of:=([.D502]-[.C502])" office:value-type="float" office:value="-12.3170492685683">
            <text:p>-12,3170492686</text:p>
          </table:table-cell>
          <table:table-cell table:formula="of:=([.D502]-[.C501])" office:value-type="float" office:value="-12.3160492685683">
            <text:p>-12,3160492686</text:p>
          </table:table-cell>
          <table:table-cell/>
        </table:table-row>
        <table:table-row table:style-name="ro1">
          <table:table-cell office:value-type="float" office:value="6.88179167296">
            <text:p>6,881791673</text:p>
          </table:table-cell>
          <table:table-cell office:value-type="float" office:value="5.07682970657">
            <text:p>5,0768297066</text:p>
          </table:table-cell>
          <table:table-cell table:formula="of:=FREQUENCY([.B$14:.B$1013];[.B503])/1000" office:value-type="float" office:value="0.49">
            <text:p>0,49</text:p>
          </table:table-cell>
          <table:table-cell table:formula="of:=IF(AND([.E$6]&lt;=[.B503];[.B503]&lt;=[.E$7]);([.B503]-[.E$6])^2/([.E$8]-[.E$6])*([.E$7]-[.E$6]);1-(([.E$8]-[.B503])^2/([.E$8]-[.E$6])*([.E$8]-[.E$7])))" office:value-type="float" office:value="-11.8260542927097">
            <text:p>-11,8260542927</text:p>
          </table:table-cell>
          <table:table-cell table:formula="of:=([.D503]-[.C503])" office:value-type="float" office:value="-12.3160542927097">
            <text:p>-12,3160542927</text:p>
          </table:table-cell>
          <table:table-cell table:formula="of:=([.D503]-[.C502])" office:value-type="float" office:value="-12.3150542927097">
            <text:p>-12,3150542927</text:p>
          </table:table-cell>
          <table:table-cell/>
        </table:table-row>
        <table:table-row table:style-name="ro1">
          <table:table-cell office:value-type="float" office:value="3.69411922509">
            <text:p>3,6941192251</text:p>
          </table:table-cell>
          <table:table-cell office:value-type="float" office:value="5.08040981652">
            <text:p>5,0804098165</text:p>
          </table:table-cell>
          <table:table-cell table:formula="of:=FREQUENCY([.B$14:.B$1013];[.B504])/1000" office:value-type="float" office:value="0.491">
            <text:p>0,491</text:p>
          </table:table-cell>
          <table:table-cell table:formula="of:=IF(AND([.E$6]&lt;=[.B504];[.B504]&lt;=[.E$7]);([.B504]-[.E$6])^2/([.E$8]-[.E$6])*([.E$7]-[.E$6]);1-(([.E$8]-[.B504])^2/([.E$8]-[.E$6])*([.E$8]-[.E$7])))" office:value-type="float" office:value="-11.8026560053607">
            <text:p>-11,8026560054</text:p>
          </table:table-cell>
          <table:table-cell table:formula="of:=([.D504]-[.C504])" office:value-type="float" office:value="-12.2936560053607">
            <text:p>-12,2936560054</text:p>
          </table:table-cell>
          <table:table-cell table:formula="of:=([.D504]-[.C503])" office:value-type="float" office:value="-12.2926560053607">
            <text:p>-12,2926560054</text:p>
          </table:table-cell>
          <table:table-cell/>
        </table:table-row>
        <table:table-row table:style-name="ro1">
          <table:table-cell office:value-type="float" office:value="4.92611206913">
            <text:p>4,9261120691</text:p>
          </table:table-cell>
          <table:table-cell office:value-type="float" office:value="5.08250368985">
            <text:p>5,0825036899</text:p>
          </table:table-cell>
          <table:table-cell table:formula="of:=FREQUENCY([.B$14:.B$1013];[.B505])/1000" office:value-type="float" office:value="0.492">
            <text:p>0,492</text:p>
          </table:table-cell>
          <table:table-cell table:formula="of:=IF(AND([.E$6]&lt;=[.B505];[.B505]&lt;=[.E$7]);([.B505]-[.E$6])^2/([.E$8]-[.E$6])*([.E$7]-[.E$6]);1-(([.E$8]-[.B505])^2/([.E$8]-[.E$6])*([.E$8]-[.E$7])))" office:value-type="float" office:value="-11.7889811166991">
            <text:p>-11,7889811167</text:p>
          </table:table-cell>
          <table:table-cell table:formula="of:=([.D505]-[.C505])" office:value-type="float" office:value="-12.2809811166991">
            <text:p>-12,2809811167</text:p>
          </table:table-cell>
          <table:table-cell table:formula="of:=([.D505]-[.C504])" office:value-type="float" office:value="-12.2799811166991">
            <text:p>-12,2799811167</text:p>
          </table:table-cell>
          <table:table-cell/>
        </table:table-row>
        <table:table-row table:style-name="ro1">
          <table:table-cell office:value-type="float" office:value="3.59860789548">
            <text:p>3,5986078955</text:p>
          </table:table-cell>
          <table:table-cell office:value-type="float" office:value="5.08306265138">
            <text:p>5,0830626514</text:p>
          </table:table-cell>
          <table:table-cell table:formula="of:=FREQUENCY([.B$14:.B$1013];[.B506])/1000" office:value-type="float" office:value="0.493">
            <text:p>0,493</text:p>
          </table:table-cell>
          <table:table-cell table:formula="of:=IF(AND([.E$6]&lt;=[.B506];[.B506]&lt;=[.E$7]);([.B506]-[.E$6])^2/([.E$8]-[.E$6])*([.E$7]-[.E$6]);1-(([.E$8]-[.B506])^2/([.E$8]-[.E$6])*([.E$8]-[.E$7])))" office:value-type="float" office:value="-11.7853318275119">
            <text:p>-11,7853318275</text:p>
          </table:table-cell>
          <table:table-cell table:formula="of:=([.D506]-[.C506])" office:value-type="float" office:value="-12.2783318275119">
            <text:p>-12,2783318275</text:p>
          </table:table-cell>
          <table:table-cell table:formula="of:=([.D506]-[.C505])" office:value-type="float" office:value="-12.2773318275119">
            <text:p>-12,2773318275</text:p>
          </table:table-cell>
          <table:table-cell/>
        </table:table-row>
        <table:table-row table:style-name="ro1">
          <table:table-cell office:value-type="float" office:value="7.38138727553">
            <text:p>7,3813872755</text:p>
          </table:table-cell>
          <table:table-cell office:value-type="float" office:value="5.08345247495">
            <text:p>5,083452475</text:p>
          </table:table-cell>
          <table:table-cell table:formula="of:=FREQUENCY([.B$14:.B$1013];[.B507])/1000" office:value-type="float" office:value="0.494">
            <text:p>0,494</text:p>
          </table:table-cell>
          <table:table-cell table:formula="of:=IF(AND([.E$6]&lt;=[.B507];[.B507]&lt;=[.E$7]);([.B507]-[.E$6])^2/([.E$8]-[.E$6])*([.E$7]-[.E$6]);1-(([.E$8]-[.B507])^2/([.E$8]-[.E$6])*([.E$8]-[.E$7])))" office:value-type="float" office:value="-11.7827870966461">
            <text:p>-11,7827870966</text:p>
          </table:table-cell>
          <table:table-cell table:formula="of:=([.D507]-[.C507])" office:value-type="float" office:value="-12.2767870966461">
            <text:p>-12,2767870966</text:p>
          </table:table-cell>
          <table:table-cell table:formula="of:=([.D507]-[.C506])" office:value-type="float" office:value="-12.2757870966461">
            <text:p>-12,2757870966</text:p>
          </table:table-cell>
          <table:table-cell/>
        </table:table-row>
        <table:table-row table:style-name="ro1">
          <table:table-cell office:value-type="float" office:value="4.9810837788">
            <text:p>4,9810837788</text:p>
          </table:table-cell>
          <table:table-cell office:value-type="float" office:value="5.09072466034">
            <text:p>5,0907246603</text:p>
          </table:table-cell>
          <table:table-cell table:formula="of:=FREQUENCY([.B$14:.B$1013];[.B508])/1000" office:value-type="float" office:value="0.495">
            <text:p>0,495</text:p>
          </table:table-cell>
          <table:table-cell table:formula="of:=IF(AND([.E$6]&lt;=[.B508];[.B508]&lt;=[.E$7]);([.B508]-[.E$6])^2/([.E$8]-[.E$6])*([.E$7]-[.E$6]);1-(([.E$8]-[.B508])^2/([.E$8]-[.E$6])*([.E$8]-[.E$7])))" office:value-type="float" office:value="-11.7353614010615">
            <text:p>-11,7353614011</text:p>
          </table:table-cell>
          <table:table-cell table:formula="of:=([.D508]-[.C508])" office:value-type="float" office:value="-12.2303614010615">
            <text:p>-12,2303614011</text:p>
          </table:table-cell>
          <table:table-cell table:formula="of:=([.D508]-[.C507])" office:value-type="float" office:value="-12.2293614010615">
            <text:p>-12,2293614011</text:p>
          </table:table-cell>
          <table:table-cell/>
        </table:table-row>
        <table:table-row table:style-name="ro1">
          <table:table-cell office:value-type="float" office:value="5.40928204664">
            <text:p>5,4092820466</text:p>
          </table:table-cell>
          <table:table-cell office:value-type="float" office:value="5.09489275988">
            <text:p>5,0948927599</text:p>
          </table:table-cell>
          <table:table-cell table:formula="of:=FREQUENCY([.B$14:.B$1013];[.B509])/1000" office:value-type="float" office:value="0.496">
            <text:p>0,496</text:p>
          </table:table-cell>
          <table:table-cell table:formula="of:=IF(AND([.E$6]&lt;=[.B509];[.B509]&lt;=[.E$7]);([.B509]-[.E$6])^2/([.E$8]-[.E$6])*([.E$7]-[.E$6]);1-(([.E$8]-[.B509])^2/([.E$8]-[.E$6])*([.E$8]-[.E$7])))" office:value-type="float" office:value="-11.7082187973647">
            <text:p>-11,7082187974</text:p>
          </table:table-cell>
          <table:table-cell table:formula="of:=([.D509]-[.C509])" office:value-type="float" office:value="-12.2042187973647">
            <text:p>-12,2042187974</text:p>
          </table:table-cell>
          <table:table-cell table:formula="of:=([.D509]-[.C508])" office:value-type="float" office:value="-12.2032187973647">
            <text:p>-12,2032187974</text:p>
          </table:table-cell>
          <table:table-cell/>
        </table:table-row>
        <table:table-row table:style-name="ro1">
          <table:table-cell office:value-type="float" office:value="3.80453223378">
            <text:p>3,8045322338</text:p>
          </table:table-cell>
          <table:table-cell office:value-type="float" office:value="5.09727991881">
            <text:p>5,0972799188</text:p>
          </table:table-cell>
          <table:table-cell table:formula="of:=FREQUENCY([.B$14:.B$1013];[.B510])/1000" office:value-type="float" office:value="0.497">
            <text:p>0,497</text:p>
          </table:table-cell>
          <table:table-cell table:formula="of:=IF(AND([.E$6]&lt;=[.B510];[.B510]&lt;=[.E$7]);([.B510]-[.E$6])^2/([.E$8]-[.E$6])*([.E$7]-[.E$6]);1-(([.E$8]-[.B510])^2/([.E$8]-[.E$6])*([.E$8]-[.E$7])))" office:value-type="float" office:value="-11.6926866934364">
            <text:p>-11,6926866934</text:p>
          </table:table-cell>
          <table:table-cell table:formula="of:=([.D510]-[.C510])" office:value-type="float" office:value="-12.1896866934364">
            <text:p>-12,1896866934</text:p>
          </table:table-cell>
          <table:table-cell table:formula="of:=([.D510]-[.C509])" office:value-type="float" office:value="-12.1886866934364">
            <text:p>-12,1886866934</text:p>
          </table:table-cell>
          <table:table-cell/>
        </table:table-row>
        <table:table-row table:style-name="ro1">
          <table:table-cell office:value-type="float" office:value="6.89272608121">
            <text:p>6,8927260812</text:p>
          </table:table-cell>
          <table:table-cell office:value-type="float" office:value="5.09859829775">
            <text:p>5,0985982978</text:p>
          </table:table-cell>
          <table:table-cell table:formula="of:=FREQUENCY([.B$14:.B$1013];[.B511])/1000" office:value-type="float" office:value="0.498">
            <text:p>0,498</text:p>
          </table:table-cell>
          <table:table-cell table:formula="of:=IF(AND([.E$6]&lt;=[.B511];[.B511]&lt;=[.E$7]);([.B511]-[.E$6])^2/([.E$8]-[.E$6])*([.E$7]-[.E$6]);1-(([.E$8]-[.B511])^2/([.E$8]-[.E$6])*([.E$8]-[.E$7])))" office:value-type="float" office:value="-11.6841127019327">
            <text:p>-11,6841127019</text:p>
          </table:table-cell>
          <table:table-cell table:formula="of:=([.D511]-[.C511])" office:value-type="float" office:value="-12.1821127019327">
            <text:p>-12,1821127019</text:p>
          </table:table-cell>
          <table:table-cell table:formula="of:=([.D511]-[.C510])" office:value-type="float" office:value="-12.1811127019327">
            <text:p>-12,1811127019</text:p>
          </table:table-cell>
          <table:table-cell/>
        </table:table-row>
        <table:table-row table:style-name="ro1">
          <table:table-cell office:value-type="float" office:value="4.92648371075">
            <text:p>4,9264837108</text:p>
          </table:table-cell>
          <table:table-cell office:value-type="float" office:value="5.10363856378">
            <text:p>5,1036385638</text:p>
          </table:table-cell>
          <table:table-cell table:formula="of:=FREQUENCY([.B$14:.B$1013];[.B512])/1000" office:value-type="float" office:value="0.499">
            <text:p>0,499</text:p>
          </table:table-cell>
          <table:table-cell table:formula="of:=IF(AND([.E$6]&lt;=[.B512];[.B512]&lt;=[.E$7]);([.B512]-[.E$6])^2/([.E$8]-[.E$6])*([.E$7]-[.E$6]);1-(([.E$8]-[.B512])^2/([.E$8]-[.E$6])*([.E$8]-[.E$7])))" office:value-type="float" office:value="-11.651360368052">
            <text:p>-11,6513603681</text:p>
          </table:table-cell>
          <table:table-cell table:formula="of:=([.D512]-[.C512])" office:value-type="float" office:value="-12.150360368052">
            <text:p>-12,1503603681</text:p>
          </table:table-cell>
          <table:table-cell table:formula="of:=([.D512]-[.C511])" office:value-type="float" office:value="-12.149360368052">
            <text:p>-12,1493603681</text:p>
          </table:table-cell>
          <table:table-cell/>
        </table:table-row>
        <table:table-row table:style-name="ro1">
          <table:table-cell office:value-type="float" office:value="3.29246847265">
            <text:p>3,2924684727</text:p>
          </table:table-cell>
          <table:table-cell office:value-type="float" office:value="5.10419425596">
            <text:p>5,104194256</text:p>
          </table:table-cell>
          <table:table-cell table:formula="of:=FREQUENCY([.B$14:.B$1013];[.B513])/1000" office:value-type="float" office:value="0.5">
            <text:p>0,5</text:p>
          </table:table-cell>
          <table:table-cell table:formula="of:=IF(AND([.E$6]&lt;=[.B513];[.B513]&lt;=[.E$7]);([.B513]-[.E$6])^2/([.E$8]-[.E$6])*([.E$7]-[.E$6]);1-(([.E$8]-[.B513])^2/([.E$8]-[.E$6])*([.E$8]-[.E$7])))" office:value-type="float" office:value="-11.6477519960792">
            <text:p>-11,6477519961</text:p>
          </table:table-cell>
          <table:table-cell table:formula="of:=([.D513]-[.C513])" office:value-type="float" office:value="-12.1477519960792">
            <text:p>-12,1477519961</text:p>
          </table:table-cell>
          <table:table-cell table:formula="of:=([.D513]-[.C512])" office:value-type="float" office:value="-12.1467519960792">
            <text:p>-12,1467519961</text:p>
          </table:table-cell>
          <table:table-cell/>
        </table:table-row>
        <table:table-row table:style-name="ro1">
          <table:table-cell office:value-type="float" office:value="5.72602094527">
            <text:p>5,7260209453</text:p>
          </table:table-cell>
          <table:table-cell office:value-type="float" office:value="5.10744920769">
            <text:p>5,1074492077</text:p>
          </table:table-cell>
          <table:table-cell table:formula="of:=FREQUENCY([.B$14:.B$1013];[.B514])/1000" office:value-type="float" office:value="0.501">
            <text:p>0,501</text:p>
          </table:table-cell>
          <table:table-cell table:formula="of:=IF(AND([.E$6]&lt;=[.B514];[.B514]&lt;=[.E$7]);([.B514]-[.E$6])^2/([.E$8]-[.E$6])*([.E$7]-[.E$6]);1-(([.E$8]-[.B514])^2/([.E$8]-[.E$6])*([.E$8]-[.E$7])))" office:value-type="float" office:value="-11.626626392261">
            <text:p>-11,6266263923</text:p>
          </table:table-cell>
          <table:table-cell table:formula="of:=([.D514]-[.C514])" office:value-type="float" office:value="-12.127626392261">
            <text:p>-12,1276263923</text:p>
          </table:table-cell>
          <table:table-cell table:formula="of:=([.D514]-[.C513])" office:value-type="float" office:value="-12.126626392261">
            <text:p>-12,1266263923</text:p>
          </table:table-cell>
          <table:table-cell/>
        </table:table-row>
        <table:table-row table:style-name="ro1">
          <table:table-cell office:value-type="float" office:value="6.59643229357">
            <text:p>6,5964322936</text:p>
          </table:table-cell>
          <table:table-cell office:value-type="float" office:value="5.1079244724">
            <text:p>5,1079244724</text:p>
          </table:table-cell>
          <table:table-cell table:formula="of:=FREQUENCY([.B$14:.B$1013];[.B515])/1000" office:value-type="float" office:value="0.502">
            <text:p>0,502</text:p>
          </table:table-cell>
          <table:table-cell table:formula="of:=IF(AND([.E$6]&lt;=[.B515];[.B515]&lt;=[.E$7]);([.B515]-[.E$6])^2/([.E$8]-[.E$6])*([.E$7]-[.E$6]);1-(([.E$8]-[.B515])^2/([.E$8]-[.E$6])*([.E$8]-[.E$7])))" office:value-type="float" office:value="-11.6235432604524">
            <text:p>-11,6235432605</text:p>
          </table:table-cell>
          <table:table-cell table:formula="of:=([.D515]-[.C515])" office:value-type="float" office:value="-12.1255432604524">
            <text:p>-12,1255432605</text:p>
          </table:table-cell>
          <table:table-cell table:formula="of:=([.D515]-[.C514])" office:value-type="float" office:value="-12.1245432604524">
            <text:p>-12,1245432605</text:p>
          </table:table-cell>
          <table:table-cell/>
        </table:table-row>
        <table:table-row table:style-name="ro1">
          <table:table-cell office:value-type="float" office:value="5.19568188157">
            <text:p>5,1956818816</text:p>
          </table:table-cell>
          <table:table-cell office:value-type="float" office:value="5.11015172553">
            <text:p>5,1101517255</text:p>
          </table:table-cell>
          <table:table-cell table:formula="of:=FREQUENCY([.B$14:.B$1013];[.B516])/1000" office:value-type="float" office:value="0.503">
            <text:p>0,503</text:p>
          </table:table-cell>
          <table:table-cell table:formula="of:=IF(AND([.E$6]&lt;=[.B516];[.B516]&lt;=[.E$7]);([.B516]-[.E$6])^2/([.E$8]-[.E$6])*([.E$7]-[.E$6]);1-(([.E$8]-[.B516])^2/([.E$8]-[.E$6])*([.E$8]-[.E$7])))" office:value-type="float" office:value="-11.609099665331">
            <text:p>-11,6090996653</text:p>
          </table:table-cell>
          <table:table-cell table:formula="of:=([.D516]-[.C516])" office:value-type="float" office:value="-12.112099665331">
            <text:p>-12,1120996653</text:p>
          </table:table-cell>
          <table:table-cell table:formula="of:=([.D516]-[.C515])" office:value-type="float" office:value="-12.111099665331">
            <text:p>-12,1110996653</text:p>
          </table:table-cell>
          <table:table-cell/>
        </table:table-row>
        <table:table-row table:style-name="ro1">
          <table:table-cell office:value-type="float" office:value="4.12297655571">
            <text:p>4,1229765557</text:p>
          </table:table-cell>
          <table:table-cell office:value-type="float" office:value="5.11026215412">
            <text:p>5,1102621541</text:p>
          </table:table-cell>
          <table:table-cell table:formula="of:=FREQUENCY([.B$14:.B$1013];[.B517])/1000" office:value-type="float" office:value="0.504">
            <text:p>0,504</text:p>
          </table:table-cell>
          <table:table-cell table:formula="of:=IF(AND([.E$6]&lt;=[.B517];[.B517]&lt;=[.E$7]);([.B517]-[.E$6])^2/([.E$8]-[.E$6])*([.E$7]-[.E$6]);1-(([.E$8]-[.B517])^2/([.E$8]-[.E$6])*([.E$8]-[.E$7])))" office:value-type="float" office:value="-11.6083837580593">
            <text:p>-11,6083837581</text:p>
          </table:table-cell>
          <table:table-cell table:formula="of:=([.D517]-[.C517])" office:value-type="float" office:value="-12.1123837580593">
            <text:p>-12,1123837581</text:p>
          </table:table-cell>
          <table:table-cell table:formula="of:=([.D517]-[.C516])" office:value-type="float" office:value="-12.1113837580593">
            <text:p>-12,1113837581</text:p>
          </table:table-cell>
          <table:table-cell/>
        </table:table-row>
        <table:table-row table:style-name="ro1">
          <table:table-cell office:value-type="float" office:value="5.22695821851">
            <text:p>5,2269582185</text:p>
          </table:table-cell>
          <table:table-cell office:value-type="float" office:value="5.11168394826">
            <text:p>5,1116839483</text:p>
          </table:table-cell>
          <table:table-cell table:formula="of:=FREQUENCY([.B$14:.B$1013];[.B518])/1000" office:value-type="float" office:value="0.505">
            <text:p>0,505</text:p>
          </table:table-cell>
          <table:table-cell table:formula="of:=IF(AND([.E$6]&lt;=[.B518];[.B518]&lt;=[.E$7]);([.B518]-[.E$6])^2/([.E$8]-[.E$6])*([.E$7]-[.E$6]);1-(([.E$8]-[.B518])^2/([.E$8]-[.E$6])*([.E$8]-[.E$7])))" office:value-type="float" office:value="-11.5991680985158">
            <text:p>-11,5991680985</text:p>
          </table:table-cell>
          <table:table-cell table:formula="of:=([.D518]-[.C518])" office:value-type="float" office:value="-12.1041680985158">
            <text:p>-12,1041680985</text:p>
          </table:table-cell>
          <table:table-cell table:formula="of:=([.D518]-[.C517])" office:value-type="float" office:value="-12.1031680985158">
            <text:p>-12,1031680985</text:p>
          </table:table-cell>
          <table:table-cell/>
        </table:table-row>
        <table:table-row table:style-name="ro1">
          <table:table-cell office:value-type="float" office:value="6.16632600896">
            <text:p>6,166326009</text:p>
          </table:table-cell>
          <table:table-cell office:value-type="float" office:value="5.11183008246">
            <text:p>5,1118300825</text:p>
          </table:table-cell>
          <table:table-cell table:formula="of:=FREQUENCY([.B$14:.B$1013];[.B519])/1000" office:value-type="float" office:value="0.506">
            <text:p>0,506</text:p>
          </table:table-cell>
          <table:table-cell table:formula="of:=IF(AND([.E$6]&lt;=[.B519];[.B519]&lt;=[.E$7]);([.B519]-[.E$6])^2/([.E$8]-[.E$6])*([.E$7]-[.E$6]);1-(([.E$8]-[.B519])^2/([.E$8]-[.E$6])*([.E$8]-[.E$7])))" office:value-type="float" office:value="-11.5982210897192">
            <text:p>-11,5982210897</text:p>
          </table:table-cell>
          <table:table-cell table:formula="of:=([.D519]-[.C519])" office:value-type="float" office:value="-12.1042210897192">
            <text:p>-12,1042210897</text:p>
          </table:table-cell>
          <table:table-cell table:formula="of:=([.D519]-[.C518])" office:value-type="float" office:value="-12.1032210897192">
            <text:p>-12,1032210897</text:p>
          </table:table-cell>
          <table:table-cell/>
        </table:table-row>
        <table:table-row table:style-name="ro1">
          <table:table-cell office:value-type="float" office:value="7.71475777611">
            <text:p>7,7147577761</text:p>
          </table:table-cell>
          <table:table-cell office:value-type="float" office:value="5.11223313735">
            <text:p>5,1122331374</text:p>
          </table:table-cell>
          <table:table-cell table:formula="of:=FREQUENCY([.B$14:.B$1013];[.B520])/1000" office:value-type="float" office:value="0.507">
            <text:p>0,507</text:p>
          </table:table-cell>
          <table:table-cell table:formula="of:=IF(AND([.E$6]&lt;=[.B520];[.B520]&lt;=[.E$7]);([.B520]-[.E$6])^2/([.E$8]-[.E$6])*([.E$7]-[.E$6]);1-(([.E$8]-[.B520])^2/([.E$8]-[.E$6])*([.E$8]-[.E$7])))" office:value-type="float" office:value="-11.5956093152662">
            <text:p>-11,5956093153</text:p>
          </table:table-cell>
          <table:table-cell table:formula="of:=([.D520]-[.C520])" office:value-type="float" office:value="-12.1026093152662">
            <text:p>-12,1026093153</text:p>
          </table:table-cell>
          <table:table-cell table:formula="of:=([.D520]-[.C519])" office:value-type="float" office:value="-12.1016093152662">
            <text:p>-12,1016093153</text:p>
          </table:table-cell>
          <table:table-cell/>
        </table:table-row>
        <table:table-row table:style-name="ro1">
          <table:table-cell office:value-type="float" office:value="3.74750785651">
            <text:p>3,7475078565</text:p>
          </table:table-cell>
          <table:table-cell office:value-type="float" office:value="5.11292699744">
            <text:p>5,1129269974</text:p>
          </table:table-cell>
          <table:table-cell table:formula="of:=FREQUENCY([.B$14:.B$1013];[.B521])/1000" office:value-type="float" office:value="0.508">
            <text:p>0,508</text:p>
          </table:table-cell>
          <table:table-cell table:formula="of:=IF(AND([.E$6]&lt;=[.B521];[.B521]&lt;=[.E$7]);([.B521]-[.E$6])^2/([.E$8]-[.E$6])*([.E$7]-[.E$6]);1-(([.E$8]-[.B521])^2/([.E$8]-[.E$6])*([.E$8]-[.E$7])))" office:value-type="float" office:value="-11.5911137726923">
            <text:p>-11,5911137727</text:p>
          </table:table-cell>
          <table:table-cell table:formula="of:=([.D521]-[.C521])" office:value-type="float" office:value="-12.0991137726923">
            <text:p>-12,0991137727</text:p>
          </table:table-cell>
          <table:table-cell table:formula="of:=([.D521]-[.C520])" office:value-type="float" office:value="-12.0981137726923">
            <text:p>-12,0981137727</text:p>
          </table:table-cell>
          <table:table-cell/>
        </table:table-row>
        <table:table-row table:style-name="ro1">
          <table:table-cell office:value-type="float" office:value="3.95358307281">
            <text:p>3,9535830728</text:p>
          </table:table-cell>
          <table:table-cell office:value-type="float" office:value="5.11295831158">
            <text:p>5,1129583116</text:p>
          </table:table-cell>
          <table:table-cell table:formula="of:=FREQUENCY([.B$14:.B$1013];[.B522])/1000" office:value-type="float" office:value="0.509">
            <text:p>0,509</text:p>
          </table:table-cell>
          <table:table-cell table:formula="of:=IF(AND([.E$6]&lt;=[.B522];[.B522]&lt;=[.E$7]);([.B522]-[.E$6])^2/([.E$8]-[.E$6])*([.E$7]-[.E$6]);1-(([.E$8]-[.B522])^2/([.E$8]-[.E$6])*([.E$8]-[.E$7])))" office:value-type="float" office:value="-11.5909109062625">
            <text:p>-11,5909109063</text:p>
          </table:table-cell>
          <table:table-cell table:formula="of:=([.D522]-[.C522])" office:value-type="float" office:value="-12.0999109062625">
            <text:p>-12,0999109063</text:p>
          </table:table-cell>
          <table:table-cell table:formula="of:=([.D522]-[.C521])" office:value-type="float" office:value="-12.0989109062625">
            <text:p>-12,0989109063</text:p>
          </table:table-cell>
          <table:table-cell/>
        </table:table-row>
        <table:table-row table:style-name="ro1">
          <table:table-cell office:value-type="float" office:value="4.77740513937">
            <text:p>4,7774051394</text:p>
          </table:table-cell>
          <table:table-cell office:value-type="float" office:value="5.12486269395">
            <text:p>5,124862694</text:p>
          </table:table-cell>
          <table:table-cell table:formula="of:=FREQUENCY([.B$14:.B$1013];[.B523])/1000" office:value-type="float" office:value="0.51">
            <text:p>0,51</text:p>
          </table:table-cell>
          <table:table-cell table:formula="of:=IF(AND([.E$6]&lt;=[.B523];[.B523]&lt;=[.E$7]);([.B523]-[.E$6])^2/([.E$8]-[.E$6])*([.E$7]-[.E$6]);1-(([.E$8]-[.B523])^2/([.E$8]-[.E$6])*([.E$8]-[.E$7])))" office:value-type="float" office:value="-11.5139076172837">
            <text:p>-11,5139076173</text:p>
          </table:table-cell>
          <table:table-cell table:formula="of:=([.D523]-[.C523])" office:value-type="float" office:value="-12.0239076172837">
            <text:p>-12,0239076173</text:p>
          </table:table-cell>
          <table:table-cell table:formula="of:=([.D523]-[.C522])" office:value-type="float" office:value="-12.0229076172837">
            <text:p>-12,0229076173</text:p>
          </table:table-cell>
          <table:table-cell/>
        </table:table-row>
        <table:table-row table:style-name="ro1">
          <table:table-cell office:value-type="float" office:value="3.54152842977">
            <text:p>3,5415284298</text:p>
          </table:table-cell>
          <table:table-cell office:value-type="float" office:value="5.12610236064">
            <text:p>5,1261023606</text:p>
          </table:table-cell>
          <table:table-cell table:formula="of:=FREQUENCY([.B$14:.B$1013];[.B524])/1000" office:value-type="float" office:value="0.511">
            <text:p>0,511</text:p>
          </table:table-cell>
          <table:table-cell table:formula="of:=IF(AND([.E$6]&lt;=[.B524];[.B524]&lt;=[.E$7]);([.B524]-[.E$6])^2/([.E$8]-[.E$6])*([.E$7]-[.E$6]);1-(([.E$8]-[.B524])^2/([.E$8]-[.E$6])*([.E$8]-[.E$7])))" office:value-type="float" office:value="-11.5059024335325">
            <text:p>-11,5059024335</text:p>
          </table:table-cell>
          <table:table-cell table:formula="of:=([.D524]-[.C524])" office:value-type="float" office:value="-12.0169024335325">
            <text:p>-12,0169024335</text:p>
          </table:table-cell>
          <table:table-cell table:formula="of:=([.D524]-[.C523])" office:value-type="float" office:value="-12.0159024335325">
            <text:p>-12,0159024335</text:p>
          </table:table-cell>
          <table:table-cell/>
        </table:table-row>
        <table:table-row table:style-name="ro1">
          <table:table-cell office:value-type="float" office:value="4.61054504587">
            <text:p>4,6105450459</text:p>
          </table:table-cell>
          <table:table-cell office:value-type="float" office:value="5.12960371601">
            <text:p>5,129603716</text:p>
          </table:table-cell>
          <table:table-cell table:formula="of:=FREQUENCY([.B$14:.B$1013];[.B525])/1000" office:value-type="float" office:value="0.512">
            <text:p>0,512</text:p>
          </table:table-cell>
          <table:table-cell table:formula="of:=IF(AND([.E$6]&lt;=[.B525];[.B525]&lt;=[.E$7]);([.B525]-[.E$6])^2/([.E$8]-[.E$6])*([.E$7]-[.E$6]);1-(([.E$8]-[.B525])^2/([.E$8]-[.E$6])*([.E$8]-[.E$7])))" office:value-type="float" office:value="-11.483306162603">
            <text:p>-11,4833061626</text:p>
          </table:table-cell>
          <table:table-cell table:formula="of:=([.D525]-[.C525])" office:value-type="float" office:value="-11.995306162603">
            <text:p>-11,9953061626</text:p>
          </table:table-cell>
          <table:table-cell table:formula="of:=([.D525]-[.C524])" office:value-type="float" office:value="-11.994306162603">
            <text:p>-11,9943061626</text:p>
          </table:table-cell>
          <table:table-cell/>
        </table:table-row>
        <table:table-row table:style-name="ro1">
          <table:table-cell office:value-type="float" office:value="4.87775970655">
            <text:p>4,8777597066</text:p>
          </table:table-cell>
          <table:table-cell office:value-type="float" office:value="5.13564431112">
            <text:p>5,1356443111</text:p>
          </table:table-cell>
          <table:table-cell table:formula="of:=FREQUENCY([.B$14:.B$1013];[.B526])/1000" office:value-type="float" office:value="0.513">
            <text:p>0,513</text:p>
          </table:table-cell>
          <table:table-cell table:formula="of:=IF(AND([.E$6]&lt;=[.B526];[.B526]&lt;=[.E$7]);([.B526]-[.E$6])^2/([.E$8]-[.E$6])*([.E$7]-[.E$6]);1-(([.E$8]-[.B526])^2/([.E$8]-[.E$6])*([.E$8]-[.E$7])))" office:value-type="float" office:value="-11.444370741816">
            <text:p>-11,4443707418</text:p>
          </table:table-cell>
          <table:table-cell table:formula="of:=([.D526]-[.C526])" office:value-type="float" office:value="-11.957370741816">
            <text:p>-11,9573707418</text:p>
          </table:table-cell>
          <table:table-cell table:formula="of:=([.D526]-[.C525])" office:value-type="float" office:value="-11.956370741816">
            <text:p>-11,9563707418</text:p>
          </table:table-cell>
          <table:table-cell/>
        </table:table-row>
        <table:table-row table:style-name="ro1">
          <table:table-cell office:value-type="float" office:value="4.03975588515">
            <text:p>4,0397558852</text:p>
          </table:table-cell>
          <table:table-cell office:value-type="float" office:value="5.15455264547">
            <text:p>5,1545526455</text:p>
          </table:table-cell>
          <table:table-cell table:formula="of:=FREQUENCY([.B$14:.B$1013];[.B527])/1000" office:value-type="float" office:value="0.514">
            <text:p>0,514</text:p>
          </table:table-cell>
          <table:table-cell table:formula="of:=IF(AND([.E$6]&lt;=[.B527];[.B527]&lt;=[.E$7]);([.B527]-[.E$6])^2/([.E$8]-[.E$6])*([.E$7]-[.E$6]);1-(([.E$8]-[.B527])^2/([.E$8]-[.E$6])*([.E$8]-[.E$7])))" office:value-type="float" office:value="-11.3228877970515">
            <text:p>-11,3228877971</text:p>
          </table:table-cell>
          <table:table-cell table:formula="of:=([.D527]-[.C527])" office:value-type="float" office:value="-11.8368877970515">
            <text:p>-11,8368877971</text:p>
          </table:table-cell>
          <table:table-cell table:formula="of:=([.D527]-[.C526])" office:value-type="float" office:value="-11.8358877970515">
            <text:p>-11,8358877971</text:p>
          </table:table-cell>
          <table:table-cell/>
        </table:table-row>
        <table:table-row table:style-name="ro1">
          <table:table-cell office:value-type="float" office:value="3.71383593861">
            <text:p>3,7138359386</text:p>
          </table:table-cell>
          <table:table-cell office:value-type="float" office:value="5.15474484031">
            <text:p>5,1547448403</text:p>
          </table:table-cell>
          <table:table-cell table:formula="of:=FREQUENCY([.B$14:.B$1013];[.B528])/1000" office:value-type="float" office:value="0.515">
            <text:p>0,515</text:p>
          </table:table-cell>
          <table:table-cell table:formula="of:=IF(AND([.E$6]&lt;=[.B528];[.B528]&lt;=[.E$7]);([.B528]-[.E$6])^2/([.E$8]-[.E$6])*([.E$7]-[.E$6]);1-(([.E$8]-[.B528])^2/([.E$8]-[.E$6])*([.E$8]-[.E$7])))" office:value-type="float" office:value="-11.3216560359355">
            <text:p>-11,3216560359</text:p>
          </table:table-cell>
          <table:table-cell table:formula="of:=([.D528]-[.C528])" office:value-type="float" office:value="-11.8366560359355">
            <text:p>-11,8366560359</text:p>
          </table:table-cell>
          <table:table-cell table:formula="of:=([.D528]-[.C527])" office:value-type="float" office:value="-11.8356560359355">
            <text:p>-11,8356560359</text:p>
          </table:table-cell>
          <table:table-cell/>
        </table:table-row>
        <table:table-row table:style-name="ro1">
          <table:table-cell office:value-type="float" office:value="4.24294551911">
            <text:p>4,2429455191</text:p>
          </table:table-cell>
          <table:table-cell office:value-type="float" office:value="5.15618004077">
            <text:p>5,1561800408</text:p>
          </table:table-cell>
          <table:table-cell table:formula="of:=FREQUENCY([.B$14:.B$1013];[.B529])/1000" office:value-type="float" office:value="0.516">
            <text:p>0,516</text:p>
          </table:table-cell>
          <table:table-cell table:formula="of:=IF(AND([.E$6]&lt;=[.B529];[.B529]&lt;=[.E$7]);([.B529]-[.E$6])^2/([.E$8]-[.E$6])*([.E$7]-[.E$6]);1-(([.E$8]-[.B529])^2/([.E$8]-[.E$6])*([.E$8]-[.E$7])))" office:value-type="float" office:value="-11.3124598991458">
            <text:p>-11,3124598991</text:p>
          </table:table-cell>
          <table:table-cell table:formula="of:=([.D529]-[.C529])" office:value-type="float" office:value="-11.8284598991458">
            <text:p>-11,8284598991</text:p>
          </table:table-cell>
          <table:table-cell table:formula="of:=([.D529]-[.C528])" office:value-type="float" office:value="-11.8274598991458">
            <text:p>-11,8274598991</text:p>
          </table:table-cell>
          <table:table-cell/>
        </table:table-row>
        <table:table-row table:style-name="ro1">
          <table:table-cell office:value-type="float" office:value="6.71546785332">
            <text:p>6,7154678533</text:p>
          </table:table-cell>
          <table:table-cell office:value-type="float" office:value="5.1674793774">
            <text:p>5,1674793774</text:p>
          </table:table-cell>
          <table:table-cell table:formula="of:=FREQUENCY([.B$14:.B$1013];[.B530])/1000" office:value-type="float" office:value="0.517">
            <text:p>0,517</text:p>
          </table:table-cell>
          <table:table-cell table:formula="of:=IF(AND([.E$6]&lt;=[.B530];[.B530]&lt;=[.E$7]);([.B530]-[.E$6])^2/([.E$8]-[.E$6])*([.E$7]-[.E$6]);1-(([.E$8]-[.B530])^2/([.E$8]-[.E$6])*([.E$8]-[.E$7])))" office:value-type="float" office:value="-11.2401786022119">
            <text:p>-11,2401786022</text:p>
          </table:table-cell>
          <table:table-cell table:formula="of:=([.D530]-[.C530])" office:value-type="float" office:value="-11.7571786022119">
            <text:p>-11,7571786022</text:p>
          </table:table-cell>
          <table:table-cell table:formula="of:=([.D530]-[.C529])" office:value-type="float" office:value="-11.7561786022119">
            <text:p>-11,7561786022</text:p>
          </table:table-cell>
          <table:table-cell/>
        </table:table-row>
        <table:table-row table:style-name="ro1">
          <table:table-cell office:value-type="float" office:value="5.91609540962">
            <text:p>5,9160954096</text:p>
          </table:table-cell>
          <table:table-cell office:value-type="float" office:value="5.16750241606">
            <text:p>5,1675024161</text:p>
          </table:table-cell>
          <table:table-cell table:formula="of:=FREQUENCY([.B$14:.B$1013];[.B531])/1000" office:value-type="float" office:value="0.518">
            <text:p>0,518</text:p>
          </table:table-cell>
          <table:table-cell table:formula="of:=IF(AND([.E$6]&lt;=[.B531];[.B531]&lt;=[.E$7]);([.B531]-[.E$6])^2/([.E$8]-[.E$6])*([.E$7]-[.E$6]);1-(([.E$8]-[.B531])^2/([.E$8]-[.E$6])*([.E$8]-[.E$7])))" office:value-type="float" office:value="-11.2400314424216">
            <text:p>-11,2400314424</text:p>
          </table:table-cell>
          <table:table-cell table:formula="of:=([.D531]-[.C531])" office:value-type="float" office:value="-11.7580314424216">
            <text:p>-11,7580314424</text:p>
          </table:table-cell>
          <table:table-cell table:formula="of:=([.D531]-[.C530])" office:value-type="float" office:value="-11.7570314424216">
            <text:p>-11,7570314424</text:p>
          </table:table-cell>
          <table:table-cell/>
        </table:table-row>
        <table:table-row table:style-name="ro1">
          <table:table-cell office:value-type="float" office:value="6.13636163471">
            <text:p>6,1363616347</text:p>
          </table:table-cell>
          <table:table-cell office:value-type="float" office:value="5.17813005113">
            <text:p>5,1781300511</text:p>
          </table:table-cell>
          <table:table-cell table:formula="of:=FREQUENCY([.B$14:.B$1013];[.B532])/1000" office:value-type="float" office:value="0.519">
            <text:p>0,519</text:p>
          </table:table-cell>
          <table:table-cell table:formula="of:=IF(AND([.E$6]&lt;=[.B532];[.B532]&lt;=[.E$7]);([.B532]-[.E$6])^2/([.E$8]-[.E$6])*([.E$7]-[.E$6]);1-(([.E$8]-[.B532])^2/([.E$8]-[.E$6])*([.E$8]-[.E$7])))" office:value-type="float" office:value="-11.1722415883963">
            <text:p>-11,1722415884</text:p>
          </table:table-cell>
          <table:table-cell table:formula="of:=([.D532]-[.C532])" office:value-type="float" office:value="-11.6912415883963">
            <text:p>-11,6912415884</text:p>
          </table:table-cell>
          <table:table-cell table:formula="of:=([.D532]-[.C531])" office:value-type="float" office:value="-11.6902415883963">
            <text:p>-11,6902415884</text:p>
          </table:table-cell>
          <table:table-cell/>
        </table:table-row>
        <table:table-row table:style-name="ro1">
          <table:table-cell office:value-type="float" office:value="5.37849808771">
            <text:p>5,3784980877</text:p>
          </table:table-cell>
          <table:table-cell office:value-type="float" office:value="5.1844812162">
            <text:p>5,1844812162</text:p>
          </table:table-cell>
          <table:table-cell table:formula="of:=FREQUENCY([.B$14:.B$1013];[.B533])/1000" office:value-type="float" office:value="0.52">
            <text:p>0,52</text:p>
          </table:table-cell>
          <table:table-cell table:formula="of:=IF(AND([.E$6]&lt;=[.B533];[.B533]&lt;=[.E$7]);([.B533]-[.E$6])^2/([.E$8]-[.E$6])*([.E$7]-[.E$6]);1-(([.E$8]-[.B533])^2/([.E$8]-[.E$6])*([.E$8]-[.E$7])))" office:value-type="float" office:value="-11.1318196579422">
            <text:p>-11,1318196579</text:p>
          </table:table-cell>
          <table:table-cell table:formula="of:=([.D533]-[.C533])" office:value-type="float" office:value="-11.6518196579422">
            <text:p>-11,6518196579</text:p>
          </table:table-cell>
          <table:table-cell table:formula="of:=([.D533]-[.C532])" office:value-type="float" office:value="-11.6508196579422">
            <text:p>-11,6508196579</text:p>
          </table:table-cell>
          <table:table-cell/>
        </table:table-row>
        <table:table-row table:style-name="ro1">
          <table:table-cell office:value-type="float" office:value="6.65730362184">
            <text:p>6,6573036218</text:p>
          </table:table-cell>
          <table:table-cell office:value-type="float" office:value="5.18586367225">
            <text:p>5,1858636723</text:p>
          </table:table-cell>
          <table:table-cell table:formula="of:=FREQUENCY([.B$14:.B$1013];[.B534])/1000" office:value-type="float" office:value="0.521">
            <text:p>0,521</text:p>
          </table:table-cell>
          <table:table-cell table:formula="of:=IF(AND([.E$6]&lt;=[.B534];[.B534]&lt;=[.E$7]);([.B534]-[.E$6])^2/([.E$8]-[.E$6])*([.E$7]-[.E$6]);1-(([.E$8]-[.B534])^2/([.E$8]-[.E$6])*([.E$8]-[.E$7])))" office:value-type="float" office:value="-11.1230299388852">
            <text:p>-11,1230299389</text:p>
          </table:table-cell>
          <table:table-cell table:formula="of:=([.D534]-[.C534])" office:value-type="float" office:value="-11.6440299388852">
            <text:p>-11,6440299389</text:p>
          </table:table-cell>
          <table:table-cell table:formula="of:=([.D534]-[.C533])" office:value-type="float" office:value="-11.6430299388852">
            <text:p>-11,6430299389</text:p>
          </table:table-cell>
          <table:table-cell/>
        </table:table-row>
        <table:table-row table:style-name="ro1">
          <table:table-cell office:value-type="float" office:value="7.72117974094">
            <text:p>7,7211797409</text:p>
          </table:table-cell>
          <table:table-cell office:value-type="float" office:value="5.19022056408">
            <text:p>5,1902205641</text:p>
          </table:table-cell>
          <table:table-cell table:formula="of:=FREQUENCY([.B$14:.B$1013];[.B535])/1000" office:value-type="float" office:value="0.522">
            <text:p>0,522</text:p>
          </table:table-cell>
          <table:table-cell table:formula="of:=IF(AND([.E$6]&lt;=[.B535];[.B535]&lt;=[.E$7]);([.B535]-[.E$6])^2/([.E$8]-[.E$6])*([.E$7]-[.E$6]);1-(([.E$8]-[.B535])^2/([.E$8]-[.E$6])*([.E$8]-[.E$7])))" office:value-type="float" office:value="-11.0953494586324">
            <text:p>-11,0953494586</text:p>
          </table:table-cell>
          <table:table-cell table:formula="of:=([.D535]-[.C535])" office:value-type="float" office:value="-11.6173494586324">
            <text:p>-11,6173494586</text:p>
          </table:table-cell>
          <table:table-cell table:formula="of:=([.D535]-[.C534])" office:value-type="float" office:value="-11.6163494586324">
            <text:p>-11,6163494586</text:p>
          </table:table-cell>
          <table:table-cell/>
        </table:table-row>
        <table:table-row table:style-name="ro1">
          <table:table-cell office:value-type="float" office:value="4.18953805993">
            <text:p>4,1895380599</text:p>
          </table:table-cell>
          <table:table-cell office:value-type="float" office:value="5.19514926523">
            <text:p>5,1951492652</text:p>
          </table:table-cell>
          <table:table-cell table:formula="of:=FREQUENCY([.B$14:.B$1013];[.B536])/1000" office:value-type="float" office:value="0.523">
            <text:p>0,523</text:p>
          </table:table-cell>
          <table:table-cell table:formula="of:=IF(AND([.E$6]&lt;=[.B536];[.B536]&lt;=[.E$7]);([.B536]-[.E$6])^2/([.E$8]-[.E$6])*([.E$7]-[.E$6]);1-(([.E$8]-[.B536])^2/([.E$8]-[.E$6])*([.E$8]-[.E$7])))" office:value-type="float" office:value="-11.0640742615665">
            <text:p>-11,0640742616</text:p>
          </table:table-cell>
          <table:table-cell table:formula="of:=([.D536]-[.C536])" office:value-type="float" office:value="-11.5870742615665">
            <text:p>-11,5870742616</text:p>
          </table:table-cell>
          <table:table-cell table:formula="of:=([.D536]-[.C535])" office:value-type="float" office:value="-11.5860742615665">
            <text:p>-11,5860742616</text:p>
          </table:table-cell>
          <table:table-cell/>
        </table:table-row>
        <table:table-row table:style-name="ro1">
          <table:table-cell office:value-type="float" office:value="5.28937595194">
            <text:p>5,2893759519</text:p>
          </table:table-cell>
          <table:table-cell office:value-type="float" office:value="5.19568188157">
            <text:p>5,1956818816</text:p>
          </table:table-cell>
          <table:table-cell table:formula="of:=FREQUENCY([.B$14:.B$1013];[.B537])/1000" office:value-type="float" office:value="0.524">
            <text:p>0,524</text:p>
          </table:table-cell>
          <table:table-cell table:formula="of:=IF(AND([.E$6]&lt;=[.B537];[.B537]&lt;=[.E$7]);([.B537]-[.E$6])^2/([.E$8]-[.E$6])*([.E$7]-[.E$6]);1-(([.E$8]-[.B537])^2/([.E$8]-[.E$6])*([.E$8]-[.E$7])))" office:value-type="float" office:value="-11.060696955179">
            <text:p>-11,0606969552</text:p>
          </table:table-cell>
          <table:table-cell table:formula="of:=([.D537]-[.C537])" office:value-type="float" office:value="-11.584696955179">
            <text:p>-11,5846969552</text:p>
          </table:table-cell>
          <table:table-cell table:formula="of:=([.D537]-[.C536])" office:value-type="float" office:value="-11.583696955179">
            <text:p>-11,5836969552</text:p>
          </table:table-cell>
          <table:table-cell/>
        </table:table-row>
        <table:table-row table:style-name="ro1">
          <table:table-cell office:value-type="float" office:value="7.628803003">
            <text:p>7,628803003</text:p>
          </table:table-cell>
          <table:table-cell office:value-type="float" office:value="5.19620543467">
            <text:p>5,1962054347</text:p>
          </table:table-cell>
          <table:table-cell table:formula="of:=FREQUENCY([.B$14:.B$1013];[.B538])/1000" office:value-type="float" office:value="0.525">
            <text:p>0,525</text:p>
          </table:table-cell>
          <table:table-cell table:formula="of:=IF(AND([.E$6]&lt;=[.B538];[.B538]&lt;=[.E$7]);([.B538]-[.E$6])^2/([.E$8]-[.E$6])*([.E$7]-[.E$6]);1-(([.E$8]-[.B538])^2/([.E$8]-[.E$6])*([.E$8]-[.E$7])))" office:value-type="float" office:value="-11.0573775793617">
            <text:p>-11,0573775794</text:p>
          </table:table-cell>
          <table:table-cell table:formula="of:=([.D538]-[.C538])" office:value-type="float" office:value="-11.5823775793617">
            <text:p>-11,5823775794</text:p>
          </table:table-cell>
          <table:table-cell table:formula="of:=([.D538]-[.C537])" office:value-type="float" office:value="-11.5813775793617">
            <text:p>-11,5813775794</text:p>
          </table:table-cell>
          <table:table-cell/>
        </table:table-row>
        <table:table-row table:style-name="ro1">
          <table:table-cell office:value-type="float" office:value="8.51566133432">
            <text:p>8,5156613343</text:p>
          </table:table-cell>
          <table:table-cell office:value-type="float" office:value="5.20442077998">
            <text:p>5,20442078</text:p>
          </table:table-cell>
          <table:table-cell table:formula="of:=FREQUENCY([.B$14:.B$1013];[.B539])/1000" office:value-type="float" office:value="0.526">
            <text:p>0,526</text:p>
          </table:table-cell>
          <table:table-cell table:formula="of:=IF(AND([.E$6]&lt;=[.B539];[.B539]&lt;=[.E$7]);([.B539]-[.E$6])^2/([.E$8]-[.E$6])*([.E$7]-[.E$6]);1-(([.E$8]-[.B539])^2/([.E$8]-[.E$6])*([.E$8]-[.E$7])))" office:value-type="float" office:value="-11.0053513462064">
            <text:p>-11,0053513462</text:p>
          </table:table-cell>
          <table:table-cell table:formula="of:=([.D539]-[.C539])" office:value-type="float" office:value="-11.5313513462064">
            <text:p>-11,5313513462</text:p>
          </table:table-cell>
          <table:table-cell table:formula="of:=([.D539]-[.C538])" office:value-type="float" office:value="-11.5303513462064">
            <text:p>-11,5303513462</text:p>
          </table:table-cell>
          <table:table-cell/>
        </table:table-row>
        <table:table-row table:style-name="ro1">
          <table:table-cell office:value-type="float" office:value="3.99399484538">
            <text:p>3,9939948454</text:p>
          </table:table-cell>
          <table:table-cell office:value-type="float" office:value="5.20679249731">
            <text:p>5,2067924973</text:p>
          </table:table-cell>
          <table:table-cell table:formula="of:=FREQUENCY([.B$14:.B$1013];[.B540])/1000" office:value-type="float" office:value="0.527">
            <text:p>0,527</text:p>
          </table:table-cell>
          <table:table-cell table:formula="of:=IF(AND([.E$6]&lt;=[.B540];[.B540]&lt;=[.E$7]);([.B540]-[.E$6])^2/([.E$8]-[.E$6])*([.E$7]-[.E$6]);1-(([.E$8]-[.B540])^2/([.E$8]-[.E$6])*([.E$8]-[.E$7])))" office:value-type="float" office:value="-10.9903526320531">
            <text:p>-10,9903526321</text:p>
          </table:table-cell>
          <table:table-cell table:formula="of:=([.D540]-[.C540])" office:value-type="float" office:value="-11.5173526320531">
            <text:p>-11,5173526321</text:p>
          </table:table-cell>
          <table:table-cell table:formula="of:=([.D540]-[.C539])" office:value-type="float" office:value="-11.5163526320531">
            <text:p>-11,5163526321</text:p>
          </table:table-cell>
          <table:table-cell/>
        </table:table-row>
        <table:table-row table:style-name="ro1">
          <table:table-cell office:value-type="float" office:value="5.75710748824">
            <text:p>5,7571074882</text:p>
          </table:table-cell>
          <table:table-cell office:value-type="float" office:value="5.20918981913">
            <text:p>5,2091898191</text:p>
          </table:table-cell>
          <table:table-cell table:formula="of:=FREQUENCY([.B$14:.B$1013];[.B541])/1000" office:value-type="float" office:value="0.528">
            <text:p>0,528</text:p>
          </table:table-cell>
          <table:table-cell table:formula="of:=IF(AND([.E$6]&lt;=[.B541];[.B541]&lt;=[.E$7]);([.B541]-[.E$6])^2/([.E$8]-[.E$6])*([.E$7]-[.E$6]);1-(([.E$8]-[.B541])^2/([.E$8]-[.E$6])*([.E$8]-[.E$7])))" office:value-type="float" office:value="-10.975201522823">
            <text:p>-10,9752015228</text:p>
          </table:table-cell>
          <table:table-cell table:formula="of:=([.D541]-[.C541])" office:value-type="float" office:value="-11.503201522823">
            <text:p>-11,5032015228</text:p>
          </table:table-cell>
          <table:table-cell table:formula="of:=([.D541]-[.C540])" office:value-type="float" office:value="-11.502201522823">
            <text:p>-11,5022015228</text:p>
          </table:table-cell>
          <table:table-cell/>
        </table:table-row>
        <table:table-row table:style-name="ro1">
          <table:table-cell office:value-type="float" office:value="5.70507022518">
            <text:p>5,7050702252</text:p>
          </table:table-cell>
          <table:table-cell office:value-type="float" office:value="5.21116633708">
            <text:p>5,2111663371</text:p>
          </table:table-cell>
          <table:table-cell table:formula="of:=FREQUENCY([.B$14:.B$1013];[.B542])/1000" office:value-type="float" office:value="0.529">
            <text:p>0,529</text:p>
          </table:table-cell>
          <table:table-cell table:formula="of:=IF(AND([.E$6]&lt;=[.B542];[.B542]&lt;=[.E$7]);([.B542]-[.E$6])^2/([.E$8]-[.E$6])*([.E$7]-[.E$6]);1-(([.E$8]-[.B542])^2/([.E$8]-[.E$6])*([.E$8]-[.E$7])))" office:value-type="float" office:value="-10.9627171043965">
            <text:p>-10,9627171044</text:p>
          </table:table-cell>
          <table:table-cell table:formula="of:=([.D542]-[.C542])" office:value-type="float" office:value="-11.4917171043965">
            <text:p>-11,4917171044</text:p>
          </table:table-cell>
          <table:table-cell table:formula="of:=([.D542]-[.C541])" office:value-type="float" office:value="-11.4907171043965">
            <text:p>-11,4907171044</text:p>
          </table:table-cell>
          <table:table-cell/>
        </table:table-row>
        <table:table-row table:style-name="ro1">
          <table:table-cell office:value-type="float" office:value="4.24462824104">
            <text:p>4,244628241</text:p>
          </table:table-cell>
          <table:table-cell office:value-type="float" office:value="5.21321259203">
            <text:p>5,213212592</text:p>
          </table:table-cell>
          <table:table-cell table:formula="of:=FREQUENCY([.B$14:.B$1013];[.B543])/1000" office:value-type="float" office:value="0.53">
            <text:p>0,53</text:p>
          </table:table-cell>
          <table:table-cell table:formula="of:=IF(AND([.E$6]&lt;=[.B543];[.B543]&lt;=[.E$7]);([.B543]-[.E$6])^2/([.E$8]-[.E$6])*([.E$7]-[.E$6]);1-(([.E$8]-[.B543])^2/([.E$8]-[.E$6])*([.E$8]-[.E$7])))" office:value-type="float" office:value="-10.9497990609668">
            <text:p>-10,949799061</text:p>
          </table:table-cell>
          <table:table-cell table:formula="of:=([.D543]-[.C543])" office:value-type="float" office:value="-11.4797990609668">
            <text:p>-11,479799061</text:p>
          </table:table-cell>
          <table:table-cell table:formula="of:=([.D543]-[.C542])" office:value-type="float" office:value="-11.4787990609668">
            <text:p>-11,478799061</text:p>
          </table:table-cell>
          <table:table-cell/>
        </table:table-row>
        <table:table-row table:style-name="ro1">
          <table:table-cell office:value-type="float" office:value="7.87261816816">
            <text:p>7,8726181682</text:p>
          </table:table-cell>
          <table:table-cell office:value-type="float" office:value="5.21340736041">
            <text:p>5,2134073604</text:p>
          </table:table-cell>
          <table:table-cell table:formula="of:=FREQUENCY([.B$14:.B$1013];[.B544])/1000" office:value-type="float" office:value="0.531">
            <text:p>0,531</text:p>
          </table:table-cell>
          <table:table-cell table:formula="of:=IF(AND([.E$6]&lt;=[.B544];[.B544]&lt;=[.E$7]);([.B544]-[.E$6])^2/([.E$8]-[.E$6])*([.E$7]-[.E$6]);1-(([.E$8]-[.B544])^2/([.E$8]-[.E$6])*([.E$8]-[.E$7])))" office:value-type="float" office:value="-10.9485698484976">
            <text:p>-10,9485698485</text:p>
          </table:table-cell>
          <table:table-cell table:formula="of:=([.D544]-[.C544])" office:value-type="float" office:value="-11.4795698484976">
            <text:p>-11,4795698485</text:p>
          </table:table-cell>
          <table:table-cell table:formula="of:=([.D544]-[.C543])" office:value-type="float" office:value="-11.4785698484976">
            <text:p>-11,4785698485</text:p>
          </table:table-cell>
          <table:table-cell/>
        </table:table-row>
        <table:table-row table:style-name="ro1">
          <table:table-cell office:value-type="float" office:value="6.37452213345">
            <text:p>6,3745221335</text:p>
          </table:table-cell>
          <table:table-cell office:value-type="float" office:value="5.21489484524">
            <text:p>5,2148948452</text:p>
          </table:table-cell>
          <table:table-cell table:formula="of:=FREQUENCY([.B$14:.B$1013];[.B545])/1000" office:value-type="float" office:value="0.532">
            <text:p>0,532</text:p>
          </table:table-cell>
          <table:table-cell table:formula="of:=IF(AND([.E$6]&lt;=[.B545];[.B545]&lt;=[.E$7]);([.B545]-[.E$6])^2/([.E$8]-[.E$6])*([.E$7]-[.E$6]);1-(([.E$8]-[.B545])^2/([.E$8]-[.E$6])*([.E$8]-[.E$7])))" office:value-type="float" office:value="-10.9391841938256">
            <text:p>-10,9391841938</text:p>
          </table:table-cell>
          <table:table-cell table:formula="of:=([.D545]-[.C545])" office:value-type="float" office:value="-11.4711841938256">
            <text:p>-11,4711841938</text:p>
          </table:table-cell>
          <table:table-cell table:formula="of:=([.D545]-[.C544])" office:value-type="float" office:value="-11.4701841938256">
            <text:p>-11,4701841938</text:p>
          </table:table-cell>
          <table:table-cell/>
        </table:table-row>
        <table:table-row table:style-name="ro1">
          <table:table-cell office:value-type="float" office:value="3.92151422037">
            <text:p>3,9215142204</text:p>
          </table:table-cell>
          <table:table-cell office:value-type="float" office:value="5.21538017232">
            <text:p>5,2153801723</text:p>
          </table:table-cell>
          <table:table-cell table:formula="of:=FREQUENCY([.B$14:.B$1013];[.B546])/1000" office:value-type="float" office:value="0.533">
            <text:p>0,533</text:p>
          </table:table-cell>
          <table:table-cell table:formula="of:=IF(AND([.E$6]&lt;=[.B546];[.B546]&lt;=[.E$7]);([.B546]-[.E$6])^2/([.E$8]-[.E$6])*([.E$7]-[.E$6]);1-(([.E$8]-[.B546])^2/([.E$8]-[.E$6])*([.E$8]-[.E$7])))" office:value-type="float" office:value="-10.9361227000572">
            <text:p>-10,9361227001</text:p>
          </table:table-cell>
          <table:table-cell table:formula="of:=([.D546]-[.C546])" office:value-type="float" office:value="-11.4691227000572">
            <text:p>-11,4691227001</text:p>
          </table:table-cell>
          <table:table-cell table:formula="of:=([.D546]-[.C545])" office:value-type="float" office:value="-11.4681227000572">
            <text:p>-11,4681227001</text:p>
          </table:table-cell>
          <table:table-cell/>
        </table:table-row>
        <table:table-row table:style-name="ro1">
          <table:table-cell office:value-type="float" office:value="4.44506699556">
            <text:p>4,4450669956</text:p>
          </table:table-cell>
          <table:table-cell office:value-type="float" office:value="5.22087103809">
            <text:p>5,2208710381</text:p>
          </table:table-cell>
          <table:table-cell table:formula="of:=FREQUENCY([.B$14:.B$1013];[.B547])/1000" office:value-type="float" office:value="0.534">
            <text:p>0,534</text:p>
          </table:table-cell>
          <table:table-cell table:formula="of:=IF(AND([.E$6]&lt;=[.B547];[.B547]&lt;=[.E$7]);([.B547]-[.E$6])^2/([.E$8]-[.E$6])*([.E$7]-[.E$6]);1-(([.E$8]-[.B547])^2/([.E$8]-[.E$6])*([.E$8]-[.E$7])))" office:value-type="float" office:value="-10.9015130922891">
            <text:p>-10,9015130923</text:p>
          </table:table-cell>
          <table:table-cell table:formula="of:=([.D547]-[.C547])" office:value-type="float" office:value="-11.4355130922891">
            <text:p>-11,4355130923</text:p>
          </table:table-cell>
          <table:table-cell table:formula="of:=([.D547]-[.C546])" office:value-type="float" office:value="-11.4345130922891">
            <text:p>-11,4345130923</text:p>
          </table:table-cell>
          <table:table-cell/>
        </table:table-row>
        <table:table-row table:style-name="ro1">
          <table:table-cell office:value-type="float" office:value="5.11026215412">
            <text:p>5,1102621541</text:p>
          </table:table-cell>
          <table:table-cell office:value-type="float" office:value="5.22111222844">
            <text:p>5,2211122284</text:p>
          </table:table-cell>
          <table:table-cell table:formula="of:=FREQUENCY([.B$14:.B$1013];[.B548])/1000" office:value-type="float" office:value="0.535">
            <text:p>0,535</text:p>
          </table:table-cell>
          <table:table-cell table:formula="of:=IF(AND([.E$6]&lt;=[.B548];[.B548]&lt;=[.E$7]);([.B548]-[.E$6])^2/([.E$8]-[.E$6])*([.E$7]-[.E$6]);1-(([.E$8]-[.B548])^2/([.E$8]-[.E$6])*([.E$8]-[.E$7])))" office:value-type="float" office:value="-10.8999939917048">
            <text:p>-10,8999939917</text:p>
          </table:table-cell>
          <table:table-cell table:formula="of:=([.D548]-[.C548])" office:value-type="float" office:value="-11.4349939917048">
            <text:p>-11,4349939917</text:p>
          </table:table-cell>
          <table:table-cell table:formula="of:=([.D548]-[.C547])" office:value-type="float" office:value="-11.4339939917048">
            <text:p>-11,4339939917</text:p>
          </table:table-cell>
          <table:table-cell/>
        </table:table-row>
        <table:table-row table:style-name="ro1">
          <table:table-cell office:value-type="float" office:value="4.17710713671">
            <text:p>4,1771071367</text:p>
          </table:table-cell>
          <table:table-cell office:value-type="float" office:value="5.22224664051">
            <text:p>5,2222466405</text:p>
          </table:table-cell>
          <table:table-cell table:formula="of:=FREQUENCY([.B$14:.B$1013];[.B549])/1000" office:value-type="float" office:value="0.536">
            <text:p>0,536</text:p>
          </table:table-cell>
          <table:table-cell table:formula="of:=IF(AND([.E$6]&lt;=[.B549];[.B549]&lt;=[.E$7]);([.B549]-[.E$6])^2/([.E$8]-[.E$6])*([.E$7]-[.E$6]);1-(([.E$8]-[.B549])^2/([.E$8]-[.E$6])*([.E$8]-[.E$7])))" office:value-type="float" office:value="-10.8928503709483">
            <text:p>-10,8928503709</text:p>
          </table:table-cell>
          <table:table-cell table:formula="of:=([.D549]-[.C549])" office:value-type="float" office:value="-11.4288503709483">
            <text:p>-11,4288503709</text:p>
          </table:table-cell>
          <table:table-cell table:formula="of:=([.D549]-[.C548])" office:value-type="float" office:value="-11.4278503709483">
            <text:p>-11,4278503709</text:p>
          </table:table-cell>
          <table:table-cell/>
        </table:table-row>
        <table:table-row table:style-name="ro1">
          <table:table-cell office:value-type="float" office:value="5.18586367225">
            <text:p>5,1858636723</text:p>
          </table:table-cell>
          <table:table-cell office:value-type="float" office:value="5.22695821851">
            <text:p>5,2269582185</text:p>
          </table:table-cell>
          <table:table-cell table:formula="of:=FREQUENCY([.B$14:.B$1013];[.B550])/1000" office:value-type="float" office:value="0.537">
            <text:p>0,537</text:p>
          </table:table-cell>
          <table:table-cell table:formula="of:=IF(AND([.E$6]&lt;=[.B550];[.B550]&lt;=[.E$7]);([.B550]-[.E$6])^2/([.E$8]-[.E$6])*([.E$7]-[.E$6]);1-(([.E$8]-[.B550])^2/([.E$8]-[.E$6])*([.E$8]-[.E$7])))" office:value-type="float" office:value="-10.8632035707244">
            <text:p>-10,8632035707</text:p>
          </table:table-cell>
          <table:table-cell table:formula="of:=([.D550]-[.C550])" office:value-type="float" office:value="-11.4002035707244">
            <text:p>-11,4002035707</text:p>
          </table:table-cell>
          <table:table-cell table:formula="of:=([.D550]-[.C549])" office:value-type="float" office:value="-11.3992035707244">
            <text:p>-11,3992035707</text:p>
          </table:table-cell>
          <table:table-cell/>
        </table:table-row>
        <table:table-row table:style-name="ro1">
          <table:table-cell office:value-type="float" office:value="4.30733479433">
            <text:p>4,3073347943</text:p>
          </table:table-cell>
          <table:table-cell office:value-type="float" office:value="5.22900887866">
            <text:p>5,2290088787</text:p>
          </table:table-cell>
          <table:table-cell table:formula="of:=FREQUENCY([.B$14:.B$1013];[.B551])/1000" office:value-type="float" office:value="0.538">
            <text:p>0,538</text:p>
          </table:table-cell>
          <table:table-cell table:formula="of:=IF(AND([.E$6]&lt;=[.B551];[.B551]&lt;=[.E$7]);([.B551]-[.E$6])^2/([.E$8]-[.E$6])*([.E$7]-[.E$6]);1-(([.E$8]-[.B551])^2/([.E$8]-[.E$6])*([.E$8]-[.E$7])))" office:value-type="float" office:value="-10.8503116976876">
            <text:p>-10,8503116977</text:p>
          </table:table-cell>
          <table:table-cell table:formula="of:=([.D551]-[.C551])" office:value-type="float" office:value="-11.3883116976876">
            <text:p>-11,3883116977</text:p>
          </table:table-cell>
          <table:table-cell table:formula="of:=([.D551]-[.C550])" office:value-type="float" office:value="-11.3873116976876">
            <text:p>-11,3873116977</text:p>
          </table:table-cell>
          <table:table-cell/>
        </table:table-row>
        <table:table-row table:style-name="ro1">
          <table:table-cell office:value-type="float" office:value="4.19665555527">
            <text:p>4,1966555553</text:p>
          </table:table-cell>
          <table:table-cell office:value-type="float" office:value="5.237980633">
            <text:p>5,237980633</text:p>
          </table:table-cell>
          <table:table-cell table:formula="of:=FREQUENCY([.B$14:.B$1013];[.B552])/1000" office:value-type="float" office:value="0.539">
            <text:p>0,539</text:p>
          </table:table-cell>
          <table:table-cell table:formula="of:=IF(AND([.E$6]&lt;=[.B552];[.B552]&lt;=[.E$7]);([.B552]-[.E$6])^2/([.E$8]-[.E$6])*([.E$7]-[.E$6]);1-(([.E$8]-[.B552])^2/([.E$8]-[.E$6])*([.E$8]-[.E$7])))" office:value-type="float" office:value="-10.7939914314026">
            <text:p>-10,7939914314</text:p>
          </table:table-cell>
          <table:table-cell table:formula="of:=([.D552]-[.C552])" office:value-type="float" office:value="-11.3329914314026">
            <text:p>-11,3329914314</text:p>
          </table:table-cell>
          <table:table-cell table:formula="of:=([.D552]-[.C551])" office:value-type="float" office:value="-11.3319914314026">
            <text:p>-11,3319914314</text:p>
          </table:table-cell>
          <table:table-cell/>
        </table:table-row>
        <table:table-row table:style-name="ro1">
          <table:table-cell office:value-type="float" office:value="4.41371177694">
            <text:p>4,4137117769</text:p>
          </table:table-cell>
          <table:table-cell office:value-type="float" office:value="5.24290552965">
            <text:p>5,2429055297</text:p>
          </table:table-cell>
          <table:table-cell table:formula="of:=FREQUENCY([.B$14:.B$1013];[.B553])/1000" office:value-type="float" office:value="0.54">
            <text:p>0,54</text:p>
          </table:table-cell>
          <table:table-cell table:formula="of:=IF(AND([.E$6]&lt;=[.B553];[.B553]&lt;=[.E$7]);([.B553]-[.E$6])^2/([.E$8]-[.E$6])*([.E$7]-[.E$6]);1-(([.E$8]-[.B553])^2/([.E$8]-[.E$6])*([.E$8]-[.E$7])))" office:value-type="float" office:value="-10.7631323826121">
            <text:p>-10,7631323826</text:p>
          </table:table-cell>
          <table:table-cell table:formula="of:=([.D553]-[.C553])" office:value-type="float" office:value="-11.3031323826121">
            <text:p>-11,3031323826</text:p>
          </table:table-cell>
          <table:table-cell table:formula="of:=([.D553]-[.C552])" office:value-type="float" office:value="-11.3021323826121">
            <text:p>-11,3021323826</text:p>
          </table:table-cell>
          <table:table-cell/>
        </table:table-row>
        <table:table-row table:style-name="ro1">
          <table:table-cell office:value-type="float" office:value="4.82144600853">
            <text:p>4,8214460085</text:p>
          </table:table-cell>
          <table:table-cell office:value-type="float" office:value="5.24357821757">
            <text:p>5,2435782176</text:p>
          </table:table-cell>
          <table:table-cell table:formula="of:=FREQUENCY([.B$14:.B$1013];[.B554])/1000" office:value-type="float" office:value="0.541">
            <text:p>0,541</text:p>
          </table:table-cell>
          <table:table-cell table:formula="of:=IF(AND([.E$6]&lt;=[.B554];[.B554]&lt;=[.E$7]);([.B554]-[.E$6])^2/([.E$8]-[.E$6])*([.E$7]-[.E$6]);1-(([.E$8]-[.B554])^2/([.E$8]-[.E$6])*([.E$8]-[.E$7])))" office:value-type="float" office:value="-10.7589205062622">
            <text:p>-10,7589205063</text:p>
          </table:table-cell>
          <table:table-cell table:formula="of:=([.D554]-[.C554])" office:value-type="float" office:value="-11.2999205062622">
            <text:p>-11,2999205063</text:p>
          </table:table-cell>
          <table:table-cell table:formula="of:=([.D554]-[.C553])" office:value-type="float" office:value="-11.2989205062622">
            <text:p>-11,2989205063</text:p>
          </table:table-cell>
          <table:table-cell/>
        </table:table-row>
        <table:table-row table:style-name="ro1">
          <table:table-cell office:value-type="float" office:value="3.76494296534">
            <text:p>3,7649429653</text:p>
          </table:table-cell>
          <table:table-cell office:value-type="float" office:value="5.24600023908">
            <text:p>5,2460002391</text:p>
          </table:table-cell>
          <table:table-cell table:formula="of:=FREQUENCY([.B$14:.B$1013];[.B555])/1000" office:value-type="float" office:value="0.542">
            <text:p>0,542</text:p>
          </table:table-cell>
          <table:table-cell table:formula="of:=IF(AND([.E$6]&lt;=[.B555];[.B555]&lt;=[.E$7]);([.B555]-[.E$6])^2/([.E$8]-[.E$6])*([.E$7]-[.E$6]);1-(([.E$8]-[.B555])^2/([.E$8]-[.E$6])*([.E$8]-[.E$7])))" office:value-type="float" office:value="-10.7437618374895">
            <text:p>-10,7437618375</text:p>
          </table:table-cell>
          <table:table-cell table:formula="of:=([.D555]-[.C555])" office:value-type="float" office:value="-11.2857618374895">
            <text:p>-11,2857618375</text:p>
          </table:table-cell>
          <table:table-cell table:formula="of:=([.D555]-[.C554])" office:value-type="float" office:value="-11.2847618374895">
            <text:p>-11,2847618375</text:p>
          </table:table-cell>
          <table:table-cell/>
        </table:table-row>
        <table:table-row table:style-name="ro1">
          <table:table-cell office:value-type="float" office:value="4.62037189685">
            <text:p>4,6203718969</text:p>
          </table:table-cell>
          <table:table-cell office:value-type="float" office:value="5.24659868848">
            <text:p>5,2465986885</text:p>
          </table:table-cell>
          <table:table-cell table:formula="of:=FREQUENCY([.B$14:.B$1013];[.B556])/1000" office:value-type="float" office:value="0.543">
            <text:p>0,543</text:p>
          </table:table-cell>
          <table:table-cell table:formula="of:=IF(AND([.E$6]&lt;=[.B556];[.B556]&lt;=[.E$7]);([.B556]-[.E$6])^2/([.E$8]-[.E$6])*([.E$7]-[.E$6]);1-(([.E$8]-[.B556])^2/([.E$8]-[.E$6])*([.E$8]-[.E$7])))" office:value-type="float" office:value="-10.7400178377667">
            <text:p>-10,7400178378</text:p>
          </table:table-cell>
          <table:table-cell table:formula="of:=([.D556]-[.C556])" office:value-type="float" office:value="-11.2830178377667">
            <text:p>-11,2830178378</text:p>
          </table:table-cell>
          <table:table-cell table:formula="of:=([.D556]-[.C555])" office:value-type="float" office:value="-11.2820178377667">
            <text:p>-11,2820178378</text:p>
          </table:table-cell>
          <table:table-cell/>
        </table:table-row>
        <table:table-row table:style-name="ro1">
          <table:table-cell office:value-type="float" office:value="5.56191484405">
            <text:p>5,5619148441</text:p>
          </table:table-cell>
          <table:table-cell office:value-type="float" office:value="5.2586787481">
            <text:p>5,2586787481</text:p>
          </table:table-cell>
          <table:table-cell table:formula="of:=FREQUENCY([.B$14:.B$1013];[.B557])/1000" office:value-type="float" office:value="0.544">
            <text:p>0,544</text:p>
          </table:table-cell>
          <table:table-cell table:formula="of:=IF(AND([.E$6]&lt;=[.B557];[.B557]&lt;=[.E$7]);([.B557]-[.E$6])^2/([.E$8]-[.E$6])*([.E$7]-[.E$6]);1-(([.E$8]-[.B557])^2/([.E$8]-[.E$6])*([.E$8]-[.E$7])))" office:value-type="float" office:value="-10.6645705915988">
            <text:p>-10,6645705916</text:p>
          </table:table-cell>
          <table:table-cell table:formula="of:=([.D557]-[.C557])" office:value-type="float" office:value="-11.2085705915988">
            <text:p>-11,2085705916</text:p>
          </table:table-cell>
          <table:table-cell table:formula="of:=([.D557]-[.C556])" office:value-type="float" office:value="-11.2075705915988">
            <text:p>-11,2075705916</text:p>
          </table:table-cell>
          <table:table-cell/>
        </table:table-row>
        <table:table-row table:style-name="ro1">
          <table:table-cell office:value-type="float" office:value="5.20442077998">
            <text:p>5,20442078</text:p>
          </table:table-cell>
          <table:table-cell office:value-type="float" office:value="5.26852708491">
            <text:p>5,2685270849</text:p>
          </table:table-cell>
          <table:table-cell table:formula="of:=FREQUENCY([.B$14:.B$1013];[.B558])/1000" office:value-type="float" office:value="0.545">
            <text:p>0,545</text:p>
          </table:table-cell>
          <table:table-cell table:formula="of:=IF(AND([.E$6]&lt;=[.B558];[.B558]&lt;=[.E$7]);([.B558]-[.E$6])^2/([.E$8]-[.E$6])*([.E$7]-[.E$6]);1-(([.E$8]-[.B558])^2/([.E$8]-[.E$6])*([.E$8]-[.E$7])))" office:value-type="float" office:value="-10.6032417633752">
            <text:p>-10,6032417634</text:p>
          </table:table-cell>
          <table:table-cell table:formula="of:=([.D558]-[.C558])" office:value-type="float" office:value="-11.1482417633752">
            <text:p>-11,1482417634</text:p>
          </table:table-cell>
          <table:table-cell table:formula="of:=([.D558]-[.C557])" office:value-type="float" office:value="-11.1472417633752">
            <text:p>-11,1472417634</text:p>
          </table:table-cell>
          <table:table-cell/>
        </table:table-row>
        <table:table-row table:style-name="ro1">
          <table:table-cell office:value-type="float" office:value="4.79066626478">
            <text:p>4,7906662648</text:p>
          </table:table-cell>
          <table:table-cell office:value-type="float" office:value="5.27171817805">
            <text:p>5,2717181781</text:p>
          </table:table-cell>
          <table:table-cell table:formula="of:=FREQUENCY([.B$14:.B$1013];[.B559])/1000" office:value-type="float" office:value="0.546">
            <text:p>0,546</text:p>
          </table:table-cell>
          <table:table-cell table:formula="of:=IF(AND([.E$6]&lt;=[.B559];[.B559]&lt;=[.E$7]);([.B559]-[.E$6])^2/([.E$8]-[.E$6])*([.E$7]-[.E$6]);1-(([.E$8]-[.B559])^2/([.E$8]-[.E$6])*([.E$8]-[.E$7])))" office:value-type="float" office:value="-10.5834044532357">
            <text:p>-10,5834044532</text:p>
          </table:table-cell>
          <table:table-cell table:formula="of:=([.D559]-[.C559])" office:value-type="float" office:value="-11.1294044532357">
            <text:p>-11,1294044532</text:p>
          </table:table-cell>
          <table:table-cell table:formula="of:=([.D559]-[.C558])" office:value-type="float" office:value="-11.1284044532357">
            <text:p>-11,1284044532</text:p>
          </table:table-cell>
          <table:table-cell/>
        </table:table-row>
        <table:table-row table:style-name="ro1">
          <table:table-cell office:value-type="float" office:value="4.94776386954">
            <text:p>4,9477638695</text:p>
          </table:table-cell>
          <table:table-cell office:value-type="float" office:value="5.27270440303">
            <text:p>5,272704403</text:p>
          </table:table-cell>
          <table:table-cell table:formula="of:=FREQUENCY([.B$14:.B$1013];[.B560])/1000" office:value-type="float" office:value="0.547">
            <text:p>0,547</text:p>
          </table:table-cell>
          <table:table-cell table:formula="of:=IF(AND([.E$6]&lt;=[.B560];[.B560]&lt;=[.E$7]);([.B560]-[.E$6])^2/([.E$8]-[.E$6])*([.E$7]-[.E$6]);1-(([.E$8]-[.B560])^2/([.E$8]-[.E$6])*([.E$8]-[.E$7])))" office:value-type="float" office:value="-10.5772770559933">
            <text:p>-10,577277056</text:p>
          </table:table-cell>
          <table:table-cell table:formula="of:=([.D560]-[.C560])" office:value-type="float" office:value="-11.1242770559933">
            <text:p>-11,124277056</text:p>
          </table:table-cell>
          <table:table-cell table:formula="of:=([.D560]-[.C559])" office:value-type="float" office:value="-11.1232770559933">
            <text:p>-11,123277056</text:p>
          </table:table-cell>
          <table:table-cell/>
        </table:table-row>
        <table:table-row table:style-name="ro1">
          <table:table-cell office:value-type="float" office:value="5.89842446493">
            <text:p>5,8984244649</text:p>
          </table:table-cell>
          <table:table-cell office:value-type="float" office:value="5.27361500459">
            <text:p>5,2736150046</text:p>
          </table:table-cell>
          <table:table-cell table:formula="of:=FREQUENCY([.B$14:.B$1013];[.B561])/1000" office:value-type="float" office:value="0.548">
            <text:p>0,548</text:p>
          </table:table-cell>
          <table:table-cell table:formula="of:=IF(AND([.E$6]&lt;=[.B561];[.B561]&lt;=[.E$7]);([.B561]-[.E$6])^2/([.E$8]-[.E$6])*([.E$7]-[.E$6]);1-(([.E$8]-[.B561])^2/([.E$8]-[.E$6])*([.E$8]-[.E$7])))" office:value-type="float" office:value="-10.571620945014">
            <text:p>-10,571620945</text:p>
          </table:table-cell>
          <table:table-cell table:formula="of:=([.D561]-[.C561])" office:value-type="float" office:value="-11.119620945014">
            <text:p>-11,119620945</text:p>
          </table:table-cell>
          <table:table-cell table:formula="of:=([.D561]-[.C560])" office:value-type="float" office:value="-11.118620945014">
            <text:p>-11,118620945</text:p>
          </table:table-cell>
          <table:table-cell/>
        </table:table-row>
        <table:table-row table:style-name="ro1">
          <table:table-cell office:value-type="float" office:value="3.86021025142">
            <text:p>3,8602102514</text:p>
          </table:table-cell>
          <table:table-cell office:value-type="float" office:value="5.27403705327">
            <text:p>5,2740370533</text:p>
          </table:table-cell>
          <table:table-cell table:formula="of:=FREQUENCY([.B$14:.B$1013];[.B562])/1000" office:value-type="float" office:value="0.549">
            <text:p>0,549</text:p>
          </table:table-cell>
          <table:table-cell table:formula="of:=IF(AND([.E$6]&lt;=[.B562];[.B562]&lt;=[.E$7]);([.B562]-[.E$6])^2/([.E$8]-[.E$6])*([.E$7]-[.E$6]);1-(([.E$8]-[.B562])^2/([.E$8]-[.E$6])*([.E$8]-[.E$7])))" office:value-type="float" office:value="-10.5689999003374">
            <text:p>-10,5689999003</text:p>
          </table:table-cell>
          <table:table-cell table:formula="of:=([.D562]-[.C562])" office:value-type="float" office:value="-11.1179999003374">
            <text:p>-11,1179999003</text:p>
          </table:table-cell>
          <table:table-cell table:formula="of:=([.D562]-[.C561])" office:value-type="float" office:value="-11.1169999003374">
            <text:p>-11,1169999003</text:p>
          </table:table-cell>
          <table:table-cell/>
        </table:table-row>
        <table:table-row table:style-name="ro1">
          <table:table-cell office:value-type="float" office:value="5.58387984773">
            <text:p>5,5838798477</text:p>
          </table:table-cell>
          <table:table-cell office:value-type="float" office:value="5.28831912453">
            <text:p>5,2883191245</text:p>
          </table:table-cell>
          <table:table-cell table:formula="of:=FREQUENCY([.B$14:.B$1013];[.B563])/1000" office:value-type="float" office:value="0.55">
            <text:p>0,55</text:p>
          </table:table-cell>
          <table:table-cell table:formula="of:=IF(AND([.E$6]&lt;=[.B563];[.B563]&lt;=[.E$7]);([.B563]-[.E$6])^2/([.E$8]-[.E$6])*([.E$7]-[.E$6]);1-(([.E$8]-[.B563])^2/([.E$8]-[.E$6])*([.E$8]-[.E$7])))" office:value-type="float" office:value="-10.4804791011081">
            <text:p>-10,4804791011</text:p>
          </table:table-cell>
          <table:table-cell table:formula="of:=([.D563]-[.C563])" office:value-type="float" office:value="-11.0304791011081">
            <text:p>-11,0304791011</text:p>
          </table:table-cell>
          <table:table-cell table:formula="of:=([.D563]-[.C562])" office:value-type="float" office:value="-11.0294791011081">
            <text:p>-11,0294791011</text:p>
          </table:table-cell>
          <table:table-cell/>
        </table:table-row>
        <table:table-row table:style-name="ro1">
          <table:table-cell office:value-type="float" office:value="4.78106218517">
            <text:p>4,7810621852</text:p>
          </table:table-cell>
          <table:table-cell office:value-type="float" office:value="5.2887417884">
            <text:p>5,2887417884</text:p>
          </table:table-cell>
          <table:table-cell table:formula="of:=FREQUENCY([.B$14:.B$1013];[.B564])/1000" office:value-type="float" office:value="0.551">
            <text:p>0,551</text:p>
          </table:table-cell>
          <table:table-cell table:formula="of:=IF(AND([.E$6]&lt;=[.B564];[.B564]&lt;=[.E$7]);([.B564]-[.E$6])^2/([.E$8]-[.E$6])*([.E$7]-[.E$6]);1-(([.E$8]-[.B564])^2/([.E$8]-[.E$6])*([.E$8]-[.E$7])))" office:value-type="float" office:value="-10.477864594307">
            <text:p>-10,4778645943</text:p>
          </table:table-cell>
          <table:table-cell table:formula="of:=([.D564]-[.C564])" office:value-type="float" office:value="-11.028864594307">
            <text:p>-11,0288645943</text:p>
          </table:table-cell>
          <table:table-cell table:formula="of:=([.D564]-[.C563])" office:value-type="float" office:value="-11.027864594307">
            <text:p>-11,0278645943</text:p>
          </table:table-cell>
          <table:table-cell/>
        </table:table-row>
        <table:table-row table:style-name="ro1">
          <table:table-cell office:value-type="float" office:value="7.03356896695">
            <text:p>7,033568967</text:p>
          </table:table-cell>
          <table:table-cell office:value-type="float" office:value="5.28937595194">
            <text:p>5,2893759519</text:p>
          </table:table-cell>
          <table:table-cell table:formula="of:=FREQUENCY([.B$14:.B$1013];[.B565])/1000" office:value-type="float" office:value="0.552">
            <text:p>0,552</text:p>
          </table:table-cell>
          <table:table-cell table:formula="of:=IF(AND([.E$6]&lt;=[.B565];[.B565]&lt;=[.E$7]);([.B565]-[.E$6])^2/([.E$8]-[.E$6])*([.E$7]-[.E$6]);1-(([.E$8]-[.B565])^2/([.E$8]-[.E$6])*([.E$8]-[.E$7])))" office:value-type="float" office:value="-10.4739423550343">
            <text:p>-10,473942355</text:p>
          </table:table-cell>
          <table:table-cell table:formula="of:=([.D565]-[.C565])" office:value-type="float" office:value="-11.0259423550343">
            <text:p>-11,025942355</text:p>
          </table:table-cell>
          <table:table-cell table:formula="of:=([.D565]-[.C564])" office:value-type="float" office:value="-11.0249423550343">
            <text:p>-11,024942355</text:p>
          </table:table-cell>
          <table:table-cell/>
        </table:table-row>
        <table:table-row table:style-name="ro1">
          <table:table-cell office:value-type="float" office:value="7.23773874086">
            <text:p>7,2377387409</text:p>
          </table:table-cell>
          <table:table-cell office:value-type="float" office:value="5.29004060337">
            <text:p>5,2900406034</text:p>
          </table:table-cell>
          <table:table-cell table:formula="of:=FREQUENCY([.B$14:.B$1013];[.B566])/1000" office:value-type="float" office:value="0.553">
            <text:p>0,553</text:p>
          </table:table-cell>
          <table:table-cell table:formula="of:=IF(AND([.E$6]&lt;=[.B566];[.B566]&lt;=[.E$7]);([.B566]-[.E$6])^2/([.E$8]-[.E$6])*([.E$7]-[.E$6]);1-(([.E$8]-[.B566])^2/([.E$8]-[.E$6])*([.E$8]-[.E$7])))" office:value-type="float" office:value="-10.469832270536">
            <text:p>-10,4698322705</text:p>
          </table:table-cell>
          <table:table-cell table:formula="of:=([.D566]-[.C566])" office:value-type="float" office:value="-11.022832270536">
            <text:p>-11,0228322705</text:p>
          </table:table-cell>
          <table:table-cell table:formula="of:=([.D566]-[.C565])" office:value-type="float" office:value="-11.021832270536">
            <text:p>-11,0218322705</text:p>
          </table:table-cell>
          <table:table-cell/>
        </table:table-row>
        <table:table-row table:style-name="ro1">
          <table:table-cell office:value-type="float" office:value="5.39979151599">
            <text:p>5,399791516</text:p>
          </table:table-cell>
          <table:table-cell office:value-type="float" office:value="5.29177443042">
            <text:p>5,2917744304</text:p>
          </table:table-cell>
          <table:table-cell table:formula="of:=FREQUENCY([.B$14:.B$1013];[.B567])/1000" office:value-type="float" office:value="0.554">
            <text:p>0,554</text:p>
          </table:table-cell>
          <table:table-cell table:formula="of:=IF(AND([.E$6]&lt;=[.B567];[.B567]&lt;=[.E$7]);([.B567]-[.E$6])^2/([.E$8]-[.E$6])*([.E$7]-[.E$6]);1-(([.E$8]-[.B567])^2/([.E$8]-[.E$6])*([.E$8]-[.E$7])))" office:value-type="float" office:value="-10.4591140624058">
            <text:p>-10,4591140624</text:p>
          </table:table-cell>
          <table:table-cell table:formula="of:=([.D567]-[.C567])" office:value-type="float" office:value="-11.0131140624058">
            <text:p>-11,0131140624</text:p>
          </table:table-cell>
          <table:table-cell table:formula="of:=([.D567]-[.C566])" office:value-type="float" office:value="-11.0121140624058">
            <text:p>-11,0121140624</text:p>
          </table:table-cell>
          <table:table-cell/>
        </table:table-row>
        <table:table-row table:style-name="ro1">
          <table:table-cell office:value-type="float" office:value="6.36738807988">
            <text:p>6,3673880799</text:p>
          </table:table-cell>
          <table:table-cell office:value-type="float" office:value="5.29576469531">
            <text:p>5,2957646953</text:p>
          </table:table-cell>
          <table:table-cell table:formula="of:=FREQUENCY([.B$14:.B$1013];[.B568])/1000" office:value-type="float" office:value="0.555">
            <text:p>0,555</text:p>
          </table:table-cell>
          <table:table-cell table:formula="of:=IF(AND([.E$6]&lt;=[.B568];[.B568]&lt;=[.E$7]);([.B568]-[.E$6])^2/([.E$8]-[.E$6])*([.E$7]-[.E$6]);1-(([.E$8]-[.B568])^2/([.E$8]-[.E$6])*([.E$8]-[.E$7])))" office:value-type="float" office:value="-10.4344659937598">
            <text:p>-10,4344659938</text:p>
          </table:table-cell>
          <table:table-cell table:formula="of:=([.D568]-[.C568])" office:value-type="float" office:value="-10.9894659937598">
            <text:p>-10,9894659938</text:p>
          </table:table-cell>
          <table:table-cell table:formula="of:=([.D568]-[.C567])" office:value-type="float" office:value="-10.9884659937598">
            <text:p>-10,9884659938</text:p>
          </table:table-cell>
          <table:table-cell/>
        </table:table-row>
        <table:table-row table:style-name="ro1">
          <table:table-cell office:value-type="float" office:value="6.00224870592">
            <text:p>6,0022487059</text:p>
          </table:table-cell>
          <table:table-cell office:value-type="float" office:value="5.29818220658">
            <text:p>5,2981822066</text:p>
          </table:table-cell>
          <table:table-cell table:formula="of:=FREQUENCY([.B$14:.B$1013];[.B569])/1000" office:value-type="float" office:value="0.556">
            <text:p>0,556</text:p>
          </table:table-cell>
          <table:table-cell table:formula="of:=IF(AND([.E$6]&lt;=[.B569];[.B569]&lt;=[.E$7]);([.B569]-[.E$6])^2/([.E$8]-[.E$6])*([.E$7]-[.E$6]);1-(([.E$8]-[.B569])^2/([.E$8]-[.E$6])*([.E$8]-[.E$7])))" office:value-type="float" office:value="-10.4195458130674">
            <text:p>-10,4195458131</text:p>
          </table:table-cell>
          <table:table-cell table:formula="of:=([.D569]-[.C569])" office:value-type="float" office:value="-10.9755458130674">
            <text:p>-10,9755458131</text:p>
          </table:table-cell>
          <table:table-cell table:formula="of:=([.D569]-[.C568])" office:value-type="float" office:value="-10.9745458130674">
            <text:p>-10,9745458131</text:p>
          </table:table-cell>
          <table:table-cell/>
        </table:table-row>
        <table:table-row table:style-name="ro1">
          <table:table-cell office:value-type="float" office:value="4.9808178355">
            <text:p>4,9808178355</text:p>
          </table:table-cell>
          <table:table-cell office:value-type="float" office:value="5.29967516838">
            <text:p>5,2996751684</text:p>
          </table:table-cell>
          <table:table-cell table:formula="of:=FREQUENCY([.B$14:.B$1013];[.B570])/1000" office:value-type="float" office:value="0.557">
            <text:p>0,557</text:p>
          </table:table-cell>
          <table:table-cell table:formula="of:=IF(AND([.E$6]&lt;=[.B570];[.B570]&lt;=[.E$7]);([.B570]-[.E$6])^2/([.E$8]-[.E$6])*([.E$7]-[.E$6]);1-(([.E$8]-[.B570])^2/([.E$8]-[.E$6])*([.E$8]-[.E$7])))" office:value-type="float" office:value="-10.4103365495863">
            <text:p>-10,4103365496</text:p>
          </table:table-cell>
          <table:table-cell table:formula="of:=([.D570]-[.C570])" office:value-type="float" office:value="-10.9673365495863">
            <text:p>-10,9673365496</text:p>
          </table:table-cell>
          <table:table-cell table:formula="of:=([.D570]-[.C569])" office:value-type="float" office:value="-10.9663365495863">
            <text:p>-10,9663365496</text:p>
          </table:table-cell>
          <table:table-cell/>
        </table:table-row>
        <table:table-row table:style-name="ro1">
          <table:table-cell office:value-type="float" office:value="3.47354655675">
            <text:p>3,4735465568</text:p>
          </table:table-cell>
          <table:table-cell office:value-type="float" office:value="5.30670785963">
            <text:p>5,3067078596</text:p>
          </table:table-cell>
          <table:table-cell table:formula="of:=FREQUENCY([.B$14:.B$1013];[.B571])/1000" office:value-type="float" office:value="0.558">
            <text:p>0,558</text:p>
          </table:table-cell>
          <table:table-cell table:formula="of:=IF(AND([.E$6]&lt;=[.B571];[.B571]&lt;=[.E$7]);([.B571]-[.E$6])^2/([.E$8]-[.E$6])*([.E$7]-[.E$6]);1-(([.E$8]-[.B571])^2/([.E$8]-[.E$6])*([.E$8]-[.E$7])))" office:value-type="float" office:value="-10.367005695099">
            <text:p>-10,3670056951</text:p>
          </table:table-cell>
          <table:table-cell table:formula="of:=([.D571]-[.C571])" office:value-type="float" office:value="-10.925005695099">
            <text:p>-10,9250056951</text:p>
          </table:table-cell>
          <table:table-cell table:formula="of:=([.D571]-[.C570])" office:value-type="float" office:value="-10.924005695099">
            <text:p>-10,9240056951</text:p>
          </table:table-cell>
          <table:table-cell/>
        </table:table-row>
        <table:table-row table:style-name="ro1">
          <table:table-cell office:value-type="float" office:value="4.55940949564">
            <text:p>4,5594094956</text:p>
          </table:table-cell>
          <table:table-cell office:value-type="float" office:value="5.30859830475">
            <text:p>5,3085983048</text:p>
          </table:table-cell>
          <table:table-cell table:formula="of:=FREQUENCY([.B$14:.B$1013];[.B572])/1000" office:value-type="float" office:value="0.559">
            <text:p>0,559</text:p>
          </table:table-cell>
          <table:table-cell table:formula="of:=IF(AND([.E$6]&lt;=[.B572];[.B572]&lt;=[.E$7]);([.B572]-[.E$6])^2/([.E$8]-[.E$6])*([.E$7]-[.E$6]);1-(([.E$8]-[.B572])^2/([.E$8]-[.E$6])*([.E$8]-[.E$7])))" office:value-type="float" office:value="-10.3553720630788">
            <text:p>-10,3553720631</text:p>
          </table:table-cell>
          <table:table-cell table:formula="of:=([.D572]-[.C572])" office:value-type="float" office:value="-10.9143720630788">
            <text:p>-10,9143720631</text:p>
          </table:table-cell>
          <table:table-cell table:formula="of:=([.D572]-[.C571])" office:value-type="float" office:value="-10.9133720630788">
            <text:p>-10,9133720631</text:p>
          </table:table-cell>
          <table:table-cell/>
        </table:table-row>
        <table:table-row table:style-name="ro1">
          <table:table-cell office:value-type="float" office:value="5.36762998697">
            <text:p>5,367629987</text:p>
          </table:table-cell>
          <table:table-cell office:value-type="float" office:value="5.3086339704">
            <text:p>5,3086339704</text:p>
          </table:table-cell>
          <table:table-cell table:formula="of:=FREQUENCY([.B$14:.B$1013];[.B573])/1000" office:value-type="float" office:value="0.56">
            <text:p>0,56</text:p>
          </table:table-cell>
          <table:table-cell table:formula="of:=IF(AND([.E$6]&lt;=[.B573];[.B573]&lt;=[.E$7]);([.B573]-[.E$6])^2/([.E$8]-[.E$6])*([.E$7]-[.E$6]);1-(([.E$8]-[.B573])^2/([.E$8]-[.E$6])*([.E$8]-[.E$7])))" office:value-type="float" office:value="-10.3551526370707">
            <text:p>-10,3551526371</text:p>
          </table:table-cell>
          <table:table-cell table:formula="of:=([.D573]-[.C573])" office:value-type="float" office:value="-10.9151526370707">
            <text:p>-10,9151526371</text:p>
          </table:table-cell>
          <table:table-cell table:formula="of:=([.D573]-[.C572])" office:value-type="float" office:value="-10.9141526370707">
            <text:p>-10,9141526371</text:p>
          </table:table-cell>
          <table:table-cell/>
        </table:table-row>
        <table:table-row table:style-name="ro1">
          <table:table-cell office:value-type="float" office:value="4.47851708768">
            <text:p>4,4785170877</text:p>
          </table:table-cell>
          <table:table-cell office:value-type="float" office:value="5.31015980461">
            <text:p>5,3101598046</text:p>
          </table:table-cell>
          <table:table-cell table:formula="of:=FREQUENCY([.B$14:.B$1013];[.B574])/1000" office:value-type="float" office:value="0.561">
            <text:p>0,561</text:p>
          </table:table-cell>
          <table:table-cell table:formula="of:=IF(AND([.E$6]&lt;=[.B574];[.B574]&lt;=[.E$7]);([.B574]-[.E$6])^2/([.E$8]-[.E$6])*([.E$7]-[.E$6]);1-(([.E$8]-[.B574])^2/([.E$8]-[.E$6])*([.E$8]-[.E$7])))" office:value-type="float" office:value="-10.3457672229298">
            <text:p>-10,3457672229</text:p>
          </table:table-cell>
          <table:table-cell table:formula="of:=([.D574]-[.C574])" office:value-type="float" office:value="-10.9067672229298">
            <text:p>-10,9067672229</text:p>
          </table:table-cell>
          <table:table-cell table:formula="of:=([.D574]-[.C573])" office:value-type="float" office:value="-10.9057672229298">
            <text:p>-10,9057672229</text:p>
          </table:table-cell>
          <table:table-cell/>
        </table:table-row>
        <table:table-row table:style-name="ro1">
          <table:table-cell office:value-type="float" office:value="4.42851969123">
            <text:p>4,4285196912</text:p>
          </table:table-cell>
          <table:table-cell office:value-type="float" office:value="5.31568484118">
            <text:p>5,3156848412</text:p>
          </table:table-cell>
          <table:table-cell table:formula="of:=FREQUENCY([.B$14:.B$1013];[.B575])/1000" office:value-type="float" office:value="0.562">
            <text:p>0,562</text:p>
          </table:table-cell>
          <table:table-cell table:formula="of:=IF(AND([.E$6]&lt;=[.B575];[.B575]&lt;=[.E$7]);([.B575]-[.E$6])^2/([.E$8]-[.E$6])*([.E$7]-[.E$6]);1-(([.E$8]-[.B575])^2/([.E$8]-[.E$6])*([.E$8]-[.E$7])))" office:value-type="float" office:value="-10.3118151579257">
            <text:p>-10,3118151579</text:p>
          </table:table-cell>
          <table:table-cell table:formula="of:=([.D575]-[.C575])" office:value-type="float" office:value="-10.8738151579257">
            <text:p>-10,8738151579</text:p>
          </table:table-cell>
          <table:table-cell table:formula="of:=([.D575]-[.C574])" office:value-type="float" office:value="-10.8728151579257">
            <text:p>-10,8728151579</text:p>
          </table:table-cell>
          <table:table-cell/>
        </table:table-row>
        <table:table-row table:style-name="ro1">
          <table:table-cell office:value-type="float" office:value="6.32131528243">
            <text:p>6,3213152824</text:p>
          </table:table-cell>
          <table:table-cell office:value-type="float" office:value="5.32310105639">
            <text:p>5,3231010564</text:p>
          </table:table-cell>
          <table:table-cell table:formula="of:=FREQUENCY([.B$14:.B$1013];[.B576])/1000" office:value-type="float" office:value="0.563">
            <text:p>0,563</text:p>
          </table:table-cell>
          <table:table-cell table:formula="of:=IF(AND([.E$6]&lt;=[.B576];[.B576]&lt;=[.E$7]);([.B576]-[.E$6])^2/([.E$8]-[.E$6])*([.E$7]-[.E$6]);1-(([.E$8]-[.B576])^2/([.E$8]-[.E$6])*([.E$8]-[.E$7])))" office:value-type="float" office:value="-10.2663215346003">
            <text:p>-10,2663215346</text:p>
          </table:table-cell>
          <table:table-cell table:formula="of:=([.D576]-[.C576])" office:value-type="float" office:value="-10.8293215346003">
            <text:p>-10,8293215346</text:p>
          </table:table-cell>
          <table:table-cell table:formula="of:=([.D576]-[.C575])" office:value-type="float" office:value="-10.8283215346003">
            <text:p>-10,8283215346</text:p>
          </table:table-cell>
          <table:table-cell/>
        </table:table-row>
        <table:table-row table:style-name="ro1">
          <table:table-cell office:value-type="float" office:value="7.28901375698">
            <text:p>7,289013757</text:p>
          </table:table-cell>
          <table:table-cell office:value-type="float" office:value="5.32545293">
            <text:p>5,32545293</text:p>
          </table:table-cell>
          <table:table-cell table:formula="of:=FREQUENCY([.B$14:.B$1013];[.B577])/1000" office:value-type="float" office:value="0.564">
            <text:p>0,564</text:p>
          </table:table-cell>
          <table:table-cell table:formula="of:=IF(AND([.E$6]&lt;=[.B577];[.B577]&lt;=[.E$7]);([.B577]-[.E$6])^2/([.E$8]-[.E$6])*([.E$7]-[.E$6]);1-(([.E$8]-[.B577])^2/([.E$8]-[.E$6])*([.E$8]-[.E$7])))" office:value-type="float" office:value="-10.2519134747047">
            <text:p>-10,2519134747</text:p>
          </table:table-cell>
          <table:table-cell table:formula="of:=([.D577]-[.C577])" office:value-type="float" office:value="-10.8159134747047">
            <text:p>-10,8159134747</text:p>
          </table:table-cell>
          <table:table-cell table:formula="of:=([.D577]-[.C576])" office:value-type="float" office:value="-10.8149134747047">
            <text:p>-10,8149134747</text:p>
          </table:table-cell>
          <table:table-cell/>
        </table:table-row>
        <table:table-row table:style-name="ro1">
          <table:table-cell office:value-type="float" office:value="7.49828686166">
            <text:p>7,4982868617</text:p>
          </table:table-cell>
          <table:table-cell office:value-type="float" office:value="5.32973487225">
            <text:p>5,3297348723</text:p>
          </table:table-cell>
          <table:table-cell table:formula="of:=FREQUENCY([.B$14:.B$1013];[.B578])/1000" office:value-type="float" office:value="0.565">
            <text:p>0,565</text:p>
          </table:table-cell>
          <table:table-cell table:formula="of:=IF(AND([.E$6]&lt;=[.B578];[.B578]&lt;=[.E$7]);([.B578]-[.E$6])^2/([.E$8]-[.E$6])*([.E$7]-[.E$6]);1-(([.E$8]-[.B578])^2/([.E$8]-[.E$6])*([.E$8]-[.E$7])))" office:value-type="float" office:value="-10.2257050899814">
            <text:p>-10,22570509</text:p>
          </table:table-cell>
          <table:table-cell table:formula="of:=([.D578]-[.C578])" office:value-type="float" office:value="-10.7907050899814">
            <text:p>-10,79070509</text:p>
          </table:table-cell>
          <table:table-cell table:formula="of:=([.D578]-[.C577])" office:value-type="float" office:value="-10.7897050899814">
            <text:p>-10,78970509</text:p>
          </table:table-cell>
          <table:table-cell/>
        </table:table-row>
        <table:table-row table:style-name="ro1">
          <table:table-cell office:value-type="float" office:value="4.61832015995">
            <text:p>4,61832016</text:p>
          </table:table-cell>
          <table:table-cell office:value-type="float" office:value="5.33267401977">
            <text:p>5,3326740198</text:p>
          </table:table-cell>
          <table:table-cell table:formula="of:=FREQUENCY([.B$14:.B$1013];[.B579])/1000" office:value-type="float" office:value="0.566">
            <text:p>0,566</text:p>
          </table:table-cell>
          <table:table-cell table:formula="of:=IF(AND([.E$6]&lt;=[.B579];[.B579]&lt;=[.E$7]);([.B579]-[.E$6])^2/([.E$8]-[.E$6])*([.E$7]-[.E$6]);1-(([.E$8]-[.B579])^2/([.E$8]-[.E$6])*([.E$8]-[.E$7])))" office:value-type="float" office:value="-10.2077332043916">
            <text:p>-10,2077332044</text:p>
          </table:table-cell>
          <table:table-cell table:formula="of:=([.D579]-[.C579])" office:value-type="float" office:value="-10.7737332043916">
            <text:p>-10,7737332044</text:p>
          </table:table-cell>
          <table:table-cell table:formula="of:=([.D579]-[.C578])" office:value-type="float" office:value="-10.7727332043916">
            <text:p>-10,7727332044</text:p>
          </table:table-cell>
          <table:table-cell/>
        </table:table-row>
        <table:table-row table:style-name="ro1">
          <table:table-cell office:value-type="float" office:value="7.67338774587">
            <text:p>7,6733877459</text:p>
          </table:table-cell>
          <table:table-cell office:value-type="float" office:value="5.33381142534">
            <text:p>5,3338114253</text:p>
          </table:table-cell>
          <table:table-cell table:formula="of:=FREQUENCY([.B$14:.B$1013];[.B580])/1000" office:value-type="float" office:value="0.567">
            <text:p>0,567</text:p>
          </table:table-cell>
          <table:table-cell table:formula="of:=IF(AND([.E$6]&lt;=[.B580];[.B580]&lt;=[.E$7]);([.B580]-[.E$6])^2/([.E$8]-[.E$6])*([.E$7]-[.E$6]);1-(([.E$8]-[.B580])^2/([.E$8]-[.E$6])*([.E$8]-[.E$7])))" office:value-type="float" office:value="-10.2007822208063">
            <text:p>-10,2007822208</text:p>
          </table:table-cell>
          <table:table-cell table:formula="of:=([.D580]-[.C580])" office:value-type="float" office:value="-10.7677822208063">
            <text:p>-10,7677822208</text:p>
          </table:table-cell>
          <table:table-cell table:formula="of:=([.D580]-[.C579])" office:value-type="float" office:value="-10.7667822208063">
            <text:p>-10,7667822208</text:p>
          </table:table-cell>
          <table:table-cell/>
        </table:table-row>
        <table:table-row table:style-name="ro1">
          <table:table-cell office:value-type="float" office:value="5.39041786236">
            <text:p>5,3904178624</text:p>
          </table:table-cell>
          <table:table-cell office:value-type="float" office:value="5.33462492239">
            <text:p>5,3346249224</text:p>
          </table:table-cell>
          <table:table-cell table:formula="of:=FREQUENCY([.B$14:.B$1013];[.B581])/1000" office:value-type="float" office:value="0.568">
            <text:p>0,568</text:p>
          </table:table-cell>
          <table:table-cell table:formula="of:=IF(AND([.E$6]&lt;=[.B581];[.B581]&lt;=[.E$7]);([.B581]-[.E$6])^2/([.E$8]-[.E$6])*([.E$7]-[.E$6]);1-(([.E$8]-[.B581])^2/([.E$8]-[.E$6])*([.E$8]-[.E$7])))" office:value-type="float" office:value="-10.1958120496371">
            <text:p>-10,1958120496</text:p>
          </table:table-cell>
          <table:table-cell table:formula="of:=([.D581]-[.C581])" office:value-type="float" office:value="-10.7638120496371">
            <text:p>-10,7638120496</text:p>
          </table:table-cell>
          <table:table-cell table:formula="of:=([.D581]-[.C580])" office:value-type="float" office:value="-10.7628120496371">
            <text:p>-10,7628120496</text:p>
          </table:table-cell>
          <table:table-cell/>
        </table:table-row>
        <table:table-row table:style-name="ro1">
          <table:table-cell office:value-type="float" office:value="6.41448939367">
            <text:p>6,4144893937</text:p>
          </table:table-cell>
          <table:table-cell office:value-type="float" office:value="5.34320167443">
            <text:p>5,3432016744</text:p>
          </table:table-cell>
          <table:table-cell table:formula="of:=FREQUENCY([.B$14:.B$1013];[.B582])/1000" office:value-type="float" office:value="0.569">
            <text:p>0,569</text:p>
          </table:table-cell>
          <table:table-cell table:formula="of:=IF(AND([.E$6]&lt;=[.B582];[.B582]&lt;=[.E$7]);([.B582]-[.E$6])^2/([.E$8]-[.E$6])*([.E$7]-[.E$6]);1-(([.E$8]-[.B582])^2/([.E$8]-[.E$6])*([.E$8]-[.E$7])))" office:value-type="float" office:value="-10.143478328243">
            <text:p>-10,1434783282</text:p>
          </table:table-cell>
          <table:table-cell table:formula="of:=([.D582]-[.C582])" office:value-type="float" office:value="-10.712478328243">
            <text:p>-10,7124783282</text:p>
          </table:table-cell>
          <table:table-cell table:formula="of:=([.D582]-[.C581])" office:value-type="float" office:value="-10.711478328243">
            <text:p>-10,7114783282</text:p>
          </table:table-cell>
          <table:table-cell/>
        </table:table-row>
        <table:table-row table:style-name="ro1">
          <table:table-cell office:value-type="float" office:value="3.20975893119">
            <text:p>3,2097589312</text:p>
          </table:table-cell>
          <table:table-cell office:value-type="float" office:value="5.34970945282">
            <text:p>5,3497094528</text:p>
          </table:table-cell>
          <table:table-cell table:formula="of:=FREQUENCY([.B$14:.B$1013];[.B583])/1000" office:value-type="float" office:value="0.57">
            <text:p>0,57</text:p>
          </table:table-cell>
          <table:table-cell table:formula="of:=IF(AND([.E$6]&lt;=[.B583];[.B583]&lt;=[.E$7]);([.B583]-[.E$6])^2/([.E$8]-[.E$6])*([.E$7]-[.E$6]);1-(([.E$8]-[.B583])^2/([.E$8]-[.E$6])*([.E$8]-[.E$7])))" office:value-type="float" office:value="-10.1038508990264">
            <text:p>-10,103850899</text:p>
          </table:table-cell>
          <table:table-cell table:formula="of:=([.D583]-[.C583])" office:value-type="float" office:value="-10.6738508990264">
            <text:p>-10,673850899</text:p>
          </table:table-cell>
          <table:table-cell table:formula="of:=([.D583]-[.C582])" office:value-type="float" office:value="-10.6728508990264">
            <text:p>-10,672850899</text:p>
          </table:table-cell>
          <table:table-cell/>
        </table:table-row>
        <table:table-row table:style-name="ro1">
          <table:table-cell office:value-type="float" office:value="7.71201086431">
            <text:p>7,7120108643</text:p>
          </table:table-cell>
          <table:table-cell office:value-type="float" office:value="5.35153293574">
            <text:p>5,3515329357</text:p>
          </table:table-cell>
          <table:table-cell table:formula="of:=FREQUENCY([.B$14:.B$1013];[.B584])/1000" office:value-type="float" office:value="0.571">
            <text:p>0,571</text:p>
          </table:table-cell>
          <table:table-cell table:formula="of:=IF(AND([.E$6]&lt;=[.B584];[.B584]&lt;=[.E$7]);([.B584]-[.E$6])^2/([.E$8]-[.E$6])*([.E$7]-[.E$6]);1-(([.E$8]-[.B584])^2/([.E$8]-[.E$6])*([.E$8]-[.E$7])))" office:value-type="float" office:value="-10.0927599324917">
            <text:p>-10,0927599325</text:p>
          </table:table-cell>
          <table:table-cell table:formula="of:=([.D584]-[.C584])" office:value-type="float" office:value="-10.6637599324917">
            <text:p>-10,6637599325</text:p>
          </table:table-cell>
          <table:table-cell table:formula="of:=([.D584]-[.C583])" office:value-type="float" office:value="-10.6627599324917">
            <text:p>-10,6627599325</text:p>
          </table:table-cell>
          <table:table-cell/>
        </table:table-row>
        <table:table-row table:style-name="ro1">
          <table:table-cell office:value-type="float" office:value="7.09273922321">
            <text:p>7,0927392232</text:p>
          </table:table-cell>
          <table:table-cell office:value-type="float" office:value="5.35282169351">
            <text:p>5,3528216935</text:p>
          </table:table-cell>
          <table:table-cell table:formula="of:=FREQUENCY([.B$14:.B$1013];[.B585])/1000" office:value-type="float" office:value="0.572">
            <text:p>0,572</text:p>
          </table:table-cell>
          <table:table-cell table:formula="of:=IF(AND([.E$6]&lt;=[.B585];[.B585]&lt;=[.E$7]);([.B585]-[.E$6])^2/([.E$8]-[.E$6])*([.E$7]-[.E$6]);1-(([.E$8]-[.B585])^2/([.E$8]-[.E$6])*([.E$8]-[.E$7])))" office:value-type="float" office:value="-10.0849246661094">
            <text:p>-10,0849246661</text:p>
          </table:table-cell>
          <table:table-cell table:formula="of:=([.D585]-[.C585])" office:value-type="float" office:value="-10.6569246661094">
            <text:p>-10,6569246661</text:p>
          </table:table-cell>
          <table:table-cell table:formula="of:=([.D585]-[.C584])" office:value-type="float" office:value="-10.6559246661094">
            <text:p>-10,6559246661</text:p>
          </table:table-cell>
          <table:table-cell/>
        </table:table-row>
        <table:table-row table:style-name="ro1">
          <table:table-cell office:value-type="float" office:value="5.00172890498">
            <text:p>5,001728905</text:p>
          </table:table-cell>
          <table:table-cell office:value-type="float" office:value="5.35762012579">
            <text:p>5,3576201258</text:p>
          </table:table-cell>
          <table:table-cell table:formula="of:=FREQUENCY([.B$14:.B$1013];[.B586])/1000" office:value-type="float" office:value="0.573">
            <text:p>0,573</text:p>
          </table:table-cell>
          <table:table-cell table:formula="of:=IF(AND([.E$6]&lt;=[.B586];[.B586]&lt;=[.E$7]);([.B586]-[.E$6])^2/([.E$8]-[.E$6])*([.E$7]-[.E$6]);1-(([.E$8]-[.B586])^2/([.E$8]-[.E$6])*([.E$8]-[.E$7])))" office:value-type="float" office:value="-10.0557759567084">
            <text:p>-10,0557759567</text:p>
          </table:table-cell>
          <table:table-cell table:formula="of:=([.D586]-[.C586])" office:value-type="float" office:value="-10.6287759567084">
            <text:p>-10,6287759567</text:p>
          </table:table-cell>
          <table:table-cell table:formula="of:=([.D586]-[.C585])" office:value-type="float" office:value="-10.6277759567084">
            <text:p>-10,6277759567</text:p>
          </table:table-cell>
          <table:table-cell/>
        </table:table-row>
        <table:table-row table:style-name="ro1">
          <table:table-cell office:value-type="float" office:value="4.28331380449">
            <text:p>4,2833138045</text:p>
          </table:table-cell>
          <table:table-cell office:value-type="float" office:value="5.36762998697">
            <text:p>5,367629987</text:p>
          </table:table-cell>
          <table:table-cell table:formula="of:=FREQUENCY([.B$14:.B$1013];[.B587])/1000" office:value-type="float" office:value="0.574">
            <text:p>0,574</text:p>
          </table:table-cell>
          <table:table-cell table:formula="of:=IF(AND([.E$6]&lt;=[.B587];[.B587]&lt;=[.E$7]);([.B587]-[.E$6])^2/([.E$8]-[.E$6])*([.E$7]-[.E$6]);1-(([.E$8]-[.B587])^2/([.E$8]-[.E$6])*([.E$8]-[.E$7])))" office:value-type="float" office:value="-9.99509325963297">
            <text:p>-9,9950932596</text:p>
          </table:table-cell>
          <table:table-cell table:formula="of:=([.D587]-[.C587])" office:value-type="float" office:value="-10.569093259633">
            <text:p>-10,5690932596</text:p>
          </table:table-cell>
          <table:table-cell table:formula="of:=([.D587]-[.C586])" office:value-type="float" office:value="-10.568093259633">
            <text:p>-10,5680932596</text:p>
          </table:table-cell>
          <table:table-cell/>
        </table:table-row>
        <table:table-row table:style-name="ro1">
          <table:table-cell office:value-type="float" office:value="8.46345023545">
            <text:p>8,4634502355</text:p>
          </table:table-cell>
          <table:table-cell office:value-type="float" office:value="5.37364050129">
            <text:p>5,3736405013</text:p>
          </table:table-cell>
          <table:table-cell table:formula="of:=FREQUENCY([.B$14:.B$1013];[.B588])/1000" office:value-type="float" office:value="0.575">
            <text:p>0,575</text:p>
          </table:table-cell>
          <table:table-cell table:formula="of:=IF(AND([.E$6]&lt;=[.B588];[.B588]&lt;=[.E$7]);([.B588]-[.E$6])^2/([.E$8]-[.E$6])*([.E$7]-[.E$6]);1-(([.E$8]-[.B588])^2/([.E$8]-[.E$6])*([.E$8]-[.E$7])))" office:value-type="float" office:value="-9.9587360115702">
            <text:p>-9,9587360116</text:p>
          </table:table-cell>
          <table:table-cell table:formula="of:=([.D588]-[.C588])" office:value-type="float" office:value="-10.5337360115702">
            <text:p>-10,5337360116</text:p>
          </table:table-cell>
          <table:table-cell table:formula="of:=([.D588]-[.C587])" office:value-type="float" office:value="-10.5327360115702">
            <text:p>-10,5327360116</text:p>
          </table:table-cell>
          <table:table-cell/>
        </table:table-row>
        <table:table-row table:style-name="ro1">
          <table:table-cell office:value-type="float" office:value="3.38329562119">
            <text:p>3,3832956212</text:p>
          </table:table-cell>
          <table:table-cell office:value-type="float" office:value="5.3742560515">
            <text:p>5,3742560515</text:p>
          </table:table-cell>
          <table:table-cell table:formula="of:=FREQUENCY([.B$14:.B$1013];[.B589])/1000" office:value-type="float" office:value="0.576">
            <text:p>0,576</text:p>
          </table:table-cell>
          <table:table-cell table:formula="of:=IF(AND([.E$6]&lt;=[.B589];[.B589]&lt;=[.E$7]);([.B589]-[.E$6])^2/([.E$8]-[.E$6])*([.E$7]-[.E$6]);1-(([.E$8]-[.B589])^2/([.E$8]-[.E$6])*([.E$8]-[.E$7])))" office:value-type="float" office:value="-9.95501598340364">
            <text:p>-9,9550159834</text:p>
          </table:table-cell>
          <table:table-cell table:formula="of:=([.D589]-[.C589])" office:value-type="float" office:value="-10.5310159834036">
            <text:p>-10,5310159834</text:p>
          </table:table-cell>
          <table:table-cell table:formula="of:=([.D589]-[.C588])" office:value-type="float" office:value="-10.5300159834036">
            <text:p>-10,5300159834</text:p>
          </table:table-cell>
          <table:table-cell/>
        </table:table-row>
        <table:table-row table:style-name="ro1">
          <table:table-cell office:value-type="float" office:value="6.62677741248">
            <text:p>6,6267774125</text:p>
          </table:table-cell>
          <table:table-cell office:value-type="float" office:value="5.37849808771">
            <text:p>5,3784980877</text:p>
          </table:table-cell>
          <table:table-cell table:formula="of:=FREQUENCY([.B$14:.B$1013];[.B590])/1000" office:value-type="float" office:value="0.577">
            <text:p>0,577</text:p>
          </table:table-cell>
          <table:table-cell table:formula="of:=IF(AND([.E$6]&lt;=[.B590];[.B590]&lt;=[.E$7]);([.B590]-[.E$6])^2/([.E$8]-[.E$6])*([.E$7]-[.E$6]);1-(([.E$8]-[.B590])^2/([.E$8]-[.E$6])*([.E$8]-[.E$7])))" office:value-type="float" office:value="-9.92939675060011">
            <text:p>-9,9293967506</text:p>
          </table:table-cell>
          <table:table-cell table:formula="of:=([.D590]-[.C590])" office:value-type="float" office:value="-10.5063967506001">
            <text:p>-10,5063967506</text:p>
          </table:table-cell>
          <table:table-cell table:formula="of:=([.D590]-[.C589])" office:value-type="float" office:value="-10.5053967506001">
            <text:p>-10,5053967506</text:p>
          </table:table-cell>
          <table:table-cell/>
        </table:table-row>
        <table:table-row table:style-name="ro1">
          <table:table-cell office:value-type="float" office:value="4.31356623178">
            <text:p>4,3135662318</text:p>
          </table:table-cell>
          <table:table-cell office:value-type="float" office:value="5.38234171508">
            <text:p>5,3823417151</text:p>
          </table:table-cell>
          <table:table-cell table:formula="of:=FREQUENCY([.B$14:.B$1013];[.B591])/1000" office:value-type="float" office:value="0.578">
            <text:p>0,578</text:p>
          </table:table-cell>
          <table:table-cell table:formula="of:=IF(AND([.E$6]&lt;=[.B591];[.B591]&lt;=[.E$7]);([.B591]-[.E$6])^2/([.E$8]-[.E$6])*([.E$7]-[.E$6]);1-(([.E$8]-[.B591])^2/([.E$8]-[.E$6])*([.E$8]-[.E$7])))" office:value-type="float" office:value="-9.90620955537526">
            <text:p>-9,9062095554</text:p>
          </table:table-cell>
          <table:table-cell table:formula="of:=([.D591]-[.C591])" office:value-type="float" office:value="-10.4842095553753">
            <text:p>-10,4842095554</text:p>
          </table:table-cell>
          <table:table-cell table:formula="of:=([.D591]-[.C590])" office:value-type="float" office:value="-10.4832095553753">
            <text:p>-10,4832095554</text:p>
          </table:table-cell>
          <table:table-cell/>
        </table:table-row>
        <table:table-row table:style-name="ro1">
          <table:table-cell office:value-type="float" office:value="4.52373534925">
            <text:p>4,5237353493</text:p>
          </table:table-cell>
          <table:table-cell office:value-type="float" office:value="5.38730763369">
            <text:p>5,3873076337</text:p>
          </table:table-cell>
          <table:table-cell table:formula="of:=FREQUENCY([.B$14:.B$1013];[.B592])/1000" office:value-type="float" office:value="0.579">
            <text:p>0,579</text:p>
          </table:table-cell>
          <table:table-cell table:formula="of:=IF(AND([.E$6]&lt;=[.B592];[.B592]&lt;=[.E$7]);([.B592]-[.E$6])^2/([.E$8]-[.E$6])*([.E$7]-[.E$6]);1-(([.E$8]-[.B592])^2/([.E$8]-[.E$6])*([.E$8]-[.E$7])))" office:value-type="float" office:value="-9.87628844466212">
            <text:p>-9,8762884447</text:p>
          </table:table-cell>
          <table:table-cell table:formula="of:=([.D592]-[.C592])" office:value-type="float" office:value="-10.4552884446621">
            <text:p>-10,4552884447</text:p>
          </table:table-cell>
          <table:table-cell table:formula="of:=([.D592]-[.C591])" office:value-type="float" office:value="-10.4542884446621">
            <text:p>-10,4542884447</text:p>
          </table:table-cell>
          <table:table-cell/>
        </table:table-row>
        <table:table-row table:style-name="ro1">
          <table:table-cell office:value-type="float" office:value="4.26299212762">
            <text:p>4,2629921276</text:p>
          </table:table-cell>
          <table:table-cell office:value-type="float" office:value="5.39041786236">
            <text:p>5,3904178624</text:p>
          </table:table-cell>
          <table:table-cell table:formula="of:=FREQUENCY([.B$14:.B$1013];[.B593])/1000" office:value-type="float" office:value="0.58">
            <text:p>0,58</text:p>
          </table:table-cell>
          <table:table-cell table:formula="of:=IF(AND([.E$6]&lt;=[.B593];[.B593]&lt;=[.E$7]);([.B593]-[.E$6])^2/([.E$8]-[.E$6])*([.E$7]-[.E$6]);1-(([.E$8]-[.B593])^2/([.E$8]-[.E$6])*([.E$8]-[.E$7])))" office:value-type="float" office:value="-9.85756934030813">
            <text:p>-9,8575693403</text:p>
          </table:table-cell>
          <table:table-cell table:formula="of:=([.D593]-[.C593])" office:value-type="float" office:value="-10.4375693403081">
            <text:p>-10,4375693403</text:p>
          </table:table-cell>
          <table:table-cell table:formula="of:=([.D593]-[.C592])" office:value-type="float" office:value="-10.4365693403081">
            <text:p>-10,4365693403</text:p>
          </table:table-cell>
          <table:table-cell/>
        </table:table-row>
        <table:table-row table:style-name="ro1">
          <table:table-cell office:value-type="float" office:value="4.10140158617">
            <text:p>4,1014015862</text:p>
          </table:table-cell>
          <table:table-cell office:value-type="float" office:value="5.39657692032">
            <text:p>5,3965769203</text:p>
          </table:table-cell>
          <table:table-cell table:formula="of:=FREQUENCY([.B$14:.B$1013];[.B594])/1000" office:value-type="float" office:value="0.581">
            <text:p>0,581</text:p>
          </table:table-cell>
          <table:table-cell table:formula="of:=IF(AND([.E$6]&lt;=[.B594];[.B594]&lt;=[.E$7]);([.B594]-[.E$6])^2/([.E$8]-[.E$6])*([.E$7]-[.E$6]);1-(([.E$8]-[.B594])^2/([.E$8]-[.E$6])*([.E$8]-[.E$7])))" office:value-type="float" office:value="-9.82054824264208">
            <text:p>-9,8205482426</text:p>
          </table:table-cell>
          <table:table-cell table:formula="of:=([.D594]-[.C594])" office:value-type="float" office:value="-10.4015482426421">
            <text:p>-10,4015482426</text:p>
          </table:table-cell>
          <table:table-cell table:formula="of:=([.D594]-[.C593])" office:value-type="float" office:value="-10.4005482426421">
            <text:p>-10,4005482426</text:p>
          </table:table-cell>
          <table:table-cell/>
        </table:table-row>
        <table:table-row table:style-name="ro1">
          <table:table-cell office:value-type="float" office:value="3.99855737881">
            <text:p>3,9985573788</text:p>
          </table:table-cell>
          <table:table-cell office:value-type="float" office:value="5.39969139665">
            <text:p>5,3996913967</text:p>
          </table:table-cell>
          <table:table-cell table:formula="of:=FREQUENCY([.B$14:.B$1013];[.B595])/1000" office:value-type="float" office:value="0.582">
            <text:p>0,582</text:p>
          </table:table-cell>
          <table:table-cell table:formula="of:=IF(AND([.E$6]&lt;=[.B595];[.B595]&lt;=[.E$7]);([.B595]-[.E$6])^2/([.E$8]-[.E$6])*([.E$7]-[.E$6]);1-(([.E$8]-[.B595])^2/([.E$8]-[.E$6])*([.E$8]-[.E$7])))" office:value-type="float" office:value="-9.80185169946336">
            <text:p>-9,8018516995</text:p>
          </table:table-cell>
          <table:table-cell table:formula="of:=([.D595]-[.C595])" office:value-type="float" office:value="-10.3838516994634">
            <text:p>-10,3838516995</text:p>
          </table:table-cell>
          <table:table-cell table:formula="of:=([.D595]-[.C594])" office:value-type="float" office:value="-10.3828516994634">
            <text:p>-10,3828516995</text:p>
          </table:table-cell>
          <table:table-cell/>
        </table:table-row>
        <table:table-row table:style-name="ro1">
          <table:table-cell office:value-type="float" office:value="6.71959704162">
            <text:p>6,7195970416</text:p>
          </table:table-cell>
          <table:table-cell office:value-type="float" office:value="5.39979151599">
            <text:p>5,399791516</text:p>
          </table:table-cell>
          <table:table-cell table:formula="of:=FREQUENCY([.B$14:.B$1013];[.B596])/1000" office:value-type="float" office:value="0.583">
            <text:p>0,583</text:p>
          </table:table-cell>
          <table:table-cell table:formula="of:=IF(AND([.E$6]&lt;=[.B596];[.B596]&lt;=[.E$7]);([.B596]-[.E$6])^2/([.E$8]-[.E$6])*([.E$7]-[.E$6]);1-(([.E$8]-[.B596])^2/([.E$8]-[.E$6])*([.E$8]-[.E$7])))" office:value-type="float" office:value="-9.80125094028132">
            <text:p>-9,8012509403</text:p>
          </table:table-cell>
          <table:table-cell table:formula="of:=([.D596]-[.C596])" office:value-type="float" office:value="-10.3842509402813">
            <text:p>-10,3842509403</text:p>
          </table:table-cell>
          <table:table-cell table:formula="of:=([.D596]-[.C595])" office:value-type="float" office:value="-10.3832509402813">
            <text:p>-10,3832509403</text:p>
          </table:table-cell>
          <table:table-cell/>
        </table:table-row>
        <table:table-row table:style-name="ro1">
          <table:table-cell office:value-type="float" office:value="5.91257183613">
            <text:p>5,9125718361</text:p>
          </table:table-cell>
          <table:table-cell office:value-type="float" office:value="5.39998155483">
            <text:p>5,3999815548</text:p>
          </table:table-cell>
          <table:table-cell table:formula="of:=FREQUENCY([.B$14:.B$1013];[.B597])/1000" office:value-type="float" office:value="0.584">
            <text:p>0,584</text:p>
          </table:table-cell>
          <table:table-cell table:formula="of:=IF(AND([.E$6]&lt;=[.B597];[.B597]&lt;=[.E$7]);([.B597]-[.E$6])^2/([.E$8]-[.E$6])*([.E$7]-[.E$6]);1-(([.E$8]-[.B597])^2/([.E$8]-[.E$6])*([.E$8]-[.E$7])))" office:value-type="float" office:value="-9.80011067130352">
            <text:p>-9,8001106713</text:p>
          </table:table-cell>
          <table:table-cell table:formula="of:=([.D597]-[.C597])" office:value-type="float" office:value="-10.3841106713035">
            <text:p>-10,3841106713</text:p>
          </table:table-cell>
          <table:table-cell table:formula="of:=([.D597]-[.C596])" office:value-type="float" office:value="-10.3831106713035">
            <text:p>-10,3831106713</text:p>
          </table:table-cell>
          <table:table-cell/>
        </table:table-row>
        <table:table-row table:style-name="ro1">
          <table:table-cell office:value-type="float" office:value="5.40406649795">
            <text:p>5,404066498</text:p>
          </table:table-cell>
          <table:table-cell office:value-type="float" office:value="5.40103620166">
            <text:p>5,4010362017</text:p>
          </table:table-cell>
          <table:table-cell table:formula="of:=FREQUENCY([.B$14:.B$1013];[.B598])/1000" office:value-type="float" office:value="0.585">
            <text:p>0,585</text:p>
          </table:table-cell>
          <table:table-cell table:formula="of:=IF(AND([.E$6]&lt;=[.B598];[.B598]&lt;=[.E$7]);([.B598]-[.E$6])^2/([.E$8]-[.E$6])*([.E$7]-[.E$6]);1-(([.E$8]-[.B598])^2/([.E$8]-[.E$6])*([.E$8]-[.E$7])))" office:value-type="float" office:value="-9.79378368480157">
            <text:p>-9,7937836848</text:p>
          </table:table-cell>
          <table:table-cell table:formula="of:=([.D598]-[.C598])" office:value-type="float" office:value="-10.3787836848016">
            <text:p>-10,3787836848</text:p>
          </table:table-cell>
          <table:table-cell table:formula="of:=([.D598]-[.C597])" office:value-type="float" office:value="-10.3777836848016">
            <text:p>-10,3777836848</text:p>
          </table:table-cell>
          <table:table-cell/>
        </table:table-row>
        <table:table-row table:style-name="ro1">
          <table:table-cell office:value-type="float" office:value="4.0635724182">
            <text:p>4,0635724182</text:p>
          </table:table-cell>
          <table:table-cell office:value-type="float" office:value="5.40139482636">
            <text:p>5,4013948264</text:p>
          </table:table-cell>
          <table:table-cell table:formula="of:=FREQUENCY([.B$14:.B$1013];[.B599])/1000" office:value-type="float" office:value="0.586">
            <text:p>0,586</text:p>
          </table:table-cell>
          <table:table-cell table:formula="of:=IF(AND([.E$6]&lt;=[.B599];[.B599]&lt;=[.E$7]);([.B599]-[.E$6])^2/([.E$8]-[.E$6])*([.E$7]-[.E$6]);1-(([.E$8]-[.B599])^2/([.E$8]-[.E$6])*([.E$8]-[.E$7])))" office:value-type="float" office:value="-9.79163266312381">
            <text:p>-9,7916326631</text:p>
          </table:table-cell>
          <table:table-cell table:formula="of:=([.D599]-[.C599])" office:value-type="float" office:value="-10.3776326631238">
            <text:p>-10,3776326631</text:p>
          </table:table-cell>
          <table:table-cell table:formula="of:=([.D599]-[.C598])" office:value-type="float" office:value="-10.3766326631238">
            <text:p>-10,3766326631</text:p>
          </table:table-cell>
          <table:table-cell/>
        </table:table-row>
        <table:table-row table:style-name="ro1">
          <table:table-cell office:value-type="float" office:value="4.32230611326">
            <text:p>4,3223061133</text:p>
          </table:table-cell>
          <table:table-cell office:value-type="float" office:value="5.40406649795">
            <text:p>5,404066498</text:p>
          </table:table-cell>
          <table:table-cell table:formula="of:=FREQUENCY([.B$14:.B$1013];[.B600])/1000" office:value-type="float" office:value="0.587">
            <text:p>0,587</text:p>
          </table:table-cell>
          <table:table-cell table:formula="of:=IF(AND([.E$6]&lt;=[.B600];[.B600]&lt;=[.E$7]);([.B600]-[.E$6])^2/([.E$8]-[.E$6])*([.E$7]-[.E$6]);1-(([.E$8]-[.B600])^2/([.E$8]-[.E$6])*([.E$8]-[.E$7])))" office:value-type="float" office:value="-9.77561479263798">
            <text:p>-9,7756147926</text:p>
          </table:table-cell>
          <table:table-cell table:formula="of:=([.D600]-[.C600])" office:value-type="float" office:value="-10.362614792638">
            <text:p>-10,3626147926</text:p>
          </table:table-cell>
          <table:table-cell table:formula="of:=([.D600]-[.C599])" office:value-type="float" office:value="-10.361614792638">
            <text:p>-10,3616147926</text:p>
          </table:table-cell>
          <table:table-cell/>
        </table:table-row>
        <table:table-row table:style-name="ro1">
          <table:table-cell office:value-type="float" office:value="5.8119972654">
            <text:p>5,8119972654</text:p>
          </table:table-cell>
          <table:table-cell office:value-type="float" office:value="5.40928204664">
            <text:p>5,4092820466</text:p>
          </table:table-cell>
          <table:table-cell table:formula="of:=FREQUENCY([.B$14:.B$1013];[.B601])/1000" office:value-type="float" office:value="0.588">
            <text:p>0,588</text:p>
          </table:table-cell>
          <table:table-cell table:formula="of:=IF(AND([.E$6]&lt;=[.B601];[.B601]&lt;=[.E$7]);([.B601]-[.E$6])^2/([.E$8]-[.E$6])*([.E$7]-[.E$6]);1-(([.E$8]-[.B601])^2/([.E$8]-[.E$6])*([.E$8]-[.E$7])))" office:value-type="float" office:value="-9.74437951715153">
            <text:p>-9,7443795172</text:p>
          </table:table-cell>
          <table:table-cell table:formula="of:=([.D601]-[.C601])" office:value-type="float" office:value="-10.3323795171515">
            <text:p>-10,3323795172</text:p>
          </table:table-cell>
          <table:table-cell table:formula="of:=([.D601]-[.C600])" office:value-type="float" office:value="-10.3313795171515">
            <text:p>-10,3313795172</text:p>
          </table:table-cell>
          <table:table-cell/>
        </table:table-row>
        <table:table-row table:style-name="ro1">
          <table:table-cell office:value-type="float" office:value="5.22087103809">
            <text:p>5,2208710381</text:p>
          </table:table-cell>
          <table:table-cell office:value-type="float" office:value="5.41318276559">
            <text:p>5,4131827656</text:p>
          </table:table-cell>
          <table:table-cell table:formula="of:=FREQUENCY([.B$14:.B$1013];[.B602])/1000" office:value-type="float" office:value="0.589">
            <text:p>0,589</text:p>
          </table:table-cell>
          <table:table-cell table:formula="of:=IF(AND([.E$6]&lt;=[.B602];[.B602]&lt;=[.E$7]);([.B602]-[.E$6])^2/([.E$8]-[.E$6])*([.E$7]-[.E$6]);1-(([.E$8]-[.B602])^2/([.E$8]-[.E$6])*([.E$8]-[.E$7])))" office:value-type="float" office:value="-9.7210482275505">
            <text:p>-9,7210482276</text:p>
          </table:table-cell>
          <table:table-cell table:formula="of:=([.D602]-[.C602])" office:value-type="float" office:value="-10.3100482275505">
            <text:p>-10,3100482276</text:p>
          </table:table-cell>
          <table:table-cell table:formula="of:=([.D602]-[.C601])" office:value-type="float" office:value="-10.3090482275505">
            <text:p>-10,3090482276</text:p>
          </table:table-cell>
          <table:table-cell/>
        </table:table-row>
        <table:table-row table:style-name="ro1">
          <table:table-cell office:value-type="float" office:value="7.56763028982">
            <text:p>7,5676302898</text:p>
          </table:table-cell>
          <table:table-cell office:value-type="float" office:value="5.42355575791">
            <text:p>5,4235557579</text:p>
          </table:table-cell>
          <table:table-cell table:formula="of:=FREQUENCY([.B$14:.B$1013];[.B603])/1000" office:value-type="float" office:value="0.59">
            <text:p>0,59</text:p>
          </table:table-cell>
          <table:table-cell table:formula="of:=IF(AND([.E$6]&lt;=[.B603];[.B603]&lt;=[.E$7]);([.B603]-[.E$6])^2/([.E$8]-[.E$6])*([.E$7]-[.E$6]);1-(([.E$8]-[.B603])^2/([.E$8]-[.E$6])*([.E$8]-[.E$7])))" office:value-type="float" office:value="-9.6591278473156">
            <text:p>-9,6591278473</text:p>
          </table:table-cell>
          <table:table-cell table:formula="of:=([.D603]-[.C603])" office:value-type="float" office:value="-10.2491278473156">
            <text:p>-10,2491278473</text:p>
          </table:table-cell>
          <table:table-cell table:formula="of:=([.D603]-[.C602])" office:value-type="float" office:value="-10.2481278473156">
            <text:p>-10,2481278473</text:p>
          </table:table-cell>
          <table:table-cell/>
        </table:table-row>
        <table:table-row table:style-name="ro1">
          <table:table-cell office:value-type="float" office:value="3.53321885403">
            <text:p>3,533218854</text:p>
          </table:table-cell>
          <table:table-cell office:value-type="float" office:value="5.43090370939">
            <text:p>5,4309037094</text:p>
          </table:table-cell>
          <table:table-cell table:formula="of:=FREQUENCY([.B$14:.B$1013];[.B604])/1000" office:value-type="float" office:value="0.591">
            <text:p>0,591</text:p>
          </table:table-cell>
          <table:table-cell table:formula="of:=IF(AND([.E$6]&lt;=[.B604];[.B604]&lt;=[.E$7]);([.B604]-[.E$6])^2/([.E$8]-[.E$6])*([.E$7]-[.E$6]);1-(([.E$8]-[.B604])^2/([.E$8]-[.E$6])*([.E$8]-[.E$7])))" office:value-type="float" office:value="-9.61537360970505">
            <text:p>-9,6153736097</text:p>
          </table:table-cell>
          <table:table-cell table:formula="of:=([.D604]-[.C604])" office:value-type="float" office:value="-10.2063736097051">
            <text:p>-10,2063736097</text:p>
          </table:table-cell>
          <table:table-cell table:formula="of:=([.D604]-[.C603])" office:value-type="float" office:value="-10.2053736097051">
            <text:p>-10,2053736097</text:p>
          </table:table-cell>
          <table:table-cell/>
        </table:table-row>
        <table:table-row table:style-name="ro1">
          <table:table-cell office:value-type="float" office:value="4.49054813246">
            <text:p>4,4905481325</text:p>
          </table:table-cell>
          <table:table-cell office:value-type="float" office:value="5.43333898339">
            <text:p>5,4333389834</text:p>
          </table:table-cell>
          <table:table-cell table:formula="of:=FREQUENCY([.B$14:.B$1013];[.B605])/1000" office:value-type="float" office:value="0.592">
            <text:p>0,592</text:p>
          </table:table-cell>
          <table:table-cell table:formula="of:=IF(AND([.E$6]&lt;=[.B605];[.B605]&lt;=[.E$7]);([.B605]-[.E$6])^2/([.E$8]-[.E$6])*([.E$7]-[.E$6]);1-(([.E$8]-[.B605])^2/([.E$8]-[.E$6])*([.E$8]-[.E$7])))" office:value-type="float" office:value="-9.60089233950457">
            <text:p>-9,6008923395</text:p>
          </table:table-cell>
          <table:table-cell table:formula="of:=([.D605]-[.C605])" office:value-type="float" office:value="-10.1928923395046">
            <text:p>-10,1928923395</text:p>
          </table:table-cell>
          <table:table-cell table:formula="of:=([.D605]-[.C604])" office:value-type="float" office:value="-10.1918923395046">
            <text:p>-10,1918923395</text:p>
          </table:table-cell>
          <table:table-cell/>
        </table:table-row>
        <table:table-row table:style-name="ro1">
          <table:table-cell office:value-type="float" office:value="5.69619349841">
            <text:p>5,6961934984</text:p>
          </table:table-cell>
          <table:table-cell office:value-type="float" office:value="5.43605329518">
            <text:p>5,4360532952</text:p>
          </table:table-cell>
          <table:table-cell table:formula="of:=FREQUENCY([.B$14:.B$1013];[.B606])/1000" office:value-type="float" office:value="0.593">
            <text:p>0,593</text:p>
          </table:table-cell>
          <table:table-cell table:formula="of:=IF(AND([.E$6]&lt;=[.B606];[.B606]&lt;=[.E$7]);([.B606]-[.E$6])^2/([.E$8]-[.E$6])*([.E$7]-[.E$6]);1-(([.E$8]-[.B606])^2/([.E$8]-[.E$6])*([.E$8]-[.E$7])))" office:value-type="float" office:value="-9.58476342899778">
            <text:p>-9,584763429</text:p>
          </table:table-cell>
          <table:table-cell table:formula="of:=([.D606]-[.C606])" office:value-type="float" office:value="-10.1777634289978">
            <text:p>-10,177763429</text:p>
          </table:table-cell>
          <table:table-cell table:formula="of:=([.D606]-[.C605])" office:value-type="float" office:value="-10.1767634289978">
            <text:p>-10,176763429</text:p>
          </table:table-cell>
          <table:table-cell/>
        </table:table-row>
        <table:table-row table:style-name="ro1">
          <table:table-cell office:value-type="float" office:value="5.86896977256">
            <text:p>5,8689697726</text:p>
          </table:table-cell>
          <table:table-cell office:value-type="float" office:value="5.44288230249">
            <text:p>5,4428823025</text:p>
          </table:table-cell>
          <table:table-cell table:formula="of:=FREQUENCY([.B$14:.B$1013];[.B607])/1000" office:value-type="float" office:value="0.594">
            <text:p>0,594</text:p>
          </table:table-cell>
          <table:table-cell table:formula="of:=IF(AND([.E$6]&lt;=[.B607];[.B607]&lt;=[.E$7]);([.B607]-[.E$6])^2/([.E$8]-[.E$6])*([.E$7]-[.E$6]);1-(([.E$8]-[.B607])^2/([.E$8]-[.E$6])*([.E$8]-[.E$7])))" office:value-type="float" office:value="-9.54423859494904">
            <text:p>-9,5442385949</text:p>
          </table:table-cell>
          <table:table-cell table:formula="of:=([.D607]-[.C607])" office:value-type="float" office:value="-10.138238594949">
            <text:p>-10,1382385949</text:p>
          </table:table-cell>
          <table:table-cell table:formula="of:=([.D607]-[.C606])" office:value-type="float" office:value="-10.137238594949">
            <text:p>-10,1372385949</text:p>
          </table:table-cell>
          <table:table-cell/>
        </table:table-row>
        <table:table-row table:style-name="ro1">
          <table:table-cell office:value-type="float" office:value="7.24675860189">
            <text:p>7,2467586019</text:p>
          </table:table-cell>
          <table:table-cell office:value-type="float" office:value="5.44604410429">
            <text:p>5,4460441043</text:p>
          </table:table-cell>
          <table:table-cell table:formula="of:=FREQUENCY([.B$14:.B$1013];[.B608])/1000" office:value-type="float" office:value="0.595">
            <text:p>0,595</text:p>
          </table:table-cell>
          <table:table-cell table:formula="of:=IF(AND([.E$6]&lt;=[.B608];[.B608]&lt;=[.E$7]);([.B608]-[.E$6])^2/([.E$8]-[.E$6])*([.E$7]-[.E$6]);1-(([.E$8]-[.B608])^2/([.E$8]-[.E$6])*([.E$8]-[.E$7])))" office:value-type="float" office:value="-9.52550209054322">
            <text:p>-9,5255020905</text:p>
          </table:table-cell>
          <table:table-cell table:formula="of:=([.D608]-[.C608])" office:value-type="float" office:value="-10.1205020905432">
            <text:p>-10,1205020905</text:p>
          </table:table-cell>
          <table:table-cell table:formula="of:=([.D608]-[.C607])" office:value-type="float" office:value="-10.1195020905432">
            <text:p>-10,1195020905</text:p>
          </table:table-cell>
          <table:table-cell/>
        </table:table-row>
        <table:table-row table:style-name="ro1">
          <table:table-cell office:value-type="float" office:value="5.10744920769">
            <text:p>5,1074492077</text:p>
          </table:table-cell>
          <table:table-cell office:value-type="float" office:value="5.45137302125">
            <text:p>5,4513730213</text:p>
          </table:table-cell>
          <table:table-cell table:formula="of:=FREQUENCY([.B$14:.B$1013];[.B609])/1000" office:value-type="float" office:value="0.596">
            <text:p>0,596</text:p>
          </table:table-cell>
          <table:table-cell table:formula="of:=IF(AND([.E$6]&lt;=[.B609];[.B609]&lt;=[.E$7]);([.B609]-[.E$6])^2/([.E$8]-[.E$6])*([.E$7]-[.E$6]);1-(([.E$8]-[.B609])^2/([.E$8]-[.E$6])*([.E$8]-[.E$7])))" office:value-type="float" office:value="-9.49396119526029">
            <text:p>-9,4939611953</text:p>
          </table:table-cell>
          <table:table-cell table:formula="of:=([.D609]-[.C609])" office:value-type="float" office:value="-10.0899611952603">
            <text:p>-10,0899611953</text:p>
          </table:table-cell>
          <table:table-cell table:formula="of:=([.D609]-[.C608])" office:value-type="float" office:value="-10.0889611952603">
            <text:p>-10,0889611953</text:p>
          </table:table-cell>
          <table:table-cell/>
        </table:table-row>
        <table:table-row table:style-name="ro1">
          <table:table-cell office:value-type="float" office:value="3.88354926975">
            <text:p>3,8835492698</text:p>
          </table:table-cell>
          <table:table-cell office:value-type="float" office:value="5.45562184175">
            <text:p>5,4556218418</text:p>
          </table:table-cell>
          <table:table-cell table:formula="of:=FREQUENCY([.B$14:.B$1013];[.B610])/1000" office:value-type="float" office:value="0.597">
            <text:p>0,597</text:p>
          </table:table-cell>
          <table:table-cell table:formula="of:=IF(AND([.E$6]&lt;=[.B610];[.B610]&lt;=[.E$7]);([.B610]-[.E$6])^2/([.E$8]-[.E$6])*([.E$7]-[.E$6]);1-(([.E$8]-[.B610])^2/([.E$8]-[.E$6])*([.E$8]-[.E$7])))" office:value-type="float" office:value="-9.46884710723305">
            <text:p>-9,4688471072</text:p>
          </table:table-cell>
          <table:table-cell table:formula="of:=([.D610]-[.C610])" office:value-type="float" office:value="-10.065847107233">
            <text:p>-10,0658471072</text:p>
          </table:table-cell>
          <table:table-cell table:formula="of:=([.D610]-[.C609])" office:value-type="float" office:value="-10.0648471072331">
            <text:p>-10,0648471072</text:p>
          </table:table-cell>
          <table:table-cell/>
        </table:table-row>
        <table:table-row table:style-name="ro1">
          <table:table-cell office:value-type="float" office:value="5.01194090617">
            <text:p>5,0119409062</text:p>
          </table:table-cell>
          <table:table-cell office:value-type="float" office:value="5.45602366225">
            <text:p>5,4560236623</text:p>
          </table:table-cell>
          <table:table-cell table:formula="of:=FREQUENCY([.B$14:.B$1013];[.B611])/1000" office:value-type="float" office:value="0.598">
            <text:p>0,598</text:p>
          </table:table-cell>
          <table:table-cell table:formula="of:=IF(AND([.E$6]&lt;=[.B611];[.B611]&lt;=[.E$7]);([.B611]-[.E$6])^2/([.E$8]-[.E$6])*([.E$7]-[.E$6]);1-(([.E$8]-[.B611])^2/([.E$8]-[.E$6])*([.E$8]-[.E$7])))" office:value-type="float" office:value="-9.46647356877659">
            <text:p>-9,4664735688</text:p>
          </table:table-cell>
          <table:table-cell table:formula="of:=([.D611]-[.C611])" office:value-type="float" office:value="-10.0644735687766">
            <text:p>-10,0644735688</text:p>
          </table:table-cell>
          <table:table-cell table:formula="of:=([.D611]-[.C610])" office:value-type="float" office:value="-10.0634735687766">
            <text:p>-10,0634735688</text:p>
          </table:table-cell>
          <table:table-cell/>
        </table:table-row>
        <table:table-row table:style-name="ro1">
          <table:table-cell office:value-type="float" office:value="4.46570051455">
            <text:p>4,4657005146</text:p>
          </table:table-cell>
          <table:table-cell office:value-type="float" office:value="5.46163597526">
            <text:p>5,4616359753</text:p>
          </table:table-cell>
          <table:table-cell table:formula="of:=FREQUENCY([.B$14:.B$1013];[.B612])/1000" office:value-type="float" office:value="0.599">
            <text:p>0,599</text:p>
          </table:table-cell>
          <table:table-cell table:formula="of:=IF(AND([.E$6]&lt;=[.B612];[.B612]&lt;=[.E$7]);([.B612]-[.E$6])^2/([.E$8]-[.E$6])*([.E$7]-[.E$6]);1-(([.E$8]-[.B612])^2/([.E$8]-[.E$6])*([.E$8]-[.E$7])))" office:value-type="float" office:value="-9.43334997631187">
            <text:p>-9,4333499763</text:p>
          </table:table-cell>
          <table:table-cell table:formula="of:=([.D612]-[.C612])" office:value-type="float" office:value="-10.0323499763119">
            <text:p>-10,0323499763</text:p>
          </table:table-cell>
          <table:table-cell table:formula="of:=([.D612]-[.C611])" office:value-type="float" office:value="-10.0313499763119">
            <text:p>-10,0313499763</text:p>
          </table:table-cell>
          <table:table-cell/>
        </table:table-row>
        <table:table-row table:style-name="ro1">
          <table:table-cell office:value-type="float" office:value="4.51609813546">
            <text:p>4,5160981355</text:p>
          </table:table-cell>
          <table:table-cell office:value-type="float" office:value="5.46543059022">
            <text:p>5,4654305902</text:p>
          </table:table-cell>
          <table:table-cell table:formula="of:=FREQUENCY([.B$14:.B$1013];[.B613])/1000" office:value-type="float" office:value="0.6">
            <text:p>0,6</text:p>
          </table:table-cell>
          <table:table-cell table:formula="of:=IF(AND([.E$6]&lt;=[.B613];[.B613]&lt;=[.E$7]);([.B613]-[.E$6])^2/([.E$8]-[.E$6])*([.E$7]-[.E$6]);1-(([.E$8]-[.B613])^2/([.E$8]-[.E$6])*([.E$8]-[.E$7])))" office:value-type="float" office:value="-9.41098409379378">
            <text:p>-9,4109840938</text:p>
          </table:table-cell>
          <table:table-cell table:formula="of:=([.D613]-[.C613])" office:value-type="float" office:value="-10.0109840937938">
            <text:p>-10,0109840938</text:p>
          </table:table-cell>
          <table:table-cell table:formula="of:=([.D613]-[.C612])" office:value-type="float" office:value="-10.0099840937938">
            <text:p>-10,0099840938</text:p>
          </table:table-cell>
          <table:table-cell/>
        </table:table-row>
        <table:table-row table:style-name="ro1">
          <table:table-cell office:value-type="float" office:value="6.04094366243">
            <text:p>6,0409436624</text:p>
          </table:table-cell>
          <table:table-cell office:value-type="float" office:value="5.46604293871">
            <text:p>5,4660429387</text:p>
          </table:table-cell>
          <table:table-cell table:formula="of:=FREQUENCY([.B$14:.B$1013];[.B614])/1000" office:value-type="float" office:value="0.601">
            <text:p>0,601</text:p>
          </table:table-cell>
          <table:table-cell table:formula="of:=IF(AND([.E$6]&lt;=[.B614];[.B614]&lt;=[.E$7]);([.B614]-[.E$6])^2/([.E$8]-[.E$6])*([.E$7]-[.E$6]);1-(([.E$8]-[.B614])^2/([.E$8]-[.E$6])*([.E$8]-[.E$7])))" office:value-type="float" office:value="-9.40737709253454">
            <text:p>-9,4073770925</text:p>
          </table:table-cell>
          <table:table-cell table:formula="of:=([.D614]-[.C614])" office:value-type="float" office:value="-10.0083770925345">
            <text:p>-10,0083770925</text:p>
          </table:table-cell>
          <table:table-cell table:formula="of:=([.D614]-[.C613])" office:value-type="float" office:value="-10.0073770925345">
            <text:p>-10,0073770925</text:p>
          </table:table-cell>
          <table:table-cell/>
        </table:table-row>
        <table:table-row table:style-name="ro1">
          <table:table-cell office:value-type="float" office:value="7.68728814901">
            <text:p>7,687288149</text:p>
          </table:table-cell>
          <table:table-cell office:value-type="float" office:value="5.46983216724">
            <text:p>5,4698321672</text:p>
          </table:table-cell>
          <table:table-cell table:formula="of:=FREQUENCY([.B$14:.B$1013];[.B615])/1000" office:value-type="float" office:value="0.602">
            <text:p>0,602</text:p>
          </table:table-cell>
          <table:table-cell table:formula="of:=IF(AND([.E$6]&lt;=[.B615];[.B615]&lt;=[.E$7]);([.B615]-[.E$6])^2/([.E$8]-[.E$6])*([.E$7]-[.E$6]);1-(([.E$8]-[.B615])^2/([.E$8]-[.E$6])*([.E$8]-[.E$7])))" office:value-type="float" office:value="-9.38507077287786">
            <text:p>-9,3850707729</text:p>
          </table:table-cell>
          <table:table-cell table:formula="of:=([.D615]-[.C615])" office:value-type="float" office:value="-9.98707077287786">
            <text:p>-9,9870707729</text:p>
          </table:table-cell>
          <table:table-cell table:formula="of:=([.D615]-[.C614])" office:value-type="float" office:value="-9.98607077287786">
            <text:p>-9,9860707729</text:p>
          </table:table-cell>
          <table:table-cell/>
        </table:table-row>
        <table:table-row table:style-name="ro1">
          <table:table-cell office:value-type="float" office:value="4.86093604695">
            <text:p>4,860936047</text:p>
          </table:table-cell>
          <table:table-cell office:value-type="float" office:value="5.47467408178">
            <text:p>5,4746740818</text:p>
          </table:table-cell>
          <table:table-cell table:formula="of:=FREQUENCY([.B$14:.B$1013];[.B616])/1000" office:value-type="float" office:value="0.603">
            <text:p>0,603</text:p>
          </table:table-cell>
          <table:table-cell table:formula="of:=IF(AND([.E$6]&lt;=[.B616];[.B616]&lt;=[.E$7]);([.B616]-[.E$6])^2/([.E$8]-[.E$6])*([.E$7]-[.E$6]);1-(([.E$8]-[.B616])^2/([.E$8]-[.E$6])*([.E$8]-[.E$7])))" office:value-type="float" office:value="-9.35660235806141">
            <text:p>-9,3566023581</text:p>
          </table:table-cell>
          <table:table-cell table:formula="of:=([.D616]-[.C616])" office:value-type="float" office:value="-9.95960235806141">
            <text:p>-9,9596023581</text:p>
          </table:table-cell>
          <table:table-cell table:formula="of:=([.D616]-[.C615])" office:value-type="float" office:value="-9.95860235806141">
            <text:p>-9,9586023581</text:p>
          </table:table-cell>
          <table:table-cell/>
        </table:table-row>
        <table:table-row table:style-name="ro1">
          <table:table-cell office:value-type="float" office:value="4.162612979">
            <text:p>4,162612979</text:p>
          </table:table-cell>
          <table:table-cell office:value-type="float" office:value="5.47580612719">
            <text:p>5,4758061272</text:p>
          </table:table-cell>
          <table:table-cell table:formula="of:=FREQUENCY([.B$14:.B$1013];[.B617])/1000" office:value-type="float" office:value="0.604">
            <text:p>0,604</text:p>
          </table:table-cell>
          <table:table-cell table:formula="of:=IF(AND([.E$6]&lt;=[.B617];[.B617]&lt;=[.E$7]);([.B617]-[.E$6])^2/([.E$8]-[.E$6])*([.E$7]-[.E$6]);1-(([.E$8]-[.B617])^2/([.E$8]-[.E$6])*([.E$8]-[.E$7])))" office:value-type="float" office:value="-9.34995204429295">
            <text:p>-9,3499520443</text:p>
          </table:table-cell>
          <table:table-cell table:formula="of:=([.D617]-[.C617])" office:value-type="float" office:value="-9.95395204429295">
            <text:p>-9,9539520443</text:p>
          </table:table-cell>
          <table:table-cell table:formula="of:=([.D617]-[.C616])" office:value-type="float" office:value="-9.95295204429295">
            <text:p>-9,9529520443</text:p>
          </table:table-cell>
          <table:table-cell/>
        </table:table-row>
        <table:table-row table:style-name="ro1">
          <table:table-cell office:value-type="float" office:value="4.18452220513">
            <text:p>4,1845222051</text:p>
          </table:table-cell>
          <table:table-cell office:value-type="float" office:value="5.47725085936">
            <text:p>5,4772508594</text:p>
          </table:table-cell>
          <table:table-cell table:formula="of:=FREQUENCY([.B$14:.B$1013];[.B618])/1000" office:value-type="float" office:value="0.605">
            <text:p>0,605</text:p>
          </table:table-cell>
          <table:table-cell table:formula="of:=IF(AND([.E$6]&lt;=[.B618];[.B618]&lt;=[.E$7]);([.B618]-[.E$6])^2/([.E$8]-[.E$6])*([.E$7]-[.E$6]);1-(([.E$8]-[.B618])^2/([.E$8]-[.E$6])*([.E$8]-[.E$7])))" office:value-type="float" office:value="-9.34146792323322">
            <text:p>-9,3414679232</text:p>
          </table:table-cell>
          <table:table-cell table:formula="of:=([.D618]-[.C618])" office:value-type="float" office:value="-9.94646792323322">
            <text:p>-9,9464679232</text:p>
          </table:table-cell>
          <table:table-cell table:formula="of:=([.D618]-[.C617])" office:value-type="float" office:value="-9.94546792323322">
            <text:p>-9,9454679232</text:p>
          </table:table-cell>
          <table:table-cell/>
        </table:table-row>
        <table:table-row table:style-name="ro1">
          <table:table-cell office:value-type="float" office:value="4.70498058387">
            <text:p>4,7049805839</text:p>
          </table:table-cell>
          <table:table-cell office:value-type="float" office:value="5.49677067721">
            <text:p>5,4967706772</text:p>
          </table:table-cell>
          <table:table-cell table:formula="of:=FREQUENCY([.B$14:.B$1013];[.B619])/1000" office:value-type="float" office:value="0.606">
            <text:p>0,606</text:p>
          </table:table-cell>
          <table:table-cell table:formula="of:=IF(AND([.E$6]&lt;=[.B619];[.B619]&lt;=[.E$7]);([.B619]-[.E$6])^2/([.E$8]-[.E$6])*([.E$7]-[.E$6]);1-(([.E$8]-[.B619])^2/([.E$8]-[.E$6])*([.E$8]-[.E$7])))" office:value-type="float" office:value="-9.2271797400464">
            <text:p>-9,22717974</text:p>
          </table:table-cell>
          <table:table-cell table:formula="of:=([.D619]-[.C619])" office:value-type="float" office:value="-9.8331797400464">
            <text:p>-9,83317974</text:p>
          </table:table-cell>
          <table:table-cell table:formula="of:=([.D619]-[.C618])" office:value-type="float" office:value="-9.8321797400464">
            <text:p>-9,83217974</text:p>
          </table:table-cell>
          <table:table-cell/>
        </table:table-row>
        <table:table-row table:style-name="ro1">
          <table:table-cell office:value-type="float" office:value="3.78524741931">
            <text:p>3,7852474193</text:p>
          </table:table-cell>
          <table:table-cell office:value-type="float" office:value="5.49891124418">
            <text:p>5,4989112442</text:p>
          </table:table-cell>
          <table:table-cell table:formula="of:=FREQUENCY([.B$14:.B$1013];[.B620])/1000" office:value-type="float" office:value="0.607">
            <text:p>0,607</text:p>
          </table:table-cell>
          <table:table-cell table:formula="of:=IF(AND([.E$6]&lt;=[.B620];[.B620]&lt;=[.E$7]);([.B620]-[.E$6])^2/([.E$8]-[.E$6])*([.E$7]-[.E$6]);1-(([.E$8]-[.B620])^2/([.E$8]-[.E$6])*([.E$8]-[.E$7])))" office:value-type="float" office:value="-9.21468539677436">
            <text:p>-9,2146853968</text:p>
          </table:table-cell>
          <table:table-cell table:formula="of:=([.D620]-[.C620])" office:value-type="float" office:value="-9.82168539677436">
            <text:p>-9,8216853968</text:p>
          </table:table-cell>
          <table:table-cell table:formula="of:=([.D620]-[.C619])" office:value-type="float" office:value="-9.82068539677436">
            <text:p>-9,8206853968</text:p>
          </table:table-cell>
          <table:table-cell/>
        </table:table-row>
        <table:table-row table:style-name="ro1">
          <table:table-cell office:value-type="float" office:value="4.67516708968">
            <text:p>4,6751670897</text:p>
          </table:table-cell>
          <table:table-cell office:value-type="float" office:value="5.50806272636">
            <text:p>5,5080627264</text:p>
          </table:table-cell>
          <table:table-cell table:formula="of:=FREQUENCY([.B$14:.B$1013];[.B621])/1000" office:value-type="float" office:value="0.608">
            <text:p>0,608</text:p>
          </table:table-cell>
          <table:table-cell table:formula="of:=IF(AND([.E$6]&lt;=[.B621];[.B621]&lt;=[.E$7]);([.B621]-[.E$6])^2/([.E$8]-[.E$6])*([.E$7]-[.E$6]);1-(([.E$8]-[.B621])^2/([.E$8]-[.E$6])*([.E$8]-[.E$7])))" office:value-type="float" office:value="-9.16135493586363">
            <text:p>-9,1613549359</text:p>
          </table:table-cell>
          <table:table-cell table:formula="of:=([.D621]-[.C621])" office:value-type="float" office:value="-9.76935493586363">
            <text:p>-9,7693549359</text:p>
          </table:table-cell>
          <table:table-cell table:formula="of:=([.D621]-[.C620])" office:value-type="float" office:value="-9.76835493586363">
            <text:p>-9,7683549359</text:p>
          </table:table-cell>
          <table:table-cell/>
        </table:table-row>
        <table:table-row table:style-name="ro1">
          <table:table-cell office:value-type="float" office:value="5.22111222844">
            <text:p>5,2211122284</text:p>
          </table:table-cell>
          <table:table-cell office:value-type="float" office:value="5.50872474847">
            <text:p>5,5087247485</text:p>
          </table:table-cell>
          <table:table-cell table:formula="of:=FREQUENCY([.B$14:.B$1013];[.B622])/1000" office:value-type="float" office:value="0.609">
            <text:p>0,609</text:p>
          </table:table-cell>
          <table:table-cell table:formula="of:=IF(AND([.E$6]&lt;=[.B622];[.B622]&lt;=[.E$7]);([.B622]-[.E$6])^2/([.E$8]-[.E$6])*([.E$7]-[.E$6]);1-(([.E$8]-[.B622])^2/([.E$8]-[.E$6])*([.E$8]-[.E$7])))" office:value-type="float" office:value="-9.15750240162156">
            <text:p>-9,1575024016</text:p>
          </table:table-cell>
          <table:table-cell table:formula="of:=([.D622]-[.C622])" office:value-type="float" office:value="-9.76650240162156">
            <text:p>-9,7665024016</text:p>
          </table:table-cell>
          <table:table-cell table:formula="of:=([.D622]-[.C621])" office:value-type="float" office:value="-9.76550240162156">
            <text:p>-9,7655024016</text:p>
          </table:table-cell>
          <table:table-cell/>
        </table:table-row>
        <table:table-row table:style-name="ro1">
          <table:table-cell office:value-type="float" office:value="5.84505072588">
            <text:p>5,8450507259</text:p>
          </table:table-cell>
          <table:table-cell office:value-type="float" office:value="5.51663654752">
            <text:p>5,5166365475</text:p>
          </table:table-cell>
          <table:table-cell table:formula="of:=FREQUENCY([.B$14:.B$1013];[.B623])/1000" office:value-type="float" office:value="0.61">
            <text:p>0,61</text:p>
          </table:table-cell>
          <table:table-cell table:formula="of:=IF(AND([.E$6]&lt;=[.B623];[.B623]&lt;=[.E$7]);([.B623]-[.E$6])^2/([.E$8]-[.E$6])*([.E$7]-[.E$6]);1-(([.E$8]-[.B623])^2/([.E$8]-[.E$6])*([.E$8]-[.E$7])))" office:value-type="float" office:value="-9.11151745172782">
            <text:p>-9,1115174517</text:p>
          </table:table-cell>
          <table:table-cell table:formula="of:=([.D623]-[.C623])" office:value-type="float" office:value="-9.72151745172782">
            <text:p>-9,7215174517</text:p>
          </table:table-cell>
          <table:table-cell table:formula="of:=([.D623]-[.C622])" office:value-type="float" office:value="-9.72051745172782">
            <text:p>-9,7205174517</text:p>
          </table:table-cell>
          <table:table-cell/>
        </table:table-row>
        <table:table-row table:style-name="ro1">
          <table:table-cell office:value-type="float" office:value="5.11223313735">
            <text:p>5,1122331374</text:p>
          </table:table-cell>
          <table:table-cell office:value-type="float" office:value="5.52353741742">
            <text:p>5,5235374174</text:p>
          </table:table-cell>
          <table:table-cell table:formula="of:=FREQUENCY([.B$14:.B$1013];[.B624])/1000" office:value-type="float" office:value="0.611">
            <text:p>0,611</text:p>
          </table:table-cell>
          <table:table-cell table:formula="of:=IF(AND([.E$6]&lt;=[.B624];[.B624]&lt;=[.E$7]);([.B624]-[.E$6])^2/([.E$8]-[.E$6])*([.E$7]-[.E$6]);1-(([.E$8]-[.B624])^2/([.E$8]-[.E$6])*([.E$8]-[.E$7])))" office:value-type="float" office:value="-9.07149340673234">
            <text:p>-9,0714934067</text:p>
          </table:table-cell>
          <table:table-cell table:formula="of:=([.D624]-[.C624])" office:value-type="float" office:value="-9.68249340673234">
            <text:p>-9,6824934067</text:p>
          </table:table-cell>
          <table:table-cell table:formula="of:=([.D624]-[.C623])" office:value-type="float" office:value="-9.68149340673233">
            <text:p>-9,6814934067</text:p>
          </table:table-cell>
          <table:table-cell/>
        </table:table-row>
        <table:table-row table:style-name="ro1">
          <table:table-cell office:value-type="float" office:value="3.74083377601">
            <text:p>3,740833776</text:p>
          </table:table-cell>
          <table:table-cell office:value-type="float" office:value="5.53199264384">
            <text:p>5,5319926438</text:p>
          </table:table-cell>
          <table:table-cell table:formula="of:=FREQUENCY([.B$14:.B$1013];[.B625])/1000" office:value-type="float" office:value="0.612">
            <text:p>0,612</text:p>
          </table:table-cell>
          <table:table-cell table:formula="of:=IF(AND([.E$6]&lt;=[.B625];[.B625]&lt;=[.E$7]);([.B625]-[.E$6])^2/([.E$8]-[.E$6])*([.E$7]-[.E$6]);1-(([.E$8]-[.B625])^2/([.E$8]-[.E$6])*([.E$8]-[.E$7])))" office:value-type="float" office:value="-9.0225625186499">
            <text:p>-9,0225625186</text:p>
          </table:table-cell>
          <table:table-cell table:formula="of:=([.D625]-[.C625])" office:value-type="float" office:value="-9.6345625186499">
            <text:p>-9,6345625186</text:p>
          </table:table-cell>
          <table:table-cell table:formula="of:=([.D625]-[.C624])" office:value-type="float" office:value="-9.6335625186499">
            <text:p>-9,6335625186</text:p>
          </table:table-cell>
          <table:table-cell/>
        </table:table-row>
        <table:table-row table:style-name="ro1">
          <table:table-cell office:value-type="float" office:value="3.8714209232">
            <text:p>3,8714209232</text:p>
          </table:table-cell>
          <table:table-cell office:value-type="float" office:value="5.54582901564">
            <text:p>5,5458290156</text:p>
          </table:table-cell>
          <table:table-cell table:formula="of:=FREQUENCY([.B$14:.B$1013];[.B626])/1000" office:value-type="float" office:value="0.613">
            <text:p>0,613</text:p>
          </table:table-cell>
          <table:table-cell table:formula="of:=IF(AND([.E$6]&lt;=[.B626];[.B626]&lt;=[.E$7]);([.B626]-[.E$6])^2/([.E$8]-[.E$6])*([.E$7]-[.E$6]);1-(([.E$8]-[.B626])^2/([.E$8]-[.E$6])*([.E$8]-[.E$7])))" office:value-type="float" office:value="-8.94274765766211">
            <text:p>-8,9427476577</text:p>
          </table:table-cell>
          <table:table-cell table:formula="of:=([.D626]-[.C626])" office:value-type="float" office:value="-9.55574765766211">
            <text:p>-9,5557476577</text:p>
          </table:table-cell>
          <table:table-cell table:formula="of:=([.D626]-[.C625])" office:value-type="float" office:value="-9.55474765766211">
            <text:p>-9,5547476577</text:p>
          </table:table-cell>
          <table:table-cell/>
        </table:table-row>
        <table:table-row table:style-name="ro1">
          <table:table-cell office:value-type="float" office:value="4.87935752686">
            <text:p>4,8793575269</text:p>
          </table:table-cell>
          <table:table-cell office:value-type="float" office:value="5.54873001383">
            <text:p>5,5487300138</text:p>
          </table:table-cell>
          <table:table-cell table:formula="of:=FREQUENCY([.B$14:.B$1013];[.B627])/1000" office:value-type="float" office:value="0.614">
            <text:p>0,614</text:p>
          </table:table-cell>
          <table:table-cell table:formula="of:=IF(AND([.E$6]&lt;=[.B627];[.B627]&lt;=[.E$7]);([.B627]-[.E$6])^2/([.E$8]-[.E$6])*([.E$7]-[.E$6]);1-(([.E$8]-[.B627])^2/([.E$8]-[.E$6])*([.E$8]-[.E$7])))" office:value-type="float" office:value="-8.92605376453156">
            <text:p>-8,9260537645</text:p>
          </table:table-cell>
          <table:table-cell table:formula="of:=([.D627]-[.C627])" office:value-type="float" office:value="-9.54005376453156">
            <text:p>-9,5400537645</text:p>
          </table:table-cell>
          <table:table-cell table:formula="of:=([.D627]-[.C626])" office:value-type="float" office:value="-9.53905376453156">
            <text:p>-9,5390537645</text:p>
          </table:table-cell>
          <table:table-cell/>
        </table:table-row>
        <table:table-row table:style-name="ro1">
          <table:table-cell office:value-type="float" office:value="3.90977484815">
            <text:p>3,9097748482</text:p>
          </table:table-cell>
          <table:table-cell office:value-type="float" office:value="5.55315207268">
            <text:p>5,5531520727</text:p>
          </table:table-cell>
          <table:table-cell table:formula="of:=FREQUENCY([.B$14:.B$1013];[.B628])/1000" office:value-type="float" office:value="0.615">
            <text:p>0,615</text:p>
          </table:table-cell>
          <table:table-cell table:formula="of:=IF(AND([.E$6]&lt;=[.B628];[.B628]&lt;=[.E$7]);([.B628]-[.E$6])^2/([.E$8]-[.E$6])*([.E$7]-[.E$6]);1-(([.E$8]-[.B628])^2/([.E$8]-[.E$6])*([.E$8]-[.E$7])))" office:value-type="float" office:value="-8.90063386172515">
            <text:p>-8,9006338617</text:p>
          </table:table-cell>
          <table:table-cell table:formula="of:=([.D628]-[.C628])" office:value-type="float" office:value="-9.51563386172515">
            <text:p>-9,5156338617</text:p>
          </table:table-cell>
          <table:table-cell table:formula="of:=([.D628]-[.C627])" office:value-type="float" office:value="-9.51463386172515">
            <text:p>-9,5146338617</text:p>
          </table:table-cell>
          <table:table-cell/>
        </table:table-row>
        <table:table-row table:style-name="ro1">
          <table:table-cell office:value-type="float" office:value="5.77244532649">
            <text:p>5,7724453265</text:p>
          </table:table-cell>
          <table:table-cell office:value-type="float" office:value="5.55640998583">
            <text:p>5,5564099858</text:p>
          </table:table-cell>
          <table:table-cell table:formula="of:=FREQUENCY([.B$14:.B$1013];[.B629])/1000" office:value-type="float" office:value="0.616">
            <text:p>0,616</text:p>
          </table:table-cell>
          <table:table-cell table:formula="of:=IF(AND([.E$6]&lt;=[.B629];[.B629]&lt;=[.E$7]);([.B629]-[.E$6])^2/([.E$8]-[.E$6])*([.E$7]-[.E$6]);1-(([.E$8]-[.B629])^2/([.E$8]-[.E$6])*([.E$8]-[.E$7])))" office:value-type="float" office:value="-8.88192682140945">
            <text:p>-8,8819268214</text:p>
          </table:table-cell>
          <table:table-cell table:formula="of:=([.D629]-[.C629])" office:value-type="float" office:value="-9.49792682140945">
            <text:p>-9,4979268214</text:p>
          </table:table-cell>
          <table:table-cell table:formula="of:=([.D629]-[.C628])" office:value-type="float" office:value="-9.49692682140945">
            <text:p>-9,4969268214</text:p>
          </table:table-cell>
          <table:table-cell/>
        </table:table-row>
        <table:table-row table:style-name="ro1">
          <table:table-cell office:value-type="float" office:value="7.64288052942">
            <text:p>7,6428805294</text:p>
          </table:table-cell>
          <table:table-cell office:value-type="float" office:value="5.55653565714">
            <text:p>5,5565356571</text:p>
          </table:table-cell>
          <table:table-cell table:formula="of:=FREQUENCY([.B$14:.B$1013];[.B630])/1000" office:value-type="float" office:value="0.617">
            <text:p>0,617</text:p>
          </table:table-cell>
          <table:table-cell table:formula="of:=IF(AND([.E$6]&lt;=[.B630];[.B630]&lt;=[.E$7]);([.B630]-[.E$6])^2/([.E$8]-[.E$6])*([.E$7]-[.E$6]);1-(([.E$8]-[.B630])^2/([.E$8]-[.E$6])*([.E$8]-[.E$7])))" office:value-type="float" office:value="-8.88120556712355">
            <text:p>-8,8812055671</text:p>
          </table:table-cell>
          <table:table-cell table:formula="of:=([.D630]-[.C630])" office:value-type="float" office:value="-9.49820556712355">
            <text:p>-9,4982055671</text:p>
          </table:table-cell>
          <table:table-cell table:formula="of:=([.D630]-[.C629])" office:value-type="float" office:value="-9.49720556712355">
            <text:p>-9,4972055671</text:p>
          </table:table-cell>
          <table:table-cell/>
        </table:table-row>
        <table:table-row table:style-name="ro1">
          <table:table-cell office:value-type="float" office:value="5.69266450229">
            <text:p>5,6926645023</text:p>
          </table:table-cell>
          <table:table-cell office:value-type="float" office:value="5.55809138907">
            <text:p>5,5580913891</text:p>
          </table:table-cell>
          <table:table-cell table:formula="of:=FREQUENCY([.B$14:.B$1013];[.B631])/1000" office:value-type="float" office:value="0.618">
            <text:p>0,618</text:p>
          </table:table-cell>
          <table:table-cell table:formula="of:=IF(AND([.E$6]&lt;=[.B631];[.B631]&lt;=[.E$7]);([.B631]-[.E$6])^2/([.E$8]-[.E$6])*([.E$7]-[.E$6]);1-(([.E$8]-[.B631])^2/([.E$8]-[.E$6])*([.E$8]-[.E$7])))" office:value-type="float" office:value="-8.87227907166173">
            <text:p>-8,8722790717</text:p>
          </table:table-cell>
          <table:table-cell table:formula="of:=([.D631]-[.C631])" office:value-type="float" office:value="-9.49027907166173">
            <text:p>-9,4902790717</text:p>
          </table:table-cell>
          <table:table-cell table:formula="of:=([.D631]-[.C630])" office:value-type="float" office:value="-9.48927907166173">
            <text:p>-9,4892790717</text:p>
          </table:table-cell>
          <table:table-cell/>
        </table:table-row>
        <table:table-row table:style-name="ro1">
          <table:table-cell office:value-type="float" office:value="4.47191052163">
            <text:p>4,4719105216</text:p>
          </table:table-cell>
          <table:table-cell office:value-type="float" office:value="5.55880551701">
            <text:p>5,558805517</text:p>
          </table:table-cell>
          <table:table-cell table:formula="of:=FREQUENCY([.B$14:.B$1013];[.B632])/1000" office:value-type="float" office:value="0.619">
            <text:p>0,619</text:p>
          </table:table-cell>
          <table:table-cell table:formula="of:=IF(AND([.E$6]&lt;=[.B632];[.B632]&lt;=[.E$7]);([.B632]-[.E$6])^2/([.E$8]-[.E$6])*([.E$7]-[.E$6]);1-(([.E$8]-[.B632])^2/([.E$8]-[.E$6])*([.E$8]-[.E$7])))" office:value-type="float" office:value="-8.86818289146735">
            <text:p>-8,8681828915</text:p>
          </table:table-cell>
          <table:table-cell table:formula="of:=([.D632]-[.C632])" office:value-type="float" office:value="-9.48718289146735">
            <text:p>-9,4871828915</text:p>
          </table:table-cell>
          <table:table-cell table:formula="of:=([.D632]-[.C631])" office:value-type="float" office:value="-9.48618289146735">
            <text:p>-9,4861828915</text:p>
          </table:table-cell>
          <table:table-cell/>
        </table:table-row>
        <table:table-row table:style-name="ro1">
          <table:table-cell office:value-type="float" office:value="6.7311184711">
            <text:p>6,7311184711</text:p>
          </table:table-cell>
          <table:table-cell office:value-type="float" office:value="5.56191484405">
            <text:p>5,5619148441</text:p>
          </table:table-cell>
          <table:table-cell table:formula="of:=FREQUENCY([.B$14:.B$1013];[.B633])/1000" office:value-type="float" office:value="0.62">
            <text:p>0,62</text:p>
          </table:table-cell>
          <table:table-cell table:formula="of:=IF(AND([.E$6]&lt;=[.B633];[.B633]&lt;=[.E$7]);([.B633]-[.E$6])^2/([.E$8]-[.E$6])*([.E$7]-[.E$6]);1-(([.E$8]-[.B633])^2/([.E$8]-[.E$6])*([.E$8]-[.E$7])))" office:value-type="float" office:value="-8.85035794963645">
            <text:p>-8,8503579496</text:p>
          </table:table-cell>
          <table:table-cell table:formula="of:=([.D633]-[.C633])" office:value-type="float" office:value="-9.47035794963645">
            <text:p>-9,4703579496</text:p>
          </table:table-cell>
          <table:table-cell table:formula="of:=([.D633]-[.C632])" office:value-type="float" office:value="-9.46935794963645">
            <text:p>-9,4693579496</text:p>
          </table:table-cell>
          <table:table-cell/>
        </table:table-row>
        <table:table-row table:style-name="ro1">
          <table:table-cell office:value-type="float" office:value="7.0720290226">
            <text:p>7,0720290226</text:p>
          </table:table-cell>
          <table:table-cell office:value-type="float" office:value="5.56534190024">
            <text:p>5,5653419002</text:p>
          </table:table-cell>
          <table:table-cell table:formula="of:=FREQUENCY([.B$14:.B$1013];[.B634])/1000" office:value-type="float" office:value="0.621">
            <text:p>0,621</text:p>
          </table:table-cell>
          <table:table-cell table:formula="of:=IF(AND([.E$6]&lt;=[.B634];[.B634]&lt;=[.E$7]);([.B634]-[.E$6])^2/([.E$8]-[.E$6])*([.E$7]-[.E$6]);1-(([.E$8]-[.B634])^2/([.E$8]-[.E$6])*([.E$8]-[.E$7])))" office:value-type="float" office:value="-8.83073021853915">
            <text:p>-8,8307302185</text:p>
          </table:table-cell>
          <table:table-cell table:formula="of:=([.D634]-[.C634])" office:value-type="float" office:value="-9.45173021853915">
            <text:p>-9,4517302185</text:p>
          </table:table-cell>
          <table:table-cell table:formula="of:=([.D634]-[.C633])" office:value-type="float" office:value="-9.45073021853914">
            <text:p>-9,4507302185</text:p>
          </table:table-cell>
          <table:table-cell/>
        </table:table-row>
        <table:table-row table:style-name="ro1">
          <table:table-cell office:value-type="float" office:value="5.66780841882">
            <text:p>5,6678084188</text:p>
          </table:table-cell>
          <table:table-cell office:value-type="float" office:value="5.56766480421">
            <text:p>5,5676648042</text:p>
          </table:table-cell>
          <table:table-cell table:formula="of:=FREQUENCY([.B$14:.B$1013];[.B635])/1000" office:value-type="float" office:value="0.622">
            <text:p>0,622</text:p>
          </table:table-cell>
          <table:table-cell table:formula="of:=IF(AND([.E$6]&lt;=[.B635];[.B635]&lt;=[.E$7]);([.B635]-[.E$6])^2/([.E$8]-[.E$6])*([.E$7]-[.E$6]);1-(([.E$8]-[.B635])^2/([.E$8]-[.E$6])*([.E$8]-[.E$7])))" office:value-type="float" office:value="-8.81743741354898">
            <text:p>-8,8174374135</text:p>
          </table:table-cell>
          <table:table-cell table:formula="of:=([.D635]-[.C635])" office:value-type="float" office:value="-9.43943741354898">
            <text:p>-9,4394374135</text:p>
          </table:table-cell>
          <table:table-cell table:formula="of:=([.D635]-[.C634])" office:value-type="float" office:value="-9.43843741354898">
            <text:p>-9,4384374135</text:p>
          </table:table-cell>
          <table:table-cell/>
        </table:table-row>
        <table:table-row table:style-name="ro1">
          <table:table-cell office:value-type="float" office:value="7.61260352051">
            <text:p>7,6126035205</text:p>
          </table:table-cell>
          <table:table-cell office:value-type="float" office:value="5.57483717242">
            <text:p>5,5748371724</text:p>
          </table:table-cell>
          <table:table-cell table:formula="of:=FREQUENCY([.B$14:.B$1013];[.B636])/1000" office:value-type="float" office:value="0.623">
            <text:p>0,623</text:p>
          </table:table-cell>
          <table:table-cell table:formula="of:=IF(AND([.E$6]&lt;=[.B636];[.B636]&lt;=[.E$7]);([.B636]-[.E$6])^2/([.E$8]-[.E$6])*([.E$7]-[.E$6]);1-(([.E$8]-[.B636])^2/([.E$8]-[.E$6])*([.E$8]-[.E$7])))" office:value-type="float" office:value="-8.77645032952985">
            <text:p>-8,7764503295</text:p>
          </table:table-cell>
          <table:table-cell table:formula="of:=([.D636]-[.C636])" office:value-type="float" office:value="-9.39945032952985">
            <text:p>-9,3994503295</text:p>
          </table:table-cell>
          <table:table-cell table:formula="of:=([.D636]-[.C635])" office:value-type="float" office:value="-9.39845032952985">
            <text:p>-9,3984503295</text:p>
          </table:table-cell>
          <table:table-cell/>
        </table:table-row>
        <table:table-row table:style-name="ro1">
          <table:table-cell office:value-type="float" office:value="4.61440765593">
            <text:p>4,6144076559</text:p>
          </table:table-cell>
          <table:table-cell office:value-type="float" office:value="5.57728058752">
            <text:p>5,5772805875</text:p>
          </table:table-cell>
          <table:table-cell table:formula="of:=FREQUENCY([.B$14:.B$1013];[.B637])/1000" office:value-type="float" office:value="0.624">
            <text:p>0,624</text:p>
          </table:table-cell>
          <table:table-cell table:formula="of:=IF(AND([.E$6]&lt;=[.B637];[.B637]&lt;=[.E$7]);([.B637]-[.E$6])^2/([.E$8]-[.E$6])*([.E$7]-[.E$6]);1-(([.E$8]-[.B637])^2/([.E$8]-[.E$6])*([.E$8]-[.E$7])))" office:value-type="float" office:value="-8.7625068138062">
            <text:p>-8,7625068138</text:p>
          </table:table-cell>
          <table:table-cell table:formula="of:=([.D637]-[.C637])" office:value-type="float" office:value="-9.3865068138062">
            <text:p>-9,3865068138</text:p>
          </table:table-cell>
          <table:table-cell table:formula="of:=([.D637]-[.C636])" office:value-type="float" office:value="-9.3855068138062">
            <text:p>-9,3855068138</text:p>
          </table:table-cell>
          <table:table-cell/>
        </table:table-row>
        <table:table-row table:style-name="ro1">
          <table:table-cell office:value-type="float" office:value="5.21340736041">
            <text:p>5,2134073604</text:p>
          </table:table-cell>
          <table:table-cell office:value-type="float" office:value="5.57932611604">
            <text:p>5,579326116</text:p>
          </table:table-cell>
          <table:table-cell table:formula="of:=FREQUENCY([.B$14:.B$1013];[.B638])/1000" office:value-type="float" office:value="0.625">
            <text:p>0,625</text:p>
          </table:table-cell>
          <table:table-cell table:formula="of:=IF(AND([.E$6]&lt;=[.B638];[.B638]&lt;=[.E$7]);([.B638]-[.E$6])^2/([.E$8]-[.E$6])*([.E$7]-[.E$6]);1-(([.E$8]-[.B638])^2/([.E$8]-[.E$6])*([.E$8]-[.E$7])))" office:value-type="float" office:value="-8.750841517005">
            <text:p>-8,750841517</text:p>
          </table:table-cell>
          <table:table-cell table:formula="of:=([.D638]-[.C638])" office:value-type="float" office:value="-9.375841517005">
            <text:p>-9,375841517</text:p>
          </table:table-cell>
          <table:table-cell table:formula="of:=([.D638]-[.C637])" office:value-type="float" office:value="-9.374841517005">
            <text:p>-9,374841517</text:p>
          </table:table-cell>
          <table:table-cell/>
        </table:table-row>
        <table:table-row table:style-name="ro1">
          <table:table-cell office:value-type="float" office:value="7.03548483683">
            <text:p>7,0354848368</text:p>
          </table:table-cell>
          <table:table-cell office:value-type="float" office:value="5.58387984773">
            <text:p>5,5838798477</text:p>
          </table:table-cell>
          <table:table-cell table:formula="of:=FREQUENCY([.B$14:.B$1013];[.B639])/1000" office:value-type="float" office:value="0.626">
            <text:p>0,626</text:p>
          </table:table-cell>
          <table:table-cell table:formula="of:=IF(AND([.E$6]&lt;=[.B639];[.B639]&lt;=[.E$7]);([.B639]-[.E$6])^2/([.E$8]-[.E$6])*([.E$7]-[.E$6]);1-(([.E$8]-[.B639])^2/([.E$8]-[.E$6])*([.E$8]-[.E$7])))" office:value-type="float" office:value="-8.72489741228768">
            <text:p>-8,7248974123</text:p>
          </table:table-cell>
          <table:table-cell table:formula="of:=([.D639]-[.C639])" office:value-type="float" office:value="-9.35089741228768">
            <text:p>-9,3508974123</text:p>
          </table:table-cell>
          <table:table-cell table:formula="of:=([.D639]-[.C638])" office:value-type="float" office:value="-9.34989741228768">
            <text:p>-9,3498974123</text:p>
          </table:table-cell>
          <table:table-cell/>
        </table:table-row>
        <table:table-row table:style-name="ro1">
          <table:table-cell office:value-type="float" office:value="4.90594583683">
            <text:p>4,9059458368</text:p>
          </table:table-cell>
          <table:table-cell office:value-type="float" office:value="5.58729048104">
            <text:p>5,587290481</text:p>
          </table:table-cell>
          <table:table-cell table:formula="of:=FREQUENCY([.B$14:.B$1013];[.B640])/1000" office:value-type="float" office:value="0.627">
            <text:p>0,627</text:p>
          </table:table-cell>
          <table:table-cell table:formula="of:=IF(AND([.E$6]&lt;=[.B640];[.B640]&lt;=[.E$7]);([.B640]-[.E$6])^2/([.E$8]-[.E$6])*([.E$7]-[.E$6]);1-(([.E$8]-[.B640])^2/([.E$8]-[.E$6])*([.E$8]-[.E$7])))" office:value-type="float" office:value="-8.70548855066683">
            <text:p>-8,7054885507</text:p>
          </table:table-cell>
          <table:table-cell table:formula="of:=([.D640]-[.C640])" office:value-type="float" office:value="-9.33248855066683">
            <text:p>-9,3324885507</text:p>
          </table:table-cell>
          <table:table-cell table:formula="of:=([.D640]-[.C639])" office:value-type="float" office:value="-9.33148855066683">
            <text:p>-9,3314885507</text:p>
          </table:table-cell>
          <table:table-cell/>
        </table:table-row>
        <table:table-row table:style-name="ro1">
          <table:table-cell office:value-type="float" office:value="7.22531204856">
            <text:p>7,2253120486</text:p>
          </table:table-cell>
          <table:table-cell office:value-type="float" office:value="5.59427043768">
            <text:p>5,5942704377</text:p>
          </table:table-cell>
          <table:table-cell table:formula="of:=FREQUENCY([.B$14:.B$1013];[.B641])/1000" office:value-type="float" office:value="0.628">
            <text:p>0,628</text:p>
          </table:table-cell>
          <table:table-cell table:formula="of:=IF(AND([.E$6]&lt;=[.B641];[.B641]&lt;=[.E$7]);([.B641]-[.E$6])^2/([.E$8]-[.E$6])*([.E$7]-[.E$6]);1-(([.E$8]-[.B641])^2/([.E$8]-[.E$6])*([.E$8]-[.E$7])))" office:value-type="float" office:value="-8.66582820971698">
            <text:p>-8,6658282097</text:p>
          </table:table-cell>
          <table:table-cell table:formula="of:=([.D641]-[.C641])" office:value-type="float" office:value="-9.29382820971698">
            <text:p>-9,2938282097</text:p>
          </table:table-cell>
          <table:table-cell table:formula="of:=([.D641]-[.C640])" office:value-type="float" office:value="-9.29282820971699">
            <text:p>-9,2928282097</text:p>
          </table:table-cell>
          <table:table-cell/>
        </table:table-row>
        <table:table-row table:style-name="ro1">
          <table:table-cell office:value-type="float" office:value="7.58384322879">
            <text:p>7,5838432288</text:p>
          </table:table-cell>
          <table:table-cell office:value-type="float" office:value="5.59605757455">
            <text:p>5,5960575746</text:p>
          </table:table-cell>
          <table:table-cell table:formula="of:=FREQUENCY([.B$14:.B$1013];[.B642])/1000" office:value-type="float" office:value="0.629">
            <text:p>0,629</text:p>
          </table:table-cell>
          <table:table-cell table:formula="of:=IF(AND([.E$6]&lt;=[.B642];[.B642]&lt;=[.E$7]);([.B642]-[.E$6])^2/([.E$8]-[.E$6])*([.E$7]-[.E$6]);1-(([.E$8]-[.B642])^2/([.E$8]-[.E$6])*([.E$8]-[.E$7])))" office:value-type="float" office:value="-8.65568669648203">
            <text:p>-8,6556866965</text:p>
          </table:table-cell>
          <table:table-cell table:formula="of:=([.D642]-[.C642])" office:value-type="float" office:value="-9.28468669648203">
            <text:p>-9,2846866965</text:p>
          </table:table-cell>
          <table:table-cell table:formula="of:=([.D642]-[.C641])" office:value-type="float" office:value="-9.28368669648203">
            <text:p>-9,2836866965</text:p>
          </table:table-cell>
          <table:table-cell/>
        </table:table-row>
        <table:table-row table:style-name="ro1">
          <table:table-cell office:value-type="float" office:value="6.71446305572">
            <text:p>6,7144630557</text:p>
          </table:table-cell>
          <table:table-cell office:value-type="float" office:value="5.59842734258">
            <text:p>5,5984273426</text:p>
          </table:table-cell>
          <table:table-cell table:formula="of:=FREQUENCY([.B$14:.B$1013];[.B643])/1000" office:value-type="float" office:value="0.63">
            <text:p>0,63</text:p>
          </table:table-cell>
          <table:table-cell table:formula="of:=IF(AND([.E$6]&lt;=[.B643];[.B643]&lt;=[.E$7]);([.B643]-[.E$6])^2/([.E$8]-[.E$6])*([.E$7]-[.E$6]);1-(([.E$8]-[.B643])^2/([.E$8]-[.E$6])*([.E$8]-[.E$7])))" office:value-type="float" office:value="-8.64224711975614">
            <text:p>-8,6422471198</text:p>
          </table:table-cell>
          <table:table-cell table:formula="of:=([.D643]-[.C643])" office:value-type="float" office:value="-9.27224711975614">
            <text:p>-9,2722471198</text:p>
          </table:table-cell>
          <table:table-cell table:formula="of:=([.D643]-[.C642])" office:value-type="float" office:value="-9.27124711975613">
            <text:p>-9,2712471198</text:p>
          </table:table-cell>
          <table:table-cell/>
        </table:table-row>
        <table:table-row table:style-name="ro1">
          <table:table-cell office:value-type="float" office:value="3.5587604227">
            <text:p>3,5587604227</text:p>
          </table:table-cell>
          <table:table-cell office:value-type="float" office:value="5.60167252933">
            <text:p>5,6016725293</text:p>
          </table:table-cell>
          <table:table-cell table:formula="of:=FREQUENCY([.B$14:.B$1013];[.B644])/1000" office:value-type="float" office:value="0.631">
            <text:p>0,631</text:p>
          </table:table-cell>
          <table:table-cell table:formula="of:=IF(AND([.E$6]&lt;=[.B644];[.B644]&lt;=[.E$7]);([.B644]-[.E$6])^2/([.E$8]-[.E$6])*([.E$7]-[.E$6]);1-(([.E$8]-[.B644])^2/([.E$8]-[.E$6])*([.E$8]-[.E$7])))" office:value-type="float" office:value="-8.62385799825863">
            <text:p>-8,6238579983</text:p>
          </table:table-cell>
          <table:table-cell table:formula="of:=([.D644]-[.C644])" office:value-type="float" office:value="-9.25485799825863">
            <text:p>-9,2548579983</text:p>
          </table:table-cell>
          <table:table-cell table:formula="of:=([.D644]-[.C643])" office:value-type="float" office:value="-9.25385799825863">
            <text:p>-9,2538579983</text:p>
          </table:table-cell>
          <table:table-cell/>
        </table:table-row>
        <table:table-row table:style-name="ro1">
          <table:table-cell office:value-type="float" office:value="4.27865800355">
            <text:p>4,2786580036</text:p>
          </table:table-cell>
          <table:table-cell office:value-type="float" office:value="5.60794790894">
            <text:p>5,6079479089</text:p>
          </table:table-cell>
          <table:table-cell table:formula="of:=FREQUENCY([.B$14:.B$1013];[.B645])/1000" office:value-type="float" office:value="0.632">
            <text:p>0,632</text:p>
          </table:table-cell>
          <table:table-cell table:formula="of:=IF(AND([.E$6]&lt;=[.B645];[.B645]&lt;=[.E$7]);([.B645]-[.E$6])^2/([.E$8]-[.E$6])*([.E$7]-[.E$6]);1-(([.E$8]-[.B645])^2/([.E$8]-[.E$6])*([.E$8]-[.E$7])))" office:value-type="float" office:value="-8.58834782372043">
            <text:p>-8,5883478237</text:p>
          </table:table-cell>
          <table:table-cell table:formula="of:=([.D645]-[.C645])" office:value-type="float" office:value="-9.22034782372043">
            <text:p>-9,2203478237</text:p>
          </table:table-cell>
          <table:table-cell table:formula="of:=([.D645]-[.C644])" office:value-type="float" office:value="-9.21934782372043">
            <text:p>-9,2193478237</text:p>
          </table:table-cell>
          <table:table-cell/>
        </table:table-row>
        <table:table-row table:style-name="ro1">
          <table:table-cell office:value-type="float" office:value="4.99809626009">
            <text:p>4,9980962601</text:p>
          </table:table-cell>
          <table:table-cell office:value-type="float" office:value="5.61789439847">
            <text:p>5,6178943985</text:p>
          </table:table-cell>
          <table:table-cell table:formula="of:=FREQUENCY([.B$14:.B$1013];[.B646])/1000" office:value-type="float" office:value="0.633">
            <text:p>0,633</text:p>
          </table:table-cell>
          <table:table-cell table:formula="of:=IF(AND([.E$6]&lt;=[.B646];[.B646]&lt;=[.E$7]);([.B646]-[.E$6])^2/([.E$8]-[.E$6])*([.E$7]-[.E$6]);1-(([.E$8]-[.B646])^2/([.E$8]-[.E$6])*([.E$8]-[.E$7])))" office:value-type="float" office:value="-8.53219858325051">
            <text:p>-8,5321985833</text:p>
          </table:table-cell>
          <table:table-cell table:formula="of:=([.D646]-[.C646])" office:value-type="float" office:value="-9.1651985832505">
            <text:p>-9,1651985833</text:p>
          </table:table-cell>
          <table:table-cell table:formula="of:=([.D646]-[.C645])" office:value-type="float" office:value="-9.1641985832505">
            <text:p>-9,1641985833</text:p>
          </table:table-cell>
          <table:table-cell/>
        </table:table-row>
        <table:table-row table:style-name="ro1">
          <table:table-cell office:value-type="float" office:value="8.1070229576">
            <text:p>8,1070229576</text:p>
          </table:table-cell>
          <table:table-cell office:value-type="float" office:value="5.61981960287">
            <text:p>5,6198196029</text:p>
          </table:table-cell>
          <table:table-cell table:formula="of:=FREQUENCY([.B$14:.B$1013];[.B647])/1000" office:value-type="float" office:value="0.634">
            <text:p>0,634</text:p>
          </table:table-cell>
          <table:table-cell table:formula="of:=IF(AND([.E$6]&lt;=[.B647];[.B647]&lt;=[.E$7]);([.B647]-[.E$6])^2/([.E$8]-[.E$6])*([.E$7]-[.E$6]);1-(([.E$8]-[.B647])^2/([.E$8]-[.E$6])*([.E$8]-[.E$7])))" office:value-type="float" office:value="-8.52134959761827">
            <text:p>-8,5213495976</text:p>
          </table:table-cell>
          <table:table-cell table:formula="of:=([.D647]-[.C647])" office:value-type="float" office:value="-9.15534959761827">
            <text:p>-9,1553495976</text:p>
          </table:table-cell>
          <table:table-cell table:formula="of:=([.D647]-[.C646])" office:value-type="float" office:value="-9.15434959761827">
            <text:p>-9,1543495976</text:p>
          </table:table-cell>
          <table:table-cell/>
        </table:table-row>
        <table:table-row table:style-name="ro1">
          <table:table-cell office:value-type="float" office:value="6.40132691821">
            <text:p>6,4013269182</text:p>
          </table:table-cell>
          <table:table-cell office:value-type="float" office:value="5.62900875206">
            <text:p>5,6290087521</text:p>
          </table:table-cell>
          <table:table-cell table:formula="of:=FREQUENCY([.B$14:.B$1013];[.B648])/1000" office:value-type="float" office:value="0.635">
            <text:p>0,635</text:p>
          </table:table-cell>
          <table:table-cell table:formula="of:=IF(AND([.E$6]&lt;=[.B648];[.B648]&lt;=[.E$7]);([.B648]-[.E$6])^2/([.E$8]-[.E$6])*([.E$7]-[.E$6]);1-(([.E$8]-[.B648])^2/([.E$8]-[.E$6])*([.E$8]-[.E$7])))" office:value-type="float" office:value="-8.46965166140673">
            <text:p>-8,4696516614</text:p>
          </table:table-cell>
          <table:table-cell table:formula="of:=([.D648]-[.C648])" office:value-type="float" office:value="-9.10465166140673">
            <text:p>-9,1046516614</text:p>
          </table:table-cell>
          <table:table-cell table:formula="of:=([.D648]-[.C647])" office:value-type="float" office:value="-9.10365166140673">
            <text:p>-9,1036516614</text:p>
          </table:table-cell>
          <table:table-cell/>
        </table:table-row>
        <table:table-row table:style-name="ro1">
          <table:table-cell office:value-type="float" office:value="5.19022056408">
            <text:p>5,1902205641</text:p>
          </table:table-cell>
          <table:table-cell office:value-type="float" office:value="5.6294775537">
            <text:p>5,6294775537</text:p>
          </table:table-cell>
          <table:table-cell table:formula="of:=FREQUENCY([.B$14:.B$1013];[.B649])/1000" office:value-type="float" office:value="0.636">
            <text:p>0,636</text:p>
          </table:table-cell>
          <table:table-cell table:formula="of:=IF(AND([.E$6]&lt;=[.B649];[.B649]&lt;=[.E$7]);([.B649]-[.E$6])^2/([.E$8]-[.E$6])*([.E$7]-[.E$6]);1-(([.E$8]-[.B649])^2/([.E$8]-[.E$6])*([.E$8]-[.E$7])))" office:value-type="float" office:value="-8.46701796751011">
            <text:p>-8,4670179675</text:p>
          </table:table-cell>
          <table:table-cell table:formula="of:=([.D649]-[.C649])" office:value-type="float" office:value="-9.10301796751011">
            <text:p>-9,1030179675</text:p>
          </table:table-cell>
          <table:table-cell table:formula="of:=([.D649]-[.C648])" office:value-type="float" office:value="-9.10201796751011">
            <text:p>-9,1020179675</text:p>
          </table:table-cell>
          <table:table-cell/>
        </table:table-row>
        <table:table-row table:style-name="ro1">
          <table:table-cell office:value-type="float" office:value="4.58559345091">
            <text:p>4,5855934509</text:p>
          </table:table-cell>
          <table:table-cell office:value-type="float" office:value="5.63017197144">
            <text:p>5,6301719714</text:p>
          </table:table-cell>
          <table:table-cell table:formula="of:=FREQUENCY([.B$14:.B$1013];[.B650])/1000" office:value-type="float" office:value="0.637">
            <text:p>0,637</text:p>
          </table:table-cell>
          <table:table-cell table:formula="of:=IF(AND([.E$6]&lt;=[.B650];[.B650]&lt;=[.E$7]);([.B650]-[.E$6])^2/([.E$8]-[.E$6])*([.E$7]-[.E$6]);1-(([.E$8]-[.B650])^2/([.E$8]-[.E$6])*([.E$8]-[.E$7])))" office:value-type="float" office:value="-8.46311745172381">
            <text:p>-8,4631174517</text:p>
          </table:table-cell>
          <table:table-cell table:formula="of:=([.D650]-[.C650])" office:value-type="float" office:value="-9.10011745172381">
            <text:p>-9,1001174517</text:p>
          </table:table-cell>
          <table:table-cell table:formula="of:=([.D650]-[.C649])" office:value-type="float" office:value="-9.09911745172381">
            <text:p>-9,0991174517</text:p>
          </table:table-cell>
          <table:table-cell/>
        </table:table-row>
        <table:table-row table:style-name="ro1">
          <table:table-cell office:value-type="float" office:value="8.23193842727">
            <text:p>8,2319384273</text:p>
          </table:table-cell>
          <table:table-cell office:value-type="float" office:value="5.63127039569">
            <text:p>5,6312703957</text:p>
          </table:table-cell>
          <table:table-cell table:formula="of:=FREQUENCY([.B$14:.B$1013];[.B651])/1000" office:value-type="float" office:value="0.638">
            <text:p>0,638</text:p>
          </table:table-cell>
          <table:table-cell table:formula="of:=IF(AND([.E$6]&lt;=[.B651];[.B651]&lt;=[.E$7]);([.B651]-[.E$6])^2/([.E$8]-[.E$6])*([.E$7]-[.E$6]);1-(([.E$8]-[.B651])^2/([.E$8]-[.E$6])*([.E$8]-[.E$7])))" office:value-type="float" office:value="-8.45694928912884">
            <text:p>-8,4569492891</text:p>
          </table:table-cell>
          <table:table-cell table:formula="of:=([.D651]-[.C651])" office:value-type="float" office:value="-9.09494928912884">
            <text:p>-9,0949492891</text:p>
          </table:table-cell>
          <table:table-cell table:formula="of:=([.D651]-[.C650])" office:value-type="float" office:value="-9.09394928912884">
            <text:p>-9,0939492891</text:p>
          </table:table-cell>
          <table:table-cell/>
        </table:table-row>
        <table:table-row table:style-name="ro1">
          <table:table-cell office:value-type="float" office:value="4.62218145145">
            <text:p>4,6221814515</text:p>
          </table:table-cell>
          <table:table-cell office:value-type="float" office:value="5.63259123653">
            <text:p>5,6325912365</text:p>
          </table:table-cell>
          <table:table-cell table:formula="of:=FREQUENCY([.B$14:.B$1013];[.B652])/1000" office:value-type="float" office:value="0.639">
            <text:p>0,639</text:p>
          </table:table-cell>
          <table:table-cell table:formula="of:=IF(AND([.E$6]&lt;=[.B652];[.B652]&lt;=[.E$7]);([.B652]-[.E$6])^2/([.E$8]-[.E$6])*([.E$7]-[.E$6]);1-(([.E$8]-[.B652])^2/([.E$8]-[.E$6])*([.E$8]-[.E$7])))" office:value-type="float" office:value="-8.44953481691213">
            <text:p>-8,4495348169</text:p>
          </table:table-cell>
          <table:table-cell table:formula="of:=([.D652]-[.C652])" office:value-type="float" office:value="-9.08853481691213">
            <text:p>-9,0885348169</text:p>
          </table:table-cell>
          <table:table-cell table:formula="of:=([.D652]-[.C651])" office:value-type="float" office:value="-9.08753481691213">
            <text:p>-9,0875348169</text:p>
          </table:table-cell>
          <table:table-cell/>
        </table:table-row>
        <table:table-row table:style-name="ro1">
          <table:table-cell office:value-type="float" office:value="4.77998908936">
            <text:p>4,7799890894</text:p>
          </table:table-cell>
          <table:table-cell office:value-type="float" office:value="5.63288556819">
            <text:p>5,6328855682</text:p>
          </table:table-cell>
          <table:table-cell table:formula="of:=FREQUENCY([.B$14:.B$1013];[.B653])/1000" office:value-type="float" office:value="0.64">
            <text:p>0,64</text:p>
          </table:table-cell>
          <table:table-cell table:formula="of:=IF(AND([.E$6]&lt;=[.B653];[.B653]&lt;=[.E$7]);([.B653]-[.E$6])^2/([.E$8]-[.E$6])*([.E$7]-[.E$6]);1-(([.E$8]-[.B653])^2/([.E$8]-[.E$6])*([.E$8]-[.E$7])))" office:value-type="float" office:value="-8.44788299741932">
            <text:p>-8,4478829974</text:p>
          </table:table-cell>
          <table:table-cell table:formula="of:=([.D653]-[.C653])" office:value-type="float" office:value="-9.08788299741932">
            <text:p>-9,0878829974</text:p>
          </table:table-cell>
          <table:table-cell table:formula="of:=([.D653]-[.C652])" office:value-type="float" office:value="-9.08688299741932">
            <text:p>-9,0868829974</text:p>
          </table:table-cell>
          <table:table-cell/>
        </table:table-row>
        <table:table-row table:style-name="ro1">
          <table:table-cell office:value-type="float" office:value="3.51483524582">
            <text:p>3,5148352458</text:p>
          </table:table-cell>
          <table:table-cell office:value-type="float" office:value="5.63450891879">
            <text:p>5,6345089188</text:p>
          </table:table-cell>
          <table:table-cell table:formula="of:=FREQUENCY([.B$14:.B$1013];[.B654])/1000" office:value-type="float" office:value="0.641">
            <text:p>0,641</text:p>
          </table:table-cell>
          <table:table-cell table:formula="of:=IF(AND([.E$6]&lt;=[.B654];[.B654]&lt;=[.E$7]);([.B654]-[.E$6])^2/([.E$8]-[.E$6])*([.E$7]-[.E$6]);1-(([.E$8]-[.B654])^2/([.E$8]-[.E$6])*([.E$8]-[.E$7])))" office:value-type="float" office:value="-8.43877518142005">
            <text:p>-8,4387751814</text:p>
          </table:table-cell>
          <table:table-cell table:formula="of:=([.D654]-[.C654])" office:value-type="float" office:value="-9.07977518142005">
            <text:p>-9,0797751814</text:p>
          </table:table-cell>
          <table:table-cell table:formula="of:=([.D654]-[.C653])" office:value-type="float" office:value="-9.07877518142005">
            <text:p>-9,0787751814</text:p>
          </table:table-cell>
          <table:table-cell/>
        </table:table-row>
        <table:table-row table:style-name="ro1">
          <table:table-cell office:value-type="float" office:value="3.76102674339">
            <text:p>3,7610267434</text:p>
          </table:table-cell>
          <table:table-cell office:value-type="float" office:value="5.63767808331">
            <text:p>5,6376780833</text:p>
          </table:table-cell>
          <table:table-cell table:formula="of:=FREQUENCY([.B$14:.B$1013];[.B655])/1000" office:value-type="float" office:value="0.642">
            <text:p>0,642</text:p>
          </table:table-cell>
          <table:table-cell table:formula="of:=IF(AND([.E$6]&lt;=[.B655];[.B655]&lt;=[.E$7]);([.B655]-[.E$6])^2/([.E$8]-[.E$6])*([.E$7]-[.E$6]);1-(([.E$8]-[.B655])^2/([.E$8]-[.E$6])*([.E$8]-[.E$7])))" office:value-type="float" office:value="-8.4210072262116">
            <text:p>-8,4210072262</text:p>
          </table:table-cell>
          <table:table-cell table:formula="of:=([.D655]-[.C655])" office:value-type="float" office:value="-9.0630072262116">
            <text:p>-9,0630072262</text:p>
          </table:table-cell>
          <table:table-cell table:formula="of:=([.D655]-[.C654])" office:value-type="float" office:value="-9.0620072262116">
            <text:p>-9,0620072262</text:p>
          </table:table-cell>
          <table:table-cell/>
        </table:table-row>
        <table:table-row table:style-name="ro1">
          <table:table-cell office:value-type="float" office:value="7.90150892547">
            <text:p>7,9015089255</text:p>
          </table:table-cell>
          <table:table-cell office:value-type="float" office:value="5.63841911115">
            <text:p>5,6384191112</text:p>
          </table:table-cell>
          <table:table-cell table:formula="of:=FREQUENCY([.B$14:.B$1013];[.B656])/1000" office:value-type="float" office:value="0.643">
            <text:p>0,643</text:p>
          </table:table-cell>
          <table:table-cell table:formula="of:=IF(AND([.E$6]&lt;=[.B656];[.B656]&lt;=[.E$7]);([.B656]-[.E$6])^2/([.E$8]-[.E$6])*([.E$7]-[.E$6]);1-(([.E$8]-[.B656])^2/([.E$8]-[.E$6])*([.E$8]-[.E$7])))" office:value-type="float" office:value="-8.41685506023463">
            <text:p>-8,4168550602</text:p>
          </table:table-cell>
          <table:table-cell table:formula="of:=([.D656]-[.C656])" office:value-type="float" office:value="-9.05985506023463">
            <text:p>-9,0598550602</text:p>
          </table:table-cell>
          <table:table-cell table:formula="of:=([.D656]-[.C655])" office:value-type="float" office:value="-9.05885506023463">
            <text:p>-9,0588550602</text:p>
          </table:table-cell>
          <table:table-cell/>
        </table:table-row>
        <table:table-row table:style-name="ro1">
          <table:table-cell office:value-type="float" office:value="5.46163597526">
            <text:p>5,4616359753</text:p>
          </table:table-cell>
          <table:table-cell office:value-type="float" office:value="5.64640516494">
            <text:p>5,6464051649</text:p>
          </table:table-cell>
          <table:table-cell table:formula="of:=FREQUENCY([.B$14:.B$1013];[.B657])/1000" office:value-type="float" office:value="0.644">
            <text:p>0,644</text:p>
          </table:table-cell>
          <table:table-cell table:formula="of:=IF(AND([.E$6]&lt;=[.B657];[.B657]&lt;=[.E$7]);([.B657]-[.E$6])^2/([.E$8]-[.E$6])*([.E$7]-[.E$6]);1-(([.E$8]-[.B657])^2/([.E$8]-[.E$6])*([.E$8]-[.E$7])))" office:value-type="float" office:value="-8.37216526478426">
            <text:p>-8,3721652648</text:p>
          </table:table-cell>
          <table:table-cell table:formula="of:=([.D657]-[.C657])" office:value-type="float" office:value="-9.01616526478426">
            <text:p>-9,0161652648</text:p>
          </table:table-cell>
          <table:table-cell table:formula="of:=([.D657]-[.C656])" office:value-type="float" office:value="-9.01516526478426">
            <text:p>-9,0151652648</text:p>
          </table:table-cell>
          <table:table-cell/>
        </table:table-row>
        <table:table-row table:style-name="ro1">
          <table:table-cell office:value-type="float" office:value="4.51099688087">
            <text:p>4,5109968809</text:p>
          </table:table-cell>
          <table:table-cell office:value-type="float" office:value="5.64648780052">
            <text:p>5,6464878005</text:p>
          </table:table-cell>
          <table:table-cell table:formula="of:=FREQUENCY([.B$14:.B$1013];[.B658])/1000" office:value-type="float" office:value="0.645">
            <text:p>0,645</text:p>
          </table:table-cell>
          <table:table-cell table:formula="of:=IF(AND([.E$6]&lt;=[.B658];[.B658]&lt;=[.E$7]);([.B658]-[.E$6])^2/([.E$8]-[.E$6])*([.E$7]-[.E$6]);1-(([.E$8]-[.B658])^2/([.E$8]-[.E$6])*([.E$8]-[.E$7])))" office:value-type="float" office:value="-8.37170339338432">
            <text:p>-8,3717033934</text:p>
          </table:table-cell>
          <table:table-cell table:formula="of:=([.D658]-[.C658])" office:value-type="float" office:value="-9.01670339338432">
            <text:p>-9,0167033934</text:p>
          </table:table-cell>
          <table:table-cell table:formula="of:=([.D658]-[.C657])" office:value-type="float" office:value="-9.01570339338432">
            <text:p>-9,0157033934</text:p>
          </table:table-cell>
          <table:table-cell/>
        </table:table-row>
        <table:table-row table:style-name="ro1">
          <table:table-cell office:value-type="float" office:value="4.49379216714">
            <text:p>4,4937921671</text:p>
          </table:table-cell>
          <table:table-cell office:value-type="float" office:value="5.65501338491">
            <text:p>5,6550133849</text:p>
          </table:table-cell>
          <table:table-cell table:formula="of:=FREQUENCY([.B$14:.B$1013];[.B659])/1000" office:value-type="float" office:value="0.646">
            <text:p>0,646</text:p>
          </table:table-cell>
          <table:table-cell table:formula="of:=IF(AND([.E$6]&lt;=[.B659];[.B659]&lt;=[.E$7]);([.B659]-[.E$6])^2/([.E$8]-[.E$6])*([.E$7]-[.E$6]);1-(([.E$8]-[.B659])^2/([.E$8]-[.E$6])*([.E$8]-[.E$7])))" office:value-type="float" office:value="-8.32411287927605">
            <text:p>-8,3241128793</text:p>
          </table:table-cell>
          <table:table-cell table:formula="of:=([.D659]-[.C659])" office:value-type="float" office:value="-8.97011287927605">
            <text:p>-8,9701128793</text:p>
          </table:table-cell>
          <table:table-cell table:formula="of:=([.D659]-[.C658])" office:value-type="float" office:value="-8.96911287927605">
            <text:p>-8,9691128793</text:p>
          </table:table-cell>
          <table:table-cell/>
        </table:table-row>
        <table:table-row table:style-name="ro1">
          <table:table-cell office:value-type="float" office:value="3.9450794569">
            <text:p>3,9450794569</text:p>
          </table:table-cell>
          <table:table-cell office:value-type="float" office:value="5.65665960414">
            <text:p>5,6566596041</text:p>
          </table:table-cell>
          <table:table-cell table:formula="of:=FREQUENCY([.B$14:.B$1013];[.B660])/1000" office:value-type="float" office:value="0.647">
            <text:p>0,647</text:p>
          </table:table-cell>
          <table:table-cell table:formula="of:=IF(AND([.E$6]&lt;=[.B660];[.B660]&lt;=[.E$7]);([.B660]-[.E$6])^2/([.E$8]-[.E$6])*([.E$7]-[.E$6]);1-(([.E$8]-[.B660])^2/([.E$8]-[.E$6])*([.E$8]-[.E$7])))" office:value-type="float" office:value="-8.31493750215775">
            <text:p>-8,3149375022</text:p>
          </table:table-cell>
          <table:table-cell table:formula="of:=([.D660]-[.C660])" office:value-type="float" office:value="-8.96193750215775">
            <text:p>-8,9619375022</text:p>
          </table:table-cell>
          <table:table-cell table:formula="of:=([.D660]-[.C659])" office:value-type="float" office:value="-8.96093750215775">
            <text:p>-8,9609375022</text:p>
          </table:table-cell>
          <table:table-cell/>
        </table:table-row>
        <table:table-row table:style-name="ro1">
          <table:table-cell office:value-type="float" office:value="5.11015172553">
            <text:p>5,1101517255</text:p>
          </table:table-cell>
          <table:table-cell office:value-type="float" office:value="5.66424590307">
            <text:p>5,6642459031</text:p>
          </table:table-cell>
          <table:table-cell table:formula="of:=FREQUENCY([.B$14:.B$1013];[.B661])/1000" office:value-type="float" office:value="0.648">
            <text:p>0,648</text:p>
          </table:table-cell>
          <table:table-cell table:formula="of:=IF(AND([.E$6]&lt;=[.B661];[.B661]&lt;=[.E$7]);([.B661]-[.E$6])^2/([.E$8]-[.E$6])*([.E$7]-[.E$6]);1-(([.E$8]-[.B661])^2/([.E$8]-[.E$6])*([.E$8]-[.E$7])))" office:value-type="float" office:value="-8.27271282932107">
            <text:p>-8,2727128293</text:p>
          </table:table-cell>
          <table:table-cell table:formula="of:=([.D661]-[.C661])" office:value-type="float" office:value="-8.92071282932107">
            <text:p>-8,9207128293</text:p>
          </table:table-cell>
          <table:table-cell table:formula="of:=([.D661]-[.C660])" office:value-type="float" office:value="-8.91971282932107">
            <text:p>-8,9197128293</text:p>
          </table:table-cell>
          <table:table-cell/>
        </table:table-row>
        <table:table-row table:style-name="ro1">
          <table:table-cell office:value-type="float" office:value="5.15618004077">
            <text:p>5,1561800408</text:p>
          </table:table-cell>
          <table:table-cell office:value-type="float" office:value="5.66780841882">
            <text:p>5,6678084188</text:p>
          </table:table-cell>
          <table:table-cell table:formula="of:=FREQUENCY([.B$14:.B$1013];[.B662])/1000" office:value-type="float" office:value="0.649">
            <text:p>0,649</text:p>
          </table:table-cell>
          <table:table-cell table:formula="of:=IF(AND([.E$6]&lt;=[.B662];[.B662]&lt;=[.E$7]);([.B662]-[.E$6])^2/([.E$8]-[.E$6])*([.E$7]-[.E$6]);1-(([.E$8]-[.B662])^2/([.E$8]-[.E$6])*([.E$8]-[.E$7])))" office:value-type="float" office:value="-8.25291727807239">
            <text:p>-8,2529172781</text:p>
          </table:table-cell>
          <table:table-cell table:formula="of:=([.D662]-[.C662])" office:value-type="float" office:value="-8.90191727807239">
            <text:p>-8,9019172781</text:p>
          </table:table-cell>
          <table:table-cell table:formula="of:=([.D662]-[.C661])" office:value-type="float" office:value="-8.90091727807239">
            <text:p>-8,9009172781</text:p>
          </table:table-cell>
          <table:table-cell/>
        </table:table-row>
        <table:table-row table:style-name="ro1">
          <table:table-cell office:value-type="float" office:value="6.98796469688">
            <text:p>6,9879646969</text:p>
          </table:table-cell>
          <table:table-cell office:value-type="float" office:value="5.67094431294">
            <text:p>5,6709443129</text:p>
          </table:table-cell>
          <table:table-cell table:formula="of:=FREQUENCY([.B$14:.B$1013];[.B663])/1000" office:value-type="float" office:value="0.65">
            <text:p>0,65</text:p>
          </table:table-cell>
          <table:table-cell table:formula="of:=IF(AND([.E$6]&lt;=[.B663];[.B663]&lt;=[.E$7]);([.B663]-[.E$6])^2/([.E$8]-[.E$6])*([.E$7]-[.E$6]);1-(([.E$8]-[.B663])^2/([.E$8]-[.E$6])*([.E$8]-[.E$7])))" office:value-type="float" office:value="-8.23550980628878">
            <text:p>-8,2355098063</text:p>
          </table:table-cell>
          <table:table-cell table:formula="of:=([.D663]-[.C663])" office:value-type="float" office:value="-8.88550980628878">
            <text:p>-8,8855098063</text:p>
          </table:table-cell>
          <table:table-cell table:formula="of:=([.D663]-[.C662])" office:value-type="float" office:value="-8.88450980628878">
            <text:p>-8,8845098063</text:p>
          </table:table-cell>
          <table:table-cell/>
        </table:table-row>
        <table:table-row table:style-name="ro1">
          <table:table-cell office:value-type="float" office:value="4.72489111824">
            <text:p>4,7248911182</text:p>
          </table:table-cell>
          <table:table-cell office:value-type="float" office:value="5.67589957041">
            <text:p>5,6758995704</text:p>
          </table:table-cell>
          <table:table-cell table:formula="of:=FREQUENCY([.B$14:.B$1013];[.B664])/1000" office:value-type="float" office:value="0.651">
            <text:p>0,651</text:p>
          </table:table-cell>
          <table:table-cell table:formula="of:=IF(AND([.E$6]&lt;=[.B664];[.B664]&lt;=[.E$7]);([.B664]-[.E$6])^2/([.E$8]-[.E$6])*([.E$7]-[.E$6]);1-(([.E$8]-[.B664])^2/([.E$8]-[.E$6])*([.E$8]-[.E$7])))" office:value-type="float" office:value="-8.20803638833369">
            <text:p>-8,2080363883</text:p>
          </table:table-cell>
          <table:table-cell table:formula="of:=([.D664]-[.C664])" office:value-type="float" office:value="-8.85903638833369">
            <text:p>-8,8590363883</text:p>
          </table:table-cell>
          <table:table-cell table:formula="of:=([.D664]-[.C663])" office:value-type="float" office:value="-8.85803638833369">
            <text:p>-8,8580363883</text:p>
          </table:table-cell>
          <table:table-cell/>
        </table:table-row>
        <table:table-row table:style-name="ro1">
          <table:table-cell office:value-type="float" office:value="4.67429295192">
            <text:p>4,6742929519</text:p>
          </table:table-cell>
          <table:table-cell office:value-type="float" office:value="5.68316034868">
            <text:p>5,6831603487</text:p>
          </table:table-cell>
          <table:table-cell table:formula="of:=FREQUENCY([.B$14:.B$1013];[.B665])/1000" office:value-type="float" office:value="0.652">
            <text:p>0,652</text:p>
          </table:table-cell>
          <table:table-cell table:formula="of:=IF(AND([.E$6]&lt;=[.B665];[.B665]&lt;=[.E$7]);([.B665]-[.E$6])^2/([.E$8]-[.E$6])*([.E$7]-[.E$6]);1-(([.E$8]-[.B665])^2/([.E$8]-[.E$6])*([.E$8]-[.E$7])))" office:value-type="float" office:value="-8.16785439380715">
            <text:p>-8,1678543938</text:p>
          </table:table-cell>
          <table:table-cell table:formula="of:=([.D665]-[.C665])" office:value-type="float" office:value="-8.81985439380715">
            <text:p>-8,8198543938</text:p>
          </table:table-cell>
          <table:table-cell table:formula="of:=([.D665]-[.C664])" office:value-type="float" office:value="-8.81885439380715">
            <text:p>-8,8188543938</text:p>
          </table:table-cell>
          <table:table-cell/>
        </table:table-row>
        <table:table-row table:style-name="ro1">
          <table:table-cell office:value-type="float" office:value="5.08345247495">
            <text:p>5,083452475</text:p>
          </table:table-cell>
          <table:table-cell office:value-type="float" office:value="5.68368361413">
            <text:p>5,6836836141</text:p>
          </table:table-cell>
          <table:table-cell table:formula="of:=FREQUENCY([.B$14:.B$1013];[.B666])/1000" office:value-type="float" office:value="0.653">
            <text:p>0,653</text:p>
          </table:table-cell>
          <table:table-cell table:formula="of:=IF(AND([.E$6]&lt;=[.B666];[.B666]&lt;=[.E$7]);([.B666]-[.E$6])^2/([.E$8]-[.E$6])*([.E$7]-[.E$6]);1-(([.E$8]-[.B666])^2/([.E$8]-[.E$6])*([.E$8]-[.E$7])))" office:value-type="float" office:value="-8.16496197599155">
            <text:p>-8,164961976</text:p>
          </table:table-cell>
          <table:table-cell table:formula="of:=([.D666]-[.C666])" office:value-type="float" office:value="-8.81796197599155">
            <text:p>-8,817961976</text:p>
          </table:table-cell>
          <table:table-cell table:formula="of:=([.D666]-[.C665])" office:value-type="float" office:value="-8.81696197599155">
            <text:p>-8,816961976</text:p>
          </table:table-cell>
          <table:table-cell/>
        </table:table-row>
        <table:table-row table:style-name="ro1">
          <table:table-cell office:value-type="float" office:value="4.85920905694">
            <text:p>4,8592090569</text:p>
          </table:table-cell>
          <table:table-cell office:value-type="float" office:value="5.68639633824">
            <text:p>5,6863963382</text:p>
          </table:table-cell>
          <table:table-cell table:formula="of:=FREQUENCY([.B$14:.B$1013];[.B667])/1000" office:value-type="float" office:value="0.654">
            <text:p>0,654</text:p>
          </table:table-cell>
          <table:table-cell table:formula="of:=IF(AND([.E$6]&lt;=[.B667];[.B667]&lt;=[.E$7]);([.B667]-[.E$6])^2/([.E$8]-[.E$6])*([.E$7]-[.E$6]);1-(([.E$8]-[.B667])^2/([.E$8]-[.E$6])*([.E$8]-[.E$7])))" office:value-type="float" office:value="-8.1499743560244">
            <text:p>-8,149974356</text:p>
          </table:table-cell>
          <table:table-cell table:formula="of:=([.D667]-[.C667])" office:value-type="float" office:value="-8.8039743560244">
            <text:p>-8,803974356</text:p>
          </table:table-cell>
          <table:table-cell table:formula="of:=([.D667]-[.C666])" office:value-type="float" office:value="-8.8029743560244">
            <text:p>-8,802974356</text:p>
          </table:table-cell>
          <table:table-cell/>
        </table:table-row>
        <table:table-row table:style-name="ro1">
          <table:table-cell office:value-type="float" office:value="4.15036986139">
            <text:p>4,1503698614</text:p>
          </table:table-cell>
          <table:table-cell office:value-type="float" office:value="5.69075741346">
            <text:p>5,6907574135</text:p>
          </table:table-cell>
          <table:table-cell table:formula="of:=FREQUENCY([.B$14:.B$1013];[.B668])/1000" office:value-type="float" office:value="0.655">
            <text:p>0,655</text:p>
          </table:table-cell>
          <table:table-cell table:formula="of:=IF(AND([.E$6]&lt;=[.B668];[.B668]&lt;=[.E$7]);([.B668]-[.E$6])^2/([.E$8]-[.E$6])*([.E$7]-[.E$6]);1-(([.E$8]-[.B668])^2/([.E$8]-[.E$6])*([.E$8]-[.E$7])))" office:value-type="float" office:value="-8.12590541380829">
            <text:p>-8,1259054138</text:p>
          </table:table-cell>
          <table:table-cell table:formula="of:=([.D668]-[.C668])" office:value-type="float" office:value="-8.78090541380829">
            <text:p>-8,7809054138</text:p>
          </table:table-cell>
          <table:table-cell table:formula="of:=([.D668]-[.C667])" office:value-type="float" office:value="-8.77990541380829">
            <text:p>-8,7799054138</text:p>
          </table:table-cell>
          <table:table-cell/>
        </table:table-row>
        <table:table-row table:style-name="ro1">
          <table:table-cell office:value-type="float" office:value="5.96366221091">
            <text:p>5,9636622109</text:p>
          </table:table-cell>
          <table:table-cell office:value-type="float" office:value="5.69266450229">
            <text:p>5,6926645023</text:p>
          </table:table-cell>
          <table:table-cell table:formula="of:=FREQUENCY([.B$14:.B$1013];[.B669])/1000" office:value-type="float" office:value="0.656">
            <text:p>0,656</text:p>
          </table:table-cell>
          <table:table-cell table:formula="of:=IF(AND([.E$6]&lt;=[.B669];[.B669]&lt;=[.E$7]);([.B669]-[.E$6])^2/([.E$8]-[.E$6])*([.E$7]-[.E$6]);1-(([.E$8]-[.B669])^2/([.E$8]-[.E$6])*([.E$8]-[.E$7])))" office:value-type="float" office:value="-8.11539007867721">
            <text:p>-8,1153900787</text:p>
          </table:table-cell>
          <table:table-cell table:formula="of:=([.D669]-[.C669])" office:value-type="float" office:value="-8.77139007867721">
            <text:p>-8,7713900787</text:p>
          </table:table-cell>
          <table:table-cell table:formula="of:=([.D669]-[.C668])" office:value-type="float" office:value="-8.77039007867721">
            <text:p>-8,7703900787</text:p>
          </table:table-cell>
          <table:table-cell/>
        </table:table-row>
        <table:table-row table:style-name="ro1">
          <table:table-cell office:value-type="float" office:value="4.91639977234">
            <text:p>4,9163997723</text:p>
          </table:table-cell>
          <table:table-cell office:value-type="float" office:value="5.69538923433">
            <text:p>5,6953892343</text:p>
          </table:table-cell>
          <table:table-cell table:formula="of:=FREQUENCY([.B$14:.B$1013];[.B670])/1000" office:value-type="float" office:value="0.657">
            <text:p>0,657</text:p>
          </table:table-cell>
          <table:table-cell table:formula="of:=IF(AND([.E$6]&lt;=[.B670];[.B670]&lt;=[.E$7]);([.B670]-[.E$6])^2/([.E$8]-[.E$6])*([.E$7]-[.E$6]);1-(([.E$8]-[.B670])^2/([.E$8]-[.E$6])*([.E$8]-[.E$7])))" office:value-type="float" office:value="-8.10037692715172">
            <text:p>-8,1003769272</text:p>
          </table:table-cell>
          <table:table-cell table:formula="of:=([.D670]-[.C670])" office:value-type="float" office:value="-8.75737692715172">
            <text:p>-8,7573769272</text:p>
          </table:table-cell>
          <table:table-cell table:formula="of:=([.D670]-[.C669])" office:value-type="float" office:value="-8.75637692715172">
            <text:p>-8,7563769272</text:p>
          </table:table-cell>
          <table:table-cell/>
        </table:table-row>
        <table:table-row table:style-name="ro1">
          <table:table-cell office:value-type="float" office:value="6.02335605439">
            <text:p>6,0233560544</text:p>
          </table:table-cell>
          <table:table-cell office:value-type="float" office:value="5.69619349841">
            <text:p>5,6961934984</text:p>
          </table:table-cell>
          <table:table-cell table:formula="of:=FREQUENCY([.B$14:.B$1013];[.B671])/1000" office:value-type="float" office:value="0.658">
            <text:p>0,658</text:p>
          </table:table-cell>
          <table:table-cell table:formula="of:=IF(AND([.E$6]&lt;=[.B671];[.B671]&lt;=[.E$7]);([.B671]-[.E$6])^2/([.E$8]-[.E$6])*([.E$7]-[.E$6]);1-(([.E$8]-[.B671])^2/([.E$8]-[.E$6])*([.E$8]-[.E$7])))" office:value-type="float" office:value="-8.09594783329029">
            <text:p>-8,0959478333</text:p>
          </table:table-cell>
          <table:table-cell table:formula="of:=([.D671]-[.C671])" office:value-type="float" office:value="-8.75394783329029">
            <text:p>-8,7539478333</text:p>
          </table:table-cell>
          <table:table-cell table:formula="of:=([.D671]-[.C670])" office:value-type="float" office:value="-8.75294783329029">
            <text:p>-8,7529478333</text:p>
          </table:table-cell>
          <table:table-cell/>
        </table:table-row>
        <table:table-row table:style-name="ro1">
          <table:table-cell office:value-type="float" office:value="4.90832535802">
            <text:p>4,908325358</text:p>
          </table:table-cell>
          <table:table-cell office:value-type="float" office:value="5.69929233627">
            <text:p>5,6992923363</text:p>
          </table:table-cell>
          <table:table-cell table:formula="of:=FREQUENCY([.B$14:.B$1013];[.B672])/1000" office:value-type="float" office:value="0.659">
            <text:p>0,659</text:p>
          </table:table-cell>
          <table:table-cell table:formula="of:=IF(AND([.E$6]&lt;=[.B672];[.B672]&lt;=[.E$7]);([.B672]-[.E$6])^2/([.E$8]-[.E$6])*([.E$7]-[.E$6]);1-(([.E$8]-[.B672])^2/([.E$8]-[.E$6])*([.E$8]-[.E$7])))" office:value-type="float" office:value="-8.0788925678383">
            <text:p>-8,0788925678</text:p>
          </table:table-cell>
          <table:table-cell table:formula="of:=([.D672]-[.C672])" office:value-type="float" office:value="-8.7378925678383">
            <text:p>-8,7378925678</text:p>
          </table:table-cell>
          <table:table-cell table:formula="of:=([.D672]-[.C671])" office:value-type="float" office:value="-8.7368925678383">
            <text:p>-8,7368925678</text:p>
          </table:table-cell>
          <table:table-cell/>
        </table:table-row>
        <table:table-row table:style-name="ro1">
          <table:table-cell office:value-type="float" office:value="6.7941989468">
            <text:p>6,7941989468</text:p>
          </table:table-cell>
          <table:table-cell office:value-type="float" office:value="5.70507022518">
            <text:p>5,7050702252</text:p>
          </table:table-cell>
          <table:table-cell table:formula="of:=FREQUENCY([.B$14:.B$1013];[.B673])/1000" office:value-type="float" office:value="0.66">
            <text:p>0,66</text:p>
          </table:table-cell>
          <table:table-cell table:formula="of:=IF(AND([.E$6]&lt;=[.B673];[.B673]&lt;=[.E$7]);([.B673]-[.E$6])^2/([.E$8]-[.E$6])*([.E$7]-[.E$6]);1-(([.E$8]-[.B673])^2/([.E$8]-[.E$6])*([.E$8]-[.E$7])))" office:value-type="float" office:value="-8.04713518416281">
            <text:p>-8,0471351842</text:p>
          </table:table-cell>
          <table:table-cell table:formula="of:=([.D673]-[.C673])" office:value-type="float" office:value="-8.70713518416281">
            <text:p>-8,7071351842</text:p>
          </table:table-cell>
          <table:table-cell table:formula="of:=([.D673]-[.C672])" office:value-type="float" office:value="-8.70613518416281">
            <text:p>-8,7061351842</text:p>
          </table:table-cell>
          <table:table-cell/>
        </table:table-row>
        <table:table-row table:style-name="ro1">
          <table:table-cell office:value-type="float" office:value="4.21550731404">
            <text:p>4,215507314</text:p>
          </table:table-cell>
          <table:table-cell office:value-type="float" office:value="5.70573341993">
            <text:p>5,7057334199</text:p>
          </table:table-cell>
          <table:table-cell table:formula="of:=FREQUENCY([.B$14:.B$1013];[.B674])/1000" office:value-type="float" office:value="0.661">
            <text:p>0,661</text:p>
          </table:table-cell>
          <table:table-cell table:formula="of:=IF(AND([.E$6]&lt;=[.B674];[.B674]&lt;=[.E$7]);([.B674]-[.E$6])^2/([.E$8]-[.E$6])*([.E$7]-[.E$6]);1-(([.E$8]-[.B674])^2/([.E$8]-[.E$6])*([.E$8]-[.E$7])))" office:value-type="float" office:value="-8.04349358380508">
            <text:p>-8,0434935838</text:p>
          </table:table-cell>
          <table:table-cell table:formula="of:=([.D674]-[.C674])" office:value-type="float" office:value="-8.70449358380508">
            <text:p>-8,7044935838</text:p>
          </table:table-cell>
          <table:table-cell table:formula="of:=([.D674]-[.C673])" office:value-type="float" office:value="-8.70349358380508">
            <text:p>-8,7034935838</text:p>
          </table:table-cell>
          <table:table-cell/>
        </table:table-row>
        <table:table-row table:style-name="ro1">
          <table:table-cell office:value-type="float" office:value="7.3595869066">
            <text:p>7,3595869066</text:p>
          </table:table-cell>
          <table:table-cell office:value-type="float" office:value="5.71190757647">
            <text:p>5,7119075765</text:p>
          </table:table-cell>
          <table:table-cell table:formula="of:=FREQUENCY([.B$14:.B$1013];[.B675])/1000" office:value-type="float" office:value="0.662">
            <text:p>0,662</text:p>
          </table:table-cell>
          <table:table-cell table:formula="of:=IF(AND([.E$6]&lt;=[.B675];[.B675]&lt;=[.E$7]);([.B675]-[.E$6])^2/([.E$8]-[.E$6])*([.E$7]-[.E$6]);1-(([.E$8]-[.B675])^2/([.E$8]-[.E$6])*([.E$8]-[.E$7])))" office:value-type="float" office:value="-8.00962648806283">
            <text:p>-8,0096264881</text:p>
          </table:table-cell>
          <table:table-cell table:formula="of:=([.D675]-[.C675])" office:value-type="float" office:value="-8.67162648806283">
            <text:p>-8,6716264881</text:p>
          </table:table-cell>
          <table:table-cell table:formula="of:=([.D675]-[.C674])" office:value-type="float" office:value="-8.67062648806282">
            <text:p>-8,6706264881</text:p>
          </table:table-cell>
          <table:table-cell/>
        </table:table-row>
        <table:table-row table:style-name="ro1">
          <table:table-cell office:value-type="float" office:value="4.68728882486">
            <text:p>4,6872888249</text:p>
          </table:table-cell>
          <table:table-cell office:value-type="float" office:value="5.72034214527">
            <text:p>5,7203421453</text:p>
          </table:table-cell>
          <table:table-cell table:formula="of:=FREQUENCY([.B$14:.B$1013];[.B676])/1000" office:value-type="float" office:value="0.663">
            <text:p>0,663</text:p>
          </table:table-cell>
          <table:table-cell table:formula="of:=IF(AND([.E$6]&lt;=[.B676];[.B676]&lt;=[.E$7]);([.B676]-[.E$6])^2/([.E$8]-[.E$6])*([.E$7]-[.E$6]);1-(([.E$8]-[.B676])^2/([.E$8]-[.E$6])*([.E$8]-[.E$7])))" office:value-type="float" office:value="-7.96346303674349">
            <text:p>-7,9634630367</text:p>
          </table:table-cell>
          <table:table-cell table:formula="of:=([.D676]-[.C676])" office:value-type="float" office:value="-8.62646303674349">
            <text:p>-8,6264630367</text:p>
          </table:table-cell>
          <table:table-cell table:formula="of:=([.D676]-[.C675])" office:value-type="float" office:value="-8.62546303674349">
            <text:p>-8,6254630367</text:p>
          </table:table-cell>
          <table:table-cell/>
        </table:table-row>
        <table:table-row table:style-name="ro1">
          <table:table-cell office:value-type="float" office:value="6.05389279881">
            <text:p>6,0538927988</text:p>
          </table:table-cell>
          <table:table-cell office:value-type="float" office:value="5.7225610241">
            <text:p>5,7225610241</text:p>
          </table:table-cell>
          <table:table-cell table:formula="of:=FREQUENCY([.B$14:.B$1013];[.B677])/1000" office:value-type="float" office:value="0.664">
            <text:p>0,664</text:p>
          </table:table-cell>
          <table:table-cell table:formula="of:=IF(AND([.E$6]&lt;=[.B677];[.B677]&lt;=[.E$7]);([.B677]-[.E$6])^2/([.E$8]-[.E$6])*([.E$7]-[.E$6]);1-(([.E$8]-[.B677])^2/([.E$8]-[.E$6])*([.E$8]-[.E$7])))" office:value-type="float" office:value="-7.95133853395704">
            <text:p>-7,951338534</text:p>
          </table:table-cell>
          <table:table-cell table:formula="of:=([.D677]-[.C677])" office:value-type="float" office:value="-8.61533853395703">
            <text:p>-8,615338534</text:p>
          </table:table-cell>
          <table:table-cell table:formula="of:=([.D677]-[.C676])" office:value-type="float" office:value="-8.61433853395704">
            <text:p>-8,614338534</text:p>
          </table:table-cell>
          <table:table-cell/>
        </table:table-row>
        <table:table-row table:style-name="ro1">
          <table:table-cell office:value-type="float" office:value="6.13178795434">
            <text:p>6,1317879543</text:p>
          </table:table-cell>
          <table:table-cell office:value-type="float" office:value="5.72602094527">
            <text:p>5,7260209453</text:p>
          </table:table-cell>
          <table:table-cell table:formula="of:=FREQUENCY([.B$14:.B$1013];[.B678])/1000" office:value-type="float" office:value="0.665">
            <text:p>0,665</text:p>
          </table:table-cell>
          <table:table-cell table:formula="of:=IF(AND([.E$6]&lt;=[.B678];[.B678]&lt;=[.E$7]);([.B678]-[.E$6])^2/([.E$8]-[.E$6])*([.E$7]-[.E$6]);1-(([.E$8]-[.B678])^2/([.E$8]-[.E$6])*([.E$8]-[.E$7])))" office:value-type="float" office:value="-7.93244904234229">
            <text:p>-7,9324490423</text:p>
          </table:table-cell>
          <table:table-cell table:formula="of:=([.D678]-[.C678])" office:value-type="float" office:value="-8.59744904234229">
            <text:p>-8,5974490423</text:p>
          </table:table-cell>
          <table:table-cell table:formula="of:=([.D678]-[.C677])" office:value-type="float" office:value="-8.59644904234229">
            <text:p>-8,5964490423</text:p>
          </table:table-cell>
          <table:table-cell/>
        </table:table-row>
        <table:table-row table:style-name="ro1">
          <table:table-cell office:value-type="float" office:value="7.21712003353">
            <text:p>7,2171200335</text:p>
          </table:table-cell>
          <table:table-cell office:value-type="float" office:value="5.72998926065">
            <text:p>5,7299892607</text:p>
          </table:table-cell>
          <table:table-cell table:formula="of:=FREQUENCY([.B$14:.B$1013];[.B679])/1000" office:value-type="float" office:value="0.666">
            <text:p>0,666</text:p>
          </table:table-cell>
          <table:table-cell table:formula="of:=IF(AND([.E$6]&lt;=[.B679];[.B679]&lt;=[.E$7]);([.B679]-[.E$6])^2/([.E$8]-[.E$6])*([.E$7]-[.E$6]);1-(([.E$8]-[.B679])^2/([.E$8]-[.E$6])*([.E$8]-[.E$7])))" office:value-type="float" office:value="-7.91080852955361">
            <text:p>-7,9108085296</text:p>
          </table:table-cell>
          <table:table-cell table:formula="of:=([.D679]-[.C679])" office:value-type="float" office:value="-8.57680852955361">
            <text:p>-8,5768085296</text:p>
          </table:table-cell>
          <table:table-cell table:formula="of:=([.D679]-[.C678])" office:value-type="float" office:value="-8.57580852955361">
            <text:p>-8,5758085296</text:p>
          </table:table-cell>
          <table:table-cell/>
        </table:table-row>
        <table:table-row table:style-name="ro1">
          <table:table-cell office:value-type="float" office:value="5.80411672575">
            <text:p>5,8041167258</text:p>
          </table:table-cell>
          <table:table-cell office:value-type="float" office:value="5.73356994603">
            <text:p>5,733569946</text:p>
          </table:table-cell>
          <table:table-cell table:formula="of:=FREQUENCY([.B$14:.B$1013];[.B680])/1000" office:value-type="float" office:value="0.667">
            <text:p>0,667</text:p>
          </table:table-cell>
          <table:table-cell table:formula="of:=IF(AND([.E$6]&lt;=[.B680];[.B680]&lt;=[.E$7]);([.B680]-[.E$6])^2/([.E$8]-[.E$6])*([.E$7]-[.E$6]);1-(([.E$8]-[.B680])^2/([.E$8]-[.E$6])*([.E$8]-[.E$7])))" office:value-type="float" office:value="-7.89130441456538">
            <text:p>-7,8913044146</text:p>
          </table:table-cell>
          <table:table-cell table:formula="of:=([.D680]-[.C680])" office:value-type="float" office:value="-8.55830441456538">
            <text:p>-8,5583044146</text:p>
          </table:table-cell>
          <table:table-cell table:formula="of:=([.D680]-[.C679])" office:value-type="float" office:value="-8.55730441456538">
            <text:p>-8,5573044146</text:p>
          </table:table-cell>
          <table:table-cell/>
        </table:table-row>
        <table:table-row table:style-name="ro1">
          <table:table-cell office:value-type="float" office:value="4.12303497156">
            <text:p>4,1230349716</text:p>
          </table:table-cell>
          <table:table-cell office:value-type="float" office:value="5.73852519643">
            <text:p>5,7385251964</text:p>
          </table:table-cell>
          <table:table-cell table:formula="of:=FREQUENCY([.B$14:.B$1013];[.B681])/1000" office:value-type="float" office:value="0.668">
            <text:p>0,668</text:p>
          </table:table-cell>
          <table:table-cell table:formula="of:=IF(AND([.E$6]&lt;=[.B681];[.B681]&lt;=[.E$7]);([.B681]-[.E$6])^2/([.E$8]-[.E$6])*([.E$7]-[.E$6]);1-(([.E$8]-[.B681])^2/([.E$8]-[.E$6])*([.E$8]-[.E$7])))" office:value-type="float" office:value="-7.86434824526831">
            <text:p>-7,8643482453</text:p>
          </table:table-cell>
          <table:table-cell table:formula="of:=([.D681]-[.C681])" office:value-type="float" office:value="-8.53234824526831">
            <text:p>-8,5323482453</text:p>
          </table:table-cell>
          <table:table-cell table:formula="of:=([.D681]-[.C680])" office:value-type="float" office:value="-8.53134824526831">
            <text:p>-8,5313482453</text:p>
          </table:table-cell>
          <table:table-cell/>
        </table:table-row>
        <table:table-row table:style-name="ro1">
          <table:table-cell office:value-type="float" office:value="3.51642795748">
            <text:p>3,5164279575</text:p>
          </table:table-cell>
          <table:table-cell office:value-type="float" office:value="5.73981201476">
            <text:p>5,7398120148</text:p>
          </table:table-cell>
          <table:table-cell table:formula="of:=FREQUENCY([.B$14:.B$1013];[.B682])/1000" office:value-type="float" office:value="0.669">
            <text:p>0,669</text:p>
          </table:table-cell>
          <table:table-cell table:formula="of:=IF(AND([.E$6]&lt;=[.B682];[.B682]&lt;=[.E$7]);([.B682]-[.E$6])^2/([.E$8]-[.E$6])*([.E$7]-[.E$6]);1-(([.E$8]-[.B682])^2/([.E$8]-[.E$6])*([.E$8]-[.E$7])))" office:value-type="float" office:value="-7.85735474925271">
            <text:p>-7,8573547493</text:p>
          </table:table-cell>
          <table:table-cell table:formula="of:=([.D682]-[.C682])" office:value-type="float" office:value="-8.52635474925271">
            <text:p>-8,5263547493</text:p>
          </table:table-cell>
          <table:table-cell table:formula="of:=([.D682]-[.C681])" office:value-type="float" office:value="-8.52535474925271">
            <text:p>-8,5253547493</text:p>
          </table:table-cell>
          <table:table-cell/>
        </table:table-row>
        <table:table-row table:style-name="ro1">
          <table:table-cell office:value-type="float" office:value="6.69815710878">
            <text:p>6,6981571088</text:p>
          </table:table-cell>
          <table:table-cell office:value-type="float" office:value="5.75379645816">
            <text:p>5,7537964582</text:p>
          </table:table-cell>
          <table:table-cell table:formula="of:=FREQUENCY([.B$14:.B$1013];[.B683])/1000" office:value-type="float" office:value="0.67">
            <text:p>0,67</text:p>
          </table:table-cell>
          <table:table-cell table:formula="of:=IF(AND([.E$6]&lt;=[.B683];[.B683]&lt;=[.E$7]);([.B683]-[.E$6])^2/([.E$8]-[.E$6])*([.E$7]-[.E$6]);1-(([.E$8]-[.B683])^2/([.E$8]-[.E$6])*([.E$8]-[.E$7])))" office:value-type="float" office:value="-7.7815311958788">
            <text:p>-7,7815311959</text:p>
          </table:table-cell>
          <table:table-cell table:formula="of:=([.D683]-[.C683])" office:value-type="float" office:value="-8.4515311958788">
            <text:p>-8,4515311959</text:p>
          </table:table-cell>
          <table:table-cell table:formula="of:=([.D683]-[.C682])" office:value-type="float" office:value="-8.4505311958788">
            <text:p>-8,4505311959</text:p>
          </table:table-cell>
          <table:table-cell/>
        </table:table-row>
        <table:table-row table:style-name="ro1">
          <table:table-cell office:value-type="float" office:value="4.12918905748">
            <text:p>4,1291890575</text:p>
          </table:table-cell>
          <table:table-cell office:value-type="float" office:value="5.75710748824">
            <text:p>5,7571074882</text:p>
          </table:table-cell>
          <table:table-cell table:formula="of:=FREQUENCY([.B$14:.B$1013];[.B684])/1000" office:value-type="float" office:value="0.671">
            <text:p>0,671</text:p>
          </table:table-cell>
          <table:table-cell table:formula="of:=IF(AND([.E$6]&lt;=[.B684];[.B684]&lt;=[.E$7]);([.B684]-[.E$6])^2/([.E$8]-[.E$6])*([.E$7]-[.E$6]);1-(([.E$8]-[.B684])^2/([.E$8]-[.E$6])*([.E$8]-[.E$7])))" office:value-type="float" office:value="-7.7636265356909">
            <text:p>-7,7636265357</text:p>
          </table:table-cell>
          <table:table-cell table:formula="of:=([.D684]-[.C684])" office:value-type="float" office:value="-8.4346265356909">
            <text:p>-8,4346265357</text:p>
          </table:table-cell>
          <table:table-cell table:formula="of:=([.D684]-[.C683])" office:value-type="float" office:value="-8.4336265356909">
            <text:p>-8,4336265357</text:p>
          </table:table-cell>
          <table:table-cell/>
        </table:table-row>
        <table:table-row table:style-name="ro1">
          <table:table-cell office:value-type="float" office:value="4.86852629154">
            <text:p>4,8685262915</text:p>
          </table:table-cell>
          <table:table-cell office:value-type="float" office:value="5.75897613181">
            <text:p>5,7589761318</text:p>
          </table:table-cell>
          <table:table-cell table:formula="of:=FREQUENCY([.B$14:.B$1013];[.B685])/1000" office:value-type="float" office:value="0.672">
            <text:p>0,672</text:p>
          </table:table-cell>
          <table:table-cell table:formula="of:=IF(AND([.E$6]&lt;=[.B685];[.B685]&lt;=[.E$7]);([.B685]-[.E$6])^2/([.E$8]-[.E$6])*([.E$7]-[.E$6]);1-(([.E$8]-[.B685])^2/([.E$8]-[.E$6])*([.E$8]-[.E$7])))" office:value-type="float" office:value="-7.75352976181439">
            <text:p>-7,7535297618</text:p>
          </table:table-cell>
          <table:table-cell table:formula="of:=([.D685]-[.C685])" office:value-type="float" office:value="-8.42552976181439">
            <text:p>-8,4255297618</text:p>
          </table:table-cell>
          <table:table-cell table:formula="of:=([.D685]-[.C684])" office:value-type="float" office:value="-8.42452976181439">
            <text:p>-8,4245297618</text:p>
          </table:table-cell>
          <table:table-cell/>
        </table:table-row>
        <table:table-row table:style-name="ro1">
          <table:table-cell office:value-type="float" office:value="4.50730654676">
            <text:p>4,5073065468</text:p>
          </table:table-cell>
          <table:table-cell office:value-type="float" office:value="5.76012094022">
            <text:p>5,7601209402</text:p>
          </table:table-cell>
          <table:table-cell table:formula="of:=FREQUENCY([.B$14:.B$1013];[.B686])/1000" office:value-type="float" office:value="0.673">
            <text:p>0,673</text:p>
          </table:table-cell>
          <table:table-cell table:formula="of:=IF(AND([.E$6]&lt;=[.B686];[.B686]&lt;=[.E$7]);([.B686]-[.E$6])^2/([.E$8]-[.E$6])*([.E$7]-[.E$6]);1-(([.E$8]-[.B686])^2/([.E$8]-[.E$6])*([.E$8]-[.E$7])))" office:value-type="float" office:value="-7.74734693500078">
            <text:p>-7,747346935</text:p>
          </table:table-cell>
          <table:table-cell table:formula="of:=([.D686]-[.C686])" office:value-type="float" office:value="-8.42034693500078">
            <text:p>-8,420346935</text:p>
          </table:table-cell>
          <table:table-cell table:formula="of:=([.D686]-[.C685])" office:value-type="float" office:value="-8.41934693500078">
            <text:p>-8,419346935</text:p>
          </table:table-cell>
          <table:table-cell/>
        </table:table-row>
        <table:table-row table:style-name="ro1">
          <table:table-cell office:value-type="float" office:value="4.77227024863">
            <text:p>4,7722702486</text:p>
          </table:table-cell>
          <table:table-cell office:value-type="float" office:value="5.76270381086">
            <text:p>5,7627038109</text:p>
          </table:table-cell>
          <table:table-cell table:formula="of:=FREQUENCY([.B$14:.B$1013];[.B687])/1000" office:value-type="float" office:value="0.674">
            <text:p>0,674</text:p>
          </table:table-cell>
          <table:table-cell table:formula="of:=IF(AND([.E$6]&lt;=[.B687];[.B687]&lt;=[.E$7]);([.B687]-[.E$6])^2/([.E$8]-[.E$6])*([.E$7]-[.E$6]);1-(([.E$8]-[.B687])^2/([.E$8]-[.E$6])*([.E$8]-[.E$7])))" office:value-type="float" office:value="-7.73340551351697">
            <text:p>-7,7334055135</text:p>
          </table:table-cell>
          <table:table-cell table:formula="of:=([.D687]-[.C687])" office:value-type="float" office:value="-8.40740551351697">
            <text:p>-8,4074055135</text:p>
          </table:table-cell>
          <table:table-cell table:formula="of:=([.D687]-[.C686])" office:value-type="float" office:value="-8.40640551351697">
            <text:p>-8,4064055135</text:p>
          </table:table-cell>
          <table:table-cell/>
        </table:table-row>
        <table:table-row table:style-name="ro1">
          <table:table-cell office:value-type="float" office:value="3.71322312615">
            <text:p>3,7132231262</text:p>
          </table:table-cell>
          <table:table-cell office:value-type="float" office:value="5.76332202444">
            <text:p>5,7633220244</text:p>
          </table:table-cell>
          <table:table-cell table:formula="of:=FREQUENCY([.B$14:.B$1013];[.B688])/1000" office:value-type="float" office:value="0.675">
            <text:p>0,675</text:p>
          </table:table-cell>
          <table:table-cell table:formula="of:=IF(AND([.E$6]&lt;=[.B688];[.B688]&lt;=[.E$7]);([.B688]-[.E$6])^2/([.E$8]-[.E$6])*([.E$7]-[.E$6]);1-(([.E$8]-[.B688])^2/([.E$8]-[.E$6])*([.E$8]-[.E$7])))" office:value-type="float" office:value="-7.73007026456265">
            <text:p>-7,7300702646</text:p>
          </table:table-cell>
          <table:table-cell table:formula="of:=([.D688]-[.C688])" office:value-type="float" office:value="-8.40507026456265">
            <text:p>-8,4050702646</text:p>
          </table:table-cell>
          <table:table-cell table:formula="of:=([.D688]-[.C687])" office:value-type="float" office:value="-8.40407026456265">
            <text:p>-8,4040702646</text:p>
          </table:table-cell>
          <table:table-cell/>
        </table:table-row>
        <table:table-row table:style-name="ro1">
          <table:table-cell office:value-type="float" office:value="6.47358893589">
            <text:p>6,4735889359</text:p>
          </table:table-cell>
          <table:table-cell office:value-type="float" office:value="5.76482013263">
            <text:p>5,7648201326</text:p>
          </table:table-cell>
          <table:table-cell table:formula="of:=FREQUENCY([.B$14:.B$1013];[.B689])/1000" office:value-type="float" office:value="0.676">
            <text:p>0,676</text:p>
          </table:table-cell>
          <table:table-cell table:formula="of:=IF(AND([.E$6]&lt;=[.B689];[.B689]&lt;=[.E$7]);([.B689]-[.E$6])^2/([.E$8]-[.E$6])*([.E$7]-[.E$6]);1-(([.E$8]-[.B689])^2/([.E$8]-[.E$6])*([.E$8]-[.E$7])))" office:value-type="float" office:value="-7.72199064519681">
            <text:p>-7,7219906452</text:p>
          </table:table-cell>
          <table:table-cell table:formula="of:=([.D689]-[.C689])" office:value-type="float" office:value="-8.39799064519681">
            <text:p>-8,3979906452</text:p>
          </table:table-cell>
          <table:table-cell table:formula="of:=([.D689]-[.C688])" office:value-type="float" office:value="-8.39699064519681">
            <text:p>-8,3969906452</text:p>
          </table:table-cell>
          <table:table-cell/>
        </table:table-row>
        <table:table-row table:style-name="ro1">
          <table:table-cell office:value-type="float" office:value="6.32666388711">
            <text:p>6,3266638871</text:p>
          </table:table-cell>
          <table:table-cell office:value-type="float" office:value="5.76779638629">
            <text:p>5,7677963863</text:p>
          </table:table-cell>
          <table:table-cell table:formula="of:=FREQUENCY([.B$14:.B$1013];[.B690])/1000" office:value-type="float" office:value="0.677">
            <text:p>0,677</text:p>
          </table:table-cell>
          <table:table-cell table:formula="of:=IF(AND([.E$6]&lt;=[.B690];[.B690]&lt;=[.E$7]);([.B690]-[.E$6])^2/([.E$8]-[.E$6])*([.E$7]-[.E$6]);1-(([.E$8]-[.B690])^2/([.E$8]-[.E$6])*([.E$8]-[.E$7])))" office:value-type="float" office:value="-7.70595016706666">
            <text:p>-7,7059501671</text:p>
          </table:table-cell>
          <table:table-cell table:formula="of:=([.D690]-[.C690])" office:value-type="float" office:value="-8.38295016706666">
            <text:p>-8,3829501671</text:p>
          </table:table-cell>
          <table:table-cell table:formula="of:=([.D690]-[.C689])" office:value-type="float" office:value="-8.38195016706666">
            <text:p>-8,3819501671</text:p>
          </table:table-cell>
          <table:table-cell/>
        </table:table-row>
        <table:table-row table:style-name="ro1">
          <table:table-cell office:value-type="float" office:value="4.26645775246">
            <text:p>4,2664577525</text:p>
          </table:table-cell>
          <table:table-cell office:value-type="float" office:value="5.77244532649">
            <text:p>5,7724453265</text:p>
          </table:table-cell>
          <table:table-cell table:formula="of:=FREQUENCY([.B$14:.B$1013];[.B691])/1000" office:value-type="float" office:value="0.678">
            <text:p>0,678</text:p>
          </table:table-cell>
          <table:table-cell table:formula="of:=IF(AND([.E$6]&lt;=[.B691];[.B691]&lt;=[.E$7]);([.B691]-[.E$6])^2/([.E$8]-[.E$6])*([.E$7]-[.E$6]);1-(([.E$8]-[.B691])^2/([.E$8]-[.E$6])*([.E$8]-[.E$7])))" office:value-type="float" office:value="-7.68092430874687">
            <text:p>-7,6809243087</text:p>
          </table:table-cell>
          <table:table-cell table:formula="of:=([.D691]-[.C691])" office:value-type="float" office:value="-8.35892430874687">
            <text:p>-8,3589243087</text:p>
          </table:table-cell>
          <table:table-cell table:formula="of:=([.D691]-[.C690])" office:value-type="float" office:value="-8.35792430874687">
            <text:p>-8,3579243087</text:p>
          </table:table-cell>
          <table:table-cell/>
        </table:table-row>
        <table:table-row table:style-name="ro1">
          <table:table-cell office:value-type="float" office:value="6.00074215913">
            <text:p>6,0007421591</text:p>
          </table:table-cell>
          <table:table-cell office:value-type="float" office:value="5.77650557641">
            <text:p>5,7765055764</text:p>
          </table:table-cell>
          <table:table-cell table:formula="of:=FREQUENCY([.B$14:.B$1013];[.B692])/1000" office:value-type="float" office:value="0.679">
            <text:p>0,679</text:p>
          </table:table-cell>
          <table:table-cell table:formula="of:=IF(AND([.E$6]&lt;=[.B692];[.B692]&lt;=[.E$7]);([.B692]-[.E$6])^2/([.E$8]-[.E$6])*([.E$7]-[.E$6]);1-(([.E$8]-[.B692])^2/([.E$8]-[.E$6])*([.E$8]-[.E$7])))" office:value-type="float" office:value="-7.65909691576319">
            <text:p>-7,6590969158</text:p>
          </table:table-cell>
          <table:table-cell table:formula="of:=([.D692]-[.C692])" office:value-type="float" office:value="-8.33809691576319">
            <text:p>-8,3380969158</text:p>
          </table:table-cell>
          <table:table-cell table:formula="of:=([.D692]-[.C691])" office:value-type="float" office:value="-8.33709691576319">
            <text:p>-8,3370969158</text:p>
          </table:table-cell>
          <table:table-cell/>
        </table:table-row>
        <table:table-row table:style-name="ro1">
          <table:table-cell office:value-type="float" office:value="5.43090370939">
            <text:p>5,4309037094</text:p>
          </table:table-cell>
          <table:table-cell office:value-type="float" office:value="5.78653784827">
            <text:p>5,7865378483</text:p>
          </table:table-cell>
          <table:table-cell table:formula="of:=FREQUENCY([.B$14:.B$1013];[.B693])/1000" office:value-type="float" office:value="0.68">
            <text:p>0,68</text:p>
          </table:table-cell>
          <table:table-cell table:formula="of:=IF(AND([.E$6]&lt;=[.B693];[.B693]&lt;=[.E$7]);([.B693]-[.E$6])^2/([.E$8]-[.E$6])*([.E$7]-[.E$6]);1-(([.E$8]-[.B693])^2/([.E$8]-[.E$6])*([.E$8]-[.E$7])))" office:value-type="float" office:value="-7.605282500501">
            <text:p>-7,6052825005</text:p>
          </table:table-cell>
          <table:table-cell table:formula="of:=([.D693]-[.C693])" office:value-type="float" office:value="-8.285282500501">
            <text:p>-8,2852825005</text:p>
          </table:table-cell>
          <table:table-cell table:formula="of:=([.D693]-[.C692])" office:value-type="float" office:value="-8.284282500501">
            <text:p>-8,2842825005</text:p>
          </table:table-cell>
          <table:table-cell/>
        </table:table-row>
        <table:table-row table:style-name="ro1">
          <table:table-cell office:value-type="float" office:value="3.45746499188">
            <text:p>3,4574649919</text:p>
          </table:table-cell>
          <table:table-cell office:value-type="float" office:value="5.78863189404">
            <text:p>5,788631894</text:p>
          </table:table-cell>
          <table:table-cell table:formula="of:=FREQUENCY([.B$14:.B$1013];[.B694])/1000" office:value-type="float" office:value="0.681">
            <text:p>0,681</text:p>
          </table:table-cell>
          <table:table-cell table:formula="of:=IF(AND([.E$6]&lt;=[.B694];[.B694]&lt;=[.E$7]);([.B694]-[.E$6])^2/([.E$8]-[.E$6])*([.E$7]-[.E$6]);1-(([.E$8]-[.B694])^2/([.E$8]-[.E$6])*([.E$8]-[.E$7])))" office:value-type="float" office:value="-7.5940709266476">
            <text:p>-7,5940709266</text:p>
          </table:table-cell>
          <table:table-cell table:formula="of:=([.D694]-[.C694])" office:value-type="float" office:value="-8.2750709266476">
            <text:p>-8,2750709266</text:p>
          </table:table-cell>
          <table:table-cell table:formula="of:=([.D694]-[.C693])" office:value-type="float" office:value="-8.2740709266476">
            <text:p>-8,2740709266</text:p>
          </table:table-cell>
          <table:table-cell/>
        </table:table-row>
        <table:table-row table:style-name="ro1">
          <table:table-cell office:value-type="float" office:value="4.85307117778">
            <text:p>4,8530711778</text:p>
          </table:table-cell>
          <table:table-cell office:value-type="float" office:value="5.79458205647">
            <text:p>5,7945820565</text:p>
          </table:table-cell>
          <table:table-cell table:formula="of:=FREQUENCY([.B$14:.B$1013];[.B695])/1000" office:value-type="float" office:value="0.682">
            <text:p>0,682</text:p>
          </table:table-cell>
          <table:table-cell table:formula="of:=IF(AND([.E$6]&lt;=[.B695];[.B695]&lt;=[.E$7]);([.B695]-[.E$6])^2/([.E$8]-[.E$6])*([.E$7]-[.E$6]);1-(([.E$8]-[.B695])^2/([.E$8]-[.E$6])*([.E$8]-[.E$7])))" office:value-type="float" office:value="-7.56225349392008">
            <text:p>-7,5622534939</text:p>
          </table:table-cell>
          <table:table-cell table:formula="of:=([.D695]-[.C695])" office:value-type="float" office:value="-8.24425349392008">
            <text:p>-8,2442534939</text:p>
          </table:table-cell>
          <table:table-cell table:formula="of:=([.D695]-[.C694])" office:value-type="float" office:value="-8.24325349392008">
            <text:p>-8,2432534939</text:p>
          </table:table-cell>
          <table:table-cell/>
        </table:table-row>
        <table:table-row table:style-name="ro1">
          <table:table-cell office:value-type="float" office:value="4.07184577951">
            <text:p>4,0718457795</text:p>
          </table:table-cell>
          <table:table-cell office:value-type="float" office:value="5.80093785433">
            <text:p>5,8009378543</text:p>
          </table:table-cell>
          <table:table-cell table:formula="of:=FREQUENCY([.B$14:.B$1013];[.B696])/1000" office:value-type="float" office:value="0.683">
            <text:p>0,683</text:p>
          </table:table-cell>
          <table:table-cell table:formula="of:=IF(AND([.E$6]&lt;=[.B696];[.B696]&lt;=[.E$7]);([.B696]-[.E$6])^2/([.E$8]-[.E$6])*([.E$7]-[.E$6]);1-(([.E$8]-[.B696])^2/([.E$8]-[.E$6])*([.E$8]-[.E$7])))" office:value-type="float" office:value="-7.52833217654895">
            <text:p>-7,5283321765</text:p>
          </table:table-cell>
          <table:table-cell table:formula="of:=([.D696]-[.C696])" office:value-type="float" office:value="-8.21133217654895">
            <text:p>-8,2113321765</text:p>
          </table:table-cell>
          <table:table-cell table:formula="of:=([.D696]-[.C695])" office:value-type="float" office:value="-8.21033217654895">
            <text:p>-8,2103321765</text:p>
          </table:table-cell>
          <table:table-cell/>
        </table:table-row>
        <table:table-row table:style-name="ro1">
          <table:table-cell office:value-type="float" office:value="3.96787855197">
            <text:p>3,967878552</text:p>
          </table:table-cell>
          <table:table-cell office:value-type="float" office:value="5.80411672575">
            <text:p>5,8041167258</text:p>
          </table:table-cell>
          <table:table-cell table:formula="of:=FREQUENCY([.B$14:.B$1013];[.B697])/1000" office:value-type="float" office:value="0.684">
            <text:p>0,684</text:p>
          </table:table-cell>
          <table:table-cell table:formula="of:=IF(AND([.E$6]&lt;=[.B697];[.B697]&lt;=[.E$7]);([.B697]-[.E$6])^2/([.E$8]-[.E$6])*([.E$7]-[.E$6]);1-(([.E$8]-[.B697])^2/([.E$8]-[.E$6])*([.E$8]-[.E$7])))" office:value-type="float" office:value="-7.51139158552575">
            <text:p>-7,5113915855</text:p>
          </table:table-cell>
          <table:table-cell table:formula="of:=([.D697]-[.C697])" office:value-type="float" office:value="-8.19539158552575">
            <text:p>-8,1953915855</text:p>
          </table:table-cell>
          <table:table-cell table:formula="of:=([.D697]-[.C696])" office:value-type="float" office:value="-8.19439158552575">
            <text:p>-8,1943915855</text:p>
          </table:table-cell>
          <table:table-cell/>
        </table:table-row>
        <table:table-row table:style-name="ro1">
          <table:table-cell office:value-type="float" office:value="6.16056887541">
            <text:p>6,1605688754</text:p>
          </table:table-cell>
          <table:table-cell office:value-type="float" office:value="5.80561922623">
            <text:p>5,8056192262</text:p>
          </table:table-cell>
          <table:table-cell table:formula="of:=FREQUENCY([.B$14:.B$1013];[.B698])/1000" office:value-type="float" office:value="0.685">
            <text:p>0,685</text:p>
          </table:table-cell>
          <table:table-cell table:formula="of:=IF(AND([.E$6]&lt;=[.B698];[.B698]&lt;=[.E$7]);([.B698]-[.E$6])^2/([.E$8]-[.E$6])*([.E$7]-[.E$6]);1-(([.E$8]-[.B698])^2/([.E$8]-[.E$6])*([.E$8]-[.E$7])))" office:value-type="float" office:value="-7.50339043985952">
            <text:p>-7,5033904399</text:p>
          </table:table-cell>
          <table:table-cell table:formula="of:=([.D698]-[.C698])" office:value-type="float" office:value="-8.18839043985952">
            <text:p>-8,1883904399</text:p>
          </table:table-cell>
          <table:table-cell table:formula="of:=([.D698]-[.C697])" office:value-type="float" office:value="-8.18739043985952">
            <text:p>-8,1873904399</text:p>
          </table:table-cell>
          <table:table-cell/>
        </table:table-row>
        <table:table-row table:style-name="ro1">
          <table:table-cell office:value-type="float" office:value="3.69152581359">
            <text:p>3,6915258136</text:p>
          </table:table-cell>
          <table:table-cell office:value-type="float" office:value="5.80973202539">
            <text:p>5,8097320254</text:p>
          </table:table-cell>
          <table:table-cell table:formula="of:=FREQUENCY([.B$14:.B$1013];[.B699])/1000" office:value-type="float" office:value="0.686">
            <text:p>0,686</text:p>
          </table:table-cell>
          <table:table-cell table:formula="of:=IF(AND([.E$6]&lt;=[.B699];[.B699]&lt;=[.E$7]);([.B699]-[.E$6])^2/([.E$8]-[.E$6])*([.E$7]-[.E$6]);1-(([.E$8]-[.B699])^2/([.E$8]-[.E$6])*([.E$8]-[.E$7])))" office:value-type="float" office:value="-7.48150812485183">
            <text:p>-7,4815081249</text:p>
          </table:table-cell>
          <table:table-cell table:formula="of:=([.D699]-[.C699])" office:value-type="float" office:value="-8.16750812485183">
            <text:p>-8,1675081249</text:p>
          </table:table-cell>
          <table:table-cell table:formula="of:=([.D699]-[.C698])" office:value-type="float" office:value="-8.16650812485183">
            <text:p>-8,1665081249</text:p>
          </table:table-cell>
          <table:table-cell/>
        </table:table-row>
        <table:table-row table:style-name="ro1">
          <table:table-cell office:value-type="float" office:value="5.17813005113">
            <text:p>5,1781300511</text:p>
          </table:table-cell>
          <table:table-cell office:value-type="float" office:value="5.8119972654">
            <text:p>5,8119972654</text:p>
          </table:table-cell>
          <table:table-cell table:formula="of:=FREQUENCY([.B$14:.B$1013];[.B700])/1000" office:value-type="float" office:value="0.687">
            <text:p>0,687</text:p>
          </table:table-cell>
          <table:table-cell table:formula="of:=IF(AND([.E$6]&lt;=[.B700];[.B700]&lt;=[.E$7]);([.B700]-[.E$6])^2/([.E$8]-[.E$6])*([.E$7]-[.E$6]);1-(([.E$8]-[.B700])^2/([.E$8]-[.E$6])*([.E$8]-[.E$7])))" office:value-type="float" office:value="-7.4694678631809">
            <text:p>-7,4694678632</text:p>
          </table:table-cell>
          <table:table-cell table:formula="of:=([.D700]-[.C700])" office:value-type="float" office:value="-8.1564678631809">
            <text:p>-8,1564678632</text:p>
          </table:table-cell>
          <table:table-cell table:formula="of:=([.D700]-[.C699])" office:value-type="float" office:value="-8.1554678631809">
            <text:p>-8,1554678632</text:p>
          </table:table-cell>
          <table:table-cell/>
        </table:table-row>
        <table:table-row table:style-name="ro1">
          <table:table-cell office:value-type="float" office:value="7.53562322993">
            <text:p>7,5356232299</text:p>
          </table:table-cell>
          <table:table-cell office:value-type="float" office:value="5.81942306837">
            <text:p>5,8194230684</text:p>
          </table:table-cell>
          <table:table-cell table:formula="of:=FREQUENCY([.B$14:.B$1013];[.B701])/1000" office:value-type="float" office:value="0.688">
            <text:p>0,688</text:p>
          </table:table-cell>
          <table:table-cell table:formula="of:=IF(AND([.E$6]&lt;=[.B701];[.B701]&lt;=[.E$7]);([.B701]-[.E$6])^2/([.E$8]-[.E$6])*([.E$7]-[.E$6]);1-(([.E$8]-[.B701])^2/([.E$8]-[.E$6])*([.E$8]-[.E$7])))" office:value-type="float" office:value="-7.43005801501409">
            <text:p>-7,430058015</text:p>
          </table:table-cell>
          <table:table-cell table:formula="of:=([.D701]-[.C701])" office:value-type="float" office:value="-8.11805801501409">
            <text:p>-8,118058015</text:p>
          </table:table-cell>
          <table:table-cell table:formula="of:=([.D701]-[.C700])" office:value-type="float" office:value="-8.11705801501409">
            <text:p>-8,117058015</text:p>
          </table:table-cell>
          <table:table-cell/>
        </table:table-row>
        <table:table-row table:style-name="ro1">
          <table:table-cell office:value-type="float" office:value="5.98545478205">
            <text:p>5,9854547821</text:p>
          </table:table-cell>
          <table:table-cell office:value-type="float" office:value="5.81991827346">
            <text:p>5,8199182735</text:p>
          </table:table-cell>
          <table:table-cell table:formula="of:=FREQUENCY([.B$14:.B$1013];[.B702])/1000" office:value-type="float" office:value="0.689">
            <text:p>0,689</text:p>
          </table:table-cell>
          <table:table-cell table:formula="of:=IF(AND([.E$6]&lt;=[.B702];[.B702]&lt;=[.E$7]);([.B702]-[.E$6])^2/([.E$8]-[.E$6])*([.E$7]-[.E$6]);1-(([.E$8]-[.B702])^2/([.E$8]-[.E$6])*([.E$8]-[.E$7])))" office:value-type="float" office:value="-7.42743315622802">
            <text:p>-7,4274331562</text:p>
          </table:table-cell>
          <table:table-cell table:formula="of:=([.D702]-[.C702])" office:value-type="float" office:value="-8.11643315622802">
            <text:p>-8,1164331562</text:p>
          </table:table-cell>
          <table:table-cell table:formula="of:=([.D702]-[.C701])" office:value-type="float" office:value="-8.11543315622802">
            <text:p>-8,1154331562</text:p>
          </table:table-cell>
          <table:table-cell/>
        </table:table-row>
        <table:table-row table:style-name="ro1">
          <table:table-cell office:value-type="float" office:value="5.24290552965">
            <text:p>5,2429055297</text:p>
          </table:table-cell>
          <table:table-cell office:value-type="float" office:value="5.83063381134">
            <text:p>5,8306338113</text:p>
          </table:table-cell>
          <table:table-cell table:formula="of:=FREQUENCY([.B$14:.B$1013];[.B703])/1000" office:value-type="float" office:value="0.69">
            <text:p>0,69</text:p>
          </table:table-cell>
          <table:table-cell table:formula="of:=IF(AND([.E$6]&lt;=[.B703];[.B703]&lt;=[.E$7]);([.B703]-[.E$6])^2/([.E$8]-[.E$6])*([.E$7]-[.E$6]);1-(([.E$8]-[.B703])^2/([.E$8]-[.E$6])*([.E$8]-[.E$7])))" office:value-type="float" office:value="-7.37073503151768">
            <text:p>-7,3707350315</text:p>
          </table:table-cell>
          <table:table-cell table:formula="of:=([.D703]-[.C703])" office:value-type="float" office:value="-8.06073503151768">
            <text:p>-8,0607350315</text:p>
          </table:table-cell>
          <table:table-cell table:formula="of:=([.D703]-[.C702])" office:value-type="float" office:value="-8.05973503151768">
            <text:p>-8,0597350315</text:p>
          </table:table-cell>
          <table:table-cell/>
        </table:table-row>
        <table:table-row table:style-name="ro1">
          <table:table-cell office:value-type="float" office:value="3.89190938597">
            <text:p>3,891909386</text:p>
          </table:table-cell>
          <table:table-cell office:value-type="float" office:value="5.84505072588">
            <text:p>5,8450507259</text:p>
          </table:table-cell>
          <table:table-cell table:formula="of:=FREQUENCY([.B$14:.B$1013];[.B704])/1000" office:value-type="float" office:value="0.691">
            <text:p>0,691</text:p>
          </table:table-cell>
          <table:table-cell table:formula="of:=IF(AND([.E$6]&lt;=[.B704];[.B704]&lt;=[.E$7]);([.B704]-[.E$6])^2/([.E$8]-[.E$6])*([.E$7]-[.E$6]);1-(([.E$8]-[.B704])^2/([.E$8]-[.E$6])*([.E$8]-[.E$7])))" office:value-type="float" office:value="-7.29475410189193">
            <text:p>-7,2947541019</text:p>
          </table:table-cell>
          <table:table-cell table:formula="of:=([.D704]-[.C704])" office:value-type="float" office:value="-7.98575410189193">
            <text:p>-7,9857541019</text:p>
          </table:table-cell>
          <table:table-cell table:formula="of:=([.D704]-[.C703])" office:value-type="float" office:value="-7.98475410189193">
            <text:p>-7,9847541019</text:p>
          </table:table-cell>
          <table:table-cell/>
        </table:table-row>
        <table:table-row table:style-name="ro1">
          <table:table-cell office:value-type="float" office:value="5.80561922623">
            <text:p>5,8056192262</text:p>
          </table:table-cell>
          <table:table-cell office:value-type="float" office:value="5.8485353095">
            <text:p>5,8485353095</text:p>
          </table:table-cell>
          <table:table-cell table:formula="of:=FREQUENCY([.B$14:.B$1013];[.B705])/1000" office:value-type="float" office:value="0.692">
            <text:p>0,692</text:p>
          </table:table-cell>
          <table:table-cell table:formula="of:=IF(AND([.E$6]&lt;=[.B705];[.B705]&lt;=[.E$7]);([.B705]-[.E$6])^2/([.E$8]-[.E$6])*([.E$7]-[.E$6]);1-(([.E$8]-[.B705])^2/([.E$8]-[.E$6])*([.E$8]-[.E$7])))" office:value-type="float" office:value="-7.27644141289022">
            <text:p>-7,2764414129</text:p>
          </table:table-cell>
          <table:table-cell table:formula="of:=([.D705]-[.C705])" office:value-type="float" office:value="-7.96844141289022">
            <text:p>-7,9684414129</text:p>
          </table:table-cell>
          <table:table-cell table:formula="of:=([.D705]-[.C704])" office:value-type="float" office:value="-7.96744141289022">
            <text:p>-7,9674414129</text:p>
          </table:table-cell>
          <table:table-cell/>
        </table:table-row>
        <table:table-row table:style-name="ro1">
          <table:table-cell office:value-type="float" office:value="4.53006612166">
            <text:p>4,5300661217</text:p>
          </table:table-cell>
          <table:table-cell office:value-type="float" office:value="5.85097023232">
            <text:p>5,8509702323</text:p>
          </table:table-cell>
          <table:table-cell table:formula="of:=FREQUENCY([.B$14:.B$1013];[.B706])/1000" office:value-type="float" office:value="0.693">
            <text:p>0,693</text:p>
          </table:table-cell>
          <table:table-cell table:formula="of:=IF(AND([.E$6]&lt;=[.B706];[.B706]&lt;=[.E$7]);([.B706]-[.E$6])^2/([.E$8]-[.E$6])*([.E$7]-[.E$6]);1-(([.E$8]-[.B706])^2/([.E$8]-[.E$6])*([.E$8]-[.E$7])))" office:value-type="float" office:value="-7.26365706477896">
            <text:p>-7,2636570648</text:p>
          </table:table-cell>
          <table:table-cell table:formula="of:=([.D706]-[.C706])" office:value-type="float" office:value="-7.95665706477896">
            <text:p>-7,9566570648</text:p>
          </table:table-cell>
          <table:table-cell table:formula="of:=([.D706]-[.C705])" office:value-type="float" office:value="-7.95565706477896">
            <text:p>-7,9556570648</text:p>
          </table:table-cell>
          <table:table-cell/>
        </table:table-row>
        <table:table-row table:style-name="ro1">
          <table:table-cell office:value-type="float" office:value="5.73356994603">
            <text:p>5,733569946</text:p>
          </table:table-cell>
          <table:table-cell office:value-type="float" office:value="5.86383613348">
            <text:p>5,8638361335</text:p>
          </table:table-cell>
          <table:table-cell table:formula="of:=FREQUENCY([.B$14:.B$1013];[.B707])/1000" office:value-type="float" office:value="0.694">
            <text:p>0,694</text:p>
          </table:table-cell>
          <table:table-cell table:formula="of:=IF(AND([.E$6]&lt;=[.B707];[.B707]&lt;=[.E$7]);([.B707]-[.E$6])^2/([.E$8]-[.E$6])*([.E$7]-[.E$6]);1-(([.E$8]-[.B707])^2/([.E$8]-[.E$6])*([.E$8]-[.E$7])))" office:value-type="float" office:value="-7.19626983138807">
            <text:p>-7,1962698314</text:p>
          </table:table-cell>
          <table:table-cell table:formula="of:=([.D707]-[.C707])" office:value-type="float" office:value="-7.89026983138807">
            <text:p>-7,8902698314</text:p>
          </table:table-cell>
          <table:table-cell table:formula="of:=([.D707]-[.C706])" office:value-type="float" office:value="-7.88926983138807">
            <text:p>-7,8892698314</text:p>
          </table:table-cell>
          <table:table-cell/>
        </table:table-row>
        <table:table-row table:style-name="ro1">
          <table:table-cell office:value-type="float" office:value="3.25109502609">
            <text:p>3,2510950261</text:p>
          </table:table-cell>
          <table:table-cell office:value-type="float" office:value="5.86864560634">
            <text:p>5,8686456063</text:p>
          </table:table-cell>
          <table:table-cell table:formula="of:=FREQUENCY([.B$14:.B$1013];[.B708])/1000" office:value-type="float" office:value="0.695">
            <text:p>0,695</text:p>
          </table:table-cell>
          <table:table-cell table:formula="of:=IF(AND([.E$6]&lt;=[.B708];[.B708]&lt;=[.E$7]);([.B708]-[.E$6])^2/([.E$8]-[.E$6])*([.E$7]-[.E$6]);1-(([.E$8]-[.B708])^2/([.E$8]-[.E$6])*([.E$8]-[.E$7])))" office:value-type="float" office:value="-7.17115028224482">
            <text:p>-7,1711502822</text:p>
          </table:table-cell>
          <table:table-cell table:formula="of:=([.D708]-[.C708])" office:value-type="float" office:value="-7.86615028224482">
            <text:p>-7,8661502822</text:p>
          </table:table-cell>
          <table:table-cell table:formula="of:=([.D708]-[.C707])" office:value-type="float" office:value="-7.86515028224482">
            <text:p>-7,8651502822</text:p>
          </table:table-cell>
          <table:table-cell/>
        </table:table-row>
        <table:table-row table:style-name="ro1">
          <table:table-cell office:value-type="float" office:value="3.99218910287">
            <text:p>3,9921891029</text:p>
          </table:table-cell>
          <table:table-cell office:value-type="float" office:value="5.86896977256">
            <text:p>5,8689697726</text:p>
          </table:table-cell>
          <table:table-cell table:formula="of:=FREQUENCY([.B$14:.B$1013];[.B709])/1000" office:value-type="float" office:value="0.696">
            <text:p>0,696</text:p>
          </table:table-cell>
          <table:table-cell table:formula="of:=IF(AND([.E$6]&lt;=[.B709];[.B709]&lt;=[.E$7]);([.B709]-[.E$6])^2/([.E$8]-[.E$6])*([.E$7]-[.E$6]);1-(([.E$8]-[.B709])^2/([.E$8]-[.E$6])*([.E$8]-[.E$7])))" office:value-type="float" office:value="-7.16945857095248">
            <text:p>-7,169458571</text:p>
          </table:table-cell>
          <table:table-cell table:formula="of:=([.D709]-[.C709])" office:value-type="float" office:value="-7.86545857095248">
            <text:p>-7,865458571</text:p>
          </table:table-cell>
          <table:table-cell table:formula="of:=([.D709]-[.C708])" office:value-type="float" office:value="-7.86445857095248">
            <text:p>-7,864458571</text:p>
          </table:table-cell>
          <table:table-cell/>
        </table:table-row>
        <table:table-row table:style-name="ro1">
          <table:table-cell office:value-type="float" office:value="5.29177443042">
            <text:p>5,2917744304</text:p>
          </table:table-cell>
          <table:table-cell office:value-type="float" office:value="5.87202389503">
            <text:p>5,872023895</text:p>
          </table:table-cell>
          <table:table-cell table:formula="of:=FREQUENCY([.B$14:.B$1013];[.B710])/1000" office:value-type="float" office:value="0.697">
            <text:p>0,697</text:p>
          </table:table-cell>
          <table:table-cell table:formula="of:=IF(AND([.E$6]&lt;=[.B710];[.B710]&lt;=[.E$7]);([.B710]-[.E$6])^2/([.E$8]-[.E$6])*([.E$7]-[.E$6]);1-(([.E$8]-[.B710])^2/([.E$8]-[.E$6])*([.E$8]-[.E$7])))" office:value-type="float" office:value="-7.15352876105274">
            <text:p>-7,1535287611</text:p>
          </table:table-cell>
          <table:table-cell table:formula="of:=([.D710]-[.C710])" office:value-type="float" office:value="-7.85052876105274">
            <text:p>-7,8505287611</text:p>
          </table:table-cell>
          <table:table-cell table:formula="of:=([.D710]-[.C709])" office:value-type="float" office:value="-7.84952876105274">
            <text:p>-7,8495287611</text:p>
          </table:table-cell>
          <table:table-cell/>
        </table:table-row>
        <table:table-row table:style-name="ro1">
          <table:table-cell office:value-type="float" office:value="8.29726355728">
            <text:p>8,2972635573</text:p>
          </table:table-cell>
          <table:table-cell office:value-type="float" office:value="5.87439742741">
            <text:p>5,8743974274</text:p>
          </table:table-cell>
          <table:table-cell table:formula="of:=FREQUENCY([.B$14:.B$1013];[.B711])/1000" office:value-type="float" office:value="0.698">
            <text:p>0,698</text:p>
          </table:table-cell>
          <table:table-cell table:formula="of:=IF(AND([.E$6]&lt;=[.B711];[.B711]&lt;=[.E$7]);([.B711]-[.E$6])^2/([.E$8]-[.E$6])*([.E$7]-[.E$6]);1-(([.E$8]-[.B711])^2/([.E$8]-[.E$6])*([.E$8]-[.E$7])))" office:value-type="float" office:value="-7.14115953481769">
            <text:p>-7,1411595348</text:p>
          </table:table-cell>
          <table:table-cell table:formula="of:=([.D711]-[.C711])" office:value-type="float" office:value="-7.83915953481769">
            <text:p>-7,8391595348</text:p>
          </table:table-cell>
          <table:table-cell table:formula="of:=([.D711]-[.C710])" office:value-type="float" office:value="-7.83815953481769">
            <text:p>-7,8381595348</text:p>
          </table:table-cell>
          <table:table-cell/>
        </table:table-row>
        <table:table-row table:style-name="ro1">
          <table:table-cell office:value-type="float" office:value="4.21562085795">
            <text:p>4,215620858</text:p>
          </table:table-cell>
          <table:table-cell office:value-type="float" office:value="5.88012219524">
            <text:p>5,8801221952</text:p>
          </table:table-cell>
          <table:table-cell table:formula="of:=FREQUENCY([.B$14:.B$1013];[.B712])/1000" office:value-type="float" office:value="0.699">
            <text:p>0,699</text:p>
          </table:table-cell>
          <table:table-cell table:formula="of:=IF(AND([.E$6]&lt;=[.B712];[.B712]&lt;=[.E$7]);([.B712]-[.E$6])^2/([.E$8]-[.E$6])*([.E$7]-[.E$6]);1-(([.E$8]-[.B712])^2/([.E$8]-[.E$6])*([.E$8]-[.E$7])))" office:value-type="float" office:value="-7.11136459719506">
            <text:p>-7,1113645972</text:p>
          </table:table-cell>
          <table:table-cell table:formula="of:=([.D712]-[.C712])" office:value-type="float" office:value="-7.81036459719506">
            <text:p>-7,8103645972</text:p>
          </table:table-cell>
          <table:table-cell table:formula="of:=([.D712]-[.C711])" office:value-type="float" office:value="-7.80936459719506">
            <text:p>-7,8093645972</text:p>
          </table:table-cell>
          <table:table-cell/>
        </table:table-row>
        <table:table-row table:style-name="ro1">
          <table:table-cell office:value-type="float" office:value="4.30656578423">
            <text:p>4,3065657842</text:p>
          </table:table-cell>
          <table:table-cell office:value-type="float" office:value="5.88524363415">
            <text:p>5,8852436342</text:p>
          </table:table-cell>
          <table:table-cell table:formula="of:=FREQUENCY([.B$14:.B$1013];[.B713])/1000" office:value-type="float" office:value="0.7">
            <text:p>0,7</text:p>
          </table:table-cell>
          <table:table-cell table:formula="of:=IF(AND([.E$6]&lt;=[.B713];[.B713]&lt;=[.E$7]);([.B713]-[.E$6])^2/([.E$8]-[.E$6])*([.E$7]-[.E$6]);1-(([.E$8]-[.B713])^2/([.E$8]-[.E$6])*([.E$8]-[.E$7])))" office:value-type="float" office:value="-7.08475601550258">
            <text:p>-7,0847560155</text:p>
          </table:table-cell>
          <table:table-cell table:formula="of:=([.D713]-[.C713])" office:value-type="float" office:value="-7.78475601550258">
            <text:p>-7,7847560155</text:p>
          </table:table-cell>
          <table:table-cell table:formula="of:=([.D713]-[.C712])" office:value-type="float" office:value="-7.78375601550258">
            <text:p>-7,7837560155</text:p>
          </table:table-cell>
          <table:table-cell/>
        </table:table-row>
        <table:table-row table:style-name="ro1">
          <table:table-cell office:value-type="float" office:value="4.12380009862">
            <text:p>4,1238000986</text:p>
          </table:table-cell>
          <table:table-cell office:value-type="float" office:value="5.89842446493">
            <text:p>5,8984244649</text:p>
          </table:table-cell>
          <table:table-cell table:formula="of:=FREQUENCY([.B$14:.B$1013];[.B714])/1000" office:value-type="float" office:value="0.701">
            <text:p>0,701</text:p>
          </table:table-cell>
          <table:table-cell table:formula="of:=IF(AND([.E$6]&lt;=[.B714];[.B714]&lt;=[.E$7]);([.B714]-[.E$6])^2/([.E$8]-[.E$6])*([.E$7]-[.E$6]);1-(([.E$8]-[.B714])^2/([.E$8]-[.E$6])*([.E$8]-[.E$7])))" office:value-type="float" office:value="-7.01647566645397">
            <text:p>-7,0164756665</text:p>
          </table:table-cell>
          <table:table-cell table:formula="of:=([.D714]-[.C714])" office:value-type="float" office:value="-7.71747566645397">
            <text:p>-7,7174756665</text:p>
          </table:table-cell>
          <table:table-cell table:formula="of:=([.D714]-[.C713])" office:value-type="float" office:value="-7.71647566645397">
            <text:p>-7,7164756665</text:p>
          </table:table-cell>
          <table:table-cell/>
        </table:table-row>
        <table:table-row table:style-name="ro1">
          <table:table-cell office:value-type="float" office:value="3.87865120632">
            <text:p>3,8786512063</text:p>
          </table:table-cell>
          <table:table-cell office:value-type="float" office:value="5.90230204522">
            <text:p>5,9023020452</text:p>
          </table:table-cell>
          <table:table-cell table:formula="of:=FREQUENCY([.B$14:.B$1013];[.B715])/1000" office:value-type="float" office:value="0.702">
            <text:p>0,702</text:p>
          </table:table-cell>
          <table:table-cell table:formula="of:=IF(AND([.E$6]&lt;=[.B715];[.B715]&lt;=[.E$7]);([.B715]-[.E$6])^2/([.E$8]-[.E$6])*([.E$7]-[.E$6]);1-(([.E$8]-[.B715])^2/([.E$8]-[.E$6])*([.E$8]-[.E$7])))" office:value-type="float" office:value="-6.99644384920683">
            <text:p>-6,9964438492</text:p>
          </table:table-cell>
          <table:table-cell table:formula="of:=([.D715]-[.C715])" office:value-type="float" office:value="-7.69844384920683">
            <text:p>-7,6984438492</text:p>
          </table:table-cell>
          <table:table-cell table:formula="of:=([.D715]-[.C714])" office:value-type="float" office:value="-7.69744384920683">
            <text:p>-7,6974438492</text:p>
          </table:table-cell>
          <table:table-cell/>
        </table:table-row>
        <table:table-row table:style-name="ro1">
          <table:table-cell office:value-type="float" office:value="3.77424306077">
            <text:p>3,7742430608</text:p>
          </table:table-cell>
          <table:table-cell office:value-type="float" office:value="5.90727449587">
            <text:p>5,9072744959</text:p>
          </table:table-cell>
          <table:table-cell table:formula="of:=FREQUENCY([.B$14:.B$1013];[.B716])/1000" office:value-type="float" office:value="0.703">
            <text:p>0,703</text:p>
          </table:table-cell>
          <table:table-cell table:formula="of:=IF(AND([.E$6]&lt;=[.B716];[.B716]&lt;=[.E$7]);([.B716]-[.E$6])^2/([.E$8]-[.E$6])*([.E$7]-[.E$6]);1-(([.E$8]-[.B716])^2/([.E$8]-[.E$6])*([.E$8]-[.E$7])))" office:value-type="float" office:value="-6.97079253658013">
            <text:p>-6,9707925366</text:p>
          </table:table-cell>
          <table:table-cell table:formula="of:=([.D716]-[.C716])" office:value-type="float" office:value="-7.67379253658013">
            <text:p>-7,6737925366</text:p>
          </table:table-cell>
          <table:table-cell table:formula="of:=([.D716]-[.C715])" office:value-type="float" office:value="-7.67279253658013">
            <text:p>-7,6727925366</text:p>
          </table:table-cell>
          <table:table-cell/>
        </table:table-row>
        <table:table-row table:style-name="ro1">
          <table:table-cell office:value-type="float" office:value="3.83445807371">
            <text:p>3,8344580737</text:p>
          </table:table-cell>
          <table:table-cell office:value-type="float" office:value="5.91257183613">
            <text:p>5,9125718361</text:p>
          </table:table-cell>
          <table:table-cell table:formula="of:=FREQUENCY([.B$14:.B$1013];[.B717])/1000" office:value-type="float" office:value="0.704">
            <text:p>0,704</text:p>
          </table:table-cell>
          <table:table-cell table:formula="of:=IF(AND([.E$6]&lt;=[.B717];[.B717]&lt;=[.E$7]);([.B717]-[.E$6])^2/([.E$8]-[.E$6])*([.E$7]-[.E$6]);1-(([.E$8]-[.B717])^2/([.E$8]-[.E$6])*([.E$8]-[.E$7])))" office:value-type="float" office:value="-6.9435105558814">
            <text:p>-6,9435105559</text:p>
          </table:table-cell>
          <table:table-cell table:formula="of:=([.D717]-[.C717])" office:value-type="float" office:value="-7.6475105558814">
            <text:p>-7,6475105559</text:p>
          </table:table-cell>
          <table:table-cell table:formula="of:=([.D717]-[.C716])" office:value-type="float" office:value="-7.6465105558814">
            <text:p>-7,6465105559</text:p>
          </table:table-cell>
          <table:table-cell/>
        </table:table-row>
        <table:table-row table:style-name="ro1">
          <table:table-cell office:value-type="float" office:value="4.44532167718">
            <text:p>4,4453216772</text:p>
          </table:table-cell>
          <table:table-cell office:value-type="float" office:value="5.91609540962">
            <text:p>5,9160954096</text:p>
          </table:table-cell>
          <table:table-cell table:formula="of:=FREQUENCY([.B$14:.B$1013];[.B718])/1000" office:value-type="float" office:value="0.705">
            <text:p>0,705</text:p>
          </table:table-cell>
          <table:table-cell table:formula="of:=IF(AND([.E$6]&lt;=[.B718];[.B718]&lt;=[.E$7]);([.B718]-[.E$6])^2/([.E$8]-[.E$6])*([.E$7]-[.E$6]);1-(([.E$8]-[.B718])^2/([.E$8]-[.E$6])*([.E$8]-[.E$7])))" office:value-type="float" office:value="-6.92538960213903">
            <text:p>-6,9253896021</text:p>
          </table:table-cell>
          <table:table-cell table:formula="of:=([.D718]-[.C718])" office:value-type="float" office:value="-7.63038960213903">
            <text:p>-7,6303896021</text:p>
          </table:table-cell>
          <table:table-cell table:formula="of:=([.D718]-[.C717])" office:value-type="float" office:value="-7.62938960213903">
            <text:p>-7,6293896021</text:p>
          </table:table-cell>
          <table:table-cell/>
        </table:table-row>
        <table:table-row table:style-name="ro1">
          <table:table-cell office:value-type="float" office:value="7.29403549967">
            <text:p>7,2940354997</text:p>
          </table:table-cell>
          <table:table-cell office:value-type="float" office:value="5.92150310567">
            <text:p>5,9215031057</text:p>
          </table:table-cell>
          <table:table-cell table:formula="of:=FREQUENCY([.B$14:.B$1013];[.B719])/1000" office:value-type="float" office:value="0.706">
            <text:p>0,706</text:p>
          </table:table-cell>
          <table:table-cell table:formula="of:=IF(AND([.E$6]&lt;=[.B719];[.B719]&lt;=[.E$7]);([.B719]-[.E$6])^2/([.E$8]-[.E$6])*([.E$7]-[.E$6]);1-(([.E$8]-[.B719])^2/([.E$8]-[.E$6])*([.E$8]-[.E$7])))" office:value-type="float" office:value="-6.89761927366621">
            <text:p>-6,8976192737</text:p>
          </table:table-cell>
          <table:table-cell table:formula="of:=([.D719]-[.C719])" office:value-type="float" office:value="-7.60361927366621">
            <text:p>-7,6036192737</text:p>
          </table:table-cell>
          <table:table-cell table:formula="of:=([.D719]-[.C718])" office:value-type="float" office:value="-7.60261927366621">
            <text:p>-7,6026192737</text:p>
          </table:table-cell>
          <table:table-cell/>
        </table:table-row>
        <table:table-row table:style-name="ro1">
          <table:table-cell office:value-type="float" office:value="3.70070003273">
            <text:p>3,7007000327</text:p>
          </table:table-cell>
          <table:table-cell office:value-type="float" office:value="5.92764423474">
            <text:p>5,9276442347</text:p>
          </table:table-cell>
          <table:table-cell table:formula="of:=FREQUENCY([.B$14:.B$1013];[.B720])/1000" office:value-type="float" office:value="0.707">
            <text:p>0,707</text:p>
          </table:table-cell>
          <table:table-cell table:formula="of:=IF(AND([.E$6]&lt;=[.B720];[.B720]&lt;=[.E$7]);([.B720]-[.E$6])^2/([.E$8]-[.E$6])*([.E$7]-[.E$6]);1-(([.E$8]-[.B720])^2/([.E$8]-[.E$6])*([.E$8]-[.E$7])))" office:value-type="float" office:value="-6.8661416236053">
            <text:p>-6,8661416236</text:p>
          </table:table-cell>
          <table:table-cell table:formula="of:=([.D720]-[.C720])" office:value-type="float" office:value="-7.5731416236053">
            <text:p>-7,5731416236</text:p>
          </table:table-cell>
          <table:table-cell table:formula="of:=([.D720]-[.C719])" office:value-type="float" office:value="-7.5721416236053">
            <text:p>-7,5721416236</text:p>
          </table:table-cell>
          <table:table-cell/>
        </table:table-row>
        <table:table-row table:style-name="ro1">
          <table:table-cell office:value-type="float" office:value="6.21453107631">
            <text:p>6,2145310763</text:p>
          </table:table-cell>
          <table:table-cell office:value-type="float" office:value="5.9389594157">
            <text:p>5,9389594157</text:p>
          </table:table-cell>
          <table:table-cell table:formula="of:=FREQUENCY([.B$14:.B$1013];[.B721])/1000" office:value-type="float" office:value="0.708">
            <text:p>0,708</text:p>
          </table:table-cell>
          <table:table-cell table:formula="of:=IF(AND([.E$6]&lt;=[.B721];[.B721]&lt;=[.E$7]);([.B721]-[.E$6])^2/([.E$8]-[.E$6])*([.E$7]-[.E$6]);1-(([.E$8]-[.B721])^2/([.E$8]-[.E$6])*([.E$8]-[.E$7])))" office:value-type="float" office:value="-6.8083078822764">
            <text:p>-6,8083078823</text:p>
          </table:table-cell>
          <table:table-cell table:formula="of:=([.D721]-[.C721])" office:value-type="float" office:value="-7.5163078822764">
            <text:p>-7,5163078823</text:p>
          </table:table-cell>
          <table:table-cell table:formula="of:=([.D721]-[.C720])" office:value-type="float" office:value="-7.5153078822764">
            <text:p>-7,5153078823</text:p>
          </table:table-cell>
          <table:table-cell/>
        </table:table-row>
        <table:table-row table:style-name="ro1">
          <table:table-cell office:value-type="float" office:value="7.26746446359">
            <text:p>7,2674644636</text:p>
          </table:table-cell>
          <table:table-cell office:value-type="float" office:value="5.94385733041">
            <text:p>5,9438573304</text:p>
          </table:table-cell>
          <table:table-cell table:formula="of:=FREQUENCY([.B$14:.B$1013];[.B722])/1000" office:value-type="float" office:value="0.709">
            <text:p>0,709</text:p>
          </table:table-cell>
          <table:table-cell table:formula="of:=IF(AND([.E$6]&lt;=[.B722];[.B722]&lt;=[.E$7]);([.B722]-[.E$6])^2/([.E$8]-[.E$6])*([.E$7]-[.E$6]);1-(([.E$8]-[.B722])^2/([.E$8]-[.E$6])*([.E$8]-[.E$7])))" office:value-type="float" office:value="-6.78334001407391">
            <text:p>-6,7833400141</text:p>
          </table:table-cell>
          <table:table-cell table:formula="of:=([.D722]-[.C722])" office:value-type="float" office:value="-7.49234001407391">
            <text:p>-7,4923400141</text:p>
          </table:table-cell>
          <table:table-cell table:formula="of:=([.D722]-[.C721])" office:value-type="float" office:value="-7.49134001407391">
            <text:p>-7,4913400141</text:p>
          </table:table-cell>
          <table:table-cell/>
        </table:table-row>
        <table:table-row table:style-name="ro1">
          <table:table-cell office:value-type="float" office:value="5.3742560515">
            <text:p>5,3742560515</text:p>
          </table:table-cell>
          <table:table-cell office:value-type="float" office:value="5.94513334362">
            <text:p>5,9451333436</text:p>
          </table:table-cell>
          <table:table-cell table:formula="of:=FREQUENCY([.B$14:.B$1013];[.B723])/1000" office:value-type="float" office:value="0.71">
            <text:p>0,71</text:p>
          </table:table-cell>
          <table:table-cell table:formula="of:=IF(AND([.E$6]&lt;=[.B723];[.B723]&lt;=[.E$7]);([.B723]-[.E$6])^2/([.E$8]-[.E$6])*([.E$7]-[.E$6]);1-(([.E$8]-[.B723])^2/([.E$8]-[.E$6])*([.E$8]-[.E$7])))" office:value-type="float" office:value="-6.77684190688527">
            <text:p>-6,7768419069</text:p>
          </table:table-cell>
          <table:table-cell table:formula="of:=([.D723]-[.C723])" office:value-type="float" office:value="-7.48684190688527">
            <text:p>-7,4868419069</text:p>
          </table:table-cell>
          <table:table-cell table:formula="of:=([.D723]-[.C722])" office:value-type="float" office:value="-7.48584190688527">
            <text:p>-7,4858419069</text:p>
          </table:table-cell>
          <table:table-cell/>
        </table:table-row>
        <table:table-row table:style-name="ro1">
          <table:table-cell office:value-type="float" office:value="5.86383613348">
            <text:p>5,8638361335</text:p>
          </table:table-cell>
          <table:table-cell office:value-type="float" office:value="5.95242640048">
            <text:p>5,9524264005</text:p>
          </table:table-cell>
          <table:table-cell table:formula="of:=FREQUENCY([.B$14:.B$1013];[.B724])/1000" office:value-type="float" office:value="0.711">
            <text:p>0,711</text:p>
          </table:table-cell>
          <table:table-cell table:formula="of:=IF(AND([.E$6]&lt;=[.B724];[.B724]&lt;=[.E$7]);([.B724]-[.E$6])^2/([.E$8]-[.E$6])*([.E$7]-[.E$6]);1-(([.E$8]-[.B724])^2/([.E$8]-[.E$6])*([.E$8]-[.E$7])))" office:value-type="float" office:value="-6.73975403707607">
            <text:p>-6,7397540371</text:p>
          </table:table-cell>
          <table:table-cell table:formula="of:=([.D724]-[.C724])" office:value-type="float" office:value="-7.45075403707607">
            <text:p>-7,4507540371</text:p>
          </table:table-cell>
          <table:table-cell table:formula="of:=([.D724]-[.C723])" office:value-type="float" office:value="-7.44975403707607">
            <text:p>-7,4497540371</text:p>
          </table:table-cell>
          <table:table-cell/>
        </table:table-row>
        <table:table-row table:style-name="ro1">
          <table:table-cell office:value-type="float" office:value="5.29818220658">
            <text:p>5,2981822066</text:p>
          </table:table-cell>
          <table:table-cell office:value-type="float" office:value="5.96366221091">
            <text:p>5,9636622109</text:p>
          </table:table-cell>
          <table:table-cell table:formula="of:=FREQUENCY([.B$14:.B$1013];[.B725])/1000" office:value-type="float" office:value="0.712">
            <text:p>0,712</text:p>
          </table:table-cell>
          <table:table-cell table:formula="of:=IF(AND([.E$6]&lt;=[.B725];[.B725]&lt;=[.E$7]);([.B725]-[.E$6])^2/([.E$8]-[.E$6])*([.E$7]-[.E$6]);1-(([.E$8]-[.B725])^2/([.E$8]-[.E$6])*([.E$8]-[.E$7])))" office:value-type="float" office:value="-6.68278930787996">
            <text:p>-6,6827893079</text:p>
          </table:table-cell>
          <table:table-cell table:formula="of:=([.D725]-[.C725])" office:value-type="float" office:value="-7.39478930787996">
            <text:p>-7,3947893079</text:p>
          </table:table-cell>
          <table:table-cell table:formula="of:=([.D725]-[.C724])" office:value-type="float" office:value="-7.39378930787996">
            <text:p>-7,3937893079</text:p>
          </table:table-cell>
          <table:table-cell/>
        </table:table-row>
        <table:table-row table:style-name="ro1">
          <table:table-cell office:value-type="float" office:value="6.46028353851">
            <text:p>6,4602835385</text:p>
          </table:table-cell>
          <table:table-cell office:value-type="float" office:value="5.96380914917">
            <text:p>5,9638091492</text:p>
          </table:table-cell>
          <table:table-cell table:formula="of:=FREQUENCY([.B$14:.B$1013];[.B726])/1000" office:value-type="float" office:value="0.713">
            <text:p>0,713</text:p>
          </table:table-cell>
          <table:table-cell table:formula="of:=IF(AND([.E$6]&lt;=[.B726];[.B726]&lt;=[.E$7]);([.B726]-[.E$6])^2/([.E$8]-[.E$6])*([.E$7]-[.E$6]);1-(([.E$8]-[.B726])^2/([.E$8]-[.E$6])*([.E$8]-[.E$7])))" office:value-type="float" office:value="-6.68204573555316">
            <text:p>-6,6820457356</text:p>
          </table:table-cell>
          <table:table-cell table:formula="of:=([.D726]-[.C726])" office:value-type="float" office:value="-7.39504573555317">
            <text:p>-7,3950457356</text:p>
          </table:table-cell>
          <table:table-cell table:formula="of:=([.D726]-[.C725])" office:value-type="float" office:value="-7.39404573555316">
            <text:p>-7,3940457356</text:p>
          </table:table-cell>
          <table:table-cell/>
        </table:table-row>
        <table:table-row table:style-name="ro1">
          <table:table-cell office:value-type="float" office:value="4.45824131412">
            <text:p>4,4582413141</text:p>
          </table:table-cell>
          <table:table-cell office:value-type="float" office:value="5.96455092423">
            <text:p>5,9645509242</text:p>
          </table:table-cell>
          <table:table-cell table:formula="of:=FREQUENCY([.B$14:.B$1013];[.B727])/1000" office:value-type="float" office:value="0.714">
            <text:p>0,714</text:p>
          </table:table-cell>
          <table:table-cell table:formula="of:=IF(AND([.E$6]&lt;=[.B727];[.B727]&lt;=[.E$7]);([.B727]-[.E$6])^2/([.E$8]-[.E$6])*([.E$7]-[.E$6]);1-(([.E$8]-[.B727])^2/([.E$8]-[.E$6])*([.E$8]-[.E$7])))" office:value-type="float" office:value="-6.67829257632746">
            <text:p>-6,6782925763</text:p>
          </table:table-cell>
          <table:table-cell table:formula="of:=([.D727]-[.C727])" office:value-type="float" office:value="-7.39229257632746">
            <text:p>-7,3922925763</text:p>
          </table:table-cell>
          <table:table-cell table:formula="of:=([.D727]-[.C726])" office:value-type="float" office:value="-7.39129257632746">
            <text:p>-7,3912925763</text:p>
          </table:table-cell>
          <table:table-cell/>
        </table:table-row>
        <table:table-row table:style-name="ro1">
          <table:table-cell office:value-type="float" office:value="6.57519909539">
            <text:p>6,5751990954</text:p>
          </table:table-cell>
          <table:table-cell office:value-type="float" office:value="5.9663862212">
            <text:p>5,9663862212</text:p>
          </table:table-cell>
          <table:table-cell table:formula="of:=FREQUENCY([.B$14:.B$1013];[.B728])/1000" office:value-type="float" office:value="0.715">
            <text:p>0,715</text:p>
          </table:table-cell>
          <table:table-cell table:formula="of:=IF(AND([.E$6]&lt;=[.B728];[.B728]&lt;=[.E$7]);([.B728]-[.E$6])^2/([.E$8]-[.E$6])*([.E$7]-[.E$6]);1-(([.E$8]-[.B728])^2/([.E$8]-[.E$6])*([.E$8]-[.E$7])))" office:value-type="float" office:value="-6.66901046577101">
            <text:p>-6,6690104658</text:p>
          </table:table-cell>
          <table:table-cell table:formula="of:=([.D728]-[.C728])" office:value-type="float" office:value="-7.38401046577101">
            <text:p>-7,3840104658</text:p>
          </table:table-cell>
          <table:table-cell table:formula="of:=([.D728]-[.C727])" office:value-type="float" office:value="-7.38301046577101">
            <text:p>-7,3830104658</text:p>
          </table:table-cell>
          <table:table-cell/>
        </table:table-row>
        <table:table-row table:style-name="ro1">
          <table:table-cell office:value-type="float" office:value="6.00988080615">
            <text:p>6,0098808062</text:p>
          </table:table-cell>
          <table:table-cell office:value-type="float" office:value="5.97415073861">
            <text:p>5,9741507386</text:p>
          </table:table-cell>
          <table:table-cell table:formula="of:=FREQUENCY([.B$14:.B$1013];[.B729])/1000" office:value-type="float" office:value="0.716">
            <text:p>0,716</text:p>
          </table:table-cell>
          <table:table-cell table:formula="of:=IF(AND([.E$6]&lt;=[.B729];[.B729]&lt;=[.E$7]);([.B729]-[.E$6])^2/([.E$8]-[.E$6])*([.E$7]-[.E$6]);1-(([.E$8]-[.B729])^2/([.E$8]-[.E$6])*([.E$8]-[.E$7])))" office:value-type="float" office:value="-6.62980312721201">
            <text:p>-6,6298031272</text:p>
          </table:table-cell>
          <table:table-cell table:formula="of:=([.D729]-[.C729])" office:value-type="float" office:value="-7.34580312721201">
            <text:p>-7,3458031272</text:p>
          </table:table-cell>
          <table:table-cell table:formula="of:=([.D729]-[.C728])" office:value-type="float" office:value="-7.34480312721201">
            <text:p>-7,3448031272</text:p>
          </table:table-cell>
          <table:table-cell/>
        </table:table-row>
        <table:table-row table:style-name="ro1">
          <table:table-cell office:value-type="float" office:value="3.25841972265">
            <text:p>3,2584197227</text:p>
          </table:table-cell>
          <table:table-cell office:value-type="float" office:value="5.97458312887">
            <text:p>5,9745831289</text:p>
          </table:table-cell>
          <table:table-cell table:formula="of:=FREQUENCY([.B$14:.B$1013];[.B730])/1000" office:value-type="float" office:value="0.717">
            <text:p>0,717</text:p>
          </table:table-cell>
          <table:table-cell table:formula="of:=IF(AND([.E$6]&lt;=[.B730];[.B730]&lt;=[.E$7]);([.B730]-[.E$6])^2/([.E$8]-[.E$6])*([.E$7]-[.E$6]);1-(([.E$8]-[.B730])^2/([.E$8]-[.E$6])*([.E$8]-[.E$7])))" office:value-type="float" office:value="-6.6276227034317">
            <text:p>-6,6276227034</text:p>
          </table:table-cell>
          <table:table-cell table:formula="of:=([.D730]-[.C730])" office:value-type="float" office:value="-7.3446227034317">
            <text:p>-7,3446227034</text:p>
          </table:table-cell>
          <table:table-cell table:formula="of:=([.D730]-[.C729])" office:value-type="float" office:value="-7.3436227034317">
            <text:p>-7,3436227034</text:p>
          </table:table-cell>
          <table:table-cell/>
        </table:table-row>
        <table:table-row table:style-name="ro1">
          <table:table-cell office:value-type="float" office:value="5.24357821757">
            <text:p>5,2435782176</text:p>
          </table:table-cell>
          <table:table-cell office:value-type="float" office:value="5.97648124764">
            <text:p>5,9764812476</text:p>
          </table:table-cell>
          <table:table-cell table:formula="of:=FREQUENCY([.B$14:.B$1013];[.B731])/1000" office:value-type="float" office:value="0.718">
            <text:p>0,718</text:p>
          </table:table-cell>
          <table:table-cell table:formula="of:=IF(AND([.E$6]&lt;=[.B731];[.B731]&lt;=[.E$7]);([.B731]-[.E$6])^2/([.E$8]-[.E$6])*([.E$7]-[.E$6]);1-(([.E$8]-[.B731])^2/([.E$8]-[.E$6])*([.E$8]-[.E$7])))" office:value-type="float" office:value="-6.61805470489381">
            <text:p>-6,6180547049</text:p>
          </table:table-cell>
          <table:table-cell table:formula="of:=([.D731]-[.C731])" office:value-type="float" office:value="-7.33605470489381">
            <text:p>-7,3360547049</text:p>
          </table:table-cell>
          <table:table-cell table:formula="of:=([.D731]-[.C730])" office:value-type="float" office:value="-7.33505470489381">
            <text:p>-7,3350547049</text:p>
          </table:table-cell>
          <table:table-cell/>
        </table:table-row>
        <table:table-row table:style-name="ro1">
          <table:table-cell office:value-type="float" office:value="5.9663862212">
            <text:p>5,9663862212</text:p>
          </table:table-cell>
          <table:table-cell office:value-type="float" office:value="5.97685469354">
            <text:p>5,9768546935</text:p>
          </table:table-cell>
          <table:table-cell table:formula="of:=FREQUENCY([.B$14:.B$1013];[.B732])/1000" office:value-type="float" office:value="0.719">
            <text:p>0,719</text:p>
          </table:table-cell>
          <table:table-cell table:formula="of:=IF(AND([.E$6]&lt;=[.B732];[.B732]&lt;=[.E$7]);([.B732]-[.E$6])^2/([.E$8]-[.E$6])*([.E$7]-[.E$6]);1-(([.E$8]-[.B732])^2/([.E$8]-[.E$6])*([.E$8]-[.E$7])))" office:value-type="float" office:value="-6.61617295330927">
            <text:p>-6,6161729533</text:p>
          </table:table-cell>
          <table:table-cell table:formula="of:=([.D732]-[.C732])" office:value-type="float" office:value="-7.33517295330927">
            <text:p>-7,3351729533</text:p>
          </table:table-cell>
          <table:table-cell table:formula="of:=([.D732]-[.C731])" office:value-type="float" office:value="-7.33417295330927">
            <text:p>-7,3341729533</text:p>
          </table:table-cell>
          <table:table-cell/>
        </table:table-row>
        <table:table-row table:style-name="ro1">
          <table:table-cell office:value-type="float" office:value="4.65008407347">
            <text:p>4,6500840735</text:p>
          </table:table-cell>
          <table:table-cell office:value-type="float" office:value="5.98311722941">
            <text:p>5,9831172294</text:p>
          </table:table-cell>
          <table:table-cell table:formula="of:=FREQUENCY([.B$14:.B$1013];[.B733])/1000" office:value-type="float" office:value="0.72">
            <text:p>0,72</text:p>
          </table:table-cell>
          <table:table-cell table:formula="of:=IF(AND([.E$6]&lt;=[.B733];[.B733]&lt;=[.E$7]);([.B733]-[.E$6])^2/([.E$8]-[.E$6])*([.E$7]-[.E$6]);1-(([.E$8]-[.B733])^2/([.E$8]-[.E$6])*([.E$8]-[.E$7])))" office:value-type="float" office:value="-6.58465137623566">
            <text:p>-6,5846513762</text:p>
          </table:table-cell>
          <table:table-cell table:formula="of:=([.D733]-[.C733])" office:value-type="float" office:value="-7.30465137623566">
            <text:p>-7,3046513762</text:p>
          </table:table-cell>
          <table:table-cell table:formula="of:=([.D733]-[.C732])" office:value-type="float" office:value="-7.30365137623566">
            <text:p>-7,3036513762</text:p>
          </table:table-cell>
          <table:table-cell/>
        </table:table-row>
        <table:table-row table:style-name="ro1">
          <table:table-cell office:value-type="float" office:value="7.47945441128">
            <text:p>7,4794544113</text:p>
          </table:table-cell>
          <table:table-cell office:value-type="float" office:value="5.98431725498">
            <text:p>5,984317255</text:p>
          </table:table-cell>
          <table:table-cell table:formula="of:=FREQUENCY([.B$14:.B$1013];[.B734])/1000" office:value-type="float" office:value="0.721">
            <text:p>0,721</text:p>
          </table:table-cell>
          <table:table-cell table:formula="of:=IF(AND([.E$6]&lt;=[.B734];[.B734]&lt;=[.E$7]);([.B734]-[.E$6])^2/([.E$8]-[.E$6])*([.E$7]-[.E$6]);1-(([.E$8]-[.B734])^2/([.E$8]-[.E$6])*([.E$8]-[.E$7])))" office:value-type="float" office:value="-6.57861868217614">
            <text:p>-6,5786186822</text:p>
          </table:table-cell>
          <table:table-cell table:formula="of:=([.D734]-[.C734])" office:value-type="float" office:value="-7.29961868217614">
            <text:p>-7,2996186822</text:p>
          </table:table-cell>
          <table:table-cell table:formula="of:=([.D734]-[.C733])" office:value-type="float" office:value="-7.29861868217614">
            <text:p>-7,2986186822</text:p>
          </table:table-cell>
          <table:table-cell/>
        </table:table-row>
        <table:table-row table:style-name="ro1">
          <table:table-cell office:value-type="float" office:value="3.98592520664">
            <text:p>3,9859252066</text:p>
          </table:table-cell>
          <table:table-cell office:value-type="float" office:value="5.98477090543">
            <text:p>5,9847709054</text:p>
          </table:table-cell>
          <table:table-cell table:formula="of:=FREQUENCY([.B$14:.B$1013];[.B735])/1000" office:value-type="float" office:value="0.722">
            <text:p>0,722</text:p>
          </table:table-cell>
          <table:table-cell table:formula="of:=IF(AND([.E$6]&lt;=[.B735];[.B735]&lt;=[.E$7]);([.B735]-[.E$6])^2/([.E$8]-[.E$6])*([.E$7]-[.E$6]);1-(([.E$8]-[.B735])^2/([.E$8]-[.E$6])*([.E$8]-[.E$7])))" office:value-type="float" office:value="-6.57633874395119">
            <text:p>-6,576338744</text:p>
          </table:table-cell>
          <table:table-cell table:formula="of:=([.D735]-[.C735])" office:value-type="float" office:value="-7.29833874395119">
            <text:p>-7,298338744</text:p>
          </table:table-cell>
          <table:table-cell table:formula="of:=([.D735]-[.C734])" office:value-type="float" office:value="-7.29733874395119">
            <text:p>-7,297338744</text:p>
          </table:table-cell>
          <table:table-cell/>
        </table:table-row>
        <table:table-row table:style-name="ro1">
          <table:table-cell office:value-type="float" office:value="5.38234171508">
            <text:p>5,3823417151</text:p>
          </table:table-cell>
          <table:table-cell office:value-type="float" office:value="5.98507619586">
            <text:p>5,9850761959</text:p>
          </table:table-cell>
          <table:table-cell table:formula="of:=FREQUENCY([.B$14:.B$1013];[.B736])/1000" office:value-type="float" office:value="0.723">
            <text:p>0,723</text:p>
          </table:table-cell>
          <table:table-cell table:formula="of:=IF(AND([.E$6]&lt;=[.B736];[.B736]&lt;=[.E$7]);([.B736]-[.E$6])^2/([.E$8]-[.E$6])*([.E$7]-[.E$6]);1-(([.E$8]-[.B736])^2/([.E$8]-[.E$6])*([.E$8]-[.E$7])))" office:value-type="float" office:value="-6.57480462064168">
            <text:p>-6,5748046206</text:p>
          </table:table-cell>
          <table:table-cell table:formula="of:=([.D736]-[.C736])" office:value-type="float" office:value="-7.29780462064168">
            <text:p>-7,2978046206</text:p>
          </table:table-cell>
          <table:table-cell table:formula="of:=([.D736]-[.C735])" office:value-type="float" office:value="-7.29680462064168">
            <text:p>-7,2968046206</text:p>
          </table:table-cell>
          <table:table-cell/>
        </table:table-row>
        <table:table-row table:style-name="ro1">
          <table:table-cell office:value-type="float" office:value="6.94944443988">
            <text:p>6,9494444399</text:p>
          </table:table-cell>
          <table:table-cell office:value-type="float" office:value="5.98545478205">
            <text:p>5,9854547821</text:p>
          </table:table-cell>
          <table:table-cell table:formula="of:=FREQUENCY([.B$14:.B$1013];[.B737])/1000" office:value-type="float" office:value="0.724">
            <text:p>0,724</text:p>
          </table:table-cell>
          <table:table-cell table:formula="of:=IF(AND([.E$6]&lt;=[.B737];[.B737]&lt;=[.E$7]);([.B737]-[.E$6])^2/([.E$8]-[.E$6])*([.E$7]-[.E$6]);1-(([.E$8]-[.B737])^2/([.E$8]-[.E$6])*([.E$8]-[.E$7])))" office:value-type="float" office:value="-6.57290239255434">
            <text:p>-6,5729023926</text:p>
          </table:table-cell>
          <table:table-cell table:formula="of:=([.D737]-[.C737])" office:value-type="float" office:value="-7.29690239255435">
            <text:p>-7,2969023926</text:p>
          </table:table-cell>
          <table:table-cell table:formula="of:=([.D737]-[.C736])" office:value-type="float" office:value="-7.29590239255434">
            <text:p>-7,2959023926</text:p>
          </table:table-cell>
          <table:table-cell/>
        </table:table-row>
        <table:table-row table:style-name="ro1">
          <table:table-cell office:value-type="float" office:value="3.7260424581">
            <text:p>3,7260424581</text:p>
          </table:table-cell>
          <table:table-cell office:value-type="float" office:value="6.00074215913">
            <text:p>6,0007421591</text:p>
          </table:table-cell>
          <table:table-cell table:formula="of:=FREQUENCY([.B$14:.B$1013];[.B738])/1000" office:value-type="float" office:value="0.725">
            <text:p>0,725</text:p>
          </table:table-cell>
          <table:table-cell table:formula="of:=IF(AND([.E$6]&lt;=[.B738];[.B738]&lt;=[.E$7]);([.B738]-[.E$6])^2/([.E$8]-[.E$6])*([.E$7]-[.E$6]);1-(([.E$8]-[.B738])^2/([.E$8]-[.E$6])*([.E$8]-[.E$7])))" office:value-type="float" office:value="-6.49628966335015">
            <text:p>-6,4962896634</text:p>
          </table:table-cell>
          <table:table-cell table:formula="of:=([.D738]-[.C738])" office:value-type="float" office:value="-7.22128966335015">
            <text:p>-7,2212896634</text:p>
          </table:table-cell>
          <table:table-cell table:formula="of:=([.D738]-[.C737])" office:value-type="float" office:value="-7.22028966335015">
            <text:p>-7,2202896634</text:p>
          </table:table-cell>
          <table:table-cell/>
        </table:table-row>
        <table:table-row table:style-name="ro1">
          <table:table-cell office:value-type="float" office:value="4.34260519063">
            <text:p>4,3426051906</text:p>
          </table:table-cell>
          <table:table-cell office:value-type="float" office:value="6.00224870592">
            <text:p>6,0022487059</text:p>
          </table:table-cell>
          <table:table-cell table:formula="of:=FREQUENCY([.B$14:.B$1013];[.B739])/1000" office:value-type="float" office:value="0.726">
            <text:p>0,726</text:p>
          </table:table-cell>
          <table:table-cell table:formula="of:=IF(AND([.E$6]&lt;=[.B739];[.B739]&lt;=[.E$7]);([.B739]-[.E$6])^2/([.E$8]-[.E$6])*([.E$7]-[.E$6]);1-(([.E$8]-[.B739])^2/([.E$8]-[.E$6])*([.E$8]-[.E$7])))" office:value-type="float" office:value="-6.4887606842986">
            <text:p>-6,4887606843</text:p>
          </table:table-cell>
          <table:table-cell table:formula="of:=([.D739]-[.C739])" office:value-type="float" office:value="-7.2147606842986">
            <text:p>-7,2147606843</text:p>
          </table:table-cell>
          <table:table-cell table:formula="of:=([.D739]-[.C738])" office:value-type="float" office:value="-7.2137606842986">
            <text:p>-7,2137606843</text:p>
          </table:table-cell>
          <table:table-cell/>
        </table:table-row>
        <table:table-row table:style-name="ro1">
          <table:table-cell office:value-type="float" office:value="4.78491109177">
            <text:p>4,7849110918</text:p>
          </table:table-cell>
          <table:table-cell office:value-type="float" office:value="6.00309102636">
            <text:p>6,0030910264</text:p>
          </table:table-cell>
          <table:table-cell table:formula="of:=FREQUENCY([.B$14:.B$1013];[.B740])/1000" office:value-type="float" office:value="0.727">
            <text:p>0,727</text:p>
          </table:table-cell>
          <table:table-cell table:formula="of:=IF(AND([.E$6]&lt;=[.B740];[.B740]&lt;=[.E$7]);([.B740]-[.E$6])^2/([.E$8]-[.E$6])*([.E$7]-[.E$6]);1-(([.E$8]-[.B740])^2/([.E$8]-[.E$6])*([.E$8]-[.E$7])))" office:value-type="float" office:value="-6.48455283023663">
            <text:p>-6,4845528302</text:p>
          </table:table-cell>
          <table:table-cell table:formula="of:=([.D740]-[.C740])" office:value-type="float" office:value="-7.21155283023663">
            <text:p>-7,2115528302</text:p>
          </table:table-cell>
          <table:table-cell table:formula="of:=([.D740]-[.C739])" office:value-type="float" office:value="-7.21055283023663">
            <text:p>-7,2105528302</text:p>
          </table:table-cell>
          <table:table-cell/>
        </table:table-row>
        <table:table-row table:style-name="ro1">
          <table:table-cell office:value-type="float" office:value="3.39776648809">
            <text:p>3,3977664881</text:p>
          </table:table-cell>
          <table:table-cell office:value-type="float" office:value="6.00988080615">
            <text:p>6,0098808062</text:p>
          </table:table-cell>
          <table:table-cell table:formula="of:=FREQUENCY([.B$14:.B$1013];[.B741])/1000" office:value-type="float" office:value="0.728">
            <text:p>0,728</text:p>
          </table:table-cell>
          <table:table-cell table:formula="of:=IF(AND([.E$6]&lt;=[.B741];[.B741]&lt;=[.E$7]);([.B741]-[.E$6])^2/([.E$8]-[.E$6])*([.E$7]-[.E$6]);1-(([.E$8]-[.B741])^2/([.E$8]-[.E$6])*([.E$8]-[.E$7])))" office:value-type="float" office:value="-6.45067732785848">
            <text:p>-6,4506773279</text:p>
          </table:table-cell>
          <table:table-cell table:formula="of:=([.D741]-[.C741])" office:value-type="float" office:value="-7.17867732785848">
            <text:p>-7,1786773279</text:p>
          </table:table-cell>
          <table:table-cell table:formula="of:=([.D741]-[.C740])" office:value-type="float" office:value="-7.17767732785848">
            <text:p>-7,1776773279</text:p>
          </table:table-cell>
          <table:table-cell/>
        </table:table-row>
        <table:table-row table:style-name="ro1">
          <table:table-cell office:value-type="float" office:value="3.93050602055">
            <text:p>3,9305060206</text:p>
          </table:table-cell>
          <table:table-cell office:value-type="float" office:value="6.02008319849">
            <text:p>6,0200831985</text:p>
          </table:table-cell>
          <table:table-cell table:formula="of:=FREQUENCY([.B$14:.B$1013];[.B742])/1000" office:value-type="float" office:value="0.729">
            <text:p>0,729</text:p>
          </table:table-cell>
          <table:table-cell table:formula="of:=IF(AND([.E$6]&lt;=[.B742];[.B742]&lt;=[.E$7]);([.B742]-[.E$6])^2/([.E$8]-[.E$6])*([.E$7]-[.E$6]);1-(([.E$8]-[.B742])^2/([.E$8]-[.E$6])*([.E$8]-[.E$7])))" office:value-type="float" office:value="-6.39992011993466">
            <text:p>-6,3999201199</text:p>
          </table:table-cell>
          <table:table-cell table:formula="of:=([.D742]-[.C742])" office:value-type="float" office:value="-7.12892011993466">
            <text:p>-7,1289201199</text:p>
          </table:table-cell>
          <table:table-cell table:formula="of:=([.D742]-[.C741])" office:value-type="float" office:value="-7.12792011993466">
            <text:p>-7,1279201199</text:p>
          </table:table-cell>
          <table:table-cell/>
        </table:table-row>
        <table:table-row table:style-name="ro1">
          <table:table-cell office:value-type="float" office:value="6.9774412756">
            <text:p>6,9774412756</text:p>
          </table:table-cell>
          <table:table-cell office:value-type="float" office:value="6.02335605439">
            <text:p>6,0233560544</text:p>
          </table:table-cell>
          <table:table-cell table:formula="of:=FREQUENCY([.B$14:.B$1013];[.B743])/1000" office:value-type="float" office:value="0.73">
            <text:p>0,73</text:p>
          </table:table-cell>
          <table:table-cell table:formula="of:=IF(AND([.E$6]&lt;=[.B743];[.B743]&lt;=[.E$7]);([.B743]-[.E$6])^2/([.E$8]-[.E$6])*([.E$7]-[.E$6]);1-(([.E$8]-[.B743])^2/([.E$8]-[.E$6])*([.E$8]-[.E$7])))" office:value-type="float" office:value="-6.38367431578056">
            <text:p>-6,3836743158</text:p>
          </table:table-cell>
          <table:table-cell table:formula="of:=([.D743]-[.C743])" office:value-type="float" office:value="-7.11367431578056">
            <text:p>-7,1136743158</text:p>
          </table:table-cell>
          <table:table-cell table:formula="of:=([.D743]-[.C742])" office:value-type="float" office:value="-7.11267431578056">
            <text:p>-7,1126743158</text:p>
          </table:table-cell>
          <table:table-cell/>
        </table:table-row>
        <table:table-row table:style-name="ro1">
          <table:table-cell office:value-type="float" office:value="5.87202389503">
            <text:p>5,872023895</text:p>
          </table:table-cell>
          <table:table-cell office:value-type="float" office:value="6.03723272338">
            <text:p>6,0372327234</text:p>
          </table:table-cell>
          <table:table-cell table:formula="of:=FREQUENCY([.B$14:.B$1013];[.B744])/1000" office:value-type="float" office:value="0.731">
            <text:p>0,731</text:p>
          </table:table-cell>
          <table:table-cell table:formula="of:=IF(AND([.E$6]&lt;=[.B744];[.B744]&lt;=[.E$7]);([.B744]-[.E$6])^2/([.E$8]-[.E$6])*([.E$7]-[.E$6]);1-(([.E$8]-[.B744])^2/([.E$8]-[.E$6])*([.E$8]-[.E$7])))" office:value-type="float" office:value="-6.31499161284191">
            <text:p>-6,3149916128</text:p>
          </table:table-cell>
          <table:table-cell table:formula="of:=([.D744]-[.C744])" office:value-type="float" office:value="-7.04599161284191">
            <text:p>-7,0459916128</text:p>
          </table:table-cell>
          <table:table-cell table:formula="of:=([.D744]-[.C743])" office:value-type="float" office:value="-7.04499161284191">
            <text:p>-7,0449916128</text:p>
          </table:table-cell>
          <table:table-cell/>
        </table:table-row>
        <table:table-row table:style-name="ro1">
          <table:table-cell office:value-type="float" office:value="6.18880997949">
            <text:p>6,1888099795</text:p>
          </table:table-cell>
          <table:table-cell office:value-type="float" office:value="6.04094366243">
            <text:p>6,0409436624</text:p>
          </table:table-cell>
          <table:table-cell table:formula="of:=FREQUENCY([.B$14:.B$1013];[.B745])/1000" office:value-type="float" office:value="0.732">
            <text:p>0,732</text:p>
          </table:table-cell>
          <table:table-cell table:formula="of:=IF(AND([.E$6]&lt;=[.B745];[.B745]&lt;=[.E$7]);([.B745]-[.E$6])^2/([.E$8]-[.E$6])*([.E$7]-[.E$6]);1-(([.E$8]-[.B745])^2/([.E$8]-[.E$6])*([.E$8]-[.E$7])))" office:value-type="float" office:value="-6.29667867409432">
            <text:p>-6,2966786741</text:p>
          </table:table-cell>
          <table:table-cell table:formula="of:=([.D745]-[.C745])" office:value-type="float" office:value="-7.02867867409432">
            <text:p>-7,0286786741</text:p>
          </table:table-cell>
          <table:table-cell table:formula="of:=([.D745]-[.C744])" office:value-type="float" office:value="-7.02767867409432">
            <text:p>-7,0276786741</text:p>
          </table:table-cell>
          <table:table-cell/>
        </table:table-row>
        <table:table-row table:style-name="ro1">
          <table:table-cell office:value-type="float" office:value="3.43800148245">
            <text:p>3,4380014825</text:p>
          </table:table-cell>
          <table:table-cell office:value-type="float" office:value="6.0493963273">
            <text:p>6,0493963273</text:p>
          </table:table-cell>
          <table:table-cell table:formula="of:=FREQUENCY([.B$14:.B$1013];[.B746])/1000" office:value-type="float" office:value="0.733">
            <text:p>0,733</text:p>
          </table:table-cell>
          <table:table-cell table:formula="of:=IF(AND([.E$6]&lt;=[.B746];[.B746]&lt;=[.E$7]);([.B746]-[.E$6])^2/([.E$8]-[.E$6])*([.E$7]-[.E$6]);1-(([.E$8]-[.B746])^2/([.E$8]-[.E$6])*([.E$8]-[.E$7])))" office:value-type="float" office:value="-6.25505169445894">
            <text:p>-6,2550516945</text:p>
          </table:table-cell>
          <table:table-cell table:formula="of:=([.D746]-[.C746])" office:value-type="float" office:value="-6.98805169445894">
            <text:p>-6,9880516945</text:p>
          </table:table-cell>
          <table:table-cell table:formula="of:=([.D746]-[.C745])" office:value-type="float" office:value="-6.98705169445894">
            <text:p>-6,9870516945</text:p>
          </table:table-cell>
          <table:table-cell/>
        </table:table-row>
        <table:table-row table:style-name="ro1">
          <table:table-cell office:value-type="float" office:value="6.28573118664">
            <text:p>6,2857311866</text:p>
          </table:table-cell>
          <table:table-cell office:value-type="float" office:value="6.05389279881">
            <text:p>6,0538927988</text:p>
          </table:table-cell>
          <table:table-cell table:formula="of:=FREQUENCY([.B$14:.B$1013];[.B747])/1000" office:value-type="float" office:value="0.734">
            <text:p>0,734</text:p>
          </table:table-cell>
          <table:table-cell table:formula="of:=IF(AND([.E$6]&lt;=[.B747];[.B747]&lt;=[.E$7]);([.B747]-[.E$6])^2/([.E$8]-[.E$6])*([.E$7]-[.E$6]);1-(([.E$8]-[.B747])^2/([.E$8]-[.E$6])*([.E$8]-[.E$7])))" office:value-type="float" office:value="-6.23295636741965">
            <text:p>-6,2329563674</text:p>
          </table:table-cell>
          <table:table-cell table:formula="of:=([.D747]-[.C747])" office:value-type="float" office:value="-6.96695636741965">
            <text:p>-6,9669563674</text:p>
          </table:table-cell>
          <table:table-cell table:formula="of:=([.D747]-[.C746])" office:value-type="float" office:value="-6.96595636741965">
            <text:p>-6,9659563674</text:p>
          </table:table-cell>
          <table:table-cell/>
        </table:table-row>
        <table:table-row table:style-name="ro1">
          <table:table-cell office:value-type="float" office:value="5.92764423474">
            <text:p>5,9276442347</text:p>
          </table:table-cell>
          <table:table-cell office:value-type="float" office:value="6.05767355074">
            <text:p>6,0576735507</text:p>
          </table:table-cell>
          <table:table-cell table:formula="of:=FREQUENCY([.B$14:.B$1013];[.B748])/1000" office:value-type="float" office:value="0.735">
            <text:p>0,735</text:p>
          </table:table-cell>
          <table:table-cell table:formula="of:=IF(AND([.E$6]&lt;=[.B748];[.B748]&lt;=[.E$7]);([.B748]-[.E$6])^2/([.E$8]-[.E$6])*([.E$7]-[.E$6]);1-(([.E$8]-[.B748])^2/([.E$8]-[.E$6])*([.E$8]-[.E$7])))" office:value-type="float" office:value="-6.21440411167913">
            <text:p>-6,2144041117</text:p>
          </table:table-cell>
          <table:table-cell table:formula="of:=([.D748]-[.C748])" office:value-type="float" office:value="-6.94940411167914">
            <text:p>-6,9494041117</text:p>
          </table:table-cell>
          <table:table-cell table:formula="of:=([.D748]-[.C747])" office:value-type="float" office:value="-6.94840411167913">
            <text:p>-6,9484041117</text:p>
          </table:table-cell>
          <table:table-cell/>
        </table:table-row>
        <table:table-row table:style-name="ro1">
          <table:table-cell office:value-type="float" office:value="3.67711032716">
            <text:p>3,6771103272</text:p>
          </table:table-cell>
          <table:table-cell office:value-type="float" office:value="6.06256678399">
            <text:p>6,062566784</text:p>
          </table:table-cell>
          <table:table-cell table:formula="of:=FREQUENCY([.B$14:.B$1013];[.B749])/1000" office:value-type="float" office:value="0.736">
            <text:p>0,736</text:p>
          </table:table-cell>
          <table:table-cell table:formula="of:=IF(AND([.E$6]&lt;=[.B749];[.B749]&lt;=[.E$7]);([.B749]-[.E$6])^2/([.E$8]-[.E$6])*([.E$7]-[.E$6]);1-(([.E$8]-[.B749])^2/([.E$8]-[.E$6])*([.E$8]-[.E$7])))" office:value-type="float" office:value="-6.19042824876571">
            <text:p>-6,1904282488</text:p>
          </table:table-cell>
          <table:table-cell table:formula="of:=([.D749]-[.C749])" office:value-type="float" office:value="-6.92642824876571">
            <text:p>-6,9264282488</text:p>
          </table:table-cell>
          <table:table-cell table:formula="of:=([.D749]-[.C748])" office:value-type="float" office:value="-6.92542824876571">
            <text:p>-6,9254282488</text:p>
          </table:table-cell>
          <table:table-cell/>
        </table:table-row>
        <table:table-row table:style-name="ro1">
          <table:table-cell office:value-type="float" office:value="4.67014806353">
            <text:p>4,6701480635</text:p>
          </table:table-cell>
          <table:table-cell office:value-type="float" office:value="6.06757566056">
            <text:p>6,0675756606</text:p>
          </table:table-cell>
          <table:table-cell table:formula="of:=FREQUENCY([.B$14:.B$1013];[.B750])/1000" office:value-type="float" office:value="0.737">
            <text:p>0,737</text:p>
          </table:table-cell>
          <table:table-cell table:formula="of:=IF(AND([.E$6]&lt;=[.B750];[.B750]&lt;=[.E$7]);([.B750]-[.E$6])^2/([.E$8]-[.E$6])*([.E$7]-[.E$6]);1-(([.E$8]-[.B750])^2/([.E$8]-[.E$6])*([.E$8]-[.E$7])))" office:value-type="float" office:value="-6.16592708878343">
            <text:p>-6,1659270888</text:p>
          </table:table-cell>
          <table:table-cell table:formula="of:=([.D750]-[.C750])" office:value-type="float" office:value="-6.90292708878343">
            <text:p>-6,9029270888</text:p>
          </table:table-cell>
          <table:table-cell table:formula="of:=([.D750]-[.C749])" office:value-type="float" office:value="-6.90192708878343">
            <text:p>-6,9019270888</text:p>
          </table:table-cell>
          <table:table-cell/>
        </table:table-row>
        <table:table-row table:style-name="ro1">
          <table:table-cell office:value-type="float" office:value="5.10419425596">
            <text:p>5,104194256</text:p>
          </table:table-cell>
          <table:table-cell office:value-type="float" office:value="6.09578587211">
            <text:p>6,0957858721</text:p>
          </table:table-cell>
          <table:table-cell table:formula="of:=FREQUENCY([.B$14:.B$1013];[.B751])/1000" office:value-type="float" office:value="0.738">
            <text:p>0,738</text:p>
          </table:table-cell>
          <table:table-cell table:formula="of:=IF(AND([.E$6]&lt;=[.B751];[.B751]&lt;=[.E$7]);([.B751]-[.E$6])^2/([.E$8]-[.E$6])*([.E$7]-[.E$6]);1-(([.E$8]-[.B751])^2/([.E$8]-[.E$6])*([.E$8]-[.E$7])))" office:value-type="float" office:value="-6.02871641719656">
            <text:p>-6,0287164172</text:p>
          </table:table-cell>
          <table:table-cell table:formula="of:=([.D751]-[.C751])" office:value-type="float" office:value="-6.76671641719656">
            <text:p>-6,7667164172</text:p>
          </table:table-cell>
          <table:table-cell table:formula="of:=([.D751]-[.C750])" office:value-type="float" office:value="-6.76571641719656">
            <text:p>-6,7657164172</text:p>
          </table:table-cell>
          <table:table-cell/>
        </table:table-row>
        <table:table-row table:style-name="ro1">
          <table:table-cell office:value-type="float" office:value="5.68368361413">
            <text:p>5,6836836141</text:p>
          </table:table-cell>
          <table:table-cell office:value-type="float" office:value="6.10271754568">
            <text:p>6,1027175457</text:p>
          </table:table-cell>
          <table:table-cell table:formula="of:=FREQUENCY([.B$14:.B$1013];[.B752])/1000" office:value-type="float" office:value="0.739">
            <text:p>0,739</text:p>
          </table:table-cell>
          <table:table-cell table:formula="of:=IF(AND([.E$6]&lt;=[.B752];[.B752]&lt;=[.E$7]);([.B752]-[.E$6])^2/([.E$8]-[.E$6])*([.E$7]-[.E$6]);1-(([.E$8]-[.B752])^2/([.E$8]-[.E$6])*([.E$8]-[.E$7])))" office:value-type="float" office:value="-5.99520468342544">
            <text:p>-5,9952046834</text:p>
          </table:table-cell>
          <table:table-cell table:formula="of:=([.D752]-[.C752])" office:value-type="float" office:value="-6.73420468342544">
            <text:p>-6,7342046834</text:p>
          </table:table-cell>
          <table:table-cell table:formula="of:=([.D752]-[.C751])" office:value-type="float" office:value="-6.73320468342544">
            <text:p>-6,7332046834</text:p>
          </table:table-cell>
          <table:table-cell/>
        </table:table-row>
        <table:table-row table:style-name="ro1">
          <table:table-cell office:value-type="float" office:value="7.81064503588">
            <text:p>7,8106450359</text:p>
          </table:table-cell>
          <table:table-cell office:value-type="float" office:value="6.11272117907">
            <text:p>6,1127211791</text:p>
          </table:table-cell>
          <table:table-cell table:formula="of:=FREQUENCY([.B$14:.B$1013];[.B753])/1000" office:value-type="float" office:value="0.74">
            <text:p>0,74</text:p>
          </table:table-cell>
          <table:table-cell table:formula="of:=IF(AND([.E$6]&lt;=[.B753];[.B753]&lt;=[.E$7]);([.B753]-[.E$6])^2/([.E$8]-[.E$6])*([.E$7]-[.E$6]);1-(([.E$8]-[.B753])^2/([.E$8]-[.E$6])*([.E$8]-[.E$7])))" office:value-type="float" office:value="-5.94698249149244">
            <text:p>-5,9469824915</text:p>
          </table:table-cell>
          <table:table-cell table:formula="of:=([.D753]-[.C753])" office:value-type="float" office:value="-6.68698249149244">
            <text:p>-6,6869824915</text:p>
          </table:table-cell>
          <table:table-cell table:formula="of:=([.D753]-[.C752])" office:value-type="float" office:value="-6.68598249149244">
            <text:p>-6,6859824915</text:p>
          </table:table-cell>
          <table:table-cell/>
        </table:table-row>
        <table:table-row table:style-name="ro1">
          <table:table-cell office:value-type="float" office:value="8.6143314783">
            <text:p>8,6143314783</text:p>
          </table:table-cell>
          <table:table-cell office:value-type="float" office:value="6.11823184784">
            <text:p>6,1182318478</text:p>
          </table:table-cell>
          <table:table-cell table:formula="of:=FREQUENCY([.B$14:.B$1013];[.B754])/1000" office:value-type="float" office:value="0.741">
            <text:p>0,741</text:p>
          </table:table-cell>
          <table:table-cell table:formula="of:=IF(AND([.E$6]&lt;=[.B754];[.B754]&lt;=[.E$7]);([.B754]-[.E$6])^2/([.E$8]-[.E$6])*([.E$7]-[.E$6]);1-(([.E$8]-[.B754])^2/([.E$8]-[.E$6])*([.E$8]-[.E$7])))" office:value-type="float" office:value="-5.92048973566972">
            <text:p>-5,9204897357</text:p>
          </table:table-cell>
          <table:table-cell table:formula="of:=([.D754]-[.C754])" office:value-type="float" office:value="-6.66148973566972">
            <text:p>-6,6614897357</text:p>
          </table:table-cell>
          <table:table-cell table:formula="of:=([.D754]-[.C753])" office:value-type="float" office:value="-6.66048973566972">
            <text:p>-6,6604897357</text:p>
          </table:table-cell>
          <table:table-cell/>
        </table:table-row>
        <table:table-row table:style-name="ro1">
          <table:table-cell office:value-type="float" office:value="4.35136035358">
            <text:p>4,3513603536</text:p>
          </table:table-cell>
          <table:table-cell office:value-type="float" office:value="6.11866943554">
            <text:p>6,1186694355</text:p>
          </table:table-cell>
          <table:table-cell table:formula="of:=FREQUENCY([.B$14:.B$1013];[.B755])/1000" office:value-type="float" office:value="0.742">
            <text:p>0,742</text:p>
          </table:table-cell>
          <table:table-cell table:formula="of:=IF(AND([.E$6]&lt;=[.B755];[.B755]&lt;=[.E$7]);([.B755]-[.E$6])^2/([.E$8]-[.E$6])*([.E$7]-[.E$6]);1-(([.E$8]-[.B755])^2/([.E$8]-[.E$6])*([.E$8]-[.E$7])))" office:value-type="float" office:value="-5.91838818474282">
            <text:p>-5,9183881847</text:p>
          </table:table-cell>
          <table:table-cell table:formula="of:=([.D755]-[.C755])" office:value-type="float" office:value="-6.66038818474282">
            <text:p>-6,6603881847</text:p>
          </table:table-cell>
          <table:table-cell table:formula="of:=([.D755]-[.C754])" office:value-type="float" office:value="-6.65938818474282">
            <text:p>-6,6593881847</text:p>
          </table:table-cell>
          <table:table-cell/>
        </table:table-row>
        <table:table-row table:style-name="ro1">
          <table:table-cell office:value-type="float" office:value="5.75379645816">
            <text:p>5,7537964582</text:p>
          </table:table-cell>
          <table:table-cell office:value-type="float" office:value="6.12805373907">
            <text:p>6,1280537391</text:p>
          </table:table-cell>
          <table:table-cell table:formula="of:=FREQUENCY([.B$14:.B$1013];[.B756])/1000" office:value-type="float" office:value="0.743">
            <text:p>0,743</text:p>
          </table:table-cell>
          <table:table-cell table:formula="of:=IF(AND([.E$6]&lt;=[.B756];[.B756]&lt;=[.E$7]);([.B756]-[.E$6])^2/([.E$8]-[.E$6])*([.E$7]-[.E$6]);1-(([.E$8]-[.B756])^2/([.E$8]-[.E$6])*([.E$8]-[.E$7])))" office:value-type="float" office:value="-5.87339610472484">
            <text:p>-5,8733961047</text:p>
          </table:table-cell>
          <table:table-cell table:formula="of:=([.D756]-[.C756])" office:value-type="float" office:value="-6.61639610472484">
            <text:p>-6,6163961047</text:p>
          </table:table-cell>
          <table:table-cell table:formula="of:=([.D756]-[.C755])" office:value-type="float" office:value="-6.61539610472484">
            <text:p>-6,6153961047</text:p>
          </table:table-cell>
          <table:table-cell/>
        </table:table-row>
        <table:table-row table:style-name="ro1">
          <table:table-cell office:value-type="float" office:value="6.13716406051">
            <text:p>6,1371640605</text:p>
          </table:table-cell>
          <table:table-cell office:value-type="float" office:value="6.13027791009">
            <text:p>6,1302779101</text:p>
          </table:table-cell>
          <table:table-cell table:formula="of:=FREQUENCY([.B$14:.B$1013];[.B757])/1000" office:value-type="float" office:value="0.744">
            <text:p>0,744</text:p>
          </table:table-cell>
          <table:table-cell table:formula="of:=IF(AND([.E$6]&lt;=[.B757];[.B757]&lt;=[.E$7]);([.B757]-[.E$6])^2/([.E$8]-[.E$6])*([.E$7]-[.E$6]);1-(([.E$8]-[.B757])^2/([.E$8]-[.E$6])*([.E$8]-[.E$7])))" office:value-type="float" office:value="-5.86275406109785">
            <text:p>-5,8627540611</text:p>
          </table:table-cell>
          <table:table-cell table:formula="of:=([.D757]-[.C757])" office:value-type="float" office:value="-6.60675406109785">
            <text:p>-6,6067540611</text:p>
          </table:table-cell>
          <table:table-cell table:formula="of:=([.D757]-[.C756])" office:value-type="float" office:value="-6.60575406109785">
            <text:p>-6,6057540611</text:p>
          </table:table-cell>
          <table:table-cell/>
        </table:table-row>
        <table:table-row table:style-name="ro1">
          <table:table-cell office:value-type="float" office:value="5.78653784827">
            <text:p>5,7865378483</text:p>
          </table:table-cell>
          <table:table-cell office:value-type="float" office:value="6.13178795434">
            <text:p>6,1317879543</text:p>
          </table:table-cell>
          <table:table-cell table:formula="of:=FREQUENCY([.B$14:.B$1013];[.B758])/1000" office:value-type="float" office:value="0.745">
            <text:p>0,745</text:p>
          </table:table-cell>
          <table:table-cell table:formula="of:=IF(AND([.E$6]&lt;=[.B758];[.B758]&lt;=[.E$7]);([.B758]-[.E$6])^2/([.E$8]-[.E$6])*([.E$7]-[.E$6]);1-(([.E$8]-[.B758])^2/([.E$8]-[.E$6])*([.E$8]-[.E$7])))" office:value-type="float" office:value="-5.85553361572427">
            <text:p>-5,8555336157</text:p>
          </table:table-cell>
          <table:table-cell table:formula="of:=([.D758]-[.C758])" office:value-type="float" office:value="-6.60053361572427">
            <text:p>-6,6005336157</text:p>
          </table:table-cell>
          <table:table-cell table:formula="of:=([.D758]-[.C757])" office:value-type="float" office:value="-6.59953361572427">
            <text:p>-6,5995336157</text:p>
          </table:table-cell>
          <table:table-cell/>
        </table:table-row>
        <table:table-row table:style-name="ro1">
          <table:table-cell office:value-type="float" office:value="4.38184278875">
            <text:p>4,3818427888</text:p>
          </table:table-cell>
          <table:table-cell office:value-type="float" office:value="6.13636163471">
            <text:p>6,1363616347</text:p>
          </table:table-cell>
          <table:table-cell table:formula="of:=FREQUENCY([.B$14:.B$1013];[.B759])/1000" office:value-type="float" office:value="0.746">
            <text:p>0,746</text:p>
          </table:table-cell>
          <table:table-cell table:formula="of:=IF(AND([.E$6]&lt;=[.B759];[.B759]&lt;=[.E$7]);([.B759]-[.E$6])^2/([.E$8]-[.E$6])*([.E$7]-[.E$6]);1-(([.E$8]-[.B759])^2/([.E$8]-[.E$6])*([.E$8]-[.E$7])))" office:value-type="float" office:value="-5.83368723930065">
            <text:p>-5,8336872393</text:p>
          </table:table-cell>
          <table:table-cell table:formula="of:=([.D759]-[.C759])" office:value-type="float" office:value="-6.57968723930065">
            <text:p>-6,5796872393</text:p>
          </table:table-cell>
          <table:table-cell table:formula="of:=([.D759]-[.C758])" office:value-type="float" office:value="-6.57868723930065">
            <text:p>-6,5786872393</text:p>
          </table:table-cell>
          <table:table-cell/>
        </table:table-row>
        <table:table-row table:style-name="ro1">
          <table:table-cell office:value-type="float" office:value="3.37261971049">
            <text:p>3,3726197105</text:p>
          </table:table-cell>
          <table:table-cell office:value-type="float" office:value="6.13676145274">
            <text:p>6,1367614527</text:p>
          </table:table-cell>
          <table:table-cell table:formula="of:=FREQUENCY([.B$14:.B$1013];[.B760])/1000" office:value-type="float" office:value="0.747">
            <text:p>0,747</text:p>
          </table:table-cell>
          <table:table-cell table:formula="of:=IF(AND([.E$6]&lt;=[.B760];[.B760]&lt;=[.E$7]);([.B760]-[.E$6])^2/([.E$8]-[.E$6])*([.E$7]-[.E$6]);1-(([.E$8]-[.B760])^2/([.E$8]-[.E$6])*([.E$8]-[.E$7])))" office:value-type="float" office:value="-5.83177914876296">
            <text:p>-5,8317791488</text:p>
          </table:table-cell>
          <table:table-cell table:formula="of:=([.D760]-[.C760])" office:value-type="float" office:value="-6.57877914876296">
            <text:p>-6,5787791488</text:p>
          </table:table-cell>
          <table:table-cell table:formula="of:=([.D760]-[.C759])" office:value-type="float" office:value="-6.57777914876296">
            <text:p>-6,5777791488</text:p>
          </table:table-cell>
          <table:table-cell/>
        </table:table-row>
        <table:table-row table:style-name="ro1">
          <table:table-cell office:value-type="float" office:value="5.01862075949">
            <text:p>5,0186207595</text:p>
          </table:table-cell>
          <table:table-cell office:value-type="float" office:value="6.13716406051">
            <text:p>6,1371640605</text:p>
          </table:table-cell>
          <table:table-cell table:formula="of:=FREQUENCY([.B$14:.B$1013];[.B761])/1000" office:value-type="float" office:value="0.748">
            <text:p>0,748</text:p>
          </table:table-cell>
          <table:table-cell table:formula="of:=IF(AND([.E$6]&lt;=[.B761];[.B761]&lt;=[.E$7]);([.B761]-[.E$6])^2/([.E$8]-[.E$6])*([.E$7]-[.E$6]);1-(([.E$8]-[.B761])^2/([.E$8]-[.E$6])*([.E$8]-[.E$7])))" office:value-type="float" office:value="-5.82985801369633">
            <text:p>-5,8298580137</text:p>
          </table:table-cell>
          <table:table-cell table:formula="of:=([.D761]-[.C761])" office:value-type="float" office:value="-6.57785801369633">
            <text:p>-6,5778580137</text:p>
          </table:table-cell>
          <table:table-cell table:formula="of:=([.D761]-[.C760])" office:value-type="float" office:value="-6.57685801369632">
            <text:p>-6,5768580137</text:p>
          </table:table-cell>
          <table:table-cell/>
        </table:table-row>
        <table:table-row table:style-name="ro1">
          <table:table-cell office:value-type="float" office:value="4.72172834975">
            <text:p>4,7217283498</text:p>
          </table:table-cell>
          <table:table-cell office:value-type="float" office:value="6.1566567485">
            <text:p>6,1566567485</text:p>
          </table:table-cell>
          <table:table-cell table:formula="of:=FREQUENCY([.B$14:.B$1013];[.B762])/1000" office:value-type="float" office:value="0.749">
            <text:p>0,749</text:p>
          </table:table-cell>
          <table:table-cell table:formula="of:=IF(AND([.E$6]&lt;=[.B762];[.B762]&lt;=[.E$7]);([.B762]-[.E$6])^2/([.E$8]-[.E$6])*([.E$7]-[.E$6]);1-(([.E$8]-[.B762])^2/([.E$8]-[.E$6])*([.E$8]-[.E$7])))" office:value-type="float" office:value="-5.73716737154216">
            <text:p>-5,7371673715</text:p>
          </table:table-cell>
          <table:table-cell table:formula="of:=([.D762]-[.C762])" office:value-type="float" office:value="-6.48616737154216">
            <text:p>-6,4861673715</text:p>
          </table:table-cell>
          <table:table-cell table:formula="of:=([.D762]-[.C761])" office:value-type="float" office:value="-6.48516737154216">
            <text:p>-6,4851673715</text:p>
          </table:table-cell>
          <table:table-cell/>
        </table:table-row>
        <table:table-row table:style-name="ro1">
          <table:table-cell office:value-type="float" office:value="4.8170429677">
            <text:p>4,8170429677</text:p>
          </table:table-cell>
          <table:table-cell office:value-type="float" office:value="6.16056887541">
            <text:p>6,1605688754</text:p>
          </table:table-cell>
          <table:table-cell table:formula="of:=FREQUENCY([.B$14:.B$1013];[.B763])/1000" office:value-type="float" office:value="0.75">
            <text:p>0,75</text:p>
          </table:table-cell>
          <table:table-cell table:formula="of:=IF(AND([.E$6]&lt;=[.B763];[.B763]&lt;=[.E$7]);([.B763]-[.E$6])^2/([.E$8]-[.E$6])*([.E$7]-[.E$6]);1-(([.E$8]-[.B763])^2/([.E$8]-[.E$6])*([.E$8]-[.E$7])))" office:value-type="float" office:value="-5.71864092607536">
            <text:p>-5,7186409261</text:p>
          </table:table-cell>
          <table:table-cell table:formula="of:=([.D763]-[.C763])" office:value-type="float" office:value="-6.46864092607536">
            <text:p>-6,4686409261</text:p>
          </table:table-cell>
          <table:table-cell table:formula="of:=([.D763]-[.C762])" office:value-type="float" office:value="-6.46764092607536">
            <text:p>-6,4676409261</text:p>
          </table:table-cell>
          <table:table-cell/>
        </table:table-row>
        <table:table-row table:style-name="ro1">
          <table:table-cell office:value-type="float" office:value="5.09072466034">
            <text:p>5,0907246603</text:p>
          </table:table-cell>
          <table:table-cell office:value-type="float" office:value="6.16459361022">
            <text:p>6,1645936102</text:p>
          </table:table-cell>
          <table:table-cell table:formula="of:=FREQUENCY([.B$14:.B$1013];[.B764])/1000" office:value-type="float" office:value="0.751">
            <text:p>0,751</text:p>
          </table:table-cell>
          <table:table-cell table:formula="of:=IF(AND([.E$6]&lt;=[.B764];[.B764]&lt;=[.E$7]);([.B764]-[.E$6])^2/([.E$8]-[.E$6])*([.E$7]-[.E$6]);1-(([.E$8]-[.B764])^2/([.E$8]-[.E$6])*([.E$8]-[.E$7])))" office:value-type="float" office:value="-5.69960782933771">
            <text:p>-5,6996078293</text:p>
          </table:table-cell>
          <table:table-cell table:formula="of:=([.D764]-[.C764])" office:value-type="float" office:value="-6.45060782933771">
            <text:p>-6,4506078293</text:p>
          </table:table-cell>
          <table:table-cell table:formula="of:=([.D764]-[.C763])" office:value-type="float" office:value="-6.44960782933771">
            <text:p>-6,4496078293</text:p>
          </table:table-cell>
          <table:table-cell/>
        </table:table-row>
        <table:table-row table:style-name="ro1">
          <table:table-cell office:value-type="float" office:value="5.09727991881">
            <text:p>5,0972799188</text:p>
          </table:table-cell>
          <table:table-cell office:value-type="float" office:value="6.16632600896">
            <text:p>6,166326009</text:p>
          </table:table-cell>
          <table:table-cell table:formula="of:=FREQUENCY([.B$14:.B$1013];[.B765])/1000" office:value-type="float" office:value="0.752">
            <text:p>0,752</text:p>
          </table:table-cell>
          <table:table-cell table:formula="of:=IF(AND([.E$6]&lt;=[.B765];[.B765]&lt;=[.E$7]);([.B765]-[.E$6])^2/([.E$8]-[.E$6])*([.E$7]-[.E$6]);1-(([.E$8]-[.B765])^2/([.E$8]-[.E$6])*([.E$8]-[.E$7])))" office:value-type="float" office:value="-5.6914235729138">
            <text:p>-5,6914235729</text:p>
          </table:table-cell>
          <table:table-cell table:formula="of:=([.D765]-[.C765])" office:value-type="float" office:value="-6.4434235729138">
            <text:p>-6,4434235729</text:p>
          </table:table-cell>
          <table:table-cell table:formula="of:=([.D765]-[.C764])" office:value-type="float" office:value="-6.4424235729138">
            <text:p>-6,4424235729</text:p>
          </table:table-cell>
          <table:table-cell/>
        </table:table-row>
        <table:table-row table:style-name="ro1">
          <table:table-cell office:value-type="float" office:value="3.87087706637">
            <text:p>3,8708770664</text:p>
          </table:table-cell>
          <table:table-cell office:value-type="float" office:value="6.17112050844">
            <text:p>6,1711205084</text:p>
          </table:table-cell>
          <table:table-cell table:formula="of:=FREQUENCY([.B$14:.B$1013];[.B766])/1000" office:value-type="float" office:value="0.753">
            <text:p>0,753</text:p>
          </table:table-cell>
          <table:table-cell table:formula="of:=IF(AND([.E$6]&lt;=[.B766];[.B766]&lt;=[.E$7]);([.B766]-[.E$6])^2/([.E$8]-[.E$6])*([.E$7]-[.E$6]);1-(([.E$8]-[.B766])^2/([.E$8]-[.E$6])*([.E$8]-[.E$7])))" office:value-type="float" office:value="-5.66879931480731">
            <text:p>-5,6687993148</text:p>
          </table:table-cell>
          <table:table-cell table:formula="of:=([.D766]-[.C766])" office:value-type="float" office:value="-6.42179931480731">
            <text:p>-6,4217993148</text:p>
          </table:table-cell>
          <table:table-cell table:formula="of:=([.D766]-[.C765])" office:value-type="float" office:value="-6.42079931480731">
            <text:p>-6,4207993148</text:p>
          </table:table-cell>
          <table:table-cell/>
        </table:table-row>
        <table:table-row table:style-name="ro1">
          <table:table-cell office:value-type="float" office:value="4.28848712535">
            <text:p>4,2884871254</text:p>
          </table:table-cell>
          <table:table-cell office:value-type="float" office:value="6.17260015812">
            <text:p>6,1726001581</text:p>
          </table:table-cell>
          <table:table-cell table:formula="of:=FREQUENCY([.B$14:.B$1013];[.B767])/1000" office:value-type="float" office:value="0.754">
            <text:p>0,754</text:p>
          </table:table-cell>
          <table:table-cell table:formula="of:=IF(AND([.E$6]&lt;=[.B767];[.B767]&lt;=[.E$7]);([.B767]-[.E$6])^2/([.E$8]-[.E$6])*([.E$7]-[.E$6]);1-(([.E$8]-[.B767])^2/([.E$8]-[.E$6])*([.E$8]-[.E$7])))" office:value-type="float" office:value="-5.66182488821921">
            <text:p>-5,6618248882</text:p>
          </table:table-cell>
          <table:table-cell table:formula="of:=([.D767]-[.C767])" office:value-type="float" office:value="-6.41582488821921">
            <text:p>-6,4158248882</text:p>
          </table:table-cell>
          <table:table-cell table:formula="of:=([.D767]-[.C766])" office:value-type="float" office:value="-6.41482488821921">
            <text:p>-6,4148248882</text:p>
          </table:table-cell>
          <table:table-cell/>
        </table:table-row>
        <table:table-row table:style-name="ro1">
          <table:table-cell office:value-type="float" office:value="3.65810872417">
            <text:p>3,6581087242</text:p>
          </table:table-cell>
          <table:table-cell office:value-type="float" office:value="6.18315584717">
            <text:p>6,1831558472</text:p>
          </table:table-cell>
          <table:table-cell table:formula="of:=FREQUENCY([.B$14:.B$1013];[.B768])/1000" office:value-type="float" office:value="0.755">
            <text:p>0,755</text:p>
          </table:table-cell>
          <table:table-cell table:formula="of:=IF(AND([.E$6]&lt;=[.B768];[.B768]&lt;=[.E$7]);([.B768]-[.E$6])^2/([.E$8]-[.E$6])*([.E$7]-[.E$6]);1-(([.E$8]-[.B768])^2/([.E$8]-[.E$6])*([.E$8]-[.E$7])))" office:value-type="float" office:value="-5.61217581777713">
            <text:p>-5,6121758178</text:p>
          </table:table-cell>
          <table:table-cell table:formula="of:=([.D768]-[.C768])" office:value-type="float" office:value="-6.36717581777713">
            <text:p>-6,3671758178</text:p>
          </table:table-cell>
          <table:table-cell table:formula="of:=([.D768]-[.C767])" office:value-type="float" office:value="-6.36617581777713">
            <text:p>-6,3661758178</text:p>
          </table:table-cell>
          <table:table-cell/>
        </table:table-row>
        <table:table-row table:style-name="ro1">
          <table:table-cell office:value-type="float" office:value="4.75289272317">
            <text:p>4,7528927232</text:p>
          </table:table-cell>
          <table:table-cell office:value-type="float" office:value="6.18687619135">
            <text:p>6,1868761914</text:p>
          </table:table-cell>
          <table:table-cell table:formula="of:=FREQUENCY([.B$14:.B$1013];[.B769])/1000" office:value-type="float" office:value="0.756">
            <text:p>0,756</text:p>
          </table:table-cell>
          <table:table-cell table:formula="of:=IF(AND([.E$6]&lt;=[.B769];[.B769]&lt;=[.E$7]);([.B769]-[.E$6])^2/([.E$8]-[.E$6])*([.E$7]-[.E$6]);1-(([.E$8]-[.B769])^2/([.E$8]-[.E$6])*([.E$8]-[.E$7])))" office:value-type="float" office:value="-5.5947213023279">
            <text:p>-5,5947213023</text:p>
          </table:table-cell>
          <table:table-cell table:formula="of:=([.D769]-[.C769])" office:value-type="float" office:value="-6.3507213023279">
            <text:p>-6,3507213023</text:p>
          </table:table-cell>
          <table:table-cell table:formula="of:=([.D769]-[.C768])" office:value-type="float" office:value="-6.3497213023279">
            <text:p>-6,3497213023</text:p>
          </table:table-cell>
          <table:table-cell/>
        </table:table-row>
        <table:table-row table:style-name="ro1">
          <table:table-cell office:value-type="float" office:value="4.37639832688">
            <text:p>4,3763983269</text:p>
          </table:table-cell>
          <table:table-cell office:value-type="float" office:value="6.18880997949">
            <text:p>6,1888099795</text:p>
          </table:table-cell>
          <table:table-cell table:formula="of:=FREQUENCY([.B$14:.B$1013];[.B770])/1000" office:value-type="float" office:value="0.757">
            <text:p>0,757</text:p>
          </table:table-cell>
          <table:table-cell table:formula="of:=IF(AND([.E$6]&lt;=[.B770];[.B770]&lt;=[.E$7]);([.B770]-[.E$6])^2/([.E$8]-[.E$6])*([.E$7]-[.E$6]);1-(([.E$8]-[.B770])^2/([.E$8]-[.E$6])*([.E$8]-[.E$7])))" office:value-type="float" office:value="-5.58565777617918">
            <text:p>-5,5856577762</text:p>
          </table:table-cell>
          <table:table-cell table:formula="of:=([.D770]-[.C770])" office:value-type="float" office:value="-6.34265777617918">
            <text:p>-6,3426577762</text:p>
          </table:table-cell>
          <table:table-cell table:formula="of:=([.D770]-[.C769])" office:value-type="float" office:value="-6.34165777617918">
            <text:p>-6,3416577762</text:p>
          </table:table-cell>
          <table:table-cell/>
        </table:table-row>
        <table:table-row table:style-name="ro1">
          <table:table-cell office:value-type="float" office:value="6.31190792935">
            <text:p>6,3119079294</text:p>
          </table:table-cell>
          <table:table-cell office:value-type="float" office:value="6.19746005992">
            <text:p>6,1974600599</text:p>
          </table:table-cell>
          <table:table-cell table:formula="of:=FREQUENCY([.B$14:.B$1013];[.B771])/1000" office:value-type="float" office:value="0.758">
            <text:p>0,758</text:p>
          </table:table-cell>
          <table:table-cell table:formula="of:=IF(AND([.E$6]&lt;=[.B771];[.B771]&lt;=[.E$7]);([.B771]-[.E$6])^2/([.E$8]-[.E$6])*([.E$7]-[.E$6]);1-(([.E$8]-[.B771])^2/([.E$8]-[.E$6])*([.E$8]-[.E$7])))" office:value-type="float" office:value="-5.54519176311967">
            <text:p>-5,5451917631</text:p>
          </table:table-cell>
          <table:table-cell table:formula="of:=([.D771]-[.C771])" office:value-type="float" office:value="-6.30319176311967">
            <text:p>-6,3031917631</text:p>
          </table:table-cell>
          <table:table-cell table:formula="of:=([.D771]-[.C770])" office:value-type="float" office:value="-6.30219176311967">
            <text:p>-6,3021917631</text:p>
          </table:table-cell>
          <table:table-cell/>
        </table:table-row>
        <table:table-row table:style-name="ro1">
          <table:table-cell office:value-type="float" office:value="4.46866704376">
            <text:p>4,4686670438</text:p>
          </table:table-cell>
          <table:table-cell office:value-type="float" office:value="6.21114224641">
            <text:p>6,2111422464</text:p>
          </table:table-cell>
          <table:table-cell table:formula="of:=FREQUENCY([.B$14:.B$1013];[.B772])/1000" office:value-type="float" office:value="0.759">
            <text:p>0,759</text:p>
          </table:table-cell>
          <table:table-cell table:formula="of:=IF(AND([.E$6]&lt;=[.B772];[.B772]&lt;=[.E$7]);([.B772]-[.E$6])^2/([.E$8]-[.E$6])*([.E$7]-[.E$6]);1-(([.E$8]-[.B772])^2/([.E$8]-[.E$6])*([.E$8]-[.E$7])))" office:value-type="float" office:value="-5.48143964146589">
            <text:p>-5,4814396415</text:p>
          </table:table-cell>
          <table:table-cell table:formula="of:=([.D772]-[.C772])" office:value-type="float" office:value="-6.24043964146589">
            <text:p>-6,2404396415</text:p>
          </table:table-cell>
          <table:table-cell table:formula="of:=([.D772]-[.C771])" office:value-type="float" office:value="-6.23943964146589">
            <text:p>-6,2394396415</text:p>
          </table:table-cell>
          <table:table-cell/>
        </table:table-row>
        <table:table-row table:style-name="ro1">
          <table:table-cell office:value-type="float" office:value="7.57482534359">
            <text:p>7,5748253436</text:p>
          </table:table-cell>
          <table:table-cell office:value-type="float" office:value="6.21200036707">
            <text:p>6,2120003671</text:p>
          </table:table-cell>
          <table:table-cell table:formula="of:=FREQUENCY([.B$14:.B$1013];[.B773])/1000" office:value-type="float" office:value="0.76">
            <text:p>0,76</text:p>
          </table:table-cell>
          <table:table-cell table:formula="of:=IF(AND([.E$6]&lt;=[.B773];[.B773]&lt;=[.E$7]);([.B773]-[.E$6])^2/([.E$8]-[.E$6])*([.E$7]-[.E$6]);1-(([.E$8]-[.B773])^2/([.E$8]-[.E$6])*([.E$8]-[.E$7])))" office:value-type="float" office:value="-5.47745162768151">
            <text:p>-5,4774516277</text:p>
          </table:table-cell>
          <table:table-cell table:formula="of:=([.D773]-[.C773])" office:value-type="float" office:value="-6.23745162768151">
            <text:p>-6,2374516277</text:p>
          </table:table-cell>
          <table:table-cell table:formula="of:=([.D773]-[.C772])" office:value-type="float" office:value="-6.23645162768151">
            <text:p>-6,2364516277</text:p>
          </table:table-cell>
          <table:table-cell/>
        </table:table-row>
        <table:table-row table:style-name="ro1">
          <table:table-cell office:value-type="float" office:value="7.69647501901">
            <text:p>7,696475019</text:p>
          </table:table-cell>
          <table:table-cell office:value-type="float" office:value="6.21453107631">
            <text:p>6,2145310763</text:p>
          </table:table-cell>
          <table:table-cell table:formula="of:=FREQUENCY([.B$14:.B$1013];[.B774])/1000" office:value-type="float" office:value="0.761">
            <text:p>0,761</text:p>
          </table:table-cell>
          <table:table-cell table:formula="of:=IF(AND([.E$6]&lt;=[.B774];[.B774]&lt;=[.E$7]);([.B774]-[.E$6])^2/([.E$8]-[.E$6])*([.E$7]-[.E$6]);1-(([.E$8]-[.B774])^2/([.E$8]-[.E$6])*([.E$8]-[.E$7])))" office:value-type="float" office:value="-5.46569760403561">
            <text:p>-5,465697604</text:p>
          </table:table-cell>
          <table:table-cell table:formula="of:=([.D774]-[.C774])" office:value-type="float" office:value="-6.22669760403561">
            <text:p>-6,226697604</text:p>
          </table:table-cell>
          <table:table-cell table:formula="of:=([.D774]-[.C773])" office:value-type="float" office:value="-6.22569760403561">
            <text:p>-6,225697604</text:p>
          </table:table-cell>
          <table:table-cell/>
        </table:table-row>
        <table:table-row table:style-name="ro1">
          <table:table-cell office:value-type="float" office:value="5.26852708491">
            <text:p>5,2685270849</text:p>
          </table:table-cell>
          <table:table-cell office:value-type="float" office:value="6.22166375462">
            <text:p>6,2216637546</text:p>
          </table:table-cell>
          <table:table-cell table:formula="of:=FREQUENCY([.B$14:.B$1013];[.B775])/1000" office:value-type="float" office:value="0.762">
            <text:p>0,762</text:p>
          </table:table-cell>
          <table:table-cell table:formula="of:=IF(AND([.E$6]&lt;=[.B775];[.B775]&lt;=[.E$7]);([.B775]-[.E$6])^2/([.E$8]-[.E$6])*([.E$7]-[.E$6]);1-(([.E$8]-[.B775])^2/([.E$8]-[.E$6])*([.E$8]-[.E$7])))" office:value-type="float" office:value="-5.43262691032686">
            <text:p>-5,4326269103</text:p>
          </table:table-cell>
          <table:table-cell table:formula="of:=([.D775]-[.C775])" office:value-type="float" office:value="-6.19462691032686">
            <text:p>-6,1946269103</text:p>
          </table:table-cell>
          <table:table-cell table:formula="of:=([.D775]-[.C774])" office:value-type="float" office:value="-6.19362691032686">
            <text:p>-6,1936269103</text:p>
          </table:table-cell>
          <table:table-cell/>
        </table:table-row>
        <table:table-row table:style-name="ro1">
          <table:table-cell office:value-type="float" office:value="5.45137302125">
            <text:p>5,4513730213</text:p>
          </table:table-cell>
          <table:table-cell office:value-type="float" office:value="6.22601431276">
            <text:p>6,2260143128</text:p>
          </table:table-cell>
          <table:table-cell table:formula="of:=FREQUENCY([.B$14:.B$1013];[.B776])/1000" office:value-type="float" office:value="0.763">
            <text:p>0,763</text:p>
          </table:table-cell>
          <table:table-cell table:formula="of:=IF(AND([.E$6]&lt;=[.B776];[.B776]&lt;=[.E$7]);([.B776]-[.E$6])^2/([.E$8]-[.E$6])*([.E$7]-[.E$6]);1-(([.E$8]-[.B776])^2/([.E$8]-[.E$6])*([.E$8]-[.E$7])))" office:value-type="float" office:value="-5.41249716084364">
            <text:p>-5,4124971608</text:p>
          </table:table-cell>
          <table:table-cell table:formula="of:=([.D776]-[.C776])" office:value-type="float" office:value="-6.17549716084364">
            <text:p>-6,1754971608</text:p>
          </table:table-cell>
          <table:table-cell table:formula="of:=([.D776]-[.C775])" office:value-type="float" office:value="-6.17449716084365">
            <text:p>-6,1744971608</text:p>
          </table:table-cell>
          <table:table-cell/>
        </table:table-row>
        <table:table-row table:style-name="ro1">
          <table:table-cell office:value-type="float" office:value="4.22387953741">
            <text:p>4,2238795374</text:p>
          </table:table-cell>
          <table:table-cell office:value-type="float" office:value="6.23345632991">
            <text:p>6,2334563299</text:p>
          </table:table-cell>
          <table:table-cell table:formula="of:=FREQUENCY([.B$14:.B$1013];[.B777])/1000" office:value-type="float" office:value="0.764">
            <text:p>0,764</text:p>
          </table:table-cell>
          <table:table-cell table:formula="of:=IF(AND([.E$6]&lt;=[.B777];[.B777]&lt;=[.E$7]);([.B777]-[.E$6])^2/([.E$8]-[.E$6])*([.E$7]-[.E$6]);1-(([.E$8]-[.B777])^2/([.E$8]-[.E$6])*([.E$8]-[.E$7])))" office:value-type="float" office:value="-5.37813656542921">
            <text:p>-5,3781365654</text:p>
          </table:table-cell>
          <table:table-cell table:formula="of:=([.D777]-[.C777])" office:value-type="float" office:value="-6.14213656542921">
            <text:p>-6,1421365654</text:p>
          </table:table-cell>
          <table:table-cell table:formula="of:=([.D777]-[.C776])" office:value-type="float" office:value="-6.14113656542921">
            <text:p>-6,1411365654</text:p>
          </table:table-cell>
          <table:table-cell/>
        </table:table-row>
        <table:table-row table:style-name="ro1">
          <table:table-cell office:value-type="float" office:value="5.04594133401">
            <text:p>5,045941334</text:p>
          </table:table-cell>
          <table:table-cell office:value-type="float" office:value="6.23540746773">
            <text:p>6,2354074677</text:p>
          </table:table-cell>
          <table:table-cell table:formula="of:=FREQUENCY([.B$14:.B$1013];[.B778])/1000" office:value-type="float" office:value="0.765">
            <text:p>0,765</text:p>
          </table:table-cell>
          <table:table-cell table:formula="of:=IF(AND([.E$6]&lt;=[.B778];[.B778]&lt;=[.E$7]);([.B778]-[.E$6])^2/([.E$8]-[.E$6])*([.E$7]-[.E$6]);1-(([.E$8]-[.B778])^2/([.E$8]-[.E$6])*([.E$8]-[.E$7])))" office:value-type="float" office:value="-5.36914322456921">
            <text:p>-5,3691432246</text:p>
          </table:table-cell>
          <table:table-cell table:formula="of:=([.D778]-[.C778])" office:value-type="float" office:value="-6.13414322456921">
            <text:p>-6,1341432246</text:p>
          </table:table-cell>
          <table:table-cell table:formula="of:=([.D778]-[.C777])" office:value-type="float" office:value="-6.13314322456921">
            <text:p>-6,1331432246</text:p>
          </table:table-cell>
          <table:table-cell/>
        </table:table-row>
        <table:table-row table:style-name="ro1">
          <table:table-cell office:value-type="float" office:value="6.67185521499">
            <text:p>6,671855215</text:p>
          </table:table-cell>
          <table:table-cell office:value-type="float" office:value="6.26640111867">
            <text:p>6,2664011187</text:p>
          </table:table-cell>
          <table:table-cell table:formula="of:=FREQUENCY([.B$14:.B$1013];[.B779])/1000" office:value-type="float" office:value="0.766">
            <text:p>0,766</text:p>
          </table:table-cell>
          <table:table-cell table:formula="of:=IF(AND([.E$6]&lt;=[.B779];[.B779]&lt;=[.E$7]);([.B779]-[.E$6])^2/([.E$8]-[.E$6])*([.E$7]-[.E$6]);1-(([.E$8]-[.B779])^2/([.E$8]-[.E$6])*([.E$8]-[.E$7])))" office:value-type="float" office:value="-5.22713570334052">
            <text:p>-5,2271357033</text:p>
          </table:table-cell>
          <table:table-cell table:formula="of:=([.D779]-[.C779])" office:value-type="float" office:value="-5.99313570334052">
            <text:p>-5,9931357033</text:p>
          </table:table-cell>
          <table:table-cell table:formula="of:=([.D779]-[.C778])" office:value-type="float" office:value="-5.99213570334052">
            <text:p>-5,9921357033</text:p>
          </table:table-cell>
          <table:table-cell/>
        </table:table-row>
        <table:table-row table:style-name="ro1">
          <table:table-cell office:value-type="float" office:value="5.27171817805">
            <text:p>5,2717181781</text:p>
          </table:table-cell>
          <table:table-cell office:value-type="float" office:value="6.26811315006">
            <text:p>6,2681131501</text:p>
          </table:table-cell>
          <table:table-cell table:formula="of:=FREQUENCY([.B$14:.B$1013];[.B780])/1000" office:value-type="float" office:value="0.767">
            <text:p>0,767</text:p>
          </table:table-cell>
          <table:table-cell table:formula="of:=IF(AND([.E$6]&lt;=[.B780];[.B780]&lt;=[.E$7]);([.B780]-[.E$6])^2/([.E$8]-[.E$6])*([.E$7]-[.E$6]);1-(([.E$8]-[.B780])^2/([.E$8]-[.E$6])*([.E$8]-[.E$7])))" office:value-type="float" office:value="-5.21933813406258">
            <text:p>-5,2193381341</text:p>
          </table:table-cell>
          <table:table-cell table:formula="of:=([.D780]-[.C780])" office:value-type="float" office:value="-5.98633813406258">
            <text:p>-5,9863381341</text:p>
          </table:table-cell>
          <table:table-cell table:formula="of:=([.D780]-[.C779])" office:value-type="float" office:value="-5.98533813406258">
            <text:p>-5,9853381341</text:p>
          </table:table-cell>
          <table:table-cell/>
        </table:table-row>
        <table:table-row table:style-name="ro1">
          <table:table-cell office:value-type="float" office:value="6.492218499">
            <text:p>6,492218499</text:p>
          </table:table-cell>
          <table:table-cell office:value-type="float" office:value="6.2750636501">
            <text:p>6,2750636501</text:p>
          </table:table-cell>
          <table:table-cell table:formula="of:=FREQUENCY([.B$14:.B$1013];[.B781])/1000" office:value-type="float" office:value="0.768">
            <text:p>0,768</text:p>
          </table:table-cell>
          <table:table-cell table:formula="of:=IF(AND([.E$6]&lt;=[.B781];[.B781]&lt;=[.E$7]);([.B781]-[.E$6])^2/([.E$8]-[.E$6])*([.E$7]-[.E$6]);1-(([.E$8]-[.B781])^2/([.E$8]-[.E$6])*([.E$8]-[.E$7])))" office:value-type="float" office:value="-5.18773175917195">
            <text:p>-5,1877317592</text:p>
          </table:table-cell>
          <table:table-cell table:formula="of:=([.D781]-[.C781])" office:value-type="float" office:value="-5.95573175917195">
            <text:p>-5,9557317592</text:p>
          </table:table-cell>
          <table:table-cell table:formula="of:=([.D781]-[.C780])" office:value-type="float" office:value="-5.95473175917195">
            <text:p>-5,9547317592</text:p>
          </table:table-cell>
          <table:table-cell/>
        </table:table-row>
        <table:table-row table:style-name="ro1">
          <table:table-cell office:value-type="float" office:value="5.44604410429">
            <text:p>5,4460441043</text:p>
          </table:table-cell>
          <table:table-cell office:value-type="float" office:value="6.28573118664">
            <text:p>6,2857311866</text:p>
          </table:table-cell>
          <table:table-cell table:formula="of:=FREQUENCY([.B$14:.B$1013];[.B782])/1000" office:value-type="float" office:value="0.769">
            <text:p>0,769</text:p>
          </table:table-cell>
          <table:table-cell table:formula="of:=IF(AND([.E$6]&lt;=[.B782];[.B782]&lt;=[.E$7]);([.B782]-[.E$6])^2/([.E$8]-[.E$6])*([.E$7]-[.E$6]);1-(([.E$8]-[.B782])^2/([.E$8]-[.E$6])*([.E$8]-[.E$7])))" office:value-type="float" office:value="-5.13937932598225">
            <text:p>-5,139379326</text:p>
          </table:table-cell>
          <table:table-cell table:formula="of:=([.D782]-[.C782])" office:value-type="float" office:value="-5.90837932598225">
            <text:p>-5,908379326</text:p>
          </table:table-cell>
          <table:table-cell table:formula="of:=([.D782]-[.C781])" office:value-type="float" office:value="-5.90737932598225">
            <text:p>-5,907379326</text:p>
          </table:table-cell>
          <table:table-cell/>
        </table:table-row>
        <table:table-row table:style-name="ro1">
          <table:table-cell office:value-type="float" office:value="4.14976698136">
            <text:p>4,1497669814</text:p>
          </table:table-cell>
          <table:table-cell office:value-type="float" office:value="6.30492317964">
            <text:p>6,3049231796</text:p>
          </table:table-cell>
          <table:table-cell table:formula="of:=FREQUENCY([.B$14:.B$1013];[.B783])/1000" office:value-type="float" office:value="0.77">
            <text:p>0,77</text:p>
          </table:table-cell>
          <table:table-cell table:formula="of:=IF(AND([.E$6]&lt;=[.B783];[.B783]&lt;=[.E$7]);([.B783]-[.E$6])^2/([.E$8]-[.E$6])*([.E$7]-[.E$6]);1-(([.E$8]-[.B783])^2/([.E$8]-[.E$6])*([.E$8]-[.E$7])))" office:value-type="float" office:value="-5.05286588970147">
            <text:p>-5,0528658897</text:p>
          </table:table-cell>
          <table:table-cell table:formula="of:=([.D783]-[.C783])" office:value-type="float" office:value="-5.82286588970147">
            <text:p>-5,8228658897</text:p>
          </table:table-cell>
          <table:table-cell table:formula="of:=([.D783]-[.C782])" office:value-type="float" office:value="-5.82186588970147">
            <text:p>-5,8218658897</text:p>
          </table:table-cell>
          <table:table-cell/>
        </table:table-row>
        <table:table-row table:style-name="ro1">
          <table:table-cell office:value-type="float" office:value="8.01570066716">
            <text:p>8,0157006672</text:p>
          </table:table-cell>
          <table:table-cell office:value-type="float" office:value="6.31190792935">
            <text:p>6,3119079294</text:p>
          </table:table-cell>
          <table:table-cell table:formula="of:=FREQUENCY([.B$14:.B$1013];[.B784])/1000" office:value-type="float" office:value="0.771">
            <text:p>0,771</text:p>
          </table:table-cell>
          <table:table-cell table:formula="of:=IF(AND([.E$6]&lt;=[.B784];[.B784]&lt;=[.E$7]);([.B784]-[.E$6])^2/([.E$8]-[.E$6])*([.E$7]-[.E$6]);1-(([.E$8]-[.B784])^2/([.E$8]-[.E$6])*([.E$8]-[.E$7])))" office:value-type="float" office:value="-5.02153248357617">
            <text:p>-5,0215324836</text:p>
          </table:table-cell>
          <table:table-cell table:formula="of:=([.D784]-[.C784])" office:value-type="float" office:value="-5.79253248357617">
            <text:p>-5,7925324836</text:p>
          </table:table-cell>
          <table:table-cell table:formula="of:=([.D784]-[.C783])" office:value-type="float" office:value="-5.79153248357617">
            <text:p>-5,7915324836</text:p>
          </table:table-cell>
          <table:table-cell/>
        </table:table-row>
        <table:table-row table:style-name="ro1">
          <table:table-cell office:value-type="float" office:value="4.27359405004">
            <text:p>4,27359405</text:p>
          </table:table-cell>
          <table:table-cell office:value-type="float" office:value="6.31854251404">
            <text:p>6,318542514</text:p>
          </table:table-cell>
          <table:table-cell table:formula="of:=FREQUENCY([.B$14:.B$1013];[.B785])/1000" office:value-type="float" office:value="0.772">
            <text:p>0,772</text:p>
          </table:table-cell>
          <table:table-cell table:formula="of:=IF(AND([.E$6]&lt;=[.B785];[.B785]&lt;=[.E$7]);([.B785]-[.E$6])^2/([.E$8]-[.E$6])*([.E$7]-[.E$6]);1-(([.E$8]-[.B785])^2/([.E$8]-[.E$6])*([.E$8]-[.E$7])))" office:value-type="float" office:value="-4.9918452075091">
            <text:p>-4,9918452075</text:p>
          </table:table-cell>
          <table:table-cell table:formula="of:=([.D785]-[.C785])" office:value-type="float" office:value="-5.76384520750911">
            <text:p>-5,7638452075</text:p>
          </table:table-cell>
          <table:table-cell table:formula="of:=([.D785]-[.C784])" office:value-type="float" office:value="-5.7628452075091">
            <text:p>-5,7628452075</text:p>
          </table:table-cell>
          <table:table-cell/>
        </table:table-row>
        <table:table-row table:style-name="ro1">
          <table:table-cell office:value-type="float" office:value="7.10271220334">
            <text:p>7,1027122033</text:p>
          </table:table-cell>
          <table:table-cell office:value-type="float" office:value="6.32131528243">
            <text:p>6,3213152824</text:p>
          </table:table-cell>
          <table:table-cell table:formula="of:=FREQUENCY([.B$14:.B$1013];[.B786])/1000" office:value-type="float" office:value="0.773">
            <text:p>0,773</text:p>
          </table:table-cell>
          <table:table-cell table:formula="of:=IF(AND([.E$6]&lt;=[.B786];[.B786]&lt;=[.E$7]);([.B786]-[.E$6])^2/([.E$8]-[.E$6])*([.E$7]-[.E$6]);1-(([.E$8]-[.B786])^2/([.E$8]-[.E$6])*([.E$8]-[.E$7])))" office:value-type="float" office:value="-4.97945984678589">
            <text:p>-4,9794598468</text:p>
          </table:table-cell>
          <table:table-cell table:formula="of:=([.D786]-[.C786])" office:value-type="float" office:value="-5.75245984678589">
            <text:p>-5,7524598468</text:p>
          </table:table-cell>
          <table:table-cell table:formula="of:=([.D786]-[.C785])" office:value-type="float" office:value="-5.75145984678589">
            <text:p>-5,7514598468</text:p>
          </table:table-cell>
          <table:table-cell/>
        </table:table-row>
        <table:table-row table:style-name="ro1">
          <table:table-cell office:value-type="float" office:value="6.58411375037">
            <text:p>6,5841137504</text:p>
          </table:table-cell>
          <table:table-cell office:value-type="float" office:value="6.32212929505">
            <text:p>6,3221292951</text:p>
          </table:table-cell>
          <table:table-cell table:formula="of:=FREQUENCY([.B$14:.B$1013];[.B787])/1000" office:value-type="float" office:value="0.774">
            <text:p>0,774</text:p>
          </table:table-cell>
          <table:table-cell table:formula="of:=IF(AND([.E$6]&lt;=[.B787];[.B787]&lt;=[.E$7]);([.B787]-[.E$6])^2/([.E$8]-[.E$6])*([.E$7]-[.E$6]);1-(([.E$8]-[.B787])^2/([.E$8]-[.E$6])*([.E$8]-[.E$7])))" office:value-type="float" office:value="-4.97582626035784">
            <text:p>-4,9758262604</text:p>
          </table:table-cell>
          <table:table-cell table:formula="of:=([.D787]-[.C787])" office:value-type="float" office:value="-5.74982626035784">
            <text:p>-5,7498262604</text:p>
          </table:table-cell>
          <table:table-cell table:formula="of:=([.D787]-[.C786])" office:value-type="float" office:value="-5.74882626035784">
            <text:p>-5,7488262604</text:p>
          </table:table-cell>
          <table:table-cell/>
        </table:table-row>
        <table:table-row table:style-name="ro1">
          <table:table-cell office:value-type="float" office:value="7.36791733472">
            <text:p>7,3679173347</text:p>
          </table:table-cell>
          <table:table-cell office:value-type="float" office:value="6.3260237149">
            <text:p>6,3260237149</text:p>
          </table:table-cell>
          <table:table-cell table:formula="of:=FREQUENCY([.B$14:.B$1013];[.B788])/1000" office:value-type="float" office:value="0.775">
            <text:p>0,775</text:p>
          </table:table-cell>
          <table:table-cell table:formula="of:=IF(AND([.E$6]&lt;=[.B788];[.B788]&lt;=[.E$7]);([.B788]-[.E$6])^2/([.E$8]-[.E$6])*([.E$7]-[.E$6]);1-(([.E$8]-[.B788])^2/([.E$8]-[.E$6])*([.E$8]-[.E$7])))" office:value-type="float" office:value="-4.95845764439766">
            <text:p>-4,9584576444</text:p>
          </table:table-cell>
          <table:table-cell table:formula="of:=([.D788]-[.C788])" office:value-type="float" office:value="-5.73345764439766">
            <text:p>-5,7334576444</text:p>
          </table:table-cell>
          <table:table-cell table:formula="of:=([.D788]-[.C787])" office:value-type="float" office:value="-5.73245764439766">
            <text:p>-5,7324576444</text:p>
          </table:table-cell>
          <table:table-cell/>
        </table:table-row>
        <table:table-row table:style-name="ro1">
          <table:table-cell office:value-type="float" office:value="5.32310105639">
            <text:p>5,3231010564</text:p>
          </table:table-cell>
          <table:table-cell office:value-type="float" office:value="6.32666388711">
            <text:p>6,3266638871</text:p>
          </table:table-cell>
          <table:table-cell table:formula="of:=FREQUENCY([.B$14:.B$1013];[.B789])/1000" office:value-type="float" office:value="0.776">
            <text:p>0,776</text:p>
          </table:table-cell>
          <table:table-cell table:formula="of:=IF(AND([.E$6]&lt;=[.B789];[.B789]&lt;=[.E$7]);([.B789]-[.E$6])^2/([.E$8]-[.E$6])*([.E$7]-[.E$6]);1-(([.E$8]-[.B789])^2/([.E$8]-[.E$6])*([.E$8]-[.E$7])))" office:value-type="float" office:value="-4.95560497706818">
            <text:p>-4,9556049771</text:p>
          </table:table-cell>
          <table:table-cell table:formula="of:=([.D789]-[.C789])" office:value-type="float" office:value="-5.73160497706818">
            <text:p>-5,7316049771</text:p>
          </table:table-cell>
          <table:table-cell table:formula="of:=([.D789]-[.C788])" office:value-type="float" office:value="-5.73060497706818">
            <text:p>-5,7306049771</text:p>
          </table:table-cell>
          <table:table-cell/>
        </table:table-row>
        <table:table-row table:style-name="ro1">
          <table:table-cell office:value-type="float" office:value="4.78045693507">
            <text:p>4,7804569351</text:p>
          </table:table-cell>
          <table:table-cell office:value-type="float" office:value="6.34875836645">
            <text:p>6,3487583665</text:p>
          </table:table-cell>
          <table:table-cell table:formula="of:=FREQUENCY([.B$14:.B$1013];[.B790])/1000" office:value-type="float" office:value="0.777">
            <text:p>0,777</text:p>
          </table:table-cell>
          <table:table-cell table:formula="of:=IF(AND([.E$6]&lt;=[.B790];[.B790]&lt;=[.E$7]);([.B790]-[.E$6])^2/([.E$8]-[.E$6])*([.E$7]-[.E$6]);1-(([.E$8]-[.B790])^2/([.E$8]-[.E$6])*([.E$8]-[.E$7])))" office:value-type="float" office:value="-4.85756849955739">
            <text:p>-4,8575684996</text:p>
          </table:table-cell>
          <table:table-cell table:formula="of:=([.D790]-[.C790])" office:value-type="float" office:value="-5.63456849955739">
            <text:p>-5,6345684996</text:p>
          </table:table-cell>
          <table:table-cell table:formula="of:=([.D790]-[.C789])" office:value-type="float" office:value="-5.63356849955739">
            <text:p>-5,6335684996</text:p>
          </table:table-cell>
          <table:table-cell/>
        </table:table-row>
        <table:table-row table:style-name="ro1">
          <table:table-cell office:value-type="float" office:value="5.33267401977">
            <text:p>5,3326740198</text:p>
          </table:table-cell>
          <table:table-cell office:value-type="float" office:value="6.35969512072">
            <text:p>6,3596951207</text:p>
          </table:table-cell>
          <table:table-cell table:formula="of:=FREQUENCY([.B$14:.B$1013];[.B791])/1000" office:value-type="float" office:value="0.778">
            <text:p>0,778</text:p>
          </table:table-cell>
          <table:table-cell table:formula="of:=IF(AND([.E$6]&lt;=[.B791];[.B791]&lt;=[.E$7]);([.B791]-[.E$6])^2/([.E$8]-[.E$6])*([.E$7]-[.E$6]);1-(([.E$8]-[.B791])^2/([.E$8]-[.E$6])*([.E$8]-[.E$7])))" office:value-type="float" office:value="-4.80934154629148">
            <text:p>-4,8093415463</text:p>
          </table:table-cell>
          <table:table-cell table:formula="of:=([.D791]-[.C791])" office:value-type="float" office:value="-5.58734154629148">
            <text:p>-5,5873415463</text:p>
          </table:table-cell>
          <table:table-cell table:formula="of:=([.D791]-[.C790])" office:value-type="float" office:value="-5.58634154629148">
            <text:p>-5,5863415463</text:p>
          </table:table-cell>
          <table:table-cell/>
        </table:table-row>
        <table:table-row table:style-name="ro1">
          <table:table-cell office:value-type="float" office:value="3.64698251832">
            <text:p>3,6469825183</text:p>
          </table:table-cell>
          <table:table-cell office:value-type="float" office:value="6.36010171084">
            <text:p>6,3601017108</text:p>
          </table:table-cell>
          <table:table-cell table:formula="of:=FREQUENCY([.B$14:.B$1013];[.B792])/1000" office:value-type="float" office:value="0.779">
            <text:p>0,779</text:p>
          </table:table-cell>
          <table:table-cell table:formula="of:=IF(AND([.E$6]&lt;=[.B792];[.B792]&lt;=[.E$7]);([.B792]-[.E$6])^2/([.E$8]-[.E$6])*([.E$7]-[.E$6]);1-(([.E$8]-[.B792])^2/([.E$8]-[.E$6])*([.E$8]-[.E$7])))" office:value-type="float" office:value="-4.80755248092491">
            <text:p>-4,8075524809</text:p>
          </table:table-cell>
          <table:table-cell table:formula="of:=([.D792]-[.C792])" office:value-type="float" office:value="-5.58655248092491">
            <text:p>-5,5865524809</text:p>
          </table:table-cell>
          <table:table-cell table:formula="of:=([.D792]-[.C791])" office:value-type="float" office:value="-5.58555248092491">
            <text:p>-5,5855524809</text:p>
          </table:table-cell>
          <table:table-cell/>
        </table:table-row>
        <table:table-row table:style-name="ro1">
          <table:table-cell office:value-type="float" office:value="7.21823189964">
            <text:p>7,2182318996</text:p>
          </table:table-cell>
          <table:table-cell office:value-type="float" office:value="6.36245899789">
            <text:p>6,3624589979</text:p>
          </table:table-cell>
          <table:table-cell table:formula="of:=FREQUENCY([.B$14:.B$1013];[.B793])/1000" office:value-type="float" office:value="0.78">
            <text:p>0,78</text:p>
          </table:table-cell>
          <table:table-cell table:formula="of:=IF(AND([.E$6]&lt;=[.B793];[.B793]&lt;=[.E$7]);([.B793]-[.E$6])^2/([.E$8]-[.E$6])*([.E$7]-[.E$6]);1-(([.E$8]-[.B793])^2/([.E$8]-[.E$6])*([.E$8]-[.E$7])))" office:value-type="float" office:value="-4.79718544817619">
            <text:p>-4,7971854482</text:p>
          </table:table-cell>
          <table:table-cell table:formula="of:=([.D793]-[.C793])" office:value-type="float" office:value="-5.57718544817619">
            <text:p>-5,5771854482</text:p>
          </table:table-cell>
          <table:table-cell table:formula="of:=([.D793]-[.C792])" office:value-type="float" office:value="-5.57618544817619">
            <text:p>-5,5761854482</text:p>
          </table:table-cell>
          <table:table-cell/>
        </table:table-row>
        <table:table-row table:style-name="ro1">
          <table:table-cell office:value-type="float" office:value="5.47580612719">
            <text:p>5,4758061272</text:p>
          </table:table-cell>
          <table:table-cell office:value-type="float" office:value="6.36738807988">
            <text:p>6,3673880799</text:p>
          </table:table-cell>
          <table:table-cell table:formula="of:=FREQUENCY([.B$14:.B$1013];[.B794])/1000" office:value-type="float" office:value="0.781">
            <text:p>0,781</text:p>
          </table:table-cell>
          <table:table-cell table:formula="of:=IF(AND([.E$6]&lt;=[.B794];[.B794]&lt;=[.E$7]);([.B794]-[.E$6])^2/([.E$8]-[.E$6])*([.E$7]-[.E$6]);1-(([.E$8]-[.B794])^2/([.E$8]-[.E$6])*([.E$8]-[.E$7])))" office:value-type="float" office:value="-4.77553793496493">
            <text:p>-4,775537935</text:p>
          </table:table-cell>
          <table:table-cell table:formula="of:=([.D794]-[.C794])" office:value-type="float" office:value="-5.55653793496493">
            <text:p>-5,556537935</text:p>
          </table:table-cell>
          <table:table-cell table:formula="of:=([.D794]-[.C793])" office:value-type="float" office:value="-5.55553793496493">
            <text:p>-5,555537935</text:p>
          </table:table-cell>
          <table:table-cell/>
        </table:table-row>
        <table:table-row table:style-name="ro1">
          <table:table-cell office:value-type="float" office:value="4.55194096426">
            <text:p>4,5519409643</text:p>
          </table:table-cell>
          <table:table-cell office:value-type="float" office:value="6.37452213345">
            <text:p>6,3745221335</text:p>
          </table:table-cell>
          <table:table-cell table:formula="of:=FREQUENCY([.B$14:.B$1013];[.B795])/1000" office:value-type="float" office:value="0.782">
            <text:p>0,782</text:p>
          </table:table-cell>
          <table:table-cell table:formula="of:=IF(AND([.E$6]&lt;=[.B795];[.B795]&lt;=[.E$7]);([.B795]-[.E$6])^2/([.E$8]-[.E$6])*([.E$7]-[.E$6]);1-(([.E$8]-[.B795])^2/([.E$8]-[.E$6])*([.E$8]-[.E$7])))" office:value-type="float" office:value="-4.74427835645328">
            <text:p>-4,7442783565</text:p>
          </table:table-cell>
          <table:table-cell table:formula="of:=([.D795]-[.C795])" office:value-type="float" office:value="-5.52627835645328">
            <text:p>-5,5262783565</text:p>
          </table:table-cell>
          <table:table-cell table:formula="of:=([.D795]-[.C794])" office:value-type="float" office:value="-5.52527835645328">
            <text:p>-5,5252783565</text:p>
          </table:table-cell>
          <table:table-cell/>
        </table:table-row>
        <table:table-row table:style-name="ro1">
          <table:table-cell office:value-type="float" office:value="5.95242640048">
            <text:p>5,9524264005</text:p>
          </table:table-cell>
          <table:table-cell office:value-type="float" office:value="6.37599631062">
            <text:p>6,3759963106</text:p>
          </table:table-cell>
          <table:table-cell table:formula="of:=FREQUENCY([.B$14:.B$1013];[.B796])/1000" office:value-type="float" office:value="0.783">
            <text:p>0,783</text:p>
          </table:table-cell>
          <table:table-cell table:formula="of:=IF(AND([.E$6]&lt;=[.B796];[.B796]&lt;=[.E$7]);([.B796]-[.E$6])^2/([.E$8]-[.E$6])*([.E$7]-[.E$6]);1-(([.E$8]-[.B796])^2/([.E$8]-[.E$6])*([.E$8]-[.E$7])))" office:value-type="float" office:value="-4.73782946823321">
            <text:p>-4,7378294682</text:p>
          </table:table-cell>
          <table:table-cell table:formula="of:=([.D796]-[.C796])" office:value-type="float" office:value="-5.52082946823321">
            <text:p>-5,5208294682</text:p>
          </table:table-cell>
          <table:table-cell table:formula="of:=([.D796]-[.C795])" office:value-type="float" office:value="-5.51982946823321">
            <text:p>-5,5198294682</text:p>
          </table:table-cell>
          <table:table-cell/>
        </table:table-row>
        <table:table-row table:style-name="ro1">
          <table:table-cell office:value-type="float" office:value="4.71865399395">
            <text:p>4,718653994</text:p>
          </table:table-cell>
          <table:table-cell office:value-type="float" office:value="6.40132691821">
            <text:p>6,4013269182</text:p>
          </table:table-cell>
          <table:table-cell table:formula="of:=FREQUENCY([.B$14:.B$1013];[.B797])/1000" office:value-type="float" office:value="0.784">
            <text:p>0,784</text:p>
          </table:table-cell>
          <table:table-cell table:formula="of:=IF(AND([.E$6]&lt;=[.B797];[.B797]&lt;=[.E$7]);([.B797]-[.E$6])^2/([.E$8]-[.E$6])*([.E$7]-[.E$6]);1-(([.E$8]-[.B797])^2/([.E$8]-[.E$6])*([.E$8]-[.E$7])))" office:value-type="float" office:value="-4.62758482168328">
            <text:p>-4,6275848217</text:p>
          </table:table-cell>
          <table:table-cell table:formula="of:=([.D797]-[.C797])" office:value-type="float" office:value="-5.41158482168328">
            <text:p>-5,4115848217</text:p>
          </table:table-cell>
          <table:table-cell table:formula="of:=([.D797]-[.C796])" office:value-type="float" office:value="-5.41058482168328">
            <text:p>-5,4105848217</text:p>
          </table:table-cell>
          <table:table-cell/>
        </table:table-row>
        <table:table-row table:style-name="ro1">
          <table:table-cell office:value-type="float" office:value="3.97782968271">
            <text:p>3,9778296827</text:p>
          </table:table-cell>
          <table:table-cell office:value-type="float" office:value="6.41038083356">
            <text:p>6,4103808336</text:p>
          </table:table-cell>
          <table:table-cell table:formula="of:=FREQUENCY([.B$14:.B$1013];[.B798])/1000" office:value-type="float" office:value="0.785">
            <text:p>0,785</text:p>
          </table:table-cell>
          <table:table-cell table:formula="of:=IF(AND([.E$6]&lt;=[.B798];[.B798]&lt;=[.E$7]);([.B798]-[.E$6])^2/([.E$8]-[.E$6])*([.E$7]-[.E$6]);1-(([.E$8]-[.B798])^2/([.E$8]-[.E$6])*([.E$8]-[.E$7])))" office:value-type="float" office:value="-4.58843952266117">
            <text:p>-4,5884395227</text:p>
          </table:table-cell>
          <table:table-cell table:formula="of:=([.D798]-[.C798])" office:value-type="float" office:value="-5.37343952266117">
            <text:p>-5,3734395227</text:p>
          </table:table-cell>
          <table:table-cell table:formula="of:=([.D798]-[.C797])" office:value-type="float" office:value="-5.37243952266117">
            <text:p>-5,3724395227</text:p>
          </table:table-cell>
          <table:table-cell/>
        </table:table-row>
        <table:table-row table:style-name="ro1">
          <table:table-cell office:value-type="float" office:value="6.00309102636">
            <text:p>6,0030910264</text:p>
          </table:table-cell>
          <table:table-cell office:value-type="float" office:value="6.4107601838">
            <text:p>6,4107601838</text:p>
          </table:table-cell>
          <table:table-cell table:formula="of:=FREQUENCY([.B$14:.B$1013];[.B799])/1000" office:value-type="float" office:value="0.786">
            <text:p>0,786</text:p>
          </table:table-cell>
          <table:table-cell table:formula="of:=IF(AND([.E$6]&lt;=[.B799];[.B799]&lt;=[.E$7]);([.B799]-[.E$6])^2/([.E$8]-[.E$6])*([.E$7]-[.E$6]);1-(([.E$8]-[.B799])^2/([.E$8]-[.E$6])*([.E$8]-[.E$7])))" office:value-type="float" office:value="-4.58680235482951">
            <text:p>-4,5868023548</text:p>
          </table:table-cell>
          <table:table-cell table:formula="of:=([.D799]-[.C799])" office:value-type="float" office:value="-5.37280235482951">
            <text:p>-5,3728023548</text:p>
          </table:table-cell>
          <table:table-cell table:formula="of:=([.D799]-[.C798])" office:value-type="float" office:value="-5.37180235482951">
            <text:p>-5,3718023548</text:p>
          </table:table-cell>
          <table:table-cell/>
        </table:table-row>
        <table:table-row table:style-name="ro1">
          <table:table-cell office:value-type="float" office:value="5.20918981913">
            <text:p>5,2091898191</text:p>
          </table:table-cell>
          <table:table-cell office:value-type="float" office:value="6.4126193485">
            <text:p>6,4126193485</text:p>
          </table:table-cell>
          <table:table-cell table:formula="of:=FREQUENCY([.B$14:.B$1013];[.B800])/1000" office:value-type="float" office:value="0.787">
            <text:p>0,787</text:p>
          </table:table-cell>
          <table:table-cell table:formula="of:=IF(AND([.E$6]&lt;=[.B800];[.B800]&lt;=[.E$7]);([.B800]-[.E$6])^2/([.E$8]-[.E$6])*([.E$7]-[.E$6]);1-(([.E$8]-[.B800])^2/([.E$8]-[.E$6])*([.E$8]-[.E$7])))" office:value-type="float" office:value="-4.5787821964638">
            <text:p>-4,5787821965</text:p>
          </table:table-cell>
          <table:table-cell table:formula="of:=([.D800]-[.C800])" office:value-type="float" office:value="-5.3657821964638">
            <text:p>-5,3657821965</text:p>
          </table:table-cell>
          <table:table-cell table:formula="of:=([.D800]-[.C799])" office:value-type="float" office:value="-5.3647821964638">
            <text:p>-5,3647821965</text:p>
          </table:table-cell>
          <table:table-cell/>
        </table:table-row>
        <table:table-row table:style-name="ro1">
          <table:table-cell office:value-type="float" office:value="5.31015980461">
            <text:p>5,3101598046</text:p>
          </table:table-cell>
          <table:table-cell office:value-type="float" office:value="6.41353421591">
            <text:p>6,4135342159</text:p>
          </table:table-cell>
          <table:table-cell table:formula="of:=FREQUENCY([.B$14:.B$1013];[.B801])/1000" office:value-type="float" office:value="0.788">
            <text:p>0,788</text:p>
          </table:table-cell>
          <table:table-cell table:formula="of:=IF(AND([.E$6]&lt;=[.B801];[.B801]&lt;=[.E$7]);([.B801]-[.E$6])^2/([.E$8]-[.E$6])*([.E$7]-[.E$6]);1-(([.E$8]-[.B801])^2/([.E$8]-[.E$6])*([.E$8]-[.E$7])))" office:value-type="float" office:value="-4.57483771022358">
            <text:p>-4,5748377102</text:p>
          </table:table-cell>
          <table:table-cell table:formula="of:=([.D801]-[.C801])" office:value-type="float" office:value="-5.36283771022358">
            <text:p>-5,3628377102</text:p>
          </table:table-cell>
          <table:table-cell table:formula="of:=([.D801]-[.C800])" office:value-type="float" office:value="-5.36183771022358">
            <text:p>-5,3618377102</text:p>
          </table:table-cell>
          <table:table-cell/>
        </table:table-row>
        <table:table-row table:style-name="ro1">
          <table:table-cell office:value-type="float" office:value="5.92150310567">
            <text:p>5,9215031057</text:p>
          </table:table-cell>
          <table:table-cell office:value-type="float" office:value="6.41448939367">
            <text:p>6,4144893937</text:p>
          </table:table-cell>
          <table:table-cell table:formula="of:=FREQUENCY([.B$14:.B$1013];[.B802])/1000" office:value-type="float" office:value="0.789">
            <text:p>0,789</text:p>
          </table:table-cell>
          <table:table-cell table:formula="of:=IF(AND([.E$6]&lt;=[.B802];[.B802]&lt;=[.E$7]);([.B802]-[.E$6])^2/([.E$8]-[.E$6])*([.E$7]-[.E$6]);1-(([.E$8]-[.B802])^2/([.E$8]-[.E$6])*([.E$8]-[.E$7])))" office:value-type="float" office:value="-4.57072091287077">
            <text:p>-4,5707209129</text:p>
          </table:table-cell>
          <table:table-cell table:formula="of:=([.D802]-[.C802])" office:value-type="float" office:value="-5.35972091287077">
            <text:p>-5,3597209129</text:p>
          </table:table-cell>
          <table:table-cell table:formula="of:=([.D802]-[.C801])" office:value-type="float" office:value="-5.35872091287077">
            <text:p>-5,3587209129</text:p>
          </table:table-cell>
          <table:table-cell/>
        </table:table-row>
        <table:table-row table:style-name="ro1">
          <table:table-cell office:value-type="float" office:value="6.73637453729">
            <text:p>6,7363745373</text:p>
          </table:table-cell>
          <table:table-cell office:value-type="float" office:value="6.42929626584">
            <text:p>6,4292962658</text:p>
          </table:table-cell>
          <table:table-cell table:formula="of:=FREQUENCY([.B$14:.B$1013];[.B803])/1000" office:value-type="float" office:value="0.79">
            <text:p>0,79</text:p>
          </table:table-cell>
          <table:table-cell table:formula="of:=IF(AND([.E$6]&lt;=[.B803];[.B803]&lt;=[.E$7]);([.B803]-[.E$6])^2/([.E$8]-[.E$6])*([.E$7]-[.E$6]);1-(([.E$8]-[.B803])^2/([.E$8]-[.E$6])*([.E$8]-[.E$7])))" office:value-type="float" office:value="-4.50709807402014">
            <text:p>-4,507098074</text:p>
          </table:table-cell>
          <table:table-cell table:formula="of:=([.D803]-[.C803])" office:value-type="float" office:value="-5.29709807402014">
            <text:p>-5,297098074</text:p>
          </table:table-cell>
          <table:table-cell table:formula="of:=([.D803]-[.C802])" office:value-type="float" office:value="-5.29609807402014">
            <text:p>-5,296098074</text:p>
          </table:table-cell>
          <table:table-cell/>
        </table:table-row>
        <table:table-row table:style-name="ro1">
          <table:table-cell office:value-type="float" office:value="6.94246196839">
            <text:p>6,9424619684</text:p>
          </table:table-cell>
          <table:table-cell office:value-type="float" office:value="6.45718155147">
            <text:p>6,4571815515</text:p>
          </table:table-cell>
          <table:table-cell table:formula="of:=FREQUENCY([.B$14:.B$1013];[.B804])/1000" office:value-type="float" office:value="0.791">
            <text:p>0,791</text:p>
          </table:table-cell>
          <table:table-cell table:formula="of:=IF(AND([.E$6]&lt;=[.B804];[.B804]&lt;=[.E$7]);([.B804]-[.E$6])^2/([.E$8]-[.E$6])*([.E$7]-[.E$6]);1-(([.E$8]-[.B804])^2/([.E$8]-[.E$6])*([.E$8]-[.E$7])))" office:value-type="float" office:value="-4.38827138515376">
            <text:p>-4,3882713852</text:p>
          </table:table-cell>
          <table:table-cell table:formula="of:=([.D804]-[.C804])" office:value-type="float" office:value="-5.17927138515377">
            <text:p>-5,1792713852</text:p>
          </table:table-cell>
          <table:table-cell table:formula="of:=([.D804]-[.C803])" office:value-type="float" office:value="-5.17827138515376">
            <text:p>-5,1782713852</text:p>
          </table:table-cell>
          <table:table-cell/>
        </table:table-row>
        <table:table-row table:style-name="ro1">
          <table:table-cell office:value-type="float" office:value="5.3086339704">
            <text:p>5,3086339704</text:p>
          </table:table-cell>
          <table:table-cell office:value-type="float" office:value="6.46028353851">
            <text:p>6,4602835385</text:p>
          </table:table-cell>
          <table:table-cell table:formula="of:=FREQUENCY([.B$14:.B$1013];[.B805])/1000" office:value-type="float" office:value="0.792">
            <text:p>0,792</text:p>
          </table:table-cell>
          <table:table-cell table:formula="of:=IF(AND([.E$6]&lt;=[.B805];[.B805]&lt;=[.E$7]);([.B805]-[.E$6])^2/([.E$8]-[.E$6])*([.E$7]-[.E$6]);1-(([.E$8]-[.B805])^2/([.E$8]-[.E$6])*([.E$8]-[.E$7])))" office:value-type="float" office:value="-4.37513308730274">
            <text:p>-4,3751330873</text:p>
          </table:table-cell>
          <table:table-cell table:formula="of:=([.D805]-[.C805])" office:value-type="float" office:value="-5.16713308730274">
            <text:p>-5,1671330873</text:p>
          </table:table-cell>
          <table:table-cell table:formula="of:=([.D805]-[.C804])" office:value-type="float" office:value="-5.16613308730274">
            <text:p>-5,1661330873</text:p>
          </table:table-cell>
          <table:table-cell/>
        </table:table-row>
        <table:table-row table:style-name="ro1">
          <table:table-cell office:value-type="float" office:value="4.18352631455">
            <text:p>4,1835263146</text:p>
          </table:table-cell>
          <table:table-cell office:value-type="float" office:value="6.47358893589">
            <text:p>6,4735889359</text:p>
          </table:table-cell>
          <table:table-cell table:formula="of:=FREQUENCY([.B$14:.B$1013];[.B806])/1000" office:value-type="float" office:value="0.793">
            <text:p>0,793</text:p>
          </table:table-cell>
          <table:table-cell table:formula="of:=IF(AND([.E$6]&lt;=[.B806];[.B806]&lt;=[.E$7]);([.B806]-[.E$6])^2/([.E$8]-[.E$6])*([.E$7]-[.E$6]);1-(([.E$8]-[.B806])^2/([.E$8]-[.E$6])*([.E$8]-[.E$7])))" office:value-type="float" office:value="-4.31896072071452">
            <text:p>-4,3189607207</text:p>
          </table:table-cell>
          <table:table-cell table:formula="of:=([.D806]-[.C806])" office:value-type="float" office:value="-5.11196072071452">
            <text:p>-5,1119607207</text:p>
          </table:table-cell>
          <table:table-cell table:formula="of:=([.D806]-[.C805])" office:value-type="float" office:value="-5.11096072071452">
            <text:p>-5,1109607207</text:p>
          </table:table-cell>
          <table:table-cell/>
        </table:table-row>
        <table:table-row table:style-name="ro1">
          <table:table-cell office:value-type="float" office:value="6.13676145274">
            <text:p>6,1367614527</text:p>
          </table:table-cell>
          <table:table-cell office:value-type="float" office:value="6.48835377193">
            <text:p>6,4883537719</text:p>
          </table:table-cell>
          <table:table-cell table:formula="of:=FREQUENCY([.B$14:.B$1013];[.B807])/1000" office:value-type="float" office:value="0.794">
            <text:p>0,794</text:p>
          </table:table-cell>
          <table:table-cell table:formula="of:=IF(AND([.E$6]&lt;=[.B807];[.B807]&lt;=[.E$7]);([.B807]-[.E$6])^2/([.E$8]-[.E$6])*([.E$7]-[.E$6]);1-(([.E$8]-[.B807])^2/([.E$8]-[.E$6])*([.E$8]-[.E$7])))" office:value-type="float" office:value="-4.25697231248188">
            <text:p>-4,2569723125</text:p>
          </table:table-cell>
          <table:table-cell table:formula="of:=([.D807]-[.C807])" office:value-type="float" office:value="-5.05097231248188">
            <text:p>-5,0509723125</text:p>
          </table:table-cell>
          <table:table-cell table:formula="of:=([.D807]-[.C806])" office:value-type="float" office:value="-5.04997231248188">
            <text:p>-5,0499723125</text:p>
          </table:table-cell>
          <table:table-cell/>
        </table:table-row>
        <table:table-row table:style-name="ro1">
          <table:table-cell office:value-type="float" office:value="4.32626057705">
            <text:p>4,3262605771</text:p>
          </table:table-cell>
          <table:table-cell office:value-type="float" office:value="6.492218499">
            <text:p>6,492218499</text:p>
          </table:table-cell>
          <table:table-cell table:formula="of:=FREQUENCY([.B$14:.B$1013];[.B808])/1000" office:value-type="float" office:value="0.795">
            <text:p>0,795</text:p>
          </table:table-cell>
          <table:table-cell table:formula="of:=IF(AND([.E$6]&lt;=[.B808];[.B808]&lt;=[.E$7]);([.B808]-[.E$6])^2/([.E$8]-[.E$6])*([.E$7]-[.E$6]);1-(([.E$8]-[.B808])^2/([.E$8]-[.E$6])*([.E$8]-[.E$7])))" office:value-type="float" office:value="-4.24080671396485">
            <text:p>-4,240806714</text:p>
          </table:table-cell>
          <table:table-cell table:formula="of:=([.D808]-[.C808])" office:value-type="float" office:value="-5.03580671396485">
            <text:p>-5,035806714</text:p>
          </table:table-cell>
          <table:table-cell table:formula="of:=([.D808]-[.C807])" office:value-type="float" office:value="-5.03480671396485">
            <text:p>-5,034806714</text:p>
          </table:table-cell>
          <table:table-cell/>
        </table:table-row>
        <table:table-row table:style-name="ro1">
          <table:table-cell office:value-type="float" office:value="7.05698139761">
            <text:p>7,0569813976</text:p>
          </table:table-cell>
          <table:table-cell office:value-type="float" office:value="6.49282405849">
            <text:p>6,4928240585</text:p>
          </table:table-cell>
          <table:table-cell table:formula="of:=FREQUENCY([.B$14:.B$1013];[.B809])/1000" office:value-type="float" office:value="0.796">
            <text:p>0,796</text:p>
          </table:table-cell>
          <table:table-cell table:formula="of:=IF(AND([.E$6]&lt;=[.B809];[.B809]&lt;=[.E$7]);([.B809]-[.E$6])^2/([.E$8]-[.E$6])*([.E$7]-[.E$6]);1-(([.E$8]-[.B809])^2/([.E$8]-[.E$6])*([.E$8]-[.E$7])))" office:value-type="float" office:value="-4.23827600140546">
            <text:p>-4,2382760014</text:p>
          </table:table-cell>
          <table:table-cell table:formula="of:=([.D809]-[.C809])" office:value-type="float" office:value="-5.03427600140546">
            <text:p>-5,0342760014</text:p>
          </table:table-cell>
          <table:table-cell table:formula="of:=([.D809]-[.C808])" office:value-type="float" office:value="-5.03327600140546">
            <text:p>-5,0332760014</text:p>
          </table:table-cell>
          <table:table-cell/>
        </table:table-row>
        <table:table-row table:style-name="ro1">
          <table:table-cell office:value-type="float" office:value="3.93009822971">
            <text:p>3,9300982297</text:p>
          </table:table-cell>
          <table:table-cell office:value-type="float" office:value="6.4951047751">
            <text:p>6,4951047751</text:p>
          </table:table-cell>
          <table:table-cell table:formula="of:=FREQUENCY([.B$14:.B$1013];[.B810])/1000" office:value-type="float" office:value="0.797">
            <text:p>0,797</text:p>
          </table:table-cell>
          <table:table-cell table:formula="of:=IF(AND([.E$6]&lt;=[.B810];[.B810]&lt;=[.E$7]);([.B810]-[.E$6])^2/([.E$8]-[.E$6])*([.E$7]-[.E$6]);1-(([.E$8]-[.B810])^2/([.E$8]-[.E$6])*([.E$8]-[.E$7])))" office:value-type="float" office:value="-4.22875007310569">
            <text:p>-4,2287500731</text:p>
          </table:table-cell>
          <table:table-cell table:formula="of:=([.D810]-[.C810])" office:value-type="float" office:value="-5.02575007310569">
            <text:p>-5,0257500731</text:p>
          </table:table-cell>
          <table:table-cell table:formula="of:=([.D810]-[.C809])" office:value-type="float" office:value="-5.02475007310569">
            <text:p>-5,0247500731</text:p>
          </table:table-cell>
          <table:table-cell/>
        </table:table-row>
        <table:table-row table:style-name="ro1">
          <table:table-cell office:value-type="float" office:value="5.8485353095">
            <text:p>5,8485353095</text:p>
          </table:table-cell>
          <table:table-cell office:value-type="float" office:value="6.4953346825">
            <text:p>6,4953346825</text:p>
          </table:table-cell>
          <table:table-cell table:formula="of:=FREQUENCY([.B$14:.B$1013];[.B811])/1000" office:value-type="float" office:value="0.798">
            <text:p>0,798</text:p>
          </table:table-cell>
          <table:table-cell table:formula="of:=IF(AND([.E$6]&lt;=[.B811];[.B811]&lt;=[.E$7]);([.B811]-[.E$6])^2/([.E$8]-[.E$6])*([.E$7]-[.E$6]);1-(([.E$8]-[.B811])^2/([.E$8]-[.E$6])*([.E$8]-[.E$7])))" office:value-type="float" office:value="-4.22779029390615">
            <text:p>-4,2277902939</text:p>
          </table:table-cell>
          <table:table-cell table:formula="of:=([.D811]-[.C811])" office:value-type="float" office:value="-5.02579029390615">
            <text:p>-5,0257902939</text:p>
          </table:table-cell>
          <table:table-cell table:formula="of:=([.D811]-[.C810])" office:value-type="float" office:value="-5.02479029390615">
            <text:p>-5,0247902939</text:p>
          </table:table-cell>
          <table:table-cell/>
        </table:table-row>
        <table:table-row table:style-name="ro1">
          <table:table-cell office:value-type="float" office:value="3.24816658807">
            <text:p>3,2481665881</text:p>
          </table:table-cell>
          <table:table-cell office:value-type="float" office:value="6.49573925034">
            <text:p>6,4957392503</text:p>
          </table:table-cell>
          <table:table-cell table:formula="of:=FREQUENCY([.B$14:.B$1013];[.B812])/1000" office:value-type="float" office:value="0.799">
            <text:p>0,799</text:p>
          </table:table-cell>
          <table:table-cell table:formula="of:=IF(AND([.E$6]&lt;=[.B812];[.B812]&lt;=[.E$7]);([.B812]-[.E$6])^2/([.E$8]-[.E$6])*([.E$7]-[.E$6]);1-(([.E$8]-[.B812])^2/([.E$8]-[.E$6])*([.E$8]-[.E$7])))" office:value-type="float" office:value="-4.22610158523972">
            <text:p>-4,2261015852</text:p>
          </table:table-cell>
          <table:table-cell table:formula="of:=([.D812]-[.C812])" office:value-type="float" office:value="-5.02510158523972">
            <text:p>-5,0251015852</text:p>
          </table:table-cell>
          <table:table-cell table:formula="of:=([.D812]-[.C811])" office:value-type="float" office:value="-5.02410158523972">
            <text:p>-5,0241015852</text:p>
          </table:table-cell>
          <table:table-cell/>
        </table:table-row>
        <table:table-row table:style-name="ro1">
          <table:table-cell office:value-type="float" office:value="3.85599996587">
            <text:p>3,8559999659</text:p>
          </table:table-cell>
          <table:table-cell office:value-type="float" office:value="6.49843805276">
            <text:p>6,4984380528</text:p>
          </table:table-cell>
          <table:table-cell table:formula="of:=FREQUENCY([.B$14:.B$1013];[.B813])/1000" office:value-type="float" office:value="0.8">
            <text:p>0,8</text:p>
          </table:table-cell>
          <table:table-cell table:formula="of:=IF(AND([.E$6]&lt;=[.B813];[.B813]&lt;=[.E$7]);([.B813]-[.E$6])^2/([.E$8]-[.E$6])*([.E$7]-[.E$6]);1-(([.E$8]-[.B813])^2/([.E$8]-[.E$6])*([.E$8]-[.E$7])))" office:value-type="float" office:value="-4.21484347989932">
            <text:p>-4,2148434799</text:p>
          </table:table-cell>
          <table:table-cell table:formula="of:=([.D813]-[.C813])" office:value-type="float" office:value="-5.01484347989932">
            <text:p>-5,0148434799</text:p>
          </table:table-cell>
          <table:table-cell table:formula="of:=([.D813]-[.C812])" office:value-type="float" office:value="-5.01384347989932">
            <text:p>-5,0138434799</text:p>
          </table:table-cell>
          <table:table-cell/>
        </table:table-row>
        <table:table-row table:style-name="ro1">
          <table:table-cell office:value-type="float" office:value="7.19071579151">
            <text:p>7,1907157915</text:p>
          </table:table-cell>
          <table:table-cell office:value-type="float" office:value="6.501766663">
            <text:p>6,501766663</text:p>
          </table:table-cell>
          <table:table-cell table:formula="of:=FREQUENCY([.B$14:.B$1013];[.B814])/1000" office:value-type="float" office:value="0.801">
            <text:p>0,801</text:p>
          </table:table-cell>
          <table:table-cell table:formula="of:=IF(AND([.E$6]&lt;=[.B814];[.B814]&lt;=[.E$7]);([.B814]-[.E$6])^2/([.E$8]-[.E$6])*([.E$7]-[.E$6]);1-(([.E$8]-[.B814])^2/([.E$8]-[.E$6])*([.E$8]-[.E$7])))" office:value-type="float" office:value="-4.20097483841513">
            <text:p>-4,2009748384</text:p>
          </table:table-cell>
          <table:table-cell table:formula="of:=([.D814]-[.C814])" office:value-type="float" office:value="-5.00197483841513">
            <text:p>-5,0019748384</text:p>
          </table:table-cell>
          <table:table-cell table:formula="of:=([.D814]-[.C813])" office:value-type="float" office:value="-5.00097483841513">
            <text:p>-5,0009748384</text:p>
          </table:table-cell>
          <table:table-cell/>
        </table:table-row>
        <table:table-row table:style-name="ro1">
          <table:table-cell office:value-type="float" office:value="4.29350851593">
            <text:p>4,2935085159</text:p>
          </table:table-cell>
          <table:table-cell office:value-type="float" office:value="6.51744497498">
            <text:p>6,517444975</text:p>
          </table:table-cell>
          <table:table-cell table:formula="of:=FREQUENCY([.B$14:.B$1013];[.B815])/1000" office:value-type="float" office:value="0.802">
            <text:p>0,802</text:p>
          </table:table-cell>
          <table:table-cell table:formula="of:=IF(AND([.E$6]&lt;=[.B815];[.B815]&lt;=[.E$7]);([.B815]-[.E$6])^2/([.E$8]-[.E$6])*([.E$7]-[.E$6]);1-(([.E$8]-[.B815])^2/([.E$8]-[.E$6])*([.E$8]-[.E$7])))" office:value-type="float" office:value="-4.13589954354338">
            <text:p>-4,1358995435</text:p>
          </table:table-cell>
          <table:table-cell table:formula="of:=([.D815]-[.C815])" office:value-type="float" office:value="-4.93789954354338">
            <text:p>-4,9378995435</text:p>
          </table:table-cell>
          <table:table-cell table:formula="of:=([.D815]-[.C814])" office:value-type="float" office:value="-4.93689954354338">
            <text:p>-4,9368995435</text:p>
          </table:table-cell>
          <table:table-cell/>
        </table:table-row>
        <table:table-row table:style-name="ro1">
          <table:table-cell office:value-type="float" office:value="4.74186840721">
            <text:p>4,7418684072</text:p>
          </table:table-cell>
          <table:table-cell office:value-type="float" office:value="6.52037367918">
            <text:p>6,5203736792</text:p>
          </table:table-cell>
          <table:table-cell table:formula="of:=FREQUENCY([.B$14:.B$1013];[.B816])/1000" office:value-type="float" office:value="0.803">
            <text:p>0,803</text:p>
          </table:table-cell>
          <table:table-cell table:formula="of:=IF(AND([.E$6]&lt;=[.B816];[.B816]&lt;=[.E$7]);([.B816]-[.E$6])^2/([.E$8]-[.E$6])*([.E$7]-[.E$6]);1-(([.E$8]-[.B816])^2/([.E$8]-[.E$6])*([.E$8]-[.E$7])))" office:value-type="float" office:value="-4.12378890908611">
            <text:p>-4,1237889091</text:p>
          </table:table-cell>
          <table:table-cell table:formula="of:=([.D816]-[.C816])" office:value-type="float" office:value="-4.92678890908611">
            <text:p>-4,9267889091</text:p>
          </table:table-cell>
          <table:table-cell table:formula="of:=([.D816]-[.C815])" office:value-type="float" office:value="-4.92578890908611">
            <text:p>-4,9257889091</text:p>
          </table:table-cell>
          <table:table-cell/>
        </table:table-row>
        <table:table-row table:style-name="ro1">
          <table:table-cell office:value-type="float" office:value="5.50872474847">
            <text:p>5,5087247485</text:p>
          </table:table-cell>
          <table:table-cell office:value-type="float" office:value="6.53030419313">
            <text:p>6,5303041931</text:p>
          </table:table-cell>
          <table:table-cell table:formula="of:=FREQUENCY([.B$14:.B$1013];[.B817])/1000" office:value-type="float" office:value="0.804">
            <text:p>0,804</text:p>
          </table:table-cell>
          <table:table-cell table:formula="of:=IF(AND([.E$6]&lt;=[.B817];[.B817]&lt;=[.E$7]);([.B817]-[.E$6])^2/([.E$8]-[.E$6])*([.E$7]-[.E$6]);1-(([.E$8]-[.B817])^2/([.E$8]-[.E$6])*([.E$8]-[.E$7])))" office:value-type="float" office:value="-4.08283114872605">
            <text:p>-4,0828311487</text:p>
          </table:table-cell>
          <table:table-cell table:formula="of:=([.D817]-[.C817])" office:value-type="float" office:value="-4.88683114872605">
            <text:p>-4,8868311487</text:p>
          </table:table-cell>
          <table:table-cell table:formula="of:=([.D817]-[.C816])" office:value-type="float" office:value="-4.88583114872605">
            <text:p>-4,8858311487</text:p>
          </table:table-cell>
          <table:table-cell/>
        </table:table-row>
        <table:table-row table:style-name="ro1">
          <table:table-cell office:value-type="float" office:value="7.63072657106">
            <text:p>7,6307265711</text:p>
          </table:table-cell>
          <table:table-cell office:value-type="float" office:value="6.54341766221">
            <text:p>6,5434176622</text:p>
          </table:table-cell>
          <table:table-cell table:formula="of:=FREQUENCY([.B$14:.B$1013];[.B818])/1000" office:value-type="float" office:value="0.805">
            <text:p>0,805</text:p>
          </table:table-cell>
          <table:table-cell table:formula="of:=IF(AND([.E$6]&lt;=[.B818];[.B818]&lt;=[.E$7]);([.B818]-[.E$6])^2/([.E$8]-[.E$6])*([.E$7]-[.E$6]);1-(([.E$8]-[.B818])^2/([.E$8]-[.E$6])*([.E$8]-[.E$7])))" office:value-type="float" office:value="-4.02899731861815">
            <text:p>-4,0289973186</text:p>
          </table:table-cell>
          <table:table-cell table:formula="of:=([.D818]-[.C818])" office:value-type="float" office:value="-4.83399731861815">
            <text:p>-4,8339973186</text:p>
          </table:table-cell>
          <table:table-cell table:formula="of:=([.D818]-[.C817])" office:value-type="float" office:value="-4.83299731861815">
            <text:p>-4,8329973186</text:p>
          </table:table-cell>
          <table:table-cell/>
        </table:table-row>
        <table:table-row table:style-name="ro1">
          <table:table-cell office:value-type="float" office:value="6.83668224704">
            <text:p>6,836682247</text:p>
          </table:table-cell>
          <table:table-cell office:value-type="float" office:value="6.5468620163">
            <text:p>6,5468620163</text:p>
          </table:table-cell>
          <table:table-cell table:formula="of:=FREQUENCY([.B$14:.B$1013];[.B819])/1000" office:value-type="float" office:value="0.806">
            <text:p>0,806</text:p>
          </table:table-cell>
          <table:table-cell table:formula="of:=IF(AND([.E$6]&lt;=[.B819];[.B819]&lt;=[.E$7]);([.B819]-[.E$6])^2/([.E$8]-[.E$6])*([.E$7]-[.E$6]);1-(([.E$8]-[.B819])^2/([.E$8]-[.E$6])*([.E$8]-[.E$7])))" office:value-type="float" office:value="-4.01490497255975">
            <text:p>-4,0149049726</text:p>
          </table:table-cell>
          <table:table-cell table:formula="of:=([.D819]-[.C819])" office:value-type="float" office:value="-4.82090497255975">
            <text:p>-4,8209049726</text:p>
          </table:table-cell>
          <table:table-cell table:formula="of:=([.D819]-[.C818])" office:value-type="float" office:value="-4.81990497255975">
            <text:p>-4,8199049726</text:p>
          </table:table-cell>
          <table:table-cell/>
        </table:table-row>
        <table:table-row table:style-name="ro1">
          <table:table-cell office:value-type="float" office:value="6.63114780864">
            <text:p>6,6311478086</text:p>
          </table:table-cell>
          <table:table-cell office:value-type="float" office:value="6.55110033406">
            <text:p>6,5511003341</text:p>
          </table:table-cell>
          <table:table-cell table:formula="of:=FREQUENCY([.B$14:.B$1013];[.B820])/1000" office:value-type="float" office:value="0.807">
            <text:p>0,807</text:p>
          </table:table-cell>
          <table:table-cell table:formula="of:=IF(AND([.E$6]&lt;=[.B820];[.B820]&lt;=[.E$7]);([.B820]-[.E$6])^2/([.E$8]-[.E$6])*([.E$7]-[.E$6]);1-(([.E$8]-[.B820])^2/([.E$8]-[.E$6])*([.E$8]-[.E$7])))" office:value-type="float" office:value="-3.9975913115342">
            <text:p>-3,9975913115</text:p>
          </table:table-cell>
          <table:table-cell table:formula="of:=([.D820]-[.C820])" office:value-type="float" office:value="-4.8045913115342">
            <text:p>-4,8045913115</text:p>
          </table:table-cell>
          <table:table-cell table:formula="of:=([.D820]-[.C819])" office:value-type="float" office:value="-4.8035913115342">
            <text:p>-4,8035913115</text:p>
          </table:table-cell>
          <table:table-cell/>
        </table:table-row>
        <table:table-row table:style-name="ro1">
          <table:table-cell office:value-type="float" office:value="4.28425792465">
            <text:p>4,2842579247</text:p>
          </table:table-cell>
          <table:table-cell office:value-type="float" office:value="6.55886297224">
            <text:p>6,5588629722</text:p>
          </table:table-cell>
          <table:table-cell table:formula="of:=FREQUENCY([.B$14:.B$1013];[.B821])/1000" office:value-type="float" office:value="0.808">
            <text:p>0,808</text:p>
          </table:table-cell>
          <table:table-cell table:formula="of:=IF(AND([.E$6]&lt;=[.B821];[.B821]&lt;=[.E$7]);([.B821]-[.E$6])^2/([.E$8]-[.E$6])*([.E$7]-[.E$6]);1-(([.E$8]-[.B821])^2/([.E$8]-[.E$6])*([.E$8]-[.E$7])))" office:value-type="float" office:value="-3.96595832358411">
            <text:p>-3,9659583236</text:p>
          </table:table-cell>
          <table:table-cell table:formula="of:=([.D821]-[.C821])" office:value-type="float" office:value="-4.77395832358411">
            <text:p>-4,7739583236</text:p>
          </table:table-cell>
          <table:table-cell table:formula="of:=([.D821]-[.C820])" office:value-type="float" office:value="-4.77295832358411">
            <text:p>-4,7729583236</text:p>
          </table:table-cell>
          <table:table-cell/>
        </table:table-row>
        <table:table-row table:style-name="ro1">
          <table:table-cell office:value-type="float" office:value="4.82454344092">
            <text:p>4,8245434409</text:p>
          </table:table-cell>
          <table:table-cell office:value-type="float" office:value="6.57484633703">
            <text:p>6,574846337</text:p>
          </table:table-cell>
          <table:table-cell table:formula="of:=FREQUENCY([.B$14:.B$1013];[.B822])/1000" office:value-type="float" office:value="0.809">
            <text:p>0,809</text:p>
          </table:table-cell>
          <table:table-cell table:formula="of:=IF(AND([.E$6]&lt;=[.B822];[.B822]&lt;=[.E$7]);([.B822]-[.E$6])^2/([.E$8]-[.E$6])*([.E$7]-[.E$6]);1-(([.E$8]-[.B822])^2/([.E$8]-[.E$6])*([.E$8]-[.E$7])))" office:value-type="float" office:value="-3.90114190751401">
            <text:p>-3,9011419075</text:p>
          </table:table-cell>
          <table:table-cell table:formula="of:=([.D822]-[.C822])" office:value-type="float" office:value="-4.71014190751401">
            <text:p>-4,7101419075</text:p>
          </table:table-cell>
          <table:table-cell table:formula="of:=([.D822]-[.C821])" office:value-type="float" office:value="-4.70914190751401">
            <text:p>-4,7091419075</text:p>
          </table:table-cell>
          <table:table-cell/>
        </table:table-row>
        <table:table-row table:style-name="ro1">
          <table:table-cell office:value-type="float" office:value="4.70062750315">
            <text:p>4,7006275032</text:p>
          </table:table-cell>
          <table:table-cell office:value-type="float" office:value="6.57519909539">
            <text:p>6,5751990954</text:p>
          </table:table-cell>
          <table:table-cell table:formula="of:=FREQUENCY([.B$14:.B$1013];[.B823])/1000" office:value-type="float" office:value="0.81">
            <text:p>0,81</text:p>
          </table:table-cell>
          <table:table-cell table:formula="of:=IF(AND([.E$6]&lt;=[.B823];[.B823]&lt;=[.E$7]);([.B823]-[.E$6])^2/([.E$8]-[.E$6])*([.E$7]-[.E$6]);1-(([.E$8]-[.B823])^2/([.E$8]-[.E$6])*([.E$8]-[.E$7])))" office:value-type="float" office:value="-3.89971618916456">
            <text:p>-3,8997161892</text:p>
          </table:table-cell>
          <table:table-cell table:formula="of:=([.D823]-[.C823])" office:value-type="float" office:value="-4.70971618916456">
            <text:p>-4,7097161892</text:p>
          </table:table-cell>
          <table:table-cell table:formula="of:=([.D823]-[.C822])" office:value-type="float" office:value="-4.70871618916456">
            <text:p>-4,7087161892</text:p>
          </table:table-cell>
          <table:table-cell/>
        </table:table-row>
        <table:table-row table:style-name="ro1">
          <table:table-cell office:value-type="float" office:value="4.93231917758">
            <text:p>4,9323191776</text:p>
          </table:table-cell>
          <table:table-cell office:value-type="float" office:value="6.5813621253">
            <text:p>6,5813621253</text:p>
          </table:table-cell>
          <table:table-cell table:formula="of:=FREQUENCY([.B$14:.B$1013];[.B824])/1000" office:value-type="float" office:value="0.811">
            <text:p>0,811</text:p>
          </table:table-cell>
          <table:table-cell table:formula="of:=IF(AND([.E$6]&lt;=[.B824];[.B824]&lt;=[.E$7]);([.B824]-[.E$6])^2/([.E$8]-[.E$6])*([.E$7]-[.E$6]);1-(([.E$8]-[.B824])^2/([.E$8]-[.E$6])*([.E$8]-[.E$7])))" office:value-type="float" office:value="-3.87484097411111">
            <text:p>-3,8748409741</text:p>
          </table:table-cell>
          <table:table-cell table:formula="of:=([.D824]-[.C824])" office:value-type="float" office:value="-4.68584097411111">
            <text:p>-4,6858409741</text:p>
          </table:table-cell>
          <table:table-cell table:formula="of:=([.D824]-[.C823])" office:value-type="float" office:value="-4.68484097411111">
            <text:p>-4,6848409741</text:p>
          </table:table-cell>
          <table:table-cell/>
        </table:table-row>
        <table:table-row table:style-name="ro1">
          <table:table-cell office:value-type="float" office:value="3.63740335313">
            <text:p>3,6374033531</text:p>
          </table:table-cell>
          <table:table-cell office:value-type="float" office:value="6.58365706233">
            <text:p>6,5836570623</text:p>
          </table:table-cell>
          <table:table-cell table:formula="of:=FREQUENCY([.B$14:.B$1013];[.B825])/1000" office:value-type="float" office:value="0.812">
            <text:p>0,812</text:p>
          </table:table-cell>
          <table:table-cell table:formula="of:=IF(AND([.E$6]&lt;=[.B825];[.B825]&lt;=[.E$7]);([.B825]-[.E$6])^2/([.E$8]-[.E$6])*([.E$7]-[.E$6]);1-(([.E$8]-[.B825])^2/([.E$8]-[.E$6])*([.E$8]-[.E$7])))" office:value-type="float" office:value="-3.86559432702307">
            <text:p>-3,865594327</text:p>
          </table:table-cell>
          <table:table-cell table:formula="of:=([.D825]-[.C825])" office:value-type="float" office:value="-4.67759432702307">
            <text:p>-4,677594327</text:p>
          </table:table-cell>
          <table:table-cell table:formula="of:=([.D825]-[.C824])" office:value-type="float" office:value="-4.67659432702307">
            <text:p>-4,676594327</text:p>
          </table:table-cell>
          <table:table-cell/>
        </table:table-row>
        <table:table-row table:style-name="ro1">
          <table:table-cell office:value-type="float" office:value="5.63127039569">
            <text:p>5,6312703957</text:p>
          </table:table-cell>
          <table:table-cell office:value-type="float" office:value="6.58411375037">
            <text:p>6,5841137504</text:p>
          </table:table-cell>
          <table:table-cell table:formula="of:=FREQUENCY([.B$14:.B$1013];[.B826])/1000" office:value-type="float" office:value="0.813">
            <text:p>0,813</text:p>
          </table:table-cell>
          <table:table-cell table:formula="of:=IF(AND([.E$6]&lt;=[.B826];[.B826]&lt;=[.E$7]);([.B826]-[.E$6])^2/([.E$8]-[.E$6])*([.E$7]-[.E$6]);1-(([.E$8]-[.B826])^2/([.E$8]-[.E$6])*([.E$8]-[.E$7])))" office:value-type="float" office:value="-3.86375530929275">
            <text:p>-3,8637553093</text:p>
          </table:table-cell>
          <table:table-cell table:formula="of:=([.D826]-[.C826])" office:value-type="float" office:value="-4.67675530929275">
            <text:p>-4,6767553093</text:p>
          </table:table-cell>
          <table:table-cell table:formula="of:=([.D826]-[.C825])" office:value-type="float" office:value="-4.67575530929275">
            <text:p>-4,6757553093</text:p>
          </table:table-cell>
          <table:table-cell/>
        </table:table-row>
        <table:table-row table:style-name="ro1">
          <table:table-cell office:value-type="float" office:value="4.33594527558">
            <text:p>4,3359452756</text:p>
          </table:table-cell>
          <table:table-cell office:value-type="float" office:value="6.59643229357">
            <text:p>6,5964322936</text:p>
          </table:table-cell>
          <table:table-cell table:formula="of:=FREQUENCY([.B$14:.B$1013];[.B827])/1000" office:value-type="float" office:value="0.814">
            <text:p>0,814</text:p>
          </table:table-cell>
          <table:table-cell table:formula="of:=IF(AND([.E$6]&lt;=[.B827];[.B827]&lt;=[.E$7]);([.B827]-[.E$6])^2/([.E$8]-[.E$6])*([.E$7]-[.E$6]);1-(([.E$8]-[.B827])^2/([.E$8]-[.E$6])*([.E$8]-[.E$7])))" office:value-type="float" office:value="-3.81428143282764">
            <text:p>-3,8142814328</text:p>
          </table:table-cell>
          <table:table-cell table:formula="of:=([.D827]-[.C827])" office:value-type="float" office:value="-4.62828143282764">
            <text:p>-4,6282814328</text:p>
          </table:table-cell>
          <table:table-cell table:formula="of:=([.D827]-[.C826])" office:value-type="float" office:value="-4.62728143282764">
            <text:p>-4,6272814328</text:p>
          </table:table-cell>
          <table:table-cell/>
        </table:table-row>
        <table:table-row table:style-name="ro1">
          <table:table-cell office:value-type="float" office:value="4.45672131195">
            <text:p>4,456721312</text:p>
          </table:table-cell>
          <table:table-cell office:value-type="float" office:value="6.6031146122">
            <text:p>6,6031146122</text:p>
          </table:table-cell>
          <table:table-cell table:formula="of:=FREQUENCY([.B$14:.B$1013];[.B828])/1000" office:value-type="float" office:value="0.815">
            <text:p>0,815</text:p>
          </table:table-cell>
          <table:table-cell table:formula="of:=IF(AND([.E$6]&lt;=[.B828];[.B828]&lt;=[.E$7]);([.B828]-[.E$6])^2/([.E$8]-[.E$6])*([.E$7]-[.E$6]);1-(([.E$8]-[.B828])^2/([.E$8]-[.E$6])*([.E$8]-[.E$7])))" office:value-type="float" office:value="-3.78754963520763">
            <text:p>-3,7875496352</text:p>
          </table:table-cell>
          <table:table-cell table:formula="of:=([.D828]-[.C828])" office:value-type="float" office:value="-4.60254963520763">
            <text:p>-4,6025496352</text:p>
          </table:table-cell>
          <table:table-cell table:formula="of:=([.D828]-[.C827])" office:value-type="float" office:value="-4.60154963520763">
            <text:p>-4,6015496352</text:p>
          </table:table-cell>
          <table:table-cell/>
        </table:table-row>
        <table:table-row table:style-name="ro1">
          <table:table-cell office:value-type="float" office:value="4.59763039148">
            <text:p>4,5976303915</text:p>
          </table:table-cell>
          <table:table-cell office:value-type="float" office:value="6.62677741248">
            <text:p>6,6267774125</text:p>
          </table:table-cell>
          <table:table-cell table:formula="of:=FREQUENCY([.B$14:.B$1013];[.B829])/1000" office:value-type="float" office:value="0.816">
            <text:p>0,816</text:p>
          </table:table-cell>
          <table:table-cell table:formula="of:=IF(AND([.E$6]&lt;=[.B829];[.B829]&lt;=[.E$7]);([.B829]-[.E$6])^2/([.E$8]-[.E$6])*([.E$7]-[.E$6]);1-(([.E$8]-[.B829])^2/([.E$8]-[.E$6])*([.E$8]-[.E$7])))" office:value-type="float" office:value="-3.69348787492927">
            <text:p>-3,6934878749</text:p>
          </table:table-cell>
          <table:table-cell table:formula="of:=([.D829]-[.C829])" office:value-type="float" office:value="-4.50948787492927">
            <text:p>-4,5094878749</text:p>
          </table:table-cell>
          <table:table-cell table:formula="of:=([.D829]-[.C828])" office:value-type="float" office:value="-4.50848787492927">
            <text:p>-4,5084878749</text:p>
          </table:table-cell>
          <table:table-cell/>
        </table:table-row>
        <table:table-row table:style-name="ro1">
          <table:table-cell office:value-type="float" office:value="3.43304930592">
            <text:p>3,4330493059</text:p>
          </table:table-cell>
          <table:table-cell office:value-type="float" office:value="6.63114780864">
            <text:p>6,6311478086</text:p>
          </table:table-cell>
          <table:table-cell table:formula="of:=FREQUENCY([.B$14:.B$1013];[.B830])/1000" office:value-type="float" office:value="0.817">
            <text:p>0,817</text:p>
          </table:table-cell>
          <table:table-cell table:formula="of:=IF(AND([.E$6]&lt;=[.B830];[.B830]&lt;=[.E$7]);([.B830]-[.E$6])^2/([.E$8]-[.E$6])*([.E$7]-[.E$6]);1-(([.E$8]-[.B830])^2/([.E$8]-[.E$6])*([.E$8]-[.E$7])))" office:value-type="float" office:value="-3.67621725375923">
            <text:p>-3,6762172538</text:p>
          </table:table-cell>
          <table:table-cell table:formula="of:=([.D830]-[.C830])" office:value-type="float" office:value="-4.49321725375923">
            <text:p>-4,4932172538</text:p>
          </table:table-cell>
          <table:table-cell table:formula="of:=([.D830]-[.C829])" office:value-type="float" office:value="-4.49221725375923">
            <text:p>-4,4922172538</text:p>
          </table:table-cell>
          <table:table-cell/>
        </table:table-row>
        <table:table-row table:style-name="ro1">
          <table:table-cell office:value-type="float" office:value="3.61233738589">
            <text:p>3,6123373859</text:p>
          </table:table-cell>
          <table:table-cell office:value-type="float" office:value="6.63326317109">
            <text:p>6,6332631711</text:p>
          </table:table-cell>
          <table:table-cell table:formula="of:=FREQUENCY([.B$14:.B$1013];[.B831])/1000" office:value-type="float" office:value="0.818">
            <text:p>0,818</text:p>
          </table:table-cell>
          <table:table-cell table:formula="of:=IF(AND([.E$6]&lt;=[.B831];[.B831]&lt;=[.E$7]);([.B831]-[.E$6])^2/([.E$8]-[.E$6])*([.E$7]-[.E$6]);1-(([.E$8]-[.B831])^2/([.E$8]-[.E$6])*([.E$8]-[.E$7])))" office:value-type="float" office:value="-3.6678693477658">
            <text:p>-3,6678693478</text:p>
          </table:table-cell>
          <table:table-cell table:formula="of:=([.D831]-[.C831])" office:value-type="float" office:value="-4.4858693477658">
            <text:p>-4,4858693478</text:p>
          </table:table-cell>
          <table:table-cell table:formula="of:=([.D831]-[.C830])" office:value-type="float" office:value="-4.4848693477658">
            <text:p>-4,4848693478</text:p>
          </table:table-cell>
          <table:table-cell/>
        </table:table-row>
        <table:table-row table:style-name="ro1">
          <table:table-cell office:value-type="float" office:value="5.71190757647">
            <text:p>5,7119075765</text:p>
          </table:table-cell>
          <table:table-cell office:value-type="float" office:value="6.63877909409">
            <text:p>6,6387790941</text:p>
          </table:table-cell>
          <table:table-cell table:formula="of:=FREQUENCY([.B$14:.B$1013];[.B832])/1000" office:value-type="float" office:value="0.819">
            <text:p>0,819</text:p>
          </table:table-cell>
          <table:table-cell table:formula="of:=IF(AND([.E$6]&lt;=[.B832];[.B832]&lt;=[.E$7]);([.B832]-[.E$6])^2/([.E$8]-[.E$6])*([.E$7]-[.E$6]);1-(([.E$8]-[.B832])^2/([.E$8]-[.E$6])*([.E$8]-[.E$7])))" office:value-type="float" office:value="-3.64613680542203">
            <text:p>-3,6461368054</text:p>
          </table:table-cell>
          <table:table-cell table:formula="of:=([.D832]-[.C832])" office:value-type="float" office:value="-4.46513680542203">
            <text:p>-4,4651368054</text:p>
          </table:table-cell>
          <table:table-cell table:formula="of:=([.D832]-[.C831])" office:value-type="float" office:value="-4.46413680542203">
            <text:p>-4,4641368054</text:p>
          </table:table-cell>
          <table:table-cell/>
        </table:table-row>
        <table:table-row table:style-name="ro1">
          <table:table-cell office:value-type="float" office:value="4.81949099157">
            <text:p>4,8194909916</text:p>
          </table:table-cell>
          <table:table-cell office:value-type="float" office:value="6.65730362184">
            <text:p>6,6573036218</text:p>
          </table:table-cell>
          <table:table-cell table:formula="of:=FREQUENCY([.B$14:.B$1013];[.B833])/1000" office:value-type="float" office:value="0.82">
            <text:p>0,82</text:p>
          </table:table-cell>
          <table:table-cell table:formula="of:=IF(AND([.E$6]&lt;=[.B833];[.B833]&lt;=[.E$7]);([.B833]-[.E$6])^2/([.E$8]-[.E$6])*([.E$7]-[.E$6]);1-(([.E$8]-[.B833])^2/([.E$8]-[.E$6])*([.E$8]-[.E$7])))" office:value-type="float" office:value="-3.57352193353665">
            <text:p>-3,5735219335</text:p>
          </table:table-cell>
          <table:table-cell table:formula="of:=([.D833]-[.C833])" office:value-type="float" office:value="-4.39352193353665">
            <text:p>-4,3935219335</text:p>
          </table:table-cell>
          <table:table-cell table:formula="of:=([.D833]-[.C832])" office:value-type="float" office:value="-4.39252193353665">
            <text:p>-4,3925219335</text:p>
          </table:table-cell>
          <table:table-cell/>
        </table:table-row>
        <table:table-row table:style-name="ro1">
          <table:table-cell office:value-type="float" office:value="4.31962995511">
            <text:p>4,3196299551</text:p>
          </table:table-cell>
          <table:table-cell office:value-type="float" office:value="6.6708560942">
            <text:p>6,6708560942</text:p>
          </table:table-cell>
          <table:table-cell table:formula="of:=FREQUENCY([.B$14:.B$1013];[.B834])/1000" office:value-type="float" office:value="0.821">
            <text:p>0,821</text:p>
          </table:table-cell>
          <table:table-cell table:formula="of:=IF(AND([.E$6]&lt;=[.B834];[.B834]&lt;=[.E$7]);([.B834]-[.E$6])^2/([.E$8]-[.E$6])*([.E$7]-[.E$6]);1-(([.E$8]-[.B834])^2/([.E$8]-[.E$6])*([.E$8]-[.E$7])))" office:value-type="float" office:value="-3.52075944493773">
            <text:p>-3,5207594449</text:p>
          </table:table-cell>
          <table:table-cell table:formula="of:=([.D834]-[.C834])" office:value-type="float" office:value="-4.34175944493773">
            <text:p>-4,3417594449</text:p>
          </table:table-cell>
          <table:table-cell table:formula="of:=([.D834]-[.C833])" office:value-type="float" office:value="-4.34075944493773">
            <text:p>-4,3407594449</text:p>
          </table:table-cell>
          <table:table-cell/>
        </table:table-row>
        <table:table-row table:style-name="ro1">
          <table:table-cell office:value-type="float" office:value="4.85970162961">
            <text:p>4,8597016296</text:p>
          </table:table-cell>
          <table:table-cell office:value-type="float" office:value="6.67158241708">
            <text:p>6,6715824171</text:p>
          </table:table-cell>
          <table:table-cell table:formula="of:=FREQUENCY([.B$14:.B$1013];[.B835])/1000" office:value-type="float" office:value="0.822">
            <text:p>0,822</text:p>
          </table:table-cell>
          <table:table-cell table:formula="of:=IF(AND([.E$6]&lt;=[.B835];[.B835]&lt;=[.E$7]);([.B835]-[.E$6])^2/([.E$8]-[.E$6])*([.E$7]-[.E$6]);1-(([.E$8]-[.B835])^2/([.E$8]-[.E$6])*([.E$8]-[.E$7])))" office:value-type="float" office:value="-3.51794036704251">
            <text:p>-3,517940367</text:p>
          </table:table-cell>
          <table:table-cell table:formula="of:=([.D835]-[.C835])" office:value-type="float" office:value="-4.33994036704251">
            <text:p>-4,339940367</text:p>
          </table:table-cell>
          <table:table-cell table:formula="of:=([.D835]-[.C834])" office:value-type="float" office:value="-4.33894036704251">
            <text:p>-4,338940367</text:p>
          </table:table-cell>
          <table:table-cell/>
        </table:table-row>
        <table:table-row table:style-name="ro1">
          <table:table-cell office:value-type="float" office:value="4.15143614153">
            <text:p>4,1514361415</text:p>
          </table:table-cell>
          <table:table-cell office:value-type="float" office:value="6.67185521499">
            <text:p>6,671855215</text:p>
          </table:table-cell>
          <table:table-cell table:formula="of:=FREQUENCY([.B$14:.B$1013];[.B836])/1000" office:value-type="float" office:value="0.823">
            <text:p>0,823</text:p>
          </table:table-cell>
          <table:table-cell table:formula="of:=IF(AND([.E$6]&lt;=[.B836];[.B836]&lt;=[.E$7]);([.B836]-[.E$6])^2/([.E$8]-[.E$6])*([.E$7]-[.E$6]);1-(([.E$8]-[.B836])^2/([.E$8]-[.E$6])*([.E$8]-[.E$7])))" office:value-type="float" office:value="-3.51688178330772">
            <text:p>-3,5168817833</text:p>
          </table:table-cell>
          <table:table-cell table:formula="of:=([.D836]-[.C836])" office:value-type="float" office:value="-4.33988178330772">
            <text:p>-4,3398817833</text:p>
          </table:table-cell>
          <table:table-cell table:formula="of:=([.D836]-[.C835])" office:value-type="float" office:value="-4.33888178330772">
            <text:p>-4,3388817833</text:p>
          </table:table-cell>
          <table:table-cell/>
        </table:table-row>
        <table:table-row table:style-name="ro1">
          <table:table-cell office:value-type="float" office:value="3.76630726333">
            <text:p>3,7663072633</text:p>
          </table:table-cell>
          <table:table-cell office:value-type="float" office:value="6.67562035095">
            <text:p>6,675620351</text:p>
          </table:table-cell>
          <table:table-cell table:formula="of:=FREQUENCY([.B$14:.B$1013];[.B837])/1000" office:value-type="float" office:value="0.824">
            <text:p>0,824</text:p>
          </table:table-cell>
          <table:table-cell table:formula="of:=IF(AND([.E$6]&lt;=[.B837];[.B837]&lt;=[.E$7]);([.B837]-[.E$6])^2/([.E$8]-[.E$6])*([.E$7]-[.E$6]);1-(([.E$8]-[.B837])^2/([.E$8]-[.E$6])*([.E$8]-[.E$7])))" office:value-type="float" office:value="-3.50228396076483">
            <text:p>-3,5022839608</text:p>
          </table:table-cell>
          <table:table-cell table:formula="of:=([.D837]-[.C837])" office:value-type="float" office:value="-4.32628396076483">
            <text:p>-4,3262839608</text:p>
          </table:table-cell>
          <table:table-cell table:formula="of:=([.D837]-[.C836])" office:value-type="float" office:value="-4.32528396076483">
            <text:p>-4,3252839608</text:p>
          </table:table-cell>
          <table:table-cell/>
        </table:table-row>
        <table:table-row table:style-name="ro1">
          <table:table-cell office:value-type="float" office:value="5.07489598503">
            <text:p>5,074895985</text:p>
          </table:table-cell>
          <table:table-cell office:value-type="float" office:value="6.69815710878">
            <text:p>6,6981571088</text:p>
          </table:table-cell>
          <table:table-cell table:formula="of:=FREQUENCY([.B$14:.B$1013];[.B838])/1000" office:value-type="float" office:value="0.825">
            <text:p>0,825</text:p>
          </table:table-cell>
          <table:table-cell table:formula="of:=IF(AND([.E$6]&lt;=[.B838];[.B838]&lt;=[.E$7]);([.B838]-[.E$6])^2/([.E$8]-[.E$6])*([.E$7]-[.E$6]);1-(([.E$8]-[.B838])^2/([.E$8]-[.E$6])*([.E$8]-[.E$7])))" office:value-type="float" office:value="-3.41540057988337">
            <text:p>-3,4154005799</text:p>
          </table:table-cell>
          <table:table-cell table:formula="of:=([.D838]-[.C838])" office:value-type="float" office:value="-4.24040057988337">
            <text:p>-4,2404005799</text:p>
          </table:table-cell>
          <table:table-cell table:formula="of:=([.D838]-[.C837])" office:value-type="float" office:value="-4.23940057988337">
            <text:p>-4,2394005799</text:p>
          </table:table-cell>
          <table:table-cell/>
        </table:table-row>
        <table:table-row table:style-name="ro1">
          <table:table-cell office:value-type="float" office:value="5.22900887866">
            <text:p>5,2290088787</text:p>
          </table:table-cell>
          <table:table-cell office:value-type="float" office:value="6.70709664419">
            <text:p>6,7070966442</text:p>
          </table:table-cell>
          <table:table-cell table:formula="of:=FREQUENCY([.B$14:.B$1013];[.B839])/1000" office:value-type="float" office:value="0.826">
            <text:p>0,826</text:p>
          </table:table-cell>
          <table:table-cell table:formula="of:=IF(AND([.E$6]&lt;=[.B839];[.B839]&lt;=[.E$7]);([.B839]-[.E$6])^2/([.E$8]-[.E$6])*([.E$7]-[.E$6]);1-(([.E$8]-[.B839])^2/([.E$8]-[.E$6])*([.E$8]-[.E$7])))" office:value-type="float" office:value="-3.3811714992373">
            <text:p>-3,3811714992</text:p>
          </table:table-cell>
          <table:table-cell table:formula="of:=([.D839]-[.C839])" office:value-type="float" office:value="-4.2071714992373">
            <text:p>-4,2071714992</text:p>
          </table:table-cell>
          <table:table-cell table:formula="of:=([.D839]-[.C838])" office:value-type="float" office:value="-4.2061714992373">
            <text:p>-4,2061714992</text:p>
          </table:table-cell>
          <table:table-cell/>
        </table:table-row>
        <table:table-row table:style-name="ro1">
          <table:table-cell office:value-type="float" office:value="5.76012094022">
            <text:p>5,7601209402</text:p>
          </table:table-cell>
          <table:table-cell office:value-type="float" office:value="6.70869574032">
            <text:p>6,7086957403</text:p>
          </table:table-cell>
          <table:table-cell table:formula="of:=FREQUENCY([.B$14:.B$1013];[.B840])/1000" office:value-type="float" office:value="0.827">
            <text:p>0,827</text:p>
          </table:table-cell>
          <table:table-cell table:formula="of:=IF(AND([.E$6]&lt;=[.B840];[.B840]&lt;=[.E$7]);([.B840]-[.E$6])^2/([.E$8]-[.E$6])*([.E$7]-[.E$6]);1-(([.E$8]-[.B840])^2/([.E$8]-[.E$6])*([.E$8]-[.E$7])))" office:value-type="float" office:value="-3.37506267535643">
            <text:p>-3,3750626754</text:p>
          </table:table-cell>
          <table:table-cell table:formula="of:=([.D840]-[.C840])" office:value-type="float" office:value="-4.20206267535643">
            <text:p>-4,2020626754</text:p>
          </table:table-cell>
          <table:table-cell table:formula="of:=([.D840]-[.C839])" office:value-type="float" office:value="-4.20106267535643">
            <text:p>-4,2010626754</text:p>
          </table:table-cell>
          <table:table-cell/>
        </table:table-row>
        <table:table-row table:style-name="ro1">
          <table:table-cell office:value-type="float" office:value="4.53238998572">
            <text:p>4,5323899857</text:p>
          </table:table-cell>
          <table:table-cell office:value-type="float" office:value="6.71446305572">
            <text:p>6,7144630557</text:p>
          </table:table-cell>
          <table:table-cell table:formula="of:=FREQUENCY([.B$14:.B$1013];[.B841])/1000" office:value-type="float" office:value="0.828">
            <text:p>0,828</text:p>
          </table:table-cell>
          <table:table-cell table:formula="of:=IF(AND([.E$6]&lt;=[.B841];[.B841]&lt;=[.E$7]);([.B841]-[.E$6])^2/([.E$8]-[.E$6])*([.E$7]-[.E$6]);1-(([.E$8]-[.B841])^2/([.E$8]-[.E$6])*([.E$8]-[.E$7])))" office:value-type="float" office:value="-3.35306593639064">
            <text:p>-3,3530659364</text:p>
          </table:table-cell>
          <table:table-cell table:formula="of:=([.D841]-[.C841])" office:value-type="float" office:value="-4.18106593639064">
            <text:p>-4,1810659364</text:p>
          </table:table-cell>
          <table:table-cell table:formula="of:=([.D841]-[.C840])" office:value-type="float" office:value="-4.18006593639064">
            <text:p>-4,1800659364</text:p>
          </table:table-cell>
          <table:table-cell/>
        </table:table-row>
        <table:table-row table:style-name="ro1">
          <table:table-cell office:value-type="float" office:value="4.98844551544">
            <text:p>4,9884455154</text:p>
          </table:table-cell>
          <table:table-cell office:value-type="float" office:value="6.71546785332">
            <text:p>6,7154678533</text:p>
          </table:table-cell>
          <table:table-cell table:formula="of:=FREQUENCY([.B$14:.B$1013];[.B842])/1000" office:value-type="float" office:value="0.829">
            <text:p>0,829</text:p>
          </table:table-cell>
          <table:table-cell table:formula="of:=IF(AND([.E$6]&lt;=[.B842];[.B842]&lt;=[.E$7]);([.B842]-[.E$6])^2/([.E$8]-[.E$6])*([.E$7]-[.E$6]);1-(([.E$8]-[.B842])^2/([.E$8]-[.E$6])*([.E$8]-[.E$7])))" office:value-type="float" office:value="-3.34923927434528">
            <text:p>-3,3492392743</text:p>
          </table:table-cell>
          <table:table-cell table:formula="of:=([.D842]-[.C842])" office:value-type="float" office:value="-4.17823927434528">
            <text:p>-4,1782392743</text:p>
          </table:table-cell>
          <table:table-cell table:formula="of:=([.D842]-[.C841])" office:value-type="float" office:value="-4.17723927434528">
            <text:p>-4,1772392743</text:p>
          </table:table-cell>
          <table:table-cell/>
        </table:table-row>
        <table:table-row table:style-name="ro1">
          <table:table-cell office:value-type="float" office:value="5.29576469531">
            <text:p>5,2957646953</text:p>
          </table:table-cell>
          <table:table-cell office:value-type="float" office:value="6.71959704162">
            <text:p>6,7195970416</text:p>
          </table:table-cell>
          <table:table-cell table:formula="of:=FREQUENCY([.B$14:.B$1013];[.B843])/1000" office:value-type="float" office:value="0.83">
            <text:p>0,83</text:p>
          </table:table-cell>
          <table:table-cell table:formula="of:=IF(AND([.E$6]&lt;=[.B843];[.B843]&lt;=[.E$7]);([.B843]-[.E$6])^2/([.E$8]-[.E$6])*([.E$7]-[.E$6]);1-(([.E$8]-[.B843])^2/([.E$8]-[.E$6])*([.E$8]-[.E$7])))" office:value-type="float" office:value="-3.33353137715688">
            <text:p>-3,3335313772</text:p>
          </table:table-cell>
          <table:table-cell table:formula="of:=([.D843]-[.C843])" office:value-type="float" office:value="-4.16353137715688">
            <text:p>-4,1635313772</text:p>
          </table:table-cell>
          <table:table-cell table:formula="of:=([.D843]-[.C842])" office:value-type="float" office:value="-4.16253137715688">
            <text:p>-4,1625313772</text:p>
          </table:table-cell>
          <table:table-cell/>
        </table:table-row>
        <table:table-row table:style-name="ro1">
          <table:table-cell office:value-type="float" office:value="6.48835377193">
            <text:p>6,4883537719</text:p>
          </table:table-cell>
          <table:table-cell office:value-type="float" office:value="6.72184451499">
            <text:p>6,721844515</text:p>
          </table:table-cell>
          <table:table-cell table:formula="of:=FREQUENCY([.B$14:.B$1013];[.B844])/1000" office:value-type="float" office:value="0.831">
            <text:p>0,831</text:p>
          </table:table-cell>
          <table:table-cell table:formula="of:=IF(AND([.E$6]&lt;=[.B844];[.B844]&lt;=[.E$7]);([.B844]-[.E$6])^2/([.E$8]-[.E$6])*([.E$7]-[.E$6]);1-(([.E$8]-[.B844])^2/([.E$8]-[.E$6])*([.E$8]-[.E$7])))" office:value-type="float" office:value="-3.32499367823429">
            <text:p>-3,3249936782</text:p>
          </table:table-cell>
          <table:table-cell table:formula="of:=([.D844]-[.C844])" office:value-type="float" office:value="-4.15599367823429">
            <text:p>-4,1559936782</text:p>
          </table:table-cell>
          <table:table-cell table:formula="of:=([.D844]-[.C843])" office:value-type="float" office:value="-4.15499367823429">
            <text:p>-4,1549936782</text:p>
          </table:table-cell>
          <table:table-cell/>
        </table:table-row>
        <table:table-row table:style-name="ro1">
          <table:table-cell office:value-type="float" office:value="6.18315584717">
            <text:p>6,1831558472</text:p>
          </table:table-cell>
          <table:table-cell office:value-type="float" office:value="6.72664709444">
            <text:p>6,7266470944</text:p>
          </table:table-cell>
          <table:table-cell table:formula="of:=FREQUENCY([.B$14:.B$1013];[.B845])/1000" office:value-type="float" office:value="0.832">
            <text:p>0,832</text:p>
          </table:table-cell>
          <table:table-cell table:formula="of:=IF(AND([.E$6]&lt;=[.B845];[.B845]&lt;=[.E$7]);([.B845]-[.E$6])^2/([.E$8]-[.E$6])*([.E$7]-[.E$6]);1-(([.E$8]-[.B845])^2/([.E$8]-[.E$6])*([.E$8]-[.E$7])))" office:value-type="float" office:value="-3.30677786101508">
            <text:p>-3,306777861</text:p>
          </table:table-cell>
          <table:table-cell table:formula="of:=([.D845]-[.C845])" office:value-type="float" office:value="-4.13877786101508">
            <text:p>-4,138777861</text:p>
          </table:table-cell>
          <table:table-cell table:formula="of:=([.D845]-[.C844])" office:value-type="float" office:value="-4.13777786101508">
            <text:p>-4,137777861</text:p>
          </table:table-cell>
          <table:table-cell/>
        </table:table-row>
        <table:table-row table:style-name="ro1">
          <table:table-cell office:value-type="float" office:value="4.95843433605">
            <text:p>4,9584343361</text:p>
          </table:table-cell>
          <table:table-cell office:value-type="float" office:value="6.7311184711">
            <text:p>6,7311184711</text:p>
          </table:table-cell>
          <table:table-cell table:formula="of:=FREQUENCY([.B$14:.B$1013];[.B846])/1000" office:value-type="float" office:value="0.833">
            <text:p>0,833</text:p>
          </table:table-cell>
          <table:table-cell table:formula="of:=IF(AND([.E$6]&lt;=[.B846];[.B846]&lt;=[.E$7]);([.B846]-[.E$6])^2/([.E$8]-[.E$6])*([.E$7]-[.E$6]);1-(([.E$8]-[.B846])^2/([.E$8]-[.E$6])*([.E$8]-[.E$7])))" office:value-type="float" office:value="-3.28985282681967">
            <text:p>-3,2898528268</text:p>
          </table:table-cell>
          <table:table-cell table:formula="of:=([.D846]-[.C846])" office:value-type="float" office:value="-4.12285282681967">
            <text:p>-4,1228528268</text:p>
          </table:table-cell>
          <table:table-cell table:formula="of:=([.D846]-[.C845])" office:value-type="float" office:value="-4.12185282681967">
            <text:p>-4,1218528268</text:p>
          </table:table-cell>
          <table:table-cell/>
        </table:table-row>
        <table:table-row table:style-name="ro1">
          <table:table-cell office:value-type="float" office:value="6.77686500529">
            <text:p>6,7768650053</text:p>
          </table:table-cell>
          <table:table-cell office:value-type="float" office:value="6.73637453729">
            <text:p>6,7363745373</text:p>
          </table:table-cell>
          <table:table-cell table:formula="of:=FREQUENCY([.B$14:.B$1013];[.B847])/1000" office:value-type="float" office:value="0.834">
            <text:p>0,834</text:p>
          </table:table-cell>
          <table:table-cell table:formula="of:=IF(AND([.E$6]&lt;=[.B847];[.B847]&lt;=[.E$7]);([.B847]-[.E$6])^2/([.E$8]-[.E$6])*([.E$7]-[.E$6]);1-(([.E$8]-[.B847])^2/([.E$8]-[.E$6])*([.E$8]-[.E$7])))" office:value-type="float" office:value="-3.27000019619089">
            <text:p>-3,2700001962</text:p>
          </table:table-cell>
          <table:table-cell table:formula="of:=([.D847]-[.C847])" office:value-type="float" office:value="-4.10400019619089">
            <text:p>-4,1040001962</text:p>
          </table:table-cell>
          <table:table-cell table:formula="of:=([.D847]-[.C846])" office:value-type="float" office:value="-4.10300019619089">
            <text:p>-4,1030001962</text:p>
          </table:table-cell>
          <table:table-cell/>
        </table:table-row>
        <table:table-row table:style-name="ro1">
          <table:table-cell office:value-type="float" office:value="3.53740914191">
            <text:p>3,5374091419</text:p>
          </table:table-cell>
          <table:table-cell office:value-type="float" office:value="6.73684699339">
            <text:p>6,7368469934</text:p>
          </table:table-cell>
          <table:table-cell table:formula="of:=FREQUENCY([.B$14:.B$1013];[.B848])/1000" office:value-type="float" office:value="0.835">
            <text:p>0,835</text:p>
          </table:table-cell>
          <table:table-cell table:formula="of:=IF(AND([.E$6]&lt;=[.B848];[.B848]&lt;=[.E$7]);([.B848]-[.E$6])^2/([.E$8]-[.E$6])*([.E$7]-[.E$6]);1-(([.E$8]-[.B848])^2/([.E$8]-[.E$6])*([.E$8]-[.E$7])))" office:value-type="float" office:value="-3.26821794277324">
            <text:p>-3,2682179428</text:p>
          </table:table-cell>
          <table:table-cell table:formula="of:=([.D848]-[.C848])" office:value-type="float" office:value="-4.10321794277324">
            <text:p>-4,1032179428</text:p>
          </table:table-cell>
          <table:table-cell table:formula="of:=([.D848]-[.C847])" office:value-type="float" office:value="-4.10221794277324">
            <text:p>-4,1022179428</text:p>
          </table:table-cell>
          <table:table-cell/>
        </table:table-row>
        <table:table-row table:style-name="ro1">
          <table:table-cell office:value-type="float" office:value="5.04940177816">
            <text:p>5,0494017782</text:p>
          </table:table-cell>
          <table:table-cell office:value-type="float" office:value="6.73905798765">
            <text:p>6,7390579877</text:p>
          </table:table-cell>
          <table:table-cell table:formula="of:=FREQUENCY([.B$14:.B$1013];[.B849])/1000" office:value-type="float" office:value="0.836">
            <text:p>0,836</text:p>
          </table:table-cell>
          <table:table-cell table:formula="of:=IF(AND([.E$6]&lt;=[.B849];[.B849]&lt;=[.E$7]);([.B849]-[.E$6])^2/([.E$8]-[.E$6])*([.E$7]-[.E$6]);1-(([.E$8]-[.B849])^2/([.E$8]-[.E$6])*([.E$8]-[.E$7])))" office:value-type="float" office:value="-3.25988231934106">
            <text:p>-3,2598823193</text:p>
          </table:table-cell>
          <table:table-cell table:formula="of:=([.D849]-[.C849])" office:value-type="float" office:value="-4.09588231934106">
            <text:p>-4,0958823193</text:p>
          </table:table-cell>
          <table:table-cell table:formula="of:=([.D849]-[.C848])" office:value-type="float" office:value="-4.09488231934106">
            <text:p>-4,0948823193</text:p>
          </table:table-cell>
          <table:table-cell/>
        </table:table-row>
        <table:table-row table:style-name="ro1">
          <table:table-cell office:value-type="float" office:value="3.45883682575">
            <text:p>3,4588368258</text:p>
          </table:table-cell>
          <table:table-cell office:value-type="float" office:value="6.74140076444">
            <text:p>6,7414007644</text:p>
          </table:table-cell>
          <table:table-cell table:formula="of:=FREQUENCY([.B$14:.B$1013];[.B850])/1000" office:value-type="float" office:value="0.837">
            <text:p>0,837</text:p>
          </table:table-cell>
          <table:table-cell table:formula="of:=IF(AND([.E$6]&lt;=[.B850];[.B850]&lt;=[.E$7]);([.B850]-[.E$6])^2/([.E$8]-[.E$6])*([.E$7]-[.E$6]);1-(([.E$8]-[.B850])^2/([.E$8]-[.E$6])*([.E$8]-[.E$7])))" office:value-type="float" office:value="-3.25105875572685">
            <text:p>-3,2510587557</text:p>
          </table:table-cell>
          <table:table-cell table:formula="of:=([.D850]-[.C850])" office:value-type="float" office:value="-4.08805875572685">
            <text:p>-4,0880587557</text:p>
          </table:table-cell>
          <table:table-cell table:formula="of:=([.D850]-[.C849])" office:value-type="float" office:value="-4.08705875572685">
            <text:p>-4,0870587557</text:p>
          </table:table-cell>
          <table:table-cell/>
        </table:table-row>
        <table:table-row table:style-name="ro1">
          <table:table-cell office:value-type="float" office:value="6.82682165627">
            <text:p>6,8268216563</text:p>
          </table:table-cell>
          <table:table-cell office:value-type="float" office:value="6.7453604596">
            <text:p>6,7453604596</text:p>
          </table:table-cell>
          <table:table-cell table:formula="of:=FREQUENCY([.B$14:.B$1013];[.B851])/1000" office:value-type="float" office:value="0.838">
            <text:p>0,838</text:p>
          </table:table-cell>
          <table:table-cell table:formula="of:=IF(AND([.E$6]&lt;=[.B851];[.B851]&lt;=[.E$7]);([.B851]-[.E$6])^2/([.E$8]-[.E$6])*([.E$7]-[.E$6]);1-(([.E$8]-[.B851])^2/([.E$8]-[.E$6])*([.E$8]-[.E$7])))" office:value-type="float" office:value="-3.23616621427927">
            <text:p>-3,2361662143</text:p>
          </table:table-cell>
          <table:table-cell table:formula="of:=([.D851]-[.C851])" office:value-type="float" office:value="-4.07416621427927">
            <text:p>-4,0741662143</text:p>
          </table:table-cell>
          <table:table-cell table:formula="of:=([.D851]-[.C850])" office:value-type="float" office:value="-4.07316621427927">
            <text:p>-4,0731662143</text:p>
          </table:table-cell>
          <table:table-cell/>
        </table:table-row>
        <table:table-row table:style-name="ro1">
          <table:table-cell office:value-type="float" office:value="6.53030419313">
            <text:p>6,5303041931</text:p>
          </table:table-cell>
          <table:table-cell office:value-type="float" office:value="6.75365997447">
            <text:p>6,7536599745</text:p>
          </table:table-cell>
          <table:table-cell table:formula="of:=FREQUENCY([.B$14:.B$1013];[.B852])/1000" office:value-type="float" office:value="0.839">
            <text:p>0,839</text:p>
          </table:table-cell>
          <table:table-cell table:formula="of:=IF(AND([.E$6]&lt;=[.B852];[.B852]&lt;=[.E$7]);([.B852]-[.E$6])^2/([.E$8]-[.E$6])*([.E$7]-[.E$6]);1-(([.E$8]-[.B852])^2/([.E$8]-[.E$6])*([.E$8]-[.E$7])))" office:value-type="float" office:value="-3.20503625858177">
            <text:p>-3,2050362586</text:p>
          </table:table-cell>
          <table:table-cell table:formula="of:=([.D852]-[.C852])" office:value-type="float" office:value="-4.04403625858177">
            <text:p>-4,0440362586</text:p>
          </table:table-cell>
          <table:table-cell table:formula="of:=([.D852]-[.C851])" office:value-type="float" office:value="-4.04303625858177">
            <text:p>-4,0430362586</text:p>
          </table:table-cell>
          <table:table-cell/>
        </table:table-row>
        <table:table-row table:style-name="ro1">
          <table:table-cell office:value-type="float" office:value="4.73918447426">
            <text:p>4,7391844743</text:p>
          </table:table-cell>
          <table:table-cell office:value-type="float" office:value="6.7582239949">
            <text:p>6,7582239949</text:p>
          </table:table-cell>
          <table:table-cell table:formula="of:=FREQUENCY([.B$14:.B$1013];[.B853])/1000" office:value-type="float" office:value="0.84">
            <text:p>0,84</text:p>
          </table:table-cell>
          <table:table-cell table:formula="of:=IF(AND([.E$6]&lt;=[.B853];[.B853]&lt;=[.E$7]);([.B853]-[.E$6])^2/([.E$8]-[.E$6])*([.E$7]-[.E$6]);1-(([.E$8]-[.B853])^2/([.E$8]-[.E$6])*([.E$8]-[.E$7])))" office:value-type="float" office:value="-3.18796638086843">
            <text:p>-3,1879663809</text:p>
          </table:table-cell>
          <table:table-cell table:formula="of:=([.D853]-[.C853])" office:value-type="float" office:value="-4.02796638086843">
            <text:p>-4,0279663809</text:p>
          </table:table-cell>
          <table:table-cell table:formula="of:=([.D853]-[.C852])" office:value-type="float" office:value="-4.02696638086843">
            <text:p>-4,0269663809</text:p>
          </table:table-cell>
          <table:table-cell/>
        </table:table-row>
        <table:table-row table:style-name="ro1">
          <table:table-cell office:value-type="float" office:value="7.54058332293">
            <text:p>7,5405833229</text:p>
          </table:table-cell>
          <table:table-cell office:value-type="float" office:value="6.77203862878">
            <text:p>6,7720386288</text:p>
          </table:table-cell>
          <table:table-cell table:formula="of:=FREQUENCY([.B$14:.B$1013];[.B854])/1000" office:value-type="float" office:value="0.841">
            <text:p>0,841</text:p>
          </table:table-cell>
          <table:table-cell table:formula="of:=IF(AND([.E$6]&lt;=[.B854];[.B854]&lt;=[.E$7]);([.B854]-[.E$6])^2/([.E$8]-[.E$6])*([.E$7]-[.E$6]);1-(([.E$8]-[.B854])^2/([.E$8]-[.E$6])*([.E$8]-[.E$7])))" office:value-type="float" office:value="-3.13650989304042">
            <text:p>-3,136509893</text:p>
          </table:table-cell>
          <table:table-cell table:formula="of:=([.D854]-[.C854])" office:value-type="float" office:value="-3.97750989304042">
            <text:p>-3,977509893</text:p>
          </table:table-cell>
          <table:table-cell table:formula="of:=([.D854]-[.C853])" office:value-type="float" office:value="-3.97650989304042">
            <text:p>-3,976509893</text:p>
          </table:table-cell>
          <table:table-cell/>
        </table:table-row>
        <table:table-row table:style-name="ro1">
          <table:table-cell office:value-type="float" office:value="3.85251962884">
            <text:p>3,8525196288</text:p>
          </table:table-cell>
          <table:table-cell office:value-type="float" office:value="6.77686500529">
            <text:p>6,7768650053</text:p>
          </table:table-cell>
          <table:table-cell table:formula="of:=FREQUENCY([.B$14:.B$1013];[.B855])/1000" office:value-type="float" office:value="0.842">
            <text:p>0,842</text:p>
          </table:table-cell>
          <table:table-cell table:formula="of:=IF(AND([.E$6]&lt;=[.B855];[.B855]&lt;=[.E$7]);([.B855]-[.E$6])^2/([.E$8]-[.E$6])*([.E$7]-[.E$6]);1-(([.E$8]-[.B855])^2/([.E$8]-[.E$6])*([.E$8]-[.E$7])))" office:value-type="float" office:value="-3.11860767058686">
            <text:p>-3,1186076706</text:p>
          </table:table-cell>
          <table:table-cell table:formula="of:=([.D855]-[.C855])" office:value-type="float" office:value="-3.96060767058686">
            <text:p>-3,9606076706</text:p>
          </table:table-cell>
          <table:table-cell table:formula="of:=([.D855]-[.C854])" office:value-type="float" office:value="-3.95960767058686">
            <text:p>-3,9596076706</text:p>
          </table:table-cell>
          <table:table-cell/>
        </table:table-row>
        <table:table-row table:style-name="ro1">
          <table:table-cell office:value-type="float" office:value="3.8022537306">
            <text:p>3,8022537306</text:p>
          </table:table-cell>
          <table:table-cell office:value-type="float" office:value="6.77977692852">
            <text:p>6,7797769285</text:p>
          </table:table-cell>
          <table:table-cell table:formula="of:=FREQUENCY([.B$14:.B$1013];[.B856])/1000" office:value-type="float" office:value="0.843">
            <text:p>0,843</text:p>
          </table:table-cell>
          <table:table-cell table:formula="of:=IF(AND([.E$6]&lt;=[.B856];[.B856]&lt;=[.E$7]);([.B856]-[.E$6])^2/([.E$8]-[.E$6])*([.E$7]-[.E$6]);1-(([.E$8]-[.B856])^2/([.E$8]-[.E$6])*([.E$8]-[.E$7])))" office:value-type="float" office:value="-3.10782540594341">
            <text:p>-3,1078254059</text:p>
          </table:table-cell>
          <table:table-cell table:formula="of:=([.D856]-[.C856])" office:value-type="float" office:value="-3.95082540594341">
            <text:p>-3,9508254059</text:p>
          </table:table-cell>
          <table:table-cell table:formula="of:=([.D856]-[.C855])" office:value-type="float" office:value="-3.94982540594341">
            <text:p>-3,9498254059</text:p>
          </table:table-cell>
          <table:table-cell/>
        </table:table-row>
        <table:table-row table:style-name="ro1">
          <table:table-cell office:value-type="float" office:value="5.98507619586">
            <text:p>5,9850761959</text:p>
          </table:table-cell>
          <table:table-cell office:value-type="float" office:value="6.78335540358">
            <text:p>6,7833554036</text:p>
          </table:table-cell>
          <table:table-cell table:formula="of:=FREQUENCY([.B$14:.B$1013];[.B857])/1000" office:value-type="float" office:value="0.844">
            <text:p>0,844</text:p>
          </table:table-cell>
          <table:table-cell table:formula="of:=IF(AND([.E$6]&lt;=[.B857];[.B857]&lt;=[.E$7]);([.B857]-[.E$6])^2/([.E$8]-[.E$6])*([.E$7]-[.E$6]);1-(([.E$8]-[.B857])^2/([.E$8]-[.E$6])*([.E$8]-[.E$7])))" office:value-type="float" office:value="-3.09459438903165">
            <text:p>-3,094594389</text:p>
          </table:table-cell>
          <table:table-cell table:formula="of:=([.D857]-[.C857])" office:value-type="float" office:value="-3.93859438903165">
            <text:p>-3,938594389</text:p>
          </table:table-cell>
          <table:table-cell table:formula="of:=([.D857]-[.C856])" office:value-type="float" office:value="-3.93759438903165">
            <text:p>-3,937594389</text:p>
          </table:table-cell>
          <table:table-cell/>
        </table:table-row>
        <table:table-row table:style-name="ro1">
          <table:table-cell office:value-type="float" office:value="3.89227414822">
            <text:p>3,8922741482</text:p>
          </table:table-cell>
          <table:table-cell office:value-type="float" office:value="6.7941989468">
            <text:p>6,7941989468</text:p>
          </table:table-cell>
          <table:table-cell table:formula="of:=FREQUENCY([.B$14:.B$1013];[.B858])/1000" office:value-type="float" office:value="0.845">
            <text:p>0,845</text:p>
          </table:table-cell>
          <table:table-cell table:formula="of:=IF(AND([.E$6]&lt;=[.B858];[.B858]&lt;=[.E$7]);([.B858]-[.E$6])^2/([.E$8]-[.E$6])*([.E$7]-[.E$6]);1-(([.E$8]-[.B858])^2/([.E$8]-[.E$6])*([.E$8]-[.E$7])))" office:value-type="float" office:value="-3.05463190524852">
            <text:p>-3,0546319052</text:p>
          </table:table-cell>
          <table:table-cell table:formula="of:=([.D858]-[.C858])" office:value-type="float" office:value="-3.89963190524852">
            <text:p>-3,8996319052</text:p>
          </table:table-cell>
          <table:table-cell table:formula="of:=([.D858]-[.C857])" office:value-type="float" office:value="-3.89863190524852">
            <text:p>-3,8986319052</text:p>
          </table:table-cell>
          <table:table-cell/>
        </table:table-row>
        <table:table-row table:style-name="ro1">
          <table:table-cell office:value-type="float" office:value="5.35153293574">
            <text:p>5,3515329357</text:p>
          </table:table-cell>
          <table:table-cell office:value-type="float" office:value="6.79747160295">
            <text:p>6,797471603</text:p>
          </table:table-cell>
          <table:table-cell table:formula="of:=FREQUENCY([.B$14:.B$1013];[.B859])/1000" office:value-type="float" office:value="0.846">
            <text:p>0,846</text:p>
          </table:table-cell>
          <table:table-cell table:formula="of:=IF(AND([.E$6]&lt;=[.B859];[.B859]&lt;=[.E$7]);([.B859]-[.E$6])^2/([.E$8]-[.E$6])*([.E$7]-[.E$6]);1-(([.E$8]-[.B859])^2/([.E$8]-[.E$6])*([.E$8]-[.E$7])))" office:value-type="float" office:value="-3.04260944984304">
            <text:p>-3,0426094498</text:p>
          </table:table-cell>
          <table:table-cell table:formula="of:=([.D859]-[.C859])" office:value-type="float" office:value="-3.88860944984304">
            <text:p>-3,8886094498</text:p>
          </table:table-cell>
          <table:table-cell table:formula="of:=([.D859]-[.C858])" office:value-type="float" office:value="-3.88760944984304">
            <text:p>-3,8876094498</text:p>
          </table:table-cell>
          <table:table-cell/>
        </table:table-row>
        <table:table-row table:style-name="ro1">
          <table:table-cell office:value-type="float" office:value="3.4737358969">
            <text:p>3,4737358969</text:p>
          </table:table-cell>
          <table:table-cell office:value-type="float" office:value="6.80068903335">
            <text:p>6,8006890334</text:p>
          </table:table-cell>
          <table:table-cell table:formula="of:=FREQUENCY([.B$14:.B$1013];[.B860])/1000" office:value-type="float" office:value="0.847">
            <text:p>0,847</text:p>
          </table:table-cell>
          <table:table-cell table:formula="of:=IF(AND([.E$6]&lt;=[.B860];[.B860]&lt;=[.E$7]);([.B860]-[.E$6])^2/([.E$8]-[.E$6])*([.E$7]-[.E$6]);1-(([.E$8]-[.B860])^2/([.E$8]-[.E$6])*([.E$8]-[.E$7])))" office:value-type="float" office:value="-3.0308072733558">
            <text:p>-3,0308072734</text:p>
          </table:table-cell>
          <table:table-cell table:formula="of:=([.D860]-[.C860])" office:value-type="float" office:value="-3.8778072733558">
            <text:p>-3,8778072734</text:p>
          </table:table-cell>
          <table:table-cell table:formula="of:=([.D860]-[.C859])" office:value-type="float" office:value="-3.8768072733558">
            <text:p>-3,8768072734</text:p>
          </table:table-cell>
          <table:table-cell/>
        </table:table-row>
        <table:table-row table:style-name="ro1">
          <table:table-cell office:value-type="float" office:value="6.92303381607">
            <text:p>6,9230338161</text:p>
          </table:table-cell>
          <table:table-cell office:value-type="float" office:value="6.80749386693">
            <text:p>6,8074938669</text:p>
          </table:table-cell>
          <table:table-cell table:formula="of:=FREQUENCY([.B$14:.B$1013];[.B861])/1000" office:value-type="float" office:value="0.848">
            <text:p>0,848</text:p>
          </table:table-cell>
          <table:table-cell table:formula="of:=IF(AND([.E$6]&lt;=[.B861];[.B861]&lt;=[.E$7]);([.B861]-[.E$6])^2/([.E$8]-[.E$6])*([.E$7]-[.E$6]);1-(([.E$8]-[.B861])^2/([.E$8]-[.E$6])*([.E$8]-[.E$7])))" office:value-type="float" office:value="-3.00590261962464">
            <text:p>-3,0059026196</text:p>
          </table:table-cell>
          <table:table-cell table:formula="of:=([.D861]-[.C861])" office:value-type="float" office:value="-3.85390261962464">
            <text:p>-3,8539026196</text:p>
          </table:table-cell>
          <table:table-cell table:formula="of:=([.D861]-[.C860])" office:value-type="float" office:value="-3.85290261962464">
            <text:p>-3,8529026196</text:p>
          </table:table-cell>
          <table:table-cell/>
        </table:table-row>
        <table:table-row table:style-name="ro1">
          <table:table-cell office:value-type="float" office:value="6.98789804036">
            <text:p>6,9878980404</text:p>
          </table:table-cell>
          <table:table-cell office:value-type="float" office:value="6.81423675035">
            <text:p>6,8142367504</text:p>
          </table:table-cell>
          <table:table-cell table:formula="of:=FREQUENCY([.B$14:.B$1013];[.B862])/1000" office:value-type="float" office:value="0.849">
            <text:p>0,849</text:p>
          </table:table-cell>
          <table:table-cell table:formula="of:=IF(AND([.E$6]&lt;=[.B862];[.B862]&lt;=[.E$7]);([.B862]-[.E$6])^2/([.E$8]-[.E$6])*([.E$7]-[.E$6]);1-(([.E$8]-[.B862])^2/([.E$8]-[.E$6])*([.E$8]-[.E$7])))" office:value-type="float" office:value="-2.98130081960044">
            <text:p>-2,9813008196</text:p>
          </table:table-cell>
          <table:table-cell table:formula="of:=([.D862]-[.C862])" office:value-type="float" office:value="-3.83030081960044">
            <text:p>-3,8303008196</text:p>
          </table:table-cell>
          <table:table-cell table:formula="of:=([.D862]-[.C861])" office:value-type="float" office:value="-3.82930081960044">
            <text:p>-3,8293008196</text:p>
          </table:table-cell>
          <table:table-cell/>
        </table:table-row>
        <table:table-row table:style-name="ro1">
          <table:table-cell office:value-type="float" office:value="5.57932611604">
            <text:p>5,579326116</text:p>
          </table:table-cell>
          <table:table-cell office:value-type="float" office:value="6.82682165627">
            <text:p>6,8268216563</text:p>
          </table:table-cell>
          <table:table-cell table:formula="of:=FREQUENCY([.B$14:.B$1013];[.B863])/1000" office:value-type="float" office:value="0.85">
            <text:p>0,85</text:p>
          </table:table-cell>
          <table:table-cell table:formula="of:=IF(AND([.E$6]&lt;=[.B863];[.B863]&lt;=[.E$7]);([.B863]-[.E$6])^2/([.E$8]-[.E$6])*([.E$7]-[.E$6]);1-(([.E$8]-[.B863])^2/([.E$8]-[.E$6])*([.E$8]-[.E$7])))" office:value-type="float" office:value="-2.93558676138089">
            <text:p>-2,9355867614</text:p>
          </table:table-cell>
          <table:table-cell table:formula="of:=([.D863]-[.C863])" office:value-type="float" office:value="-3.78558676138089">
            <text:p>-3,7855867614</text:p>
          </table:table-cell>
          <table:table-cell table:formula="of:=([.D863]-[.C862])" office:value-type="float" office:value="-3.78458676138089">
            <text:p>-3,7845867614</text:p>
          </table:table-cell>
          <table:table-cell/>
        </table:table-row>
        <table:table-row table:style-name="ro1">
          <table:table-cell office:value-type="float" office:value="5.2887417884">
            <text:p>5,2887417884</text:p>
          </table:table-cell>
          <table:table-cell office:value-type="float" office:value="6.83668224704">
            <text:p>6,836682247</text:p>
          </table:table-cell>
          <table:table-cell table:formula="of:=FREQUENCY([.B$14:.B$1013];[.B864])/1000" office:value-type="float" office:value="0.851">
            <text:p>0,851</text:p>
          </table:table-cell>
          <table:table-cell table:formula="of:=IF(AND([.E$6]&lt;=[.B864];[.B864]&lt;=[.E$7]);([.B864]-[.E$6])^2/([.E$8]-[.E$6])*([.E$7]-[.E$6]);1-(([.E$8]-[.B864])^2/([.E$8]-[.E$6])*([.E$8]-[.E$7])))" office:value-type="float" office:value="-2.89995308355992">
            <text:p>-2,8999530836</text:p>
          </table:table-cell>
          <table:table-cell table:formula="of:=([.D864]-[.C864])" office:value-type="float" office:value="-3.75095308355992">
            <text:p>-3,7509530836</text:p>
          </table:table-cell>
          <table:table-cell table:formula="of:=([.D864]-[.C863])" office:value-type="float" office:value="-3.74995308355992">
            <text:p>-3,7499530836</text:p>
          </table:table-cell>
          <table:table-cell/>
        </table:table-row>
        <table:table-row table:style-name="ro1">
          <table:table-cell office:value-type="float" office:value="7.69336535455">
            <text:p>7,6933653546</text:p>
          </table:table-cell>
          <table:table-cell office:value-type="float" office:value="6.8392667148">
            <text:p>6,8392667148</text:p>
          </table:table-cell>
          <table:table-cell table:formula="of:=FREQUENCY([.B$14:.B$1013];[.B865])/1000" office:value-type="float" office:value="0.852">
            <text:p>0,852</text:p>
          </table:table-cell>
          <table:table-cell table:formula="of:=IF(AND([.E$6]&lt;=[.B865];[.B865]&lt;=[.E$7]);([.B865]-[.E$6])^2/([.E$8]-[.E$6])*([.E$7]-[.E$6]);1-(([.E$8]-[.B865])^2/([.E$8]-[.E$6])*([.E$8]-[.E$7])))" office:value-type="float" office:value="-2.89064027480932">
            <text:p>-2,8906402748</text:p>
          </table:table-cell>
          <table:table-cell table:formula="of:=([.D865]-[.C865])" office:value-type="float" office:value="-3.74264027480932">
            <text:p>-3,7426402748</text:p>
          </table:table-cell>
          <table:table-cell table:formula="of:=([.D865]-[.C864])" office:value-type="float" office:value="-3.74164027480932">
            <text:p>-3,7416402748</text:p>
          </table:table-cell>
          <table:table-cell/>
        </table:table-row>
        <table:table-row table:style-name="ro1">
          <table:table-cell office:value-type="float" office:value="4.48912838959">
            <text:p>4,4891283896</text:p>
          </table:table-cell>
          <table:table-cell office:value-type="float" office:value="6.84178855253">
            <text:p>6,8417885525</text:p>
          </table:table-cell>
          <table:table-cell table:formula="of:=FREQUENCY([.B$14:.B$1013];[.B866])/1000" office:value-type="float" office:value="0.853">
            <text:p>0,853</text:p>
          </table:table-cell>
          <table:table-cell table:formula="of:=IF(AND([.E$6]&lt;=[.B866];[.B866]&lt;=[.E$7]);([.B866]-[.E$6])^2/([.E$8]-[.E$6])*([.E$7]-[.E$6]);1-(([.E$8]-[.B866])^2/([.E$8]-[.E$6])*([.E$8]-[.E$7])))" office:value-type="float" office:value="-2.8815638766588">
            <text:p>-2,8815638767</text:p>
          </table:table-cell>
          <table:table-cell table:formula="of:=([.D866]-[.C866])" office:value-type="float" office:value="-3.73456387665879">
            <text:p>-3,7345638767</text:p>
          </table:table-cell>
          <table:table-cell table:formula="of:=([.D866]-[.C865])" office:value-type="float" office:value="-3.73356387665879">
            <text:p>-3,7335638767</text:p>
          </table:table-cell>
          <table:table-cell/>
        </table:table-row>
        <table:table-row table:style-name="ro1">
          <table:table-cell office:value-type="float" office:value="7.16576692674">
            <text:p>7,1657669267</text:p>
          </table:table-cell>
          <table:table-cell office:value-type="float" office:value="6.84732296278">
            <text:p>6,8473229628</text:p>
          </table:table-cell>
          <table:table-cell table:formula="of:=FREQUENCY([.B$14:.B$1013];[.B867])/1000" office:value-type="float" office:value="0.854">
            <text:p>0,854</text:p>
          </table:table-cell>
          <table:table-cell table:formula="of:=IF(AND([.E$6]&lt;=[.B867];[.B867]&lt;=[.E$7]);([.B867]-[.E$6])^2/([.E$8]-[.E$6])*([.E$7]-[.E$6]);1-(([.E$8]-[.B867])^2/([.E$8]-[.E$6])*([.E$8]-[.E$7])))" office:value-type="float" office:value="-2.86168202214523">
            <text:p>-2,8616820221</text:p>
          </table:table-cell>
          <table:table-cell table:formula="of:=([.D867]-[.C867])" office:value-type="float" office:value="-3.71568202214523">
            <text:p>-3,7156820221</text:p>
          </table:table-cell>
          <table:table-cell table:formula="of:=([.D867]-[.C866])" office:value-type="float" office:value="-3.71468202214523">
            <text:p>-3,7146820221</text:p>
          </table:table-cell>
          <table:table-cell/>
        </table:table-row>
        <table:table-row table:style-name="ro1">
          <table:table-cell office:value-type="float" office:value="6.86140871383">
            <text:p>6,8614087138</text:p>
          </table:table-cell>
          <table:table-cell office:value-type="float" office:value="6.85426593592">
            <text:p>6,8542659359</text:p>
          </table:table-cell>
          <table:table-cell table:formula="of:=FREQUENCY([.B$14:.B$1013];[.B868])/1000" office:value-type="float" office:value="0.855">
            <text:p>0,855</text:p>
          </table:table-cell>
          <table:table-cell table:formula="of:=IF(AND([.E$6]&lt;=[.B868];[.B868]&lt;=[.E$7]);([.B868]-[.E$6])^2/([.E$8]-[.E$6])*([.E$7]-[.E$6]);1-(([.E$8]-[.B868])^2/([.E$8]-[.E$6])*([.E$8]-[.E$7])))" office:value-type="float" office:value="-2.83681222812773">
            <text:p>-2,8368122281</text:p>
          </table:table-cell>
          <table:table-cell table:formula="of:=([.D868]-[.C868])" office:value-type="float" office:value="-3.69181222812773">
            <text:p>-3,6918122281</text:p>
          </table:table-cell>
          <table:table-cell table:formula="of:=([.D868]-[.C867])" office:value-type="float" office:value="-3.69081222812773">
            <text:p>-3,6908122281</text:p>
          </table:table-cell>
          <table:table-cell/>
        </table:table-row>
        <table:table-row table:style-name="ro1">
          <table:table-cell office:value-type="float" office:value="3.51629110846">
            <text:p>3,5162911085</text:p>
          </table:table-cell>
          <table:table-cell office:value-type="float" office:value="6.86140871383">
            <text:p>6,8614087138</text:p>
          </table:table-cell>
          <table:table-cell table:formula="of:=FREQUENCY([.B$14:.B$1013];[.B869])/1000" office:value-type="float" office:value="0.856">
            <text:p>0,856</text:p>
          </table:table-cell>
          <table:table-cell table:formula="of:=IF(AND([.E$6]&lt;=[.B869];[.B869]&lt;=[.E$7]);([.B869]-[.E$6])^2/([.E$8]-[.E$6])*([.E$7]-[.E$6]);1-(([.E$8]-[.B869])^2/([.E$8]-[.E$6])*([.E$8]-[.E$7])))" office:value-type="float" office:value="-2.81131057440188">
            <text:p>-2,8113105744</text:p>
          </table:table-cell>
          <table:table-cell table:formula="of:=([.D869]-[.C869])" office:value-type="float" office:value="-3.66731057440188">
            <text:p>-3,6673105744</text:p>
          </table:table-cell>
          <table:table-cell table:formula="of:=([.D869]-[.C868])" office:value-type="float" office:value="-3.66631057440188">
            <text:p>-3,6663105744</text:p>
          </table:table-cell>
          <table:table-cell/>
        </table:table-row>
        <table:table-row table:style-name="ro1">
          <table:table-cell office:value-type="float" office:value="4.51412663422">
            <text:p>4,5141266342</text:p>
          </table:table-cell>
          <table:table-cell office:value-type="float" office:value="6.86803749348">
            <text:p>6,8680374935</text:p>
          </table:table-cell>
          <table:table-cell table:formula="of:=FREQUENCY([.B$14:.B$1013];[.B870])/1000" office:value-type="float" office:value="0.857">
            <text:p>0,857</text:p>
          </table:table-cell>
          <table:table-cell table:formula="of:=IF(AND([.E$6]&lt;=[.B870];[.B870]&lt;=[.E$7]);([.B870]-[.E$6])^2/([.E$8]-[.E$6])*([.E$7]-[.E$6]);1-(([.E$8]-[.B870])^2/([.E$8]-[.E$6])*([.E$8]-[.E$7])))" office:value-type="float" office:value="-2.78772010767253">
            <text:p>-2,7877201077</text:p>
          </table:table-cell>
          <table:table-cell table:formula="of:=([.D870]-[.C870])" office:value-type="float" office:value="-3.64472010767253">
            <text:p>-3,6447201077</text:p>
          </table:table-cell>
          <table:table-cell table:formula="of:=([.D870]-[.C869])" office:value-type="float" office:value="-3.64372010767253">
            <text:p>-3,6437201077</text:p>
          </table:table-cell>
          <table:table-cell/>
        </table:table-row>
        <table:table-row table:style-name="ro1">
          <table:table-cell office:value-type="float" office:value="7.6459231703">
            <text:p>7,6459231703</text:p>
          </table:table-cell>
          <table:table-cell office:value-type="float" office:value="6.87611925602">
            <text:p>6,876119256</text:p>
          </table:table-cell>
          <table:table-cell table:formula="of:=FREQUENCY([.B$14:.B$1013];[.B871])/1000" office:value-type="float" office:value="0.858">
            <text:p>0,858</text:p>
          </table:table-cell>
          <table:table-cell table:formula="of:=IF(AND([.E$6]&lt;=[.B871];[.B871]&lt;=[.E$7]);([.B871]-[.E$6])^2/([.E$8]-[.E$6])*([.E$7]-[.E$6]);1-(([.E$8]-[.B871])^2/([.E$8]-[.E$6])*([.E$8]-[.E$7])))" office:value-type="float" office:value="-2.75905784554087">
            <text:p>-2,7590578455</text:p>
          </table:table-cell>
          <table:table-cell table:formula="of:=([.D871]-[.C871])" office:value-type="float" office:value="-3.61705784554087">
            <text:p>-3,6170578455</text:p>
          </table:table-cell>
          <table:table-cell table:formula="of:=([.D871]-[.C870])" office:value-type="float" office:value="-3.61605784554087">
            <text:p>-3,6160578455</text:p>
          </table:table-cell>
          <table:table-cell/>
        </table:table-row>
        <table:table-row table:style-name="ro1">
          <table:table-cell office:value-type="float" office:value="5.90230204522">
            <text:p>5,9023020452</text:p>
          </table:table-cell>
          <table:table-cell office:value-type="float" office:value="6.88179167296">
            <text:p>6,881791673</text:p>
          </table:table-cell>
          <table:table-cell table:formula="of:=FREQUENCY([.B$14:.B$1013];[.B872])/1000" office:value-type="float" office:value="0.859">
            <text:p>0,859</text:p>
          </table:table-cell>
          <table:table-cell table:formula="of:=IF(AND([.E$6]&lt;=[.B872];[.B872]&lt;=[.E$7]);([.B872]-[.E$6])^2/([.E$8]-[.E$6])*([.E$7]-[.E$6]);1-(([.E$8]-[.B872])^2/([.E$8]-[.E$6])*([.E$8]-[.E$7])))" office:value-type="float" office:value="-2.73900543061799">
            <text:p>-2,7390054306</text:p>
          </table:table-cell>
          <table:table-cell table:formula="of:=([.D872]-[.C872])" office:value-type="float" office:value="-3.59800543061799">
            <text:p>-3,5980054306</text:p>
          </table:table-cell>
          <table:table-cell table:formula="of:=([.D872]-[.C871])" office:value-type="float" office:value="-3.59700543061799">
            <text:p>-3,5970054306</text:p>
          </table:table-cell>
          <table:table-cell/>
        </table:table-row>
        <table:table-row table:style-name="ro1">
          <table:table-cell office:value-type="float" office:value="4.69893595363">
            <text:p>4,6989359536</text:p>
          </table:table-cell>
          <table:table-cell office:value-type="float" office:value="6.89272608121">
            <text:p>6,8927260812</text:p>
          </table:table-cell>
          <table:table-cell table:formula="of:=FREQUENCY([.B$14:.B$1013];[.B873])/1000" office:value-type="float" office:value="0.86">
            <text:p>0,86</text:p>
          </table:table-cell>
          <table:table-cell table:formula="of:=IF(AND([.E$6]&lt;=[.B873];[.B873]&lt;=[.E$7]);([.B873]-[.E$6])^2/([.E$8]-[.E$6])*([.E$7]-[.E$6]);1-(([.E$8]-[.B873])^2/([.E$8]-[.E$6])*([.E$8]-[.E$7])))" office:value-type="float" office:value="-2.7005028073438">
            <text:p>-2,7005028073</text:p>
          </table:table-cell>
          <table:table-cell table:formula="of:=([.D873]-[.C873])" office:value-type="float" office:value="-3.5605028073438">
            <text:p>-3,5605028073</text:p>
          </table:table-cell>
          <table:table-cell table:formula="of:=([.D873]-[.C872])" office:value-type="float" office:value="-3.5595028073438">
            <text:p>-3,5595028073</text:p>
          </table:table-cell>
          <table:table-cell/>
        </table:table-row>
        <table:table-row table:style-name="ro1">
          <table:table-cell office:value-type="float" office:value="4.90905961143">
            <text:p>4,9090596114</text:p>
          </table:table-cell>
          <table:table-cell office:value-type="float" office:value="6.90909307752">
            <text:p>6,9090930775</text:p>
          </table:table-cell>
          <table:table-cell table:formula="of:=FREQUENCY([.B$14:.B$1013];[.B874])/1000" office:value-type="float" office:value="0.861">
            <text:p>0,861</text:p>
          </table:table-cell>
          <table:table-cell table:formula="of:=IF(AND([.E$6]&lt;=[.B874];[.B874]&lt;=[.E$7]);([.B874]-[.E$6])^2/([.E$8]-[.E$6])*([.E$7]-[.E$6]);1-(([.E$8]-[.B874])^2/([.E$8]-[.E$6])*([.E$8]-[.E$7])))" office:value-type="float" office:value="-2.64324313206232">
            <text:p>-2,6432431321</text:p>
          </table:table-cell>
          <table:table-cell table:formula="of:=([.D874]-[.C874])" office:value-type="float" office:value="-3.50424313206232">
            <text:p>-3,5042431321</text:p>
          </table:table-cell>
          <table:table-cell table:formula="of:=([.D874]-[.C873])" office:value-type="float" office:value="-3.50324313206232">
            <text:p>-3,5032431321</text:p>
          </table:table-cell>
          <table:table-cell/>
        </table:table-row>
        <table:table-row table:style-name="ro1">
          <table:table-cell office:value-type="float" office:value="5.07536495121">
            <text:p>5,0753649512</text:p>
          </table:table-cell>
          <table:table-cell office:value-type="float" office:value="6.91383537257">
            <text:p>6,9138353726</text:p>
          </table:table-cell>
          <table:table-cell table:formula="of:=FREQUENCY([.B$14:.B$1013];[.B875])/1000" office:value-type="float" office:value="0.862">
            <text:p>0,862</text:p>
          </table:table-cell>
          <table:table-cell table:formula="of:=IF(AND([.E$6]&lt;=[.B875];[.B875]&lt;=[.E$7]);([.B875]-[.E$6])^2/([.E$8]-[.E$6])*([.E$7]-[.E$6]);1-(([.E$8]-[.B875])^2/([.E$8]-[.E$6])*([.E$8]-[.E$7])))" office:value-type="float" office:value="-2.62673571061679">
            <text:p>-2,6267357106</text:p>
          </table:table-cell>
          <table:table-cell table:formula="of:=([.D875]-[.C875])" office:value-type="float" office:value="-3.48873571061679">
            <text:p>-3,4887357106</text:p>
          </table:table-cell>
          <table:table-cell table:formula="of:=([.D875]-[.C874])" office:value-type="float" office:value="-3.48773571061679">
            <text:p>-3,4877357106</text:p>
          </table:table-cell>
          <table:table-cell/>
        </table:table-row>
        <table:table-row table:style-name="ro1">
          <table:table-cell office:value-type="float" office:value="7.54590912252">
            <text:p>7,5459091225</text:p>
          </table:table-cell>
          <table:table-cell office:value-type="float" office:value="6.91667010618">
            <text:p>6,9166701062</text:p>
          </table:table-cell>
          <table:table-cell table:formula="of:=FREQUENCY([.B$14:.B$1013];[.B876])/1000" office:value-type="float" office:value="0.863">
            <text:p>0,863</text:p>
          </table:table-cell>
          <table:table-cell table:formula="of:=IF(AND([.E$6]&lt;=[.B876];[.B876]&lt;=[.E$7]);([.B876]-[.E$6])^2/([.E$8]-[.E$6])*([.E$7]-[.E$6]);1-(([.E$8]-[.B876])^2/([.E$8]-[.E$6])*([.E$8]-[.E$7])))" office:value-type="float" office:value="-2.61688620540338">
            <text:p>-2,6168862054</text:p>
          </table:table-cell>
          <table:table-cell table:formula="of:=([.D876]-[.C876])" office:value-type="float" office:value="-3.47988620540338">
            <text:p>-3,4798862054</text:p>
          </table:table-cell>
          <table:table-cell table:formula="of:=([.D876]-[.C875])" office:value-type="float" office:value="-3.47888620540338">
            <text:p>-3,4788862054</text:p>
          </table:table-cell>
          <table:table-cell/>
        </table:table-row>
        <table:table-row table:style-name="ro1">
          <table:table-cell office:value-type="float" office:value="4.90395513529">
            <text:p>4,9039551353</text:p>
          </table:table-cell>
          <table:table-cell office:value-type="float" office:value="6.92303381607">
            <text:p>6,9230338161</text:p>
          </table:table-cell>
          <table:table-cell table:formula="of:=FREQUENCY([.B$14:.B$1013];[.B877])/1000" office:value-type="float" office:value="0.864">
            <text:p>0,864</text:p>
          </table:table-cell>
          <table:table-cell table:formula="of:=IF(AND([.E$6]&lt;=[.B877];[.B877]&lt;=[.E$7]);([.B877]-[.E$6])^2/([.E$8]-[.E$6])*([.E$7]-[.E$6]);1-(([.E$8]-[.B877])^2/([.E$8]-[.E$6])*([.E$8]-[.E$7])))" office:value-type="float" office:value="-2.59482377432395">
            <text:p>-2,5948237743</text:p>
          </table:table-cell>
          <table:table-cell table:formula="of:=([.D877]-[.C877])" office:value-type="float" office:value="-3.45882377432395">
            <text:p>-3,4588237743</text:p>
          </table:table-cell>
          <table:table-cell table:formula="of:=([.D877]-[.C876])" office:value-type="float" office:value="-3.45782377432395">
            <text:p>-3,4578237743</text:p>
          </table:table-cell>
          <table:table-cell/>
        </table:table-row>
        <table:table-row table:style-name="ro1">
          <table:table-cell office:value-type="float" office:value="6.5813621253">
            <text:p>6,5813621253</text:p>
          </table:table-cell>
          <table:table-cell office:value-type="float" office:value="6.92556576295">
            <text:p>6,925565763</text:p>
          </table:table-cell>
          <table:table-cell table:formula="of:=FREQUENCY([.B$14:.B$1013];[.B878])/1000" office:value-type="float" office:value="0.865">
            <text:p>0,865</text:p>
          </table:table-cell>
          <table:table-cell table:formula="of:=IF(AND([.E$6]&lt;=[.B878];[.B878]&lt;=[.E$7]);([.B878]-[.E$6])^2/([.E$8]-[.E$6])*([.E$7]-[.E$6]);1-(([.E$8]-[.B878])^2/([.E$8]-[.E$6])*([.E$8]-[.E$7])))" office:value-type="float" office:value="-2.58606450320435">
            <text:p>-2,5860645032</text:p>
          </table:table-cell>
          <table:table-cell table:formula="of:=([.D878]-[.C878])" office:value-type="float" office:value="-3.45106450320435">
            <text:p>-3,4510645032</text:p>
          </table:table-cell>
          <table:table-cell table:formula="of:=([.D878]-[.C877])" office:value-type="float" office:value="-3.45006450320435">
            <text:p>-3,4500645032</text:p>
          </table:table-cell>
          <table:table-cell/>
        </table:table-row>
        <table:table-row table:style-name="ro1">
          <table:table-cell office:value-type="float" office:value="3.50901210091">
            <text:p>3,5090121009</text:p>
          </table:table-cell>
          <table:table-cell office:value-type="float" office:value="6.93616422603">
            <text:p>6,936164226</text:p>
          </table:table-cell>
          <table:table-cell table:formula="of:=FREQUENCY([.B$14:.B$1013];[.B879])/1000" office:value-type="float" office:value="0.866">
            <text:p>0,866</text:p>
          </table:table-cell>
          <table:table-cell table:formula="of:=IF(AND([.E$6]&lt;=[.B879];[.B879]&lt;=[.E$7]);([.B879]-[.E$6])^2/([.E$8]-[.E$6])*([.E$7]-[.E$6]);1-(([.E$8]-[.B879])^2/([.E$8]-[.E$6])*([.E$8]-[.E$7])))" office:value-type="float" office:value="-2.54951508493196">
            <text:p>-2,5495150849</text:p>
          </table:table-cell>
          <table:table-cell table:formula="of:=([.D879]-[.C879])" office:value-type="float" office:value="-3.41551508493196">
            <text:p>-3,4155150849</text:p>
          </table:table-cell>
          <table:table-cell table:formula="of:=([.D879]-[.C878])" office:value-type="float" office:value="-3.41451508493196">
            <text:p>-3,4145150849</text:p>
          </table:table-cell>
          <table:table-cell/>
        </table:table-row>
        <table:table-row table:style-name="ro1">
          <table:table-cell office:value-type="float" office:value="5.90727449587">
            <text:p>5,9072744959</text:p>
          </table:table-cell>
          <table:table-cell office:value-type="float" office:value="6.94246196839">
            <text:p>6,9424619684</text:p>
          </table:table-cell>
          <table:table-cell table:formula="of:=FREQUENCY([.B$14:.B$1013];[.B880])/1000" office:value-type="float" office:value="0.867">
            <text:p>0,867</text:p>
          </table:table-cell>
          <table:table-cell table:formula="of:=IF(AND([.E$6]&lt;=[.B880];[.B880]&lt;=[.E$7]);([.B880]-[.E$6])^2/([.E$8]-[.E$6])*([.E$7]-[.E$6]);1-(([.E$8]-[.B880])^2/([.E$8]-[.E$6])*([.E$8]-[.E$7])))" office:value-type="float" office:value="-2.52788562626796">
            <text:p>-2,5278856263</text:p>
          </table:table-cell>
          <table:table-cell table:formula="of:=([.D880]-[.C880])" office:value-type="float" office:value="-3.39488562626796">
            <text:p>-3,3948856263</text:p>
          </table:table-cell>
          <table:table-cell table:formula="of:=([.D880]-[.C879])" office:value-type="float" office:value="-3.39388562626796">
            <text:p>-3,3938856263</text:p>
          </table:table-cell>
          <table:table-cell/>
        </table:table-row>
        <table:table-row table:style-name="ro1">
          <table:table-cell office:value-type="float" office:value="5.59605757455">
            <text:p>5,5960575746</text:p>
          </table:table-cell>
          <table:table-cell office:value-type="float" office:value="6.94944443988">
            <text:p>6,9494444399</text:p>
          </table:table-cell>
          <table:table-cell table:formula="of:=FREQUENCY([.B$14:.B$1013];[.B881])/1000" office:value-type="float" office:value="0.868">
            <text:p>0,868</text:p>
          </table:table-cell>
          <table:table-cell table:formula="of:=IF(AND([.E$6]&lt;=[.B881];[.B881]&lt;=[.E$7]);([.B881]-[.E$6])^2/([.E$8]-[.E$6])*([.E$7]-[.E$6]);1-(([.E$8]-[.B881])^2/([.E$8]-[.E$6])*([.E$8]-[.E$7])))" office:value-type="float" office:value="-2.50398175428254">
            <text:p>-2,5039817543</text:p>
          </table:table-cell>
          <table:table-cell table:formula="of:=([.D881]-[.C881])" office:value-type="float" office:value="-3.37198175428254">
            <text:p>-3,3719817543</text:p>
          </table:table-cell>
          <table:table-cell table:formula="of:=([.D881]-[.C880])" office:value-type="float" office:value="-3.37098175428254">
            <text:p>-3,3709817543</text:p>
          </table:table-cell>
          <table:table-cell/>
        </table:table-row>
        <table:table-row table:style-name="ro1">
          <table:table-cell office:value-type="float" office:value="5.62900875206">
            <text:p>5,6290087521</text:p>
          </table:table-cell>
          <table:table-cell office:value-type="float" office:value="6.97241099536">
            <text:p>6,9724109954</text:p>
          </table:table-cell>
          <table:table-cell table:formula="of:=FREQUENCY([.B$14:.B$1013];[.B882])/1000" office:value-type="float" office:value="0.869">
            <text:p>0,869</text:p>
          </table:table-cell>
          <table:table-cell table:formula="of:=IF(AND([.E$6]&lt;=[.B882];[.B882]&lt;=[.E$7]);([.B882]-[.E$6])^2/([.E$8]-[.E$6])*([.E$7]-[.E$6]);1-(([.E$8]-[.B882])^2/([.E$8]-[.E$6])*([.E$8]-[.E$7])))" office:value-type="float" office:value="-2.42593097644752">
            <text:p>-2,4259309764</text:p>
          </table:table-cell>
          <table:table-cell table:formula="of:=([.D882]-[.C882])" office:value-type="float" office:value="-3.29493097644752">
            <text:p>-3,2949309764</text:p>
          </table:table-cell>
          <table:table-cell table:formula="of:=([.D882]-[.C881])" office:value-type="float" office:value="-3.29393097644752">
            <text:p>-3,2939309764</text:p>
          </table:table-cell>
          <table:table-cell/>
        </table:table-row>
        <table:table-row table:style-name="ro1">
          <table:table-cell office:value-type="float" office:value="4.68833099727">
            <text:p>4,6883309973</text:p>
          </table:table-cell>
          <table:table-cell office:value-type="float" office:value="6.9774412756">
            <text:p>6,9774412756</text:p>
          </table:table-cell>
          <table:table-cell table:formula="of:=FREQUENCY([.B$14:.B$1013];[.B883])/1000" office:value-type="float" office:value="0.87">
            <text:p>0,87</text:p>
          </table:table-cell>
          <table:table-cell table:formula="of:=IF(AND([.E$6]&lt;=[.B883];[.B883]&lt;=[.E$7]);([.B883]-[.E$6])^2/([.E$8]-[.E$6])*([.E$7]-[.E$6]);1-(([.E$8]-[.B883])^2/([.E$8]-[.E$6])*([.E$8]-[.E$7])))" office:value-type="float" office:value="-2.40895316137213">
            <text:p>-2,4089531614</text:p>
          </table:table-cell>
          <table:table-cell table:formula="of:=([.D883]-[.C883])" office:value-type="float" office:value="-3.27895316137213">
            <text:p>-3,2789531614</text:p>
          </table:table-cell>
          <table:table-cell table:formula="of:=([.D883]-[.C882])" office:value-type="float" office:value="-3.27795316137213">
            <text:p>-3,2779531614</text:p>
          </table:table-cell>
          <table:table-cell/>
        </table:table-row>
        <table:table-row table:style-name="ro1">
          <table:table-cell office:value-type="float" office:value="6.49282405849">
            <text:p>6,4928240585</text:p>
          </table:table-cell>
          <table:table-cell office:value-type="float" office:value="6.98171672832">
            <text:p>6,9817167283</text:p>
          </table:table-cell>
          <table:table-cell table:formula="of:=FREQUENCY([.B$14:.B$1013];[.B884])/1000" office:value-type="float" office:value="0.871">
            <text:p>0,871</text:p>
          </table:table-cell>
          <table:table-cell table:formula="of:=IF(AND([.E$6]&lt;=[.B884];[.B884]&lt;=[.E$7]);([.B884]-[.E$6])^2/([.E$8]-[.E$6])*([.E$7]-[.E$6]);1-(([.E$8]-[.B884])^2/([.E$8]-[.E$6])*([.E$8]-[.E$7])))" office:value-type="float" office:value="-2.3945561372861">
            <text:p>-2,3945561373</text:p>
          </table:table-cell>
          <table:table-cell table:formula="of:=([.D884]-[.C884])" office:value-type="float" office:value="-3.2655561372861">
            <text:p>-3,2655561373</text:p>
          </table:table-cell>
          <table:table-cell table:formula="of:=([.D884]-[.C883])" office:value-type="float" office:value="-3.2645561372861">
            <text:p>-3,2645561373</text:p>
          </table:table-cell>
          <table:table-cell/>
        </table:table-row>
        <table:table-row table:style-name="ro1">
          <table:table-cell office:value-type="float" office:value="7.14808047981">
            <text:p>7,1480804798</text:p>
          </table:table-cell>
          <table:table-cell office:value-type="float" office:value="6.98671634294">
            <text:p>6,9867163429</text:p>
          </table:table-cell>
          <table:table-cell table:formula="of:=FREQUENCY([.B$14:.B$1013];[.B885])/1000" office:value-type="float" office:value="0.872">
            <text:p>0,872</text:p>
          </table:table-cell>
          <table:table-cell table:formula="of:=IF(AND([.E$6]&lt;=[.B885];[.B885]&lt;=[.E$7]);([.B885]-[.E$6])^2/([.E$8]-[.E$6])*([.E$7]-[.E$6]);1-(([.E$8]-[.B885])^2/([.E$8]-[.E$6])*([.E$8]-[.E$7])))" office:value-type="float" office:value="-2.37775923648741">
            <text:p>-2,3777592365</text:p>
          </table:table-cell>
          <table:table-cell table:formula="of:=([.D885]-[.C885])" office:value-type="float" office:value="-3.24975923648741">
            <text:p>-3,2497592365</text:p>
          </table:table-cell>
          <table:table-cell table:formula="of:=([.D885]-[.C884])" office:value-type="float" office:value="-3.24875923648741">
            <text:p>-3,2487592365</text:p>
          </table:table-cell>
          <table:table-cell/>
        </table:table-row>
        <table:table-row table:style-name="ro1">
          <table:table-cell office:value-type="float" office:value="8.36755972565">
            <text:p>8,3675597257</text:p>
          </table:table-cell>
          <table:table-cell office:value-type="float" office:value="6.98789804036">
            <text:p>6,9878980404</text:p>
          </table:table-cell>
          <table:table-cell table:formula="of:=FREQUENCY([.B$14:.B$1013];[.B886])/1000" office:value-type="float" office:value="0.873">
            <text:p>0,873</text:p>
          </table:table-cell>
          <table:table-cell table:formula="of:=IF(AND([.E$6]&lt;=[.B886];[.B886]&lt;=[.E$7]);([.B886]-[.E$6])^2/([.E$8]-[.E$6])*([.E$7]-[.E$6]);1-(([.E$8]-[.B886])^2/([.E$8]-[.E$6])*([.E$8]-[.E$7])))" office:value-type="float" office:value="-2.37379524665594">
            <text:p>-2,3737952467</text:p>
          </table:table-cell>
          <table:table-cell table:formula="of:=([.D886]-[.C886])" office:value-type="float" office:value="-3.24679524665594">
            <text:p>-3,2467952467</text:p>
          </table:table-cell>
          <table:table-cell table:formula="of:=([.D886]-[.C885])" office:value-type="float" office:value="-3.24579524665594">
            <text:p>-3,2457952467</text:p>
          </table:table-cell>
          <table:table-cell/>
        </table:table-row>
        <table:table-row table:style-name="ro1">
          <table:table-cell office:value-type="float" office:value="5.237980633">
            <text:p>5,237980633</text:p>
          </table:table-cell>
          <table:table-cell office:value-type="float" office:value="6.98796469688">
            <text:p>6,9879646969</text:p>
          </table:table-cell>
          <table:table-cell table:formula="of:=FREQUENCY([.B$14:.B$1013];[.B887])/1000" office:value-type="float" office:value="0.874">
            <text:p>0,874</text:p>
          </table:table-cell>
          <table:table-cell table:formula="of:=IF(AND([.E$6]&lt;=[.B887];[.B887]&lt;=[.E$7]);([.B887]-[.E$6])^2/([.E$8]-[.E$6])*([.E$7]-[.E$6]);1-(([.E$8]-[.B887])^2/([.E$8]-[.E$6])*([.E$8]-[.E$7])))" office:value-type="float" office:value="-2.37357171750099">
            <text:p>-2,3735717175</text:p>
          </table:table-cell>
          <table:table-cell table:formula="of:=([.D887]-[.C887])" office:value-type="float" office:value="-3.24757171750099">
            <text:p>-3,2475717175</text:p>
          </table:table-cell>
          <table:table-cell table:formula="of:=([.D887]-[.C886])" office:value-type="float" office:value="-3.24657171750099">
            <text:p>-3,2465717175</text:p>
          </table:table-cell>
          <table:table-cell/>
        </table:table-row>
        <table:table-row table:style-name="ro1">
          <table:table-cell office:value-type="float" office:value="4.96265394198">
            <text:p>4,962653942</text:p>
          </table:table-cell>
          <table:table-cell office:value-type="float" office:value="7.01008686467">
            <text:p>7,0100868647</text:p>
          </table:table-cell>
          <table:table-cell table:formula="of:=FREQUENCY([.B$14:.B$1013];[.B888])/1000" office:value-type="float" office:value="0.875">
            <text:p>0,875</text:p>
          </table:table-cell>
          <table:table-cell table:formula="of:=IF(AND([.E$6]&lt;=[.B888];[.B888]&lt;=[.E$7]);([.B888]-[.E$6])^2/([.E$8]-[.E$6])*([.E$7]-[.E$6]);1-(([.E$8]-[.B888])^2/([.E$8]-[.E$6])*([.E$8]-[.E$7])))" office:value-type="float" office:value="-2.29979523846573">
            <text:p>-2,2997952385</text:p>
          </table:table-cell>
          <table:table-cell table:formula="of:=([.D888]-[.C888])" office:value-type="float" office:value="-3.17479523846573">
            <text:p>-3,1747952385</text:p>
          </table:table-cell>
          <table:table-cell table:formula="of:=([.D888]-[.C887])" office:value-type="float" office:value="-3.17379523846573">
            <text:p>-3,1737952385</text:p>
          </table:table-cell>
          <table:table-cell/>
        </table:table-row>
        <table:table-row table:style-name="ro1">
          <table:table-cell office:value-type="float" office:value="7.79745359738">
            <text:p>7,7974535974</text:p>
          </table:table-cell>
          <table:table-cell office:value-type="float" office:value="7.02766527213">
            <text:p>7,0276652721</text:p>
          </table:table-cell>
          <table:table-cell table:formula="of:=FREQUENCY([.B$14:.B$1013];[.B889])/1000" office:value-type="float" office:value="0.876">
            <text:p>0,876</text:p>
          </table:table-cell>
          <table:table-cell table:formula="of:=IF(AND([.E$6]&lt;=[.B889];[.B889]&lt;=[.E$7]);([.B889]-[.E$6])^2/([.E$8]-[.E$6])*([.E$7]-[.E$6]);1-(([.E$8]-[.B889])^2/([.E$8]-[.E$6])*([.E$8]-[.E$7])))" office:value-type="float" office:value="-2.24175356563502">
            <text:p>-2,2417535656</text:p>
          </table:table-cell>
          <table:table-cell table:formula="of:=([.D889]-[.C889])" office:value-type="float" office:value="-3.11775356563502">
            <text:p>-3,1177535656</text:p>
          </table:table-cell>
          <table:table-cell table:formula="of:=([.D889]-[.C888])" office:value-type="float" office:value="-3.11675356563502">
            <text:p>-3,1167535656</text:p>
          </table:table-cell>
          <table:table-cell/>
        </table:table-row>
        <table:table-row table:style-name="ro1">
          <table:table-cell office:value-type="float" office:value="4.12762378466">
            <text:p>4,1276237847</text:p>
          </table:table-cell>
          <table:table-cell office:value-type="float" office:value="7.03356896695">
            <text:p>7,033568967</text:p>
          </table:table-cell>
          <table:table-cell table:formula="of:=FREQUENCY([.B$14:.B$1013];[.B890])/1000" office:value-type="float" office:value="0.877">
            <text:p>0,877</text:p>
          </table:table-cell>
          <table:table-cell table:formula="of:=IF(AND([.E$6]&lt;=[.B890];[.B890]&lt;=[.E$7]);([.B890]-[.E$6])^2/([.E$8]-[.E$6])*([.E$7]-[.E$6]);1-(([.E$8]-[.B890])^2/([.E$8]-[.E$6])*([.E$8]-[.E$7])))" office:value-type="float" office:value="-2.22237583978508">
            <text:p>-2,2223758398</text:p>
          </table:table-cell>
          <table:table-cell table:formula="of:=([.D890]-[.C890])" office:value-type="float" office:value="-3.09937583978508">
            <text:p>-3,0993758398</text:p>
          </table:table-cell>
          <table:table-cell table:formula="of:=([.D890]-[.C889])" office:value-type="float" office:value="-3.09837583978508">
            <text:p>-3,0983758398</text:p>
          </table:table-cell>
          <table:table-cell/>
        </table:table-row>
        <table:table-row table:style-name="ro1">
          <table:table-cell office:value-type="float" office:value="5.79458205647">
            <text:p>5,7945820565</text:p>
          </table:table-cell>
          <table:table-cell office:value-type="float" office:value="7.03379843389">
            <text:p>7,0337984339</text:p>
          </table:table-cell>
          <table:table-cell table:formula="of:=FREQUENCY([.B$14:.B$1013];[.B891])/1000" office:value-type="float" office:value="0.878">
            <text:p>0,878</text:p>
          </table:table-cell>
          <table:table-cell table:formula="of:=IF(AND([.E$6]&lt;=[.B891];[.B891]&lt;=[.E$7]);([.B891]-[.E$6])^2/([.E$8]-[.E$6])*([.E$7]-[.E$6]);1-(([.E$8]-[.B891])^2/([.E$8]-[.E$6])*([.E$8]-[.E$7])))" office:value-type="float" office:value="-2.22162383214451">
            <text:p>-2,2216238321</text:p>
          </table:table-cell>
          <table:table-cell table:formula="of:=([.D891]-[.C891])" office:value-type="float" office:value="-3.09962383214451">
            <text:p>-3,0996238321</text:p>
          </table:table-cell>
          <table:table-cell table:formula="of:=([.D891]-[.C890])" office:value-type="float" office:value="-3.09862383214451">
            <text:p>-3,0986238321</text:p>
          </table:table-cell>
          <table:table-cell/>
        </table:table-row>
        <table:table-row table:style-name="ro1">
          <table:table-cell office:value-type="float" office:value="4.91786115759">
            <text:p>4,9178611576</text:p>
          </table:table-cell>
          <table:table-cell office:value-type="float" office:value="7.03548483683">
            <text:p>7,0354848368</text:p>
          </table:table-cell>
          <table:table-cell table:formula="of:=FREQUENCY([.B$14:.B$1013];[.B892])/1000" office:value-type="float" office:value="0.879">
            <text:p>0,879</text:p>
          </table:table-cell>
          <table:table-cell table:formula="of:=IF(AND([.E$6]&lt;=[.B892];[.B892]&lt;=[.E$7]);([.B892]-[.E$6])^2/([.E$8]-[.E$6])*([.E$7]-[.E$6]);1-(([.E$8]-[.B892])^2/([.E$8]-[.E$6])*([.E$8]-[.E$7])))" office:value-type="float" office:value="-2.21609985527071">
            <text:p>-2,2160998553</text:p>
          </table:table-cell>
          <table:table-cell table:formula="of:=([.D892]-[.C892])" office:value-type="float" office:value="-3.09509985527071">
            <text:p>-3,0950998553</text:p>
          </table:table-cell>
          <table:table-cell table:formula="of:=([.D892]-[.C891])" office:value-type="float" office:value="-3.09409985527071">
            <text:p>-3,0940998553</text:p>
          </table:table-cell>
          <table:table-cell/>
        </table:table-row>
        <table:table-row table:style-name="ro1">
          <table:table-cell office:value-type="float" office:value="5.19514926523">
            <text:p>5,1951492652</text:p>
          </table:table-cell>
          <table:table-cell office:value-type="float" office:value="7.04638953176">
            <text:p>7,0463895318</text:p>
          </table:table-cell>
          <table:table-cell table:formula="of:=FREQUENCY([.B$14:.B$1013];[.B893])/1000" office:value-type="float" office:value="0.88">
            <text:p>0,88</text:p>
          </table:table-cell>
          <table:table-cell table:formula="of:=IF(AND([.E$6]&lt;=[.B893];[.B893]&lt;=[.E$7]);([.B893]-[.E$6])^2/([.E$8]-[.E$6])*([.E$7]-[.E$6]);1-(([.E$8]-[.B893])^2/([.E$8]-[.E$6])*([.E$8]-[.E$7])))" office:value-type="float" office:value="-2.18049488468076">
            <text:p>-2,1804948847</text:p>
          </table:table-cell>
          <table:table-cell table:formula="of:=([.D893]-[.C893])" office:value-type="float" office:value="-3.06049488468076">
            <text:p>-3,0604948847</text:p>
          </table:table-cell>
          <table:table-cell table:formula="of:=([.D893]-[.C892])" office:value-type="float" office:value="-3.05949488468076">
            <text:p>-3,0594948847</text:p>
          </table:table-cell>
          <table:table-cell/>
        </table:table-row>
        <table:table-row table:style-name="ro1">
          <table:table-cell office:value-type="float" office:value="3.6794803285">
            <text:p>3,6794803285</text:p>
          </table:table-cell>
          <table:table-cell office:value-type="float" office:value="7.0485376972">
            <text:p>7,0485376972</text:p>
          </table:table-cell>
          <table:table-cell table:formula="of:=FREQUENCY([.B$14:.B$1013];[.B894])/1000" office:value-type="float" office:value="0.881">
            <text:p>0,881</text:p>
          </table:table-cell>
          <table:table-cell table:formula="of:=IF(AND([.E$6]&lt;=[.B894];[.B894]&lt;=[.E$7]);([.B894]-[.E$6])^2/([.E$8]-[.E$6])*([.E$7]-[.E$6]);1-(([.E$8]-[.B894])^2/([.E$8]-[.E$6])*([.E$8]-[.E$7])))" office:value-type="float" office:value="-2.17350426604123">
            <text:p>-2,173504266</text:p>
          </table:table-cell>
          <table:table-cell table:formula="of:=([.D894]-[.C894])" office:value-type="float" office:value="-3.05450426604123">
            <text:p>-3,054504266</text:p>
          </table:table-cell>
          <table:table-cell table:formula="of:=([.D894]-[.C893])" office:value-type="float" office:value="-3.05350426604123">
            <text:p>-3,053504266</text:p>
          </table:table-cell>
          <table:table-cell/>
        </table:table-row>
        <table:table-row table:style-name="ro1">
          <table:table-cell office:value-type="float" office:value="4.11693292744">
            <text:p>4,1169329274</text:p>
          </table:table-cell>
          <table:table-cell office:value-type="float" office:value="7.05698139761">
            <text:p>7,0569813976</text:p>
          </table:table-cell>
          <table:table-cell table:formula="of:=FREQUENCY([.B$14:.B$1013];[.B895])/1000" office:value-type="float" office:value="0.882">
            <text:p>0,882</text:p>
          </table:table-cell>
          <table:table-cell table:formula="of:=IF(AND([.E$6]&lt;=[.B895];[.B895]&lt;=[.E$7]);([.B895]-[.E$6])^2/([.E$8]-[.E$6])*([.E$7]-[.E$6]);1-(([.E$8]-[.B895])^2/([.E$8]-[.E$6])*([.E$8]-[.E$7])))" office:value-type="float" office:value="-2.14610107436132">
            <text:p>-2,1461010744</text:p>
          </table:table-cell>
          <table:table-cell table:formula="of:=([.D895]-[.C895])" office:value-type="float" office:value="-3.02810107436132">
            <text:p>-3,0281010744</text:p>
          </table:table-cell>
          <table:table-cell table:formula="of:=([.D895]-[.C894])" office:value-type="float" office:value="-3.02710107436132">
            <text:p>-3,0271010744</text:p>
          </table:table-cell>
          <table:table-cell/>
        </table:table-row>
        <table:table-row table:style-name="ro1">
          <table:table-cell office:value-type="float" office:value="3.81734845947">
            <text:p>3,8173484595</text:p>
          </table:table-cell>
          <table:table-cell office:value-type="float" office:value="7.0720290226">
            <text:p>7,0720290226</text:p>
          </table:table-cell>
          <table:table-cell table:formula="of:=FREQUENCY([.B$14:.B$1013];[.B896])/1000" office:value-type="float" office:value="0.883">
            <text:p>0,883</text:p>
          </table:table-cell>
          <table:table-cell table:formula="of:=IF(AND([.E$6]&lt;=[.B896];[.B896]&lt;=[.E$7]);([.B896]-[.E$6])^2/([.E$8]-[.E$6])*([.E$7]-[.E$6]);1-(([.E$8]-[.B896])^2/([.E$8]-[.E$6])*([.E$8]-[.E$7])))" office:value-type="float" office:value="-2.09756007474726">
            <text:p>-2,0975600747</text:p>
          </table:table-cell>
          <table:table-cell table:formula="of:=([.D896]-[.C896])" office:value-type="float" office:value="-2.98056007474726">
            <text:p>-2,9805600747</text:p>
          </table:table-cell>
          <table:table-cell table:formula="of:=([.D896]-[.C895])" office:value-type="float" office:value="-2.97956007474726">
            <text:p>-2,9795600747</text:p>
          </table:table-cell>
          <table:table-cell/>
        </table:table-row>
        <table:table-row table:style-name="ro1">
          <table:table-cell office:value-type="float" office:value="4.74025115954">
            <text:p>4,7402511595</text:p>
          </table:table-cell>
          <table:table-cell office:value-type="float" office:value="7.09273922321">
            <text:p>7,0927392232</text:p>
          </table:table-cell>
          <table:table-cell table:formula="of:=FREQUENCY([.B$14:.B$1013];[.B897])/1000" office:value-type="float" office:value="0.884">
            <text:p>0,884</text:p>
          </table:table-cell>
          <table:table-cell table:formula="of:=IF(AND([.E$6]&lt;=[.B897];[.B897]&lt;=[.E$7]);([.B897]-[.E$6])^2/([.E$8]-[.E$6])*([.E$7]-[.E$6]);1-(([.E$8]-[.B897])^2/([.E$8]-[.E$6])*([.E$8]-[.E$7])))" office:value-type="float" office:value="-2.031369725568">
            <text:p>-2,0313697256</text:p>
          </table:table-cell>
          <table:table-cell table:formula="of:=([.D897]-[.C897])" office:value-type="float" office:value="-2.915369725568">
            <text:p>-2,9153697256</text:p>
          </table:table-cell>
          <table:table-cell table:formula="of:=([.D897]-[.C896])" office:value-type="float" office:value="-2.914369725568">
            <text:p>-2,9143697256</text:p>
          </table:table-cell>
          <table:table-cell/>
        </table:table-row>
        <table:table-row table:style-name="ro1">
          <table:table-cell office:value-type="float" office:value="4.38303227369">
            <text:p>4,3830322737</text:p>
          </table:table-cell>
          <table:table-cell office:value-type="float" office:value="7.10271220334">
            <text:p>7,1027122033</text:p>
          </table:table-cell>
          <table:table-cell table:formula="of:=FREQUENCY([.B$14:.B$1013];[.B898])/1000" office:value-type="float" office:value="0.885">
            <text:p>0,885</text:p>
          </table:table-cell>
          <table:table-cell table:formula="of:=IF(AND([.E$6]&lt;=[.B898];[.B898]&lt;=[.E$7]);([.B898]-[.E$6])^2/([.E$8]-[.E$6])*([.E$7]-[.E$6]);1-(([.E$8]-[.B898])^2/([.E$8]-[.E$6])*([.E$8]-[.E$7])))" office:value-type="float" office:value="-1.99975081946246">
            <text:p>-1,9997508195</text:p>
          </table:table-cell>
          <table:table-cell table:formula="of:=([.D898]-[.C898])" office:value-type="float" office:value="-2.88475081946246">
            <text:p>-2,8847508195</text:p>
          </table:table-cell>
          <table:table-cell table:formula="of:=([.D898]-[.C897])" office:value-type="float" office:value="-2.88375081946246">
            <text:p>-2,8837508195</text:p>
          </table:table-cell>
          <table:table-cell/>
        </table:table-row>
        <table:table-row table:style-name="ro1">
          <table:table-cell office:value-type="float" office:value="4.78083617028">
            <text:p>4,7808361703</text:p>
          </table:table-cell>
          <table:table-cell office:value-type="float" office:value="7.11449070378">
            <text:p>7,1144907038</text:p>
          </table:table-cell>
          <table:table-cell table:formula="of:=FREQUENCY([.B$14:.B$1013];[.B899])/1000" office:value-type="float" office:value="0.886">
            <text:p>0,886</text:p>
          </table:table-cell>
          <table:table-cell table:formula="of:=IF(AND([.E$6]&lt;=[.B899];[.B899]&lt;=[.E$7]);([.B899]-[.E$6])^2/([.E$8]-[.E$6])*([.E$7]-[.E$6]);1-(([.E$8]-[.B899])^2/([.E$8]-[.E$6])*([.E$8]-[.E$7])))" office:value-type="float" office:value="-1.96262108844337">
            <text:p>-1,9626210884</text:p>
          </table:table-cell>
          <table:table-cell table:formula="of:=([.D899]-[.C899])" office:value-type="float" office:value="-2.84862108844337">
            <text:p>-2,8486210884</text:p>
          </table:table-cell>
          <table:table-cell table:formula="of:=([.D899]-[.C898])" office:value-type="float" office:value="-2.84762108844337">
            <text:p>-2,8476210884</text:p>
          </table:table-cell>
          <table:table-cell/>
        </table:table-row>
        <table:table-row table:style-name="ro1">
          <table:table-cell office:value-type="float" office:value="5.97458312887">
            <text:p>5,9745831289</text:p>
          </table:table-cell>
          <table:table-cell office:value-type="float" office:value="7.11975172024">
            <text:p>7,1197517202</text:p>
          </table:table-cell>
          <table:table-cell table:formula="of:=FREQUENCY([.B$14:.B$1013];[.B900])/1000" office:value-type="float" office:value="0.887">
            <text:p>0,887</text:p>
          </table:table-cell>
          <table:table-cell table:formula="of:=IF(AND([.E$6]&lt;=[.B900];[.B900]&lt;=[.E$7]);([.B900]-[.E$6])^2/([.E$8]-[.E$6])*([.E$7]-[.E$6]);1-(([.E$8]-[.B900])^2/([.E$8]-[.E$6])*([.E$8]-[.E$7])))" office:value-type="float" office:value="-1.94611132795037">
            <text:p>-1,946111328</text:p>
          </table:table-cell>
          <table:table-cell table:formula="of:=([.D900]-[.C900])" office:value-type="float" office:value="-2.83311132795037">
            <text:p>-2,833111328</text:p>
          </table:table-cell>
          <table:table-cell table:formula="of:=([.D900]-[.C899])" office:value-type="float" office:value="-2.83211132795037">
            <text:p>-2,832111328</text:p>
          </table:table-cell>
          <table:table-cell/>
        </table:table-row>
        <table:table-row table:style-name="ro1">
          <table:table-cell office:value-type="float" office:value="6.73905798765">
            <text:p>6,7390579877</text:p>
          </table:table-cell>
          <table:table-cell office:value-type="float" office:value="7.12068278776">
            <text:p>7,1206827878</text:p>
          </table:table-cell>
          <table:table-cell table:formula="of:=FREQUENCY([.B$14:.B$1013];[.B901])/1000" office:value-type="float" office:value="0.888">
            <text:p>0,888</text:p>
          </table:table-cell>
          <table:table-cell table:formula="of:=IF(AND([.E$6]&lt;=[.B901];[.B901]&lt;=[.E$7]);([.B901]-[.E$6])^2/([.E$8]-[.E$6])*([.E$7]-[.E$6]);1-(([.E$8]-[.B901])^2/([.E$8]-[.E$6])*([.E$8]-[.E$7])))" office:value-type="float" office:value="-1.94319432018461">
            <text:p>-1,9431943202</text:p>
          </table:table-cell>
          <table:table-cell table:formula="of:=([.D901]-[.C901])" office:value-type="float" office:value="-2.8311943201846">
            <text:p>-2,8311943202</text:p>
          </table:table-cell>
          <table:table-cell table:formula="of:=([.D901]-[.C900])" office:value-type="float" office:value="-2.83019432018461">
            <text:p>-2,8301943202</text:p>
          </table:table-cell>
          <table:table-cell/>
        </table:table-row>
        <table:table-row table:style-name="ro1">
          <table:table-cell office:value-type="float" office:value="4.83087841603">
            <text:p>4,830878416</text:p>
          </table:table-cell>
          <table:table-cell office:value-type="float" office:value="7.14808047981">
            <text:p>7,1480804798</text:p>
          </table:table-cell>
          <table:table-cell table:formula="of:=FREQUENCY([.B$14:.B$1013];[.B902])/1000" office:value-type="float" office:value="0.889">
            <text:p>0,889</text:p>
          </table:table-cell>
          <table:table-cell table:formula="of:=IF(AND([.E$6]&lt;=[.B902];[.B902]&lt;=[.E$7]);([.B902]-[.E$6])^2/([.E$8]-[.E$6])*([.E$7]-[.E$6]);1-(([.E$8]-[.B902])^2/([.E$8]-[.E$6])*([.E$8]-[.E$7])))" office:value-type="float" office:value="-1.85800492438397">
            <text:p>-1,8580049244</text:p>
          </table:table-cell>
          <table:table-cell table:formula="of:=([.D902]-[.C902])" office:value-type="float" office:value="-2.74700492438397">
            <text:p>-2,7470049244</text:p>
          </table:table-cell>
          <table:table-cell table:formula="of:=([.D902]-[.C901])" office:value-type="float" office:value="-2.74600492438397">
            <text:p>-2,7460049244</text:p>
          </table:table-cell>
          <table:table-cell/>
        </table:table-row>
        <table:table-row table:style-name="ro1">
          <table:table-cell office:value-type="float" office:value="4.4406718824">
            <text:p>4,4406718824</text:p>
          </table:table-cell>
          <table:table-cell office:value-type="float" office:value="7.16576692674">
            <text:p>7,1657669267</text:p>
          </table:table-cell>
          <table:table-cell table:formula="of:=FREQUENCY([.B$14:.B$1013];[.B903])/1000" office:value-type="float" office:value="0.89">
            <text:p>0,89</text:p>
          </table:table-cell>
          <table:table-cell table:formula="of:=IF(AND([.E$6]&lt;=[.B903];[.B903]&lt;=[.E$7]);([.B903]-[.E$6])^2/([.E$8]-[.E$6])*([.E$7]-[.E$6]);1-(([.E$8]-[.B903])^2/([.E$8]-[.E$6])*([.E$8]-[.E$7])))" office:value-type="float" office:value="-1.80367580586735">
            <text:p>-1,8036758059</text:p>
          </table:table-cell>
          <table:table-cell table:formula="of:=([.D903]-[.C903])" office:value-type="float" office:value="-2.69367580586735">
            <text:p>-2,6936758059</text:p>
          </table:table-cell>
          <table:table-cell table:formula="of:=([.D903]-[.C902])" office:value-type="float" office:value="-2.69267580586735">
            <text:p>-2,6926758059</text:p>
          </table:table-cell>
          <table:table-cell/>
        </table:table-row>
        <table:table-row table:style-name="ro1">
          <table:table-cell office:value-type="float" office:value="5.13564431112">
            <text:p>5,1356443111</text:p>
          </table:table-cell>
          <table:table-cell office:value-type="float" office:value="7.17834826156">
            <text:p>7,1783482616</text:p>
          </table:table-cell>
          <table:table-cell table:formula="of:=FREQUENCY([.B$14:.B$1013];[.B904])/1000" office:value-type="float" office:value="0.891">
            <text:p>0,891</text:p>
          </table:table-cell>
          <table:table-cell table:formula="of:=IF(AND([.E$6]&lt;=[.B904];[.B904]&lt;=[.E$7]);([.B904]-[.E$6])^2/([.E$8]-[.E$6])*([.E$7]-[.E$6]);1-(([.E$8]-[.B904])^2/([.E$8]-[.E$6])*([.E$8]-[.E$7])))" office:value-type="float" office:value="-1.76534588013456">
            <text:p>-1,7653458801</text:p>
          </table:table-cell>
          <table:table-cell table:formula="of:=([.D904]-[.C904])" office:value-type="float" office:value="-2.65634588013456">
            <text:p>-2,6563458801</text:p>
          </table:table-cell>
          <table:table-cell table:formula="of:=([.D904]-[.C903])" office:value-type="float" office:value="-2.65534588013456">
            <text:p>-2,6553458801</text:p>
          </table:table-cell>
          <table:table-cell/>
        </table:table-row>
        <table:table-row table:style-name="ro1">
          <table:table-cell office:value-type="float" office:value="5.54873001383">
            <text:p>5,5487300138</text:p>
          </table:table-cell>
          <table:table-cell office:value-type="float" office:value="7.19071579151">
            <text:p>7,1907157915</text:p>
          </table:table-cell>
          <table:table-cell table:formula="of:=FREQUENCY([.B$14:.B$1013];[.B905])/1000" office:value-type="float" office:value="0.892">
            <text:p>0,892</text:p>
          </table:table-cell>
          <table:table-cell table:formula="of:=IF(AND([.E$6]&lt;=[.B905];[.B905]&lt;=[.E$7]);([.B905]-[.E$6])^2/([.E$8]-[.E$6])*([.E$7]-[.E$6]);1-(([.E$8]-[.B905])^2/([.E$8]-[.E$6])*([.E$8]-[.E$7])))" office:value-type="float" office:value="-1.72792445590941">
            <text:p>-1,7279244559</text:p>
          </table:table-cell>
          <table:table-cell table:formula="of:=([.D905]-[.C905])" office:value-type="float" office:value="-2.61992445590941">
            <text:p>-2,6199244559</text:p>
          </table:table-cell>
          <table:table-cell table:formula="of:=([.D905]-[.C904])" office:value-type="float" office:value="-2.61892445590941">
            <text:p>-2,6189244559</text:p>
          </table:table-cell>
          <table:table-cell/>
        </table:table-row>
        <table:table-row table:style-name="ro1">
          <table:table-cell office:value-type="float" office:value="3.84921896163">
            <text:p>3,8492189616</text:p>
          </table:table-cell>
          <table:table-cell office:value-type="float" office:value="7.21259057335">
            <text:p>7,2125905734</text:p>
          </table:table-cell>
          <table:table-cell table:formula="of:=FREQUENCY([.B$14:.B$1013];[.B906])/1000" office:value-type="float" office:value="0.893">
            <text:p>0,893</text:p>
          </table:table-cell>
          <table:table-cell table:formula="of:=IF(AND([.E$6]&lt;=[.B906];[.B906]&lt;=[.E$7]);([.B906]-[.E$6])^2/([.E$8]-[.E$6])*([.E$7]-[.E$6]);1-(([.E$8]-[.B906])^2/([.E$8]-[.E$6])*([.E$8]-[.E$7])))" office:value-type="float" office:value="-1.6623603820644">
            <text:p>-1,6623603821</text:p>
          </table:table-cell>
          <table:table-cell table:formula="of:=([.D906]-[.C906])" office:value-type="float" office:value="-2.5553603820644">
            <text:p>-2,5553603821</text:p>
          </table:table-cell>
          <table:table-cell table:formula="of:=([.D906]-[.C905])" office:value-type="float" office:value="-2.5543603820644">
            <text:p>-2,5543603821</text:p>
          </table:table-cell>
          <table:table-cell/>
        </table:table-row>
        <table:table-row table:style-name="ro1">
          <table:table-cell office:value-type="float" office:value="6.78335540358">
            <text:p>6,7833554036</text:p>
          </table:table-cell>
          <table:table-cell office:value-type="float" office:value="7.21712003353">
            <text:p>7,2171200335</text:p>
          </table:table-cell>
          <table:table-cell table:formula="of:=FREQUENCY([.B$14:.B$1013];[.B907])/1000" office:value-type="float" office:value="0.894">
            <text:p>0,894</text:p>
          </table:table-cell>
          <table:table-cell table:formula="of:=IF(AND([.E$6]&lt;=[.B907];[.B907]&lt;=[.E$7]);([.B907]-[.E$6])^2/([.E$8]-[.E$6])*([.E$7]-[.E$6]);1-(([.E$8]-[.B907])^2/([.E$8]-[.E$6])*([.E$8]-[.E$7])))" office:value-type="float" office:value="-1.64888414570006">
            <text:p>-1,6488841457</text:p>
          </table:table-cell>
          <table:table-cell table:formula="of:=([.D907]-[.C907])" office:value-type="float" office:value="-2.54288414570006">
            <text:p>-2,5428841457</text:p>
          </table:table-cell>
          <table:table-cell table:formula="of:=([.D907]-[.C906])" office:value-type="float" office:value="-2.54188414570006">
            <text:p>-2,5418841457</text:p>
          </table:table-cell>
          <table:table-cell/>
        </table:table-row>
        <table:table-row table:style-name="ro1">
          <table:table-cell office:value-type="float" office:value="5.10363856378">
            <text:p>5,1036385638</text:p>
          </table:table-cell>
          <table:table-cell office:value-type="float" office:value="7.21823189964">
            <text:p>7,2182318996</text:p>
          </table:table-cell>
          <table:table-cell table:formula="of:=FREQUENCY([.B$14:.B$1013];[.B908])/1000" office:value-type="float" office:value="0.895">
            <text:p>0,895</text:p>
          </table:table-cell>
          <table:table-cell table:formula="of:=IF(AND([.E$6]&lt;=[.B908];[.B908]&lt;=[.E$7]);([.B908]-[.E$6])^2/([.E$8]-[.E$6])*([.E$7]-[.E$6]);1-(([.E$8]-[.B908])^2/([.E$8]-[.E$6])*([.E$8]-[.E$7])))" office:value-type="float" office:value="-1.64558130288374">
            <text:p>-1,6455813029</text:p>
          </table:table-cell>
          <table:table-cell table:formula="of:=([.D908]-[.C908])" office:value-type="float" office:value="-2.54058130288374">
            <text:p>-2,5405813029</text:p>
          </table:table-cell>
          <table:table-cell table:formula="of:=([.D908]-[.C907])" office:value-type="float" office:value="-2.53958130288374">
            <text:p>-2,5395813029</text:p>
          </table:table-cell>
          <table:table-cell/>
        </table:table-row>
        <table:table-row table:style-name="ro1">
          <table:table-cell office:value-type="float" office:value="7.62936346592">
            <text:p>7,6293634659</text:p>
          </table:table-cell>
          <table:table-cell office:value-type="float" office:value="7.22531204856">
            <text:p>7,2253120486</text:p>
          </table:table-cell>
          <table:table-cell table:formula="of:=FREQUENCY([.B$14:.B$1013];[.B909])/1000" office:value-type="float" office:value="0.896">
            <text:p>0,896</text:p>
          </table:table-cell>
          <table:table-cell table:formula="of:=IF(AND([.E$6]&lt;=[.B909];[.B909]&lt;=[.E$7]);([.B909]-[.E$6])^2/([.E$8]-[.E$6])*([.E$7]-[.E$6]);1-(([.E$8]-[.B909])^2/([.E$8]-[.E$6])*([.E$8]-[.E$7])))" office:value-type="float" office:value="-1.62459777082192">
            <text:p>-1,6245977708</text:p>
          </table:table-cell>
          <table:table-cell table:formula="of:=([.D909]-[.C909])" office:value-type="float" office:value="-2.52059777082192">
            <text:p>-2,5205977708</text:p>
          </table:table-cell>
          <table:table-cell table:formula="of:=([.D909]-[.C908])" office:value-type="float" office:value="-2.51959777082192">
            <text:p>-2,5195977708</text:p>
          </table:table-cell>
          <table:table-cell/>
        </table:table-row>
        <table:table-row table:style-name="ro1">
          <table:table-cell office:value-type="float" office:value="3.84673394743">
            <text:p>3,8467339474</text:p>
          </table:table-cell>
          <table:table-cell office:value-type="float" office:value="7.22745367219">
            <text:p>7,2274536722</text:p>
          </table:table-cell>
          <table:table-cell table:formula="of:=FREQUENCY([.B$14:.B$1013];[.B910])/1000" office:value-type="float" office:value="0.897">
            <text:p>0,897</text:p>
          </table:table-cell>
          <table:table-cell table:formula="of:=IF(AND([.E$6]&lt;=[.B910];[.B910]&lt;=[.E$7]);([.B910]-[.E$6])^2/([.E$8]-[.E$6])*([.E$7]-[.E$6]);1-(([.E$8]-[.B910])^2/([.E$8]-[.E$6])*([.E$8]-[.E$7])))" office:value-type="float" office:value="-1.61826707019393">
            <text:p>-1,6182670702</text:p>
          </table:table-cell>
          <table:table-cell table:formula="of:=([.D910]-[.C910])" office:value-type="float" office:value="-2.51526707019393">
            <text:p>-2,5152670702</text:p>
          </table:table-cell>
          <table:table-cell table:formula="of:=([.D910]-[.C909])" office:value-type="float" office:value="-2.51426707019393">
            <text:p>-2,5142670702</text:p>
          </table:table-cell>
          <table:table-cell/>
        </table:table-row>
        <table:table-row table:style-name="ro1">
          <table:table-cell office:value-type="float" office:value="7.84215839577">
            <text:p>7,8421583958</text:p>
          </table:table-cell>
          <table:table-cell office:value-type="float" office:value="7.23773874086">
            <text:p>7,2377387409</text:p>
          </table:table-cell>
          <table:table-cell table:formula="of:=FREQUENCY([.B$14:.B$1013];[.B911])/1000" office:value-type="float" office:value="0.898">
            <text:p>0,898</text:p>
          </table:table-cell>
          <table:table-cell table:formula="of:=IF(AND([.E$6]&lt;=[.B911];[.B911]&lt;=[.E$7]);([.B911]-[.E$6])^2/([.E$8]-[.E$6])*([.E$7]-[.E$6]);1-(([.E$8]-[.B911])^2/([.E$8]-[.E$6])*([.E$8]-[.E$7])))" office:value-type="float" office:value="-1.58797062122141">
            <text:p>-1,5879706212</text:p>
          </table:table-cell>
          <table:table-cell table:formula="of:=([.D911]-[.C911])" office:value-type="float" office:value="-2.48597062122141">
            <text:p>-2,4859706212</text:p>
          </table:table-cell>
          <table:table-cell table:formula="of:=([.D911]-[.C910])" office:value-type="float" office:value="-2.48497062122141">
            <text:p>-2,4849706212</text:p>
          </table:table-cell>
          <table:table-cell/>
        </table:table-row>
        <table:table-row table:style-name="ro1">
          <table:table-cell office:value-type="float" office:value="4.61090759725">
            <text:p>4,6109075973</text:p>
          </table:table-cell>
          <table:table-cell office:value-type="float" office:value="7.24675860189">
            <text:p>7,2467586019</text:p>
          </table:table-cell>
          <table:table-cell table:formula="of:=FREQUENCY([.B$14:.B$1013];[.B912])/1000" office:value-type="float" office:value="0.899">
            <text:p>0,899</text:p>
          </table:table-cell>
          <table:table-cell table:formula="of:=IF(AND([.E$6]&lt;=[.B912];[.B912]&lt;=[.E$7]);([.B912]-[.E$6])^2/([.E$8]-[.E$6])*([.E$7]-[.E$6]);1-(([.E$8]-[.B912])^2/([.E$8]-[.E$6])*([.E$8]-[.E$7])))" office:value-type="float" office:value="-1.56154616670559">
            <text:p>-1,5615461667</text:p>
          </table:table-cell>
          <table:table-cell table:formula="of:=([.D912]-[.C912])" office:value-type="float" office:value="-2.46054616670559">
            <text:p>-2,4605461667</text:p>
          </table:table-cell>
          <table:table-cell table:formula="of:=([.D912]-[.C911])" office:value-type="float" office:value="-2.45954616670559">
            <text:p>-2,4595461667</text:p>
          </table:table-cell>
          <table:table-cell/>
        </table:table-row>
        <table:table-row table:style-name="ro1">
          <table:table-cell office:value-type="float" office:value="7.65182479138">
            <text:p>7,6518247914</text:p>
          </table:table-cell>
          <table:table-cell office:value-type="float" office:value="7.26390339471">
            <text:p>7,2639033947</text:p>
          </table:table-cell>
          <table:table-cell table:formula="of:=FREQUENCY([.B$14:.B$1013];[.B913])/1000" office:value-type="float" office:value="0.9">
            <text:p>0,9</text:p>
          </table:table-cell>
          <table:table-cell table:formula="of:=IF(AND([.E$6]&lt;=[.B913];[.B913]&lt;=[.E$7]);([.B913]-[.E$6])^2/([.E$8]-[.E$6])*([.E$7]-[.E$6]);1-(([.E$8]-[.B913])^2/([.E$8]-[.E$6])*([.E$8]-[.E$7])))" office:value-type="float" office:value="-1.51169285241622">
            <text:p>-1,5116928524</text:p>
          </table:table-cell>
          <table:table-cell table:formula="of:=([.D913]-[.C913])" office:value-type="float" office:value="-2.41169285241622">
            <text:p>-2,4116928524</text:p>
          </table:table-cell>
          <table:table-cell table:formula="of:=([.D913]-[.C912])" office:value-type="float" office:value="-2.41069285241622">
            <text:p>-2,4106928524</text:p>
          </table:table-cell>
          <table:table-cell/>
        </table:table-row>
        <table:table-row table:style-name="ro1">
          <table:table-cell office:value-type="float" office:value="6.11823184784">
            <text:p>6,1182318478</text:p>
          </table:table-cell>
          <table:table-cell office:value-type="float" office:value="7.26716951503">
            <text:p>7,267169515</text:p>
          </table:table-cell>
          <table:table-cell table:formula="of:=FREQUENCY([.B$14:.B$1013];[.B914])/1000" office:value-type="float" office:value="0.901">
            <text:p>0,901</text:p>
          </table:table-cell>
          <table:table-cell table:formula="of:=IF(AND([.E$6]&lt;=[.B914];[.B914]&lt;=[.E$7]);([.B914]-[.E$6])^2/([.E$8]-[.E$6])*([.E$7]-[.E$6]);1-(([.E$8]-[.B914])^2/([.E$8]-[.E$6])*([.E$8]-[.E$7])))" office:value-type="float" office:value="-1.5022512413678">
            <text:p>-1,5022512414</text:p>
          </table:table-cell>
          <table:table-cell table:formula="of:=([.D914]-[.C914])" office:value-type="float" office:value="-2.4032512413678">
            <text:p>-2,4032512414</text:p>
          </table:table-cell>
          <table:table-cell table:formula="of:=([.D914]-[.C913])" office:value-type="float" office:value="-2.4022512413678">
            <text:p>-2,4022512414</text:p>
          </table:table-cell>
          <table:table-cell/>
        </table:table-row>
        <table:table-row table:style-name="ro1">
          <table:table-cell office:value-type="float" office:value="8.19228224725">
            <text:p>8,1922822473</text:p>
          </table:table-cell>
          <table:table-cell office:value-type="float" office:value="7.26746446359">
            <text:p>7,2674644636</text:p>
          </table:table-cell>
          <table:table-cell table:formula="of:=FREQUENCY([.B$14:.B$1013];[.B915])/1000" office:value-type="float" office:value="0.902">
            <text:p>0,902</text:p>
          </table:table-cell>
          <table:table-cell table:formula="of:=IF(AND([.E$6]&lt;=[.B915];[.B915]&lt;=[.E$7]);([.B915]-[.E$6])^2/([.E$8]-[.E$6])*([.E$7]-[.E$6]);1-(([.E$8]-[.B915])^2/([.E$8]-[.E$6])*([.E$8]-[.E$7])))" office:value-type="float" office:value="-1.50139948743624">
            <text:p>-1,5013994874</text:p>
          </table:table-cell>
          <table:table-cell table:formula="of:=([.D915]-[.C915])" office:value-type="float" office:value="-2.40339948743624">
            <text:p>-2,4033994874</text:p>
          </table:table-cell>
          <table:table-cell table:formula="of:=([.D915]-[.C914])" office:value-type="float" office:value="-2.40239948743624">
            <text:p>-2,4023994874</text:p>
          </table:table-cell>
          <table:table-cell/>
        </table:table-row>
        <table:table-row table:style-name="ro1">
          <table:table-cell office:value-type="float" office:value="4.79322036275">
            <text:p>4,7932203628</text:p>
          </table:table-cell>
          <table:table-cell office:value-type="float" office:value="7.27316879012">
            <text:p>7,2731687901</text:p>
          </table:table-cell>
          <table:table-cell table:formula="of:=FREQUENCY([.B$14:.B$1013];[.B916])/1000" office:value-type="float" office:value="0.903">
            <text:p>0,903</text:p>
          </table:table-cell>
          <table:table-cell table:formula="of:=IF(AND([.E$6]&lt;=[.B916];[.B916]&lt;=[.E$7]);([.B916]-[.E$6])^2/([.E$8]-[.E$6])*([.E$7]-[.E$6]);1-(([.E$8]-[.B916])^2/([.E$8]-[.E$6])*([.E$8]-[.E$7])))" office:value-type="float" office:value="-1.48495502284635">
            <text:p>-1,4849550228</text:p>
          </table:table-cell>
          <table:table-cell table:formula="of:=([.D916]-[.C916])" office:value-type="float" office:value="-2.38795502284635">
            <text:p>-2,3879550228</text:p>
          </table:table-cell>
          <table:table-cell table:formula="of:=([.D916]-[.C915])" office:value-type="float" office:value="-2.38695502284635">
            <text:p>-2,3869550228</text:p>
          </table:table-cell>
          <table:table-cell/>
        </table:table-row>
        <table:table-row table:style-name="ro1">
          <table:table-cell office:value-type="float" office:value="6.4953346825">
            <text:p>6,4953346825</text:p>
          </table:table-cell>
          <table:table-cell office:value-type="float" office:value="7.27478296701">
            <text:p>7,274782967</text:p>
          </table:table-cell>
          <table:table-cell table:formula="of:=FREQUENCY([.B$14:.B$1013];[.B917])/1000" office:value-type="float" office:value="0.904">
            <text:p>0,904</text:p>
          </table:table-cell>
          <table:table-cell table:formula="of:=IF(AND([.E$6]&lt;=[.B917];[.B917]&lt;=[.E$7]);([.B917]-[.E$6])^2/([.E$8]-[.E$6])*([.E$7]-[.E$6]);1-(([.E$8]-[.B917])^2/([.E$8]-[.E$6])*([.E$8]-[.E$7])))" office:value-type="float" office:value="-1.48031150909902">
            <text:p>-1,4803115091</text:p>
          </table:table-cell>
          <table:table-cell table:formula="of:=([.D917]-[.C917])" office:value-type="float" office:value="-2.38431150909901">
            <text:p>-2,3843115091</text:p>
          </table:table-cell>
          <table:table-cell table:formula="of:=([.D917]-[.C916])" office:value-type="float" office:value="-2.38331150909901">
            <text:p>-2,3833115091</text:p>
          </table:table-cell>
          <table:table-cell/>
        </table:table-row>
        <table:table-row table:style-name="ro1">
          <table:table-cell office:value-type="float" office:value="6.13027791009">
            <text:p>6,1302779101</text:p>
          </table:table-cell>
          <table:table-cell office:value-type="float" office:value="7.28901375698">
            <text:p>7,289013757</text:p>
          </table:table-cell>
          <table:table-cell table:formula="of:=FREQUENCY([.B$14:.B$1013];[.B918])/1000" office:value-type="float" office:value="0.905">
            <text:p>0,905</text:p>
          </table:table-cell>
          <table:table-cell table:formula="of:=IF(AND([.E$6]&lt;=[.B918];[.B918]&lt;=[.E$7]);([.B918]-[.E$6])^2/([.E$8]-[.E$6])*([.E$7]-[.E$6]);1-(([.E$8]-[.B918])^2/([.E$8]-[.E$6])*([.E$8]-[.E$7])))" office:value-type="float" office:value="-1.43956160316975">
            <text:p>-1,4395616032</text:p>
          </table:table-cell>
          <table:table-cell table:formula="of:=([.D918]-[.C918])" office:value-type="float" office:value="-2.34456160316974">
            <text:p>-2,3445616032</text:p>
          </table:table-cell>
          <table:table-cell table:formula="of:=([.D918]-[.C917])" office:value-type="float" office:value="-2.34356160316974">
            <text:p>-2,3435616032</text:p>
          </table:table-cell>
          <table:table-cell/>
        </table:table-row>
        <table:table-row table:style-name="ro1">
          <table:table-cell office:value-type="float" office:value="3.55569101285">
            <text:p>3,5556910129</text:p>
          </table:table-cell>
          <table:table-cell office:value-type="float" office:value="7.29403549967">
            <text:p>7,2940354997</text:p>
          </table:table-cell>
          <table:table-cell table:formula="of:=FREQUENCY([.B$14:.B$1013];[.B919])/1000" office:value-type="float" office:value="0.906">
            <text:p>0,906</text:p>
          </table:table-cell>
          <table:table-cell table:formula="of:=IF(AND([.E$6]&lt;=[.B919];[.B919]&lt;=[.E$7]);([.B919]-[.E$6])^2/([.E$8]-[.E$6])*([.E$7]-[.E$6]);1-(([.E$8]-[.B919])^2/([.E$8]-[.E$6])*([.E$8]-[.E$7])))" office:value-type="float" office:value="-1.42526239698849">
            <text:p>-1,425262397</text:p>
          </table:table-cell>
          <table:table-cell table:formula="of:=([.D919]-[.C919])" office:value-type="float" office:value="-2.33126239698849">
            <text:p>-2,331262397</text:p>
          </table:table-cell>
          <table:table-cell table:formula="of:=([.D919]-[.C918])" office:value-type="float" office:value="-2.33026239698849">
            <text:p>-2,330262397</text:p>
          </table:table-cell>
          <table:table-cell/>
        </table:table-row>
        <table:table-row table:style-name="ro1">
          <table:table-cell office:value-type="float" office:value="5.94385733041">
            <text:p>5,9438573304</text:p>
          </table:table-cell>
          <table:table-cell office:value-type="float" office:value="7.3177150362">
            <text:p>7,3177150362</text:p>
          </table:table-cell>
          <table:table-cell table:formula="of:=FREQUENCY([.B$14:.B$1013];[.B920])/1000" office:value-type="float" office:value="0.907">
            <text:p>0,907</text:p>
          </table:table-cell>
          <table:table-cell table:formula="of:=IF(AND([.E$6]&lt;=[.B920];[.B920]&lt;=[.E$7]);([.B920]-[.E$6])^2/([.E$8]-[.E$6])*([.E$7]-[.E$6]);1-(([.E$8]-[.B920])^2/([.E$8]-[.E$6])*([.E$8]-[.E$7])))" office:value-type="float" office:value="-1.35840224952297">
            <text:p>-1,3584022495</text:p>
          </table:table-cell>
          <table:table-cell table:formula="of:=([.D920]-[.C920])" office:value-type="float" office:value="-2.26540224952297">
            <text:p>-2,2654022495</text:p>
          </table:table-cell>
          <table:table-cell table:formula="of:=([.D920]-[.C919])" office:value-type="float" office:value="-2.26440224952297">
            <text:p>-2,2644022495</text:p>
          </table:table-cell>
          <table:table-cell/>
        </table:table-row>
        <table:table-row table:style-name="ro1">
          <table:table-cell office:value-type="float" office:value="8.02462153872">
            <text:p>8,0246215387</text:p>
          </table:table-cell>
          <table:table-cell office:value-type="float" office:value="7.35219055514">
            <text:p>7,3521905551</text:p>
          </table:table-cell>
          <table:table-cell table:formula="of:=FREQUENCY([.B$14:.B$1013];[.B921])/1000" office:value-type="float" office:value="0.908">
            <text:p>0,908</text:p>
          </table:table-cell>
          <table:table-cell table:formula="of:=IF(AND([.E$6]&lt;=[.B921];[.B921]&lt;=[.E$7]);([.B921]-[.E$6])^2/([.E$8]-[.E$6])*([.E$7]-[.E$6]);1-(([.E$8]-[.B921])^2/([.E$8]-[.E$6])*([.E$8]-[.E$7])))" office:value-type="float" office:value="-1.26272997214152">
            <text:p>-1,2627299721</text:p>
          </table:table-cell>
          <table:table-cell table:formula="of:=([.D921]-[.C921])" office:value-type="float" office:value="-2.17072997214152">
            <text:p>-2,1707299721</text:p>
          </table:table-cell>
          <table:table-cell table:formula="of:=([.D921]-[.C920])" office:value-type="float" office:value="-2.16972997214152">
            <text:p>-2,1697299721</text:p>
          </table:table-cell>
          <table:table-cell/>
        </table:table-row>
        <table:table-row table:style-name="ro1">
          <table:table-cell office:value-type="float" office:value="4.7549701795">
            <text:p>4,7549701795</text:p>
          </table:table-cell>
          <table:table-cell office:value-type="float" office:value="7.3595869066">
            <text:p>7,3595869066</text:p>
          </table:table-cell>
          <table:table-cell table:formula="of:=FREQUENCY([.B$14:.B$1013];[.B922])/1000" office:value-type="float" office:value="0.909">
            <text:p>0,909</text:p>
          </table:table-cell>
          <table:table-cell table:formula="of:=IF(AND([.E$6]&lt;=[.B922];[.B922]&lt;=[.E$7]);([.B922]-[.E$6])^2/([.E$8]-[.E$6])*([.E$7]-[.E$6]);1-(([.E$8]-[.B922])^2/([.E$8]-[.E$6])*([.E$8]-[.E$7])))" office:value-type="float" office:value="-1.24246259749847">
            <text:p>-1,2424625975</text:p>
          </table:table-cell>
          <table:table-cell table:formula="of:=([.D922]-[.C922])" office:value-type="float" office:value="-2.15146259749847">
            <text:p>-2,1514625975</text:p>
          </table:table-cell>
          <table:table-cell table:formula="of:=([.D922]-[.C921])" office:value-type="float" office:value="-2.15046259749846">
            <text:p>-2,1504625975</text:p>
          </table:table-cell>
          <table:table-cell/>
        </table:table-row>
        <table:table-row table:style-name="ro1">
          <table:table-cell office:value-type="float" office:value="6.23540746773">
            <text:p>6,2354074677</text:p>
          </table:table-cell>
          <table:table-cell office:value-type="float" office:value="7.36791733472">
            <text:p>7,3679173347</text:p>
          </table:table-cell>
          <table:table-cell table:formula="of:=FREQUENCY([.B$14:.B$1013];[.B923])/1000" office:value-type="float" office:value="0.91">
            <text:p>0,91</text:p>
          </table:table-cell>
          <table:table-cell table:formula="of:=IF(AND([.E$6]&lt;=[.B923];[.B923]&lt;=[.E$7]);([.B923]-[.E$6])^2/([.E$8]-[.E$6])*([.E$7]-[.E$6]);1-(([.E$8]-[.B923])^2/([.E$8]-[.E$6])*([.E$8]-[.E$7])))" office:value-type="float" office:value="-1.21974485525622">
            <text:p>-1,2197448553</text:p>
          </table:table-cell>
          <table:table-cell table:formula="of:=([.D923]-[.C923])" office:value-type="float" office:value="-2.12974485525622">
            <text:p>-2,1297448553</text:p>
          </table:table-cell>
          <table:table-cell table:formula="of:=([.D923]-[.C922])" office:value-type="float" office:value="-2.12874485525623">
            <text:p>-2,1287448553</text:p>
          </table:table-cell>
          <table:table-cell/>
        </table:table-row>
        <table:table-row table:style-name="ro1">
          <table:table-cell office:value-type="float" office:value="5.03091896594">
            <text:p>5,0309189659</text:p>
          </table:table-cell>
          <table:table-cell office:value-type="float" office:value="7.37810253782">
            <text:p>7,3781025378</text:p>
          </table:table-cell>
          <table:table-cell table:formula="of:=FREQUENCY([.B$14:.B$1013];[.B924])/1000" office:value-type="float" office:value="0.911">
            <text:p>0,911</text:p>
          </table:table-cell>
          <table:table-cell table:formula="of:=IF(AND([.E$6]&lt;=[.B924];[.B924]&lt;=[.E$7]);([.B924]-[.E$6])^2/([.E$8]-[.E$6])*([.E$7]-[.E$6]);1-(([.E$8]-[.B924])^2/([.E$8]-[.E$6])*([.E$8]-[.E$7])))" office:value-type="float" office:value="-1.19212614818827">
            <text:p>-1,1921261482</text:p>
          </table:table-cell>
          <table:table-cell table:formula="of:=([.D924]-[.C924])" office:value-type="float" office:value="-2.10312614818827">
            <text:p>-2,1031261482</text:p>
          </table:table-cell>
          <table:table-cell table:formula="of:=([.D924]-[.C923])" office:value-type="float" office:value="-2.10212614818827">
            <text:p>-2,1021261482</text:p>
          </table:table-cell>
          <table:table-cell/>
        </table:table-row>
        <table:table-row table:style-name="ro1">
          <table:table-cell office:value-type="float" office:value="7.37810253782">
            <text:p>7,3781025378</text:p>
          </table:table-cell>
          <table:table-cell office:value-type="float" office:value="7.37932858239">
            <text:p>7,3793285824</text:p>
          </table:table-cell>
          <table:table-cell table:formula="of:=FREQUENCY([.B$14:.B$1013];[.B925])/1000" office:value-type="float" office:value="0.912">
            <text:p>0,912</text:p>
          </table:table-cell>
          <table:table-cell table:formula="of:=IF(AND([.E$6]&lt;=[.B925];[.B925]&lt;=[.E$7]);([.B925]-[.E$6])^2/([.E$8]-[.E$6])*([.E$7]-[.E$6]);1-(([.E$8]-[.B925])^2/([.E$8]-[.E$6])*([.E$8]-[.E$7])))" office:value-type="float" office:value="-1.18881320321501">
            <text:p>-1,1888132032</text:p>
          </table:table-cell>
          <table:table-cell table:formula="of:=([.D925]-[.C925])" office:value-type="float" office:value="-2.100813203215">
            <text:p>-2,1008132032</text:p>
          </table:table-cell>
          <table:table-cell table:formula="of:=([.D925]-[.C924])" office:value-type="float" office:value="-2.099813203215">
            <text:p>-2,0998132032</text:p>
          </table:table-cell>
          <table:table-cell/>
        </table:table-row>
        <table:table-row table:style-name="ro1">
          <table:table-cell office:value-type="float" office:value="3.55582537743">
            <text:p>3,5558253774</text:p>
          </table:table-cell>
          <table:table-cell office:value-type="float" office:value="7.38057359902">
            <text:p>7,380573599</text:p>
          </table:table-cell>
          <table:table-cell table:formula="of:=FREQUENCY([.B$14:.B$1013];[.B926])/1000" office:value-type="float" office:value="0.913">
            <text:p>0,913</text:p>
          </table:table-cell>
          <table:table-cell table:formula="of:=IF(AND([.E$6]&lt;=[.B926];[.B926]&lt;=[.E$7]);([.B926]-[.E$6])^2/([.E$8]-[.E$6])*([.E$7]-[.E$6]);1-(([.E$8]-[.B926])^2/([.E$8]-[.E$6])*([.E$8]-[.E$7])))" office:value-type="float" office:value="-1.18545155682586">
            <text:p>-1,1854515568</text:p>
          </table:table-cell>
          <table:table-cell table:formula="of:=([.D926]-[.C926])" office:value-type="float" office:value="-2.09845155682586">
            <text:p>-2,0984515568</text:p>
          </table:table-cell>
          <table:table-cell table:formula="of:=([.D926]-[.C925])" office:value-type="float" office:value="-2.09745155682586">
            <text:p>-2,0974515568</text:p>
          </table:table-cell>
          <table:table-cell/>
        </table:table-row>
        <table:table-row table:style-name="ro1">
          <table:table-cell office:value-type="float" office:value="5.7225610241">
            <text:p>5,7225610241</text:p>
          </table:table-cell>
          <table:table-cell office:value-type="float" office:value="7.38138727553">
            <text:p>7,3813872755</text:p>
          </table:table-cell>
          <table:table-cell table:formula="of:=FREQUENCY([.B$14:.B$1013];[.B927])/1000" office:value-type="float" office:value="0.914">
            <text:p>0,914</text:p>
          </table:table-cell>
          <table:table-cell table:formula="of:=IF(AND([.E$6]&lt;=[.B927];[.B927]&lt;=[.E$7]);([.B927]-[.E$6])^2/([.E$8]-[.E$6])*([.E$7]-[.E$6]);1-(([.E$8]-[.B927])^2/([.E$8]-[.E$6])*([.E$8]-[.E$7])))" office:value-type="float" office:value="-1.18325595984683">
            <text:p>-1,1832559598</text:p>
          </table:table-cell>
          <table:table-cell table:formula="of:=([.D927]-[.C927])" office:value-type="float" office:value="-2.09725595984683">
            <text:p>-2,0972559598</text:p>
          </table:table-cell>
          <table:table-cell table:formula="of:=([.D927]-[.C926])" office:value-type="float" office:value="-2.09625595984683">
            <text:p>-2,0962559598</text:p>
          </table:table-cell>
          <table:table-cell/>
        </table:table-row>
        <table:table-row table:style-name="ro1">
          <table:table-cell office:value-type="float" office:value="7.90123965051">
            <text:p>7,9012396505</text:p>
          </table:table-cell>
          <table:table-cell office:value-type="float" office:value="7.40862266836">
            <text:p>7,4086226684</text:p>
          </table:table-cell>
          <table:table-cell table:formula="of:=FREQUENCY([.B$14:.B$1013];[.B928])/1000" office:value-type="float" office:value="0.915">
            <text:p>0,915</text:p>
          </table:table-cell>
          <table:table-cell table:formula="of:=IF(AND([.E$6]&lt;=[.B928];[.B928]&lt;=[.E$7]);([.B928]-[.E$6])^2/([.E$8]-[.E$6])*([.E$7]-[.E$6]);1-(([.E$8]-[.B928])^2/([.E$8]-[.E$6])*([.E$8]-[.E$7])))" office:value-type="float" office:value="-1.11040150971471">
            <text:p>-1,1104015097</text:p>
          </table:table-cell>
          <table:table-cell table:formula="of:=([.D928]-[.C928])" office:value-type="float" office:value="-2.02540150971471">
            <text:p>-2,0254015097</text:p>
          </table:table-cell>
          <table:table-cell table:formula="of:=([.D928]-[.C927])" office:value-type="float" office:value="-2.02440150971471">
            <text:p>-2,0244015097</text:p>
          </table:table-cell>
          <table:table-cell/>
        </table:table-row>
        <table:table-row table:style-name="ro1">
          <table:table-cell office:value-type="float" office:value="4.0774026659">
            <text:p>4,0774026659</text:p>
          </table:table-cell>
          <table:table-cell office:value-type="float" office:value="7.41254205223">
            <text:p>7,4125420522</text:p>
          </table:table-cell>
          <table:table-cell table:formula="of:=FREQUENCY([.B$14:.B$1013];[.B929])/1000" office:value-type="float" office:value="0.916">
            <text:p>0,916</text:p>
          </table:table-cell>
          <table:table-cell table:formula="of:=IF(AND([.E$6]&lt;=[.B929];[.B929]&lt;=[.E$7]);([.B929]-[.E$6])^2/([.E$8]-[.E$6])*([.E$7]-[.E$6]);1-(([.E$8]-[.B929])^2/([.E$8]-[.E$6])*([.E$8]-[.E$7])))" office:value-type="float" office:value="-1.10001894661512">
            <text:p>-1,1000189466</text:p>
          </table:table-cell>
          <table:table-cell table:formula="of:=([.D929]-[.C929])" office:value-type="float" office:value="-2.01601894661512">
            <text:p>-2,0160189466</text:p>
          </table:table-cell>
          <table:table-cell table:formula="of:=([.D929]-[.C928])" office:value-type="float" office:value="-2.01501894661512">
            <text:p>-2,0150189466</text:p>
          </table:table-cell>
          <table:table-cell/>
        </table:table-row>
        <table:table-row table:style-name="ro1">
          <table:table-cell office:value-type="float" office:value="6.72184451499">
            <text:p>6,721844515</text:p>
          </table:table-cell>
          <table:table-cell office:value-type="float" office:value="7.43059750577">
            <text:p>7,4305975058</text:p>
          </table:table-cell>
          <table:table-cell table:formula="of:=FREQUENCY([.B$14:.B$1013];[.B930])/1000" office:value-type="float" office:value="0.917">
            <text:p>0,917</text:p>
          </table:table-cell>
          <table:table-cell table:formula="of:=IF(AND([.E$6]&lt;=[.B930];[.B930]&lt;=[.E$7]);([.B930]-[.E$6])^2/([.E$8]-[.E$6])*([.E$7]-[.E$6]);1-(([.E$8]-[.B930])^2/([.E$8]-[.E$6])*([.E$8]-[.E$7])))" office:value-type="float" office:value="-1.05252015741279">
            <text:p>-1,0525201574</text:p>
          </table:table-cell>
          <table:table-cell table:formula="of:=([.D930]-[.C930])" office:value-type="float" office:value="-1.96952015741279">
            <text:p>-1,9695201574</text:p>
          </table:table-cell>
          <table:table-cell table:formula="of:=([.D930]-[.C929])" office:value-type="float" office:value="-1.96852015741279">
            <text:p>-1,9685201574</text:p>
          </table:table-cell>
          <table:table-cell/>
        </table:table-row>
        <table:table-row table:style-name="ro1">
          <table:table-cell office:value-type="float" office:value="4.37969371191">
            <text:p>4,3796937119</text:p>
          </table:table-cell>
          <table:table-cell office:value-type="float" office:value="7.45204143318">
            <text:p>7,4520414332</text:p>
          </table:table-cell>
          <table:table-cell table:formula="of:=FREQUENCY([.B$14:.B$1013];[.B931])/1000" office:value-type="float" office:value="0.918">
            <text:p>0,918</text:p>
          </table:table-cell>
          <table:table-cell table:formula="of:=IF(AND([.E$6]&lt;=[.B931];[.B931]&lt;=[.E$7]);([.B931]-[.E$6])^2/([.E$8]-[.E$6])*([.E$7]-[.E$6]);1-(([.E$8]-[.B931])^2/([.E$8]-[.E$6])*([.E$8]-[.E$7])))" office:value-type="float" office:value="-0.996813103826191">
            <text:p>-0,9968131038</text:p>
          </table:table-cell>
          <table:table-cell table:formula="of:=([.D931]-[.C931])" office:value-type="float" office:value="-1.91481310382619">
            <text:p>-1,9148131038</text:p>
          </table:table-cell>
          <table:table-cell table:formula="of:=([.D931]-[.C930])" office:value-type="float" office:value="-1.91381310382619">
            <text:p>-1,9138131038</text:p>
          </table:table-cell>
          <table:table-cell/>
        </table:table-row>
        <table:table-row table:style-name="ro1">
          <table:table-cell office:value-type="float" office:value="5.50806272636">
            <text:p>5,5080627264</text:p>
          </table:table-cell>
          <table:table-cell office:value-type="float" office:value="7.45675992381">
            <text:p>7,4567599238</text:p>
          </table:table-cell>
          <table:table-cell table:formula="of:=FREQUENCY([.B$14:.B$1013];[.B932])/1000" office:value-type="float" office:value="0.919">
            <text:p>0,919</text:p>
          </table:table-cell>
          <table:table-cell table:formula="of:=IF(AND([.E$6]&lt;=[.B932];[.B932]&lt;=[.E$7]);([.B932]-[.E$6])^2/([.E$8]-[.E$6])*([.E$7]-[.E$6]);1-(([.E$8]-[.B932])^2/([.E$8]-[.E$6])*([.E$8]-[.E$7])))" office:value-type="float" office:value="-0.984658277299097">
            <text:p>-0,9846582773</text:p>
          </table:table-cell>
          <table:table-cell table:formula="of:=([.D932]-[.C932])" office:value-type="float" office:value="-1.9036582772991">
            <text:p>-1,9036582773</text:p>
          </table:table-cell>
          <table:table-cell table:formula="of:=([.D932]-[.C931])" office:value-type="float" office:value="-1.9026582772991">
            <text:p>-1,9026582773</text:p>
          </table:table-cell>
          <table:table-cell/>
        </table:table-row>
        <table:table-row table:style-name="ro1">
          <table:table-cell office:value-type="float" office:value="3.96834250089">
            <text:p>3,9683425009</text:p>
          </table:table-cell>
          <table:table-cell office:value-type="float" office:value="7.46156592977">
            <text:p>7,4615659298</text:p>
          </table:table-cell>
          <table:table-cell table:formula="of:=FREQUENCY([.B$14:.B$1013];[.B933])/1000" office:value-type="float" office:value="0.92">
            <text:p>0,92</text:p>
          </table:table-cell>
          <table:table-cell table:formula="of:=IF(AND([.E$6]&lt;=[.B933];[.B933]&lt;=[.E$7]);([.B933]-[.E$6])^2/([.E$8]-[.E$6])*([.E$7]-[.E$6]);1-(([.E$8]-[.B933])^2/([.E$8]-[.E$6])*([.E$8]-[.E$7])))" office:value-type="float" office:value="-0.972316157037037">
            <text:p>-0,972316157</text:p>
          </table:table-cell>
          <table:table-cell table:formula="of:=([.D933]-[.C933])" office:value-type="float" office:value="-1.89231615703704">
            <text:p>-1,892316157</text:p>
          </table:table-cell>
          <table:table-cell table:formula="of:=([.D933]-[.C932])" office:value-type="float" office:value="-1.89131615703704">
            <text:p>-1,891316157</text:p>
          </table:table-cell>
          <table:table-cell/>
        </table:table-row>
        <table:table-row table:style-name="ro1">
          <table:table-cell office:value-type="float" office:value="5.31568484118">
            <text:p>5,3156848412</text:p>
          </table:table-cell>
          <table:table-cell office:value-type="float" office:value="7.47945441128">
            <text:p>7,4794544113</text:p>
          </table:table-cell>
          <table:table-cell table:formula="of:=FREQUENCY([.B$14:.B$1013];[.B934])/1000" office:value-type="float" office:value="0.921">
            <text:p>0,921</text:p>
          </table:table-cell>
          <table:table-cell table:formula="of:=IF(AND([.E$6]&lt;=[.B934];[.B934]&lt;=[.E$7]);([.B934]-[.E$6])^2/([.E$8]-[.E$6])*([.E$7]-[.E$6]);1-(([.E$8]-[.B934])^2/([.E$8]-[.E$6])*([.E$8]-[.E$7])))" office:value-type="float" office:value="-0.926715739479876">
            <text:p>-0,9267157395</text:p>
          </table:table-cell>
          <table:table-cell table:formula="of:=([.D934]-[.C934])" office:value-type="float" office:value="-1.84771573947988">
            <text:p>-1,8477157395</text:p>
          </table:table-cell>
          <table:table-cell table:formula="of:=([.D934]-[.C933])" office:value-type="float" office:value="-1.84671573947988">
            <text:p>-1,8467157395</text:p>
          </table:table-cell>
          <table:table-cell/>
        </table:table-row>
        <table:table-row table:style-name="ro1">
          <table:table-cell office:value-type="float" office:value="5.39657692032">
            <text:p>5,3965769203</text:p>
          </table:table-cell>
          <table:table-cell office:value-type="float" office:value="7.48503437719">
            <text:p>7,4850343772</text:p>
          </table:table-cell>
          <table:table-cell table:formula="of:=FREQUENCY([.B$14:.B$1013];[.B935])/1000" office:value-type="float" office:value="0.922">
            <text:p>0,922</text:p>
          </table:table-cell>
          <table:table-cell table:formula="of:=IF(AND([.E$6]&lt;=[.B935];[.B935]&lt;=[.E$7]);([.B935]-[.E$6])^2/([.E$8]-[.E$6])*([.E$7]-[.E$6]);1-(([.E$8]-[.B935])^2/([.E$8]-[.E$6])*([.E$8]-[.E$7])))" office:value-type="float" office:value="-0.912600698580076">
            <text:p>-0,9126006986</text:p>
          </table:table-cell>
          <table:table-cell table:formula="of:=([.D935]-[.C935])" office:value-type="float" office:value="-1.83460069858008">
            <text:p>-1,8346006986</text:p>
          </table:table-cell>
          <table:table-cell table:formula="of:=([.D935]-[.C934])" office:value-type="float" office:value="-1.83360069858008">
            <text:p>-1,8336006986</text:p>
          </table:table-cell>
          <table:table-cell/>
        </table:table-row>
        <table:table-row table:style-name="ro1">
          <table:table-cell office:value-type="float" office:value="6.03723272338">
            <text:p>6,0372327234</text:p>
          </table:table-cell>
          <table:table-cell office:value-type="float" office:value="7.49615250626">
            <text:p>7,4961525063</text:p>
          </table:table-cell>
          <table:table-cell table:formula="of:=FREQUENCY([.B$14:.B$1013];[.B936])/1000" office:value-type="float" office:value="0.923">
            <text:p>0,923</text:p>
          </table:table-cell>
          <table:table-cell table:formula="of:=IF(AND([.E$6]&lt;=[.B936];[.B936]&lt;=[.E$7]);([.B936]-[.E$6])^2/([.E$8]-[.E$6])*([.E$7]-[.E$6]);1-(([.E$8]-[.B936])^2/([.E$8]-[.E$6])*([.E$8]-[.E$7])))" office:value-type="float" office:value="-0.884631070356734">
            <text:p>-0,8846310704</text:p>
          </table:table-cell>
          <table:table-cell table:formula="of:=([.D936]-[.C936])" office:value-type="float" office:value="-1.80763107035673">
            <text:p>-1,8076310704</text:p>
          </table:table-cell>
          <table:table-cell table:formula="of:=([.D936]-[.C935])" office:value-type="float" office:value="-1.80663107035673">
            <text:p>-1,8066310704</text:p>
          </table:table-cell>
          <table:table-cell/>
        </table:table-row>
        <table:table-row table:style-name="ro1">
          <table:table-cell office:value-type="float" office:value="6.7453604596">
            <text:p>6,7453604596</text:p>
          </table:table-cell>
          <table:table-cell office:value-type="float" office:value="7.49828686166">
            <text:p>7,4982868617</text:p>
          </table:table-cell>
          <table:table-cell table:formula="of:=FREQUENCY([.B$14:.B$1013];[.B937])/1000" office:value-type="float" office:value="0.924">
            <text:p>0,924</text:p>
          </table:table-cell>
          <table:table-cell table:formula="of:=IF(AND([.E$6]&lt;=[.B937];[.B937]&lt;=[.E$7]);([.B937]-[.E$6])^2/([.E$8]-[.E$6])*([.E$7]-[.E$6]);1-(([.E$8]-[.B937])^2/([.E$8]-[.E$6])*([.E$8]-[.E$7])))" office:value-type="float" office:value="-0.879285291552477">
            <text:p>-0,8792852916</text:p>
          </table:table-cell>
          <table:table-cell table:formula="of:=([.D937]-[.C937])" office:value-type="float" office:value="-1.80328529155248">
            <text:p>-1,8032852916</text:p>
          </table:table-cell>
          <table:table-cell table:formula="of:=([.D937]-[.C936])" office:value-type="float" office:value="-1.80228529155248">
            <text:p>-1,8022852916</text:p>
          </table:table-cell>
          <table:table-cell/>
        </table:table-row>
        <table:table-row table:style-name="ro1">
          <table:table-cell office:value-type="float" office:value="6.21200036707">
            <text:p>6,2120003671</text:p>
          </table:table-cell>
          <table:table-cell office:value-type="float" office:value="7.53562322993">
            <text:p>7,5356232299</text:p>
          </table:table-cell>
          <table:table-cell table:formula="of:=FREQUENCY([.B$14:.B$1013];[.B938])/1000" office:value-type="float" office:value="0.925">
            <text:p>0,925</text:p>
          </table:table-cell>
          <table:table-cell table:formula="of:=IF(AND([.E$6]&lt;=[.B938];[.B938]&lt;=[.E$7]);([.B938]-[.E$6])^2/([.E$8]-[.E$6])*([.E$7]-[.E$6]);1-(([.E$8]-[.B938])^2/([.E$8]-[.E$6])*([.E$8]-[.E$7])))" office:value-type="float" office:value="-0.786999437267206">
            <text:p>-0,7869994373</text:p>
          </table:table-cell>
          <table:table-cell table:formula="of:=([.D938]-[.C938])" office:value-type="float" office:value="-1.71199943726721">
            <text:p>-1,7119994373</text:p>
          </table:table-cell>
          <table:table-cell table:formula="of:=([.D938]-[.C937])" office:value-type="float" office:value="-1.71099943726721">
            <text:p>-1,7109994373</text:p>
          </table:table-cell>
          <table:table-cell/>
        </table:table-row>
        <table:table-row table:style-name="ro1">
          <table:table-cell office:value-type="float" office:value="5.07068892349">
            <text:p>5,0706889235</text:p>
          </table:table-cell>
          <table:table-cell office:value-type="float" office:value="7.54058332293">
            <text:p>7,5405833229</text:p>
          </table:table-cell>
          <table:table-cell table:formula="of:=FREQUENCY([.B$14:.B$1013];[.B939])/1000" office:value-type="float" office:value="0.926">
            <text:p>0,926</text:p>
          </table:table-cell>
          <table:table-cell table:formula="of:=IF(AND([.E$6]&lt;=[.B939];[.B939]&lt;=[.E$7]);([.B939]-[.E$6])^2/([.E$8]-[.E$6])*([.E$7]-[.E$6]);1-(([.E$8]-[.B939])^2/([.E$8]-[.E$6])*([.E$8]-[.E$7])))" office:value-type="float" office:value="-0.774914197758367">
            <text:p>-0,7749141978</text:p>
          </table:table-cell>
          <table:table-cell table:formula="of:=([.D939]-[.C939])" office:value-type="float" office:value="-1.70091419775837">
            <text:p>-1,7009141978</text:p>
          </table:table-cell>
          <table:table-cell table:formula="of:=([.D939]-[.C938])" office:value-type="float" office:value="-1.69991419775837">
            <text:p>-1,6999141978</text:p>
          </table:table-cell>
          <table:table-cell/>
        </table:table-row>
        <table:table-row table:style-name="ro1">
          <table:table-cell office:value-type="float" office:value="7.38057359902">
            <text:p>7,380573599</text:p>
          </table:table-cell>
          <table:table-cell office:value-type="float" office:value="7.54590912252">
            <text:p>7,5459091225</text:p>
          </table:table-cell>
          <table:table-cell table:formula="of:=FREQUENCY([.B$14:.B$1013];[.B940])/1000" office:value-type="float" office:value="0.927">
            <text:p>0,927</text:p>
          </table:table-cell>
          <table:table-cell table:formula="of:=IF(AND([.E$6]&lt;=[.B940];[.B940]&lt;=[.E$7]);([.B940]-[.E$6])^2/([.E$8]-[.E$6])*([.E$7]-[.E$6]);1-(([.E$8]-[.B940])^2/([.E$8]-[.E$6])*([.E$8]-[.E$7])))" office:value-type="float" office:value="-0.761983566642129">
            <text:p>-0,7619835666</text:p>
          </table:table-cell>
          <table:table-cell table:formula="of:=([.D940]-[.C940])" office:value-type="float" office:value="-1.68898356664213">
            <text:p>-1,6889835666</text:p>
          </table:table-cell>
          <table:table-cell table:formula="of:=([.D940]-[.C939])" office:value-type="float" office:value="-1.68798356664213">
            <text:p>-1,6879835666</text:p>
          </table:table-cell>
          <table:table-cell/>
        </table:table-row>
        <table:table-row table:style-name="ro1">
          <table:table-cell office:value-type="float" office:value="5.35282169351">
            <text:p>5,3528216935</text:p>
          </table:table-cell>
          <table:table-cell office:value-type="float" office:value="7.55716842232">
            <text:p>7,5571684223</text:p>
          </table:table-cell>
          <table:table-cell table:formula="of:=FREQUENCY([.B$14:.B$1013];[.B941])/1000" office:value-type="float" office:value="0.928">
            <text:p>0,928</text:p>
          </table:table-cell>
          <table:table-cell table:formula="of:=IF(AND([.E$6]&lt;=[.B941];[.B941]&lt;=[.E$7]);([.B941]-[.E$6])^2/([.E$8]-[.E$6])*([.E$7]-[.E$6]);1-(([.E$8]-[.B941])^2/([.E$8]-[.E$6])*([.E$8]-[.E$7])))" office:value-type="float" office:value="-0.734802467958798">
            <text:p>-0,734802468</text:p>
          </table:table-cell>
          <table:table-cell table:formula="of:=([.D941]-[.C941])" office:value-type="float" office:value="-1.6628024679588">
            <text:p>-1,662802468</text:p>
          </table:table-cell>
          <table:table-cell table:formula="of:=([.D941]-[.C940])" office:value-type="float" office:value="-1.6618024679588">
            <text:p>-1,661802468</text:p>
          </table:table-cell>
          <table:table-cell/>
        </table:table-row>
        <table:table-row table:style-name="ro1">
          <table:table-cell office:value-type="float" office:value="7.11975172024">
            <text:p>7,1197517202</text:p>
          </table:table-cell>
          <table:table-cell office:value-type="float" office:value="7.56399080074">
            <text:p>7,5639908007</text:p>
          </table:table-cell>
          <table:table-cell table:formula="of:=FREQUENCY([.B$14:.B$1013];[.B942])/1000" office:value-type="float" office:value="0.929">
            <text:p>0,929</text:p>
          </table:table-cell>
          <table:table-cell table:formula="of:=IF(AND([.E$6]&lt;=[.B942];[.B942]&lt;=[.E$7]);([.B942]-[.E$6])^2/([.E$8]-[.E$6])*([.E$7]-[.E$6]);1-(([.E$8]-[.B942])^2/([.E$8]-[.E$6])*([.E$8]-[.E$7])))" office:value-type="float" office:value="-0.718435350299455">
            <text:p>-0,7184353503</text:p>
          </table:table-cell>
          <table:table-cell table:formula="of:=([.D942]-[.C942])" office:value-type="float" office:value="-1.64743535029946">
            <text:p>-1,6474353503</text:p>
          </table:table-cell>
          <table:table-cell table:formula="of:=([.D942]-[.C941])" office:value-type="float" office:value="-1.64643535029946">
            <text:p>-1,6464353503</text:p>
          </table:table-cell>
          <table:table-cell/>
        </table:table-row>
        <table:table-row table:style-name="ro1">
          <table:table-cell office:value-type="float" office:value="6.93616422603">
            <text:p>6,936164226</text:p>
          </table:table-cell>
          <table:table-cell office:value-type="float" office:value="7.56763028982">
            <text:p>7,5676302898</text:p>
          </table:table-cell>
          <table:table-cell table:formula="of:=FREQUENCY([.B$14:.B$1013];[.B943])/1000" office:value-type="float" office:value="0.93">
            <text:p>0,93</text:p>
          </table:table-cell>
          <table:table-cell table:formula="of:=IF(AND([.E$6]&lt;=[.B943];[.B943]&lt;=[.E$7]);([.B943]-[.E$6])^2/([.E$8]-[.E$6])*([.E$7]-[.E$6]);1-(([.E$8]-[.B943])^2/([.E$8]-[.E$6])*([.E$8]-[.E$7])))" office:value-type="float" office:value="-0.709735822200947">
            <text:p>-0,7097358222</text:p>
          </table:table-cell>
          <table:table-cell table:formula="of:=([.D943]-[.C943])" office:value-type="float" office:value="-1.63973582220095">
            <text:p>-1,6397358222</text:p>
          </table:table-cell>
          <table:table-cell table:formula="of:=([.D943]-[.C942])" office:value-type="float" office:value="-1.63873582220095">
            <text:p>-1,6387358222</text:p>
          </table:table-cell>
          <table:table-cell/>
        </table:table-row>
        <table:table-row table:style-name="ro1">
          <table:table-cell office:value-type="float" office:value="4.38887592898">
            <text:p>4,388875929</text:p>
          </table:table-cell>
          <table:table-cell office:value-type="float" office:value="7.56800070843">
            <text:p>7,5680007084</text:p>
          </table:table-cell>
          <table:table-cell table:formula="of:=FREQUENCY([.B$14:.B$1013];[.B944])/1000" office:value-type="float" office:value="0.931">
            <text:p>0,931</text:p>
          </table:table-cell>
          <table:table-cell table:formula="of:=IF(AND([.E$6]&lt;=[.B944];[.B944]&lt;=[.E$7]);([.B944]-[.E$6])^2/([.E$8]-[.E$6])*([.E$7]-[.E$6]);1-(([.E$8]-[.B944])^2/([.E$8]-[.E$6])*([.E$8]-[.E$7])))" office:value-type="float" office:value="-0.708851642547486">
            <text:p>-0,7088516425</text:p>
          </table:table-cell>
          <table:table-cell table:formula="of:=([.D944]-[.C944])" office:value-type="float" office:value="-1.63985164254749">
            <text:p>-1,6398516425</text:p>
          </table:table-cell>
          <table:table-cell table:formula="of:=([.D944]-[.C943])" office:value-type="float" office:value="-1.63885164254749">
            <text:p>-1,6388516425</text:p>
          </table:table-cell>
          <table:table-cell/>
        </table:table-row>
        <table:table-row table:style-name="ro1">
          <table:table-cell office:value-type="float" office:value="5.76482013263">
            <text:p>5,7648201326</text:p>
          </table:table-cell>
          <table:table-cell office:value-type="float" office:value="7.57482534359">
            <text:p>7,5748253436</text:p>
          </table:table-cell>
          <table:table-cell table:formula="of:=FREQUENCY([.B$14:.B$1013];[.B945])/1000" office:value-type="float" office:value="0.932">
            <text:p>0,932</text:p>
          </table:table-cell>
          <table:table-cell table:formula="of:=IF(AND([.E$6]&lt;=[.B945];[.B945]&lt;=[.E$7]);([.B945]-[.E$6])^2/([.E$8]-[.E$6])*([.E$7]-[.E$6]);1-(([.E$8]-[.B945])^2/([.E$8]-[.E$6])*([.E$8]-[.E$7])))" office:value-type="float" office:value="-0.692602334394469">
            <text:p>-0,6926023344</text:p>
          </table:table-cell>
          <table:table-cell table:formula="of:=([.D945]-[.C945])" office:value-type="float" office:value="-1.62460233439447">
            <text:p>-1,6246023344</text:p>
          </table:table-cell>
          <table:table-cell table:formula="of:=([.D945]-[.C944])" office:value-type="float" office:value="-1.62360233439447">
            <text:p>-1,6236023344</text:p>
          </table:table-cell>
          <table:table-cell/>
        </table:table-row>
        <table:table-row table:style-name="ro1">
          <table:table-cell office:value-type="float" office:value="5.15455264547">
            <text:p>5,1545526455</text:p>
          </table:table-cell>
          <table:table-cell office:value-type="float" office:value="7.58384322879">
            <text:p>7,5838432288</text:p>
          </table:table-cell>
          <table:table-cell table:formula="of:=FREQUENCY([.B$14:.B$1013];[.B946])/1000" office:value-type="float" office:value="0.933">
            <text:p>0,933</text:p>
          </table:table-cell>
          <table:table-cell table:formula="of:=IF(AND([.E$6]&lt;=[.B946];[.B946]&lt;=[.E$7]);([.B946]-[.E$6])^2/([.E$8]-[.E$6])*([.E$7]-[.E$6]);1-(([.E$8]-[.B946])^2/([.E$8]-[.E$6])*([.E$8]-[.E$7])))" office:value-type="float" office:value="-0.67125000053661">
            <text:p>-0,6712500005</text:p>
          </table:table-cell>
          <table:table-cell table:formula="of:=([.D946]-[.C946])" office:value-type="float" office:value="-1.60425000053661">
            <text:p>-1,6042500005</text:p>
          </table:table-cell>
          <table:table-cell table:formula="of:=([.D946]-[.C945])" office:value-type="float" office:value="-1.60325000053661">
            <text:p>-1,6032500005</text:p>
          </table:table-cell>
          <table:table-cell/>
        </table:table-row>
        <table:table-row table:style-name="ro1">
          <table:table-cell office:value-type="float" office:value="7.60913988285">
            <text:p>7,6091398829</text:p>
          </table:table-cell>
          <table:table-cell office:value-type="float" office:value="7.5938880766">
            <text:p>7,5938880766</text:p>
          </table:table-cell>
          <table:table-cell table:formula="of:=FREQUENCY([.B$14:.B$1013];[.B947])/1000" office:value-type="float" office:value="0.934">
            <text:p>0,934</text:p>
          </table:table-cell>
          <table:table-cell table:formula="of:=IF(AND([.E$6]&lt;=[.B947];[.B947]&lt;=[.E$7]);([.B947]-[.E$6])^2/([.E$8]-[.E$6])*([.E$7]-[.E$6]);1-(([.E$8]-[.B947])^2/([.E$8]-[.E$6])*([.E$8]-[.E$7])))" office:value-type="float" office:value="-0.647625617606373">
            <text:p>-0,6476256176</text:p>
          </table:table-cell>
          <table:table-cell table:formula="of:=([.D947]-[.C947])" office:value-type="float" office:value="-1.58162561760637">
            <text:p>-1,5816256176</text:p>
          </table:table-cell>
          <table:table-cell table:formula="of:=([.D947]-[.C946])" office:value-type="float" office:value="-1.58062561760637">
            <text:p>-1,5806256176</text:p>
          </table:table-cell>
          <table:table-cell/>
        </table:table-row>
        <table:table-row table:style-name="ro1">
          <table:table-cell office:value-type="float" office:value="5.94513334362">
            <text:p>5,9451333436</text:p>
          </table:table-cell>
          <table:table-cell office:value-type="float" office:value="7.60913988285">
            <text:p>7,6091398829</text:p>
          </table:table-cell>
          <table:table-cell table:formula="of:=FREQUENCY([.B$14:.B$1013];[.B948])/1000" office:value-type="float" office:value="0.935">
            <text:p>0,935</text:p>
          </table:table-cell>
          <table:table-cell table:formula="of:=IF(AND([.E$6]&lt;=[.B948];[.B948]&lt;=[.E$7]);([.B948]-[.E$6])^2/([.E$8]-[.E$6])*([.E$7]-[.E$6]);1-(([.E$8]-[.B948])^2/([.E$8]-[.E$6])*([.E$8]-[.E$7])))" office:value-type="float" office:value="-0.612076554565426">
            <text:p>-0,6120765546</text:p>
          </table:table-cell>
          <table:table-cell table:formula="of:=([.D948]-[.C948])" office:value-type="float" office:value="-1.54707655456543">
            <text:p>-1,5470765546</text:p>
          </table:table-cell>
          <table:table-cell table:formula="of:=([.D948]-[.C947])" office:value-type="float" office:value="-1.54607655456543">
            <text:p>-1,5460765546</text:p>
          </table:table-cell>
          <table:table-cell/>
        </table:table-row>
        <table:table-row table:style-name="ro1">
          <table:table-cell office:value-type="float" office:value="3.95288853512">
            <text:p>3,9528885351</text:p>
          </table:table-cell>
          <table:table-cell office:value-type="float" office:value="7.61260352051">
            <text:p>7,6126035205</text:p>
          </table:table-cell>
          <table:table-cell table:formula="of:=FREQUENCY([.B$14:.B$1013];[.B949])/1000" office:value-type="float" office:value="0.936">
            <text:p>0,936</text:p>
          </table:table-cell>
          <table:table-cell table:formula="of:=IF(AND([.E$6]&lt;=[.B949];[.B949]&lt;=[.E$7]);([.B949]-[.E$6])^2/([.E$8]-[.E$6])*([.E$7]-[.E$6]);1-(([.E$8]-[.B949])^2/([.E$8]-[.E$6])*([.E$8]-[.E$7])))" office:value-type="float" office:value="-0.60405749275104">
            <text:p>-0,6040574928</text:p>
          </table:table-cell>
          <table:table-cell table:formula="of:=([.D949]-[.C949])" office:value-type="float" office:value="-1.54005749275104">
            <text:p>-1,5400574928</text:p>
          </table:table-cell>
          <table:table-cell table:formula="of:=([.D949]-[.C948])" office:value-type="float" office:value="-1.53905749275104">
            <text:p>-1,5390574928</text:p>
          </table:table-cell>
          <table:table-cell/>
        </table:table-row>
        <table:table-row table:style-name="ro1">
          <table:table-cell office:value-type="float" office:value="3.96081927671">
            <text:p>3,9608192767</text:p>
          </table:table-cell>
          <table:table-cell office:value-type="float" office:value="7.61894287873">
            <text:p>7,6189428787</text:p>
          </table:table-cell>
          <table:table-cell table:formula="of:=FREQUENCY([.B$14:.B$1013];[.B950])/1000" office:value-type="float" office:value="0.937">
            <text:p>0,937</text:p>
          </table:table-cell>
          <table:table-cell table:formula="of:=IF(AND([.E$6]&lt;=[.B950];[.B950]&lt;=[.E$7]);([.B950]-[.E$6])^2/([.E$8]-[.E$6])*([.E$7]-[.E$6]);1-(([.E$8]-[.B950])^2/([.E$8]-[.E$6])*([.E$8]-[.E$7])))" office:value-type="float" office:value="-0.589432310175484">
            <text:p>-0,5894323102</text:p>
          </table:table-cell>
          <table:table-cell table:formula="of:=([.D950]-[.C950])" office:value-type="float" office:value="-1.52643231017548">
            <text:p>-1,5264323102</text:p>
          </table:table-cell>
          <table:table-cell table:formula="of:=([.D950]-[.C949])" office:value-type="float" office:value="-1.52543231017548">
            <text:p>-1,5254323102</text:p>
          </table:table-cell>
          <table:table-cell/>
        </table:table-row>
        <table:table-row table:style-name="ro1">
          <table:table-cell office:value-type="float" office:value="5.03464330968">
            <text:p>5,0346433097</text:p>
          </table:table-cell>
          <table:table-cell office:value-type="float" office:value="7.628803003">
            <text:p>7,628803003</text:p>
          </table:table-cell>
          <table:table-cell table:formula="of:=FREQUENCY([.B$14:.B$1013];[.B951])/1000" office:value-type="float" office:value="0.938">
            <text:p>0,938</text:p>
          </table:table-cell>
          <table:table-cell table:formula="of:=IF(AND([.E$6]&lt;=[.B951];[.B951]&lt;=[.E$7]);([.B951]-[.E$6])^2/([.E$8]-[.E$6])*([.E$7]-[.E$6]);1-(([.E$8]-[.B951])^2/([.E$8]-[.E$6])*([.E$8]-[.E$7])))" office:value-type="float" office:value="-0.566817670484849">
            <text:p>-0,5668176705</text:p>
          </table:table-cell>
          <table:table-cell table:formula="of:=([.D951]-[.C951])" office:value-type="float" office:value="-1.50481767048485">
            <text:p>-1,5048176705</text:p>
          </table:table-cell>
          <table:table-cell table:formula="of:=([.D951]-[.C950])" office:value-type="float" office:value="-1.50381767048485">
            <text:p>-1,5038176705</text:p>
          </table:table-cell>
          <table:table-cell/>
        </table:table-row>
        <table:table-row table:style-name="ro1">
          <table:table-cell office:value-type="float" office:value="5.63017197144">
            <text:p>5,6301719714</text:p>
          </table:table-cell>
          <table:table-cell office:value-type="float" office:value="7.62936346592">
            <text:p>7,6293634659</text:p>
          </table:table-cell>
          <table:table-cell table:formula="of:=FREQUENCY([.B$14:.B$1013];[.B952])/1000" office:value-type="float" office:value="0.939">
            <text:p>0,939</text:p>
          </table:table-cell>
          <table:table-cell table:formula="of:=IF(AND([.E$6]&lt;=[.B952];[.B952]&lt;=[.E$7]);([.B952]-[.E$6])^2/([.E$8]-[.E$6])*([.E$7]-[.E$6]);1-(([.E$8]-[.B952])^2/([.E$8]-[.E$6])*([.E$8]-[.E$7])))" office:value-type="float" office:value="-0.565537090462362">
            <text:p>-0,5655370905</text:p>
          </table:table-cell>
          <table:table-cell table:formula="of:=([.D952]-[.C952])" office:value-type="float" office:value="-1.50453709046236">
            <text:p>-1,5045370905</text:p>
          </table:table-cell>
          <table:table-cell table:formula="of:=([.D952]-[.C951])" office:value-type="float" office:value="-1.50353709046236">
            <text:p>-1,5035370905</text:p>
          </table:table-cell>
          <table:table-cell/>
        </table:table-row>
        <table:table-row table:style-name="ro1">
          <table:table-cell office:value-type="float" office:value="4.22958146634">
            <text:p>4,2295814663</text:p>
          </table:table-cell>
          <table:table-cell office:value-type="float" office:value="7.62937980673">
            <text:p>7,6293798067</text:p>
          </table:table-cell>
          <table:table-cell table:formula="of:=FREQUENCY([.B$14:.B$1013];[.B953])/1000" office:value-type="float" office:value="0.94">
            <text:p>0,94</text:p>
          </table:table-cell>
          <table:table-cell table:formula="of:=IF(AND([.E$6]&lt;=[.B953];[.B953]&lt;=[.E$7]);([.B953]-[.E$6])^2/([.E$8]-[.E$6])*([.E$7]-[.E$6]);1-(([.E$8]-[.B953])^2/([.E$8]-[.E$6])*([.E$8]-[.E$7])))" office:value-type="float" office:value="-0.565499761832909">
            <text:p>-0,5654997618</text:p>
          </table:table-cell>
          <table:table-cell table:formula="of:=([.D953]-[.C953])" office:value-type="float" office:value="-1.50549976183291">
            <text:p>-1,5054997618</text:p>
          </table:table-cell>
          <table:table-cell table:formula="of:=([.D953]-[.C952])" office:value-type="float" office:value="-1.50449976183291">
            <text:p>-1,5044997618</text:p>
          </table:table-cell>
          <table:table-cell/>
        </table:table-row>
        <table:table-row table:style-name="ro1">
          <table:table-cell office:value-type="float" office:value="5.16750241606">
            <text:p>5,1675024161</text:p>
          </table:table-cell>
          <table:table-cell office:value-type="float" office:value="7.63072657106">
            <text:p>7,6307265711</text:p>
          </table:table-cell>
          <table:table-cell table:formula="of:=FREQUENCY([.B$14:.B$1013];[.B954])/1000" office:value-type="float" office:value="0.941">
            <text:p>0,941</text:p>
          </table:table-cell>
          <table:table-cell table:formula="of:=IF(AND([.E$6]&lt;=[.B954];[.B954]&lt;=[.E$7]);([.B954]-[.E$6])^2/([.E$8]-[.E$6])*([.E$7]-[.E$6]);1-(([.E$8]-[.B954])^2/([.E$8]-[.E$6])*([.E$8]-[.E$7])))" office:value-type="float" office:value="-0.562424769334254">
            <text:p>-0,5624247693</text:p>
          </table:table-cell>
          <table:table-cell table:formula="of:=([.D954]-[.C954])" office:value-type="float" office:value="-1.50342476933425">
            <text:p>-1,5034247693</text:p>
          </table:table-cell>
          <table:table-cell table:formula="of:=([.D954]-[.C953])" office:value-type="float" office:value="-1.50242476933425">
            <text:p>-1,5024247693</text:p>
          </table:table-cell>
          <table:table-cell/>
        </table:table-row>
        <table:table-row table:style-name="ro1">
          <table:table-cell office:value-type="float" office:value="5.77650557641">
            <text:p>5,7765055764</text:p>
          </table:table-cell>
          <table:table-cell office:value-type="float" office:value="7.64288052942">
            <text:p>7,6428805294</text:p>
          </table:table-cell>
          <table:table-cell table:formula="of:=FREQUENCY([.B$14:.B$1013];[.B955])/1000" office:value-type="float" office:value="0.942">
            <text:p>0,942</text:p>
          </table:table-cell>
          <table:table-cell table:formula="of:=IF(AND([.E$6]&lt;=[.B955];[.B955]&lt;=[.E$7]);([.B955]-[.E$6])^2/([.E$8]-[.E$6])*([.E$7]-[.E$6]);1-(([.E$8]-[.B955])^2/([.E$8]-[.E$6])*([.E$8]-[.E$7])))" office:value-type="float" office:value="-0.534811047856116">
            <text:p>-0,5348110479</text:p>
          </table:table-cell>
          <table:table-cell table:formula="of:=([.D955]-[.C955])" office:value-type="float" office:value="-1.47681104785612">
            <text:p>-1,4768110479</text:p>
          </table:table-cell>
          <table:table-cell table:formula="of:=([.D955]-[.C954])" office:value-type="float" office:value="-1.47581104785612">
            <text:p>-1,4758110479</text:p>
          </table:table-cell>
          <table:table-cell/>
        </table:table-row>
        <table:table-row table:style-name="ro1">
          <table:table-cell office:value-type="float" office:value="4.26823502927">
            <text:p>4,2682350293</text:p>
          </table:table-cell>
          <table:table-cell office:value-type="float" office:value="7.6459231703">
            <text:p>7,6459231703</text:p>
          </table:table-cell>
          <table:table-cell table:formula="of:=FREQUENCY([.B$14:.B$1013];[.B956])/1000" office:value-type="float" office:value="0.943">
            <text:p>0,943</text:p>
          </table:table-cell>
          <table:table-cell table:formula="of:=IF(AND([.E$6]&lt;=[.B956];[.B956]&lt;=[.E$7]);([.B956]-[.E$6])^2/([.E$8]-[.E$6])*([.E$7]-[.E$6]);1-(([.E$8]-[.B956])^2/([.E$8]-[.E$6])*([.E$8]-[.E$7])))" office:value-type="float" office:value="-0.527936717275336">
            <text:p>-0,5279367173</text:p>
          </table:table-cell>
          <table:table-cell table:formula="of:=([.D956]-[.C956])" office:value-type="float" office:value="-1.47093671727534">
            <text:p>-1,4709367173</text:p>
          </table:table-cell>
          <table:table-cell table:formula="of:=([.D956]-[.C955])" office:value-type="float" office:value="-1.46993671727534">
            <text:p>-1,4699367173</text:p>
          </table:table-cell>
          <table:table-cell/>
        </table:table-row>
        <table:table-row table:style-name="ro1">
          <table:table-cell office:value-type="float" office:value="4.20411571207">
            <text:p>4,2041157121</text:p>
          </table:table-cell>
          <table:table-cell office:value-type="float" office:value="7.65182479138">
            <text:p>7,6518247914</text:p>
          </table:table-cell>
          <table:table-cell table:formula="of:=FREQUENCY([.B$14:.B$1013];[.B957])/1000" office:value-type="float" office:value="0.944">
            <text:p>0,944</text:p>
          </table:table-cell>
          <table:table-cell table:formula="of:=IF(AND([.E$6]&lt;=[.B957];[.B957]&lt;=[.E$7]);([.B957]-[.E$6])^2/([.E$8]-[.E$6])*([.E$7]-[.E$6]);1-(([.E$8]-[.B957])^2/([.E$8]-[.E$6])*([.E$8]-[.E$7])))" office:value-type="float" office:value="-0.514646994281317">
            <text:p>-0,5146469943</text:p>
          </table:table-cell>
          <table:table-cell table:formula="of:=([.D957]-[.C957])" office:value-type="float" office:value="-1.45864699428132">
            <text:p>-1,4586469943</text:p>
          </table:table-cell>
          <table:table-cell table:formula="of:=([.D957]-[.C956])" office:value-type="float" office:value="-1.45764699428132">
            <text:p>-1,4576469943</text:p>
          </table:table-cell>
          <table:table-cell/>
        </table:table-row>
        <table:table-row table:style-name="ro1">
          <table:table-cell office:value-type="float" office:value="4.35966171973">
            <text:p>4,3596617197</text:p>
          </table:table-cell>
          <table:table-cell office:value-type="float" office:value="7.67338774587">
            <text:p>7,6733877459</text:p>
          </table:table-cell>
          <table:table-cell table:formula="of:=FREQUENCY([.B$14:.B$1013];[.B958])/1000" office:value-type="float" office:value="0.945">
            <text:p>0,945</text:p>
          </table:table-cell>
          <table:table-cell table:formula="of:=IF(AND([.E$6]&lt;=[.B958];[.B958]&lt;=[.E$7]);([.B958]-[.E$6])^2/([.E$8]-[.E$6])*([.E$7]-[.E$6]);1-(([.E$8]-[.B958])^2/([.E$8]-[.E$6])*([.E$8]-[.E$7])))" office:value-type="float" office:value="-0.466583394006566">
            <text:p>-0,466583394</text:p>
          </table:table-cell>
          <table:table-cell table:formula="of:=([.D958]-[.C958])" office:value-type="float" office:value="-1.41158339400657">
            <text:p>-1,411583394</text:p>
          </table:table-cell>
          <table:table-cell table:formula="of:=([.D958]-[.C957])" office:value-type="float" office:value="-1.41058339400657">
            <text:p>-1,410583394</text:p>
          </table:table-cell>
          <table:table-cell/>
        </table:table-row>
        <table:table-row table:style-name="ro1">
          <table:table-cell office:value-type="float" office:value="7.03379843389">
            <text:p>7,0337984339</text:p>
          </table:table-cell>
          <table:table-cell office:value-type="float" office:value="7.67597413049">
            <text:p>7,6759741305</text:p>
          </table:table-cell>
          <table:table-cell table:formula="of:=FREQUENCY([.B$14:.B$1013];[.B959])/1000" office:value-type="float" office:value="0.946">
            <text:p>0,946</text:p>
          </table:table-cell>
          <table:table-cell table:formula="of:=IF(AND([.E$6]&lt;=[.B959];[.B959]&lt;=[.E$7]);([.B959]-[.E$6])^2/([.E$8]-[.E$6])*([.E$7]-[.E$6]);1-(([.E$8]-[.B959])^2/([.E$8]-[.E$6])*([.E$8]-[.E$7])))" office:value-type="float" office:value="-0.460870419276426">
            <text:p>-0,4608704193</text:p>
          </table:table-cell>
          <table:table-cell table:formula="of:=([.D959]-[.C959])" office:value-type="float" office:value="-1.40687041927643">
            <text:p>-1,4068704193</text:p>
          </table:table-cell>
          <table:table-cell table:formula="of:=([.D959]-[.C958])" office:value-type="float" office:value="-1.40587041927643">
            <text:p>-1,4058704193</text:p>
          </table:table-cell>
          <table:table-cell/>
        </table:table-row>
        <table:table-row table:style-name="ro1">
          <table:table-cell office:value-type="float" office:value="6.12805373907">
            <text:p>6,1280537391</text:p>
          </table:table-cell>
          <table:table-cell office:value-type="float" office:value="7.68728814901">
            <text:p>7,687288149</text:p>
          </table:table-cell>
          <table:table-cell table:formula="of:=FREQUENCY([.B$14:.B$1013];[.B960])/1000" office:value-type="float" office:value="0.947">
            <text:p>0,947</text:p>
          </table:table-cell>
          <table:table-cell table:formula="of:=IF(AND([.E$6]&lt;=[.B960];[.B960]&lt;=[.E$7]);([.B960]-[.E$6])^2/([.E$8]-[.E$6])*([.E$7]-[.E$6]);1-(([.E$8]-[.B960])^2/([.E$8]-[.E$6])*([.E$8]-[.E$7])))" office:value-type="float" office:value="-0.436010336441328">
            <text:p>-0,4360103364</text:p>
          </table:table-cell>
          <table:table-cell table:formula="of:=([.D960]-[.C960])" office:value-type="float" office:value="-1.38301033644133">
            <text:p>-1,3830103364</text:p>
          </table:table-cell>
          <table:table-cell table:formula="of:=([.D960]-[.C959])" office:value-type="float" office:value="-1.38201033644133">
            <text:p>-1,3820103364</text:p>
          </table:table-cell>
          <table:table-cell/>
        </table:table-row>
        <table:table-row table:style-name="ro1">
          <table:table-cell office:value-type="float" office:value="7.70451137537">
            <text:p>7,7045113754</text:p>
          </table:table-cell>
          <table:table-cell office:value-type="float" office:value="7.68835423317">
            <text:p>7,6883542332</text:p>
          </table:table-cell>
          <table:table-cell table:formula="of:=FREQUENCY([.B$14:.B$1013];[.B961])/1000" office:value-type="float" office:value="0.948">
            <text:p>0,948</text:p>
          </table:table-cell>
          <table:table-cell table:formula="of:=IF(AND([.E$6]&lt;=[.B961];[.B961]&lt;=[.E$7]);([.B961]-[.E$6])^2/([.E$8]-[.E$6])*([.E$7]-[.E$6]);1-(([.E$8]-[.B961])^2/([.E$8]-[.E$6])*([.E$8]-[.E$7])))" office:value-type="float" office:value="-0.433678848035882">
            <text:p>-0,433678848</text:p>
          </table:table-cell>
          <table:table-cell table:formula="of:=([.D961]-[.C961])" office:value-type="float" office:value="-1.38167884803588">
            <text:p>-1,381678848</text:p>
          </table:table-cell>
          <table:table-cell table:formula="of:=([.D961]-[.C960])" office:value-type="float" office:value="-1.38067884803588">
            <text:p>-1,380678848</text:p>
          </table:table-cell>
          <table:table-cell/>
        </table:table-row>
        <table:table-row table:style-name="ro1">
          <table:table-cell office:value-type="float" office:value="6.1566567485">
            <text:p>6,1566567485</text:p>
          </table:table-cell>
          <table:table-cell office:value-type="float" office:value="7.69336535455">
            <text:p>7,6933653546</text:p>
          </table:table-cell>
          <table:table-cell table:formula="of:=FREQUENCY([.B$14:.B$1013];[.B962])/1000" office:value-type="float" office:value="0.949">
            <text:p>0,949</text:p>
          </table:table-cell>
          <table:table-cell table:formula="of:=IF(AND([.E$6]&lt;=[.B962];[.B962]&lt;=[.E$7]);([.B962]-[.E$6])^2/([.E$8]-[.E$6])*([.E$7]-[.E$6]);1-(([.E$8]-[.B962])^2/([.E$8]-[.E$6])*([.E$8]-[.E$7])))" office:value-type="float" office:value="-0.422745080575206">
            <text:p>-0,4227450806</text:p>
          </table:table-cell>
          <table:table-cell table:formula="of:=([.D962]-[.C962])" office:value-type="float" office:value="-1.37174508057521">
            <text:p>-1,3717450806</text:p>
          </table:table-cell>
          <table:table-cell table:formula="of:=([.D962]-[.C961])" office:value-type="float" office:value="-1.37074508057521">
            <text:p>-1,3707450806</text:p>
          </table:table-cell>
          <table:table-cell/>
        </table:table-row>
        <table:table-row table:style-name="ro1">
          <table:table-cell office:value-type="float" office:value="7.73337524049">
            <text:p>7,7333752405</text:p>
          </table:table-cell>
          <table:table-cell office:value-type="float" office:value="7.69647501901">
            <text:p>7,696475019</text:p>
          </table:table-cell>
          <table:table-cell table:formula="of:=FREQUENCY([.B$14:.B$1013];[.B963])/1000" office:value-type="float" office:value="0.95">
            <text:p>0,95</text:p>
          </table:table-cell>
          <table:table-cell table:formula="of:=IF(AND([.E$6]&lt;=[.B963];[.B963]&lt;=[.E$7]);([.B963]-[.E$6])^2/([.E$8]-[.E$6])*([.E$7]-[.E$6]);1-(([.E$8]-[.B963])^2/([.E$8]-[.E$6])*([.E$8]-[.E$7])))" office:value-type="float" office:value="-0.415981146720816">
            <text:p>-0,4159811467</text:p>
          </table:table-cell>
          <table:table-cell table:formula="of:=([.D963]-[.C963])" office:value-type="float" office:value="-1.36598114672082">
            <text:p>-1,3659811467</text:p>
          </table:table-cell>
          <table:table-cell table:formula="of:=([.D963]-[.C962])" office:value-type="float" office:value="-1.36498114672082">
            <text:p>-1,3649811467</text:p>
          </table:table-cell>
          <table:table-cell/>
        </table:table-row>
        <table:table-row table:style-name="ro1">
          <table:table-cell office:value-type="float" office:value="5.58729048104">
            <text:p>5,587290481</text:p>
          </table:table-cell>
          <table:table-cell office:value-type="float" office:value="7.70451137537">
            <text:p>7,7045113754</text:p>
          </table:table-cell>
          <table:table-cell table:formula="of:=FREQUENCY([.B$14:.B$1013];[.B964])/1000" office:value-type="float" office:value="0.951">
            <text:p>0,951</text:p>
          </table:table-cell>
          <table:table-cell table:formula="of:=IF(AND([.E$6]&lt;=[.B964];[.B964]&lt;=[.E$7]);([.B964]-[.E$6])^2/([.E$8]-[.E$6])*([.E$7]-[.E$6]);1-(([.E$8]-[.B964])^2/([.E$8]-[.E$6])*([.E$8]-[.E$7])))" office:value-type="float" office:value="-0.398575647121441">
            <text:p>-0,3985756471</text:p>
          </table:table-cell>
          <table:table-cell table:formula="of:=([.D964]-[.C964])" office:value-type="float" office:value="-1.34957564712144">
            <text:p>-1,3495756471</text:p>
          </table:table-cell>
          <table:table-cell table:formula="of:=([.D964]-[.C963])" office:value-type="float" office:value="-1.34857564712144">
            <text:p>-1,3485756471</text:p>
          </table:table-cell>
          <table:table-cell/>
        </table:table-row>
        <table:table-row table:style-name="ro1">
          <table:table-cell office:value-type="float" office:value="4.13181057272">
            <text:p>4,1318105727</text:p>
          </table:table-cell>
          <table:table-cell office:value-type="float" office:value="7.71201086431">
            <text:p>7,7120108643</text:p>
          </table:table-cell>
          <table:table-cell table:formula="of:=FREQUENCY([.B$14:.B$1013];[.B965])/1000" office:value-type="float" office:value="0.952">
            <text:p>0,952</text:p>
          </table:table-cell>
          <table:table-cell table:formula="of:=IF(AND([.E$6]&lt;=[.B965];[.B965]&lt;=[.E$7]);([.B965]-[.E$6])^2/([.E$8]-[.E$6])*([.E$7]-[.E$6]);1-(([.E$8]-[.B965])^2/([.E$8]-[.E$6])*([.E$8]-[.E$7])))" office:value-type="float" office:value="-0.382430011379562">
            <text:p>-0,3824300114</text:p>
          </table:table-cell>
          <table:table-cell table:formula="of:=([.D965]-[.C965])" office:value-type="float" office:value="-1.33443001137956">
            <text:p>-1,3344300114</text:p>
          </table:table-cell>
          <table:table-cell table:formula="of:=([.D965]-[.C964])" office:value-type="float" office:value="-1.33343001137956">
            <text:p>-1,3334300114</text:p>
          </table:table-cell>
          <table:table-cell/>
        </table:table-row>
        <table:table-row table:style-name="ro1">
          <table:table-cell office:value-type="float" office:value="5.52353741742">
            <text:p>5,5235374174</text:p>
          </table:table-cell>
          <table:table-cell office:value-type="float" office:value="7.71475777611">
            <text:p>7,7147577761</text:p>
          </table:table-cell>
          <table:table-cell table:formula="of:=FREQUENCY([.B$14:.B$1013];[.B966])/1000" office:value-type="float" office:value="0.953">
            <text:p>0,953</text:p>
          </table:table-cell>
          <table:table-cell table:formula="of:=IF(AND([.E$6]&lt;=[.B966];[.B966]&lt;=[.E$7]);([.B966]-[.E$6])^2/([.E$8]-[.E$6])*([.E$7]-[.E$6]);1-(([.E$8]-[.B966])^2/([.E$8]-[.E$6])*([.E$8]-[.E$7])))" office:value-type="float" office:value="-0.376539645058094">
            <text:p>-0,3765396451</text:p>
          </table:table-cell>
          <table:table-cell table:formula="of:=([.D966]-[.C966])" office:value-type="float" office:value="-1.32953964505809">
            <text:p>-1,3295396451</text:p>
          </table:table-cell>
          <table:table-cell table:formula="of:=([.D966]-[.C965])" office:value-type="float" office:value="-1.32853964505809">
            <text:p>-1,3285396451</text:p>
          </table:table-cell>
          <table:table-cell/>
        </table:table-row>
        <table:table-row table:style-name="ro1">
          <table:table-cell office:value-type="float" office:value="4.00724991936">
            <text:p>4,0072499194</text:p>
          </table:table-cell>
          <table:table-cell office:value-type="float" office:value="7.72117974094">
            <text:p>7,7211797409</text:p>
          </table:table-cell>
          <table:table-cell table:formula="of:=FREQUENCY([.B$14:.B$1013];[.B967])/1000" office:value-type="float" office:value="0.954">
            <text:p>0,954</text:p>
          </table:table-cell>
          <table:table-cell table:formula="of:=IF(AND([.E$6]&lt;=[.B967];[.B967]&lt;=[.E$7]);([.B967]-[.E$6])^2/([.E$8]-[.E$6])*([.E$7]-[.E$6]);1-(([.E$8]-[.B967])^2/([.E$8]-[.E$6])*([.E$8]-[.E$7])))" office:value-type="float" office:value="-0.362817712485237">
            <text:p>-0,3628177125</text:p>
          </table:table-cell>
          <table:table-cell table:formula="of:=([.D967]-[.C967])" office:value-type="float" office:value="-1.31681771248524">
            <text:p>-1,3168177125</text:p>
          </table:table-cell>
          <table:table-cell table:formula="of:=([.D967]-[.C966])" office:value-type="float" office:value="-1.31581771248524">
            <text:p>-1,3158177125</text:p>
          </table:table-cell>
          <table:table-cell/>
        </table:table-row>
        <table:table-row table:style-name="ro1">
          <table:table-cell office:value-type="float" office:value="5.47725085936">
            <text:p>5,4772508594</text:p>
          </table:table-cell>
          <table:table-cell office:value-type="float" office:value="7.73337524049">
            <text:p>7,7333752405</text:p>
          </table:table-cell>
          <table:table-cell table:formula="of:=FREQUENCY([.B$14:.B$1013];[.B968])/1000" office:value-type="float" office:value="0.955">
            <text:p>0,955</text:p>
          </table:table-cell>
          <table:table-cell table:formula="of:=IF(AND([.E$6]&lt;=[.B968];[.B968]&lt;=[.E$7]);([.B968]-[.E$6])^2/([.E$8]-[.E$6])*([.E$7]-[.E$6]);1-(([.E$8]-[.B968])^2/([.E$8]-[.E$6])*([.E$8]-[.E$7])))" office:value-type="float" office:value="-0.336948567836471">
            <text:p>-0,3369485678</text:p>
          </table:table-cell>
          <table:table-cell table:formula="of:=([.D968]-[.C968])" office:value-type="float" office:value="-1.29194856783647">
            <text:p>-1,2919485678</text:p>
          </table:table-cell>
          <table:table-cell table:formula="of:=([.D968]-[.C967])" office:value-type="float" office:value="-1.29094856783647">
            <text:p>-1,2909485678</text:p>
          </table:table-cell>
          <table:table-cell/>
        </table:table-row>
        <table:table-row table:style-name="ro1">
          <table:table-cell office:value-type="float" office:value="4.12355341161">
            <text:p>4,1235534116</text:p>
          </table:table-cell>
          <table:table-cell office:value-type="float" office:value="7.78399894355">
            <text:p>7,7839989436</text:p>
          </table:table-cell>
          <table:table-cell table:formula="of:=FREQUENCY([.B$14:.B$1013];[.B969])/1000" office:value-type="float" office:value="0.956">
            <text:p>0,956</text:p>
          </table:table-cell>
          <table:table-cell table:formula="of:=IF(AND([.E$6]&lt;=[.B969];[.B969]&lt;=[.E$7]);([.B969]-[.E$6])^2/([.E$8]-[.E$6])*([.E$7]-[.E$6]);1-(([.E$8]-[.B969])^2/([.E$8]-[.E$6])*([.E$8]-[.E$7])))" office:value-type="float" office:value="-0.232215474406263">
            <text:p>-0,2322154744</text:p>
          </table:table-cell>
          <table:table-cell table:formula="of:=([.D969]-[.C969])" office:value-type="float" office:value="-1.18821547440626">
            <text:p>-1,1882154744</text:p>
          </table:table-cell>
          <table:table-cell table:formula="of:=([.D969]-[.C968])" office:value-type="float" office:value="-1.18721547440626">
            <text:p>-1,1872154744</text:p>
          </table:table-cell>
          <table:table-cell/>
        </table:table-row>
        <table:table-row table:style-name="ro1">
          <table:table-cell office:value-type="float" office:value="6.3260237149">
            <text:p>6,3260237149</text:p>
          </table:table-cell>
          <table:table-cell office:value-type="float" office:value="7.78696279006">
            <text:p>7,7869627901</text:p>
          </table:table-cell>
          <table:table-cell table:formula="of:=FREQUENCY([.B$14:.B$1013];[.B970])/1000" office:value-type="float" office:value="0.957">
            <text:p>0,957</text:p>
          </table:table-cell>
          <table:table-cell table:formula="of:=IF(AND([.E$6]&lt;=[.B970];[.B970]&lt;=[.E$7]);([.B970]-[.E$6])^2/([.E$8]-[.E$6])*([.E$7]-[.E$6]);1-(([.E$8]-[.B970])^2/([.E$8]-[.E$6])*([.E$8]-[.E$7])))" office:value-type="float" office:value="-0.226216060582517">
            <text:p>-0,2262160606</text:p>
          </table:table-cell>
          <table:table-cell table:formula="of:=([.D970]-[.C970])" office:value-type="float" office:value="-1.18321606058252">
            <text:p>-1,1832160606</text:p>
          </table:table-cell>
          <table:table-cell table:formula="of:=([.D970]-[.C969])" office:value-type="float" office:value="-1.18221606058252">
            <text:p>-1,1822160606</text:p>
          </table:table-cell>
          <table:table-cell/>
        </table:table-row>
        <table:table-row table:style-name="ro1">
          <table:table-cell office:value-type="float" office:value="4.4935894328">
            <text:p>4,4935894328</text:p>
          </table:table-cell>
          <table:table-cell office:value-type="float" office:value="7.79745359738">
            <text:p>7,7974535974</text:p>
          </table:table-cell>
          <table:table-cell table:formula="of:=FREQUENCY([.B$14:.B$1013];[.B971])/1000" office:value-type="float" office:value="0.958">
            <text:p>0,958</text:p>
          </table:table-cell>
          <table:table-cell table:formula="of:=IF(AND([.E$6]&lt;=[.B971];[.B971]&lt;=[.E$7]);([.B971]-[.E$6])^2/([.E$8]-[.E$6])*([.E$7]-[.E$6]);1-(([.E$8]-[.B971])^2/([.E$8]-[.E$6])*([.E$8]-[.E$7])))" office:value-type="float" office:value="-0.20509820871192">
            <text:p>-0,2050982087</text:p>
          </table:table-cell>
          <table:table-cell table:formula="of:=([.D971]-[.C971])" office:value-type="float" office:value="-1.16309820871192">
            <text:p>-1,1630982087</text:p>
          </table:table-cell>
          <table:table-cell table:formula="of:=([.D971]-[.C970])" office:value-type="float" office:value="-1.16209820871192">
            <text:p>-1,1620982087</text:p>
          </table:table-cell>
          <table:table-cell/>
        </table:table-row>
        <table:table-row table:style-name="ro1">
          <table:table-cell office:value-type="float" office:value="5.97415073861">
            <text:p>5,9741507386</text:p>
          </table:table-cell>
          <table:table-cell office:value-type="float" office:value="7.80332704173">
            <text:p>7,8033270417</text:p>
          </table:table-cell>
          <table:table-cell table:formula="of:=FREQUENCY([.B$14:.B$1013];[.B972])/1000" office:value-type="float" office:value="0.959">
            <text:p>0,959</text:p>
          </table:table-cell>
          <table:table-cell table:formula="of:=IF(AND([.E$6]&lt;=[.B972];[.B972]&lt;=[.E$7]);([.B972]-[.E$6])^2/([.E$8]-[.E$6])*([.E$7]-[.E$6]);1-(([.E$8]-[.B972])^2/([.E$8]-[.E$6])*([.E$8]-[.E$7])))" office:value-type="float" office:value="-0.193355140878894">
            <text:p>-0,1933551409</text:p>
          </table:table-cell>
          <table:table-cell table:formula="of:=([.D972]-[.C972])" office:value-type="float" office:value="-1.15235514087889">
            <text:p>-1,1523551409</text:p>
          </table:table-cell>
          <table:table-cell table:formula="of:=([.D972]-[.C971])" office:value-type="float" office:value="-1.15135514087889">
            <text:p>-1,1513551409</text:p>
          </table:table-cell>
          <table:table-cell/>
        </table:table-row>
        <table:table-row table:style-name="ro1">
          <table:table-cell office:value-type="float" office:value="4.10984842847">
            <text:p>4,1098484285</text:p>
          </table:table-cell>
          <table:table-cell office:value-type="float" office:value="7.81064503588">
            <text:p>7,8106450359</text:p>
          </table:table-cell>
          <table:table-cell table:formula="of:=FREQUENCY([.B$14:.B$1013];[.B973])/1000" office:value-type="float" office:value="0.96">
            <text:p>0,96</text:p>
          </table:table-cell>
          <table:table-cell table:formula="of:=IF(AND([.E$6]&lt;=[.B973];[.B973]&lt;=[.E$7]);([.B973]-[.E$6])^2/([.E$8]-[.E$6])*([.E$7]-[.E$6]);1-(([.E$8]-[.B973])^2/([.E$8]-[.E$6])*([.E$8]-[.E$7])))" office:value-type="float" office:value="-0.178804358897405">
            <text:p>-0,1788043589</text:p>
          </table:table-cell>
          <table:table-cell table:formula="of:=([.D973]-[.C973])" office:value-type="float" office:value="-1.1388043588974">
            <text:p>-1,1388043589</text:p>
          </table:table-cell>
          <table:table-cell table:formula="of:=([.D973]-[.C972])" office:value-type="float" office:value="-1.1378043588974">
            <text:p>-1,1378043589</text:p>
          </table:table-cell>
          <table:table-cell/>
        </table:table-row>
        <table:table-row table:style-name="ro1">
          <table:table-cell office:value-type="float" office:value="5.11292699744">
            <text:p>5,1129269974</text:p>
          </table:table-cell>
          <table:table-cell office:value-type="float" office:value="7.81329021747">
            <text:p>7,8132902175</text:p>
          </table:table-cell>
          <table:table-cell table:formula="of:=FREQUENCY([.B$14:.B$1013];[.B974])/1000" office:value-type="float" office:value="0.961">
            <text:p>0,961</text:p>
          </table:table-cell>
          <table:table-cell table:formula="of:=IF(AND([.E$6]&lt;=[.B974];[.B974]&lt;=[.E$7]);([.B974]-[.E$6])^2/([.E$8]-[.E$6])*([.E$7]-[.E$6]);1-(([.E$8]-[.B974])^2/([.E$8]-[.E$6])*([.E$8]-[.E$7])))" office:value-type="float" office:value="-0.173566756627001">
            <text:p>-0,1735667566</text:p>
          </table:table-cell>
          <table:table-cell table:formula="of:=([.D974]-[.C974])" office:value-type="float" office:value="-1.134566756627">
            <text:p>-1,1345667566</text:p>
          </table:table-cell>
          <table:table-cell table:formula="of:=([.D974]-[.C973])" office:value-type="float" office:value="-1.133566756627">
            <text:p>-1,1335667566</text:p>
          </table:table-cell>
          <table:table-cell/>
        </table:table-row>
        <table:table-row table:style-name="ro1">
          <table:table-cell office:value-type="float" office:value="7.88282675645">
            <text:p>7,8828267565</text:p>
          </table:table-cell>
          <table:table-cell office:value-type="float" office:value="7.84215839577">
            <text:p>7,8421583958</text:p>
          </table:table-cell>
          <table:table-cell table:formula="of:=FREQUENCY([.B$14:.B$1013];[.B975])/1000" office:value-type="float" office:value="0.962">
            <text:p>0,962</text:p>
          </table:table-cell>
          <table:table-cell table:formula="of:=IF(AND([.E$6]&lt;=[.B975];[.B975]&lt;=[.E$7]);([.B975]-[.E$6])^2/([.E$8]-[.E$6])*([.E$7]-[.E$6]);1-(([.E$8]-[.B975])^2/([.E$8]-[.E$6])*([.E$8]-[.E$7])))" office:value-type="float" office:value="-0.117164317071583">
            <text:p>-0,1171643171</text:p>
          </table:table-cell>
          <table:table-cell table:formula="of:=([.D975]-[.C975])" office:value-type="float" office:value="-1.07916431707158">
            <text:p>-1,0791643171</text:p>
          </table:table-cell>
          <table:table-cell table:formula="of:=([.D975]-[.C974])" office:value-type="float" office:value="-1.07816431707158">
            <text:p>-1,0781643171</text:p>
          </table:table-cell>
          <table:table-cell/>
        </table:table-row>
        <table:table-row table:style-name="ro1">
          <table:table-cell office:value-type="float" office:value="4.36002838423">
            <text:p>4,3600283842</text:p>
          </table:table-cell>
          <table:table-cell office:value-type="float" office:value="7.87261816816">
            <text:p>7,8726181682</text:p>
          </table:table-cell>
          <table:table-cell table:formula="of:=FREQUENCY([.B$14:.B$1013];[.B976])/1000" office:value-type="float" office:value="0.963">
            <text:p>0,963</text:p>
          </table:table-cell>
          <table:table-cell table:formula="of:=IF(AND([.E$6]&lt;=[.B976];[.B976]&lt;=[.E$7]);([.B976]-[.E$6])^2/([.E$8]-[.E$6])*([.E$7]-[.E$6]);1-(([.E$8]-[.B976])^2/([.E$8]-[.E$6])*([.E$8]-[.E$7])))" office:value-type="float" office:value="-0.0591581623024289">
            <text:p>-0,0591581623</text:p>
          </table:table-cell>
          <table:table-cell table:formula="of:=([.D976]-[.C976])" office:value-type="float" office:value="-1.02215816230243">
            <text:p>-1,0221581623</text:p>
          </table:table-cell>
          <table:table-cell table:formula="of:=([.D976]-[.C975])" office:value-type="float" office:value="-1.02115816230243">
            <text:p>-1,0211581623</text:p>
          </table:table-cell>
          <table:table-cell/>
        </table:table-row>
        <table:table-row table:style-name="ro1">
          <table:table-cell office:value-type="float" office:value="3.90355375701">
            <text:p>3,903553757</text:p>
          </table:table-cell>
          <table:table-cell office:value-type="float" office:value="7.88282675645">
            <text:p>7,8828267565</text:p>
          </table:table-cell>
          <table:table-cell table:formula="of:=FREQUENCY([.B$14:.B$1013];[.B977])/1000" office:value-type="float" office:value="0.964">
            <text:p>0,964</text:p>
          </table:table-cell>
          <table:table-cell table:formula="of:=IF(AND([.E$6]&lt;=[.B977];[.B977]&lt;=[.E$7]);([.B977]-[.E$6])^2/([.E$8]-[.E$6])*([.E$7]-[.E$6]);1-(([.E$8]-[.B977])^2/([.E$8]-[.E$6])*([.E$8]-[.E$7])))" office:value-type="float" office:value="-0.0400633800866894">
            <text:p>-0,0400633801</text:p>
          </table:table-cell>
          <table:table-cell table:formula="of:=([.D977]-[.C977])" office:value-type="float" office:value="-1.00406338008669">
            <text:p>-1,0040633801</text:p>
          </table:table-cell>
          <table:table-cell table:formula="of:=([.D977]-[.C976])" office:value-type="float" office:value="-1.00306338008669">
            <text:p>-1,0030633801</text:p>
          </table:table-cell>
          <table:table-cell/>
        </table:table-row>
        <table:table-row table:style-name="ro1">
          <table:table-cell office:value-type="float" office:value="4.40616573898">
            <text:p>4,406165739</text:p>
          </table:table-cell>
          <table:table-cell office:value-type="float" office:value="7.88946865708">
            <text:p>7,8894686571</text:p>
          </table:table-cell>
          <table:table-cell table:formula="of:=FREQUENCY([.B$14:.B$1013];[.B978])/1000" office:value-type="float" office:value="0.965">
            <text:p>0,965</text:p>
          </table:table-cell>
          <table:table-cell table:formula="of:=IF(AND([.E$6]&lt;=[.B978];[.B978]&lt;=[.E$7]);([.B978]-[.E$6])^2/([.E$8]-[.E$6])*([.E$7]-[.E$6]);1-(([.E$8]-[.B978])^2/([.E$8]-[.E$6])*([.E$8]-[.E$7])))" office:value-type="float" office:value="-0.027733219673082">
            <text:p>-0,0277332197</text:p>
          </table:table-cell>
          <table:table-cell table:formula="of:=([.D978]-[.C978])" office:value-type="float" office:value="-0.992733219673082">
            <text:p>-0,9927332197</text:p>
          </table:table-cell>
          <table:table-cell table:formula="of:=([.D978]-[.C977])" office:value-type="float" office:value="-0.991733219673082">
            <text:p>-0,9917332197</text:p>
          </table:table-cell>
          <table:table-cell/>
        </table:table-row>
        <table:table-row table:style-name="ro1">
          <table:table-cell office:value-type="float" office:value="5.32973487225">
            <text:p>5,3297348723</text:p>
          </table:table-cell>
          <table:table-cell office:value-type="float" office:value="7.90123965051">
            <text:p>7,9012396505</text:p>
          </table:table-cell>
          <table:table-cell table:formula="of:=FREQUENCY([.B$14:.B$1013];[.B979])/1000" office:value-type="float" office:value="0.966">
            <text:p>0,966</text:p>
          </table:table-cell>
          <table:table-cell table:formula="of:=IF(AND([.E$6]&lt;=[.B979];[.B979]&lt;=[.E$7]);([.B979]-[.E$6])^2/([.E$8]-[.E$6])*([.E$7]-[.E$6]);1-(([.E$8]-[.B979])^2/([.E$8]-[.E$6])*([.E$8]-[.E$7])))" office:value-type="float" office:value="-0.00606192134282257">
            <text:p>-0,0060619213</text:p>
          </table:table-cell>
          <table:table-cell table:formula="of:=([.D979]-[.C979])" office:value-type="float" office:value="-0.972061921342823">
            <text:p>-0,9720619213</text:p>
          </table:table-cell>
          <table:table-cell table:formula="of:=([.D979]-[.C978])" office:value-type="float" office:value="-0.971061921342823">
            <text:p>-0,9710619213</text:p>
          </table:table-cell>
          <table:table-cell/>
        </table:table-row>
        <table:table-row table:style-name="ro1">
          <table:table-cell office:value-type="float" office:value="6.54341766221">
            <text:p>6,5434176622</text:p>
          </table:table-cell>
          <table:table-cell office:value-type="float" office:value="7.90150892547">
            <text:p>7,9015089255</text:p>
          </table:table-cell>
          <table:table-cell table:formula="of:=FREQUENCY([.B$14:.B$1013];[.B980])/1000" office:value-type="float" office:value="0.967">
            <text:p>0,967</text:p>
          </table:table-cell>
          <table:table-cell table:formula="of:=IF(AND([.E$6]&lt;=[.B980];[.B980]&lt;=[.E$7]);([.B980]-[.E$6])^2/([.E$8]-[.E$6])*([.E$7]-[.E$6]);1-(([.E$8]-[.B980])^2/([.E$8]-[.E$6])*([.E$8]-[.E$7])))" office:value-type="float" office:value="-0.00556886735172846">
            <text:p>-0,0055688674</text:p>
          </table:table-cell>
          <table:table-cell table:formula="of:=([.D980]-[.C980])" office:value-type="float" office:value="-0.972568867351728">
            <text:p>-0,9725688674</text:p>
          </table:table-cell>
          <table:table-cell table:formula="of:=([.D980]-[.C979])" office:value-type="float" office:value="-0.971568867351728">
            <text:p>-0,9715688674</text:p>
          </table:table-cell>
          <table:table-cell/>
        </table:table-row>
        <table:table-row table:style-name="ro1">
          <table:table-cell office:value-type="float" office:value="4.08371816507">
            <text:p>4,0837181651</text:p>
          </table:table-cell>
          <table:table-cell office:value-type="float" office:value="7.91033340554">
            <text:p>7,9103334055</text:p>
          </table:table-cell>
          <table:table-cell table:formula="of:=FREQUENCY([.B$14:.B$1013];[.B981])/1000" office:value-type="float" office:value="0.968">
            <text:p>0,968</text:p>
          </table:table-cell>
          <table:table-cell table:formula="of:=IF(AND([.E$6]&lt;=[.B981];[.B981]&lt;=[.E$7]);([.B981]-[.E$6])^2/([.E$8]-[.E$6])*([.E$7]-[.E$6]);1-(([.E$8]-[.B981])^2/([.E$8]-[.E$6])*([.E$8]-[.E$7])))" office:value-type="float" office:value="0.0105222607649554">
            <text:p>0,0105222608</text:p>
          </table:table-cell>
          <table:table-cell table:formula="of:=([.D981]-[.C981])" office:value-type="float" office:value="-0.957477739235045">
            <text:p>-0,9574777392</text:p>
          </table:table-cell>
          <table:table-cell table:formula="of:=([.D981]-[.C980])" office:value-type="float" office:value="-0.956477739235045">
            <text:p>-0,9564777392</text:p>
          </table:table-cell>
          <table:table-cell/>
        </table:table-row>
        <table:table-row table:style-name="ro1">
          <table:table-cell office:value-type="float" office:value="5.29967516838">
            <text:p>5,2996751684</text:p>
          </table:table-cell>
          <table:table-cell office:value-type="float" office:value="7.96507475671">
            <text:p>7,9650747567</text:p>
          </table:table-cell>
          <table:table-cell table:formula="of:=FREQUENCY([.B$14:.B$1013];[.B982])/1000" office:value-type="float" office:value="0.969">
            <text:p>0,969</text:p>
          </table:table-cell>
          <table:table-cell table:formula="of:=IF(AND([.E$6]&lt;=[.B982];[.B982]&lt;=[.E$7]);([.B982]-[.E$6])^2/([.E$8]-[.E$6])*([.E$7]-[.E$6]);1-(([.E$8]-[.B982])^2/([.E$8]-[.E$6])*([.E$8]-[.E$7])))" office:value-type="float" office:value="0.107441450667612">
            <text:p>0,1074414507</text:p>
          </table:table-cell>
          <table:table-cell table:formula="of:=([.D982]-[.C982])" office:value-type="float" office:value="-0.861558549332388">
            <text:p>-0,8615585493</text:p>
          </table:table-cell>
          <table:table-cell table:formula="of:=([.D982]-[.C981])" office:value-type="float" office:value="-0.860558549332388">
            <text:p>-0,8605585493</text:p>
          </table:table-cell>
          <table:table-cell/>
        </table:table-row>
        <table:table-row table:style-name="ro1">
          <table:table-cell office:value-type="float" office:value="4.45778877897">
            <text:p>4,457788779</text:p>
          </table:table-cell>
          <table:table-cell office:value-type="float" office:value="7.96894715776">
            <text:p>7,9689471578</text:p>
          </table:table-cell>
          <table:table-cell table:formula="of:=FREQUENCY([.B$14:.B$1013];[.B983])/1000" office:value-type="float" office:value="0.97">
            <text:p>0,97</text:p>
          </table:table-cell>
          <table:table-cell table:formula="of:=IF(AND([.E$6]&lt;=[.B983];[.B983]&lt;=[.E$7]);([.B983]-[.E$6])^2/([.E$8]-[.E$6])*([.E$7]-[.E$6]);1-(([.E$8]-[.B983])^2/([.E$8]-[.E$6])*([.E$8]-[.E$7])))" office:value-type="float" office:value="0.114108363757348">
            <text:p>0,1141083638</text:p>
          </table:table-cell>
          <table:table-cell table:formula="of:=([.D983]-[.C983])" office:value-type="float" office:value="-0.855891636242652">
            <text:p>-0,8558916362</text:p>
          </table:table-cell>
          <table:table-cell table:formula="of:=([.D983]-[.C982])" office:value-type="float" office:value="-0.854891636242652">
            <text:p>-0,8548916362</text:p>
          </table:table-cell>
          <table:table-cell/>
        </table:table-row>
        <table:table-row table:style-name="ro1">
          <table:table-cell office:value-type="float" office:value="4.17907428235">
            <text:p>4,1790742824</text:p>
          </table:table-cell>
          <table:table-cell office:value-type="float" office:value="7.96933129674">
            <text:p>7,9693312967</text:p>
          </table:table-cell>
          <table:table-cell table:formula="of:=FREQUENCY([.B$14:.B$1013];[.B984])/1000" office:value-type="float" office:value="0.971">
            <text:p>0,971</text:p>
          </table:table-cell>
          <table:table-cell table:formula="of:=IF(AND([.E$6]&lt;=[.B984];[.B984]&lt;=[.E$7]);([.B984]-[.E$6])^2/([.E$8]-[.E$6])*([.E$7]-[.E$6]);1-(([.E$8]-[.B984])^2/([.E$8]-[.E$6])*([.E$8]-[.E$7])))" office:value-type="float" office:value="0.114768353433625">
            <text:p>0,1147683534</text:p>
          </table:table-cell>
          <table:table-cell table:formula="of:=([.D984]-[.C984])" office:value-type="float" office:value="-0.856231646566375">
            <text:p>-0,8562316466</text:p>
          </table:table-cell>
          <table:table-cell table:formula="of:=([.D984]-[.C983])" office:value-type="float" office:value="-0.855231646566375">
            <text:p>-0,8552316466</text:p>
          </table:table-cell>
          <table:table-cell/>
        </table:table-row>
        <table:table-row table:style-name="ro1">
          <table:table-cell office:value-type="float" office:value="4.81958597054">
            <text:p>4,8195859705</text:p>
          </table:table-cell>
          <table:table-cell office:value-type="float" office:value="7.99272153482">
            <text:p>7,9927215348</text:p>
          </table:table-cell>
          <table:table-cell table:formula="of:=FREQUENCY([.B$14:.B$1013];[.B985])/1000" office:value-type="float" office:value="0.972">
            <text:p>0,972</text:p>
          </table:table-cell>
          <table:table-cell table:formula="of:=IF(AND([.E$6]&lt;=[.B985];[.B985]&lt;=[.E$7]);([.B985]-[.E$6])^2/([.E$8]-[.E$6])*([.E$7]-[.E$6]);1-(([.E$8]-[.B985])^2/([.E$8]-[.E$6])*([.E$8]-[.E$7])))" office:value-type="float" office:value="0.154491744653853">
            <text:p>0,1544917447</text:p>
          </table:table-cell>
          <table:table-cell table:formula="of:=([.D985]-[.C985])" office:value-type="float" office:value="-0.817508255346147">
            <text:p>-0,8175082553</text:p>
          </table:table-cell>
          <table:table-cell table:formula="of:=([.D985]-[.C984])" office:value-type="float" office:value="-0.816508255346147">
            <text:p>-0,8165082553</text:p>
          </table:table-cell>
          <table:table-cell/>
        </table:table-row>
        <table:table-row table:style-name="ro1">
          <table:table-cell office:value-type="float" office:value="6.17260015812">
            <text:p>6,1726001581</text:p>
          </table:table-cell>
          <table:table-cell office:value-type="float" office:value="8.01570066716">
            <text:p>8,0157006672</text:p>
          </table:table-cell>
          <table:table-cell table:formula="of:=FREQUENCY([.B$14:.B$1013];[.B986])/1000" office:value-type="float" office:value="0.973">
            <text:p>0,973</text:p>
          </table:table-cell>
          <table:table-cell table:formula="of:=IF(AND([.E$6]&lt;=[.B986];[.B986]&lt;=[.E$7]);([.B986]-[.E$6])^2/([.E$8]-[.E$6])*([.E$7]-[.E$6]);1-(([.E$8]-[.B986])^2/([.E$8]-[.E$6])*([.E$8]-[.E$7])))" office:value-type="float" office:value="0.192629019475611">
            <text:p>0,1926290195</text:p>
          </table:table-cell>
          <table:table-cell table:formula="of:=([.D986]-[.C986])" office:value-type="float" office:value="-0.780370980524389">
            <text:p>-0,7803709805</text:p>
          </table:table-cell>
          <table:table-cell table:formula="of:=([.D986]-[.C985])" office:value-type="float" office:value="-0.779370980524389">
            <text:p>-0,7793709805</text:p>
          </table:table-cell>
          <table:table-cell/>
        </table:table-row>
        <table:table-row table:style-name="ro1">
          <table:table-cell office:value-type="float" office:value="3.96859452821">
            <text:p>3,9685945282</text:p>
          </table:table-cell>
          <table:table-cell office:value-type="float" office:value="8.02462153872">
            <text:p>8,0246215387</text:p>
          </table:table-cell>
          <table:table-cell table:formula="of:=FREQUENCY([.B$14:.B$1013];[.B987])/1000" office:value-type="float" office:value="0.974">
            <text:p>0,974</text:p>
          </table:table-cell>
          <table:table-cell table:formula="of:=IF(AND([.E$6]&lt;=[.B987];[.B987]&lt;=[.E$7]);([.B987]-[.E$6])^2/([.E$8]-[.E$6])*([.E$7]-[.E$6]);1-(([.E$8]-[.B987])^2/([.E$8]-[.E$6])*([.E$8]-[.E$7])))" office:value-type="float" office:value="0.207197381059216">
            <text:p>0,2071973811</text:p>
          </table:table-cell>
          <table:table-cell table:formula="of:=([.D987]-[.C987])" office:value-type="float" office:value="-0.766802618940784">
            <text:p>-0,7668026189</text:p>
          </table:table-cell>
          <table:table-cell table:formula="of:=([.D987]-[.C986])" office:value-type="float" office:value="-0.765802618940784">
            <text:p>-0,7658026189</text:p>
          </table:table-cell>
          <table:table-cell/>
        </table:table-row>
        <table:table-row table:style-name="ro1">
          <table:table-cell office:value-type="float" office:value="4.73903436117">
            <text:p>4,7390343612</text:p>
          </table:table-cell>
          <table:table-cell office:value-type="float" office:value="8.08190075153">
            <text:p>8,0819007515</text:p>
          </table:table-cell>
          <table:table-cell table:formula="of:=FREQUENCY([.B$14:.B$1013];[.B988])/1000" office:value-type="float" office:value="0.975">
            <text:p>0,975</text:p>
          </table:table-cell>
          <table:table-cell table:formula="of:=IF(AND([.E$6]&lt;=[.B988];[.B988]&lt;=[.E$7]);([.B988]-[.E$6])^2/([.E$8]-[.E$6])*([.E$7]-[.E$6]);1-(([.E$8]-[.B988])^2/([.E$8]-[.E$6])*([.E$8]-[.E$7])))" office:value-type="float" office:value="0.297578141632351">
            <text:p>0,2975781416</text:p>
          </table:table-cell>
          <table:table-cell table:formula="of:=([.D988]-[.C988])" office:value-type="float" office:value="-0.677421858367649">
            <text:p>-0,6774218584</text:p>
          </table:table-cell>
          <table:table-cell table:formula="of:=([.D988]-[.C987])" office:value-type="float" office:value="-0.676421858367649">
            <text:p>-0,6764218584</text:p>
          </table:table-cell>
          <table:table-cell/>
        </table:table-row>
        <table:table-row table:style-name="ro1">
          <table:table-cell office:value-type="float" office:value="5.54582901564">
            <text:p>5,5458290156</text:p>
          </table:table-cell>
          <table:table-cell office:value-type="float" office:value="8.1070229576">
            <text:p>8,1070229576</text:p>
          </table:table-cell>
          <table:table-cell table:formula="of:=FREQUENCY([.B$14:.B$1013];[.B989])/1000" office:value-type="float" office:value="0.976">
            <text:p>0,976</text:p>
          </table:table-cell>
          <table:table-cell table:formula="of:=IF(AND([.E$6]&lt;=[.B989];[.B989]&lt;=[.E$7]);([.B989]-[.E$6])^2/([.E$8]-[.E$6])*([.E$7]-[.E$6]);1-(([.E$8]-[.B989])^2/([.E$8]-[.E$6])*([.E$8]-[.E$7])))" office:value-type="float" office:value="0.33549333478879">
            <text:p>0,3354933348</text:p>
          </table:table-cell>
          <table:table-cell table:formula="of:=([.D989]-[.C989])" office:value-type="float" office:value="-0.64050666521121">
            <text:p>-0,6405066652</text:p>
          </table:table-cell>
          <table:table-cell table:formula="of:=([.D989]-[.C988])" office:value-type="float" office:value="-0.63950666521121">
            <text:p>-0,6395066652</text:p>
          </table:table-cell>
          <table:table-cell/>
        </table:table-row>
        <table:table-row table:style-name="ro1">
          <table:table-cell office:value-type="float" office:value="6.57484633703">
            <text:p>6,574846337</text:p>
          </table:table-cell>
          <table:table-cell office:value-type="float" office:value="8.14540541384">
            <text:p>8,1454054138</text:p>
          </table:table-cell>
          <table:table-cell table:formula="of:=FREQUENCY([.B$14:.B$1013];[.B990])/1000" office:value-type="float" office:value="0.977">
            <text:p>0,977</text:p>
          </table:table-cell>
          <table:table-cell table:formula="of:=IF(AND([.E$6]&lt;=[.B990];[.B990]&lt;=[.E$7]);([.B990]-[.E$6])^2/([.E$8]-[.E$6])*([.E$7]-[.E$6]);1-(([.E$8]-[.B990])^2/([.E$8]-[.E$6])*([.E$8]-[.E$7])))" office:value-type="float" office:value="0.391390077755016">
            <text:p>0,3913900778</text:p>
          </table:table-cell>
          <table:table-cell table:formula="of:=([.D990]-[.C990])" office:value-type="float" office:value="-0.585609922244984">
            <text:p>-0,5856099222</text:p>
          </table:table-cell>
          <table:table-cell table:formula="of:=([.D990]-[.C989])" office:value-type="float" office:value="-0.584609922244984">
            <text:p>-0,5846099222</text:p>
          </table:table-cell>
          <table:table-cell/>
        </table:table-row>
        <table:table-row table:style-name="ro1">
          <table:table-cell office:value-type="float" office:value="3.33009448027">
            <text:p>3,3300944803</text:p>
          </table:table-cell>
          <table:table-cell office:value-type="float" office:value="8.19228224725">
            <text:p>8,1922822473</text:p>
          </table:table-cell>
          <table:table-cell table:formula="of:=FREQUENCY([.B$14:.B$1013];[.B991])/1000" office:value-type="float" office:value="0.978">
            <text:p>0,978</text:p>
          </table:table-cell>
          <table:table-cell table:formula="of:=IF(AND([.E$6]&lt;=[.B991];[.B991]&lt;=[.E$7]);([.B991]-[.E$6])^2/([.E$8]-[.E$6])*([.E$7]-[.E$6]);1-(([.E$8]-[.B991])^2/([.E$8]-[.E$6])*([.E$8]-[.E$7])))" office:value-type="float" office:value="0.456326693243742">
            <text:p>0,4563266932</text:p>
          </table:table-cell>
          <table:table-cell table:formula="of:=([.D991]-[.C991])" office:value-type="float" office:value="-0.521673306756258">
            <text:p>-0,5216733068</text:p>
          </table:table-cell>
          <table:table-cell table:formula="of:=([.D991]-[.C990])" office:value-type="float" office:value="-0.520673306756258">
            <text:p>-0,5206733068</text:p>
          </table:table-cell>
          <table:table-cell/>
        </table:table-row>
        <table:table-row table:style-name="ro1">
          <table:table-cell office:value-type="float" office:value="4.30297355161">
            <text:p>4,3029735516</text:p>
          </table:table-cell>
          <table:table-cell office:value-type="float" office:value="8.1937962229">
            <text:p>8,1937962229</text:p>
          </table:table-cell>
          <table:table-cell table:formula="of:=FREQUENCY([.B$14:.B$1013];[.B992])/1000" office:value-type="float" office:value="0.979">
            <text:p>0,979</text:p>
          </table:table-cell>
          <table:table-cell table:formula="of:=IF(AND([.E$6]&lt;=[.B992];[.B992]&lt;=[.E$7]);([.B992]-[.E$6])^2/([.E$8]-[.E$6])*([.E$7]-[.E$6]);1-(([.E$8]-[.B992])^2/([.E$8]-[.E$6])*([.E$8]-[.E$7])))" office:value-type="float" office:value="0.458362891491411">
            <text:p>0,4583628915</text:p>
          </table:table-cell>
          <table:table-cell table:formula="of:=([.D992]-[.C992])" office:value-type="float" office:value="-0.520637108508589">
            <text:p>-0,5206371085</text:p>
          </table:table-cell>
          <table:table-cell table:formula="of:=([.D992]-[.C991])" office:value-type="float" office:value="-0.519637108508589">
            <text:p>-0,5196371085</text:p>
          </table:table-cell>
          <table:table-cell/>
        </table:table-row>
        <table:table-row table:style-name="ro1">
          <table:table-cell office:value-type="float" office:value="4.026893487">
            <text:p>4,026893487</text:p>
          </table:table-cell>
          <table:table-cell office:value-type="float" office:value="8.20853817518">
            <text:p>8,2085381752</text:p>
          </table:table-cell>
          <table:table-cell table:formula="of:=FREQUENCY([.B$14:.B$1013];[.B993])/1000" office:value-type="float" office:value="0.98">
            <text:p>0,98</text:p>
          </table:table-cell>
          <table:table-cell table:formula="of:=IF(AND([.E$6]&lt;=[.B993];[.B993]&lt;=[.E$7]);([.B993]-[.E$6])^2/([.E$8]-[.E$6])*([.E$7]-[.E$6]);1-(([.E$8]-[.B993])^2/([.E$8]-[.E$6])*([.E$8]-[.E$7])))" office:value-type="float" office:value="0.477990149877162">
            <text:p>0,4779901499</text:p>
          </table:table-cell>
          <table:table-cell table:formula="of:=([.D993]-[.C993])" office:value-type="float" office:value="-0.502009850122838">
            <text:p>-0,5020098501</text:p>
          </table:table-cell>
          <table:table-cell table:formula="of:=([.D993]-[.C992])" office:value-type="float" office:value="-0.501009850122838">
            <text:p>-0,5010098501</text:p>
          </table:table-cell>
          <table:table-cell/>
        </table:table-row>
        <table:table-row table:style-name="ro1">
          <table:table-cell office:value-type="float" office:value="5.46604293871">
            <text:p>5,4660429387</text:p>
          </table:table-cell>
          <table:table-cell office:value-type="float" office:value="8.21450476363">
            <text:p>8,2145047636</text:p>
          </table:table-cell>
          <table:table-cell table:formula="of:=FREQUENCY([.B$14:.B$1013];[.B994])/1000" office:value-type="float" office:value="0.981">
            <text:p>0,981</text:p>
          </table:table-cell>
          <table:table-cell table:formula="of:=IF(AND([.E$6]&lt;=[.B994];[.B994]&lt;=[.E$7]);([.B994]-[.E$6])^2/([.E$8]-[.E$6])*([.E$7]-[.E$6]);1-(([.E$8]-[.B994])^2/([.E$8]-[.E$6])*([.E$8]-[.E$7])))" office:value-type="float" office:value="0.485831028033365">
            <text:p>0,485831028</text:p>
          </table:table-cell>
          <table:table-cell table:formula="of:=([.D994]-[.C994])" office:value-type="float" office:value="-0.495168971966635">
            <text:p>-0,495168972</text:p>
          </table:table-cell>
          <table:table-cell table:formula="of:=([.D994]-[.C993])" office:value-type="float" office:value="-0.494168971966635">
            <text:p>-0,494168972</text:p>
          </table:table-cell>
          <table:table-cell/>
        </table:table-row>
        <table:table-row table:style-name="ro1">
          <table:table-cell office:value-type="float" office:value="4.24743277003">
            <text:p>4,24743277</text:p>
          </table:table-cell>
          <table:table-cell office:value-type="float" office:value="8.23193842727">
            <text:p>8,2319384273</text:p>
          </table:table-cell>
          <table:table-cell table:formula="of:=FREQUENCY([.B$14:.B$1013];[.B995])/1000" office:value-type="float" office:value="0.982">
            <text:p>0,982</text:p>
          </table:table-cell>
          <table:table-cell table:formula="of:=IF(AND([.E$6]&lt;=[.B995];[.B995]&lt;=[.E$7]);([.B995]-[.E$6])^2/([.E$8]-[.E$6])*([.E$7]-[.E$6]);1-(([.E$8]-[.B995])^2/([.E$8]-[.E$6])*([.E$8]-[.E$7])))" office:value-type="float" office:value="0.508401183746266">
            <text:p>0,5084011837</text:p>
          </table:table-cell>
          <table:table-cell table:formula="of:=([.D995]-[.C995])" office:value-type="float" office:value="-0.473598816253734">
            <text:p>-0,4735988163</text:p>
          </table:table-cell>
          <table:table-cell table:formula="of:=([.D995]-[.C994])" office:value-type="float" office:value="-0.472598816253734">
            <text:p>-0,4725988163</text:p>
          </table:table-cell>
          <table:table-cell/>
        </table:table-row>
        <table:table-row table:style-name="ro1">
          <table:table-cell office:value-type="float" office:value="6.97241099536">
            <text:p>6,9724109954</text:p>
          </table:table-cell>
          <table:table-cell office:value-type="float" office:value="8.27281325276">
            <text:p>8,2728132528</text:p>
          </table:table-cell>
          <table:table-cell table:formula="of:=FREQUENCY([.B$14:.B$1013];[.B996])/1000" office:value-type="float" office:value="0.983">
            <text:p>0,983</text:p>
          </table:table-cell>
          <table:table-cell table:formula="of:=IF(AND([.E$6]&lt;=[.B996];[.B996]&lt;=[.E$7]);([.B996]-[.E$6])^2/([.E$8]-[.E$6])*([.E$7]-[.E$6]);1-(([.E$8]-[.B996])^2/([.E$8]-[.E$6])*([.E$8]-[.E$7])))" office:value-type="float" office:value="0.559332862198758">
            <text:p>0,5593328622</text:p>
          </table:table-cell>
          <table:table-cell table:formula="of:=([.D996]-[.C996])" office:value-type="float" office:value="-0.423667137801242">
            <text:p>-0,4236671378</text:p>
          </table:table-cell>
          <table:table-cell table:formula="of:=([.D996]-[.C995])" office:value-type="float" office:value="-0.422667137801242">
            <text:p>-0,4226671378</text:p>
          </table:table-cell>
          <table:table-cell/>
        </table:table-row>
        <table:table-row table:style-name="ro1">
          <table:table-cell office:value-type="float" office:value="5.27270440303">
            <text:p>5,272704403</text:p>
          </table:table-cell>
          <table:table-cell office:value-type="float" office:value="8.29308484416">
            <text:p>8,2930848442</text:p>
          </table:table-cell>
          <table:table-cell table:formula="of:=FREQUENCY([.B$14:.B$1013];[.B997])/1000" office:value-type="float" office:value="0.984">
            <text:p>0,984</text:p>
          </table:table-cell>
          <table:table-cell table:formula="of:=IF(AND([.E$6]&lt;=[.B997];[.B997]&lt;=[.E$7]);([.B997]-[.E$6])^2/([.E$8]-[.E$6])*([.E$7]-[.E$6]);1-(([.E$8]-[.B997])^2/([.E$8]-[.E$6])*([.E$8]-[.E$7])))" office:value-type="float" office:value="0.583559135369756">
            <text:p>0,5835591354</text:p>
          </table:table-cell>
          <table:table-cell table:formula="of:=([.D997]-[.C997])" office:value-type="float" office:value="-0.400440864630244">
            <text:p>-0,4004408646</text:p>
          </table:table-cell>
          <table:table-cell table:formula="of:=([.D997]-[.C996])" office:value-type="float" office:value="-0.399440864630244">
            <text:p>-0,3994408646</text:p>
          </table:table-cell>
          <table:table-cell/>
        </table:table-row>
        <table:table-row table:style-name="ro1">
          <table:table-cell office:value-type="float" office:value="3.42693315419">
            <text:p>3,4269331542</text:p>
          </table:table-cell>
          <table:table-cell office:value-type="float" office:value="8.29726355728">
            <text:p>8,2972635573</text:p>
          </table:table-cell>
          <table:table-cell table:formula="of:=FREQUENCY([.B$14:.B$1013];[.B998])/1000" office:value-type="float" office:value="0.985">
            <text:p>0,985</text:p>
          </table:table-cell>
          <table:table-cell table:formula="of:=IF(AND([.E$6]&lt;=[.B998];[.B998]&lt;=[.E$7]);([.B998]-[.E$6])^2/([.E$8]-[.E$6])*([.E$7]-[.E$6]);1-(([.E$8]-[.B998])^2/([.E$8]-[.E$6])*([.E$8]-[.E$7])))" office:value-type="float" office:value="0.588467910061034">
            <text:p>0,5884679101</text:p>
          </table:table-cell>
          <table:table-cell table:formula="of:=([.D998]-[.C998])" office:value-type="float" office:value="-0.396532089938965">
            <text:p>-0,3965320899</text:p>
          </table:table-cell>
          <table:table-cell table:formula="of:=([.D998]-[.C997])" office:value-type="float" office:value="-0.395532089938965">
            <text:p>-0,3955320899</text:p>
          </table:table-cell>
          <table:table-cell/>
        </table:table-row>
        <table:table-row table:style-name="ro1">
          <table:table-cell office:value-type="float" office:value="6.4107601838">
            <text:p>6,4107601838</text:p>
          </table:table-cell>
          <table:table-cell office:value-type="float" office:value="8.31093703859">
            <text:p>8,3109370386</text:p>
          </table:table-cell>
          <table:table-cell table:formula="of:=FREQUENCY([.B$14:.B$1013];[.B999])/1000" office:value-type="float" office:value="0.986">
            <text:p>0,986</text:p>
          </table:table-cell>
          <table:table-cell table:formula="of:=IF(AND([.E$6]&lt;=[.B999];[.B999]&lt;=[.E$7]);([.B999]-[.E$6])^2/([.E$8]-[.E$6])*([.E$7]-[.E$6]);1-(([.E$8]-[.B999])^2/([.E$8]-[.E$6])*([.E$8]-[.E$7])))" office:value-type="float" office:value="0.6043268626774">
            <text:p>0,6043268627</text:p>
          </table:table-cell>
          <table:table-cell table:formula="of:=([.D999]-[.C999])" office:value-type="float" office:value="-0.3816731373226">
            <text:p>-0,3816731373</text:p>
          </table:table-cell>
          <table:table-cell table:formula="of:=([.D999]-[.C998])" office:value-type="float" office:value="-0.3806731373226">
            <text:p>-0,3806731373</text:p>
          </table:table-cell>
          <table:table-cell/>
        </table:table-row>
        <table:table-row table:style-name="ro1">
          <table:table-cell office:value-type="float" office:value="4.36991336441">
            <text:p>4,3699133644</text:p>
          </table:table-cell>
          <table:table-cell office:value-type="float" office:value="8.36755972565">
            <text:p>8,3675597257</text:p>
          </table:table-cell>
          <table:table-cell table:formula="of:=FREQUENCY([.B$14:.B$1013];[.B1000])/1000" office:value-type="float" office:value="0.987">
            <text:p>0,987</text:p>
          </table:table-cell>
          <table:table-cell table:formula="of:=IF(AND([.E$6]&lt;=[.B1000];[.B1000]&lt;=[.E$7]);([.B1000]-[.E$6])^2/([.E$8]-[.E$6])*([.E$7]-[.E$6]);1-(([.E$8]-[.B1000])^2/([.E$8]-[.E$6])*([.E$8]-[.E$7])))" office:value-type="float" office:value="0.666682749483414">
            <text:p>0,6666827495</text:p>
          </table:table-cell>
          <table:table-cell table:formula="of:=([.D1000]-[.C1000])" office:value-type="float" office:value="-0.320317250516586">
            <text:p>-0,3203172505</text:p>
          </table:table-cell>
          <table:table-cell table:formula="of:=([.D1000]-[.C999])" office:value-type="float" office:value="-0.319317250516586">
            <text:p>-0,3193172505</text:p>
          </table:table-cell>
          <table:table-cell/>
        </table:table-row>
        <table:table-row table:style-name="ro1">
          <table:table-cell office:value-type="float" office:value="6.80749386693">
            <text:p>6,8074938669</text:p>
          </table:table-cell>
          <table:table-cell office:value-type="float" office:value="8.43007898811">
            <text:p>8,4300789881</text:p>
          </table:table-cell>
          <table:table-cell table:formula="of:=FREQUENCY([.B$14:.B$1013];[.B1001])/1000" office:value-type="float" office:value="0.988">
            <text:p>0,988</text:p>
          </table:table-cell>
          <table:table-cell table:formula="of:=IF(AND([.E$6]&lt;=[.B1001];[.B1001]&lt;=[.E$7]);([.B1001]-[.E$6])^2/([.E$8]-[.E$6])*([.E$7]-[.E$6]);1-(([.E$8]-[.B1001])^2/([.E$8]-[.E$6])*([.E$8]-[.E$7])))" office:value-type="float" office:value="0.729325033505231">
            <text:p>0,7293250335</text:p>
          </table:table-cell>
          <table:table-cell table:formula="of:=([.D1001]-[.C1001])" office:value-type="float" office:value="-0.258674966494769">
            <text:p>-0,2586749665</text:p>
          </table:table-cell>
          <table:table-cell table:formula="of:=([.D1001]-[.C1000])" office:value-type="float" office:value="-0.257674966494769">
            <text:p>-0,2576749665</text:p>
          </table:table-cell>
          <table:table-cell/>
        </table:table-row>
        <table:table-row table:style-name="ro1">
          <table:table-cell office:value-type="float" office:value="4.38578672476">
            <text:p>4,3857867248</text:p>
          </table:table-cell>
          <table:table-cell office:value-type="float" office:value="8.46345023545">
            <text:p>8,4634502355</text:p>
          </table:table-cell>
          <table:table-cell table:formula="of:=FREQUENCY([.B$14:.B$1013];[.B1002])/1000" office:value-type="float" office:value="0.989">
            <text:p>0,989</text:p>
          </table:table-cell>
          <table:table-cell table:formula="of:=IF(AND([.E$6]&lt;=[.B1002];[.B1002]&lt;=[.E$7]);([.B1002]-[.E$6])^2/([.E$8]-[.E$6])*([.E$7]-[.E$6]);1-(([.E$8]-[.B1002])^2/([.E$8]-[.E$6])*([.E$8]-[.E$7])))" office:value-type="float" office:value="0.760095291801117">
            <text:p>0,7600952918</text:p>
          </table:table-cell>
          <table:table-cell table:formula="of:=([.D1002]-[.C1002])" office:value-type="float" office:value="-0.228904708198883">
            <text:p>-0,2289047082</text:p>
          </table:table-cell>
          <table:table-cell table:formula="of:=([.D1002]-[.C1001])" office:value-type="float" office:value="-0.227904708198883">
            <text:p>-0,2279047082</text:p>
          </table:table-cell>
          <table:table-cell/>
        </table:table-row>
        <table:table-row table:style-name="ro1">
          <table:table-cell office:value-type="float" office:value="5.37364050129">
            <text:p>5,3736405013</text:p>
          </table:table-cell>
          <table:table-cell office:value-type="float" office:value="8.51566133432">
            <text:p>8,5156613343</text:p>
          </table:table-cell>
          <table:table-cell table:formula="of:=FREQUENCY([.B$14:.B$1013];[.B1003])/1000" office:value-type="float" office:value="0.99">
            <text:p>0,99</text:p>
          </table:table-cell>
          <table:table-cell table:formula="of:=IF(AND([.E$6]&lt;=[.B1003];[.B1003]&lt;=[.E$7]);([.B1003]-[.E$6])^2/([.E$8]-[.E$6])*([.E$7]-[.E$6]);1-(([.E$8]-[.B1003])^2/([.E$8]-[.E$6])*([.E$8]-[.E$7])))" office:value-type="float" office:value="0.804513380772765">
            <text:p>0,8045133808</text:p>
          </table:table-cell>
          <table:table-cell table:formula="of:=([.D1003]-[.C1003])" office:value-type="float" office:value="-0.185486619227235">
            <text:p>-0,1854866192</text:p>
          </table:table-cell>
          <table:table-cell table:formula="of:=([.D1003]-[.C1002])" office:value-type="float" office:value="-0.184486619227235">
            <text:p>-0,1844866192</text:p>
          </table:table-cell>
          <table:table-cell/>
        </table:table-row>
        <table:table-row table:style-name="ro1">
          <table:table-cell office:value-type="float" office:value="8.27281325276">
            <text:p>8,2728132528</text:p>
          </table:table-cell>
          <table:table-cell office:value-type="float" office:value="8.52821668056">
            <text:p>8,5282166806</text:p>
          </table:table-cell>
          <table:table-cell table:formula="of:=FREQUENCY([.B$14:.B$1013];[.B1004])/1000" office:value-type="float" office:value="0.991">
            <text:p>0,991</text:p>
          </table:table-cell>
          <table:table-cell table:formula="of:=IF(AND([.E$6]&lt;=[.B1004];[.B1004]&lt;=[.E$7]);([.B1004]-[.E$6])^2/([.E$8]-[.E$6])*([.E$7]-[.E$6]);1-(([.E$8]-[.B1004])^2/([.E$8]-[.E$6])*([.E$8]-[.E$7])))" office:value-type="float" office:value="0.814517082915146">
            <text:p>0,8145170829</text:p>
          </table:table-cell>
          <table:table-cell table:formula="of:=([.D1004]-[.C1004])" office:value-type="float" office:value="-0.176482917084854">
            <text:p>-0,1764829171</text:p>
          </table:table-cell>
          <table:table-cell table:formula="of:=([.D1004]-[.C1003])" office:value-type="float" office:value="-0.175482917084854">
            <text:p>-0,1754829171</text:p>
          </table:table-cell>
          <table:table-cell/>
        </table:table-row>
        <table:table-row table:style-name="ro1">
          <table:table-cell office:value-type="float" office:value="5.08306265138">
            <text:p>5,0830626514</text:p>
          </table:table-cell>
          <table:table-cell office:value-type="float" office:value="8.58370560429">
            <text:p>8,5837056043</text:p>
          </table:table-cell>
          <table:table-cell table:formula="of:=FREQUENCY([.B$14:.B$1013];[.B1005])/1000" office:value-type="float" office:value="0.992">
            <text:p>0,992</text:p>
          </table:table-cell>
          <table:table-cell table:formula="of:=IF(AND([.E$6]&lt;=[.B1005];[.B1005]&lt;=[.E$7]);([.B1005]-[.E$6])^2/([.E$8]-[.E$6])*([.E$7]-[.E$6]);1-(([.E$8]-[.B1005])^2/([.E$8]-[.E$6])*([.E$8]-[.E$7])))" office:value-type="float" office:value="0.855582480083705">
            <text:p>0,8555824801</text:p>
          </table:table-cell>
          <table:table-cell table:formula="of:=([.D1005]-[.C1005])" office:value-type="float" office:value="-0.136417519916295">
            <text:p>-0,1364175199</text:p>
          </table:table-cell>
          <table:table-cell table:formula="of:=([.D1005]-[.C1004])" office:value-type="float" office:value="-0.135417519916295">
            <text:p>-0,1354175199</text:p>
          </table:table-cell>
          <table:table-cell/>
        </table:table-row>
        <table:table-row table:style-name="ro1">
          <table:table-cell office:value-type="float" office:value="5.57483717242">
            <text:p>5,5748371724</text:p>
          </table:table-cell>
          <table:table-cell office:value-type="float" office:value="8.6143314783">
            <text:p>8,6143314783</text:p>
          </table:table-cell>
          <table:table-cell table:formula="of:=FREQUENCY([.B$14:.B$1013];[.B1006])/1000" office:value-type="float" office:value="0.993">
            <text:p>0,993</text:p>
          </table:table-cell>
          <table:table-cell table:formula="of:=IF(AND([.E$6]&lt;=[.B1006];[.B1006]&lt;=[.E$7]);([.B1006]-[.E$6])^2/([.E$8]-[.E$6])*([.E$7]-[.E$6]);1-(([.E$8]-[.B1006])^2/([.E$8]-[.E$6])*([.E$8]-[.E$7])))" office:value-type="float" office:value="0.876049826141447">
            <text:p>0,8760498261</text:p>
          </table:table-cell>
          <table:table-cell table:formula="of:=([.D1006]-[.C1006])" office:value-type="float" office:value="-0.116950173858553">
            <text:p>-0,1169501739</text:p>
          </table:table-cell>
          <table:table-cell table:formula="of:=([.D1006]-[.C1005])" office:value-type="float" office:value="-0.115950173858553">
            <text:p>-0,1159501739</text:p>
          </table:table-cell>
          <table:table-cell/>
        </table:table-row>
        <table:table-row table:style-name="ro1">
          <table:table-cell office:value-type="float" office:value="5.34970945282">
            <text:p>5,3497094528</text:p>
          </table:table-cell>
          <table:table-cell office:value-type="float" office:value="8.6359164942">
            <text:p>8,6359164942</text:p>
          </table:table-cell>
          <table:table-cell table:formula="of:=FREQUENCY([.B$14:.B$1013];[.B1007])/1000" office:value-type="float" office:value="0.994">
            <text:p>0,994</text:p>
          </table:table-cell>
          <table:table-cell table:formula="of:=IF(AND([.E$6]&lt;=[.B1007];[.B1007]&lt;=[.E$7]);([.B1007]-[.E$6])^2/([.E$8]-[.E$6])*([.E$7]-[.E$6]);1-(([.E$8]-[.B1007])^2/([.E$8]-[.E$6])*([.E$8]-[.E$7])))" office:value-type="float" office:value="0.889536000670318">
            <text:p>0,8895360007</text:p>
          </table:table-cell>
          <table:table-cell table:formula="of:=([.D1007]-[.C1007])" office:value-type="float" office:value="-0.104463999329682">
            <text:p>-0,1044639993</text:p>
          </table:table-cell>
          <table:table-cell table:formula="of:=([.D1007]-[.C1006])" office:value-type="float" office:value="-0.103463999329682">
            <text:p>-0,1034639993</text:p>
          </table:table-cell>
          <table:table-cell/>
        </table:table-row>
        <table:table-row table:style-name="ro1">
          <table:table-cell office:value-type="float" office:value="7.81329021747">
            <text:p>7,8132902175</text:p>
          </table:table-cell>
          <table:table-cell office:value-type="float" office:value="8.63955756854">
            <text:p>8,6395575685</text:p>
          </table:table-cell>
          <table:table-cell table:formula="of:=FREQUENCY([.B$14:.B$1013];[.B1008])/1000" office:value-type="float" office:value="0.995">
            <text:p>0,995</text:p>
          </table:table-cell>
          <table:table-cell table:formula="of:=IF(AND([.E$6]&lt;=[.B1008];[.B1008]&lt;=[.E$7]);([.B1008]-[.E$6])^2/([.E$8]-[.E$6])*([.E$7]-[.E$6]);1-(([.E$8]-[.B1008])^2/([.E$8]-[.E$6])*([.E$8]-[.E$7])))" office:value-type="float" office:value="0.89173437800267">
            <text:p>0,891734378</text:p>
          </table:table-cell>
          <table:table-cell table:formula="of:=([.D1008]-[.C1008])" office:value-type="float" office:value="-0.10326562199733">
            <text:p>-0,103265622</text:p>
          </table:table-cell>
          <table:table-cell table:formula="of:=([.D1008]-[.C1007])" office:value-type="float" office:value="-0.10226562199733">
            <text:p>-0,102265622</text:p>
          </table:table-cell>
          <table:table-cell/>
        </table:table-row>
        <table:table-row table:style-name="ro1">
          <table:table-cell office:value-type="float" office:value="3.48168323037">
            <text:p>3,4816832304</text:p>
          </table:table-cell>
          <table:table-cell office:value-type="float" office:value="8.66831577504">
            <text:p>8,668315775</text:p>
          </table:table-cell>
          <table:table-cell table:formula="of:=FREQUENCY([.B$14:.B$1013];[.B1009])/1000" office:value-type="float" office:value="0.996">
            <text:p>0,996</text:p>
          </table:table-cell>
          <table:table-cell table:formula="of:=IF(AND([.E$6]&lt;=[.B1009];[.B1009]&lt;=[.E$7]);([.B1009]-[.E$6])^2/([.E$8]-[.E$6])*([.E$7]-[.E$6]);1-(([.E$8]-[.B1009])^2/([.E$8]-[.E$6])*([.E$8]-[.E$7])))" office:value-type="float" office:value="0.908321312427237">
            <text:p>0,9083213124</text:p>
          </table:table-cell>
          <table:table-cell table:formula="of:=([.D1009]-[.C1009])" office:value-type="float" office:value="-0.0876786875727633">
            <text:p>-0,0876786876</text:p>
          </table:table-cell>
          <table:table-cell table:formula="of:=([.D1009]-[.C1008])" office:value-type="float" office:value="-0.0866786875727633">
            <text:p>-0,0866786876</text:p>
          </table:table-cell>
          <table:table-cell/>
        </table:table-row>
        <table:table-row table:style-name="ro1">
          <table:table-cell office:value-type="float" office:value="7.96894715776">
            <text:p>7,9689471578</text:p>
          </table:table-cell>
          <table:table-cell office:value-type="float" office:value="8.6708491745">
            <text:p>8,6708491745</text:p>
          </table:table-cell>
          <table:table-cell table:formula="of:=FREQUENCY([.B$14:.B$1013];[.B1010])/1000" office:value-type="float" office:value="0.997">
            <text:p>0,997</text:p>
          </table:table-cell>
          <table:table-cell table:formula="of:=IF(AND([.E$6]&lt;=[.B1010];[.B1010]&lt;=[.E$7]);([.B1010]-[.E$6])^2/([.E$8]-[.E$6])*([.E$7]-[.E$6]);1-(([.E$8]-[.B1010])^2/([.E$8]-[.E$6])*([.E$8]-[.E$7])))" office:value-type="float" office:value="0.909716445060557">
            <text:p>0,9097164451</text:p>
          </table:table-cell>
          <table:table-cell table:formula="of:=([.D1010]-[.C1010])" office:value-type="float" office:value="-0.0872835549394425">
            <text:p>-0,0872835549</text:p>
          </table:table-cell>
          <table:table-cell table:formula="of:=([.D1010]-[.C1009])" office:value-type="float" office:value="-0.0862835549394425">
            <text:p>-0,0862835549</text:p>
          </table:table-cell>
          <table:table-cell/>
        </table:table-row>
        <table:table-row table:style-name="ro1">
          <table:table-cell office:value-type="float" office:value="5.45602366225">
            <text:p>5,4560236623</text:p>
          </table:table-cell>
          <table:table-cell office:value-type="float" office:value="8.71665698634">
            <text:p>8,7166569863</text:p>
          </table:table-cell>
          <table:table-cell table:formula="of:=FREQUENCY([.B$14:.B$1013];[.B1011])/1000" office:value-type="float" office:value="0.998">
            <text:p>0,998</text:p>
          </table:table-cell>
          <table:table-cell table:formula="of:=IF(AND([.E$6]&lt;=[.B1011];[.B1011]&lt;=[.E$7]);([.B1011]-[.E$6])^2/([.E$8]-[.E$6])*([.E$7]-[.E$6]);1-(([.E$8]-[.B1011])^2/([.E$8]-[.E$6])*([.E$8]-[.E$7])))" office:value-type="float" office:value="0.933097280508391">
            <text:p>0,9330972805</text:p>
          </table:table-cell>
          <table:table-cell table:formula="of:=([.D1011]-[.C1011])" office:value-type="float" office:value="-0.064902719491609">
            <text:p>-0,0649027195</text:p>
          </table:table-cell>
          <table:table-cell table:formula="of:=([.D1011]-[.C1010])" office:value-type="float" office:value="-0.063902719491609">
            <text:p>-0,0639027195</text:p>
          </table:table-cell>
          <table:table-cell/>
        </table:table-row>
        <table:table-row table:style-name="ro1">
          <table:table-cell office:value-type="float" office:value="5.19620543467">
            <text:p>5,1962054347</text:p>
          </table:table-cell>
          <table:table-cell office:value-type="float" office:value="8.71841672729">
            <text:p>8,7184167273</text:p>
          </table:table-cell>
          <table:table-cell table:formula="of:=FREQUENCY([.B$14:.B$1013];[.B1012])/1000" office:value-type="float" office:value="0.999">
            <text:p>0,999</text:p>
          </table:table-cell>
          <table:table-cell table:formula="of:=IF(AND([.E$6]&lt;=[.B1012];[.B1012]&lt;=[.E$7]);([.B1012]-[.E$6])^2/([.E$8]-[.E$6])*([.E$7]-[.E$6]);1-(([.E$8]-[.B1012])^2/([.E$8]-[.E$6])*([.E$8]-[.E$7])))" office:value-type="float" office:value="0.933925717108271">
            <text:p>0,9339257171</text:p>
          </table:table-cell>
          <table:table-cell table:formula="of:=([.D1012]-[.C1012])" office:value-type="float" office:value="-0.0650742828917285">
            <text:p>-0,0650742829</text:p>
          </table:table-cell>
          <table:table-cell table:formula="of:=([.D1012]-[.C1011])" office:value-type="float" office:value="-0.0640742828917285">
            <text:p>-0,0640742829</text:p>
          </table:table-cell>
          <table:table-cell/>
        </table:table-row>
        <table:table-row table:style-name="ro1">
          <table:table-cell office:value-type="float" office:value="6.63326317109">
            <text:p>6,6332631711</text:p>
          </table:table-cell>
          <table:table-cell office:value-type="float" office:value="8.7535820704">
            <text:p>8,7535820704</text:p>
          </table:table-cell>
          <table:table-cell table:formula="of:=FREQUENCY([.B$14:.B$1013];[.B1013])/1000" office:value-type="float" office:value="1">
            <text:p>1</text:p>
          </table:table-cell>
          <table:table-cell table:formula="of:=IF(AND([.E$6]&lt;=[.B1013];[.B1013]&lt;=[.E$7]);([.B1013]-[.E$6])^2/([.E$8]-[.E$6])*([.E$7]-[.E$6]);1-(([.E$8]-[.B1013])^2/([.E$8]-[.E$6])*([.E$8]-[.E$7])))" office:value-type="float" office:value="0.949398503309708">
            <text:p>0,9493985033</text:p>
          </table:table-cell>
          <table:table-cell table:formula="of:=([.D1013]-[.C1013])" office:value-type="float" office:value="-0.050601496690292">
            <text:p>-0,0506014967</text:p>
          </table:table-cell>
          <table:table-cell table:formula="of:=([.D1013]-[.C1012])" office:value-type="float" office:value="-0.049601496690292">
            <text:p>-0,0496014967</text:p>
          </table:table-cell>
          <table:table-cell/>
        </table:table-row>
        <table:table-row table:style-name="ro1">
          <table:table-cell table:number-columns-repeated="4"/>
          <table:table-cell table:formula="of:=MAX([.E14:.E1013])" office:value-type="float" office:value="0.00510621200044145">
            <text:p>0,005106212</text:p>
          </table:table-cell>
          <table:table-cell table:formula="of:=MAX([.F14:.F1013])" office:value-type="float" office:value="0.00610621200044145">
            <text:p>0,006106212</text:p>
          </table:table-cell>
          <table:table-cell/>
        </table:table-row>
        <table:table-row table:style-name="ro1">
          <table:table-cell table:number-columns-repeated="4"/>
          <table:table-cell table:formula="of:=MAX([.E1014:.F1014])" office:value-type="float" office:value="0.00610621200044145">
            <text:p>0,00610621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nivel de significancia</text:p>
          </table:table-cell>
          <table:table-cell/>
          <table:table-cell table:formula="of:=-LN(0.05/2)/SQRT(2*1000)" office:value-type="float" office:value="0.0824858522020108">
            <text:p>0,0824858522</text:p>
          </table:table-cell>
        </table:table-row>
      </table:table>
      <table:named-expressions/>
      <table:database-ranges>
        <table:database-range table:name="__Anonymous_Sheet_DB__0" table:target-range-address="Hoja1.B14:Hoja1.B10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8T17:37:03</dc:date>
    <dc:creator>Maria </dc:creator>
    <meta:generator>LibreOffice/3.5$Linux_X86_64 LibreOffice_project/350m1$Build-202</meta:generator>
    <meta:editing-duration>PT48M47S</meta:editing-duration>
    <meta:editing-cycles>10</meta:editing-cycles>
    <meta:document-statistic meta:table-count="1" meta:cell-count="6029" meta:object-count="0"/>
  </office:meta>
</office:document-meta>
</file>